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127622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3838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6d"/>
    </style:style>
    <style:style style:name="ce2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100">
      <style:table-cell-properties fo:background-color="#3465a4"/>
    </style:style>
    <style:style style:name="ce18" style:family="table-cell" style:parent-style-name="Default" style:data-style-name="N100">
      <style:table-cell-properties fo:background-color="#729fcf"/>
    </style:style>
    <style:style style:name="ce19" style:family="table-cell" style:parent-style-name="Default" style:data-style-name="N100">
      <style:table-cell-properties fo:background-color="#127622"/>
    </style:style>
    <style:style style:name="ce20" style:family="table-cell" style:parent-style-name="Default" style:data-style-name="N100">
      <style:table-cell-properties fo:background-color="#77bc65"/>
    </style:style>
    <style:style style:name="ce21" style:family="table-cell" style:parent-style-name="Default" style:data-style-name="N100">
      <style:table-cell-properties fo:background-color="#ff0000"/>
    </style:style>
    <style:style style:name="ce22" style:family="table-cell" style:parent-style-name="Default" style:data-style-name="N100">
      <style:table-cell-properties fo:background-color="#ff3838"/>
    </style:style>
    <style:style style:name="ce23" style:family="table-cell" style:parent-style-name="Default" style:data-style-name="N100">
      <style:table-cell-properties fo:background-color="#ffff00"/>
    </style:style>
    <style:style style:name="ce24" style:family="table-cell" style:parent-style-name="Default" style:data-style-name="N100">
      <style:table-cell-properties fo:background-color="#ffff6d"/>
    </style:style>
    <style:style style:name="ce36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_threshold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0" table:default-cell-style-name="ce26"/>
        <table:table-column table:style-name="co11" table:default-cell-style-name="ce36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ool1</text:p>
          </table:table-cell>
          <table:table-cell office:value-type="string" calcext:value-type="string">
            <text:p>tool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_unique</text:p>
          </table:table-cell>
          <table:table-cell office:value-type="string" calcext:value-type="string">
            <text:p>old_grou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bgroup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ercent_compression</text:p>
          </table:table-cell>
          <table:table-cell office:value-type="string" calcext:value-type="string">
            <text:p>percent_sampled</text:p>
          </table:table-cell>
          <table:table-cell office:value-type="string" calcext:value-type="string">
            <text:p>total_reads</text:p>
          </table:table-cell>
          <table:table-cell office:value-type="string" calcext:value-type="string">
            <text:p>percent_unique_sample1</text:p>
          </table:table-cell>
          <table:table-cell office:value-type="string" calcext:value-type="string">
            <text:p>percent_unique_sample2</text:p>
          </table:table-cell>
          <table:table-cell office:value-type="string" calcext:value-type="string">
            <text:p>percent_unique_sample3</text:p>
          </table:table-cell>
          <table:table-cell office:value-type="string" calcext:value-type="string">
            <text:p>sample_mean</text:p>
          </table:table-cell>
          <table:table-cell office:value-type="string" calcext:value-type="string">
            <text:p>sample_sd</text:p>
          </table:table-cell>
          <table:table-cell office:value-type="string" calcext:value-type="string">
            <text:p>change_percent_compression</text:p>
          </table:table-cell>
          <table:table-cell office:value-type="string" calcext:value-type="string">
            <text:p>rm_motif_unique</text:p>
          </table:table-cell>
          <table:table-cell office:value-type="string" calcext:value-type="string">
            <text:p>rm_motif_percent_compression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385" calcext:value-type="float">
            <text:p>38385</text:p>
          </table:table-cell>
          <table:table-cell table:style-name="ce1" office:value-type="float" office:value="41763" calcext:value-type="float">
            <text:p>41763</text:p>
          </table:table-cell>
          <table:table-cell table:formula="of:=([.F2]/[.G2])*100" office:value-type="float" office:value="91.9115006105883" calcext:value-type="float">
            <text:p>91.9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2]" office:value-type="float" office:value="8.08849938941168" calcext:value-type="float">
            <text:p>8.09</text:p>
          </table:table-cell>
          <table:table-cell table:formula="of:=([.G2]/[.O2])*100" office:value-type="float" office:value="4.99999401384717" calcext:value-type="float">
            <text:p>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438" calcext:value-type="float">
            <text:p>38438</text:p>
          </table:table-cell>
          <table:table-cell table:style-name="ce1" office:value-type="float" office:value="41763" calcext:value-type="float">
            <text:p>41763</text:p>
          </table:table-cell>
          <table:table-cell table:formula="of:=([.F3]/[.G3])*100" office:value-type="float" office:value="92.0384072025477" calcext:value-type="float">
            <text:p>92.04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3]" office:value-type="float" office:value="7.96159279745228" calcext:value-type="float">
            <text:p>7.96</text:p>
          </table:table-cell>
          <table:table-cell table:formula="of:=([.G3]/[.O3])*100" office:value-type="float" office:value="4.99999401384717" calcext:value-type="float">
            <text:p>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422" calcext:value-type="float">
            <text:p>38422</text:p>
          </table:table-cell>
          <table:table-cell table:style-name="ce1" office:value-type="float" office:value="41763" calcext:value-type="float">
            <text:p>41763</text:p>
          </table:table-cell>
          <table:table-cell table:formula="of:=([.F4]/[.G4])*100" office:value-type="float" office:value="92.00009577856" calcext:value-type="float">
            <text:p>92.0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4]" office:value-type="float" office:value="7.99990422144003" calcext:value-type="float">
            <text:p>8.00</text:p>
          </table:table-cell>
          <table:table-cell table:formula="of:=([.G4]/[.O4])*100" office:value-type="float" office:value="4.99999401384717" calcext:value-type="float">
            <text:p>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74532" calcext:value-type="float">
            <text:p>74532</text:p>
          </table:table-cell>
          <table:table-cell table:style-name="ce1" office:value-type="float" office:value="83526" calcext:value-type="float">
            <text:p>83526</text:p>
          </table:table-cell>
          <table:table-cell table:formula="of:=([.F5]/[.G5])*100" office:value-type="float" office:value="89.2320953954457" calcext:value-type="float">
            <text:p>89.23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5]" office:value-type="float" office:value="10.7679046045543" calcext:value-type="float">
            <text:p>10.77</text:p>
          </table:table-cell>
          <table:table-cell table:formula="of:=([.G5]/[.O5])*100" office:value-type="float" office:value="9.99998802769434" calcext:value-type="float">
            <text:p>1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74567" calcext:value-type="float">
            <text:p>74567</text:p>
          </table:table-cell>
          <table:table-cell table:style-name="ce1" office:value-type="float" office:value="83526" calcext:value-type="float">
            <text:p>83526</text:p>
          </table:table-cell>
          <table:table-cell table:formula="of:=([.F6]/[.G6])*100" office:value-type="float" office:value="89.2739985154323" calcext:value-type="float">
            <text:p>89.2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6]" office:value-type="float" office:value="10.7260014845677" calcext:value-type="float">
            <text:p>10.73</text:p>
          </table:table-cell>
          <table:table-cell table:formula="of:=([.G6]/[.O6])*100" office:value-type="float" office:value="9.99998802769434" calcext:value-type="float">
            <text:p>1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74606" calcext:value-type="float">
            <text:p>74606</text:p>
          </table:table-cell>
          <table:table-cell table:style-name="ce1" office:value-type="float" office:value="83526" calcext:value-type="float">
            <text:p>83526</text:p>
          </table:table-cell>
          <table:table-cell table:formula="of:=([.F7]/[.G7])*100" office:value-type="float" office:value="89.3206905634174" calcext:value-type="float">
            <text:p>89.3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7]" office:value-type="float" office:value="10.6793094365826" calcext:value-type="float">
            <text:p>10.68</text:p>
          </table:table-cell>
          <table:table-cell table:formula="of:=([.G7]/[.O7])*100" office:value-type="float" office:value="9.99998802769434" calcext:value-type="float">
            <text:p>1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09274" calcext:value-type="float">
            <text:p>109274</text:p>
          </table:table-cell>
          <table:table-cell table:style-name="ce1" office:value-type="float" office:value="125289" calcext:value-type="float">
            <text:p>125289</text:p>
          </table:table-cell>
          <table:table-cell table:formula="of:=([.F8]/[.G8])*100" office:value-type="float" office:value="87.2175530174237" calcext:value-type="float">
            <text:p>87.2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8]" office:value-type="float" office:value="12.7824469825763" calcext:value-type="float">
            <text:p>12.78</text:p>
          </table:table-cell>
          <table:table-cell table:formula="of:=([.G8]/[.O8])*100" office:value-type="float" office:value="14.9999820415415" calcext:value-type="float">
            <text:p>1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09186" calcext:value-type="float">
            <text:p>109186</text:p>
          </table:table-cell>
          <table:table-cell table:style-name="ce1" office:value-type="float" office:value="125289" calcext:value-type="float">
            <text:p>125289</text:p>
          </table:table-cell>
          <table:table-cell table:formula="of:=([.F9]/[.G9])*100" office:value-type="float" office:value="87.1473154067795" calcext:value-type="float">
            <text:p>87.1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9]" office:value-type="float" office:value="12.8526845932205" calcext:value-type="float">
            <text:p>12.85</text:p>
          </table:table-cell>
          <table:table-cell table:formula="of:=([.G9]/[.O9])*100" office:value-type="float" office:value="14.9999820415415" calcext:value-type="float">
            <text:p>1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09437" calcext:value-type="float">
            <text:p>109437</text:p>
          </table:table-cell>
          <table:table-cell table:style-name="ce1" office:value-type="float" office:value="125289" calcext:value-type="float">
            <text:p>125289</text:p>
          </table:table-cell>
          <table:table-cell table:formula="of:=([.F10]/[.G10])*100" office:value-type="float" office:value="87.3476522280488" calcext:value-type="float">
            <text:p>87.3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10]" office:value-type="float" office:value="12.6523477719512" calcext:value-type="float">
            <text:p>12.65</text:p>
          </table:table-cell>
          <table:table-cell table:formula="of:=([.G10]/[.O10])*100" office:value-type="float" office:value="14.9999820415415" calcext:value-type="float">
            <text:p>1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43020" calcext:value-type="float">
            <text:p>143020</text:p>
          </table:table-cell>
          <table:table-cell table:style-name="ce1" office:value-type="float" office:value="167052" calcext:value-type="float">
            <text:p>167052</text:p>
          </table:table-cell>
          <table:table-cell table:formula="of:=([.F11]/[.G11])*100" office:value-type="float" office:value="85.6140602926035" calcext:value-type="float">
            <text:p>85.6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11]" office:value-type="float" office:value="14.3859397073965" calcext:value-type="float">
            <text:p>14.39</text:p>
          </table:table-cell>
          <table:table-cell table:formula="of:=([.G11]/[.O11])*100" office:value-type="float" office:value="19.9999760553887" calcext:value-type="float">
            <text:p>2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43035" calcext:value-type="float">
            <text:p>143035</text:p>
          </table:table-cell>
          <table:table-cell table:style-name="ce1" office:value-type="float" office:value="167052" calcext:value-type="float">
            <text:p>167052</text:p>
          </table:table-cell>
          <table:table-cell table:formula="of:=([.F12]/[.G12])*100" office:value-type="float" office:value="85.6230395326006" calcext:value-type="float">
            <text:p>85.6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12]" office:value-type="float" office:value="14.3769604673994" calcext:value-type="float">
            <text:p>14.38</text:p>
          </table:table-cell>
          <table:table-cell table:formula="of:=([.G12]/[.O12])*100" office:value-type="float" office:value="19.9999760553887" calcext:value-type="float">
            <text:p>2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43027" calcext:value-type="float">
            <text:p>143027</text:p>
          </table:table-cell>
          <table:table-cell table:style-name="ce1" office:value-type="float" office:value="167052" calcext:value-type="float">
            <text:p>167052</text:p>
          </table:table-cell>
          <table:table-cell table:formula="of:=([.F13]/[.G13])*100" office:value-type="float" office:value="85.6182506046022" calcext:value-type="float">
            <text:p>85.6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13]" office:value-type="float" office:value="14.3817493953978" calcext:value-type="float">
            <text:p>14.38</text:p>
          </table:table-cell>
          <table:table-cell table:formula="of:=([.G13]/[.O13])*100" office:value-type="float" office:value="19.9999760553887" calcext:value-type="float">
            <text:p>2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75615" calcext:value-type="float">
            <text:p>175615</text:p>
          </table:table-cell>
          <table:table-cell table:style-name="ce1" office:value-type="float" office:value="208815" calcext:value-type="float">
            <text:p>208815</text:p>
          </table:table-cell>
          <table:table-cell table:formula="of:=([.F14]/[.G14])*100" office:value-type="float" office:value="84.1007590450878" calcext:value-type="float">
            <text:p>84.1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14]" office:value-type="float" office:value="15.8992409549122" calcext:value-type="float">
            <text:p>15.90</text:p>
          </table:table-cell>
          <table:table-cell table:formula="of:=([.G14]/[.O14])*100" office:value-type="float" office:value="24.9999700692358" calcext:value-type="float">
            <text:p>2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75845" calcext:value-type="float">
            <text:p>175845</text:p>
          </table:table-cell>
          <table:table-cell table:style-name="ce1" office:value-type="float" office:value="208815" calcext:value-type="float">
            <text:p>208815</text:p>
          </table:table-cell>
          <table:table-cell table:formula="of:=([.F15]/[.G15])*100" office:value-type="float" office:value="84.2109043890525" calcext:value-type="float">
            <text:p>84.2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15]" office:value-type="float" office:value="15.7890956109475" calcext:value-type="float">
            <text:p>15.79</text:p>
          </table:table-cell>
          <table:table-cell table:formula="of:=([.G15]/[.O15])*100" office:value-type="float" office:value="24.9999700692358" calcext:value-type="float">
            <text:p>2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75845" calcext:value-type="float">
            <text:p>175845</text:p>
          </table:table-cell>
          <table:table-cell table:style-name="ce1" office:value-type="float" office:value="208815" calcext:value-type="float">
            <text:p>208815</text:p>
          </table:table-cell>
          <table:table-cell table:formula="of:=([.F16]/[.G16])*100" office:value-type="float" office:value="84.2109043890525" calcext:value-type="float">
            <text:p>84.2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16]" office:value-type="float" office:value="15.7890956109475" calcext:value-type="float">
            <text:p>15.79</text:p>
          </table:table-cell>
          <table:table-cell table:formula="of:=([.G16]/[.O16])*100" office:value-type="float" office:value="24.9999700692358" calcext:value-type="float">
            <text:p>2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08105" calcext:value-type="float">
            <text:p>208105</text:p>
          </table:table-cell>
          <table:table-cell table:style-name="ce1" office:value-type="float" office:value="250578" calcext:value-type="float">
            <text:p>250578</text:p>
          </table:table-cell>
          <table:table-cell table:formula="of:=([.F17]/[.G17])*100" office:value-type="float" office:value="83.0499884267573" calcext:value-type="float">
            <text:p>83.0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17]" office:value-type="float" office:value="16.9500115732427" calcext:value-type="float">
            <text:p>16.95</text:p>
          </table:table-cell>
          <table:table-cell table:formula="of:=([.G17]/[.O17])*100" office:value-type="float" office:value="29.999964083083" calcext:value-type="float">
            <text:p>3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07872" calcext:value-type="float">
            <text:p>207872</text:p>
          </table:table-cell>
          <table:table-cell table:style-name="ce1" office:value-type="float" office:value="250578" calcext:value-type="float">
            <text:p>250578</text:p>
          </table:table-cell>
          <table:table-cell table:formula="of:=([.F18]/[.G18])*100" office:value-type="float" office:value="82.9570034081204" calcext:value-type="float">
            <text:p>82.9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18]" office:value-type="float" office:value="17.0429965918796" calcext:value-type="float">
            <text:p>17.04</text:p>
          </table:table-cell>
          <table:table-cell table:formula="of:=([.G18]/[.O18])*100" office:value-type="float" office:value="29.999964083083" calcext:value-type="float">
            <text:p>3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07966" calcext:value-type="float">
            <text:p>207966</text:p>
          </table:table-cell>
          <table:table-cell table:style-name="ce1" office:value-type="float" office:value="250578" calcext:value-type="float">
            <text:p>250578</text:p>
          </table:table-cell>
          <table:table-cell table:formula="of:=([.F19]/[.G19])*100" office:value-type="float" office:value="82.9945166774418" calcext:value-type="float">
            <text:p>82.9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19]" office:value-type="float" office:value="17.0054833225582" calcext:value-type="float">
            <text:p>17.01</text:p>
          </table:table-cell>
          <table:table-cell table:formula="of:=([.G19]/[.O19])*100" office:value-type="float" office:value="29.999964083083" calcext:value-type="float">
            <text:p>3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39453" calcext:value-type="float">
            <text:p>239453</text:p>
          </table:table-cell>
          <table:table-cell table:style-name="ce1" office:value-type="float" office:value="292341" calcext:value-type="float">
            <text:p>292341</text:p>
          </table:table-cell>
          <table:table-cell table:formula="of:=([.F20]/[.G20])*100" office:value-type="float" office:value="81.908798286932" calcext:value-type="float">
            <text:p>81.9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20]" office:value-type="float" office:value="18.091201713068" calcext:value-type="float">
            <text:p>18.09</text:p>
          </table:table-cell>
          <table:table-cell table:formula="of:=([.G20]/[.O20])*100" office:value-type="float" office:value="34.9999580969302" calcext:value-type="float">
            <text:p>3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39382" calcext:value-type="float">
            <text:p>239382</text:p>
          </table:table-cell>
          <table:table-cell table:style-name="ce1" office:value-type="float" office:value="292341" calcext:value-type="float">
            <text:p>292341</text:p>
          </table:table-cell>
          <table:table-cell table:formula="of:=([.F21]/[.G21])*100" office:value-type="float" office:value="81.8845115806541" calcext:value-type="float">
            <text:p>81.88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21]" office:value-type="float" office:value="18.1154884193459" calcext:value-type="float">
            <text:p>18.12</text:p>
          </table:table-cell>
          <table:table-cell table:formula="of:=([.G21]/[.O21])*100" office:value-type="float" office:value="34.9999580969302" calcext:value-type="float">
            <text:p>3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39274" calcext:value-type="float">
            <text:p>239274</text:p>
          </table:table-cell>
          <table:table-cell table:style-name="ce1" office:value-type="float" office:value="292341" calcext:value-type="float">
            <text:p>292341</text:p>
          </table:table-cell>
          <table:table-cell table:formula="of:=([.F22]/[.G22])*100" office:value-type="float" office:value="81.8475684218088" calcext:value-type="float">
            <text:p>81.8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22]" office:value-type="float" office:value="18.1524315781912" calcext:value-type="float">
            <text:p>18.15</text:p>
          </table:table-cell>
          <table:table-cell table:formula="of:=([.G22]/[.O22])*100" office:value-type="float" office:value="34.9999580969302" calcext:value-type="float">
            <text:p>3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70459" calcext:value-type="float">
            <text:p>270459</text:p>
          </table:table-cell>
          <table:table-cell table:style-name="ce1" office:value-type="float" office:value="334104" calcext:value-type="float">
            <text:p>334104</text:p>
          </table:table-cell>
          <table:table-cell table:formula="of:=([.F23]/[.G23])*100" office:value-type="float" office:value="80.9505423460958" calcext:value-type="float">
            <text:p>80.9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23]" office:value-type="float" office:value="19.0494576539042" calcext:value-type="float">
            <text:p>19.05</text:p>
          </table:table-cell>
          <table:table-cell table:formula="of:=([.G23]/[.O23])*100" office:value-type="float" office:value="39.9999521107774" calcext:value-type="float">
            <text:p>4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69977" calcext:value-type="float">
            <text:p>269977</text:p>
          </table:table-cell>
          <table:table-cell table:style-name="ce1" office:value-type="float" office:value="334104" calcext:value-type="float">
            <text:p>334104</text:p>
          </table:table-cell>
          <table:table-cell table:formula="of:=([.F24]/[.G24])*100" office:value-type="float" office:value="80.806275890142" calcext:value-type="float">
            <text:p>80.8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24]" office:value-type="float" office:value="19.193724109858" calcext:value-type="float">
            <text:p>19.19</text:p>
          </table:table-cell>
          <table:table-cell table:formula="of:=([.G24]/[.O24])*100" office:value-type="float" office:value="39.9999521107774" calcext:value-type="float">
            <text:p>4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70107" calcext:value-type="float">
            <text:p>270107</text:p>
          </table:table-cell>
          <table:table-cell table:style-name="ce1" office:value-type="float" office:value="334104" calcext:value-type="float">
            <text:p>334104</text:p>
          </table:table-cell>
          <table:table-cell table:formula="of:=([.F25]/[.G25])*100" office:value-type="float" office:value="80.8451859301295" calcext:value-type="float">
            <text:p>80.8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25]" office:value-type="float" office:value="19.1548140698705" calcext:value-type="float">
            <text:p>19.15</text:p>
          </table:table-cell>
          <table:table-cell table:formula="of:=([.G25]/[.O25])*100" office:value-type="float" office:value="39.9999521107774" calcext:value-type="float">
            <text:p>4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00678" calcext:value-type="float">
            <text:p>300678</text:p>
          </table:table-cell>
          <table:table-cell table:style-name="ce1" office:value-type="float" office:value="375867" calcext:value-type="float">
            <text:p>375867</text:p>
          </table:table-cell>
          <table:table-cell table:formula="of:=([.F26]/[.G26])*100" office:value-type="float" office:value="79.9958495957347" calcext:value-type="float">
            <text:p>80.0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26]" office:value-type="float" office:value="20.0041504042653" calcext:value-type="float">
            <text:p>20.00</text:p>
          </table:table-cell>
          <table:table-cell table:formula="of:=([.G26]/[.O26])*100" office:value-type="float" office:value="44.9999461246245" calcext:value-type="float">
            <text:p>4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00757" calcext:value-type="float">
            <text:p>300757</text:p>
          </table:table-cell>
          <table:table-cell table:style-name="ce1" office:value-type="float" office:value="375867" calcext:value-type="float">
            <text:p>375867</text:p>
          </table:table-cell>
          <table:table-cell table:formula="of:=([.F27]/[.G27])*100" office:value-type="float" office:value="80.0168676686168" calcext:value-type="float">
            <text:p>80.0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27]" office:value-type="float" office:value="19.9831323313832" calcext:value-type="float">
            <text:p>19.98</text:p>
          </table:table-cell>
          <table:table-cell table:formula="of:=([.G27]/[.O27])*100" office:value-type="float" office:value="44.9999461246245" calcext:value-type="float">
            <text:p>4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00545" calcext:value-type="float">
            <text:p>300545</text:p>
          </table:table-cell>
          <table:table-cell table:style-name="ce1" office:value-type="float" office:value="375867" calcext:value-type="float">
            <text:p>375867</text:p>
          </table:table-cell>
          <table:table-cell table:formula="of:=([.F28]/[.G28])*100" office:value-type="float" office:value="79.9604647388571" calcext:value-type="float">
            <text:p>79.9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28]" office:value-type="float" office:value="20.0395352611429" calcext:value-type="float">
            <text:p>20.04</text:p>
          </table:table-cell>
          <table:table-cell table:formula="of:=([.G28]/[.O28])*100" office:value-type="float" office:value="44.9999461246245" calcext:value-type="float">
            <text:p>4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30632" calcext:value-type="float">
            <text:p>330632</text:p>
          </table:table-cell>
          <table:table-cell table:style-name="ce1" office:value-type="float" office:value="417630" calcext:value-type="float">
            <text:p>417630</text:p>
          </table:table-cell>
          <table:table-cell table:formula="of:=([.F29]/[.G29])*100" office:value-type="float" office:value="79.168642099466" calcext:value-type="float">
            <text:p>79.1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29]" office:value-type="float" office:value="20.831357900534" calcext:value-type="float">
            <text:p>20.83</text:p>
          </table:table-cell>
          <table:table-cell table:formula="of:=([.G29]/[.O29])*100" office:value-type="float" office:value="49.9999401384717" calcext:value-type="float">
            <text:p>5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30341" calcext:value-type="float">
            <text:p>330341</text:p>
          </table:table-cell>
          <table:table-cell table:style-name="ce1" office:value-type="float" office:value="417630" calcext:value-type="float">
            <text:p>417630</text:p>
          </table:table-cell>
          <table:table-cell table:formula="of:=([.F30]/[.G30])*100" office:value-type="float" office:value="79.0989631970883" calcext:value-type="float">
            <text:p>79.1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30]" office:value-type="float" office:value="20.9010368029117" calcext:value-type="float">
            <text:p>20.90</text:p>
          </table:table-cell>
          <table:table-cell table:formula="of:=([.G30]/[.O30])*100" office:value-type="float" office:value="49.9999401384717" calcext:value-type="float">
            <text:p>5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30180" calcext:value-type="float">
            <text:p>330180</text:p>
          </table:table-cell>
          <table:table-cell table:style-name="ce1" office:value-type="float" office:value="417630" calcext:value-type="float">
            <text:p>417630</text:p>
          </table:table-cell>
          <table:table-cell table:formula="of:=([.F31]/[.G31])*100" office:value-type="float" office:value="79.0604123267007" calcext:value-type="float">
            <text:p>79.0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31]" office:value-type="float" office:value="20.9395876732993" calcext:value-type="float">
            <text:p>20.94</text:p>
          </table:table-cell>
          <table:table-cell table:formula="of:=([.G31]/[.O31])*100" office:value-type="float" office:value="49.9999401384717" calcext:value-type="float">
            <text:p>5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59638" calcext:value-type="float">
            <text:p>359638</text:p>
          </table:table-cell>
          <table:table-cell table:style-name="ce1" office:value-type="float" office:value="459393" calcext:value-type="float">
            <text:p>459393</text:p>
          </table:table-cell>
          <table:table-cell table:formula="of:=([.F32]/[.G32])*100" office:value-type="float" office:value="78.2854767051305" calcext:value-type="float">
            <text:p>78.2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32]" office:value-type="float" office:value="21.7145232948695" calcext:value-type="float">
            <text:p>21.71</text:p>
          </table:table-cell>
          <table:table-cell table:formula="of:=([.G32]/[.O32])*100" office:value-type="float" office:value="54.9999341523189" calcext:value-type="float">
            <text:p>5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60188" calcext:value-type="float">
            <text:p>360188</text:p>
          </table:table-cell>
          <table:table-cell table:style-name="ce1" office:value-type="float" office:value="459393" calcext:value-type="float">
            <text:p>459393</text:p>
          </table:table-cell>
          <table:table-cell table:formula="of:=([.F33]/[.G33])*100" office:value-type="float" office:value="78.4051999050921" calcext:value-type="float">
            <text:p>78.41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33]" office:value-type="float" office:value="21.5948000949079" calcext:value-type="float">
            <text:p>21.59</text:p>
          </table:table-cell>
          <table:table-cell table:formula="of:=([.G33]/[.O33])*100" office:value-type="float" office:value="54.9999341523189" calcext:value-type="float">
            <text:p>5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59690" calcext:value-type="float">
            <text:p>359690</text:p>
          </table:table-cell>
          <table:table-cell table:style-name="ce1" office:value-type="float" office:value="459393" calcext:value-type="float">
            <text:p>459393</text:p>
          </table:table-cell>
          <table:table-cell table:formula="of:=([.F34]/[.G34])*100" office:value-type="float" office:value="78.2967959894905" calcext:value-type="float">
            <text:p>78.3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34]" office:value-type="float" office:value="21.7032040105095" calcext:value-type="float">
            <text:p>21.70</text:p>
          </table:table-cell>
          <table:table-cell table:formula="of:=([.G34]/[.O34])*100" office:value-type="float" office:value="54.9999341523189" calcext:value-type="float">
            <text:p>5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9573" calcext:value-type="float">
            <text:p>389573</text:p>
          </table:table-cell>
          <table:table-cell table:style-name="ce1" office:value-type="float" office:value="501156" calcext:value-type="float">
            <text:p>501156</text:p>
          </table:table-cell>
          <table:table-cell table:formula="of:=([.F35]/[.G35])*100" office:value-type="float" office:value="77.7348769644582" calcext:value-type="float">
            <text:p>77.73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35]" office:value-type="float" office:value="22.2651230355418" calcext:value-type="float">
            <text:p>22.27</text:p>
          </table:table-cell>
          <table:table-cell table:formula="of:=([.G35]/[.O35])*100" office:value-type="float" office:value="59.999928166166" calcext:value-type="float">
            <text:p>6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9524" calcext:value-type="float">
            <text:p>389524</text:p>
          </table:table-cell>
          <table:table-cell table:style-name="ce1" office:value-type="float" office:value="501156" calcext:value-type="float">
            <text:p>501156</text:p>
          </table:table-cell>
          <table:table-cell table:formula="of:=([.F36]/[.G36])*100" office:value-type="float" office:value="77.7250995697946" calcext:value-type="float">
            <text:p>77.73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36]" office:value-type="float" office:value="22.2749004302054" calcext:value-type="float">
            <text:p>22.27</text:p>
          </table:table-cell>
          <table:table-cell table:formula="of:=([.G36]/[.O36])*100" office:value-type="float" office:value="59.999928166166" calcext:value-type="float">
            <text:p>6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9189" calcext:value-type="float">
            <text:p>389189</text:p>
          </table:table-cell>
          <table:table-cell table:style-name="ce1" office:value-type="float" office:value="501156" calcext:value-type="float">
            <text:p>501156</text:p>
          </table:table-cell>
          <table:table-cell table:formula="of:=([.F37]/[.G37])*100" office:value-type="float" office:value="77.6582541164827" calcext:value-type="float">
            <text:p>77.6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37]" office:value-type="float" office:value="22.3417458835173" calcext:value-type="float">
            <text:p>22.34</text:p>
          </table:table-cell>
          <table:table-cell table:formula="of:=([.G37]/[.O37])*100" office:value-type="float" office:value="59.999928166166" calcext:value-type="float">
            <text:p>6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18259" calcext:value-type="float">
            <text:p>418259</text:p>
          </table:table-cell>
          <table:table-cell table:style-name="ce1" office:value-type="float" office:value="542919" calcext:value-type="float">
            <text:p>542919</text:p>
          </table:table-cell>
          <table:table-cell table:formula="of:=([.F38]/[.G38])*100" office:value-type="float" office:value="77.0389321427322" calcext:value-type="float">
            <text:p>77.04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38]" office:value-type="float" office:value="22.9610678572678" calcext:value-type="float">
            <text:p>22.96</text:p>
          </table:table-cell>
          <table:table-cell table:formula="of:=([.G38]/[.O38])*100" office:value-type="float" office:value="64.9999221800132" calcext:value-type="float">
            <text:p>6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18292" calcext:value-type="float">
            <text:p>418292</text:p>
          </table:table-cell>
          <table:table-cell table:style-name="ce1" office:value-type="float" office:value="542919" calcext:value-type="float">
            <text:p>542919</text:p>
          </table:table-cell>
          <table:table-cell table:formula="of:=([.F39]/[.G39])*100" office:value-type="float" office:value="77.0450103974995" calcext:value-type="float">
            <text:p>77.0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39]" office:value-type="float" office:value="22.9549896025005" calcext:value-type="float">
            <text:p>22.95</text:p>
          </table:table-cell>
          <table:table-cell table:formula="of:=([.G39]/[.O39])*100" office:value-type="float" office:value="64.9999221800132" calcext:value-type="float">
            <text:p>6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17971" calcext:value-type="float">
            <text:p>417971</text:p>
          </table:table-cell>
          <table:table-cell table:style-name="ce1" office:value-type="float" office:value="542919" calcext:value-type="float">
            <text:p>542919</text:p>
          </table:table-cell>
          <table:table-cell table:formula="of:=([.F40]/[.G40])*100" office:value-type="float" office:value="76.9858855556722" calcext:value-type="float">
            <text:p>76.9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40]" office:value-type="float" office:value="23.0141144443278" calcext:value-type="float">
            <text:p>23.01</text:p>
          </table:table-cell>
          <table:table-cell table:formula="of:=([.G40]/[.O40])*100" office:value-type="float" office:value="64.9999221800132" calcext:value-type="float">
            <text:p>6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46676" calcext:value-type="float">
            <text:p>446676</text:p>
          </table:table-cell>
          <table:table-cell table:style-name="ce1" office:value-type="float" office:value="584682" calcext:value-type="float">
            <text:p>584682</text:p>
          </table:table-cell>
          <table:table-cell table:formula="of:=([.F41]/[.G41])*100" office:value-type="float" office:value="76.3964000944103" calcext:value-type="float">
            <text:p>76.4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41]" office:value-type="float" office:value="23.6035999055897" calcext:value-type="float">
            <text:p>23.60</text:p>
          </table:table-cell>
          <table:table-cell table:formula="of:=([.G41]/[.O41])*100" office:value-type="float" office:value="69.9999161938604" calcext:value-type="float">
            <text:p>7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46627" calcext:value-type="float">
            <text:p>446627</text:p>
          </table:table-cell>
          <table:table-cell table:style-name="ce1" office:value-type="float" office:value="584682" calcext:value-type="float">
            <text:p>584682</text:p>
          </table:table-cell>
          <table:table-cell table:formula="of:=([.F42]/[.G42])*100" office:value-type="float" office:value="76.388019470413" calcext:value-type="float">
            <text:p>76.3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42]" office:value-type="float" office:value="23.611980529587" calcext:value-type="float">
            <text:p>23.61</text:p>
          </table:table-cell>
          <table:table-cell table:formula="of:=([.G42]/[.O42])*100" office:value-type="float" office:value="69.9999161938604" calcext:value-type="float">
            <text:p>7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46484" calcext:value-type="float">
            <text:p>446484</text:p>
          </table:table-cell>
          <table:table-cell table:style-name="ce1" office:value-type="float" office:value="584682" calcext:value-type="float">
            <text:p>584682</text:p>
          </table:table-cell>
          <table:table-cell table:formula="of:=([.F43]/[.G43])*100" office:value-type="float" office:value="76.3635617309922" calcext:value-type="float">
            <text:p>76.3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43]" office:value-type="float" office:value="23.6364382690078" calcext:value-type="float">
            <text:p>23.64</text:p>
          </table:table-cell>
          <table:table-cell table:formula="of:=([.G43]/[.O43])*100" office:value-type="float" office:value="69.9999161938604" calcext:value-type="float">
            <text:p>7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74955" calcext:value-type="float">
            <text:p>474955</text:p>
          </table:table-cell>
          <table:table-cell table:style-name="ce1" office:value-type="float" office:value="626445" calcext:value-type="float">
            <text:p>626445</text:p>
          </table:table-cell>
          <table:table-cell table:formula="of:=([.F44]/[.G44])*100" office:value-type="float" office:value="75.8175099170717" calcext:value-type="float">
            <text:p>75.82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44]" office:value-type="float" office:value="24.1824900829283" calcext:value-type="float">
            <text:p>24.18</text:p>
          </table:table-cell>
          <table:table-cell table:formula="of:=([.G44]/[.O44])*100" office:value-type="float" office:value="74.9999102077075" calcext:value-type="float">
            <text:p>7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75014" calcext:value-type="float">
            <text:p>475014</text:p>
          </table:table-cell>
          <table:table-cell table:style-name="ce1" office:value-type="float" office:value="626445" calcext:value-type="float">
            <text:p>626445</text:p>
          </table:table-cell>
          <table:table-cell table:formula="of:=([.F45]/[.G45])*100" office:value-type="float" office:value="75.8269281421354" calcext:value-type="float">
            <text:p>75.83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45]" office:value-type="float" office:value="24.1730718578646" calcext:value-type="float">
            <text:p>24.17</text:p>
          </table:table-cell>
          <table:table-cell table:formula="of:=([.G45]/[.O45])*100" office:value-type="float" office:value="74.9999102077075" calcext:value-type="float">
            <text:p>7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75197" calcext:value-type="float">
            <text:p>475197</text:p>
          </table:table-cell>
          <table:table-cell table:style-name="ce1" office:value-type="float" office:value="626445" calcext:value-type="float">
            <text:p>626445</text:p>
          </table:table-cell>
          <table:table-cell table:formula="of:=([.F46]/[.G46])*100" office:value-type="float" office:value="75.856140602926" calcext:value-type="float">
            <text:p>75.86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46]" office:value-type="float" office:value="24.143859397074" calcext:value-type="float">
            <text:p>24.14</text:p>
          </table:table-cell>
          <table:table-cell table:formula="of:=([.G46]/[.O46])*100" office:value-type="float" office:value="74.9999102077075" calcext:value-type="float">
            <text:p>7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03020" calcext:value-type="float">
            <text:p>503020</text:p>
          </table:table-cell>
          <table:table-cell table:style-name="ce1" office:value-type="float" office:value="668208" calcext:value-type="float">
            <text:p>668208</text:p>
          </table:table-cell>
          <table:table-cell table:formula="of:=([.F47]/[.G47])*100" office:value-type="float" office:value="75.2789550559107" calcext:value-type="float">
            <text:p>75.28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47]" office:value-type="float" office:value="24.7210449440893" calcext:value-type="float">
            <text:p>24.72</text:p>
          </table:table-cell>
          <table:table-cell table:formula="of:=([.G47]/[.O47])*100" office:value-type="float" office:value="79.9999042215547" calcext:value-type="float">
            <text:p>8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02841" calcext:value-type="float">
            <text:p>502841</text:p>
          </table:table-cell>
          <table:table-cell table:style-name="ce1" office:value-type="float" office:value="668208" calcext:value-type="float">
            <text:p>668208</text:p>
          </table:table-cell>
          <table:table-cell table:formula="of:=([.F48]/[.G48])*100" office:value-type="float" office:value="75.2521669899193" calcext:value-type="float">
            <text:p>75.2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48]" office:value-type="float" office:value="24.7478330100807" calcext:value-type="float">
            <text:p>24.75</text:p>
          </table:table-cell>
          <table:table-cell table:formula="of:=([.G48]/[.O48])*100" office:value-type="float" office:value="79.9999042215547" calcext:value-type="float">
            <text:p>8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02953" calcext:value-type="float">
            <text:p>502953</text:p>
          </table:table-cell>
          <table:table-cell table:style-name="ce1" office:value-type="float" office:value="668208" calcext:value-type="float">
            <text:p>668208</text:p>
          </table:table-cell>
          <table:table-cell table:formula="of:=([.F49]/[.G49])*100" office:value-type="float" office:value="75.2689282379139" calcext:value-type="float">
            <text:p>75.2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49]" office:value-type="float" office:value="24.7310717620861" calcext:value-type="float">
            <text:p>24.73</text:p>
          </table:table-cell>
          <table:table-cell table:formula="of:=([.G49]/[.O49])*100" office:value-type="float" office:value="79.9999042215547" calcext:value-type="float">
            <text:p>8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30834" calcext:value-type="float">
            <text:p>530834</text:p>
          </table:table-cell>
          <table:table-cell table:style-name="ce1" office:value-type="float" office:value="709971" calcext:value-type="float">
            <text:p>709971</text:p>
          </table:table-cell>
          <table:table-cell table:formula="of:=([.F50]/[.G50])*100" office:value-type="float" office:value="74.7684060334859" calcext:value-type="float">
            <text:p>74.7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50]" office:value-type="float" office:value="25.2315939665141" calcext:value-type="float">
            <text:p>25.23</text:p>
          </table:table-cell>
          <table:table-cell table:formula="of:=([.G50]/[.O50])*100" office:value-type="float" office:value="84.9998982354019" calcext:value-type="float">
            <text:p>8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30953" calcext:value-type="float">
            <text:p>530953</text:p>
          </table:table-cell>
          <table:table-cell table:style-name="ce1" office:value-type="float" office:value="709971" calcext:value-type="float">
            <text:p>709971</text:p>
          </table:table-cell>
          <table:table-cell table:formula="of:=([.F51]/[.G51])*100" office:value-type="float" office:value="74.7851672814805" calcext:value-type="float">
            <text:p>74.7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51]" office:value-type="float" office:value="25.2148327185195" calcext:value-type="float">
            <text:p>25.21</text:p>
          </table:table-cell>
          <table:table-cell table:formula="of:=([.G51]/[.O51])*100" office:value-type="float" office:value="84.9998982354019" calcext:value-type="float">
            <text:p>8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30728" calcext:value-type="float">
            <text:p>530728</text:p>
          </table:table-cell>
          <table:table-cell table:style-name="ce1" office:value-type="float" office:value="709971" calcext:value-type="float">
            <text:p>709971</text:p>
          </table:table-cell>
          <table:table-cell table:formula="of:=([.F52]/[.G52])*100" office:value-type="float" office:value="74.7534758461965" calcext:value-type="float">
            <text:p>74.75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52]" office:value-type="float" office:value="25.2465241538035" calcext:value-type="float">
            <text:p>25.25</text:p>
          </table:table-cell>
          <table:table-cell table:formula="of:=([.G52]/[.O52])*100" office:value-type="float" office:value="84.9998982354019" calcext:value-type="float">
            <text:p>8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58482" calcext:value-type="float">
            <text:p>558482</text:p>
          </table:table-cell>
          <table:table-cell table:style-name="ce1" office:value-type="float" office:value="751734" calcext:value-type="float">
            <text:p>751734</text:p>
          </table:table-cell>
          <table:table-cell table:formula="of:=([.F53]/[.G53])*100" office:value-type="float" office:value="74.2925024011153" calcext:value-type="float">
            <text:p>74.2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53]" office:value-type="float" office:value="25.7074975988847" calcext:value-type="float">
            <text:p>25.71</text:p>
          </table:table-cell>
          <table:table-cell table:formula="of:=([.G53]/[.O53])*100" office:value-type="float" office:value="89.999892249249" calcext:value-type="float">
            <text:p>9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58337" calcext:value-type="float">
            <text:p>558337</text:p>
          </table:table-cell>
          <table:table-cell table:style-name="ce1" office:value-type="float" office:value="751734" calcext:value-type="float">
            <text:p>751734</text:p>
          </table:table-cell>
          <table:table-cell table:formula="of:=([.F54]/[.G54])*100" office:value-type="float" office:value="74.2732136633437" calcext:value-type="float">
            <text:p>74.2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54]" office:value-type="float" office:value="25.7267863366563" calcext:value-type="float">
            <text:p>25.73</text:p>
          </table:table-cell>
          <table:table-cell table:formula="of:=([.G54]/[.O54])*100" office:value-type="float" office:value="89.999892249249" calcext:value-type="float">
            <text:p>9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58490" calcext:value-type="float">
            <text:p>558490</text:p>
          </table:table-cell>
          <table:table-cell table:style-name="ce1" office:value-type="float" office:value="751734" calcext:value-type="float">
            <text:p>751734</text:p>
          </table:table-cell>
          <table:table-cell table:formula="of:=([.F55]/[.G55])*100" office:value-type="float" office:value="74.2935666073372" calcext:value-type="float">
            <text:p>74.29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formula="of:=100-[.H55]" office:value-type="float" office:value="25.7064333926628" calcext:value-type="float">
            <text:p>25.71</text:p>
          </table:table-cell>
          <table:table-cell table:formula="of:=([.G55]/[.O55])*100" office:value-type="float" office:value="89.999892249249" calcext:value-type="float">
            <text:p>9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85634" calcext:value-type="float">
            <text:p>585634</text:p>
          </table:table-cell>
          <table:table-cell table:style-name="ce1" office:value-type="float" office:value="793497" calcext:value-type="float">
            <text:p>793497</text:p>
          </table:table-cell>
          <table:table-cell table:formula="of:=([.F56]/[.G56])*100" office:value-type="float" office:value="73.8041857751195" calcext:value-type="float">
            <text:p>73.8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100-[.H56]" office:value-type="float" office:value="26.1958142248805" calcext:value-type="float">
            <text:p>26.20</text:p>
          </table:table-cell>
          <table:table-cell table:formula="of:=([.G56]/[.O56])*100" office:value-type="float" office:value="94.9998862630962" calcext:value-type="float">
            <text:p>9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85605" calcext:value-type="float">
            <text:p>585605</text:p>
          </table:table-cell>
          <table:table-cell table:style-name="ce1" office:value-type="float" office:value="793497" calcext:value-type="float">
            <text:p>793497</text:p>
          </table:table-cell>
          <table:table-cell table:formula="of:=([.F57]/[.G57])*100" office:value-type="float" office:value="73.8005310669102" calcext:value-type="float">
            <text:p>73.8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100-[.H57]" office:value-type="float" office:value="26.1994689330898" calcext:value-type="float">
            <text:p>26.20</text:p>
          </table:table-cell>
          <table:table-cell table:formula="of:=([.G57]/[.O57])*100" office:value-type="float" office:value="94.9998862630962" calcext:value-type="float">
            <text:p>9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subsampling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85610" calcext:value-type="float">
            <text:p>585610</text:p>
          </table:table-cell>
          <table:table-cell table:style-name="ce1" office:value-type="float" office:value="793497" calcext:value-type="float">
            <text:p>793497</text:p>
          </table:table-cell>
          <table:table-cell table:formula="of:=([.F58]/[.G58])*100" office:value-type="float" office:value="73.8011611890152" calcext:value-type="float">
            <text:p>73.80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float" office:value="3" calcext:value-type="float">
            <text:p>3</text:p>
          </table:table-cell>
          <table:table-cell table:style-name="ce17"/>
          <table:table-cell table:formula="of:=100-[.H58]" office:value-type="float" office:value="26.1988388109848" calcext:value-type="float">
            <text:p>26.20</text:p>
          </table:table-cell>
          <table:table-cell table:formula="of:=([.G58]/[.O58])*100" office:value-type="float" office:value="94.9998862630962" calcext:value-type="float">
            <text:p>95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iseq</text:p>
          </table:table-cell>
          <table:table-cell table:style-name="ce1" table:number-columns-repeated="2"/>
          <table:table-cell table:style-name="ce1" office:value-type="string" calcext:value-type="string">
            <text:p>R1</text:p>
          </table:table-cell>
          <table:table-cell table:style-name="ce1" office:value-type="float" office:value="612851" calcext:value-type="float">
            <text:p>612851</text:p>
          </table:table-cell>
          <table:table-cell table:style-name="ce1" office:value-type="float" office:value="835261" calcext:value-type="float">
            <text:p>835261</text:p>
          </table:table-cell>
          <table:table-cell table:formula="of:=([.F59]/[.G59])*100" office:value-type="float" office:value="73.3723949759417" calcext:value-type="float">
            <text:p>73.37</text:p>
          </table:table-cell>
          <table:table-cell table:number-columns-repeated="2" table:style-name="ce1" office:value-type="string" calcext:value-type="string">
            <text:p>subsampling</text:p>
          </table:table-cell>
          <table:table-cell table:style-name="ce1" office:value-type="string" calcext:value-type="string">
            <text:p>raw</text:p>
          </table:table-cell>
          <table:table-cell table:style-name="ce17"/>
          <table:table-cell table:formula="of:=100-[.H59]" office:value-type="float" office:value="26.6276050240583" calcext:value-type="float">
            <text:p>26.63</text:p>
          </table:table-cell>
          <table:table-cell table:formula="of:=([.G59]/[.O59])*100" office:value-type="float" office:value="100" calcext:value-type="float">
            <text:p>10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52638" calcext:value-type="float">
            <text:p>552638</text:p>
          </table:table-cell>
          <table:table-cell table:style-name="ce1" office:value-type="float" office:value="772195" calcext:value-type="float">
            <text:p>772195</text:p>
          </table:table-cell>
          <table:table-cell table:formula="of:=([.F60]/[.G60])*100" office:value-type="float" office:value="71.5671559644908" calcext:value-type="float">
            <text:p>71.57</text:p>
          </table:table-cell>
          <table:table-cell table:style-name="ce1" office:value-type="string" calcext:value-type="string">
            <text:p>motif</text:p>
          </table:table-cell>
          <table:table-cell table:style-name="ce1" office:value-type="string" calcext:value-type="string">
            <text:p>pass motif</text:p>
          </table:table-cell>
          <table:table-cell table:style-name="ce1" office:value-type="string" calcext:value-type="string">
            <text:p>rotifer_uniq</text:p>
          </table:table-cell>
          <table:table-cell table:style-name="ce17"/>
          <table:table-cell table:formula="of:=100-[.H60]" office:value-type="float" office:value="28.4328440355092" calcext:value-type="float">
            <text:p>28.43</text:p>
          </table:table-cell>
          <table:table-cell table:formula="of:=([.G60]/[.O60])*100" office:value-type="float" office:value="92.4495457108617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1900" calcext:value-type="float">
            <text:p>571900</text:p>
          </table:table-cell>
          <table:table-cell office:value-type="float" office:value="571782" calcext:value-type="float">
            <text:p>571782</text:p>
          </table:table-cell>
          <table:table-cell office:value-type="float" office:value="571739" calcext:value-type="float">
            <text:p>571739</text:p>
          </table:table-cell>
          <table:table-cell table:formula="of:=AVERAGE([.P60:.R60])" office:value-type="float" office:value="571807" calcext:value-type="float">
            <text:p>571807</text:p>
          </table:table-cell>
          <table:table-cell table:formula="of:=SQRT(AVERAGE(([.P60]-[.S60])^2;([.Q60]-[.S60])^2;([.R60]-[.S60])^2))" office:value-type="float" office:value="68.0636956583072" calcext:value-type="float">
            <text:p>68.0636956583072</text:p>
          </table:table-cell>
          <table:table-cell table:formula="of:=(([.S60]-[.F60])/[.G60])*100" office:value-type="float" office:value="2.48240405597032" calcext:value-type="float">
            <text:p>2.48240405597032</text:p>
          </table:table-cell>
          <table:table-cell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0213" calcext:value-type="float">
            <text:p>60213</text:p>
          </table:table-cell>
          <table:table-cell table:style-name="ce1" office:value-type="float" office:value="63066" calcext:value-type="float">
            <text:p>63066</text:p>
          </table:table-cell>
          <table:table-cell table:formula="of:=([.F61]/[.G61])*100" office:value-type="float" office:value="95.4761678241842" calcext:value-type="float">
            <text:p>95.48</text:p>
          </table:table-cell>
          <table:table-cell table:style-name="ce1" office:value-type="string" calcext:value-type="string">
            <text:p>no_motif</text:p>
          </table:table-cell>
          <table:table-cell table:style-name="ce1" office:value-type="string" calcext:value-type="string">
            <text:p>fail motif</text:p>
          </table:table-cell>
          <table:table-cell table:style-name="ce1" office:value-type="string" calcext:value-type="string">
            <text:p>rotifer_uniq</text:p>
          </table:table-cell>
          <table:table-cell table:style-name="ce17"/>
          <table:table-cell table:formula="of:=100-[.H61]" office:value-type="float" office:value="4.52383217581581" calcext:value-type="float">
            <text:p>4.52</text:p>
          </table:table-cell>
          <table:table-cell table:formula="of:=([.G61]/[.O61])*100" office:value-type="float" office:value="7.55045428913837" calcext:value-type="float">
            <text:p>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033" calcext:value-type="float">
            <text:p>57033</text:p>
          </table:table-cell>
          <table:table-cell office:value-type="float" office:value="57017" calcext:value-type="float">
            <text:p>57017</text:p>
          </table:table-cell>
          <table:table-cell office:value-type="float" office:value="57020" calcext:value-type="float">
            <text:p>57020</text:p>
          </table:table-cell>
          <table:table-cell table:formula="of:=AVERAGE([.P61:.R61])" office:value-type="float" office:value="57023.3333333333" calcext:value-type="float">
            <text:p>57023.3333333333</text:p>
          </table:table-cell>
          <table:table-cell table:formula="of:=SQRT(AVERAGE(([.P61]-[.S61])^2;([.Q61]-[.S61])^2;([.R61]-[.S61])^2))" office:value-type="float" office:value="6.94422221866655" calcext:value-type="float">
            <text:p>6.94422221866655</text:p>
          </table:table-cell>
          <table:table-cell table:formula="of:=(([.S61]-[.F61])/[.G61])*100" office:value-type="float" office:value="-5.05766445734098" calcext:value-type="float">
            <text:p>-5.05766445734098</text:p>
          </table:table-cell>
          <table:table-cell office:value-type="float" office:value="60132" calcext:value-type="float">
            <text:p>60132</text:p>
          </table:table-cell>
          <table:table-cell table:formula="of:=(1-([.V61]/[.G61]))*100" office:value-type="float" office:value="4.65226905146989" calcext:value-type="float">
            <text:p>4.65226905146989</text:p>
          </table:table-cell>
          <table:table-cell table:formula="of:=(([.S61]-[.V61])/[.G61])*100" office:value-type="float" office:value="-4.92922758168691" calcext:value-type="float">
            <text:p>-4.92922758168691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12850" calcext:value-type="float">
            <text:p>612850</text:p>
          </table:table-cell>
          <table:table-cell table:style-name="ce1" office:value-type="float" office:value="835260" calcext:value-type="float">
            <text:p>835260</text:p>
          </table:table-cell>
          <table:table-cell table:formula="of:=([.F62]/[.G62])*100" office:value-type="float" office:value="73.3723630965208" calcext:value-type="float">
            <text:p>73.37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10_krill</text:p>
          </table:table-cell>
          <table:table-cell table:style-name="ce17" office:value-type="string" calcext:value-type="string">
            <text:p>p10</text:p>
          </table:table-cell>
          <table:table-cell table:formula="of:=100-[.H62]" office:value-type="float" office:value="26.6276369034792" calcext:value-type="float">
            <text:p>26.63</text:p>
          </table:table-cell>
          <table:table-cell table:formula="of:=([.G62]/[.O62])*100" office:value-type="float" office:value="99.9998802769434" calcext:value-type="float">
            <text:p>10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612850" calcext:value-type="float">
            <text:p>612850</text:p>
          </table:table-cell>
          <table:table-cell table:formula="of:=AVERAGE([.P62:.R62])" office:value-type="float" office:value="612850" calcext:value-type="float">
            <text:p>612850</text:p>
          </table:table-cell>
          <table:table-cell table:formula="of:=SQRT(AVERAGE(([.P62]-[.S62])^2;([.Q62]-[.S62])^2;([.R62]-[.S62])^2))" office:value-type="float" office:value="0" calcext:value-type="float">
            <text:p>0</text:p>
          </table:table-cell>
          <table:table-cell table:formula="of:=(([.S62]-[.F62])/[.G62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([.F63]/[.G63])*100" office:value-type="float" office:value="100" calcext:value-type="float">
            <text:p>100.00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10_krill</text:p>
          </table:table-cell>
          <table:table-cell table:style-name="ce17" office:value-type="string" calcext:value-type="string">
            <text:p>p10</text:p>
          </table:table-cell>
          <table:table-cell table:formula="of:=100-[.H63]" office:value-type="float" office:value="0" calcext:value-type="float">
            <text:p>0.00</text:p>
          </table:table-cell>
          <table:table-cell table:formula="of:=([.G63]/[.O63])*100" office:value-type="float" office:value="0.000119723056625414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P63:.R63])" office:value-type="float" office:value="1" calcext:value-type="float">
            <text:p>1</text:p>
          </table:table-cell>
          <table:table-cell table:formula="of:=SQRT(AVERAGE(([.P63]-[.S63])^2;([.Q63]-[.S63])^2;([.R63]-[.S63])^2))" office:value-type="float" office:value="0" calcext:value-type="float">
            <text:p>0</text:p>
          </table:table-cell>
          <table:table-cell table:formula="of:=(([.S63]-[.F63])/[.G6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52706" calcext:value-type="float">
            <text:p>552706</text:p>
          </table:table-cell>
          <table:table-cell table:style-name="ce1" office:value-type="float" office:value="772263" calcext:value-type="float">
            <text:p>772263</text:p>
          </table:table-cell>
          <table:table-cell table:formula="of:=([.F64]/[.G64])*100" office:value-type="float" office:value="71.5696595589844" calcext:value-type="float">
            <text:p>71.57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10_krill_rotifer</text:p>
          </table:table-cell>
          <table:table-cell table:style-name="ce17"/>
          <table:table-cell table:formula="of:=100-[.H64]" office:value-type="float" office:value="28.4303404410156" calcext:value-type="float">
            <text:p>28.43</text:p>
          </table:table-cell>
          <table:table-cell table:formula="of:=([.G64]/[.O64])*100" office:value-type="float" office:value="92.4576868787122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1738" calcext:value-type="float">
            <text:p>571738</text:p>
          </table:table-cell>
          <table:table-cell office:value-type="float" office:value="571897" calcext:value-type="float">
            <text:p>571897</text:p>
          </table:table-cell>
          <table:table-cell office:value-type="float" office:value="571894" calcext:value-type="float">
            <text:p>571894</text:p>
          </table:table-cell>
          <table:table-cell table:formula="of:=AVERAGE([.P64:.R64])" office:value-type="float" office:value="571843" calcext:value-type="float">
            <text:p>571843</text:p>
          </table:table-cell>
          <table:table-cell table:formula="of:=SQRT(AVERAGE(([.P64]-[.S64])^2;([.Q64]-[.S64])^2;([.R64]-[.S64])^2))" office:value-type="float" office:value="74.2563128629479" calcext:value-type="float">
            <text:p>74.2563128629479</text:p>
          </table:table-cell>
          <table:table-cell table:formula="of:=(([.S64]-[.F64])/[.G64])*100" office:value-type="float" office:value="2.47804180700098" calcext:value-type="float">
            <text:p>2.47804180700098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60144" calcext:value-type="float">
            <text:p>60144</text:p>
          </table:table-cell>
          <table:table-cell table:style-name="ce1" office:value-type="float" office:value="62997" calcext:value-type="float">
            <text:p>62997</text:p>
          </table:table-cell>
          <table:table-cell table:formula="of:=([.F65]/[.G65])*100" office:value-type="float" office:value="95.4712129149007" calcext:value-type="float">
            <text:p>95.47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10_krill_rotifer</text:p>
          </table:table-cell>
          <table:table-cell table:style-name="ce17"/>
          <table:table-cell table:formula="of:=100-[.H65]" office:value-type="float" office:value="4.5287870850993" calcext:value-type="float">
            <text:p>4.53</text:p>
          </table:table-cell>
          <table:table-cell table:formula="of:=([.G65]/[.O65])*100" office:value-type="float" office:value="7.54219339823121" calcext:value-type="float">
            <text:p>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961" calcext:value-type="float">
            <text:p>56961</text:p>
          </table:table-cell>
          <table:table-cell office:value-type="float" office:value="56865" calcext:value-type="float">
            <text:p>56865</text:p>
          </table:table-cell>
          <table:table-cell office:value-type="float" office:value="57002" calcext:value-type="float">
            <text:p>57002</text:p>
          </table:table-cell>
          <table:table-cell table:formula="of:=AVERAGE([.P65:.R65])" office:value-type="float" office:value="56942.6666666667" calcext:value-type="float">
            <text:p>56942.6666666667</text:p>
          </table:table-cell>
          <table:table-cell table:formula="of:=SQRT(AVERAGE(([.P65]-[.S65])^2;([.Q65]-[.S65])^2;([.R65]-[.S65])^2))" office:value-type="float" office:value="57.412735714493" calcext:value-type="float">
            <text:p>57.412735714493</text:p>
          </table:table-cell>
          <table:table-cell table:formula="of:=(([.S65]-[.F65])/[.G65])*100" office:value-type="float" office:value="-5.08172346831331" calcext:value-type="float">
            <text:p>-5.08172346831331</text:p>
          </table:table-cell>
          <table:table-cell table:number-columns-repeated="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10_krill_rotifer</text:p>
          </table:table-cell>
          <table:table-cell table:style-name="ce17"/>
          <table:table-cell/>
          <table:table-cell table:formula="of:=([.G66]/[.O66])*100" office:value-type="float" office:value="0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P66:.R66])" office:value-type="float" office:value="0" calcext:value-type="float">
            <text:p>0</text:p>
          </table:table-cell>
          <table:table-cell table:formula="of:=SQRT(AVERAGE(([.P66]-[.S66])^2;([.Q66]-[.S66])^2;([.R66]-[.S66])^2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([.F67]/[.G67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10_krill_rotifer</text:p>
          </table:table-cell>
          <table:table-cell table:style-name="ce17"/>
          <table:table-cell table:formula="of:=100-[.H67]" office:value-type="float" office:value="0" calcext:value-type="float">
            <text:p>0.00</text:p>
          </table:table-cell>
          <table:table-cell table:formula="of:=([.G67]/[.O67])*100" office:value-type="float" office:value="0.000119723056625414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P67:.R67])" office:value-type="float" office:value="1" calcext:value-type="float">
            <text:p>1</text:p>
          </table:table-cell>
          <table:table-cell table:formula="of:=SQRT(AVERAGE(([.P67]-[.S67])^2;([.Q67]-[.S67])^2;([.R67]-[.S67])^2))" office:value-type="float" office:value="0" calcext:value-type="float">
            <text:p>0</text:p>
          </table:table-cell>
          <table:table-cell table:formula="of:=(([.S67]-[.F67])/[.G67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12732" calcext:value-type="float">
            <text:p>612732</text:p>
          </table:table-cell>
          <table:table-cell table:style-name="ce1" office:value-type="float" office:value="835142" calcext:value-type="float">
            <text:p>835142</text:p>
          </table:table-cell>
          <table:table-cell table:formula="of:=([.F68]/[.G68])*100" office:value-type="float" office:value="73.3686007888479" calcext:value-type="float">
            <text:p>73.37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20_krill</text:p>
          </table:table-cell>
          <table:table-cell table:style-name="ce17" office:value-type="string" calcext:value-type="string">
            <text:p>p20</text:p>
          </table:table-cell>
          <table:table-cell table:formula="of:=100-[.H68]" office:value-type="float" office:value="26.6313992111521" calcext:value-type="float">
            <text:p>26.63</text:p>
          </table:table-cell>
          <table:table-cell table:formula="of:=([.G68]/[.O68])*100" office:value-type="float" office:value="99.9857529562616" calcext:value-type="float">
            <text:p>10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612784" calcext:value-type="float">
            <text:p>612784</text:p>
          </table:table-cell>
          <table:table-cell office:value-type="float" office:value="612776" calcext:value-type="float">
            <text:p>612776</text:p>
          </table:table-cell>
          <table:table-cell office:value-type="float" office:value="612774" calcext:value-type="float">
            <text:p>612774</text:p>
          </table:table-cell>
          <table:table-cell table:formula="of:=AVERAGE([.P68:.R68])" office:value-type="float" office:value="612778" calcext:value-type="float">
            <text:p>612778</text:p>
          </table:table-cell>
          <table:table-cell table:formula="of:=SQRT(AVERAGE(([.P68]-[.S68])^2;([.Q68]-[.S68])^2;([.R68]-[.S68])^2))" office:value-type="float" office:value="4.32049379893857" calcext:value-type="float">
            <text:p>4.32049379893857</text:p>
          </table:table-cell>
          <table:table-cell table:formula="of:=(([.S68]-[.F68])/[.G68])*100" office:value-type="float" office:value="0.00550804533839754" calcext:value-type="float">
            <text:p>0.005508045338398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19" calcext:value-type="float">
            <text:p>119</text:p>
          </table:table-cell>
          <table:table-cell table:formula="of:=([.F69]/[.G69])*100" office:value-type="float" office:value="100" calcext:value-type="float">
            <text:p>100.00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20_krill</text:p>
          </table:table-cell>
          <table:table-cell table:style-name="ce17" office:value-type="string" calcext:value-type="string">
            <text:p>p20</text:p>
          </table:table-cell>
          <table:table-cell table:formula="of:=100-[.H69]" office:value-type="float" office:value="0" calcext:value-type="float">
            <text:p>0.00</text:p>
          </table:table-cell>
          <table:table-cell table:formula="of:=([.G69]/[.O69])*100" office:value-type="float" office:value="0.0142470437384243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AVERAGE([.P69:.R69])" office:value-type="float" office:value="118.666666666667" calcext:value-type="float">
            <text:p>118.666666666667</text:p>
          </table:table-cell>
          <table:table-cell table:formula="of:=SQRT(AVERAGE(([.P69]-[.S69])^2;([.Q69]-[.S69])^2;([.R69]-[.S69])^2))" office:value-type="float" office:value="0.471404520791032" calcext:value-type="float">
            <text:p>0.471404520791032</text:p>
          </table:table-cell>
          <table:table-cell table:formula="of:=(([.S69]-[.F69])/[.G69])*100" office:value-type="float" office:value="-0.280112044817923" calcext:value-type="float">
            <text:p>-0.280112044817923</text:p>
          </table:table-cell>
          <table:table-cell table:number-columns-repeated="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52607" calcext:value-type="float">
            <text:p>552607</text:p>
          </table:table-cell>
          <table:table-cell table:style-name="ce1" office:value-type="float" office:value="772164" calcext:value-type="float">
            <text:p>772164</text:p>
          </table:table-cell>
          <table:table-cell table:formula="of:=([.F70]/[.G70])*100" office:value-type="float" office:value="71.5660144736092" calcext:value-type="float">
            <text:p>71.57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20_krill_rotifer</text:p>
          </table:table-cell>
          <table:table-cell table:style-name="ce17"/>
          <table:table-cell table:formula="of:=100-[.H70]" office:value-type="float" office:value="28.4339855263908" calcext:value-type="float">
            <text:p>28.43</text:p>
          </table:table-cell>
          <table:table-cell table:formula="of:=([.G70]/[.O70])*100" office:value-type="float" office:value="92.4458342961063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2031" calcext:value-type="float">
            <text:p>572031</text:p>
          </table:table-cell>
          <table:table-cell office:value-type="float" office:value="571579" calcext:value-type="float">
            <text:p>571579</text:p>
          </table:table-cell>
          <table:table-cell office:value-type="float" office:value="572013" calcext:value-type="float">
            <text:p>572013</text:p>
          </table:table-cell>
          <table:table-cell table:formula="of:=AVERAGE([.P70:.R70])" office:value-type="float" office:value="571874.333333333" calcext:value-type="float">
            <text:p>571874.333333333</text:p>
          </table:table-cell>
          <table:table-cell table:formula="of:=SQRT(AVERAGE(([.P70]-[.S70])^2;([.Q70]-[.S70])^2;([.R70]-[.S70])^2))" office:value-type="float" office:value="208.961453117289" calcext:value-type="float">
            <text:p>208.961453117289</text:p>
          </table:table-cell>
          <table:table-cell table:formula="of:=(([.S70]-[.F70])/[.G70])*100" office:value-type="float" office:value="2.49523848992356" calcext:value-type="float">
            <text:p>2.49523848992356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60125" calcext:value-type="float">
            <text:p>60125</text:p>
          </table:table-cell>
          <table:table-cell table:style-name="ce1" office:value-type="float" office:value="62978" calcext:value-type="float">
            <text:p>62978</text:p>
          </table:table-cell>
          <table:table-cell table:formula="of:=([.F71]/[.G71])*100" office:value-type="float" office:value="95.469846613103" calcext:value-type="float">
            <text:p>95.47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20_krill_rotifer</text:p>
          </table:table-cell>
          <table:table-cell table:style-name="ce17"/>
          <table:table-cell table:formula="of:=100-[.H71]" office:value-type="float" office:value="4.53015338689701" calcext:value-type="float">
            <text:p>4.53</text:p>
          </table:table-cell>
          <table:table-cell table:formula="of:=([.G71]/[.O71])*100" office:value-type="float" office:value="7.53991866015533" calcext:value-type="float">
            <text:p>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935" calcext:value-type="float">
            <text:p>56935</text:p>
          </table:table-cell>
          <table:table-cell office:value-type="float" office:value="57112" calcext:value-type="float">
            <text:p>57112</text:p>
          </table:table-cell>
          <table:table-cell office:value-type="float" office:value="56966" calcext:value-type="float">
            <text:p>56966</text:p>
          </table:table-cell>
          <table:table-cell table:formula="of:=AVERAGE([.P71:.R71])" office:value-type="float" office:value="57004.3333333333" calcext:value-type="float">
            <text:p>57004.3333333333</text:p>
          </table:table-cell>
          <table:table-cell table:formula="of:=SQRT(AVERAGE(([.P71]-[.S71])^2;([.Q71]-[.S71])^2;([.R71]-[.S71])^2))" office:value-type="float" office:value="77.1765652398591" calcext:value-type="float">
            <text:p>77.1765652398591</text:p>
          </table:table-cell>
          <table:table-cell table:formula="of:=(([.S71]-[.F71])/[.G71])*100" office:value-type="float" office:value="-4.95516953010046" calcext:value-type="float">
            <text:p>-4.95516953010046</text:p>
          </table:table-cell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formula="of:=([.F72]/[.G72])*100" office:value-type="float" office:value="100" calcext:value-type="float">
            <text:p>100.00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20_krill_rotifer</text:p>
          </table:table-cell>
          <table:table-cell table:style-name="ce17"/>
          <table:table-cell table:formula="of:=100-[.H72]" office:value-type="float" office:value="0" calcext:value-type="float">
            <text:p>0.00</text:p>
          </table:table-cell>
          <table:table-cell table:formula="of:=([.G72]/[.O72])*100" office:value-type="float" office:value="0.011852582605916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AVERAGE([.P72:.R72])" office:value-type="float" office:value="98.3333333333333" calcext:value-type="float">
            <text:p>98.3333333333333</text:p>
          </table:table-cell>
          <table:table-cell table:formula="of:=SQRT(AVERAGE(([.P72]-[.S72])^2;([.Q72]-[.S72])^2;([.R72]-[.S72])^2))" office:value-type="float" office:value="0.471404520791032" calcext:value-type="float">
            <text:p>0.471404520791032</text:p>
          </table:table-cell>
          <table:table-cell table:formula="of:=(([.S72]-[.F72])/[.G72])*100" office:value-type="float" office:value="-0.673400673400678" calcext:value-type="float">
            <text:p>-0.673400673400678</text:p>
          </table:table-cell>
          <table:table-cell table:number-columns-repeated="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formula="of:=([.F73]/[.G73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20_krill_rotifer</text:p>
          </table:table-cell>
          <table:table-cell table:style-name="ce17"/>
          <table:table-cell table:formula="of:=100-[.H73]" office:value-type="float" office:value="0" calcext:value-type="float">
            <text:p>0.00</text:p>
          </table:table-cell>
          <table:table-cell table:formula="of:=([.G73]/[.O73])*100" office:value-type="float" office:value="0.00239446113250828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AVERAGE([.P73:.R73])" office:value-type="float" office:value="20" calcext:value-type="float">
            <text:p>20</text:p>
          </table:table-cell>
          <table:table-cell table:formula="of:=SQRT(AVERAGE(([.P73]-[.S73])^2;([.Q73]-[.S73])^2;([.R73]-[.S73])^2))" office:value-type="float" office:value="0" calcext:value-type="float">
            <text:p>0</text:p>
          </table:table-cell>
          <table:table-cell table:formula="of:=(([.S73]-[.F73])/[.G73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11645" calcext:value-type="float">
            <text:p>611645</text:p>
          </table:table-cell>
          <table:table-cell table:style-name="ce1" office:value-type="float" office:value="834054" calcext:value-type="float">
            <text:p>834054</text:p>
          </table:table-cell>
          <table:table-cell table:formula="of:=([.F74]/[.G74])*100" office:value-type="float" office:value="73.3339807734271" calcext:value-type="float">
            <text:p>73.33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30_krill</text:p>
          </table:table-cell>
          <table:table-cell table:style-name="ce17" office:value-type="string" calcext:value-type="string">
            <text:p>p30</text:p>
          </table:table-cell>
          <table:table-cell table:formula="of:=100-[.H74]" office:value-type="float" office:value="26.6660192265729" calcext:value-type="float">
            <text:p>26.67</text:p>
          </table:table-cell>
          <table:table-cell table:formula="of:=([.G74]/[.O74])*100" office:value-type="float" office:value="99.8554942706531" calcext:value-type="float">
            <text:p>10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612073" calcext:value-type="float">
            <text:p>612073</text:p>
          </table:table-cell>
          <table:table-cell office:value-type="float" office:value="612094" calcext:value-type="float">
            <text:p>612094</text:p>
          </table:table-cell>
          <table:table-cell office:value-type="float" office:value="612076" calcext:value-type="float">
            <text:p>612076</text:p>
          </table:table-cell>
          <table:table-cell table:formula="of:=AVERAGE([.P74:.R74])" office:value-type="float" office:value="612081" calcext:value-type="float">
            <text:p>612081</text:p>
          </table:table-cell>
          <table:table-cell table:formula="of:=SQRT(AVERAGE(([.P74]-[.S74])^2;([.Q74]-[.S74])^2;([.R74]-[.S74])^2))" office:value-type="float" office:value="9.2736184954957" calcext:value-type="float">
            <text:p>9.2736184954957</text:p>
          </table:table-cell>
          <table:table-cell table:formula="of:=(([.S74]-[.F74])/[.G74])*100" office:value-type="float" office:value="0.0522747927592218" calcext:value-type="float">
            <text:p>0.052274792759222</text:p>
          </table:table-cell>
          <table:table-cell table:number-columns-repeated="3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207" calcext:value-type="float">
            <text:p>1207</text:p>
          </table:table-cell>
          <table:table-cell table:formula="of:=([.F75]/[.G75])*100" office:value-type="float" office:value="100" calcext:value-type="float">
            <text:p>100.00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30_krill</text:p>
          </table:table-cell>
          <table:table-cell table:style-name="ce17" office:value-type="string" calcext:value-type="string">
            <text:p>p30</text:p>
          </table:table-cell>
          <table:table-cell table:formula="of:=100-[.H75]" office:value-type="float" office:value="0" calcext:value-type="float">
            <text:p>0.00</text:p>
          </table:table-cell>
          <table:table-cell table:formula="of:=([.G75]/[.O75])*100" office:value-type="float" office:value="0.144505729346875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180" calcext:value-type="float">
            <text:p>1180</text:p>
          </table:table-cell>
          <table:table-cell office:value-type="float" office:value="1178" calcext:value-type="float">
            <text:p>1178</text:p>
          </table:table-cell>
          <table:table-cell office:value-type="float" office:value="1186" calcext:value-type="float">
            <text:p>1186</text:p>
          </table:table-cell>
          <table:table-cell table:formula="of:=AVERAGE([.P75:.R75])" office:value-type="float" office:value="1181.33333333333" calcext:value-type="float">
            <text:p>1181.33333333333</text:p>
          </table:table-cell>
          <table:table-cell table:formula="of:=SQRT(AVERAGE(([.P75]-[.S75])^2;([.Q75]-[.S75])^2;([.R75]-[.S75])^2))" office:value-type="float" office:value="3.39934634239519" calcext:value-type="float">
            <text:p>3.39934634239519</text:p>
          </table:table-cell>
          <table:table-cell table:formula="of:=(([.S75]-[.F75])/[.G75])*100" office:value-type="float" office:value="-2.12648439657554" calcext:value-type="float">
            <text:p>-2.12648439657554</text:p>
          </table:table-cell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51630" calcext:value-type="float">
            <text:p>551630</text:p>
          </table:table-cell>
          <table:table-cell table:style-name="ce1" office:value-type="float" office:value="771186" calcext:value-type="float">
            <text:p>771186</text:p>
          </table:table-cell>
          <table:table-cell table:formula="of:=([.F76]/[.G76])*100" office:value-type="float" office:value="71.5300848303781" calcext:value-type="float">
            <text:p>71.53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30_krill_rotifer</text:p>
          </table:table-cell>
          <table:table-cell table:style-name="ce17"/>
          <table:table-cell table:formula="of:=100-[.H76]" office:value-type="float" office:value="28.4699151696219" calcext:value-type="float">
            <text:p>28.47</text:p>
          </table:table-cell>
          <table:table-cell table:formula="of:=([.G76]/[.O76])*100" office:value-type="float" office:value="92.3287451467266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1308" calcext:value-type="float">
            <text:p>571308</text:p>
          </table:table-cell>
          <table:table-cell office:value-type="float" office:value="571171" calcext:value-type="float">
            <text:p>571171</text:p>
          </table:table-cell>
          <table:table-cell office:value-type="float" office:value="571072" calcext:value-type="float">
            <text:p>571072</text:p>
          </table:table-cell>
          <table:table-cell table:formula="of:=AVERAGE([.P76:.R76])" office:value-type="float" office:value="571183.666666667" calcext:value-type="float">
            <text:p>571183.666666667</text:p>
          </table:table-cell>
          <table:table-cell table:formula="of:=SQRT(AVERAGE(([.P76]-[.S76])^2;([.Q76]-[.S76])^2;([.R76]-[.S76])^2))" office:value-type="float" office:value="96.7620219346872" calcext:value-type="float">
            <text:p>96.7620219346872</text:p>
          </table:table-cell>
          <table:table-cell table:formula="of:=(([.S76]-[.F76])/[.G76])*100" office:value-type="float" office:value="2.53553185180574" calcext:value-type="float">
            <text:p>2.53553185180574</text:p>
          </table:table-cell>
          <table:table-cell table:number-columns-repeated="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60015" calcext:value-type="float">
            <text:p>60015</text:p>
          </table:table-cell>
          <table:table-cell table:style-name="ce1" office:value-type="float" office:value="62868" calcext:value-type="float">
            <text:p>62868</text:p>
          </table:table-cell>
          <table:table-cell table:formula="of:=([.F77]/[.G77])*100" office:value-type="float" office:value="95.4619202137813" calcext:value-type="float">
            <text:p>95.46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30_krill_rotifer</text:p>
          </table:table-cell>
          <table:table-cell table:style-name="ce17"/>
          <table:table-cell table:formula="of:=100-[.H77]" office:value-type="float" office:value="4.53807978621875" calcext:value-type="float">
            <text:p>4.54</text:p>
          </table:table-cell>
          <table:table-cell table:formula="of:=([.G77]/[.O77])*100" office:value-type="float" office:value="7.52674912392653" calcext:value-type="float">
            <text:p>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949" calcext:value-type="float">
            <text:p>56949</text:p>
          </table:table-cell>
          <table:table-cell office:value-type="float" office:value="56900" calcext:value-type="float">
            <text:p>56900</text:p>
          </table:table-cell>
          <table:table-cell office:value-type="float" office:value="56940" calcext:value-type="float">
            <text:p>56940</text:p>
          </table:table-cell>
          <table:table-cell table:formula="of:=AVERAGE([.P77:.R77])" office:value-type="float" office:value="56929.6666666667" calcext:value-type="float">
            <text:p>56929.6666666667</text:p>
          </table:table-cell>
          <table:table-cell table:formula="of:=SQRT(AVERAGE(([.P77]-[.S77])^2;([.Q77]-[.S77])^2;([.R77]-[.S77])^2))" office:value-type="float" office:value="21.2968437932844" calcext:value-type="float">
            <text:p>21.2968437932844</text:p>
          </table:table-cell>
          <table:table-cell table:formula="of:=(([.S77]-[.F77])/[.G77])*100" office:value-type="float" office:value="-4.90763716570169" calcext:value-type="float">
            <text:p>-4.90763716570169</text:p>
          </table:table-cell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077" calcext:value-type="float">
            <text:p>1077</text:p>
          </table:table-cell>
          <table:table-cell table:formula="of:=([.F78]/[.G78])*100" office:value-type="float" office:value="100" calcext:value-type="float">
            <text:p>100.00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30_krill_rotifer</text:p>
          </table:table-cell>
          <table:table-cell table:style-name="ce17"/>
          <table:table-cell table:formula="of:=100-[.H78]" office:value-type="float" office:value="0" calcext:value-type="float">
            <text:p>0.00</text:p>
          </table:table-cell>
          <table:table-cell table:formula="of:=([.G78]/[.O78])*100" office:value-type="float" office:value="0.128941731985571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050" calcext:value-type="float">
            <text:p>1050</text:p>
          </table:table-cell>
          <table:table-cell office:value-type="float" office:value="1055" calcext:value-type="float">
            <text:p>1055</text:p>
          </table:table-cell>
          <table:table-cell office:value-type="float" office:value="1042" calcext:value-type="float">
            <text:p>1042</text:p>
          </table:table-cell>
          <table:table-cell table:formula="of:=AVERAGE([.P78:.R78])" office:value-type="float" office:value="1049" calcext:value-type="float">
            <text:p>1049</text:p>
          </table:table-cell>
          <table:table-cell table:formula="of:=SQRT(AVERAGE(([.P78]-[.S78])^2;([.Q78]-[.S78])^2;([.R78]-[.S78])^2))" office:value-type="float" office:value="5.35412613473634" calcext:value-type="float">
            <text:p>5.35412613473634</text:p>
          </table:table-cell>
          <table:table-cell table:formula="of:=(([.S78]-[.F78])/[.G78])*100" office:value-type="float" office:value="-2.59981429897864" calcext:value-type="float">
            <text:p>-2.59981429897864</text:p>
          </table:table-cell>
          <table:table-cell table:number-columns-repeated="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30" calcext:value-type="float">
            <text:p>130</text:p>
          </table:table-cell>
          <table:table-cell table:formula="of:=([.F79]/[.G79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30_krill_rotifer</text:p>
          </table:table-cell>
          <table:table-cell table:style-name="ce17"/>
          <table:table-cell table:formula="of:=100-[.H79]" office:value-type="float" office:value="0" calcext:value-type="float">
            <text:p>0.00</text:p>
          </table:table-cell>
          <table:table-cell table:formula="of:=([.G79]/[.O79])*100" office:value-type="float" office:value="0.0155639973613038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AVERAGE([.P79:.R79])" office:value-type="float" office:value="128" calcext:value-type="float">
            <text:p>128</text:p>
          </table:table-cell>
          <table:table-cell table:formula="of:=SQRT(AVERAGE(([.P79]-[.S79])^2;([.Q79]-[.S79])^2;([.R79]-[.S79])^2))" office:value-type="float" office:value="0" calcext:value-type="float">
            <text:p>0</text:p>
          </table:table-cell>
          <table:table-cell table:formula="of:=(([.S79]-[.F79])/[.G79])*100" office:value-type="float" office:value="-1.53846153846154" calcext:value-type="float">
            <text:p>-1.53846153846154</text:p>
          </table:table-cell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08226" calcext:value-type="float">
            <text:p>608226</text:p>
          </table:table-cell>
          <table:table-cell table:style-name="ce1" office:value-type="float" office:value="830632" calcext:value-type="float">
            <text:p>830632</text:p>
          </table:table-cell>
          <table:table-cell table:formula="of:=([.F80]/[.G80])*100" office:value-type="float" office:value="73.2244844889193" calcext:value-type="float">
            <text:p>73.22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40_krill</text:p>
          </table:table-cell>
          <table:table-cell table:style-name="ce17" office:value-type="string" calcext:value-type="string">
            <text:p>p40</text:p>
          </table:table-cell>
          <table:table-cell table:formula="of:=100-[.H80]" office:value-type="float" office:value="26.7755155110807" calcext:value-type="float">
            <text:p>26.78</text:p>
          </table:table-cell>
          <table:table-cell table:formula="of:=([.G80]/[.O80])*100" office:value-type="float" office:value="99.445801970881" calcext:value-type="float">
            <text:p>99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609821" calcext:value-type="float">
            <text:p>609821</text:p>
          </table:table-cell>
          <table:table-cell office:value-type="float" office:value="609802" calcext:value-type="float">
            <text:p>609802</text:p>
          </table:table-cell>
          <table:table-cell office:value-type="float" office:value="609846" calcext:value-type="float">
            <text:p>609846</text:p>
          </table:table-cell>
          <table:table-cell table:formula="of:=AVERAGE([.P80:.R80])" office:value-type="float" office:value="609823" calcext:value-type="float">
            <text:p>609823</text:p>
          </table:table-cell>
          <table:table-cell table:formula="of:=SQRT(AVERAGE(([.P80]-[.S80])^2;([.Q80]-[.S80])^2;([.R80]-[.S80])^2))" office:value-type="float" office:value="18.0185090023194" calcext:value-type="float">
            <text:p>18.0185090023194</text:p>
          </table:table-cell>
          <table:table-cell table:formula="of:=(([.S80]-[.F80])/[.G80])*100" office:value-type="float" office:value="0.192263240520471" calcext:value-type="float">
            <text:p>0.192263240520471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4629" calcext:value-type="float">
            <text:p>4629</text:p>
          </table:table-cell>
          <table:table-cell table:formula="of:=([.F81]/[.G81])*100" office:value-type="float" office:value="100" calcext:value-type="float">
            <text:p>100.00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40_krill</text:p>
          </table:table-cell>
          <table:table-cell table:style-name="ce17" office:value-type="string" calcext:value-type="string">
            <text:p>p40</text:p>
          </table:table-cell>
          <table:table-cell table:formula="of:=100-[.H81]" office:value-type="float" office:value="0" calcext:value-type="float">
            <text:p>0.00</text:p>
          </table:table-cell>
          <table:table-cell table:formula="of:=([.G81]/[.O81])*100" office:value-type="float" office:value="0.554198029119042" calcext:value-type="float">
            <text:p>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4477" calcext:value-type="float">
            <text:p>4477</text:p>
          </table:table-cell>
          <table:table-cell office:value-type="float" office:value="4455" calcext:value-type="float">
            <text:p>4455</text:p>
          </table:table-cell>
          <table:table-cell office:value-type="float" office:value="4479" calcext:value-type="float">
            <text:p>4479</text:p>
          </table:table-cell>
          <table:table-cell table:formula="of:=AVERAGE([.P81:.R81])" office:value-type="float" office:value="4470.33333333333" calcext:value-type="float">
            <text:p>4470.33333333333</text:p>
          </table:table-cell>
          <table:table-cell table:formula="of:=SQRT(AVERAGE(([.P81]-[.S81])^2;([.Q81]-[.S81])^2;([.R81]-[.S81])^2))" office:value-type="float" office:value="10.8730042868667" calcext:value-type="float">
            <text:p>10.8730042868667</text:p>
          </table:table-cell>
          <table:table-cell table:formula="of:=(([.S81]-[.F81])/[.G81])*100" office:value-type="float" office:value="-3.42766616259812" calcext:value-type="float">
            <text:p>-3.42766616259812</text:p>
          </table:table-cell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48577" calcext:value-type="float">
            <text:p>548577</text:p>
          </table:table-cell>
          <table:table-cell table:style-name="ce1" office:value-type="float" office:value="768130" calcext:value-type="float">
            <text:p>768130</text:p>
          </table:table-cell>
          <table:table-cell table:formula="of:=([.F82]/[.G82])*100" office:value-type="float" office:value="71.4172080246833" calcext:value-type="float">
            <text:p>71.42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40_krill_rotifer</text:p>
          </table:table-cell>
          <table:table-cell table:style-name="ce17"/>
          <table:table-cell table:formula="of:=100-[.H82]" office:value-type="float" office:value="28.5827919753167" calcext:value-type="float">
            <text:p>28.58</text:p>
          </table:table-cell>
          <table:table-cell table:formula="of:=([.G82]/[.O82])*100" office:value-type="float" office:value="91.9628714856793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9097" calcext:value-type="float">
            <text:p>569097</text:p>
          </table:table-cell>
          <table:table-cell office:value-type="float" office:value="569023" calcext:value-type="float">
            <text:p>569023</text:p>
          </table:table-cell>
          <table:table-cell office:value-type="float" office:value="569200" calcext:value-type="float">
            <text:p>569200</text:p>
          </table:table-cell>
          <table:table-cell table:formula="of:=AVERAGE([.P82:.R82])" office:value-type="float" office:value="569106.666666667" calcext:value-type="float">
            <text:p>569106.666666667</text:p>
          </table:table-cell>
          <table:table-cell table:formula="of:=SQRT(AVERAGE(([.P82]-[.S82])^2;([.Q82]-[.S82])^2;([.R82]-[.S82])^2))" office:value-type="float" office:value="72.5825200872925" calcext:value-type="float">
            <text:p>72.5825200872925</text:p>
          </table:table-cell>
          <table:table-cell table:formula="of:=(([.S82]-[.F82])/[.G82])*100" office:value-type="float" office:value="2.67268127356914" calcext:value-type="float">
            <text:p>2.67268127356914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9649" calcext:value-type="float">
            <text:p>59649</text:p>
          </table:table-cell>
          <table:table-cell table:style-name="ce1" office:value-type="float" office:value="62502" calcext:value-type="float">
            <text:p>62502</text:p>
          </table:table-cell>
          <table:table-cell table:formula="of:=([.F83]/[.G83])*100" office:value-type="float" office:value="95.4353460689258" calcext:value-type="float">
            <text:p>95.44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40_krill_rotifer</text:p>
          </table:table-cell>
          <table:table-cell table:style-name="ce17"/>
          <table:table-cell table:formula="of:=100-[.H83]" office:value-type="float" office:value="4.5646539310742" calcext:value-type="float">
            <text:p>4.56</text:p>
          </table:table-cell>
          <table:table-cell table:formula="of:=([.G83]/[.O83])*100" office:value-type="float" office:value="7.48293048520163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614" calcext:value-type="float">
            <text:p>56614</text:p>
          </table:table-cell>
          <table:table-cell office:value-type="float" office:value="56555" calcext:value-type="float">
            <text:p>56555</text:p>
          </table:table-cell>
          <table:table-cell office:value-type="float" office:value="56464" calcext:value-type="float">
            <text:p>56464</text:p>
          </table:table-cell>
          <table:table-cell table:formula="of:=AVERAGE([.P83:.R83])" office:value-type="float" office:value="56544.3333333333" calcext:value-type="float">
            <text:p>56544.3333333333</text:p>
          </table:table-cell>
          <table:table-cell table:formula="of:=SQRT(AVERAGE(([.P83]-[.S83])^2;([.Q83]-[.S83])^2;([.R83]-[.S83])^2))" office:value-type="float" office:value="61.6999909958574" calcext:value-type="float">
            <text:p>61.6999909958574</text:p>
          </table:table-cell>
          <table:table-cell table:formula="of:=(([.S83]-[.F83])/[.G83])*100" office:value-type="float" office:value="-4.96730771281985" calcext:value-type="float">
            <text:p>-4.96730771281985</text:p>
          </table:table-cell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4133" calcext:value-type="float">
            <text:p>4133</text:p>
          </table:table-cell>
          <table:table-cell table:formula="of:=([.F84]/[.G84])*100" office:value-type="float" office:value="100" calcext:value-type="float">
            <text:p>100.00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40_krill_rotifer</text:p>
          </table:table-cell>
          <table:table-cell table:style-name="ce17"/>
          <table:table-cell table:formula="of:=100-[.H84]" office:value-type="float" office:value="0" calcext:value-type="float">
            <text:p>0.00</text:p>
          </table:table-cell>
          <table:table-cell table:formula="of:=([.G84]/[.O84])*100" office:value-type="float" office:value="0.494815393032836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986" calcext:value-type="float">
            <text:p>3986</text:p>
          </table:table-cell>
          <table:table-cell office:value-type="float" office:value="3973" calcext:value-type="float">
            <text:p>3973</text:p>
          </table:table-cell>
          <table:table-cell office:value-type="float" office:value="3978" calcext:value-type="float">
            <text:p>3978</text:p>
          </table:table-cell>
          <table:table-cell table:formula="of:=AVERAGE([.P84:.R84])" office:value-type="float" office:value="3979" calcext:value-type="float">
            <text:p>3979</text:p>
          </table:table-cell>
          <table:table-cell table:formula="of:=SQRT(AVERAGE(([.P84]-[.S84])^2;([.Q84]-[.S84])^2;([.R84]-[.S84])^2))" office:value-type="float" office:value="5.35412613473634" calcext:value-type="float">
            <text:p>5.35412613473634</text:p>
          </table:table-cell>
          <table:table-cell table:formula="of:=(([.S84]-[.F84])/[.G84])*100" office:value-type="float" office:value="-3.7261069441084" calcext:value-type="float">
            <text:p>-3.7261069441084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496" calcext:value-type="float">
            <text:p>496</text:p>
          </table:table-cell>
          <table:table-cell table:formula="of:=([.F85]/[.G85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40_krill_rotifer</text:p>
          </table:table-cell>
          <table:table-cell table:style-name="ce17"/>
          <table:table-cell table:formula="of:=100-[.H85]" office:value-type="float" office:value="0" calcext:value-type="float">
            <text:p>0.00</text:p>
          </table:table-cell>
          <table:table-cell table:formula="of:=([.G85]/[.O85])*100" office:value-type="float" office:value="0.0593826360862054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table:formula="of:=AVERAGE([.P85:.R85])" office:value-type="float" office:value="485.333333333333" calcext:value-type="float">
            <text:p>485.333333333333</text:p>
          </table:table-cell>
          <table:table-cell table:formula="of:=SQRT(AVERAGE(([.P85]-[.S85])^2;([.Q85]-[.S85])^2;([.R85]-[.S85])^2))" office:value-type="float" office:value="2.49443825784929" calcext:value-type="float">
            <text:p>2.49443825784929</text:p>
          </table:table-cell>
          <table:table-cell table:formula="of:=(([.S85]-[.F85])/[.G85])*100" office:value-type="float" office:value="-2.15053763440861" calcext:value-type="float">
            <text:p>-2.15053763440861</text:p>
          </table:table-cell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01471" calcext:value-type="float">
            <text:p>601471</text:p>
          </table:table-cell>
          <table:table-cell table:style-name="ce1" office:value-type="float" office:value="823819" calcext:value-type="float">
            <text:p>823819</text:p>
          </table:table-cell>
          <table:table-cell table:formula="of:=([.F86]/[.G86])*100" office:value-type="float" office:value="73.010090808782" calcext:value-type="float">
            <text:p>73.01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50_krill</text:p>
          </table:table-cell>
          <table:table-cell table:style-name="ce17" office:value-type="string" calcext:value-type="string">
            <text:p>p50</text:p>
          </table:table-cell>
          <table:table-cell table:formula="of:=100-[.H86]" office:value-type="float" office:value="26.989909191218" calcext:value-type="float">
            <text:p>26.99</text:p>
          </table:table-cell>
          <table:table-cell table:formula="of:=([.G86]/[.O86])*100" office:value-type="float" office:value="98.630128786092" calcext:value-type="float">
            <text:p>99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605361" calcext:value-type="float">
            <text:p>605361</text:p>
          </table:table-cell>
          <table:table-cell office:value-type="float" office:value="605449" calcext:value-type="float">
            <text:p>605449</text:p>
          </table:table-cell>
          <table:table-cell office:value-type="float" office:value="605399" calcext:value-type="float">
            <text:p>605399</text:p>
          </table:table-cell>
          <table:table-cell table:formula="of:=AVERAGE([.P86:.R86])" office:value-type="float" office:value="605403" calcext:value-type="float">
            <text:p>605403</text:p>
          </table:table-cell>
          <table:table-cell table:formula="of:=SQRT(AVERAGE(([.P86]-[.S86])^2;([.Q86]-[.S86])^2;([.R86]-[.S86])^2))" office:value-type="float" office:value="36.0370180046389" calcext:value-type="float">
            <text:p>36.0370180046389</text:p>
          </table:table-cell>
          <table:table-cell table:formula="of:=(([.S86]-[.F86])/[.G86])*100" office:value-type="float" office:value="0.477289307481376" calcext:value-type="float">
            <text:p>0.477289307481376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1442" calcext:value-type="float">
            <text:p>11442</text:p>
          </table:table-cell>
          <table:table-cell table:formula="of:=([.F87]/[.G87])*100" office:value-type="float" office:value="100" calcext:value-type="float">
            <text:p>100.00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50_krill</text:p>
          </table:table-cell>
          <table:table-cell table:style-name="ce17" office:value-type="string" calcext:value-type="string">
            <text:p>p50</text:p>
          </table:table-cell>
          <table:table-cell table:formula="of:=100-[.H87]" office:value-type="float" office:value="0" calcext:value-type="float">
            <text:p>0.00</text:p>
          </table:table-cell>
          <table:table-cell table:formula="of:=([.G87]/[.O87])*100" office:value-type="float" office:value="1.36987121390799" calcext:value-type="float">
            <text:p>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0879" calcext:value-type="float">
            <text:p>10879</text:p>
          </table:table-cell>
          <table:table-cell office:value-type="float" office:value="10846" calcext:value-type="float">
            <text:p>10846</text:p>
          </table:table-cell>
          <table:table-cell office:value-type="float" office:value="10877" calcext:value-type="float">
            <text:p>10877</text:p>
          </table:table-cell>
          <table:table-cell table:formula="of:=AVERAGE([.P87:.R87])" office:value-type="float" office:value="10867.3333333333" calcext:value-type="float">
            <text:p>10867.3333333333</text:p>
          </table:table-cell>
          <table:table-cell table:formula="of:=SQRT(AVERAGE(([.P87]-[.S87])^2;([.Q87]-[.S87])^2;([.R87]-[.S87])^2))" office:value-type="float" office:value="15.1070255914995" calcext:value-type="float">
            <text:p>15.1070255914995</text:p>
          </table:table-cell>
          <table:table-cell table:formula="of:=(([.S87]-[.F87])/[.G87])*100" office:value-type="float" office:value="-5.02243197576181" calcext:value-type="float">
            <text:p>-5.02243197576181</text:p>
          </table:table-cell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42456" calcext:value-type="float">
            <text:p>542456</text:p>
          </table:table-cell>
          <table:table-cell table:style-name="ce1" office:value-type="float" office:value="761953" calcext:value-type="float">
            <text:p>761953</text:p>
          </table:table-cell>
          <table:table-cell table:formula="of:=([.F88]/[.G88])*100" office:value-type="float" office:value="71.1928426031527" calcext:value-type="float">
            <text:p>71.19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50_krill_rotifer</text:p>
          </table:table-cell>
          <table:table-cell table:style-name="ce17"/>
          <table:table-cell table:formula="of:=100-[.H88]" office:value-type="float" office:value="28.8071573968473" calcext:value-type="float">
            <text:p>28.81</text:p>
          </table:table-cell>
          <table:table-cell table:formula="of:=([.G88]/[.O88])*100" office:value-type="float" office:value="91.2233421649041" calcext:value-type="float">
            <text:p>9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64958" calcext:value-type="float">
            <text:p>564958</text:p>
          </table:table-cell>
          <table:table-cell office:value-type="float" office:value="565183" calcext:value-type="float">
            <text:p>565183</text:p>
          </table:table-cell>
          <table:table-cell office:value-type="float" office:value="564981" calcext:value-type="float">
            <text:p>564981</text:p>
          </table:table-cell>
          <table:table-cell table:formula="of:=AVERAGE([.P88:.R88])" office:value-type="float" office:value="565040.666666667" calcext:value-type="float">
            <text:p>565040.666666667</text:p>
          </table:table-cell>
          <table:table-cell table:formula="of:=SQRT(AVERAGE(([.P88]-[.S88])^2;([.Q88]-[.S88])^2;([.R88]-[.S88])^2))" office:value-type="float" office:value="101.081924969579" calcext:value-type="float">
            <text:p>101.081924969579</text:p>
          </table:table-cell>
          <table:table-cell table:formula="of:=(([.S88]-[.F88])/[.G88])*100" office:value-type="float" office:value="2.96404983859459" calcext:value-type="float">
            <text:p>2.96404983859459</text:p>
          </table:table-cell>
          <table:table-cell table:number-columns-repeated="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9015" calcext:value-type="float">
            <text:p>59015</text:p>
          </table:table-cell>
          <table:table-cell table:style-name="ce1" office:value-type="float" office:value="61866" calcext:value-type="float">
            <text:p>61866</text:p>
          </table:table-cell>
          <table:table-cell table:formula="of:=([.F89]/[.G89])*100" office:value-type="float" office:value="95.3916529272945" calcext:value-type="float">
            <text:p>95.39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50_krill_rotifer</text:p>
          </table:table-cell>
          <table:table-cell table:style-name="ce17"/>
          <table:table-cell table:formula="of:=100-[.H89]" office:value-type="float" office:value="4.60834707270553" calcext:value-type="float">
            <text:p>4.61</text:p>
          </table:table-cell>
          <table:table-cell table:formula="of:=([.G89]/[.O89])*100" office:value-type="float" office:value="7.40678662118787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5990" calcext:value-type="float">
            <text:p>55990</text:p>
          </table:table-cell>
          <table:table-cell office:value-type="float" office:value="56016" calcext:value-type="float">
            <text:p>56016</text:p>
          </table:table-cell>
          <table:table-cell office:value-type="float" office:value="56106" calcext:value-type="float">
            <text:p>56106</text:p>
          </table:table-cell>
          <table:table-cell table:formula="of:=AVERAGE([.P89:.R89])" office:value-type="float" office:value="56037.3333333333" calcext:value-type="float">
            <text:p>56037.3333333333</text:p>
          </table:table-cell>
          <table:table-cell table:formula="of:=SQRT(AVERAGE(([.P89]-[.S89])^2;([.Q89]-[.S89])^2;([.R89]-[.S89])^2))" office:value-type="float" office:value="49.7013301856421" calcext:value-type="float">
            <text:p>49.7013301856421</text:p>
          </table:table-cell>
          <table:table-cell table:formula="of:=(([.S89]-[.F89])/[.G89])*100" office:value-type="float" office:value="-4.8130906583045" calcext:value-type="float">
            <text:p>-4.8130906583045</text:p>
          </table:table-cell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0310" calcext:value-type="float">
            <text:p>10310</text:p>
          </table:table-cell>
          <table:table-cell table:formula="of:=([.F90]/[.G90])*100" office:value-type="float" office:value="100" calcext:value-type="float">
            <text:p>100.00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50_krill_rotifer</text:p>
          </table:table-cell>
          <table:table-cell table:style-name="ce17"/>
          <table:table-cell table:formula="of:=100-[.H90]" office:value-type="float" office:value="0" calcext:value-type="float">
            <text:p>0.00</text:p>
          </table:table-cell>
          <table:table-cell table:formula="of:=([.G90]/[.O90])*100" office:value-type="float" office:value="1.23434471380802" calcext:value-type="float">
            <text:p>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9821" calcext:value-type="float">
            <text:p>9821</text:p>
          </table:table-cell>
          <table:table-cell office:value-type="float" office:value="9843" calcext:value-type="float">
            <text:p>9843</text:p>
          </table:table-cell>
          <table:table-cell office:value-type="float" office:value="9828" calcext:value-type="float">
            <text:p>9828</text:p>
          </table:table-cell>
          <table:table-cell table:formula="of:=AVERAGE([.P90:.R90])" office:value-type="float" office:value="9830.66666666667" calcext:value-type="float">
            <text:p>9830.66666666667</text:p>
          </table:table-cell>
          <table:table-cell table:formula="of:=SQRT(AVERAGE(([.P90]-[.S90])^2;([.Q90]-[.S90])^2;([.R90]-[.S90])^2))" office:value-type="float" office:value="9.17726659862414" calcext:value-type="float">
            <text:p>9.17726659862414</text:p>
          </table:table-cell>
          <table:table-cell table:formula="of:=(([.S90]-[.F90])/[.G90])*100" office:value-type="float" office:value="-4.64920788878113" calcext:value-type="float">
            <text:p>-4.64920788878113</text:p>
          </table:table-cell>
          <table:table-cell table:number-columns-repeated="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1132" calcext:value-type="float">
            <text:p>1132</text:p>
          </table:table-cell>
          <table:table-cell table:formula="of:=([.F91]/[.G91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50_krill_rotifer</text:p>
          </table:table-cell>
          <table:table-cell table:style-name="ce17"/>
          <table:table-cell table:formula="of:=100-[.H91]" office:value-type="float" office:value="0" calcext:value-type="float">
            <text:p>0.00</text:p>
          </table:table-cell>
          <table:table-cell table:formula="of:=([.G91]/[.O91])*100" office:value-type="float" office:value="0.135526500099969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108" calcext:value-type="float">
            <text:p>1108</text:p>
          </table:table-cell>
          <table:table-cell office:value-type="float" office:value="1112" calcext:value-type="float">
            <text:p>1112</text:p>
          </table:table-cell>
          <table:table-cell office:value-type="float" office:value="1102" calcext:value-type="float">
            <text:p>1102</text:p>
          </table:table-cell>
          <table:table-cell table:formula="of:=AVERAGE([.P91:.R91])" office:value-type="float" office:value="1107.33333333333" calcext:value-type="float">
            <text:p>1107.33333333333</text:p>
          </table:table-cell>
          <table:table-cell table:formula="of:=SQRT(AVERAGE(([.P91]-[.S91])^2;([.Q91]-[.S91])^2;([.R91]-[.S91])^2))" office:value-type="float" office:value="4.10960933531265" calcext:value-type="float">
            <text:p>4.10960933531265</text:p>
          </table:table-cell>
          <table:table-cell table:formula="of:=(([.S91]-[.F91])/[.G91])*100" office:value-type="float" office:value="-2.17903415783275" calcext:value-type="float">
            <text:p>-2.17903415783275</text:p>
          </table:table-cell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90621" calcext:value-type="float">
            <text:p>590621</text:p>
          </table:table-cell>
          <table:table-cell table:style-name="ce1" office:value-type="float" office:value="812766" calcext:value-type="float">
            <text:p>812766</text:p>
          </table:table-cell>
          <table:table-cell table:formula="of:=([.F92]/[.G92])*100" office:value-type="float" office:value="72.6680249912029" calcext:value-type="float">
            <text:p>72.67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60_krill</text:p>
          </table:table-cell>
          <table:table-cell table:style-name="ce17" office:value-type="string" calcext:value-type="string">
            <text:p>p60</text:p>
          </table:table-cell>
          <table:table-cell table:formula="of:=100-[.H92]" office:value-type="float" office:value="27.3319750087971" calcext:value-type="float">
            <text:p>27.33</text:p>
          </table:table-cell>
          <table:table-cell table:formula="of:=([.G92]/[.O92])*100" office:value-type="float" office:value="97.3068298412113" calcext:value-type="float">
            <text:p>9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98166" calcext:value-type="float">
            <text:p>598166</text:p>
          </table:table-cell>
          <table:table-cell office:value-type="float" office:value="598329" calcext:value-type="float">
            <text:p>598329</text:p>
          </table:table-cell>
          <table:table-cell office:value-type="float" office:value="598274" calcext:value-type="float">
            <text:p>598274</text:p>
          </table:table-cell>
          <table:table-cell table:formula="of:=AVERAGE([.P92:.R92])" office:value-type="float" office:value="598256.333333333" calcext:value-type="float">
            <text:p>598256.333333333</text:p>
          </table:table-cell>
          <table:table-cell table:formula="of:=SQRT(AVERAGE(([.P92]-[.S92])^2;([.Q92]-[.S92])^2;([.R92]-[.S92])^2))" office:value-type="float" office:value="67.7068845998856" calcext:value-type="float">
            <text:p>67.7068845998856</text:p>
          </table:table-cell>
          <table:table-cell table:formula="of:=(([.S92]-[.F92])/[.G92])*100" office:value-type="float" office:value="0.93942577978574" calcext:value-type="float">
            <text:p>0.93942577978574</text:p>
          </table:table-cell>
          <table:table-cell table:number-columns-repeated="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2477" calcext:value-type="float">
            <text:p>22477</text:p>
          </table:table-cell>
          <table:table-cell table:style-name="ce1" office:value-type="float" office:value="22495" calcext:value-type="float">
            <text:p>22495</text:p>
          </table:table-cell>
          <table:table-cell table:formula="of:=([.F93]/[.G93])*100" office:value-type="float" office:value="99.9199822182707" calcext:value-type="float">
            <text:p>99.92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60_krill</text:p>
          </table:table-cell>
          <table:table-cell table:style-name="ce17" office:value-type="string" calcext:value-type="string">
            <text:p>p60</text:p>
          </table:table-cell>
          <table:table-cell table:formula="of:=100-[.H93]" office:value-type="float" office:value="0.0800177817292678" calcext:value-type="float">
            <text:p>0.08</text:p>
          </table:table-cell>
          <table:table-cell table:formula="of:=([.G93]/[.O93])*100" office:value-type="float" office:value="2.69317015878869" calcext:value-type="float">
            <text:p>3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21082" calcext:value-type="float">
            <text:p>21082</text:p>
          </table:table-cell>
          <table:table-cell office:value-type="float" office:value="21094" calcext:value-type="float">
            <text:p>21094</text:p>
          </table:table-cell>
          <table:table-cell office:value-type="float" office:value="21095" calcext:value-type="float">
            <text:p>21095</text:p>
          </table:table-cell>
          <table:table-cell table:formula="of:=AVERAGE([.P93:.R93])" office:value-type="float" office:value="21090.3333333333" calcext:value-type="float">
            <text:p>21090.3333333333</text:p>
          </table:table-cell>
          <table:table-cell table:formula="of:=SQRT(AVERAGE(([.P93]-[.S93])^2;([.Q93]-[.S93])^2;([.R93]-[.S93])^2))" office:value-type="float" office:value="5.90668171555645" calcext:value-type="float">
            <text:p>5.90668171555645</text:p>
          </table:table-cell>
          <table:table-cell table:formula="of:=(([.S93]-[.F93])/[.G93])*100" office:value-type="float" office:value="-6.16433281469957" calcext:value-type="float">
            <text:p>-6.16433281469957</text:p>
          </table:table-cell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32509" calcext:value-type="float">
            <text:p>532509</text:p>
          </table:table-cell>
          <table:table-cell table:style-name="ce1" office:value-type="float" office:value="751808" calcext:value-type="float">
            <text:p>751808</text:p>
          </table:table-cell>
          <table:table-cell table:formula="of:=([.F94]/[.G94])*100" office:value-type="float" office:value="70.8304513918447" calcext:value-type="float">
            <text:p>70.83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60_krill_rotifer</text:p>
          </table:table-cell>
          <table:table-cell table:style-name="ce17"/>
          <table:table-cell table:formula="of:=100-[.H94]" office:value-type="float" office:value="29.1695486081553" calcext:value-type="float">
            <text:p>29.17</text:p>
          </table:table-cell>
          <table:table-cell table:formula="of:=([.G94]/[.O94])*100" office:value-type="float" office:value="90.0087517554393" calcext:value-type="float">
            <text:p>9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58345" calcext:value-type="float">
            <text:p>558345</text:p>
          </table:table-cell>
          <table:table-cell office:value-type="float" office:value="558452" calcext:value-type="float">
            <text:p>558452</text:p>
          </table:table-cell>
          <table:table-cell office:value-type="float" office:value="558094" calcext:value-type="float">
            <text:p>558094</text:p>
          </table:table-cell>
          <table:table-cell table:formula="of:=AVERAGE([.P94:.R94])" office:value-type="float" office:value="558297" calcext:value-type="float">
            <text:p>558297</text:p>
          </table:table-cell>
          <table:table-cell table:formula="of:=SQRT(AVERAGE(([.P94]-[.S94])^2;([.Q94]-[.S94])^2;([.R94]-[.S94])^2))" office:value-type="float" office:value="150.042216281507" calcext:value-type="float">
            <text:p>150.042216281507</text:p>
          </table:table-cell>
          <table:table-cell table:formula="of:=(([.S94]-[.F94])/[.G94])*100" office:value-type="float" office:value="3.43013109730144" calcext:value-type="float">
            <text:p>3.43013109730144</text:p>
          </table:table-cell>
          <table:table-cell table:number-columns-repeated="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8112" calcext:value-type="float">
            <text:p>58112</text:p>
          </table:table-cell>
          <table:table-cell table:style-name="ce1" office:value-type="float" office:value="60958" calcext:value-type="float">
            <text:p>60958</text:p>
          </table:table-cell>
          <table:table-cell table:formula="of:=([.F95]/[.G95])*100" office:value-type="float" office:value="95.3312116539257" calcext:value-type="float">
            <text:p>95.33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60_krill_rotifer</text:p>
          </table:table-cell>
          <table:table-cell table:style-name="ce17"/>
          <table:table-cell table:formula="of:=100-[.H95]" office:value-type="float" office:value="4.66878834607435" calcext:value-type="float">
            <text:p>4.67</text:p>
          </table:table-cell>
          <table:table-cell table:formula="of:=([.G95]/[.O95])*100" office:value-type="float" office:value="7.29807808577199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5226" calcext:value-type="float">
            <text:p>55226</text:p>
          </table:table-cell>
          <table:table-cell office:value-type="float" office:value="55176" calcext:value-type="float">
            <text:p>55176</text:p>
          </table:table-cell>
          <table:table-cell office:value-type="float" office:value="55252" calcext:value-type="float">
            <text:p>55252</text:p>
          </table:table-cell>
          <table:table-cell table:formula="of:=AVERAGE([.P95:.R95])" office:value-type="float" office:value="55218" calcext:value-type="float">
            <text:p>55218</text:p>
          </table:table-cell>
          <table:table-cell table:formula="of:=SQRT(AVERAGE(([.P95]-[.S95])^2;([.Q95]-[.S95])^2;([.R95]-[.S95])^2))" office:value-type="float" office:value="31.5383364600397" calcext:value-type="float">
            <text:p>31.5383364600397</text:p>
          </table:table-cell>
          <table:table-cell table:formula="of:=(([.S95]-[.F95])/[.G95])*100" office:value-type="float" office:value="-4.74753108697792" calcext:value-type="float">
            <text:p>-4.74753108697792</text:p>
          </table:table-cell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0437" calcext:value-type="float">
            <text:p>20437</text:p>
          </table:table-cell>
          <table:table-cell table:style-name="ce1" office:value-type="float" office:value="20455" calcext:value-type="float">
            <text:p>20455</text:p>
          </table:table-cell>
          <table:table-cell table:formula="of:=([.F96]/[.G96])*100" office:value-type="float" office:value="99.9120019555121" calcext:value-type="float">
            <text:p>99.91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60_krill_rotifer</text:p>
          </table:table-cell>
          <table:table-cell table:style-name="ce17"/>
          <table:table-cell table:formula="of:=100-[.H96]" office:value-type="float" office:value="0.0879980444879038" calcext:value-type="float">
            <text:p>0.09</text:p>
          </table:table-cell>
          <table:table-cell table:formula="of:=([.G96]/[.O96])*100" office:value-type="float" office:value="2.44893512327285" calcext:value-type="float">
            <text:p>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9168" calcext:value-type="float">
            <text:p>19168</text:p>
          </table:table-cell>
          <table:table-cell office:value-type="float" office:value="19206" calcext:value-type="float">
            <text:p>19206</text:p>
          </table:table-cell>
          <table:table-cell office:value-type="float" office:value="19182" calcext:value-type="float">
            <text:p>19182</text:p>
          </table:table-cell>
          <table:table-cell table:formula="of:=AVERAGE([.P96:.R96])" office:value-type="float" office:value="19185.3333333333" calcext:value-type="float">
            <text:p>19185.3333333333</text:p>
          </table:table-cell>
          <table:table-cell table:formula="of:=SQRT(AVERAGE(([.P96]-[.S96])^2;([.Q96]-[.S96])^2;([.R96]-[.S96])^2))" office:value-type="float" office:value="15.6914697279198" calcext:value-type="float">
            <text:p>15.6914697279198</text:p>
          </table:table-cell>
          <table:table-cell table:formula="of:=(([.S96]-[.F96])/[.G96])*100" office:value-type="float" office:value="-6.11912327874196" calcext:value-type="float">
            <text:p>-6.11912327874196</text:p>
          </table:table-cell>
          <table:table-cell table:number-columns-repeated="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number-columns-repeated="2" table:style-name="ce1" office:value-type="float" office:value="2040" calcext:value-type="float">
            <text:p>2040</text:p>
          </table:table-cell>
          <table:table-cell table:formula="of:=([.F97]/[.G97])*100" office:value-type="float" office:value="100" calcext:value-type="float">
            <text:p>100.00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60_krill_rotifer</text:p>
          </table:table-cell>
          <table:table-cell table:style-name="ce17"/>
          <table:table-cell table:formula="of:=100-[.H97]" office:value-type="float" office:value="0" calcext:value-type="float">
            <text:p>0.00</text:p>
          </table:table-cell>
          <table:table-cell table:formula="of:=([.G97]/[.O97])*100" office:value-type="float" office:value="0.244235035515845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1971" calcext:value-type="float">
            <text:p>1971</text:p>
          </table:table-cell>
          <table:table-cell office:value-type="float" office:value="1973" calcext:value-type="float">
            <text:p>1973</text:p>
          </table:table-cell>
          <table:table-cell office:value-type="float" office:value="1984" calcext:value-type="float">
            <text:p>1984</text:p>
          </table:table-cell>
          <table:table-cell table:formula="of:=AVERAGE([.P97:.R97])" office:value-type="float" office:value="1976" calcext:value-type="float">
            <text:p>1976</text:p>
          </table:table-cell>
          <table:table-cell table:formula="of:=SQRT(AVERAGE(([.P97]-[.S97])^2;([.Q97]-[.S97])^2;([.R97]-[.S97])^2))" office:value-type="float" office:value="5.71547606649408" calcext:value-type="float">
            <text:p>5.71547606649408</text:p>
          </table:table-cell>
          <table:table-cell table:formula="of:=(([.S97]-[.F97])/[.G97])*100" office:value-type="float" office:value="-3.13725490196078" calcext:value-type="float">
            <text:p>-3.13725490196078</text:p>
          </table:table-cell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73196" calcext:value-type="float">
            <text:p>573196</text:p>
          </table:table-cell>
          <table:table-cell table:style-name="ce1" office:value-type="float" office:value="794469" calcext:value-type="float">
            <text:p>794469</text:p>
          </table:table-cell>
          <table:table-cell table:formula="of:=([.F98]/[.G98])*100" office:value-type="float" office:value="72.1483154157053" calcext:value-type="float">
            <text:p>72.15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70_krill</text:p>
          </table:table-cell>
          <table:table-cell table:style-name="ce17" office:value-type="string" calcext:value-type="string">
            <text:p>p70</text:p>
          </table:table-cell>
          <table:table-cell table:formula="of:=100-[.H98]" office:value-type="float" office:value="27.8516845842947" calcext:value-type="float">
            <text:p>27.85</text:p>
          </table:table-cell>
          <table:table-cell table:formula="of:=([.G98]/[.O98])*100" office:value-type="float" office:value="95.1162570741361" calcext:value-type="float">
            <text:p>95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86109" calcext:value-type="float">
            <text:p>586109</text:p>
          </table:table-cell>
          <table:table-cell office:value-type="float" office:value="586355" calcext:value-type="float">
            <text:p>586355</text:p>
          </table:table-cell>
          <table:table-cell office:value-type="float" office:value="586218" calcext:value-type="float">
            <text:p>586218</text:p>
          </table:table-cell>
          <table:table-cell table:formula="of:=AVERAGE([.P98:.R98])" office:value-type="float" office:value="586227.333333333" calcext:value-type="float">
            <text:p>586227.333333333</text:p>
          </table:table-cell>
          <table:table-cell table:formula="of:=SQRT(AVERAGE(([.P98]-[.S98])^2;([.Q98]-[.S98])^2;([.R98]-[.S98])^2))" office:value-type="float" office:value="100.645693179368" calcext:value-type="float">
            <text:p>100.645693179368</text:p>
          </table:table-cell>
          <table:table-cell table:formula="of:=(([.S98]-[.F98])/[.G98])*100" office:value-type="float" office:value="1.64025699345517" calcext:value-type="float">
            <text:p>1.64025699345517</text:p>
          </table:table-cell>
          <table:table-cell table:number-columns-repeated="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40659" calcext:value-type="float">
            <text:p>40659</text:p>
          </table:table-cell>
          <table:table-cell table:style-name="ce1" office:value-type="float" office:value="40792" calcext:value-type="float">
            <text:p>40792</text:p>
          </table:table-cell>
          <table:table-cell table:formula="of:=([.F99]/[.G99])*100" office:value-type="float" office:value="99.6739556775838" calcext:value-type="float">
            <text:p>99.6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70_krill</text:p>
          </table:table-cell>
          <table:table-cell table:style-name="ce17" office:value-type="string" calcext:value-type="string">
            <text:p>p70</text:p>
          </table:table-cell>
          <table:table-cell table:formula="of:=100-[.H99]" office:value-type="float" office:value="0.326044322416166" calcext:value-type="float">
            <text:p>0.33</text:p>
          </table:table-cell>
          <table:table-cell table:formula="of:=([.G99]/[.O99])*100" office:value-type="float" office:value="4.88374292586389" calcext:value-type="float">
            <text:p>5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7603" calcext:value-type="float">
            <text:p>37603</text:p>
          </table:table-cell>
          <table:table-cell office:value-type="float" office:value="37583" calcext:value-type="float">
            <text:p>37583</text:p>
          </table:table-cell>
          <table:table-cell office:value-type="float" office:value="37632" calcext:value-type="float">
            <text:p>37632</text:p>
          </table:table-cell>
          <table:table-cell table:formula="of:=AVERAGE([.P99:.R99])" office:value-type="float" office:value="37606" calcext:value-type="float">
            <text:p>37606</text:p>
          </table:table-cell>
          <table:table-cell table:formula="of:=SQRT(AVERAGE(([.P99]-[.S99])^2;([.Q99]-[.S99])^2;([.R99]-[.S99])^2))" office:value-type="float" office:value="20.1163283594861" calcext:value-type="float">
            <text:p>20.1163283594861</text:p>
          </table:table-cell>
          <table:table-cell table:formula="of:=(([.S99]-[.F99])/[.G99])*100" office:value-type="float" office:value="-7.48431064914689" calcext:value-type="float">
            <text:p>-7.48431064914689</text:p>
          </table:table-cell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16404" calcext:value-type="float">
            <text:p>516404</text:p>
          </table:table-cell>
          <table:table-cell table:style-name="ce1" office:value-type="float" office:value="734849" calcext:value-type="float">
            <text:p>734849</text:p>
          </table:table-cell>
          <table:table-cell table:formula="of:=([.F100]/[.G100])*100" office:value-type="float" office:value="70.2734847567323" calcext:value-type="float">
            <text:p>70.27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70_krill_rotifer</text:p>
          </table:table-cell>
          <table:table-cell table:style-name="ce17"/>
          <table:table-cell table:formula="of:=100-[.H100]" office:value-type="float" office:value="29.7265152432677" calcext:value-type="float">
            <text:p>29.73</text:p>
          </table:table-cell>
          <table:table-cell table:formula="of:=([.G100]/[.O100])*100" office:value-type="float" office:value="87.9783684381289" calcext:value-type="float">
            <text:p>8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47164" calcext:value-type="float">
            <text:p>547164</text:p>
          </table:table-cell>
          <table:table-cell office:value-type="float" office:value="546865" calcext:value-type="float">
            <text:p>546865</text:p>
          </table:table-cell>
          <table:table-cell office:value-type="float" office:value="547015" calcext:value-type="float">
            <text:p>547015</text:p>
          </table:table-cell>
          <table:table-cell table:formula="of:=AVERAGE([.P100:.R100])" office:value-type="float" office:value="547014.666666667" calcext:value-type="float">
            <text:p>547014.666666667</text:p>
          </table:table-cell>
          <table:table-cell table:formula="of:=SQRT(AVERAGE(([.P100]-[.S100])^2;([.Q100]-[.S100])^2;([.R100]-[.S100])^2))" office:value-type="float" office:value="122.066466411633" calcext:value-type="float">
            <text:p>122.066466411633</text:p>
          </table:table-cell>
          <table:table-cell table:formula="of:=(([.S100]-[.F100])/[.G100])*100" office:value-type="float" office:value="4.16557233753691" calcext:value-type="float">
            <text:p>4.16557233753691</text:p>
          </table:table-cell>
          <table:table-cell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6792" calcext:value-type="float">
            <text:p>56792</text:p>
          </table:table-cell>
          <table:table-cell table:style-name="ce1" office:value-type="float" office:value="59620" calcext:value-type="float">
            <text:p>59620</text:p>
          </table:table-cell>
          <table:table-cell table:formula="of:=([.F101]/[.G101])*100" office:value-type="float" office:value="95.2566252935257" calcext:value-type="float">
            <text:p>95.26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70_krill_rotifer</text:p>
          </table:table-cell>
          <table:table-cell table:style-name="ce17"/>
          <table:table-cell table:formula="of:=100-[.H101]" office:value-type="float" office:value="4.74337470647434" calcext:value-type="float">
            <text:p>4.74</text:p>
          </table:table-cell>
          <table:table-cell table:formula="of:=([.G101]/[.O101])*100" office:value-type="float" office:value="7.13788863600719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4114" calcext:value-type="float">
            <text:p>54114</text:p>
          </table:table-cell>
          <table:table-cell office:value-type="float" office:value="54010" calcext:value-type="float">
            <text:p>54010</text:p>
          </table:table-cell>
          <table:table-cell office:value-type="float" office:value="54052" calcext:value-type="float">
            <text:p>54052</text:p>
          </table:table-cell>
          <table:table-cell table:formula="of:=AVERAGE([.P101:.R101])" office:value-type="float" office:value="54058.6666666667" calcext:value-type="float">
            <text:p>54058.6666666667</text:p>
          </table:table-cell>
          <table:table-cell table:formula="of:=SQRT(AVERAGE(([.P101]-[.S101])^2;([.Q101]-[.S101])^2;([.R101]-[.S101])^2))" office:value-type="float" office:value="42.7187182496021" calcext:value-type="float">
            <text:p>42.7187182496021</text:p>
          </table:table-cell>
          <table:table-cell table:formula="of:=(([.S101]-[.F101])/[.G101])*100" office:value-type="float" office:value="-4.58459130045846" calcext:value-type="float">
            <text:p>-4.58459130045846</text:p>
          </table:table-cell>
          <table:table-cell table:number-columns-repeated="3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37282" calcext:value-type="float">
            <text:p>37282</text:p>
          </table:table-cell>
          <table:table-cell table:style-name="ce1" office:value-type="float" office:value="37414" calcext:value-type="float">
            <text:p>37414</text:p>
          </table:table-cell>
          <table:table-cell table:formula="of:=([.F102]/[.G102])*100" office:value-type="float" office:value="99.6471908911103" calcext:value-type="float">
            <text:p>99.65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70_krill_rotifer</text:p>
          </table:table-cell>
          <table:table-cell table:style-name="ce17"/>
          <table:table-cell table:formula="of:=100-[.H102]" office:value-type="float" office:value="0.352809108889716" calcext:value-type="float">
            <text:p>0.35</text:p>
          </table:table-cell>
          <table:table-cell table:formula="of:=([.G102]/[.O102])*100" office:value-type="float" office:value="4.47931844058324" calcext:value-type="float">
            <text:p>4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4555" calcext:value-type="float">
            <text:p>34555</text:p>
          </table:table-cell>
          <table:table-cell office:value-type="float" office:value="34518" calcext:value-type="float">
            <text:p>34518</text:p>
          </table:table-cell>
          <table:table-cell office:value-type="float" office:value="34573" calcext:value-type="float">
            <text:p>34573</text:p>
          </table:table-cell>
          <table:table-cell table:formula="of:=AVERAGE([.P102:.R102])" office:value-type="float" office:value="34548.6666666667" calcext:value-type="float">
            <text:p>34548.6666666667</text:p>
          </table:table-cell>
          <table:table-cell table:formula="of:=SQRT(AVERAGE(([.P102]-[.S102])^2;([.Q102]-[.S102])^2;([.R102]-[.S102])^2))" office:value-type="float" office:value="22.8958996814325" calcext:value-type="float">
            <text:p>22.8958996814325</text:p>
          </table:table-cell>
          <table:table-cell table:formula="of:=(([.S102]-[.F102])/[.G102])*100" office:value-type="float" office:value="-7.30564316387806" calcext:value-type="float">
            <text:p>-7.30564316387806</text:p>
          </table:table-cell>
          <table:table-cell table:number-columns-repeated="3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3377" calcext:value-type="float">
            <text:p>3377</text:p>
          </table:table-cell>
          <table:table-cell table:style-name="ce1" office:value-type="float" office:value="3378" calcext:value-type="float">
            <text:p>3378</text:p>
          </table:table-cell>
          <table:table-cell table:formula="of:=([.F103]/[.G103])*100" office:value-type="float" office:value="99.9703966844286" calcext:value-type="float">
            <text:p>99.97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70_krill_rotifer</text:p>
          </table:table-cell>
          <table:table-cell table:style-name="ce17"/>
          <table:table-cell table:formula="of:=100-[.H103]" office:value-type="float" office:value="0.0296033155713502" calcext:value-type="float">
            <text:p>0.03</text:p>
          </table:table-cell>
          <table:table-cell table:formula="of:=([.G103]/[.O103])*100" office:value-type="float" office:value="0.404424485280649" calcext:value-type="float">
            <text:p>0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 office:value-type="float" office:value="3253" calcext:value-type="float">
            <text:p>3253</text:p>
          </table:table-cell>
          <table:table-cell table:formula="of:=AVERAGE([.P103:.R103])" office:value-type="float" office:value="3262.66666666667" calcext:value-type="float">
            <text:p>3262.66666666667</text:p>
          </table:table-cell>
          <table:table-cell table:formula="of:=SQRT(AVERAGE(([.P103]-[.S103])^2;([.Q103]-[.S103])^2;([.R103]-[.S103])^2))" office:value-type="float" office:value="10.9645894689324" calcext:value-type="float">
            <text:p>10.9645894689324</text:p>
          </table:table-cell>
          <table:table-cell table:formula="of:=(([.S103]-[.F103])/[.G103])*100" office:value-type="float" office:value="-3.38464574699033" calcext:value-type="float">
            <text:p>-3.38464574699033</text:p>
          </table:table-cell>
          <table:table-cell table:number-columns-repeated="3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50777" calcext:value-type="float">
            <text:p>550777</text:p>
          </table:table-cell>
          <table:table-cell table:style-name="ce1" office:value-type="float" office:value="769629" calcext:value-type="float">
            <text:p>769629</text:p>
          </table:table-cell>
          <table:table-cell table:formula="of:=([.F104]/[.G104])*100" office:value-type="float" office:value="71.5639613372157" calcext:value-type="float">
            <text:p>71.56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80_krill</text:p>
          </table:table-cell>
          <table:table-cell table:style-name="ce17" office:value-type="string" calcext:value-type="string">
            <text:p>p80</text:p>
          </table:table-cell>
          <table:table-cell table:formula="of:=100-[.H104]" office:value-type="float" office:value="28.4360386627843" calcext:value-type="float">
            <text:p>28.44</text:p>
          </table:table-cell>
          <table:table-cell table:formula="of:=([.G104]/[.O104])*100" office:value-type="float" office:value="92.1423363475608" calcext:value-type="float">
            <text:p>9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70033" calcext:value-type="float">
            <text:p>570033</text:p>
          </table:table-cell>
          <table:table-cell office:value-type="float" office:value="569909" calcext:value-type="float">
            <text:p>569909</text:p>
          </table:table-cell>
          <table:table-cell office:value-type="float" office:value="570183" calcext:value-type="float">
            <text:p>570183</text:p>
          </table:table-cell>
          <table:table-cell table:formula="of:=AVERAGE([.P104:.R104])" office:value-type="float" office:value="570041.666666667" calcext:value-type="float">
            <text:p>570041.666666667</text:p>
          </table:table-cell>
          <table:table-cell table:formula="of:=SQRT(AVERAGE(([.P104]-[.S104])^2;([.Q104]-[.S104])^2;([.R104]-[.S104])^2))" office:value-type="float" office:value="112.027774333967" calcext:value-type="float">
            <text:p>112.027774333967</text:p>
          </table:table-cell>
          <table:table-cell table:formula="of:=(([.S104]-[.F104])/[.G104])*100" office:value-type="float" office:value="2.50311080620229" calcext:value-type="float">
            <text:p>2.50311080620229</text:p>
          </table:table-cell>
          <table:table-cell table:number-columns-repeated="3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65071" calcext:value-type="float">
            <text:p>65071</text:p>
          </table:table-cell>
          <table:table-cell table:style-name="ce1" office:value-type="float" office:value="65632" calcext:value-type="float">
            <text:p>65632</text:p>
          </table:table-cell>
          <table:table-cell table:formula="of:=([.F105]/[.G105])*100" office:value-type="float" office:value="99.1452340321794" calcext:value-type="float">
            <text:p>99.15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80_krill</text:p>
          </table:table-cell>
          <table:table-cell table:style-name="ce17" office:value-type="string" calcext:value-type="string">
            <text:p>p80</text:p>
          </table:table-cell>
          <table:table-cell table:formula="of:=100-[.H105]" office:value-type="float" office:value="0.854765967820569" calcext:value-type="float">
            <text:p>0.85</text:p>
          </table:table-cell>
          <table:table-cell table:formula="of:=([.G105]/[.O105])*100" office:value-type="float" office:value="7.85766365243918" calcext:value-type="float">
            <text:p>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9266" calcext:value-type="float">
            <text:p>59266</text:p>
          </table:table-cell>
          <table:table-cell office:value-type="float" office:value="59472" calcext:value-type="float">
            <text:p>59472</text:p>
          </table:table-cell>
          <table:table-cell office:value-type="float" office:value="59460" calcext:value-type="float">
            <text:p>59460</text:p>
          </table:table-cell>
          <table:table-cell table:formula="of:=AVERAGE([.P105:.R105])" office:value-type="float" office:value="59399.3333333333" calcext:value-type="float">
            <text:p>59399.3333333333</text:p>
          </table:table-cell>
          <table:table-cell table:formula="of:=SQRT(AVERAGE(([.P105]-[.S105])^2;([.Q105]-[.S105])^2;([.R105]-[.S105])^2))" office:value-type="float" office:value="94.4080975811338" calcext:value-type="float">
            <text:p>94.4080975811338</text:p>
          </table:table-cell>
          <table:table-cell table:formula="of:=(([.S105]-[.F105])/[.G105])*100" office:value-type="float" office:value="-8.64161790996262" calcext:value-type="float">
            <text:p>-8.64161790996262</text:p>
          </table:table-cell>
          <table:table-cell table:number-columns-repeated="3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495706" calcext:value-type="float">
            <text:p>495706</text:p>
          </table:table-cell>
          <table:table-cell table:style-name="ce1" office:value-type="float" office:value="711770" calcext:value-type="float">
            <text:p>711770</text:p>
          </table:table-cell>
          <table:table-cell table:formula="of:=([.F106]/[.G106])*100" office:value-type="float" office:value="69.6441266139343" calcext:value-type="float">
            <text:p>69.64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80_krill_rotifer</text:p>
          </table:table-cell>
          <table:table-cell table:style-name="ce17"/>
          <table:table-cell table:formula="of:=100-[.H106]" office:value-type="float" office:value="30.3558733860657" calcext:value-type="float">
            <text:p>30.36</text:p>
          </table:table-cell>
          <table:table-cell table:formula="of:=([.G106]/[.O106])*100" office:value-type="float" office:value="85.215280014271" calcext:value-type="float">
            <text:p>85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31853" calcext:value-type="float">
            <text:p>531853</text:p>
          </table:table-cell>
          <table:table-cell office:value-type="float" office:value="532152" calcext:value-type="float">
            <text:p>532152</text:p>
          </table:table-cell>
          <table:table-cell office:value-type="float" office:value="531994" calcext:value-type="float">
            <text:p>531994</text:p>
          </table:table-cell>
          <table:table-cell table:formula="of:=AVERAGE([.P106:.R106])" office:value-type="float" office:value="531999.666666667" calcext:value-type="float">
            <text:p>531999.666666667</text:p>
          </table:table-cell>
          <table:table-cell table:formula="of:=SQRT(AVERAGE(([.P106]-[.S106])^2;([.Q106]-[.S106])^2;([.R106]-[.S106])^2))" office:value-type="float" office:value="122.131986892142" calcext:value-type="float">
            <text:p>122.131986892142</text:p>
          </table:table-cell>
          <table:table-cell table:formula="of:=(([.S106]-[.F106])/[.G106])*100" office:value-type="float" office:value="5.09907226585366" calcext:value-type="float">
            <text:p>5.09907226585366</text:p>
          </table:table-cell>
          <table:table-cell table:number-columns-repeated="3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5071" calcext:value-type="float">
            <text:p>55071</text:p>
          </table:table-cell>
          <table:table-cell table:style-name="ce1" office:value-type="float" office:value="57859" calcext:value-type="float">
            <text:p>57859</text:p>
          </table:table-cell>
          <table:table-cell table:formula="of:=([.F107]/[.G107])*100" office:value-type="float" office:value="95.1813892393578" calcext:value-type="float">
            <text:p>95.18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80_krill_rotifer</text:p>
          </table:table-cell>
          <table:table-cell table:style-name="ce17"/>
          <table:table-cell table:formula="of:=100-[.H107]" office:value-type="float" office:value="4.81861076064224" calcext:value-type="float">
            <text:p>4.82</text:p>
          </table:table-cell>
          <table:table-cell table:formula="of:=([.G107]/[.O107])*100" office:value-type="float" office:value="6.92705633328983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2590" calcext:value-type="float">
            <text:p>52590</text:p>
          </table:table-cell>
          <table:table-cell office:value-type="float" office:value="52589" calcext:value-type="float">
            <text:p>52589</text:p>
          </table:table-cell>
          <table:table-cell office:value-type="float" office:value="52531" calcext:value-type="float">
            <text:p>52531</text:p>
          </table:table-cell>
          <table:table-cell table:formula="of:=AVERAGE([.P107:.R107])" office:value-type="float" office:value="52570" calcext:value-type="float">
            <text:p>52570</text:p>
          </table:table-cell>
          <table:table-cell table:formula="of:=SQRT(AVERAGE(([.P107]-[.S107])^2;([.Q107]-[.S107])^2;([.R107]-[.S107])^2))" office:value-type="float" office:value="27.5801861245835" calcext:value-type="float">
            <text:p>27.5801861245835</text:p>
          </table:table-cell>
          <table:table-cell table:formula="of:=(([.S107]-[.F107])/[.G107])*100" office:value-type="float" office:value="-4.3225772999879" calcext:value-type="float">
            <text:p>-4.3225772999879</text:p>
          </table:table-cell>
          <table:table-cell table:number-columns-repeated="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9943" calcext:value-type="float">
            <text:p>59943</text:p>
          </table:table-cell>
          <table:table-cell table:style-name="ce1" office:value-type="float" office:value="60493" calcext:value-type="float">
            <text:p>60493</text:p>
          </table:table-cell>
          <table:table-cell table:formula="of:=([.F108]/[.G108])*100" office:value-type="float" office:value="99.0908038946655" calcext:value-type="float">
            <text:p>99.09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80_krill_rotifer</text:p>
          </table:table-cell>
          <table:table-cell table:style-name="ce17"/>
          <table:table-cell table:formula="of:=100-[.H108]" office:value-type="float" office:value="0.909196105334502" calcext:value-type="float">
            <text:p>0.91</text:p>
          </table:table-cell>
          <table:table-cell table:formula="of:=([.G108]/[.O108])*100" office:value-type="float" office:value="7.24240686444117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4920" calcext:value-type="float">
            <text:p>54920</text:p>
          </table:table-cell>
          <table:table-cell office:value-type="float" office:value="54853" calcext:value-type="float">
            <text:p>54853</text:p>
          </table:table-cell>
          <table:table-cell office:value-type="float" office:value="54858" calcext:value-type="float">
            <text:p>54858</text:p>
          </table:table-cell>
          <table:table-cell table:formula="of:=AVERAGE([.P108:.R108])" office:value-type="float" office:value="54877" calcext:value-type="float">
            <text:p>54877</text:p>
          </table:table-cell>
          <table:table-cell table:formula="of:=SQRT(AVERAGE(([.P108]-[.S108])^2;([.Q108]-[.S108])^2;([.R108]-[.S108])^2))" office:value-type="float" office:value="30.4740326617051" calcext:value-type="float">
            <text:p>30.4740326617051</text:p>
          </table:table-cell>
          <table:table-cell table:formula="of:=(([.S108]-[.F108])/[.G108])*100" office:value-type="float" office:value="-8.3745226720447" calcext:value-type="float">
            <text:p>-8.3745226720447</text:p>
          </table:table-cell>
          <table:table-cell table:number-columns-repeated="3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128" calcext:value-type="float">
            <text:p>5128</text:p>
          </table:table-cell>
          <table:table-cell table:style-name="ce1" office:value-type="float" office:value="5139" calcext:value-type="float">
            <text:p>5139</text:p>
          </table:table-cell>
          <table:table-cell table:formula="of:=([.F109]/[.G109])*100" office:value-type="float" office:value="99.7859505740416" calcext:value-type="float">
            <text:p>99.79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80_krill_rotifer</text:p>
          </table:table-cell>
          <table:table-cell table:style-name="ce17"/>
          <table:table-cell table:formula="of:=100-[.H109]" office:value-type="float" office:value="0.214049425958365" calcext:value-type="float">
            <text:p>0.21</text:p>
          </table:table-cell>
          <table:table-cell table:formula="of:=([.G109]/[.O109])*100" office:value-type="float" office:value="0.615256787998003" calcext:value-type="float">
            <text:p>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4932" calcext:value-type="float">
            <text:p>4932</text:p>
          </table:table-cell>
          <table:table-cell office:value-type="float" office:value="4955" calcext:value-type="float">
            <text:p>4955</text:p>
          </table:table-cell>
          <table:table-cell office:value-type="float" office:value="4966" calcext:value-type="float">
            <text:p>4966</text:p>
          </table:table-cell>
          <table:table-cell table:formula="of:=AVERAGE([.P109:.R109])" office:value-type="float" office:value="4951" calcext:value-type="float">
            <text:p>4951</text:p>
          </table:table-cell>
          <table:table-cell table:formula="of:=SQRT(AVERAGE(([.P109]-[.S109])^2;([.Q109]-[.S109])^2;([.R109]-[.S109])^2))" office:value-type="float" office:value="14.1656862405839" calcext:value-type="float">
            <text:p>14.1656862405839</text:p>
          </table:table-cell>
          <table:table-cell table:formula="of:=(([.S109]-[.F109])/[.G109])*100" office:value-type="float" office:value="-3.44424985405721" calcext:value-type="float">
            <text:p>-3.44424985405721</text:p>
          </table:table-cell>
          <table:table-cell table:number-columns-repeated="3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520317" calcext:value-type="float">
            <text:p>520317</text:p>
          </table:table-cell>
          <table:table-cell table:style-name="ce1" office:value-type="float" office:value="732248" calcext:value-type="float">
            <text:p>732248</text:p>
          </table:table-cell>
          <table:table-cell table:formula="of:=([.F110]/[.G110])*100" office:value-type="float" office:value="71.0574832570386" calcext:value-type="float">
            <text:p>71.06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90_krill</text:p>
          </table:table-cell>
          <table:table-cell table:style-name="ce17" office:value-type="string" calcext:value-type="string">
            <text:p>p90</text:p>
          </table:table-cell>
          <table:table-cell table:formula="of:=100-[.H110]" office:value-type="float" office:value="28.9425167429614" calcext:value-type="float">
            <text:p>28.94</text:p>
          </table:table-cell>
          <table:table-cell table:formula="of:=([.G110]/[.O110])*100" office:value-type="float" office:value="87.6669687678462" calcext:value-type="float">
            <text:p>88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45457" calcext:value-type="float">
            <text:p>545457</text:p>
          </table:table-cell>
          <table:table-cell office:value-type="float" office:value="545330" calcext:value-type="float">
            <text:p>545330</text:p>
          </table:table-cell>
          <table:table-cell office:value-type="float" office:value="545371" calcext:value-type="float">
            <text:p>545371</text:p>
          </table:table-cell>
          <table:table-cell table:formula="of:=AVERAGE([.P110:.R110])" office:value-type="float" office:value="545386" calcext:value-type="float">
            <text:p>545386</text:p>
          </table:table-cell>
          <table:table-cell table:formula="of:=SQRT(AVERAGE(([.P110]-[.S110])^2;([.Q110]-[.S110])^2;([.R110]-[.S110])^2))" office:value-type="float" office:value="52.9213252542552" calcext:value-type="float">
            <text:p>52.9213252542552</text:p>
          </table:table-cell>
          <table:table-cell table:formula="of:=(([.S110]-[.F110])/[.G110])*100" office:value-type="float" office:value="3.42356687898089" calcext:value-type="float">
            <text:p>3.42356687898089</text:p>
          </table:table-cell>
          <table:table-cell table:number-columns-repeated="3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100635" calcext:value-type="float">
            <text:p>100635</text:p>
          </table:table-cell>
          <table:table-cell table:style-name="ce1" office:value-type="float" office:value="103013" calcext:value-type="float">
            <text:p>103013</text:p>
          </table:table-cell>
          <table:table-cell table:formula="of:=([.F111]/[.G111])*100" office:value-type="float" office:value="97.6915534932484" calcext:value-type="float">
            <text:p>97.69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90_krill</text:p>
          </table:table-cell>
          <table:table-cell table:style-name="ce17" office:value-type="string" calcext:value-type="string">
            <text:p>p90</text:p>
          </table:table-cell>
          <table:table-cell table:formula="of:=100-[.H111]" office:value-type="float" office:value="2.30844650675157" calcext:value-type="float">
            <text:p>2.31</text:p>
          </table:table-cell>
          <table:table-cell table:formula="of:=([.G111]/[.O111])*100" office:value-type="float" office:value="12.3330312321538" calcext:value-type="float">
            <text:p>12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91057" calcext:value-type="float">
            <text:p>91057</text:p>
          </table:table-cell>
          <table:table-cell office:value-type="float" office:value="91065" calcext:value-type="float">
            <text:p>91065</text:p>
          </table:table-cell>
          <table:table-cell office:value-type="float" office:value="91038" calcext:value-type="float">
            <text:p>91038</text:p>
          </table:table-cell>
          <table:table-cell table:formula="of:=AVERAGE([.P111:.R111])" office:value-type="float" office:value="91053.3333333333" calcext:value-type="float">
            <text:p>91053.3333333333</text:p>
          </table:table-cell>
          <table:table-cell table:formula="of:=SQRT(AVERAGE(([.P111]-[.S111])^2;([.Q111]-[.S111])^2;([.R111]-[.S111])^2))" office:value-type="float" office:value="11.323525167642" calcext:value-type="float">
            <text:p>11.323525167642</text:p>
          </table:table-cell>
          <table:table-cell table:formula="of:=(([.S111]-[.F111])/[.G111])*100" office:value-type="float" office:value="-9.30141503175975" calcext:value-type="float">
            <text:p>-9.30141503175975</text:p>
          </table:table-cell>
          <table:table-cell table:number-columns-repeated="3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467999" calcext:value-type="float">
            <text:p>467999</text:p>
          </table:table-cell>
          <table:table-cell table:style-name="ce1" office:value-type="float" office:value="677243" calcext:value-type="float">
            <text:p>677243</text:p>
          </table:table-cell>
          <table:table-cell table:formula="of:=([.F112]/[.G112])*100" office:value-type="float" office:value="69.1035566259083" calcext:value-type="float">
            <text:p>69.10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90_krill_rotifer</text:p>
          </table:table-cell>
          <table:table-cell table:style-name="ce17"/>
          <table:table-cell table:formula="of:=100-[.H112]" office:value-type="float" office:value="30.8964433740917" calcext:value-type="float">
            <text:p>30.90</text:p>
          </table:table-cell>
          <table:table-cell table:formula="of:=([.G112]/[.O112])*100" office:value-type="float" office:value="81.0816020381653" calcext:value-type="float">
            <text:p>8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09078" calcext:value-type="float">
            <text:p>509078</text:p>
          </table:table-cell>
          <table:table-cell office:value-type="float" office:value="508991" calcext:value-type="float">
            <text:p>508991</text:p>
          </table:table-cell>
          <table:table-cell office:value-type="float" office:value="509142" calcext:value-type="float">
            <text:p>509142</text:p>
          </table:table-cell>
          <table:table-cell table:formula="of:=AVERAGE([.P112:.R112])" office:value-type="float" office:value="509070.333333333" calcext:value-type="float">
            <text:p>509070.333333333</text:p>
          </table:table-cell>
          <table:table-cell table:formula="of:=SQRT(AVERAGE(([.P112]-[.S112])^2;([.Q112]-[.S112])^2;([.R112]-[.S112])^2))" office:value-type="float" office:value="61.8834029086601" calcext:value-type="float">
            <text:p>61.8834029086601</text:p>
          </table:table-cell>
          <table:table-cell table:formula="of:=(([.S112]-[.F112])/[.G112])*100" office:value-type="float" office:value="6.06448989998174" calcext:value-type="float">
            <text:p>6.06448989998174</text:p>
          </table:table-cell>
          <table:table-cell table:number-columns-repeated="3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52318" calcext:value-type="float">
            <text:p>52318</text:p>
          </table:table-cell>
          <table:table-cell table:style-name="ce1" office:value-type="float" office:value="55005" calcext:value-type="float">
            <text:p>55005</text:p>
          </table:table-cell>
          <table:table-cell table:formula="of:=([.F113]/[.G113])*100" office:value-type="float" office:value="95.1149895464049" calcext:value-type="float">
            <text:p>95.11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90_krill_rotifer</text:p>
          </table:table-cell>
          <table:table-cell table:style-name="ce17"/>
          <table:table-cell table:formula="of:=100-[.H113]" office:value-type="float" office:value="4.88501045359513" calcext:value-type="float">
            <text:p>4.89</text:p>
          </table:table-cell>
          <table:table-cell table:formula="of:=([.G113]/[.O113])*100" office:value-type="float" office:value="6.5853667296809" calcext:value-type="float">
            <text:p>7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50053" calcext:value-type="float">
            <text:p>50053</text:p>
          </table:table-cell>
          <table:table-cell office:value-type="float" office:value="49995" calcext:value-type="float">
            <text:p>49995</text:p>
          </table:table-cell>
          <table:table-cell office:value-type="float" office:value="50072" calcext:value-type="float">
            <text:p>50072</text:p>
          </table:table-cell>
          <table:table-cell table:formula="of:=AVERAGE([.P113:.R113])" office:value-type="float" office:value="50040" calcext:value-type="float">
            <text:p>50040</text:p>
          </table:table-cell>
          <table:table-cell table:formula="of:=SQRT(AVERAGE(([.P113]-[.S113])^2;([.Q113]-[.S113])^2;([.R113]-[.S113])^2))" office:value-type="float" office:value="32.7515902921777" calcext:value-type="float">
            <text:p>32.7515902921777</text:p>
          </table:table-cell>
          <table:table-cell table:formula="of:=(([.S113]-[.F113])/[.G113])*100" office:value-type="float" office:value="-4.14144168711935" calcext:value-type="float">
            <text:p>-4.14144168711935</text:p>
          </table:table-cell>
          <table:table-cell table:number-columns-repeated="3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92681" calcext:value-type="float">
            <text:p>92681</text:p>
          </table:table-cell>
          <table:table-cell table:style-name="ce1" office:value-type="float" office:value="95020" calcext:value-type="float">
            <text:p>95020</text:p>
          </table:table-cell>
          <table:table-cell table:formula="of:=([.F114]/[.G114])*100" office:value-type="float" office:value="97.5384129656914" calcext:value-type="float">
            <text:p>97.54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90_krill_rotifer</text:p>
          </table:table-cell>
          <table:table-cell table:style-name="ce17"/>
          <table:table-cell table:formula="of:=100-[.H114]" office:value-type="float" office:value="2.46158703430856" calcext:value-type="float">
            <text:p>2.46</text:p>
          </table:table-cell>
          <table:table-cell table:formula="of:=([.G114]/[.O114])*100" office:value-type="float" office:value="11.3760848405468" calcext:value-type="float">
            <text:p>1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84395" calcext:value-type="float">
            <text:p>84395</text:p>
          </table:table-cell>
          <table:table-cell office:value-type="float" office:value="84274" calcext:value-type="float">
            <text:p>84274</text:p>
          </table:table-cell>
          <table:table-cell office:value-type="float" office:value="84410" calcext:value-type="float">
            <text:p>84410</text:p>
          </table:table-cell>
          <table:table-cell table:formula="of:=AVERAGE([.P114:.R114])" office:value-type="float" office:value="84359.6666666667" calcext:value-type="float">
            <text:p>84359.6666666667</text:p>
          </table:table-cell>
          <table:table-cell table:formula="of:=SQRT(AVERAGE(([.P114]-[.S114])^2;([.Q114]-[.S114])^2;([.R114]-[.S114])^2))" office:value-type="float" office:value="60.884225287745" calcext:value-type="float">
            <text:p>60.884225287745</text:p>
          </table:table-cell>
          <table:table-cell table:formula="of:=(([.S114]-[.F114])/[.G114])*100" office:value-type="float" office:value="-8.75745457096751" calcext:value-type="float">
            <text:p>-8.75745457096751</text:p>
          </table:table-cell>
          <table:table-cell table:number-columns-repeated="3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7954" calcext:value-type="float">
            <text:p>7954</text:p>
          </table:table-cell>
          <table:table-cell table:style-name="ce1" office:value-type="float" office:value="7993" calcext:value-type="float">
            <text:p>7993</text:p>
          </table:table-cell>
          <table:table-cell table:formula="of:=([.F115]/[.G115])*100" office:value-type="float" office:value="99.5120730639309" calcext:value-type="float">
            <text:p>99.51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90_krill_rotifer</text:p>
          </table:table-cell>
          <table:table-cell table:style-name="ce17"/>
          <table:table-cell table:formula="of:=100-[.H115]" office:value-type="float" office:value="0.487926936069059" calcext:value-type="float">
            <text:p>0.49</text:p>
          </table:table-cell>
          <table:table-cell table:formula="of:=([.G115]/[.O115])*100" office:value-type="float" office:value="0.956946391606935" calcext:value-type="float">
            <text:p>1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7651" calcext:value-type="float">
            <text:p>7651</text:p>
          </table:table-cell>
          <table:table-cell office:value-type="float" office:value="7668" calcext:value-type="float">
            <text:p>7668</text:p>
          </table:table-cell>
          <table:table-cell office:value-type="float" office:value="7661" calcext:value-type="float">
            <text:p>7661</text:p>
          </table:table-cell>
          <table:table-cell table:formula="of:=AVERAGE([.P115:.R115])" office:value-type="float" office:value="7660" calcext:value-type="float">
            <text:p>7660</text:p>
          </table:table-cell>
          <table:table-cell table:formula="of:=SQRT(AVERAGE(([.P115]-[.S115])^2;([.Q115]-[.S115])^2;([.R115]-[.S115])^2))" office:value-type="float" office:value="6.97614984548545" calcext:value-type="float">
            <text:p>6.97614984548545</text:p>
          </table:table-cell>
          <table:table-cell table:formula="of:=(([.S115]-[.F115])/[.G115])*100" office:value-type="float" office:value="-3.67821844113599" calcext:value-type="float">
            <text:p>-3.67821844113599</text:p>
          </table:table-cell>
          <table:table-cell table:number-columns-repeated="3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385062" calcext:value-type="float">
            <text:p>385062</text:p>
          </table:table-cell>
          <table:table-cell table:style-name="ce1" office:value-type="float" office:value="534875" calcext:value-type="float">
            <text:p>534875</text:p>
          </table:table-cell>
          <table:table-cell table:formula="of:=([.F116]/[.G116])*100" office:value-type="float" office:value="71.9910259406403" calcext:value-type="float">
            <text:p>71.99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pass q30</text:p>
          </table:table-cell>
          <table:table-cell table:style-name="ce1" office:value-type="string" calcext:value-type="string">
            <text:p>q30p100_krill</text:p>
          </table:table-cell>
          <table:table-cell table:style-name="ce17" office:value-type="string" calcext:value-type="string">
            <text:p>p100</text:p>
          </table:table-cell>
          <table:table-cell table:formula="of:=100-[.H116]" office:value-type="float" office:value="28.0089740593597" calcext:value-type="float">
            <text:p>28.01</text:p>
          </table:table-cell>
          <table:table-cell table:formula="of:=([.G116]/[.O116])*100" office:value-type="float" office:value="64.0368699125184" calcext:value-type="float">
            <text:p>64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412373" calcext:value-type="float">
            <text:p>412373</text:p>
          </table:table-cell>
          <table:table-cell office:value-type="float" office:value="412859" calcext:value-type="float">
            <text:p>412859</text:p>
          </table:table-cell>
          <table:table-cell office:value-type="float" office:value="412302" calcext:value-type="float">
            <text:p>412302</text:p>
          </table:table-cell>
          <table:table-cell table:formula="of:=AVERAGE([.P116:.R116])" office:value-type="float" office:value="412511.333333333" calcext:value-type="float">
            <text:p>412511.333333333</text:p>
          </table:table-cell>
          <table:table-cell table:formula="of:=SQRT(AVERAGE(([.P116]-[.S116])^2;([.Q116]-[.S116])^2;([.R116]-[.S116])^2))" office:value-type="float" office:value="247.540344635419" calcext:value-type="float">
            <text:p>247.540344635419</text:p>
          </table:table-cell>
          <table:table-cell table:formula="of:=(([.S116]-[.F116])/[.G116])*100" office:value-type="float" office:value="5.13191555659422" calcext:value-type="float">
            <text:p>5.13191555659422</text:p>
          </table:table-cell>
          <table:table-cell table:number-columns-repeated="3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float" office:value="263651" calcext:value-type="float">
            <text:p>263651</text:p>
          </table:table-cell>
          <table:table-cell table:style-name="ce1" office:value-type="float" office:value="300386" calcext:value-type="float">
            <text:p>300386</text:p>
          </table:table-cell>
          <table:table-cell table:formula="of:=([.F117]/[.G117])*100" office:value-type="float" office:value="87.7707349876492" calcext:value-type="float">
            <text:p>87.77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 q30</text:p>
          </table:table-cell>
          <table:table-cell table:style-name="ce1" office:value-type="string" calcext:value-type="string">
            <text:p>q30p100_krill</text:p>
          </table:table-cell>
          <table:table-cell table:style-name="ce17" office:value-type="string" calcext:value-type="string">
            <text:p>p100</text:p>
          </table:table-cell>
          <table:table-cell table:formula="of:=100-[.H117]" office:value-type="float" office:value="12.2292650123508" calcext:value-type="float">
            <text:p>12.23</text:p>
          </table:table-cell>
          <table:table-cell table:formula="of:=([.G117]/[.O117])*100" office:value-type="float" office:value="35.9631300874816" calcext:value-type="float">
            <text:p>36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245143" calcext:value-type="float">
            <text:p>245143</text:p>
          </table:table-cell>
          <table:table-cell office:value-type="float" office:value="245246" calcext:value-type="float">
            <text:p>245246</text:p>
          </table:table-cell>
          <table:table-cell office:value-type="float" office:value="245265" calcext:value-type="float">
            <text:p>245265</text:p>
          </table:table-cell>
          <table:table-cell table:formula="of:=AVERAGE([.P117:.R117])" office:value-type="float" office:value="245218" calcext:value-type="float">
            <text:p>245218</text:p>
          </table:table-cell>
          <table:table-cell table:formula="of:=SQRT(AVERAGE(([.P117]-[.S117])^2;([.Q117]-[.S117])^2;([.R117]-[.S117])^2))" office:value-type="float" office:value="53.597263611743" calcext:value-type="float">
            <text:p>53.597263611743</text:p>
          </table:table-cell>
          <table:table-cell table:formula="of:=(([.S117]-[.F117])/[.G117])*100" office:value-type="float" office:value="-6.13643778338538" calcext:value-type="float">
            <text:p>-6.13643778338538</text:p>
          </table:table-cell>
          <table:table-cell table:number-columns-repeated="3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348283" calcext:value-type="float">
            <text:p>348283</text:p>
          </table:table-cell>
          <table:table-cell table:style-name="ce1" office:value-type="float" office:value="496317" calcext:value-type="float">
            <text:p>496317</text:p>
          </table:table-cell>
          <table:table-cell table:formula="of:=([.F118]/[.G118])*100" office:value-type="float" office:value="70.1734979861661" calcext:value-type="float">
            <text:p>70.17</text:p>
          </table:table-cell>
          <table:table-cell table:style-name="ce1" office:value-type="string" calcext:value-type="string">
            <text:p>pass_motif</text:p>
          </table:table-cell>
          <table:table-cell table:style-name="ce1" office:value-type="string" calcext:value-type="string">
            <text:p>pass q30 pass motif</text:p>
          </table:table-cell>
          <table:table-cell table:style-name="ce1" office:value-type="string" calcext:value-type="string">
            <text:p>q30p100_krill_rotifer</text:p>
          </table:table-cell>
          <table:table-cell table:style-name="ce17"/>
          <table:table-cell table:formula="of:=100-[.H118]" office:value-type="float" office:value="29.8265020138339" calcext:value-type="float">
            <text:p>29.83</text:p>
          </table:table-cell>
          <table:table-cell table:formula="of:=([.G118]/[.O118])*100" office:value-type="float" office:value="59.4205882951556" calcext:value-type="float">
            <text:p>59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85456" calcext:value-type="float">
            <text:p>385456</text:p>
          </table:table-cell>
          <table:table-cell office:value-type="float" office:value="386108" calcext:value-type="float">
            <text:p>386108</text:p>
          </table:table-cell>
          <table:table-cell office:value-type="float" office:value="385704" calcext:value-type="float">
            <text:p>385704</text:p>
          </table:table-cell>
          <table:table-cell table:formula="of:=AVERAGE([.P118:.R118])" office:value-type="float" office:value="385756" calcext:value-type="float">
            <text:p>385756</text:p>
          </table:table-cell>
          <table:table-cell table:formula="of:=SQRT(AVERAGE(([.P118]-[.S118])^2;([.Q118]-[.S118])^2;([.R118]-[.S118])^2))" office:value-type="float" office:value="268.705538957921" calcext:value-type="float">
            <text:p>268.705538957921</text:p>
          </table:table-cell>
          <table:table-cell table:formula="of:=(([.S118]-[.F118])/[.G118])*100" office:value-type="float" office:value="7.5502148828269" calcext:value-type="float">
            <text:p>7.5502148828269</text:p>
          </table:table-cell>
          <table:table-cell table:number-columns-repeated="3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36779" calcext:value-type="float">
            <text:p>36779</text:p>
          </table:table-cell>
          <table:table-cell table:style-name="ce1" office:value-type="float" office:value="38558" calcext:value-type="float">
            <text:p>38558</text:p>
          </table:table-cell>
          <table:table-cell table:formula="of:=([.F119]/[.G119])*100" office:value-type="float" office:value="95.3861714819233" calcext:value-type="float">
            <text:p>95.39</text:p>
          </table:table-cell>
          <table:table-cell table:style-name="ce1" office:value-type="string" calcext:value-type="string">
            <text:p>pass_no_motif</text:p>
          </table:table-cell>
          <table:table-cell table:style-name="ce1" office:value-type="string" calcext:value-type="string">
            <text:p>pass q30 fail motif</text:p>
          </table:table-cell>
          <table:table-cell table:style-name="ce1" office:value-type="string" calcext:value-type="string">
            <text:p>q30p100_krill_rotifer</text:p>
          </table:table-cell>
          <table:table-cell table:style-name="ce17"/>
          <table:table-cell table:formula="of:=100-[.H119]" office:value-type="float" office:value="4.61382851807667" calcext:value-type="float">
            <text:p>4.61</text:p>
          </table:table-cell>
          <table:table-cell table:formula="of:=([.G119]/[.O119])*100" office:value-type="float" office:value="4.61628161736272" calcext:value-type="float">
            <text:p>5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35511" calcext:value-type="float">
            <text:p>35511</text:p>
          </table:table-cell>
          <table:table-cell office:value-type="float" office:value="35649" calcext:value-type="float">
            <text:p>35649</text:p>
          </table:table-cell>
          <table:table-cell office:value-type="float" office:value="35603" calcext:value-type="float">
            <text:p>35603</text:p>
          </table:table-cell>
          <table:table-cell table:formula="of:=AVERAGE([.P119:.R119])" office:value-type="float" office:value="35587.6666666667" calcext:value-type="float">
            <text:p>35587.6666666667</text:p>
          </table:table-cell>
          <table:table-cell table:formula="of:=SQRT(AVERAGE(([.P119]-[.S119])^2;([.Q119]-[.S119])^2;([.R119]-[.S119])^2))" office:value-type="float" office:value="57.3720799305338" calcext:value-type="float">
            <text:p>57.3720799305338</text:p>
          </table:table-cell>
          <table:table-cell table:formula="of:=(([.S119]-[.F119])/[.G119])*100" office:value-type="float" office:value="-3.08971765478846" calcext:value-type="float">
            <text:p>-3.08971765478846</text:p>
          </table:table-cell>
          <table:table-cell table:number-columns-repeated="3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miseq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39733" calcext:value-type="float">
            <text:p>239733</text:p>
          </table:table-cell>
          <table:table-cell table:style-name="ce1" office:value-type="float" office:value="275946" calcext:value-type="float">
            <text:p>275946</text:p>
          </table:table-cell>
          <table:table-cell table:formula="of:=([.F120]/[.G120])*100" office:value-type="float" office:value="86.8767802396121" calcext:value-type="float">
            <text:p>86.88</text:p>
          </table:table-cell>
          <table:table-cell table:style-name="ce1" office:value-type="string" calcext:value-type="string">
            <text:p>fail_motif</text:p>
          </table:table-cell>
          <table:table-cell table:style-name="ce1" office:value-type="string" calcext:value-type="string">
            <text:p>fail q30 pass motif</text:p>
          </table:table-cell>
          <table:table-cell table:style-name="ce1" office:value-type="string" calcext:value-type="string">
            <text:p>q30p100_krill_rotifer</text:p>
          </table:table-cell>
          <table:table-cell table:style-name="ce17"/>
          <table:table-cell table:formula="of:=100-[.H120]" office:value-type="float" office:value="13.1232197603879" calcext:value-type="float">
            <text:p>13.12</text:p>
          </table:table-cell>
          <table:table-cell table:formula="of:=([.G120]/[.O120])*100" office:value-type="float" office:value="33.0370985835565" calcext:value-type="float">
            <text:p>33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227037" calcext:value-type="float">
            <text:p>227037</text:p>
          </table:table-cell>
          <table:table-cell office:value-type="float" office:value="226931" calcext:value-type="float">
            <text:p>226931</text:p>
          </table:table-cell>
          <table:table-cell office:value-type="float" office:value="226939" calcext:value-type="float">
            <text:p>226939</text:p>
          </table:table-cell>
          <table:table-cell table:formula="of:=AVERAGE([.P120:.R120])" office:value-type="float" office:value="226969" calcext:value-type="float">
            <text:p>226969</text:p>
          </table:table-cell>
          <table:table-cell table:formula="of:=SQRT(AVERAGE(([.P120]-[.S120])^2;([.Q120]-[.S120])^2;([.R120]-[.S120])^2))" office:value-type="float" office:value="48.1940521918075" calcext:value-type="float">
            <text:p>48.1940521918075</text:p>
          </table:table-cell>
          <table:table-cell table:formula="of:=(([.S120]-[.F120])/[.G120])*100" office:value-type="float" office:value="-4.62554267864002" calcext:value-type="float">
            <text:p>-4.62554267864002</text:p>
          </table:table-cell>
          <table:table-cell table:number-columns-repeated="3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miseq</text:p>
          </table:table-cell>
          <table:table-cell table:number-columns-repeated="2" table:style-name="ce1" office:value-type="string" calcext:value-type="string">
            <text:p>fail</text:p>
          </table:table-cell>
          <table:table-cell table:style-name="ce1" office:value-type="string" calcext:value-type="string">
            <text:p>R1</text:p>
          </table:table-cell>
          <table:table-cell table:style-name="ce1" office:value-type="float" office:value="23918" calcext:value-type="float">
            <text:p>23918</text:p>
          </table:table-cell>
          <table:table-cell table:style-name="ce1" office:value-type="float" office:value="24440" calcext:value-type="float">
            <text:p>24440</text:p>
          </table:table-cell>
          <table:table-cell table:formula="of:=([.F121]/[.G121])*100" office:value-type="float" office:value="97.8641571194763" calcext:value-type="float">
            <text:p>97.86</text:p>
          </table:table-cell>
          <table:table-cell table:style-name="ce1" office:value-type="string" calcext:value-type="string">
            <text:p>fail_no_motif</text:p>
          </table:table-cell>
          <table:table-cell table:style-name="ce1" office:value-type="string" calcext:value-type="string">
            <text:p>fail q30 fail motif</text:p>
          </table:table-cell>
          <table:table-cell table:style-name="ce1" office:value-type="string" calcext:value-type="string">
            <text:p>q30p100_krill_rotifer</text:p>
          </table:table-cell>
          <table:table-cell table:style-name="ce17"/>
          <table:table-cell table:formula="of:=100-[.H121]" office:value-type="float" office:value="2.13584288052373" calcext:value-type="float">
            <text:p>2.14</text:p>
          </table:table-cell>
          <table:table-cell table:formula="of:=([.G121]/[.O121])*100" office:value-type="float" office:value="2.92603150392512" calcext:value-type="float">
            <text:p>3</text:p>
          </table:table-cell>
          <table:table-cell table:style-name="ce1" office:value-type="float" office:value="835261" calcext:value-type="float">
            <text:p>835261</text:p>
          </table:table-cell>
          <table:table-cell office:value-type="float" office:value="22884" calcext:value-type="float">
            <text:p>22884</text:p>
          </table:table-cell>
          <table:table-cell office:value-type="float" office:value="22875" calcext:value-type="float">
            <text:p>22875</text:p>
          </table:table-cell>
          <table:table-cell office:value-type="float" office:value="22813" calcext:value-type="float">
            <text:p>22813</text:p>
          </table:table-cell>
          <table:table-cell table:formula="of:=AVERAGE([.P121:.R121])" office:value-type="float" office:value="22857.3333333333" calcext:value-type="float">
            <text:p>22857.3333333333</text:p>
          </table:table-cell>
          <table:table-cell table:formula="of:=SQRT(AVERAGE(([.P121]-[.S121])^2;([.Q121]-[.S121])^2;([.R121]-[.S121])^2))" office:value-type="float" office:value="31.5629881700422" calcext:value-type="float">
            <text:p>31.5629881700422</text:p>
          </table:table-cell>
          <table:table-cell table:formula="of:=(([.S121]-[.F121])/[.G121])*100" office:value-type="float" office:value="-4.33987997817786" calcext:value-type="float">
            <text:p>-4.33987997817786</text:p>
          </table:table-cell>
          <table:table-cell table:number-columns-repeated="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8439" calcext:value-type="float">
            <text:p>38439</text:p>
          </table:table-cell>
          <table:table-cell table:style-name="ce2" office:value-type="float" office:value="41763" calcext:value-type="float">
            <text:p>41763</text:p>
          </table:table-cell>
          <table:table-cell table:formula="of:=([.F122]/[.G122])*100" office:value-type="float" office:value="92.040801666547" calcext:value-type="float">
            <text:p>92.0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22]" office:value-type="float" office:value="7.95919833345306" calcext:value-type="float">
            <text:p>7.96</text:p>
          </table:table-cell>
          <table:table-cell table:formula="of:=([.G122]/[.O122])*100" office:value-type="float" office:value="4.99999401384717" calcext:value-type="float">
            <text:p>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8379" calcext:value-type="float">
            <text:p>38379</text:p>
          </table:table-cell>
          <table:table-cell table:style-name="ce2" office:value-type="float" office:value="41763" calcext:value-type="float">
            <text:p>41763</text:p>
          </table:table-cell>
          <table:table-cell table:formula="of:=([.F123]/[.G123])*100" office:value-type="float" office:value="91.8971338265929" calcext:value-type="float">
            <text:p>91.9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23]" office:value-type="float" office:value="8.10286617340708" calcext:value-type="float">
            <text:p>8.10</text:p>
          </table:table-cell>
          <table:table-cell table:formula="of:=([.G123]/[.O123])*100" office:value-type="float" office:value="4.99999401384717" calcext:value-type="float">
            <text:p>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8367" calcext:value-type="float">
            <text:p>38367</text:p>
          </table:table-cell>
          <table:table-cell table:style-name="ce2" office:value-type="float" office:value="41763" calcext:value-type="float">
            <text:p>41763</text:p>
          </table:table-cell>
          <table:table-cell table:formula="of:=([.F124]/[.G124])*100" office:value-type="float" office:value="91.8684002586021" calcext:value-type="float">
            <text:p>91.8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24]" office:value-type="float" office:value="8.13159974139789" calcext:value-type="float">
            <text:p>8.13</text:p>
          </table:table-cell>
          <table:table-cell table:formula="of:=([.G124]/[.O124])*100" office:value-type="float" office:value="4.99999401384717" calcext:value-type="float">
            <text:p>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74592" calcext:value-type="float">
            <text:p>74592</text:p>
          </table:table-cell>
          <table:table-cell table:style-name="ce2" office:value-type="float" office:value="83526" calcext:value-type="float">
            <text:p>83526</text:p>
          </table:table-cell>
          <table:table-cell table:formula="of:=([.F125]/[.G125])*100" office:value-type="float" office:value="89.3039293154228" calcext:value-type="float">
            <text:p>89.3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25]" office:value-type="float" office:value="10.6960706845773" calcext:value-type="float">
            <text:p>10.70</text:p>
          </table:table-cell>
          <table:table-cell table:formula="of:=([.G125]/[.O125])*100" office:value-type="float" office:value="9.99998802769434" calcext:value-type="float">
            <text:p>1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74760" calcext:value-type="float">
            <text:p>74760</text:p>
          </table:table-cell>
          <table:table-cell table:style-name="ce2" office:value-type="float" office:value="83526" calcext:value-type="float">
            <text:p>83526</text:p>
          </table:table-cell>
          <table:table-cell table:formula="of:=([.F126]/[.G126])*100" office:value-type="float" office:value="89.5050642913584" calcext:value-type="float">
            <text:p>89.5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26]" office:value-type="float" office:value="10.4949357086416" calcext:value-type="float">
            <text:p>10.49</text:p>
          </table:table-cell>
          <table:table-cell table:formula="of:=([.G126]/[.O126])*100" office:value-type="float" office:value="9.99998802769434" calcext:value-type="float">
            <text:p>1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74578" calcext:value-type="float">
            <text:p>74578</text:p>
          </table:table-cell>
          <table:table-cell table:style-name="ce2" office:value-type="float" office:value="83526" calcext:value-type="float">
            <text:p>83526</text:p>
          </table:table-cell>
          <table:table-cell table:formula="of:=([.F127]/[.G127])*100" office:value-type="float" office:value="89.2871680674281" calcext:value-type="float">
            <text:p>89.2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27]" office:value-type="float" office:value="10.7128319325719" calcext:value-type="float">
            <text:p>10.71</text:p>
          </table:table-cell>
          <table:table-cell table:formula="of:=([.G127]/[.O127])*100" office:value-type="float" office:value="9.99998802769434" calcext:value-type="float">
            <text:p>1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09717" calcext:value-type="float">
            <text:p>109717</text:p>
          </table:table-cell>
          <table:table-cell table:style-name="ce2" office:value-type="float" office:value="125289" calcext:value-type="float">
            <text:p>125289</text:p>
          </table:table-cell>
          <table:table-cell table:formula="of:=([.F128]/[.G128])*100" office:value-type="float" office:value="87.5711355346439" calcext:value-type="float">
            <text:p>87.5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28]" office:value-type="float" office:value="12.4288644653561" calcext:value-type="float">
            <text:p>12.43</text:p>
          </table:table-cell>
          <table:table-cell table:formula="of:=([.G128]/[.O128])*100" office:value-type="float" office:value="14.9999820415415" calcext:value-type="float">
            <text:p>1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09623" calcext:value-type="float">
            <text:p>109623</text:p>
          </table:table-cell>
          <table:table-cell table:style-name="ce2" office:value-type="float" office:value="125289" calcext:value-type="float">
            <text:p>125289</text:p>
          </table:table-cell>
          <table:table-cell table:formula="of:=([.F129]/[.G129])*100" office:value-type="float" office:value="87.4961089960013" calcext:value-type="float">
            <text:p>87.5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29]" office:value-type="float" office:value="12.5038910039988" calcext:value-type="float">
            <text:p>12.50</text:p>
          </table:table-cell>
          <table:table-cell table:formula="of:=([.G129]/[.O129])*100" office:value-type="float" office:value="14.9999820415415" calcext:value-type="float">
            <text:p>1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09679" calcext:value-type="float">
            <text:p>109679</text:p>
          </table:table-cell>
          <table:table-cell table:style-name="ce2" office:value-type="float" office:value="125289" calcext:value-type="float">
            <text:p>125289</text:p>
          </table:table-cell>
          <table:table-cell table:formula="of:=([.F130]/[.G130])*100" office:value-type="float" office:value="87.5408056573203" calcext:value-type="float">
            <text:p>87.5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30]" office:value-type="float" office:value="12.4591943426797" calcext:value-type="float">
            <text:p>12.46</text:p>
          </table:table-cell>
          <table:table-cell table:formula="of:=([.G130]/[.O130])*100" office:value-type="float" office:value="14.9999820415415" calcext:value-type="float">
            <text:p>1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43643" calcext:value-type="float">
            <text:p>143643</text:p>
          </table:table-cell>
          <table:table-cell table:style-name="ce2" office:value-type="float" office:value="167052" calcext:value-type="float">
            <text:p>167052</text:p>
          </table:table-cell>
          <table:table-cell table:formula="of:=([.F131]/[.G131])*100" office:value-type="float" office:value="85.9869980604842" calcext:value-type="float">
            <text:p>85.9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31]" office:value-type="float" office:value="14.0130019395158" calcext:value-type="float">
            <text:p>14.01</text:p>
          </table:table-cell>
          <table:table-cell table:formula="of:=([.G131]/[.O131])*100" office:value-type="float" office:value="19.9999760553887" calcext:value-type="float">
            <text:p>2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43338" calcext:value-type="float">
            <text:p>143338</text:p>
          </table:table-cell>
          <table:table-cell table:style-name="ce2" office:value-type="float" office:value="167052" calcext:value-type="float">
            <text:p>167052</text:p>
          </table:table-cell>
          <table:table-cell table:formula="of:=([.F132]/[.G132])*100" office:value-type="float" office:value="85.8044201805426" calcext:value-type="float">
            <text:p>85.8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32]" office:value-type="float" office:value="14.1955798194574" calcext:value-type="float">
            <text:p>14.20</text:p>
          </table:table-cell>
          <table:table-cell table:formula="of:=([.G132]/[.O132])*100" office:value-type="float" office:value="19.9999760553887" calcext:value-type="float">
            <text:p>2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43554" calcext:value-type="float">
            <text:p>143554</text:p>
          </table:table-cell>
          <table:table-cell table:style-name="ce2" office:value-type="float" office:value="167052" calcext:value-type="float">
            <text:p>167052</text:p>
          </table:table-cell>
          <table:table-cell table:formula="of:=([.F133]/[.G133])*100" office:value-type="float" office:value="85.9337212365012" calcext:value-type="float">
            <text:p>85.93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33]" office:value-type="float" office:value="14.0662787634988" calcext:value-type="float">
            <text:p>14.07</text:p>
          </table:table-cell>
          <table:table-cell table:formula="of:=([.G133]/[.O133])*100" office:value-type="float" office:value="19.9999760553887" calcext:value-type="float">
            <text:p>2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76543" calcext:value-type="float">
            <text:p>176543</text:p>
          </table:table-cell>
          <table:table-cell table:style-name="ce2" office:value-type="float" office:value="208815" calcext:value-type="float">
            <text:p>208815</text:p>
          </table:table-cell>
          <table:table-cell table:formula="of:=([.F134]/[.G134])*100" office:value-type="float" office:value="84.5451715633456" calcext:value-type="float">
            <text:p>84.5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34]" office:value-type="float" office:value="15.4548284366545" calcext:value-type="float">
            <text:p>15.45</text:p>
          </table:table-cell>
          <table:table-cell table:formula="of:=([.G134]/[.O134])*100" office:value-type="float" office:value="24.9999700692358" calcext:value-type="float">
            <text:p>2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76426" calcext:value-type="float">
            <text:p>176426</text:p>
          </table:table-cell>
          <table:table-cell table:style-name="ce2" office:value-type="float" office:value="208815" calcext:value-type="float">
            <text:p>208815</text:p>
          </table:table-cell>
          <table:table-cell table:formula="of:=([.F135]/[.G135])*100" office:value-type="float" office:value="84.4891411057635" calcext:value-type="float">
            <text:p>84.4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35]" office:value-type="float" office:value="15.5108588942365" calcext:value-type="float">
            <text:p>15.51</text:p>
          </table:table-cell>
          <table:table-cell table:formula="of:=([.G135]/[.O135])*100" office:value-type="float" office:value="24.9999700692358" calcext:value-type="float">
            <text:p>2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76324" calcext:value-type="float">
            <text:p>176324</text:p>
          </table:table-cell>
          <table:table-cell table:style-name="ce2" office:value-type="float" office:value="208815" calcext:value-type="float">
            <text:p>208815</text:p>
          </table:table-cell>
          <table:table-cell table:formula="of:=([.F136]/[.G136])*100" office:value-type="float" office:value="84.4402940401791" calcext:value-type="float">
            <text:p>84.4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36]" office:value-type="float" office:value="15.5597059598209" calcext:value-type="float">
            <text:p>15.56</text:p>
          </table:table-cell>
          <table:table-cell table:formula="of:=([.G136]/[.O136])*100" office:value-type="float" office:value="24.9999700692358" calcext:value-type="float">
            <text:p>2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08360" calcext:value-type="float">
            <text:p>208360</text:p>
          </table:table-cell>
          <table:table-cell table:style-name="ce2" office:value-type="float" office:value="250578" calcext:value-type="float">
            <text:p>250578</text:p>
          </table:table-cell>
          <table:table-cell table:formula="of:=([.F137]/[.G137])*100" office:value-type="float" office:value="83.1517531467248" calcext:value-type="float">
            <text:p>83.1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37]" office:value-type="float" office:value="16.8482468532752" calcext:value-type="float">
            <text:p>16.85</text:p>
          </table:table-cell>
          <table:table-cell table:formula="of:=([.G137]/[.O137])*100" office:value-type="float" office:value="29.999964083083" calcext:value-type="float">
            <text:p>3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08703" calcext:value-type="float">
            <text:p>208703</text:p>
          </table:table-cell>
          <table:table-cell table:style-name="ce2" office:value-type="float" office:value="250578" calcext:value-type="float">
            <text:p>250578</text:p>
          </table:table-cell>
          <table:table-cell table:formula="of:=([.F138]/[.G138])*100" office:value-type="float" office:value="83.2886366720143" calcext:value-type="float">
            <text:p>83.2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38]" office:value-type="float" office:value="16.7113633279857" calcext:value-type="float">
            <text:p>16.71</text:p>
          </table:table-cell>
          <table:table-cell table:formula="of:=([.G138]/[.O138])*100" office:value-type="float" office:value="29.999964083083" calcext:value-type="float">
            <text:p>3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08646" calcext:value-type="float">
            <text:p>208646</text:p>
          </table:table-cell>
          <table:table-cell table:style-name="ce2" office:value-type="float" office:value="250578" calcext:value-type="float">
            <text:p>250578</text:p>
          </table:table-cell>
          <table:table-cell table:formula="of:=([.F139]/[.G139])*100" office:value-type="float" office:value="83.2658892640216" calcext:value-type="float">
            <text:p>83.2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39]" office:value-type="float" office:value="16.7341107359784" calcext:value-type="float">
            <text:p>16.73</text:p>
          </table:table-cell>
          <table:table-cell table:formula="of:=([.G139]/[.O139])*100" office:value-type="float" office:value="29.999964083083" calcext:value-type="float">
            <text:p>3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40302" calcext:value-type="float">
            <text:p>240302</text:p>
          </table:table-cell>
          <table:table-cell table:style-name="ce2" office:value-type="float" office:value="292341" calcext:value-type="float">
            <text:p>292341</text:p>
          </table:table-cell>
          <table:table-cell table:formula="of:=([.F140]/[.G140])*100" office:value-type="float" office:value="82.1992125634105" calcext:value-type="float">
            <text:p>82.2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40]" office:value-type="float" office:value="17.8007874365895" calcext:value-type="float">
            <text:p>17.80</text:p>
          </table:table-cell>
          <table:table-cell table:formula="of:=([.G140]/[.O140])*100" office:value-type="float" office:value="34.9999580969302" calcext:value-type="float">
            <text:p>3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40245" calcext:value-type="float">
            <text:p>240245</text:p>
          </table:table-cell>
          <table:table-cell table:style-name="ce2" office:value-type="float" office:value="292341" calcext:value-type="float">
            <text:p>292341</text:p>
          </table:table-cell>
          <table:table-cell table:formula="of:=([.F141]/[.G141])*100" office:value-type="float" office:value="82.1797147851311" calcext:value-type="float">
            <text:p>82.18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41]" office:value-type="float" office:value="17.8202852148689" calcext:value-type="float">
            <text:p>17.82</text:p>
          </table:table-cell>
          <table:table-cell table:formula="of:=([.G141]/[.O141])*100" office:value-type="float" office:value="34.9999580969302" calcext:value-type="float">
            <text:p>3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40500" calcext:value-type="float">
            <text:p>240500</text:p>
          </table:table-cell>
          <table:table-cell table:style-name="ce2" office:value-type="float" office:value="292341" calcext:value-type="float">
            <text:p>292341</text:p>
          </table:table-cell>
          <table:table-cell table:formula="of:=([.F142]/[.G142])*100" office:value-type="float" office:value="82.2669416879603" calcext:value-type="float">
            <text:p>82.2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42]" office:value-type="float" office:value="17.7330583120397" calcext:value-type="float">
            <text:p>17.73</text:p>
          </table:table-cell>
          <table:table-cell table:formula="of:=([.G142]/[.O142])*100" office:value-type="float" office:value="34.9999580969302" calcext:value-type="float">
            <text:p>3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71450" calcext:value-type="float">
            <text:p>271450</text:p>
          </table:table-cell>
          <table:table-cell table:style-name="ce2" office:value-type="float" office:value="334104" calcext:value-type="float">
            <text:p>334104</text:p>
          </table:table-cell>
          <table:table-cell table:formula="of:=([.F143]/[.G143])*100" office:value-type="float" office:value="81.2471565740009" calcext:value-type="float">
            <text:p>81.2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43]" office:value-type="float" office:value="18.7528434259991" calcext:value-type="float">
            <text:p>18.75</text:p>
          </table:table-cell>
          <table:table-cell table:formula="of:=([.G143]/[.O143])*100" office:value-type="float" office:value="39.9999521107774" calcext:value-type="float">
            <text:p>4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71580" calcext:value-type="float">
            <text:p>271580</text:p>
          </table:table-cell>
          <table:table-cell table:style-name="ce2" office:value-type="float" office:value="334104" calcext:value-type="float">
            <text:p>334104</text:p>
          </table:table-cell>
          <table:table-cell table:formula="of:=([.F144]/[.G144])*100" office:value-type="float" office:value="81.2860666139885" calcext:value-type="float">
            <text:p>81.2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44]" office:value-type="float" office:value="18.7139333860115" calcext:value-type="float">
            <text:p>18.71</text:p>
          </table:table-cell>
          <table:table-cell table:formula="of:=([.G144]/[.O144])*100" office:value-type="float" office:value="39.9999521107774" calcext:value-type="float">
            <text:p>4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71615" calcext:value-type="float">
            <text:p>271615</text:p>
          </table:table-cell>
          <table:table-cell table:style-name="ce2" office:value-type="float" office:value="334104" calcext:value-type="float">
            <text:p>334104</text:p>
          </table:table-cell>
          <table:table-cell table:formula="of:=([.F145]/[.G145])*100" office:value-type="float" office:value="81.2965423939851" calcext:value-type="float">
            <text:p>81.3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45]" office:value-type="float" office:value="18.7034576060149" calcext:value-type="float">
            <text:p>18.70</text:p>
          </table:table-cell>
          <table:table-cell table:formula="of:=([.G145]/[.O145])*100" office:value-type="float" office:value="39.9999521107774" calcext:value-type="float">
            <text:p>4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01859" calcext:value-type="float">
            <text:p>301859</text:p>
          </table:table-cell>
          <table:table-cell table:style-name="ce2" office:value-type="float" office:value="375867" calcext:value-type="float">
            <text:p>375867</text:p>
          </table:table-cell>
          <table:table-cell table:formula="of:=([.F146]/[.G146])*100" office:value-type="float" office:value="80.3100564827452" calcext:value-type="float">
            <text:p>80.3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46]" office:value-type="float" office:value="19.6899435172548" calcext:value-type="float">
            <text:p>19.69</text:p>
          </table:table-cell>
          <table:table-cell table:formula="of:=([.G146]/[.O146])*100" office:value-type="float" office:value="44.9999461246245" calcext:value-type="float">
            <text:p>4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02109" calcext:value-type="float">
            <text:p>302109</text:p>
          </table:table-cell>
          <table:table-cell table:style-name="ce2" office:value-type="float" office:value="375867" calcext:value-type="float">
            <text:p>375867</text:p>
          </table:table-cell>
          <table:table-cell table:formula="of:=([.F147]/[.G147])*100" office:value-type="float" office:value="80.3765693716128" calcext:value-type="float">
            <text:p>80.38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47]" office:value-type="float" office:value="19.6234306283872" calcext:value-type="float">
            <text:p>19.62</text:p>
          </table:table-cell>
          <table:table-cell table:formula="of:=([.G147]/[.O147])*100" office:value-type="float" office:value="44.9999461246245" calcext:value-type="float">
            <text:p>4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01910" calcext:value-type="float">
            <text:p>301910</text:p>
          </table:table-cell>
          <table:table-cell table:style-name="ce2" office:value-type="float" office:value="375867" calcext:value-type="float">
            <text:p>375867</text:p>
          </table:table-cell>
          <table:table-cell table:formula="of:=([.F148]/[.G148])*100" office:value-type="float" office:value="80.3236251120742" calcext:value-type="float">
            <text:p>80.32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48]" office:value-type="float" office:value="19.6763748879258" calcext:value-type="float">
            <text:p>19.68</text:p>
          </table:table-cell>
          <table:table-cell table:formula="of:=([.G148]/[.O148])*100" office:value-type="float" office:value="44.9999461246245" calcext:value-type="float">
            <text:p>4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32022" calcext:value-type="float">
            <text:p>332022</text:p>
          </table:table-cell>
          <table:table-cell table:style-name="ce2" office:value-type="float" office:value="417630" calcext:value-type="float">
            <text:p>417630</text:p>
          </table:table-cell>
          <table:table-cell table:formula="of:=([.F149]/[.G149])*100" office:value-type="float" office:value="79.5014725953595" calcext:value-type="float">
            <text:p>79.5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49]" office:value-type="float" office:value="20.4985274046405" calcext:value-type="float">
            <text:p>20.50</text:p>
          </table:table-cell>
          <table:table-cell table:formula="of:=([.G149]/[.O149])*100" office:value-type="float" office:value="49.9999401384717" calcext:value-type="float">
            <text:p>5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32473" calcext:value-type="float">
            <text:p>332473</text:p>
          </table:table-cell>
          <table:table-cell table:style-name="ce2" office:value-type="float" office:value="417630" calcext:value-type="float">
            <text:p>417630</text:p>
          </table:table-cell>
          <table:table-cell table:formula="of:=([.F150]/[.G150])*100" office:value-type="float" office:value="79.609462921725" calcext:value-type="float">
            <text:p>79.6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50]" office:value-type="float" office:value="20.390537078275" calcext:value-type="float">
            <text:p>20.39</text:p>
          </table:table-cell>
          <table:table-cell table:formula="of:=([.G150]/[.O150])*100" office:value-type="float" office:value="49.9999401384717" calcext:value-type="float">
            <text:p>5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32178" calcext:value-type="float">
            <text:p>332178</text:p>
          </table:table-cell>
          <table:table-cell table:style-name="ce2" office:value-type="float" office:value="417630" calcext:value-type="float">
            <text:p>417630</text:p>
          </table:table-cell>
          <table:table-cell table:formula="of:=([.F151]/[.G151])*100" office:value-type="float" office:value="79.5388262337476" calcext:value-type="float">
            <text:p>79.5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51]" office:value-type="float" office:value="20.4611737662524" calcext:value-type="float">
            <text:p>20.46</text:p>
          </table:table-cell>
          <table:table-cell table:formula="of:=([.G151]/[.O151])*100" office:value-type="float" office:value="49.9999401384717" calcext:value-type="float">
            <text:p>5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61794" calcext:value-type="float">
            <text:p>361794</text:p>
          </table:table-cell>
          <table:table-cell table:style-name="ce2" office:value-type="float" office:value="459393" calcext:value-type="float">
            <text:p>459393</text:p>
          </table:table-cell>
          <table:table-cell table:formula="of:=([.F152]/[.G152])*100" office:value-type="float" office:value="78.7547916489803" calcext:value-type="float">
            <text:p>78.7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52]" office:value-type="float" office:value="21.2452083510197" calcext:value-type="float">
            <text:p>21.25</text:p>
          </table:table-cell>
          <table:table-cell table:formula="of:=([.G152]/[.O152])*100" office:value-type="float" office:value="54.9999341523189" calcext:value-type="float">
            <text:p>5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61730" calcext:value-type="float">
            <text:p>361730</text:p>
          </table:table-cell>
          <table:table-cell table:style-name="ce2" office:value-type="float" office:value="459393" calcext:value-type="float">
            <text:p>459393</text:p>
          </table:table-cell>
          <table:table-cell table:formula="of:=([.F153]/[.G153])*100" office:value-type="float" office:value="78.7408602220757" calcext:value-type="float">
            <text:p>78.7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53]" office:value-type="float" office:value="21.2591397779243" calcext:value-type="float">
            <text:p>21.26</text:p>
          </table:table-cell>
          <table:table-cell table:formula="of:=([.G153]/[.O153])*100" office:value-type="float" office:value="54.9999341523189" calcext:value-type="float">
            <text:p>5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62042" calcext:value-type="float">
            <text:p>362042</text:p>
          </table:table-cell>
          <table:table-cell table:style-name="ce2" office:value-type="float" office:value="459393" calcext:value-type="float">
            <text:p>459393</text:p>
          </table:table-cell>
          <table:table-cell table:formula="of:=([.F154]/[.G154])*100" office:value-type="float" office:value="78.8087759282358" calcext:value-type="float">
            <text:p>78.8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54]" office:value-type="float" office:value="21.1912240717643" calcext:value-type="float">
            <text:p>21.19</text:p>
          </table:table-cell>
          <table:table-cell table:formula="of:=([.G154]/[.O154])*100" office:value-type="float" office:value="54.9999341523189" calcext:value-type="float">
            <text:p>5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91434" calcext:value-type="float">
            <text:p>391434</text:p>
          </table:table-cell>
          <table:table-cell table:style-name="ce2" office:value-type="float" office:value="501156" calcext:value-type="float">
            <text:p>501156</text:p>
          </table:table-cell>
          <table:table-cell table:formula="of:=([.F155]/[.G155])*100" office:value-type="float" office:value="78.106218423006" calcext:value-type="float">
            <text:p>78.1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55]" office:value-type="float" office:value="21.893781576994" calcext:value-type="float">
            <text:p>21.89</text:p>
          </table:table-cell>
          <table:table-cell table:formula="of:=([.G155]/[.O155])*100" office:value-type="float" office:value="59.999928166166" calcext:value-type="float">
            <text:p>6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91226" calcext:value-type="float">
            <text:p>391226</text:p>
          </table:table-cell>
          <table:table-cell table:style-name="ce2" office:value-type="float" office:value="501156" calcext:value-type="float">
            <text:p>501156</text:p>
          </table:table-cell>
          <table:table-cell table:formula="of:=([.F156]/[.G156])*100" office:value-type="float" office:value="78.0647143803526" calcext:value-type="float">
            <text:p>78.06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56]" office:value-type="float" office:value="21.9352856196474" calcext:value-type="float">
            <text:p>21.94</text:p>
          </table:table-cell>
          <table:table-cell table:formula="of:=([.G156]/[.O156])*100" office:value-type="float" office:value="59.999928166166" calcext:value-type="float">
            <text:p>6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91281" calcext:value-type="float">
            <text:p>391281</text:p>
          </table:table-cell>
          <table:table-cell table:style-name="ce2" office:value-type="float" office:value="501156" calcext:value-type="float">
            <text:p>501156</text:p>
          </table:table-cell>
          <table:table-cell table:formula="of:=([.F157]/[.G157])*100" office:value-type="float" office:value="78.0756890070158" calcext:value-type="float">
            <text:p>78.08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57]" office:value-type="float" office:value="21.9243109929842" calcext:value-type="float">
            <text:p>21.92</text:p>
          </table:table-cell>
          <table:table-cell table:formula="of:=([.G157]/[.O157])*100" office:value-type="float" office:value="59.999928166166" calcext:value-type="float">
            <text:p>6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20488" calcext:value-type="float">
            <text:p>420488</text:p>
          </table:table-cell>
          <table:table-cell table:style-name="ce2" office:value-type="float" office:value="542919" calcext:value-type="float">
            <text:p>542919</text:p>
          </table:table-cell>
          <table:table-cell table:formula="of:=([.F158]/[.G158])*100" office:value-type="float" office:value="77.4494906238316" calcext:value-type="float">
            <text:p>77.4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58]" office:value-type="float" office:value="22.5505093761684" calcext:value-type="float">
            <text:p>22.55</text:p>
          </table:table-cell>
          <table:table-cell table:formula="of:=([.G158]/[.O158])*100" office:value-type="float" office:value="64.9999221800132" calcext:value-type="float">
            <text:p>6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20280" calcext:value-type="float">
            <text:p>420280</text:p>
          </table:table-cell>
          <table:table-cell table:style-name="ce2" office:value-type="float" office:value="542919" calcext:value-type="float">
            <text:p>542919</text:p>
          </table:table-cell>
          <table:table-cell table:formula="of:=([.F159]/[.G159])*100" office:value-type="float" office:value="77.4111791998438" calcext:value-type="float">
            <text:p>77.4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59]" office:value-type="float" office:value="22.5888208001562" calcext:value-type="float">
            <text:p>22.59</text:p>
          </table:table-cell>
          <table:table-cell table:formula="of:=([.G159]/[.O159])*100" office:value-type="float" office:value="64.9999221800132" calcext:value-type="float">
            <text:p>6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20624" calcext:value-type="float">
            <text:p>420624</text:p>
          </table:table-cell>
          <table:table-cell table:style-name="ce2" office:value-type="float" office:value="542919" calcext:value-type="float">
            <text:p>542919</text:p>
          </table:table-cell>
          <table:table-cell table:formula="of:=([.F160]/[.G160])*100" office:value-type="float" office:value="77.4745404010543" calcext:value-type="float">
            <text:p>77.4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60]" office:value-type="float" office:value="22.5254595989457" calcext:value-type="float">
            <text:p>22.53</text:p>
          </table:table-cell>
          <table:table-cell table:formula="of:=([.G160]/[.O160])*100" office:value-type="float" office:value="64.9999221800132" calcext:value-type="float">
            <text:p>6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49043" calcext:value-type="float">
            <text:p>449043</text:p>
          </table:table-cell>
          <table:table-cell table:style-name="ce2" office:value-type="float" office:value="584682" calcext:value-type="float">
            <text:p>584682</text:p>
          </table:table-cell>
          <table:table-cell table:formula="of:=([.F161]/[.G161])*100" office:value-type="float" office:value="76.8012355434236" calcext:value-type="float">
            <text:p>76.8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61]" office:value-type="float" office:value="23.1987644565764" calcext:value-type="float">
            <text:p>23.20</text:p>
          </table:table-cell>
          <table:table-cell table:formula="of:=([.G161]/[.O161])*100" office:value-type="float" office:value="69.9999161938604" calcext:value-type="float">
            <text:p>7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49231" calcext:value-type="float">
            <text:p>449231</text:p>
          </table:table-cell>
          <table:table-cell table:style-name="ce2" office:value-type="float" office:value="584682" calcext:value-type="float">
            <text:p>584682</text:p>
          </table:table-cell>
          <table:table-cell table:formula="of:=([.F162]/[.G162])*100" office:value-type="float" office:value="76.8333897742705" calcext:value-type="float">
            <text:p>76.83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62]" office:value-type="float" office:value="23.1666102257295" calcext:value-type="float">
            <text:p>23.17</text:p>
          </table:table-cell>
          <table:table-cell table:formula="of:=([.G162]/[.O162])*100" office:value-type="float" office:value="69.9999161938604" calcext:value-type="float">
            <text:p>7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48887" calcext:value-type="float">
            <text:p>448887</text:p>
          </table:table-cell>
          <table:table-cell table:style-name="ce2" office:value-type="float" office:value="584682" calcext:value-type="float">
            <text:p>584682</text:p>
          </table:table-cell>
          <table:table-cell table:formula="of:=([.F163]/[.G163])*100" office:value-type="float" office:value="76.7745543731464" calcext:value-type="float">
            <text:p>76.7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63]" office:value-type="float" office:value="23.2254456268536" calcext:value-type="float">
            <text:p>23.23</text:p>
          </table:table-cell>
          <table:table-cell table:formula="of:=([.G163]/[.O163])*100" office:value-type="float" office:value="69.9999161938604" calcext:value-type="float">
            <text:p>7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77758" calcext:value-type="float">
            <text:p>477758</text:p>
          </table:table-cell>
          <table:table-cell table:style-name="ce2" office:value-type="float" office:value="626445" calcext:value-type="float">
            <text:p>626445</text:p>
          </table:table-cell>
          <table:table-cell table:formula="of:=([.F164]/[.G164])*100" office:value-type="float" office:value="76.2649554230619" calcext:value-type="float">
            <text:p>76.26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64]" office:value-type="float" office:value="23.7350445769381" calcext:value-type="float">
            <text:p>23.74</text:p>
          </table:table-cell>
          <table:table-cell table:formula="of:=([.G164]/[.O164])*100" office:value-type="float" office:value="74.9999102077075" calcext:value-type="float">
            <text:p>7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77835" calcext:value-type="float">
            <text:p>477835</text:p>
          </table:table-cell>
          <table:table-cell table:style-name="ce2" office:value-type="float" office:value="626445" calcext:value-type="float">
            <text:p>626445</text:p>
          </table:table-cell>
          <table:table-cell table:formula="of:=([.F165]/[.G165])*100" office:value-type="float" office:value="76.2772470049246" calcext:value-type="float">
            <text:p>76.28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65]" office:value-type="float" office:value="23.7227529950754" calcext:value-type="float">
            <text:p>23.72</text:p>
          </table:table-cell>
          <table:table-cell table:formula="of:=([.G165]/[.O165])*100" office:value-type="float" office:value="74.9999102077075" calcext:value-type="float">
            <text:p>7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77851" calcext:value-type="float">
            <text:p>477851</text:p>
          </table:table-cell>
          <table:table-cell table:style-name="ce2" office:value-type="float" office:value="626445" calcext:value-type="float">
            <text:p>626445</text:p>
          </table:table-cell>
          <table:table-cell table:formula="of:=([.F166]/[.G166])*100" office:value-type="float" office:value="76.2798010998571" calcext:value-type="float">
            <text:p>76.28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66]" office:value-type="float" office:value="23.7201989001429" calcext:value-type="float">
            <text:p>23.72</text:p>
          </table:table-cell>
          <table:table-cell table:formula="of:=([.G166]/[.O166])*100" office:value-type="float" office:value="74.9999102077075" calcext:value-type="float">
            <text:p>7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05924" calcext:value-type="float">
            <text:p>505924</text:p>
          </table:table-cell>
          <table:table-cell table:style-name="ce2" office:value-type="float" office:value="668208" calcext:value-type="float">
            <text:p>668208</text:p>
          </table:table-cell>
          <table:table-cell table:formula="of:=([.F167]/[.G167])*100" office:value-type="float" office:value="75.7135502717717" calcext:value-type="float">
            <text:p>75.7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67]" office:value-type="float" office:value="24.2864497282283" calcext:value-type="float">
            <text:p>24.29</text:p>
          </table:table-cell>
          <table:table-cell table:formula="of:=([.G167]/[.O167])*100" office:value-type="float" office:value="79.9999042215547" calcext:value-type="float">
            <text:p>8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05649" calcext:value-type="float">
            <text:p>505649</text:p>
          </table:table-cell>
          <table:table-cell table:style-name="ce2" office:value-type="float" office:value="668208" calcext:value-type="float">
            <text:p>668208</text:p>
          </table:table-cell>
          <table:table-cell table:formula="of:=([.F168]/[.G168])*100" office:value-type="float" office:value="75.6723954217848" calcext:value-type="float">
            <text:p>75.6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68]" office:value-type="float" office:value="24.3276045782152" calcext:value-type="float">
            <text:p>24.33</text:p>
          </table:table-cell>
          <table:table-cell table:formula="of:=([.G168]/[.O168])*100" office:value-type="float" office:value="79.9999042215547" calcext:value-type="float">
            <text:p>8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05889" calcext:value-type="float">
            <text:p>505889</text:p>
          </table:table-cell>
          <table:table-cell table:style-name="ce2" office:value-type="float" office:value="668208" calcext:value-type="float">
            <text:p>668208</text:p>
          </table:table-cell>
          <table:table-cell table:formula="of:=([.F169]/[.G169])*100" office:value-type="float" office:value="75.7083123817733" calcext:value-type="float">
            <text:p>75.7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69]" office:value-type="float" office:value="24.2916876182267" calcext:value-type="float">
            <text:p>24.29</text:p>
          </table:table-cell>
          <table:table-cell table:formula="of:=([.G169]/[.O169])*100" office:value-type="float" office:value="79.9999042215547" calcext:value-type="float">
            <text:p>8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33957" calcext:value-type="float">
            <text:p>533957</text:p>
          </table:table-cell>
          <table:table-cell table:style-name="ce2" office:value-type="float" office:value="709971" calcext:value-type="float">
            <text:p>709971</text:p>
          </table:table-cell>
          <table:table-cell table:formula="of:=([.F170]/[.G170])*100" office:value-type="float" office:value="75.2082831552275" calcext:value-type="float">
            <text:p>75.2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70]" office:value-type="float" office:value="24.7917168447725" calcext:value-type="float">
            <text:p>24.79</text:p>
          </table:table-cell>
          <table:table-cell table:formula="of:=([.G170]/[.O170])*100" office:value-type="float" office:value="84.9998982354019" calcext:value-type="float">
            <text:p>8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33809" calcext:value-type="float">
            <text:p>533809</text:p>
          </table:table-cell>
          <table:table-cell table:style-name="ce2" office:value-type="float" office:value="709971" calcext:value-type="float">
            <text:p>709971</text:p>
          </table:table-cell>
          <table:table-cell table:formula="of:=([.F171]/[.G171])*100" office:value-type="float" office:value="75.1874372333518" calcext:value-type="float">
            <text:p>75.1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71]" office:value-type="float" office:value="24.8125627666482" calcext:value-type="float">
            <text:p>24.81</text:p>
          </table:table-cell>
          <table:table-cell table:formula="of:=([.G171]/[.O171])*100" office:value-type="float" office:value="84.9998982354019" calcext:value-type="float">
            <text:p>8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33689" calcext:value-type="float">
            <text:p>533689</text:p>
          </table:table-cell>
          <table:table-cell table:style-name="ce2" office:value-type="float" office:value="709971" calcext:value-type="float">
            <text:p>709971</text:p>
          </table:table-cell>
          <table:table-cell table:formula="of:=([.F172]/[.G172])*100" office:value-type="float" office:value="75.1705351345337" calcext:value-type="float">
            <text:p>75.17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72]" office:value-type="float" office:value="24.8294648654663" calcext:value-type="float">
            <text:p>24.83</text:p>
          </table:table-cell>
          <table:table-cell table:formula="of:=([.G172]/[.O172])*100" office:value-type="float" office:value="84.9998982354019" calcext:value-type="float">
            <text:p>8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61460" calcext:value-type="float">
            <text:p>561460</text:p>
          </table:table-cell>
          <table:table-cell table:style-name="ce2" office:value-type="float" office:value="751734" calcext:value-type="float">
            <text:p>751734</text:p>
          </table:table-cell>
          <table:table-cell table:formula="of:=([.F173]/[.G173])*100" office:value-type="float" office:value="74.6886531672107" calcext:value-type="float">
            <text:p>74.69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73]" office:value-type="float" office:value="25.3113468327893" calcext:value-type="float">
            <text:p>25.31</text:p>
          </table:table-cell>
          <table:table-cell table:formula="of:=([.G173]/[.O173])*100" office:value-type="float" office:value="89.999892249249" calcext:value-type="float">
            <text:p>9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61636" calcext:value-type="float">
            <text:p>561636</text:p>
          </table:table-cell>
          <table:table-cell table:style-name="ce2" office:value-type="float" office:value="751734" calcext:value-type="float">
            <text:p>751734</text:p>
          </table:table-cell>
          <table:table-cell table:formula="of:=([.F174]/[.G174])*100" office:value-type="float" office:value="74.7120657040921" calcext:value-type="float">
            <text:p>74.71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74]" office:value-type="float" office:value="25.2879342959079" calcext:value-type="float">
            <text:p>25.29</text:p>
          </table:table-cell>
          <table:table-cell table:formula="of:=([.G174]/[.O174])*100" office:value-type="float" office:value="89.999892249249" calcext:value-type="float">
            <text:p>9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61903" calcext:value-type="float">
            <text:p>561903</text:p>
          </table:table-cell>
          <table:table-cell table:style-name="ce2" office:value-type="float" office:value="751734" calcext:value-type="float">
            <text:p>751734</text:p>
          </table:table-cell>
          <table:table-cell table:formula="of:=([.F175]/[.G175])*100" office:value-type="float" office:value="74.7475835867474" calcext:value-type="float">
            <text:p>74.7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75]" office:value-type="float" office:value="25.2524164132526" calcext:value-type="float">
            <text:p>25.25</text:p>
          </table:table-cell>
          <table:table-cell table:formula="of:=([.G175]/[.O175])*100" office:value-type="float" office:value="89.999892249249" calcext:value-type="float">
            <text:p>9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89207" calcext:value-type="float">
            <text:p>589207</text:p>
          </table:table-cell>
          <table:table-cell table:style-name="ce2" office:value-type="float" office:value="793497" calcext:value-type="float">
            <text:p>793497</text:p>
          </table:table-cell>
          <table:table-cell table:formula="of:=([.F176]/[.G176])*100" office:value-type="float" office:value="74.2544710313965" calcext:value-type="float">
            <text:p>74.25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formula="of:=100-[.H176]" office:value-type="float" office:value="25.7455289686035" calcext:value-type="float">
            <text:p>25.75</text:p>
          </table:table-cell>
          <table:table-cell table:formula="of:=([.G176]/[.O176])*100" office:value-type="float" office:value="94.9998862630962" calcext:value-type="float">
            <text:p>9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89009" calcext:value-type="float">
            <text:p>589009</text:p>
          </table:table-cell>
          <table:table-cell table:style-name="ce2" office:value-type="float" office:value="793497" calcext:value-type="float">
            <text:p>793497</text:p>
          </table:table-cell>
          <table:table-cell table:formula="of:=([.F177]/[.G177])*100" office:value-type="float" office:value="74.229518196036" calcext:value-type="float">
            <text:p>74.23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formula="of:=100-[.H177]" office:value-type="float" office:value="25.770481803964" calcext:value-type="float">
            <text:p>25.77</text:p>
          </table:table-cell>
          <table:table-cell table:formula="of:=([.G177]/[.O177])*100" office:value-type="float" office:value="94.9998862630962" calcext:value-type="float">
            <text:p>9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subsampling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89109" calcext:value-type="float">
            <text:p>589109</text:p>
          </table:table-cell>
          <table:table-cell table:style-name="ce2" office:value-type="float" office:value="793497" calcext:value-type="float">
            <text:p>793497</text:p>
          </table:table-cell>
          <table:table-cell table:formula="of:=([.F178]/[.G178])*100" office:value-type="float" office:value="74.2421206381373" calcext:value-type="float">
            <text:p>74.24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formula="of:=100-[.H178]" office:value-type="float" office:value="25.7578793618627" calcext:value-type="float">
            <text:p>25.76</text:p>
          </table:table-cell>
          <table:table-cell table:formula="of:=([.G178]/[.O178])*100" office:value-type="float" office:value="94.9998862630962" calcext:value-type="float">
            <text:p>95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miseq</text:p>
          </table:table-cell>
          <table:table-cell table:style-name="ce2" table:number-columns-repeated="2"/>
          <table:table-cell table:style-name="ce2" office:value-type="string" calcext:value-type="string">
            <text:p>R2</text:p>
          </table:table-cell>
          <table:table-cell table:style-name="ce2" office:value-type="float" office:value="616455" calcext:value-type="float">
            <text:p>616455</text:p>
          </table:table-cell>
          <table:table-cell table:style-name="ce2" office:value-type="float" office:value="835261" calcext:value-type="float">
            <text:p>835261</text:p>
          </table:table-cell>
          <table:table-cell table:formula="of:=([.F179]/[.G179])*100" office:value-type="float" office:value="73.8038768720196" calcext:value-type="float">
            <text:p>73.80</text:p>
          </table:table-cell>
          <table:table-cell table:number-columns-repeated="2" table:style-name="ce2" office:value-type="string" calcext:value-type="string">
            <text:p>subsampling</text:p>
          </table:table-cell>
          <table:table-cell table:style-name="ce2" office:value-type="string" calcext:value-type="string">
            <text:p>raw</text:p>
          </table:table-cell>
          <table:table-cell table:style-name="ce18"/>
          <table:table-cell table:formula="of:=100-[.H179]" office:value-type="float" office:value="26.1961231279804" calcext:value-type="float">
            <text:p>26.20</text:p>
          </table:table-cell>
          <table:table-cell table:formula="of:=([.G179]/[.O179])*100" office:value-type="float" office:value="100" calcext:value-type="float">
            <text:p>10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94267" calcext:value-type="float">
            <text:p>594267</text:p>
          </table:table-cell>
          <table:table-cell table:style-name="ce2" office:value-type="float" office:value="812268" calcext:value-type="float">
            <text:p>812268</text:p>
          </table:table-cell>
          <table:table-cell table:formula="of:=([.F180]/[.G180])*100" office:value-type="float" office:value="73.1614442523896" calcext:value-type="float">
            <text:p>73.16</text:p>
          </table:table-cell>
          <table:table-cell table:style-name="ce2" office:value-type="string" calcext:value-type="string">
            <text:p>motif</text:p>
          </table:table-cell>
          <table:table-cell table:style-name="ce2" office:value-type="string" calcext:value-type="string">
            <text:p>pass motif</text:p>
          </table:table-cell>
          <table:table-cell table:style-name="ce2" office:value-type="string" calcext:value-type="string">
            <text:p>rotifer_uniq</text:p>
          </table:table-cell>
          <table:table-cell table:style-name="ce18"/>
          <table:table-cell table:formula="of:=100-[.H180]" office:value-type="float" office:value="26.8385557476104" calcext:value-type="float">
            <text:p>26.84</text:p>
          </table:table-cell>
          <table:table-cell table:formula="of:=([.G180]/[.O180])*100" office:value-type="float" office:value="97.2472077590119" calcext:value-type="float">
            <text:p>9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1401" calcext:value-type="float">
            <text:p>601401</text:p>
          </table:table-cell>
          <table:table-cell office:value-type="float" office:value="601399" calcext:value-type="float">
            <text:p>601399</text:p>
          </table:table-cell>
          <table:table-cell office:value-type="float" office:value="601350" calcext:value-type="float">
            <text:p>601350</text:p>
          </table:table-cell>
          <table:table-cell table:formula="of:=AVERAGE([.P180:.R180])" office:value-type="float" office:value="601383.333333333" calcext:value-type="float">
            <text:p>601383.333333333</text:p>
          </table:table-cell>
          <table:table-cell table:formula="of:=SQRT(AVERAGE(([.P180]-[.S180])^2;([.Q180]-[.S180])^2;([.R180]-[.S180])^2))" office:value-type="float" office:value="23.5843639350783" calcext:value-type="float">
            <text:p>23.5843639350783</text:p>
          </table:table-cell>
          <table:table-cell table:formula="of:=(([.S180]-[.F180])/[.G180])*100" office:value-type="float" office:value="0.876106572379236" calcext:value-type="float">
            <text:p>0.876106572379236</text:p>
          </table:table-cell>
          <table:table-cell table:number-columns-repeated="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2188" calcext:value-type="float">
            <text:p>22188</text:p>
          </table:table-cell>
          <table:table-cell table:style-name="ce2" office:value-type="float" office:value="22993" calcext:value-type="float">
            <text:p>22993</text:p>
          </table:table-cell>
          <table:table-cell table:formula="of:=([.F181]/[.G181])*100" office:value-type="float" office:value="96.4989344583134" calcext:value-type="float">
            <text:p>96.50</text:p>
          </table:table-cell>
          <table:table-cell table:style-name="ce2" office:value-type="string" calcext:value-type="string">
            <text:p>no_motif</text:p>
          </table:table-cell>
          <table:table-cell table:style-name="ce2" office:value-type="string" calcext:value-type="string">
            <text:p>fail motif</text:p>
          </table:table-cell>
          <table:table-cell table:style-name="ce2" office:value-type="string" calcext:value-type="string">
            <text:p>rotifer_uniq</text:p>
          </table:table-cell>
          <table:table-cell table:style-name="ce18"/>
          <table:table-cell table:formula="of:=100-[.H181]" office:value-type="float" office:value="3.5010655416866" calcext:value-type="float">
            <text:p>3.50</text:p>
          </table:table-cell>
          <table:table-cell table:formula="of:=([.G181]/[.O181])*100" office:value-type="float" office:value="2.75279224098815" calcext:value-type="float">
            <text:p>3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1521" calcext:value-type="float">
            <text:p>21521</text:p>
          </table:table-cell>
          <table:table-cell office:value-type="float" office:value="21468" calcext:value-type="float">
            <text:p>21468</text:p>
          </table:table-cell>
          <table:table-cell office:value-type="float" office:value="21483" calcext:value-type="float">
            <text:p>21483</text:p>
          </table:table-cell>
          <table:table-cell table:formula="of:=AVERAGE([.P181:.R181])" office:value-type="float" office:value="21490.6666666667" calcext:value-type="float">
            <text:p>21490.6666666667</text:p>
          </table:table-cell>
          <table:table-cell table:formula="of:=SQRT(AVERAGE(([.P181]-[.S181])^2;([.Q181]-[.S181])^2;([.R181]-[.S181])^2))" office:value-type="float" office:value="22.3059533657621" calcext:value-type="float">
            <text:p>22.3059533657621</text:p>
          </table:table-cell>
          <table:table-cell table:formula="of:=(([.S181]-[.F181])/[.G181])*100" office:value-type="float" office:value="-3.03280708621464" calcext:value-type="float">
            <text:p>-3.03280708621464</text:p>
          </table:table-cell>
          <table:table-cell office:value-type="float" office:value="22119" calcext:value-type="float">
            <text:p>22119</text:p>
          </table:table-cell>
          <table:table-cell table:formula="of:=(1-([.V181]/[.G181]))*100" office:value-type="float" office:value="3.80115687383117" calcext:value-type="float">
            <text:p>3.80115687383117</text:p>
          </table:table-cell>
          <table:table-cell table:formula="of:=(([.S181]-[.V181])/[.G181])*100" office:value-type="float" office:value="-2.73271575407007" calcext:value-type="float">
            <text:p>-2.73271575407007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616159" calcext:value-type="float">
            <text:p>616159</text:p>
          </table:table-cell>
          <table:table-cell table:style-name="ce2" office:value-type="float" office:value="834965" calcext:value-type="float">
            <text:p>834965</text:p>
          </table:table-cell>
          <table:table-cell table:formula="of:=([.F182]/[.G182])*100" office:value-type="float" office:value="73.7945901924033" calcext:value-type="float">
            <text:p>73.79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10_krill</text:p>
          </table:table-cell>
          <table:table-cell table:style-name="ce18" office:value-type="string" calcext:value-type="string">
            <text:p>p10</text:p>
          </table:table-cell>
          <table:table-cell table:formula="of:=100-[.H182]" office:value-type="float" office:value="26.2054098075967" calcext:value-type="float">
            <text:p>26.21</text:p>
          </table:table-cell>
          <table:table-cell table:formula="of:=([.G182]/[.O182])*100" office:value-type="float" office:value="99.9645619752389" calcext:value-type="float">
            <text:p>10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16273" calcext:value-type="float">
            <text:p>616273</text:p>
          </table:table-cell>
          <table:table-cell office:value-type="float" office:value="616258" calcext:value-type="float">
            <text:p>616258</text:p>
          </table:table-cell>
          <table:table-cell office:value-type="float" office:value="616264" calcext:value-type="float">
            <text:p>616264</text:p>
          </table:table-cell>
          <table:table-cell table:formula="of:=AVERAGE([.P182:.R182])" office:value-type="float" office:value="616265" calcext:value-type="float">
            <text:p>616265</text:p>
          </table:table-cell>
          <table:table-cell table:formula="of:=SQRT(AVERAGE(([.P182]-[.S182])^2;([.Q182]-[.S182])^2;([.R182]-[.S182])^2))" office:value-type="float" office:value="6.16441400296898" calcext:value-type="float">
            <text:p>6.16441400296898</text:p>
          </table:table-cell>
          <table:table-cell table:formula="of:=(([.S182]-[.F182])/[.G182])*100" office:value-type="float" office:value="0.0126951429101819" calcext:value-type="float">
            <text:p>0.012695142910182</text:p>
          </table:table-cell>
          <table:table-cell table:number-columns-repeated="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96" calcext:value-type="float">
            <text:p>296</text:p>
          </table:table-cell>
          <table:table-cell table:formula="of:=([.F183]/[.G183])*100" office:value-type="float" office:value="100" calcext:value-type="float">
            <text:p>100.0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10_krill</text:p>
          </table:table-cell>
          <table:table-cell table:style-name="ce18" office:value-type="string" calcext:value-type="string">
            <text:p>p10</text:p>
          </table:table-cell>
          <table:table-cell table:formula="of:=100-[.H183]" office:value-type="float" office:value="0" calcext:value-type="float">
            <text:p>0.00</text:p>
          </table:table-cell>
          <table:table-cell table:formula="of:=([.G183]/[.O183])*100" office:value-type="float" office:value="0.0354380247611226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3" office:value-type="float" office:value="292" calcext:value-type="float">
            <text:p>292</text:p>
          </table:table-cell>
          <table:table-cell table:formula="of:=AVERAGE([.P183:.R183])" office:value-type="float" office:value="292" calcext:value-type="float">
            <text:p>292</text:p>
          </table:table-cell>
          <table:table-cell table:formula="of:=SQRT(AVERAGE(([.P183]-[.S183])^2;([.Q183]-[.S183])^2;([.R183]-[.S183])^2))" office:value-type="float" office:value="0" calcext:value-type="float">
            <text:p>0</text:p>
          </table:table-cell>
          <table:table-cell table:formula="of:=(([.S183]-[.F183])/[.G183])*100" office:value-type="float" office:value="-1.35135135135135" calcext:value-type="float">
            <text:p>-1.35135135135135</text:p>
          </table:table-cell>
          <table:table-cell table:number-columns-repeated="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95359" calcext:value-type="float">
            <text:p>595359</text:p>
          </table:table-cell>
          <table:table-cell table:style-name="ce2" office:value-type="float" office:value="813376" calcext:value-type="float">
            <text:p>813376</text:p>
          </table:table-cell>
          <table:table-cell table:formula="of:=([.F184]/[.G184])*100" office:value-type="float" office:value="73.1960372570619" calcext:value-type="float">
            <text:p>73.20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10_krill_rotifer</text:p>
          </table:table-cell>
          <table:table-cell table:style-name="ce18"/>
          <table:table-cell table:formula="of:=100-[.H184]" office:value-type="float" office:value="26.8039627429381" calcext:value-type="float">
            <text:p>26.80</text:p>
          </table:table-cell>
          <table:table-cell table:formula="of:=([.G184]/[.O184])*100" office:value-type="float" office:value="97.3798609057528" calcext:value-type="float">
            <text:p>9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2140" calcext:value-type="float">
            <text:p>602140</text:p>
          </table:table-cell>
          <table:table-cell office:value-type="float" office:value="602199" calcext:value-type="float">
            <text:p>602199</text:p>
          </table:table-cell>
          <table:table-cell office:value-type="float" office:value="602190" calcext:value-type="float">
            <text:p>602190</text:p>
          </table:table-cell>
          <table:table-cell table:formula="of:=AVERAGE([.P184:.R184])" office:value-type="float" office:value="602176.333333333" calcext:value-type="float">
            <text:p>602176.333333333</text:p>
          </table:table-cell>
          <table:table-cell table:formula="of:=SQRT(AVERAGE(([.P184]-[.S184])^2;([.Q184]-[.S184])^2;([.R184]-[.S184])^2))" office:value-type="float" office:value="25.9529488797623" calcext:value-type="float">
            <text:p>25.9529488797623</text:p>
          </table:table-cell>
          <table:table-cell table:formula="of:=(([.S184]-[.F184])/[.G184])*100" office:value-type="float" office:value="0.838152752642489" calcext:value-type="float">
            <text:p>0.838152752642489</text:p>
          </table:table-cell>
          <table:table-cell table:number-columns-repeated="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20800" calcext:value-type="float">
            <text:p>20800</text:p>
          </table:table-cell>
          <table:table-cell table:style-name="ce2" office:value-type="float" office:value="21589" calcext:value-type="float">
            <text:p>21589</text:p>
          </table:table-cell>
          <table:table-cell table:formula="of:=([.F185]/[.G185])*100" office:value-type="float" office:value="96.3453610635046" calcext:value-type="float">
            <text:p>96.35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10_krill_rotifer</text:p>
          </table:table-cell>
          <table:table-cell table:style-name="ce18"/>
          <table:table-cell table:formula="of:=100-[.H185]" office:value-type="float" office:value="3.65463893649543" calcext:value-type="float">
            <text:p>3.65</text:p>
          </table:table-cell>
          <table:table-cell table:formula="of:=([.G185]/[.O185])*100" office:value-type="float" office:value="2.58470106948606" calcext:value-type="float">
            <text:p>3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0248" calcext:value-type="float">
            <text:p>20248</text:p>
          </table:table-cell>
          <table:table-cell office:value-type="float" office:value="20287" calcext:value-type="float">
            <text:p>20287</text:p>
          </table:table-cell>
          <table:table-cell office:value-type="float" office:value="20225" calcext:value-type="float">
            <text:p>20225</text:p>
          </table:table-cell>
          <table:table-cell table:formula="of:=AVERAGE([.P185:.R185])" office:value-type="float" office:value="20253.3333333333" calcext:value-type="float">
            <text:p>20253.3333333333</text:p>
          </table:table-cell>
          <table:table-cell table:formula="of:=SQRT(AVERAGE(([.P185]-[.S185])^2;([.Q185]-[.S185])^2;([.R185]-[.S185])^2))" office:value-type="float" office:value="25.5907969568923" calcext:value-type="float">
            <text:p>25.5907969568923</text:p>
          </table:table-cell>
          <table:table-cell table:formula="of:=(([.S185]-[.F185])/[.G185])*100" office:value-type="float" office:value="-2.53215372025878" calcext:value-type="float">
            <text:p>-2.53215372025878</text:p>
          </table:table-cell>
          <table:table-cell table:number-columns-repeated="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formula="of:=([.F186]/[.G186])*100" office:value-type="float" office:value="100" calcext:value-type="float">
            <text:p>100.0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10_krill_rotifer</text:p>
          </table:table-cell>
          <table:table-cell table:style-name="ce18"/>
          <table:table-cell table:formula="of:=100-[.H186]" office:value-type="float" office:value="0" calcext:value-type="float">
            <text:p>0.00</text:p>
          </table:table-cell>
          <table:table-cell table:formula="of:=([.G186]/[.O186])*100" office:value-type="float" office:value="0.00335224558551159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3" office:value-type="float" office:value="28" calcext:value-type="float">
            <text:p>28</text:p>
          </table:table-cell>
          <table:table-cell table:formula="of:=AVERAGE([.P186:.R186])" office:value-type="float" office:value="28" calcext:value-type="float">
            <text:p>28</text:p>
          </table:table-cell>
          <table:table-cell table:formula="of:=SQRT(AVERAGE(([.P186]-[.S186])^2;([.Q186]-[.S186])^2;([.R186]-[.S186])^2))" office:value-type="float" office:value="0" calcext:value-type="float">
            <text:p>0</text:p>
          </table:table-cell>
          <table:table-cell table:formula="of:=(([.S186]-[.F186])/[.G186]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68" calcext:value-type="float">
            <text:p>268</text:p>
          </table:table-cell>
          <table:table-cell table:formula="of:=([.F187]/[.G187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10_krill_rotifer</text:p>
          </table:table-cell>
          <table:table-cell table:style-name="ce18"/>
          <table:table-cell table:formula="of:=100-[.H187]" office:value-type="float" office:value="0" calcext:value-type="float">
            <text:p>0.00</text:p>
          </table:table-cell>
          <table:table-cell table:formula="of:=([.G187]/[.O187])*100" office:value-type="float" office:value="0.032085779175611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table:formula="of:=AVERAGE([.P187:.R187])" office:value-type="float" office:value="266.333333333333" calcext:value-type="float">
            <text:p>266.333333333333</text:p>
          </table:table-cell>
          <table:table-cell table:formula="of:=SQRT(AVERAGE(([.P187]-[.S187])^2;([.Q187]-[.S187])^2;([.R187]-[.S187])^2))" office:value-type="float" office:value="1.6996731711976" calcext:value-type="float">
            <text:p>1.6996731711976</text:p>
          </table:table-cell>
          <table:table-cell table:formula="of:=(([.S187]-[.F187])/[.G187])*100" office:value-type="float" office:value="-0.621890547263689" calcext:value-type="float">
            <text:p>-0.621890547263689</text:p>
          </table:table-cell>
          <table:table-cell table:number-columns-repeated="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614966" calcext:value-type="float">
            <text:p>614966</text:p>
          </table:table-cell>
          <table:table-cell table:style-name="ce2" office:value-type="float" office:value="833772" calcext:value-type="float">
            <text:p>833772</text:p>
          </table:table-cell>
          <table:table-cell table:formula="of:=([.F188]/[.G188])*100" office:value-type="float" office:value="73.7570942655786" calcext:value-type="float">
            <text:p>73.76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20_krill</text:p>
          </table:table-cell>
          <table:table-cell table:style-name="ce18" office:value-type="string" calcext:value-type="string">
            <text:p>p20</text:p>
          </table:table-cell>
          <table:table-cell table:formula="of:=100-[.H188]" office:value-type="float" office:value="26.2429057344214" calcext:value-type="float">
            <text:p>26.24</text:p>
          </table:table-cell>
          <table:table-cell table:formula="of:=([.G188]/[.O188])*100" office:value-type="float" office:value="99.8217323686848" calcext:value-type="float">
            <text:p>10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15487" calcext:value-type="float">
            <text:p>615487</text:p>
          </table:table-cell>
          <table:table-cell office:value-type="float" office:value="615494" calcext:value-type="float">
            <text:p>615494</text:p>
          </table:table-cell>
          <table:table-cell office:value-type="float" office:value="615455" calcext:value-type="float">
            <text:p>615455</text:p>
          </table:table-cell>
          <table:table-cell table:formula="of:=AVERAGE([.P188:.R188])" office:value-type="float" office:value="615478.666666667" calcext:value-type="float">
            <text:p>615478.666666667</text:p>
          </table:table-cell>
          <table:table-cell table:formula="of:=SQRT(AVERAGE(([.P188]-[.S188])^2;([.Q188]-[.S188])^2;([.R188]-[.S188])^2))" office:value-type="float" office:value="16.9771087709958" calcext:value-type="float">
            <text:p>16.9771087709958</text:p>
          </table:table-cell>
          <table:table-cell table:formula="of:=(([.S188]-[.F188])/[.G188])*100" office:value-type="float" office:value="0.0614876329100315" calcext:value-type="float">
            <text:p>0.061487632910032</text:p>
          </table:table-cell>
          <table:table-cell table:number-columns-repeated="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1489" calcext:value-type="float">
            <text:p>1489</text:p>
          </table:table-cell>
          <table:table-cell table:formula="of:=([.F189]/[.G189])*100" office:value-type="float" office:value="100" calcext:value-type="float">
            <text:p>100.0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20_krill</text:p>
          </table:table-cell>
          <table:table-cell table:style-name="ce18" office:value-type="string" calcext:value-type="string">
            <text:p>p20</text:p>
          </table:table-cell>
          <table:table-cell table:formula="of:=100-[.H189]" office:value-type="float" office:value="0" calcext:value-type="float">
            <text:p>0.00</text:p>
          </table:table-cell>
          <table:table-cell table:formula="of:=([.G189]/[.O189])*100" office:value-type="float" office:value="0.178267631315242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459" calcext:value-type="float">
            <text:p>1459</text:p>
          </table:table-cell>
          <table:table-cell office:value-type="float" office:value="1461" calcext:value-type="float">
            <text:p>1461</text:p>
          </table:table-cell>
          <table:table-cell office:value-type="float" office:value="1454" calcext:value-type="float">
            <text:p>1454</text:p>
          </table:table-cell>
          <table:table-cell table:formula="of:=AVERAGE([.P189:.R189])" office:value-type="float" office:value="1458" calcext:value-type="float">
            <text:p>1458</text:p>
          </table:table-cell>
          <table:table-cell table:formula="of:=SQRT(AVERAGE(([.P189]-[.S189])^2;([.Q189]-[.S189])^2;([.R189]-[.S189])^2))" office:value-type="float" office:value="2.94392028877595" calcext:value-type="float">
            <text:p>2.94392028877595</text:p>
          </table:table-cell>
          <table:table-cell table:formula="of:=(([.S189]-[.F189])/[.G189])*100" office:value-type="float" office:value="-2.08193418401612" calcext:value-type="float">
            <text:p>-2.08193418401612</text:p>
          </table:table-cell>
          <table:table-cell table:number-columns-repeated="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94839" calcext:value-type="float">
            <text:p>594839</text:p>
          </table:table-cell>
          <table:table-cell table:style-name="ce2" office:value-type="float" office:value="812856" calcext:value-type="float">
            <text:p>812856</text:p>
          </table:table-cell>
          <table:table-cell table:formula="of:=([.F190]/[.G190])*100" office:value-type="float" office:value="73.1788902339406" calcext:value-type="float">
            <text:p>73.18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20_krill_rotifer</text:p>
          </table:table-cell>
          <table:table-cell table:style-name="ce18"/>
          <table:table-cell table:formula="of:=100-[.H190]" office:value-type="float" office:value="26.8211097660594" calcext:value-type="float">
            <text:p>26.82</text:p>
          </table:table-cell>
          <table:table-cell table:formula="of:=([.G190]/[.O190])*100" office:value-type="float" office:value="97.3176049163076" calcext:value-type="float">
            <text:p>9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1855" calcext:value-type="float">
            <text:p>601855</text:p>
          </table:table-cell>
          <table:table-cell office:value-type="float" office:value="601669" calcext:value-type="float">
            <text:p>601669</text:p>
          </table:table-cell>
          <table:table-cell office:value-type="float" office:value="601834" calcext:value-type="float">
            <text:p>601834</text:p>
          </table:table-cell>
          <table:table-cell table:formula="of:=AVERAGE([.P190:.R190])" office:value-type="float" office:value="601786" calcext:value-type="float">
            <text:p>601786</text:p>
          </table:table-cell>
          <table:table-cell table:formula="of:=SQRT(AVERAGE(([.P190]-[.S190])^2;([.Q190]-[.S190])^2;([.R190]-[.S190])^2))" office:value-type="float" office:value="83.1745153277132" calcext:value-type="float">
            <text:p>83.1745153277132</text:p>
          </table:table-cell>
          <table:table-cell table:formula="of:=(([.S190]-[.F190])/[.G190])*100" office:value-type="float" office:value="0.854640920409027" calcext:value-type="float">
            <text:p>0.854640920409027</text:p>
          </table:table-cell>
          <table:table-cell table:number-columns-repeated="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20127" calcext:value-type="float">
            <text:p>20127</text:p>
          </table:table-cell>
          <table:table-cell table:style-name="ce2" office:value-type="float" office:value="20916" calcext:value-type="float">
            <text:p>20916</text:p>
          </table:table-cell>
          <table:table-cell table:formula="of:=([.F191]/[.G191])*100" office:value-type="float" office:value="96.22776821572" calcext:value-type="float">
            <text:p>96.23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20_krill_rotifer</text:p>
          </table:table-cell>
          <table:table-cell table:style-name="ce18"/>
          <table:table-cell table:formula="of:=100-[.H191]" office:value-type="float" office:value="3.77223178427998" calcext:value-type="float">
            <text:p>3.77</text:p>
          </table:table-cell>
          <table:table-cell table:formula="of:=([.G191]/[.O191])*100" office:value-type="float" office:value="2.50412745237716" calcext:value-type="float">
            <text:p>3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9577" calcext:value-type="float">
            <text:p>19577</text:p>
          </table:table-cell>
          <table:table-cell office:value-type="float" office:value="19654" calcext:value-type="float">
            <text:p>19654</text:p>
          </table:table-cell>
          <table:table-cell office:value-type="float" office:value="19586" calcext:value-type="float">
            <text:p>19586</text:p>
          </table:table-cell>
          <table:table-cell table:formula="of:=AVERAGE([.P191:.R191])" office:value-type="float" office:value="19605.6666666667" calcext:value-type="float">
            <text:p>19605.6666666667</text:p>
          </table:table-cell>
          <table:table-cell table:formula="of:=SQRT(AVERAGE(([.P191]-[.S191])^2;([.Q191]-[.S191])^2;([.R191]-[.S191])^2))" office:value-type="float" office:value="34.3737626039914" calcext:value-type="float">
            <text:p>34.3737626039914</text:p>
          </table:table-cell>
          <table:table-cell table:formula="of:=(([.S191]-[.F191])/[.G191])*100" office:value-type="float" office:value="-2.49250972142538" calcext:value-type="float">
            <text:p>-2.49250972142538</text:p>
          </table:table-cell>
          <table:table-cell table:number-columns-repeated="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548" calcext:value-type="float">
            <text:p>548</text:p>
          </table:table-cell>
          <table:table-cell table:formula="of:=([.F192]/[.G192])*100" office:value-type="float" office:value="100" calcext:value-type="float">
            <text:p>100.0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20_krill_rotifer</text:p>
          </table:table-cell>
          <table:table-cell table:style-name="ce18"/>
          <table:table-cell table:formula="of:=100-[.H192]" office:value-type="float" office:value="0" calcext:value-type="float">
            <text:p>0.00</text:p>
          </table:table-cell>
          <table:table-cell table:formula="of:=([.G192]/[.O192])*100" office:value-type="float" office:value="0.0656082350307269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office:value-type="float" office:value="542" calcext:value-type="float">
            <text:p>542</text:p>
          </table:table-cell>
          <table:table-cell table:formula="of:=AVERAGE([.P192:.R192])" office:value-type="float" office:value="537" calcext:value-type="float">
            <text:p>537</text:p>
          </table:table-cell>
          <table:table-cell table:formula="of:=SQRT(AVERAGE(([.P192]-[.S192])^2;([.Q192]-[.S192])^2;([.R192]-[.S192])^2))" office:value-type="float" office:value="4.54606056566195" calcext:value-type="float">
            <text:p>4.54606056566195</text:p>
          </table:table-cell>
          <table:table-cell table:formula="of:=(([.S192]-[.F192])/[.G192])*100" office:value-type="float" office:value="-2.00729927007299" calcext:value-type="float">
            <text:p>-2.00729927007299</text:p>
          </table:table-cell>
          <table:table-cell table:number-columns-repeated="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941" calcext:value-type="float">
            <text:p>941</text:p>
          </table:table-cell>
          <table:table-cell table:formula="of:=([.F193]/[.G193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20_krill_rotifer</text:p>
          </table:table-cell>
          <table:table-cell table:style-name="ce18"/>
          <table:table-cell table:formula="of:=100-[.H193]" office:value-type="float" office:value="0" calcext:value-type="float">
            <text:p>0.00</text:p>
          </table:table-cell>
          <table:table-cell table:formula="of:=([.G193]/[.O193])*100" office:value-type="float" office:value="0.112659396284515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923" calcext:value-type="float">
            <text:p>923</text:p>
          </table:table-cell>
          <table:table-cell table:formula="of:=AVERAGE([.P193:.R193])" office:value-type="float" office:value="921" calcext:value-type="float">
            <text:p>921</text:p>
          </table:table-cell>
          <table:table-cell table:formula="of:=SQRT(AVERAGE(([.P193]-[.S193])^2;([.Q193]-[.S193])^2;([.R193]-[.S193])^2))" office:value-type="float" office:value="1.4142135623731" calcext:value-type="float">
            <text:p>1.4142135623731</text:p>
          </table:table-cell>
          <table:table-cell table:formula="of:=(([.S193]-[.F193])/[.G193])*100" office:value-type="float" office:value="-2.12539851222104" calcext:value-type="float">
            <text:p>-2.12539851222104</text:p>
          </table:table-cell>
          <table:table-cell table:number-columns-repeated="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612279" calcext:value-type="float">
            <text:p>612279</text:p>
          </table:table-cell>
          <table:table-cell table:style-name="ce2" office:value-type="float" office:value="831085" calcext:value-type="float">
            <text:p>831085</text:p>
          </table:table-cell>
          <table:table-cell table:formula="of:=([.F194]/[.G194])*100" office:value-type="float" office:value="73.6722477243603" calcext:value-type="float">
            <text:p>73.67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30_krill</text:p>
          </table:table-cell>
          <table:table-cell table:style-name="ce18" office:value-type="string" calcext:value-type="string">
            <text:p>p30</text:p>
          </table:table-cell>
          <table:table-cell table:formula="of:=100-[.H194]" office:value-type="float" office:value="26.3277522756397" calcext:value-type="float">
            <text:p>26.33</text:p>
          </table:table-cell>
          <table:table-cell table:formula="of:=([.G194]/[.O194])*100" office:value-type="float" office:value="99.5000365155323" calcext:value-type="float">
            <text:p>10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13758" calcext:value-type="float">
            <text:p>613758</text:p>
          </table:table-cell>
          <table:table-cell office:value-type="float" office:value="613773" calcext:value-type="float">
            <text:p>613773</text:p>
          </table:table-cell>
          <table:table-cell office:value-type="float" office:value="613744" calcext:value-type="float">
            <text:p>613744</text:p>
          </table:table-cell>
          <table:table-cell table:formula="of:=AVERAGE([.P194:.R194])" office:value-type="float" office:value="613758.333333333" calcext:value-type="float">
            <text:p>613758.333333333</text:p>
          </table:table-cell>
          <table:table-cell table:formula="of:=SQRT(AVERAGE(([.P194]-[.S194])^2;([.Q194]-[.S194])^2;([.R194]-[.S194])^2))" office:value-type="float" office:value="11.8415464455544" calcext:value-type="float">
            <text:p>11.8415464455544</text:p>
          </table:table-cell>
          <table:table-cell table:formula="of:=(([.S194]-[.F194])/[.G194])*100" office:value-type="float" office:value="0.178000244660098" calcext:value-type="float">
            <text:p>0.178000244660098</text:p>
          </table:table-cell>
          <table:table-cell table:number-columns-repeated="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4176" calcext:value-type="float">
            <text:p>4176</text:p>
          </table:table-cell>
          <table:table-cell table:formula="of:=([.F195]/[.G195])*100" office:value-type="float" office:value="100" calcext:value-type="float">
            <text:p>100.0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30_krill</text:p>
          </table:table-cell>
          <table:table-cell table:style-name="ce18" office:value-type="string" calcext:value-type="string">
            <text:p>p30</text:p>
          </table:table-cell>
          <table:table-cell table:formula="of:=100-[.H195]" office:value-type="float" office:value="0" calcext:value-type="float">
            <text:p>0.00</text:p>
          </table:table-cell>
          <table:table-cell table:formula="of:=([.G195]/[.O195])*100" office:value-type="float" office:value="0.499963484467729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4020" calcext:value-type="float">
            <text:p>4020</text:p>
          </table:table-cell>
          <table:table-cell office:value-type="float" office:value="4019" calcext:value-type="float">
            <text:p>4019</text:p>
          </table:table-cell>
          <table:table-cell office:value-type="float" office:value="4031" calcext:value-type="float">
            <text:p>4031</text:p>
          </table:table-cell>
          <table:table-cell table:formula="of:=AVERAGE([.P195:.R195])" office:value-type="float" office:value="4023.33333333333" calcext:value-type="float">
            <text:p>4023.33333333333</text:p>
          </table:table-cell>
          <table:table-cell table:formula="of:=SQRT(AVERAGE(([.P195]-[.S195])^2;([.Q195]-[.S195])^2;([.R195]-[.S195])^2))" office:value-type="float" office:value="5.43650214343336" calcext:value-type="float">
            <text:p>5.43650214343336</text:p>
          </table:table-cell>
          <table:table-cell table:formula="of:=(([.S195]-[.F195])/[.G195])*100" office:value-type="float" office:value="-3.65581098339719" calcext:value-type="float">
            <text:p>-3.65581098339719</text:p>
          </table:table-cell>
          <table:table-cell table:number-columns-repeated="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92759" calcext:value-type="float">
            <text:p>592759</text:p>
          </table:table-cell>
          <table:table-cell table:style-name="ce2" office:value-type="float" office:value="810776" calcext:value-type="float">
            <text:p>810776</text:p>
          </table:table-cell>
          <table:table-cell table:formula="of:=([.F196]/[.G196])*100" office:value-type="float" office:value="73.1100821928622" calcext:value-type="float">
            <text:p>73.11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30_krill_rotifer</text:p>
          </table:table-cell>
          <table:table-cell table:style-name="ce18"/>
          <table:table-cell table:formula="of:=100-[.H196]" office:value-type="float" office:value="26.8899178071378" calcext:value-type="float">
            <text:p>26.89</text:p>
          </table:table-cell>
          <table:table-cell table:formula="of:=([.G196]/[.O196])*100" office:value-type="float" office:value="97.0685809585267" calcext:value-type="float">
            <text:p>9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0637" calcext:value-type="float">
            <text:p>600637</text:p>
          </table:table-cell>
          <table:table-cell office:value-type="float" office:value="600489" calcext:value-type="float">
            <text:p>600489</text:p>
          </table:table-cell>
          <table:table-cell office:value-type="float" office:value="600454" calcext:value-type="float">
            <text:p>600454</text:p>
          </table:table-cell>
          <table:table-cell table:formula="of:=AVERAGE([.P196:.R196])" office:value-type="float" office:value="600526.666666667" calcext:value-type="float">
            <text:p>600526.666666667</text:p>
          </table:table-cell>
          <table:table-cell table:formula="of:=SQRT(AVERAGE(([.P196]-[.S196])^2;([.Q196]-[.S196])^2;([.R196]-[.S196])^2))" office:value-type="float" office:value="79.3151239606223" calcext:value-type="float">
            <text:p>79.3151239606223</text:p>
          </table:table-cell>
          <table:table-cell table:formula="of:=(([.S196]-[.F196])/[.G196])*100" office:value-type="float" office:value="0.958053354646244" calcext:value-type="float">
            <text:p>0.958053354646244</text:p>
          </table:table-cell>
          <table:table-cell table:number-columns-repeated="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9520" calcext:value-type="float">
            <text:p>19520</text:p>
          </table:table-cell>
          <table:table-cell table:style-name="ce2" office:value-type="float" office:value="20309" calcext:value-type="float">
            <text:p>20309</text:p>
          </table:table-cell>
          <table:table-cell table:formula="of:=([.F197]/[.G197])*100" office:value-type="float" office:value="96.1150228962529" calcext:value-type="float">
            <text:p>96.12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30_krill_rotifer</text:p>
          </table:table-cell>
          <table:table-cell table:style-name="ce18"/>
          <table:table-cell table:formula="of:=100-[.H197]" office:value-type="float" office:value="3.8849771037471" calcext:value-type="float">
            <text:p>3.88</text:p>
          </table:table-cell>
          <table:table-cell table:formula="of:=([.G197]/[.O197])*100" office:value-type="float" office:value="2.43145555700553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9027" calcext:value-type="float">
            <text:p>19027</text:p>
          </table:table-cell>
          <table:table-cell office:value-type="float" office:value="19070" calcext:value-type="float">
            <text:p>19070</text:p>
          </table:table-cell>
          <table:table-cell office:value-type="float" office:value="19128" calcext:value-type="float">
            <text:p>19128</text:p>
          </table:table-cell>
          <table:table-cell table:formula="of:=AVERAGE([.P197:.R197])" office:value-type="float" office:value="19075" calcext:value-type="float">
            <text:p>19075</text:p>
          </table:table-cell>
          <table:table-cell table:formula="of:=SQRT(AVERAGE(([.P197]-[.S197])^2;([.Q197]-[.S197])^2;([.R197]-[.S197])^2))" office:value-type="float" office:value="41.3843770844345" calcext:value-type="float">
            <text:p>41.3843770844345</text:p>
          </table:table-cell>
          <table:table-cell table:formula="of:=(([.S197]-[.F197])/[.G197])*100" office:value-type="float" office:value="-2.19114678221478" calcext:value-type="float">
            <text:p>-2.19114678221478</text:p>
          </table:table-cell>
          <table:table-cell table:number-columns-repeated="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628" calcext:value-type="float">
            <text:p>2628</text:p>
          </table:table-cell>
          <table:table-cell table:formula="of:=([.F198]/[.G198])*100" office:value-type="float" office:value="100" calcext:value-type="float">
            <text:p>100.0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30_krill_rotifer</text:p>
          </table:table-cell>
          <table:table-cell table:style-name="ce18"/>
          <table:table-cell table:formula="of:=100-[.H198]" office:value-type="float" office:value="0" calcext:value-type="float">
            <text:p>0.00</text:p>
          </table:table-cell>
          <table:table-cell table:formula="of:=([.G198]/[.O198])*100" office:value-type="float" office:value="0.314632192811588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565" calcext:value-type="float">
            <text:p>2565</text:p>
          </table:table-cell>
          <table:table-cell office:value-type="float" office:value="2561" calcext:value-type="float">
            <text:p>2561</text:p>
          </table:table-cell>
          <table:table-cell office:value-type="float" office:value="2538" calcext:value-type="float">
            <text:p>2538</text:p>
          </table:table-cell>
          <table:table-cell table:formula="of:=AVERAGE([.P198:.R198])" office:value-type="float" office:value="2554.66666666667" calcext:value-type="float">
            <text:p>2554.66666666667</text:p>
          </table:table-cell>
          <table:table-cell table:formula="of:=SQRT(AVERAGE(([.P198]-[.S198])^2;([.Q198]-[.S198])^2;([.R198]-[.S198])^2))" office:value-type="float" office:value="11.8977121983832" calcext:value-type="float">
            <text:p>11.8977121983832</text:p>
          </table:table-cell>
          <table:table-cell table:formula="of:=(([.S198]-[.F198])/[.G198])*100" office:value-type="float" office:value="-2.79046169457129" calcext:value-type="float">
            <text:p>-2.79046169457129</text:p>
          </table:table-cell>
          <table:table-cell table:number-columns-repeated="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1548" calcext:value-type="float">
            <text:p>1548</text:p>
          </table:table-cell>
          <table:table-cell table:formula="of:=([.F199]/[.G199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30_krill_rotifer</text:p>
          </table:table-cell>
          <table:table-cell table:style-name="ce18"/>
          <table:table-cell table:formula="of:=100-[.H199]" office:value-type="float" office:value="0" calcext:value-type="float">
            <text:p>0.00</text:p>
          </table:table-cell>
          <table:table-cell table:formula="of:=([.G199]/[.O199])*100" office:value-type="float" office:value="0.185331291656141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500" calcext:value-type="float">
            <text:p>1500</text:p>
          </table:table-cell>
          <table:table-cell office:value-type="float" office:value="1514" calcext:value-type="float">
            <text:p>1514</text:p>
          </table:table-cell>
          <table:table-cell office:value-type="float" office:value="1503" calcext:value-type="float">
            <text:p>1503</text:p>
          </table:table-cell>
          <table:table-cell table:formula="of:=AVERAGE([.P199:.R199])" office:value-type="float" office:value="1505.66666666667" calcext:value-type="float">
            <text:p>1505.66666666667</text:p>
          </table:table-cell>
          <table:table-cell table:formula="of:=SQRT(AVERAGE(([.P199]-[.S199])^2;([.Q199]-[.S199])^2;([.R199]-[.S199])^2))" office:value-type="float" office:value="6.0184900284226" calcext:value-type="float">
            <text:p>6.0184900284226</text:p>
          </table:table-cell>
          <table:table-cell table:formula="of:=(([.S199]-[.F199])/[.G199])*100" office:value-type="float" office:value="-2.73471145564168" calcext:value-type="float">
            <text:p>-2.73471145564168</text:p>
          </table:table-cell>
          <table:table-cell table:number-columns-repeated="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606409" calcext:value-type="float">
            <text:p>606409</text:p>
          </table:table-cell>
          <table:table-cell table:style-name="ce2" office:value-type="float" office:value="825203" calcext:value-type="float">
            <text:p>825203</text:p>
          </table:table-cell>
          <table:table-cell table:formula="of:=([.F200]/[.G200])*100" office:value-type="float" office:value="73.4860391927804" calcext:value-type="float">
            <text:p>73.49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40_krill</text:p>
          </table:table-cell>
          <table:table-cell table:style-name="ce18" office:value-type="string" calcext:value-type="string">
            <text:p>p40</text:p>
          </table:table-cell>
          <table:table-cell table:formula="of:=100-[.H200]" office:value-type="float" office:value="26.5139608072196" calcext:value-type="float">
            <text:p>26.51</text:p>
          </table:table-cell>
          <table:table-cell table:formula="of:=([.G200]/[.O200])*100" office:value-type="float" office:value="98.7958254964616" calcext:value-type="float">
            <text:p>99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9899" calcext:value-type="float">
            <text:p>609899</text:p>
          </table:table-cell>
          <table:table-cell office:value-type="float" office:value="609902" calcext:value-type="float">
            <text:p>609902</text:p>
          </table:table-cell>
          <table:table-cell office:value-type="float" office:value="609833" calcext:value-type="float">
            <text:p>609833</text:p>
          </table:table-cell>
          <table:table-cell table:formula="of:=AVERAGE([.P200:.R200])" office:value-type="float" office:value="609878" calcext:value-type="float">
            <text:p>609878</text:p>
          </table:table-cell>
          <table:table-cell table:formula="of:=SQRT(AVERAGE(([.P200]-[.S200])^2;([.Q200]-[.S200])^2;([.R200]-[.S200])^2))" office:value-type="float" office:value="31.8433666561813" calcext:value-type="float">
            <text:p>31.8433666561813</text:p>
          </table:table-cell>
          <table:table-cell table:formula="of:=(([.S200]-[.F200])/[.G200])*100" office:value-type="float" office:value="0.420381409180529" calcext:value-type="float">
            <text:p>0.420381409180529</text:p>
          </table:table-cell>
          <table:table-cell table:number-columns-repeated="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10058" calcext:value-type="float">
            <text:p>10058</text:p>
          </table:table-cell>
          <table:table-cell table:formula="of:=([.F201]/[.G201])*100" office:value-type="float" office:value="100" calcext:value-type="float">
            <text:p>100.0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40_krill</text:p>
          </table:table-cell>
          <table:table-cell table:style-name="ce18" office:value-type="string" calcext:value-type="string">
            <text:p>p40</text:p>
          </table:table-cell>
          <table:table-cell table:formula="of:=100-[.H201]" office:value-type="float" office:value="0" calcext:value-type="float">
            <text:p>0.00</text:p>
          </table:table-cell>
          <table:table-cell table:formula="of:=([.G201]/[.O201])*100" office:value-type="float" office:value="1.20417450353842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9577" calcext:value-type="float">
            <text:p>9577</text:p>
          </table:table-cell>
          <table:table-cell office:value-type="float" office:value="9574" calcext:value-type="float">
            <text:p>9574</text:p>
          </table:table-cell>
          <table:table-cell office:value-type="float" office:value="9585" calcext:value-type="float">
            <text:p>9585</text:p>
          </table:table-cell>
          <table:table-cell table:formula="of:=AVERAGE([.P201:.R201])" office:value-type="float" office:value="9578.66666666667" calcext:value-type="float">
            <text:p>9578.66666666667</text:p>
          </table:table-cell>
          <table:table-cell table:formula="of:=SQRT(AVERAGE(([.P201]-[.S201])^2;([.Q201]-[.S201])^2;([.R201]-[.S201])^2))" office:value-type="float" office:value="4.64279609239471" calcext:value-type="float">
            <text:p>4.64279609239471</text:p>
          </table:table-cell>
          <table:table-cell table:formula="of:=(([.S201]-[.F201])/[.G201])*100" office:value-type="float" office:value="-4.76569231788958" calcext:value-type="float">
            <text:p>-4.76569231788958</text:p>
          </table:table-cell>
          <table:table-cell table:number-columns-repeated="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87533" calcext:value-type="float">
            <text:p>587533</text:p>
          </table:table-cell>
          <table:table-cell table:style-name="ce2" office:value-type="float" office:value="805538" calcext:value-type="float">
            <text:p>805538</text:p>
          </table:table-cell>
          <table:table-cell table:formula="of:=([.F202]/[.G202])*100" office:value-type="float" office:value="72.9367205519789" calcext:value-type="float">
            <text:p>72.94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40_krill_rotifer</text:p>
          </table:table-cell>
          <table:table-cell table:style-name="ce18"/>
          <table:table-cell table:formula="of:=100-[.H202]" office:value-type="float" office:value="27.0632794480211" calcext:value-type="float">
            <text:p>27.06</text:p>
          </table:table-cell>
          <table:table-cell table:formula="of:=([.G202]/[.O202])*100" office:value-type="float" office:value="96.4414715879228" calcext:value-type="float">
            <text:p>96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96901" calcext:value-type="float">
            <text:p>596901</text:p>
          </table:table-cell>
          <table:table-cell office:value-type="float" office:value="597063" calcext:value-type="float">
            <text:p>597063</text:p>
          </table:table-cell>
          <table:table-cell office:value-type="float" office:value="597125" calcext:value-type="float">
            <text:p>597125</text:p>
          </table:table-cell>
          <table:table-cell table:formula="of:=AVERAGE([.P202:.R202])" office:value-type="float" office:value="597029.666666667" calcext:value-type="float">
            <text:p>597029.666666667</text:p>
          </table:table-cell>
          <table:table-cell table:formula="of:=SQRT(AVERAGE(([.P202]-[.S202])^2;([.Q202]-[.S202])^2;([.R202]-[.S202])^2))" office:value-type="float" office:value="94.4363395215117" calcext:value-type="float">
            <text:p>94.4363395215117</text:p>
          </table:table-cell>
          <table:table-cell table:formula="of:=(([.S202]-[.F202])/[.G202])*100" office:value-type="float" office:value="1.17892224409856" calcext:value-type="float">
            <text:p>1.17892224409856</text:p>
          </table:table-cell>
          <table:table-cell table:number-columns-repeated="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8876" calcext:value-type="float">
            <text:p>18876</text:p>
          </table:table-cell>
          <table:table-cell table:style-name="ce2" office:value-type="float" office:value="19665" calcext:value-type="float">
            <text:p>19665</text:p>
          </table:table-cell>
          <table:table-cell table:formula="of:=([.F203]/[.G203])*100" office:value-type="float" office:value="95.9877955758963" calcext:value-type="float">
            <text:p>95.99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40_krill_rotifer</text:p>
          </table:table-cell>
          <table:table-cell table:style-name="ce18"/>
          <table:table-cell table:formula="of:=100-[.H203]" office:value-type="float" office:value="4.01220442410374" calcext:value-type="float">
            <text:p>4.01</text:p>
          </table:table-cell>
          <table:table-cell table:formula="of:=([.G203]/[.O203])*100" office:value-type="float" office:value="2.35435390853877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8457" calcext:value-type="float">
            <text:p>18457</text:p>
          </table:table-cell>
          <table:table-cell table:number-columns-repeated="2" office:value-type="float" office:value="18456" calcext:value-type="float">
            <text:p>18456</text:p>
          </table:table-cell>
          <table:table-cell table:formula="of:=AVERAGE([.P203:.R203])" office:value-type="float" office:value="18456.3333333333" calcext:value-type="float">
            <text:p>18456.3333333333</text:p>
          </table:table-cell>
          <table:table-cell table:formula="of:=SQRT(AVERAGE(([.P203]-[.S203])^2;([.Q203]-[.S203])^2;([.R203]-[.S203])^2))" office:value-type="float" office:value="0.471404520791032" calcext:value-type="float">
            <text:p>0.471404520791032</text:p>
          </table:table-cell>
          <table:table-cell table:formula="of:=(([.S203]-[.F203])/[.G203])*100" office:value-type="float" office:value="-2.13407915925079" calcext:value-type="float">
            <text:p>-2.13407915925079</text:p>
          </table:table-cell>
          <table:table-cell table:number-columns-repeated="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7866" calcext:value-type="float">
            <text:p>7866</text:p>
          </table:table-cell>
          <table:table-cell table:formula="of:=([.F204]/[.G204])*100" office:value-type="float" office:value="100" calcext:value-type="float">
            <text:p>100.0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40_krill_rotifer</text:p>
          </table:table-cell>
          <table:table-cell table:style-name="ce18"/>
          <table:table-cell table:formula="of:=100-[.H204]" office:value-type="float" office:value="0" calcext:value-type="float">
            <text:p>0.00</text:p>
          </table:table-cell>
          <table:table-cell table:formula="of:=([.G204]/[.O204])*100" office:value-type="float" office:value="0.941741563415507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7523" calcext:value-type="float">
            <text:p>7523</text:p>
          </table:table-cell>
          <table:table-cell office:value-type="float" office:value="7525" calcext:value-type="float">
            <text:p>7525</text:p>
          </table:table-cell>
          <table:table-cell office:value-type="float" office:value="7541" calcext:value-type="float">
            <text:p>7541</text:p>
          </table:table-cell>
          <table:table-cell table:formula="of:=AVERAGE([.P204:.R204])" office:value-type="float" office:value="7529.66666666667" calcext:value-type="float">
            <text:p>7529.66666666667</text:p>
          </table:table-cell>
          <table:table-cell table:formula="of:=SQRT(AVERAGE(([.P204]-[.S204])^2;([.Q204]-[.S204])^2;([.R204]-[.S204])^2))" office:value-type="float" office:value="8.05536398239638" calcext:value-type="float">
            <text:p>8.05536398239638</text:p>
          </table:table-cell>
          <table:table-cell table:formula="of:=(([.S204]-[.F204])/[.G204])*100" office:value-type="float" office:value="-4.2757860835664" calcext:value-type="float">
            <text:p>-4.2757860835664</text:p>
          </table:table-cell>
          <table:table-cell table:number-columns-repeated="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192" calcext:value-type="float">
            <text:p>2192</text:p>
          </table:table-cell>
          <table:table-cell table:formula="of:=([.F205]/[.G205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40_krill_rotifer</text:p>
          </table:table-cell>
          <table:table-cell table:style-name="ce18"/>
          <table:table-cell table:formula="of:=100-[.H205]" office:value-type="float" office:value="0" calcext:value-type="float">
            <text:p>0.00</text:p>
          </table:table-cell>
          <table:table-cell table:formula="of:=([.G205]/[.O205])*100" office:value-type="float" office:value="0.262432940122908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2115" calcext:value-type="float">
            <text:p>2115</text:p>
          </table:table-cell>
          <table:table-cell table:formula="of:=AVERAGE([.P205:.R205])" office:value-type="float" office:value="2113" calcext:value-type="float">
            <text:p>2113</text:p>
          </table:table-cell>
          <table:table-cell table:formula="of:=SQRT(AVERAGE(([.P205]-[.S205])^2;([.Q205]-[.S205])^2;([.R205]-[.S205])^2))" office:value-type="float" office:value="1.4142135623731" calcext:value-type="float">
            <text:p>1.4142135623731</text:p>
          </table:table-cell>
          <table:table-cell table:formula="of:=(([.S205]-[.F205])/[.G205])*100" office:value-type="float" office:value="-3.60401459854015" calcext:value-type="float">
            <text:p>-3.60401459854015</text:p>
          </table:table-cell>
          <table:table-cell table:number-columns-repeated="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96472" calcext:value-type="float">
            <text:p>596472</text:p>
          </table:table-cell>
          <table:table-cell table:style-name="ce2" office:value-type="float" office:value="815199" calcext:value-type="float">
            <text:p>815199</text:p>
          </table:table-cell>
          <table:table-cell table:formula="of:=([.F206]/[.G206])*100" office:value-type="float" office:value="73.1688826899935" calcext:value-type="float">
            <text:p>73.17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50_krill</text:p>
          </table:table-cell>
          <table:table-cell table:style-name="ce18" office:value-type="string" calcext:value-type="string">
            <text:p>p50</text:p>
          </table:table-cell>
          <table:table-cell table:formula="of:=100-[.H206]" office:value-type="float" office:value="26.8311173100065" calcext:value-type="float">
            <text:p>26.83</text:p>
          </table:table-cell>
          <table:table-cell table:formula="of:=([.G206]/[.O206])*100" office:value-type="float" office:value="97.598116037981" calcext:value-type="float">
            <text:p>98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603395" calcext:value-type="float">
            <text:p>603395</text:p>
          </table:table-cell>
          <table:table-cell office:value-type="float" office:value="603319" calcext:value-type="float">
            <text:p>603319</text:p>
          </table:table-cell>
          <table:table-cell office:value-type="float" office:value="603360" calcext:value-type="float">
            <text:p>603360</text:p>
          </table:table-cell>
          <table:table-cell table:formula="of:=AVERAGE([.P206:.R206])" office:value-type="float" office:value="603358" calcext:value-type="float">
            <text:p>603358</text:p>
          </table:table-cell>
          <table:table-cell table:formula="of:=SQRT(AVERAGE(([.P206]-[.S206])^2;([.Q206]-[.S206])^2;([.R206]-[.S206])^2))" office:value-type="float" office:value="31.0590834807897" calcext:value-type="float">
            <text:p>31.0590834807897</text:p>
          </table:table-cell>
          <table:table-cell table:formula="of:=(([.S206]-[.F206])/[.G206])*100" office:value-type="float" office:value="0.844701723137541" calcext:value-type="float">
            <text:p>0.844701723137541</text:p>
          </table:table-cell>
          <table:table-cell table:number-columns-repeated="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20061" calcext:value-type="float">
            <text:p>20061</text:p>
          </table:table-cell>
          <table:table-cell table:style-name="ce2" office:value-type="float" office:value="20062" calcext:value-type="float">
            <text:p>20062</text:p>
          </table:table-cell>
          <table:table-cell table:formula="of:=([.F207]/[.G207])*100" office:value-type="float" office:value="99.9950154520985" calcext:value-type="float">
            <text:p>100.0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50_krill</text:p>
          </table:table-cell>
          <table:table-cell table:style-name="ce18" office:value-type="string" calcext:value-type="string">
            <text:p>p50</text:p>
          </table:table-cell>
          <table:table-cell table:formula="of:=100-[.H207]" office:value-type="float" office:value="0.0049845479015147" calcext:value-type="float">
            <text:p>0.00</text:p>
          </table:table-cell>
          <table:table-cell table:formula="of:=([.G207]/[.O207])*100" office:value-type="float" office:value="2.40188396201906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8832" calcext:value-type="float">
            <text:p>18832</text:p>
          </table:table-cell>
          <table:table-cell office:value-type="float" office:value="18844" calcext:value-type="float">
            <text:p>18844</text:p>
          </table:table-cell>
          <table:table-cell office:value-type="float" office:value="18801" calcext:value-type="float">
            <text:p>18801</text:p>
          </table:table-cell>
          <table:table-cell table:formula="of:=AVERAGE([.P207:.R207])" office:value-type="float" office:value="18825.6666666667" calcext:value-type="float">
            <text:p>18825.6666666667</text:p>
          </table:table-cell>
          <table:table-cell table:formula="of:=SQRT(AVERAGE(([.P207]-[.S207])^2;([.Q207]-[.S207])^2;([.R207]-[.S207])^2))" office:value-type="float" office:value="18.1169043222683" calcext:value-type="float">
            <text:p>18.1169043222683</text:p>
          </table:table-cell>
          <table:table-cell table:formula="of:=(([.S207]-[.F207])/[.G207])*100" office:value-type="float" office:value="-6.15757817432625" calcext:value-type="float">
            <text:p>-6.15757817432625</text:p>
          </table:table-cell>
          <table:table-cell table:number-columns-repeated="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78212" calcext:value-type="float">
            <text:p>578212</text:p>
          </table:table-cell>
          <table:table-cell table:style-name="ce2" office:value-type="float" office:value="796150" calcext:value-type="float">
            <text:p>796150</text:p>
          </table:table-cell>
          <table:table-cell table:formula="of:=([.F208]/[.G208])*100" office:value-type="float" office:value="72.6260126860516" calcext:value-type="float">
            <text:p>72.63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50_krill_rotifer</text:p>
          </table:table-cell>
          <table:table-cell table:style-name="ce18"/>
          <table:table-cell table:formula="of:=100-[.H208]" office:value-type="float" office:value="27.3739873139484" calcext:value-type="float">
            <text:p>27.37</text:p>
          </table:table-cell>
          <table:table-cell table:formula="of:=([.G208]/[.O208])*100" office:value-type="float" office:value="95.3175115323234" calcext:value-type="float">
            <text:p>95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90844" calcext:value-type="float">
            <text:p>590844</text:p>
          </table:table-cell>
          <table:table-cell office:value-type="float" office:value="591019" calcext:value-type="float">
            <text:p>591019</text:p>
          </table:table-cell>
          <table:table-cell office:value-type="float" office:value="590852" calcext:value-type="float">
            <text:p>590852</text:p>
          </table:table-cell>
          <table:table-cell table:formula="of:=AVERAGE([.P208:.R208])" office:value-type="float" office:value="590905" calcext:value-type="float">
            <text:p>590905</text:p>
          </table:table-cell>
          <table:table-cell table:formula="of:=SQRT(AVERAGE(([.P208]-[.S208])^2;([.Q208]-[.S208])^2;([.R208]-[.S208])^2))" office:value-type="float" office:value="80.67630796378" calcext:value-type="float">
            <text:p>80.67630796378</text:p>
          </table:table-cell>
          <table:table-cell table:formula="of:=(([.S208]-[.F208])/[.G208])*100" office:value-type="float" office:value="1.59429755699303" calcext:value-type="float">
            <text:p>1.59429755699303</text:p>
          </table:table-cell>
          <table:table-cell table:number-columns-repeated="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8260" calcext:value-type="float">
            <text:p>18260</text:p>
          </table:table-cell>
          <table:table-cell table:style-name="ce2" office:value-type="float" office:value="19049" calcext:value-type="float">
            <text:p>19049</text:p>
          </table:table-cell>
          <table:table-cell table:formula="of:=([.F209]/[.G209])*100" office:value-type="float" office:value="95.8580502913539" calcext:value-type="float">
            <text:p>95.86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50_krill_rotifer</text:p>
          </table:table-cell>
          <table:table-cell table:style-name="ce18"/>
          <table:table-cell table:formula="of:=100-[.H209]" office:value-type="float" office:value="4.14194970864612" calcext:value-type="float">
            <text:p>4.14</text:p>
          </table:table-cell>
          <table:table-cell table:formula="of:=([.G209]/[.O209])*100" office:value-type="float" office:value="2.28060450565751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7894" calcext:value-type="float">
            <text:p>17894</text:p>
          </table:table-cell>
          <table:table-cell office:value-type="float" office:value="17909" calcext:value-type="float">
            <text:p>17909</text:p>
          </table:table-cell>
          <table:table-cell office:value-type="float" office:value="17866" calcext:value-type="float">
            <text:p>17866</text:p>
          </table:table-cell>
          <table:table-cell table:formula="of:=AVERAGE([.P209:.R209])" office:value-type="float" office:value="17889.6666666667" calcext:value-type="float">
            <text:p>17889.6666666667</text:p>
          </table:table-cell>
          <table:table-cell table:formula="of:=SQRT(AVERAGE(([.P209]-[.S209])^2;([.Q209]-[.S209])^2;([.R209]-[.S209])^2))" office:value-type="float" office:value="17.8200885394982" calcext:value-type="float">
            <text:p>17.8200885394982</text:p>
          </table:table-cell>
          <table:table-cell table:formula="of:=(([.S209]-[.F209])/[.G209])*100" office:value-type="float" office:value="-1.94410905209372" calcext:value-type="float">
            <text:p>-1.94410905209372</text:p>
          </table:table-cell>
          <table:table-cell table:number-columns-repeated="3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7253" calcext:value-type="float">
            <text:p>17253</text:p>
          </table:table-cell>
          <table:table-cell table:style-name="ce2" office:value-type="float" office:value="17254" calcext:value-type="float">
            <text:p>17254</text:p>
          </table:table-cell>
          <table:table-cell table:formula="of:=([.F210]/[.G210])*100" office:value-type="float" office:value="99.9942042424945" calcext:value-type="float">
            <text:p>99.99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50_krill_rotifer</text:p>
          </table:table-cell>
          <table:table-cell table:style-name="ce18"/>
          <table:table-cell table:formula="of:=100-[.H210]" office:value-type="float" office:value="0.00579575750550987" calcext:value-type="float">
            <text:p>0.01</text:p>
          </table:table-cell>
          <table:table-cell table:formula="of:=([.G210]/[.O210])*100" office:value-type="float" office:value="2.06570161901489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6277" calcext:value-type="float">
            <text:p>16277</text:p>
          </table:table-cell>
          <table:table-cell office:value-type="float" office:value="16293" calcext:value-type="float">
            <text:p>16293</text:p>
          </table:table-cell>
          <table:table-cell office:value-type="float" office:value="16283" calcext:value-type="float">
            <text:p>16283</text:p>
          </table:table-cell>
          <table:table-cell table:formula="of:=AVERAGE([.P210:.R210])" office:value-type="float" office:value="16284.3333333333" calcext:value-type="float">
            <text:p>16284.3333333333</text:p>
          </table:table-cell>
          <table:table-cell table:formula="of:=SQRT(AVERAGE(([.P210]-[.S210])^2;([.Q210]-[.S210])^2;([.R210]-[.S210])^2))" office:value-type="float" office:value="6.59966329107444" calcext:value-type="float">
            <text:p>6.59966329107444</text:p>
          </table:table-cell>
          <table:table-cell table:formula="of:=(([.S210]-[.F210])/[.G210])*100" office:value-type="float" office:value="-5.61415710366678" calcext:value-type="float">
            <text:p>-5.61415710366678</text:p>
          </table:table-cell>
          <table:table-cell table:number-columns-repeated="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2808" calcext:value-type="float">
            <text:p>2808</text:p>
          </table:table-cell>
          <table:table-cell table:formula="of:=([.F211]/[.G211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50_krill_rotifer</text:p>
          </table:table-cell>
          <table:table-cell table:style-name="ce18"/>
          <table:table-cell table:formula="of:=100-[.H211]" office:value-type="float" office:value="0" calcext:value-type="float">
            <text:p>0.00</text:p>
          </table:table-cell>
          <table:table-cell table:formula="of:=([.G211]/[.O211])*100" office:value-type="float" office:value="0.336182343004163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724" calcext:value-type="float">
            <text:p>2724</text:p>
          </table:table-cell>
          <table:table-cell office:value-type="float" office:value="2719" calcext:value-type="float">
            <text:p>2719</text:p>
          </table:table-cell>
          <table:table-cell office:value-type="float" office:value="2721" calcext:value-type="float">
            <text:p>2721</text:p>
          </table:table-cell>
          <table:table-cell table:formula="of:=AVERAGE([.P211:.R211])" office:value-type="float" office:value="2721.33333333333" calcext:value-type="float">
            <text:p>2721.33333333333</text:p>
          </table:table-cell>
          <table:table-cell table:formula="of:=SQRT(AVERAGE(([.P211]-[.S211])^2;([.Q211]-[.S211])^2;([.R211]-[.S211])^2))" office:value-type="float" office:value="2.05480466765633" calcext:value-type="float">
            <text:p>2.05480466765633</text:p>
          </table:table-cell>
          <table:table-cell table:formula="of:=(([.S211]-[.F211])/[.G211])*100" office:value-type="float" office:value="-3.08641975308641" calcext:value-type="float">
            <text:p>-3.08641975308641</text:p>
          </table:table-cell>
          <table:table-cell table:number-columns-repeated="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81695" calcext:value-type="float">
            <text:p>581695</text:p>
          </table:table-cell>
          <table:table-cell table:style-name="ce2" office:value-type="float" office:value="800113" calcext:value-type="float">
            <text:p>800113</text:p>
          </table:table-cell>
          <table:table-cell table:formula="of:=([.F212]/[.G212])*100" office:value-type="float" office:value="72.7016058981669" calcext:value-type="float">
            <text:p>72.70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60_krill</text:p>
          </table:table-cell>
          <table:table-cell table:style-name="ce18" office:value-type="string" calcext:value-type="string">
            <text:p>p60</text:p>
          </table:table-cell>
          <table:table-cell table:formula="of:=100-[.H212]" office:value-type="float" office:value="27.2983941018331" calcext:value-type="float">
            <text:p>27.30</text:p>
          </table:table-cell>
          <table:table-cell table:formula="of:=([.G212]/[.O212])*100" office:value-type="float" office:value="95.7919740057299" calcext:value-type="float">
            <text:p>96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93384" calcext:value-type="float">
            <text:p>593384</text:p>
          </table:table-cell>
          <table:table-cell office:value-type="float" office:value="593425" calcext:value-type="float">
            <text:p>593425</text:p>
          </table:table-cell>
          <table:table-cell office:value-type="float" office:value="593478" calcext:value-type="float">
            <text:p>593478</text:p>
          </table:table-cell>
          <table:table-cell table:formula="of:=AVERAGE([.P212:.R212])" office:value-type="float" office:value="593429" calcext:value-type="float">
            <text:p>593429</text:p>
          </table:table-cell>
          <table:table-cell table:formula="of:=SQRT(AVERAGE(([.P212]-[.S212])^2;([.Q212]-[.S212])^2;([.R212]-[.S212])^2))" office:value-type="float" office:value="38.4794317352357" calcext:value-type="float">
            <text:p>38.4794317352357</text:p>
          </table:table-cell>
          <table:table-cell table:formula="of:=(([.S212]-[.F212])/[.G212])*100" office:value-type="float" office:value="1.46654285082232" calcext:value-type="float">
            <text:p>1.46654285082232</text:p>
          </table:table-cell>
          <table:table-cell table:number-columns-repeated="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5110" calcext:value-type="float">
            <text:p>35110</text:p>
          </table:table-cell>
          <table:table-cell table:style-name="ce2" office:value-type="float" office:value="35148" calcext:value-type="float">
            <text:p>35148</text:p>
          </table:table-cell>
          <table:table-cell table:formula="of:=([.F213]/[.G213])*100" office:value-type="float" office:value="99.8918857402982" calcext:value-type="float">
            <text:p>99.89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60_krill</text:p>
          </table:table-cell>
          <table:table-cell table:style-name="ce18" office:value-type="string" calcext:value-type="string">
            <text:p>p60</text:p>
          </table:table-cell>
          <table:table-cell table:formula="of:=100-[.H213]" office:value-type="float" office:value="0.108114259701836" calcext:value-type="float">
            <text:p>0.11</text:p>
          </table:table-cell>
          <table:table-cell table:formula="of:=([.G213]/[.O213])*100" office:value-type="float" office:value="4.20802599427006" calcext:value-type="float">
            <text:p>4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2540" calcext:value-type="float">
            <text:p>32540</text:p>
          </table:table-cell>
          <table:table-cell office:value-type="float" office:value="32455" calcext:value-type="float">
            <text:p>32455</text:p>
          </table:table-cell>
          <table:table-cell office:value-type="float" office:value="32542" calcext:value-type="float">
            <text:p>32542</text:p>
          </table:table-cell>
          <table:table-cell table:formula="of:=AVERAGE([.P213:.R213])" office:value-type="float" office:value="32512.3333333333" calcext:value-type="float">
            <text:p>32512.3333333333</text:p>
          </table:table-cell>
          <table:table-cell table:formula="of:=SQRT(AVERAGE(([.P213]-[.S213])^2;([.Q213]-[.S213])^2;([.R213]-[.S213])^2))" office:value-type="float" office:value="40.5490101262931" calcext:value-type="float">
            <text:p>40.5490101262931</text:p>
          </table:table-cell>
          <table:table-cell table:formula="of:=(([.S213]-[.F213])/[.G213])*100" office:value-type="float" office:value="-7.39065285838929" calcext:value-type="float">
            <text:p>-7.39065285838929</text:p>
          </table:table-cell>
          <table:table-cell table:number-columns-repeated="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64003" calcext:value-type="float">
            <text:p>564003</text:p>
          </table:table-cell>
          <table:table-cell table:style-name="ce2" office:value-type="float" office:value="781633" calcext:value-type="float">
            <text:p>781633</text:p>
          </table:table-cell>
          <table:table-cell table:formula="of:=([.F214]/[.G214])*100" office:value-type="float" office:value="72.1570097475414" calcext:value-type="float">
            <text:p>72.16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60_krill_rotifer</text:p>
          </table:table-cell>
          <table:table-cell table:style-name="ce18"/>
          <table:table-cell table:formula="of:=100-[.H214]" office:value-type="float" office:value="27.8429902524586" calcext:value-type="float">
            <text:p>27.84</text:p>
          </table:table-cell>
          <table:table-cell table:formula="of:=([.G214]/[.O214])*100" office:value-type="float" office:value="93.5794919192923" calcext:value-type="float">
            <text:p>94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81361" calcext:value-type="float">
            <text:p>581361</text:p>
          </table:table-cell>
          <table:table-cell office:value-type="float" office:value="581397" calcext:value-type="float">
            <text:p>581397</text:p>
          </table:table-cell>
          <table:table-cell office:value-type="float" office:value="581347" calcext:value-type="float">
            <text:p>581347</text:p>
          </table:table-cell>
          <table:table-cell table:formula="of:=AVERAGE([.P214:.R214])" office:value-type="float" office:value="581368.333333333" calcext:value-type="float">
            <text:p>581368.333333333</text:p>
          </table:table-cell>
          <table:table-cell table:formula="of:=SQRT(AVERAGE(([.P214]-[.S214])^2;([.Q214]-[.S214])^2;([.R214]-[.S214])^2))" office:value-type="float" office:value="21.0607586652418" calcext:value-type="float">
            <text:p>21.0607586652418</text:p>
          </table:table-cell>
          <table:table-cell table:formula="of:=(([.S214]-[.F214])/[.G214])*100" office:value-type="float" office:value="2.22167351344344" calcext:value-type="float">
            <text:p>2.22167351344344</text:p>
          </table:table-cell>
          <table:table-cell table:number-columns-repeated="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7692" calcext:value-type="float">
            <text:p>17692</text:p>
          </table:table-cell>
          <table:table-cell table:style-name="ce2" office:value-type="float" office:value="18480" calcext:value-type="float">
            <text:p>18480</text:p>
          </table:table-cell>
          <table:table-cell table:formula="of:=([.F215]/[.G215])*100" office:value-type="float" office:value="95.7359307359307" calcext:value-type="float">
            <text:p>95.74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60_krill_rotifer</text:p>
          </table:table-cell>
          <table:table-cell table:style-name="ce18"/>
          <table:table-cell table:formula="of:=100-[.H215]" office:value-type="float" office:value="4.26406926406926" calcext:value-type="float">
            <text:p>4.26</text:p>
          </table:table-cell>
          <table:table-cell table:formula="of:=([.G215]/[.O215])*100" office:value-type="float" office:value="2.21248208643765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7356" calcext:value-type="float">
            <text:p>17356</text:p>
          </table:table-cell>
          <table:table-cell office:value-type="float" office:value="17436" calcext:value-type="float">
            <text:p>17436</text:p>
          </table:table-cell>
          <table:table-cell office:value-type="float" office:value="17420" calcext:value-type="float">
            <text:p>17420</text:p>
          </table:table-cell>
          <table:table-cell table:formula="of:=AVERAGE([.P215:.R215])" office:value-type="float" office:value="17404" calcext:value-type="float">
            <text:p>17404</text:p>
          </table:table-cell>
          <table:table-cell table:formula="of:=SQRT(AVERAGE(([.P215]-[.S215])^2;([.Q215]-[.S215])^2;([.R215]-[.S215])^2))" office:value-type="float" office:value="34.5639503915086" calcext:value-type="float">
            <text:p>34.5639503915086</text:p>
          </table:table-cell>
          <table:table-cell table:formula="of:=(([.S215]-[.F215])/[.G215])*100" office:value-type="float" office:value="-1.55844155844156" calcext:value-type="float">
            <text:p>-1.55844155844156</text:p>
          </table:table-cell>
          <table:table-cell table:number-columns-repeated="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31733" calcext:value-type="float">
            <text:p>31733</text:p>
          </table:table-cell>
          <table:table-cell table:style-name="ce2" office:value-type="float" office:value="31771" calcext:value-type="float">
            <text:p>31771</text:p>
          </table:table-cell>
          <table:table-cell table:formula="of:=([.F216]/[.G216])*100" office:value-type="float" office:value="99.8803940700639" calcext:value-type="float">
            <text:p>99.88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60_krill_rotifer</text:p>
          </table:table-cell>
          <table:table-cell table:style-name="ce18"/>
          <table:table-cell table:formula="of:=100-[.H216]" office:value-type="float" office:value="0.1196059299361" calcext:value-type="float">
            <text:p>0.12</text:p>
          </table:table-cell>
          <table:table-cell table:formula="of:=([.G216]/[.O216])*100" office:value-type="float" office:value="3.80372123204603" calcext:value-type="float">
            <text:p>4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9350" calcext:value-type="float">
            <text:p>29350</text:p>
          </table:table-cell>
          <table:table-cell office:value-type="float" office:value="29551" calcext:value-type="float">
            <text:p>29551</text:p>
          </table:table-cell>
          <table:table-cell office:value-type="float" office:value="29572" calcext:value-type="float">
            <text:p>29572</text:p>
          </table:table-cell>
          <table:table-cell table:formula="of:=AVERAGE([.P216:.R216])" office:value-type="float" office:value="29491" calcext:value-type="float">
            <text:p>29491</text:p>
          </table:table-cell>
          <table:table-cell table:formula="of:=SQRT(AVERAGE(([.P216]-[.S216])^2;([.Q216]-[.S216])^2;([.R216]-[.S216])^2))" office:value-type="float" office:value="100.069975517135" calcext:value-type="float">
            <text:p>100.069975517135</text:p>
          </table:table-cell>
          <table:table-cell table:formula="of:=(([.S216]-[.F216])/[.G216])*100" office:value-type="float" office:value="-7.05674986623021" calcext:value-type="float">
            <text:p>-7.05674986623021</text:p>
          </table:table-cell>
          <table:table-cell table:number-columns-repeated="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3377" calcext:value-type="float">
            <text:p>3377</text:p>
          </table:table-cell>
          <table:table-cell table:formula="of:=([.F217]/[.G217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60_krill_rotifer</text:p>
          </table:table-cell>
          <table:table-cell table:style-name="ce18"/>
          <table:table-cell table:formula="of:=100-[.H217]" office:value-type="float" office:value="0" calcext:value-type="float">
            <text:p>0.00</text:p>
          </table:table-cell>
          <table:table-cell table:formula="of:=([.G217]/[.O217])*100" office:value-type="float" office:value="0.404304762224023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262" calcext:value-type="float">
            <text:p>3262</text:p>
          </table:table-cell>
          <table:table-cell office:value-type="float" office:value="3251" calcext:value-type="float">
            <text:p>3251</text:p>
          </table:table-cell>
          <table:table-cell office:value-type="float" office:value="3271" calcext:value-type="float">
            <text:p>3271</text:p>
          </table:table-cell>
          <table:table-cell table:formula="of:=AVERAGE([.P217:.R217])" office:value-type="float" office:value="3261.33333333333" calcext:value-type="float">
            <text:p>3261.33333333333</text:p>
          </table:table-cell>
          <table:table-cell table:formula="of:=SQRT(AVERAGE(([.P217]-[.S217])^2;([.Q217]-[.S217])^2;([.R217]-[.S217])^2))" office:value-type="float" office:value="8.17856276425687" calcext:value-type="float">
            <text:p>8.17856276425687</text:p>
          </table:table-cell>
          <table:table-cell table:formula="of:=(([.S217]-[.F217])/[.G217])*100" office:value-type="float" office:value="-3.4251307866943" calcext:value-type="float">
            <text:p>-3.4251307866943</text:p>
          </table:table-cell>
          <table:table-cell table:number-columns-repeated="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59092" calcext:value-type="float">
            <text:p>559092</text:p>
          </table:table-cell>
          <table:table-cell table:style-name="ce2" office:value-type="float" office:value="776358" calcext:value-type="float">
            <text:p>776358</text:p>
          </table:table-cell>
          <table:table-cell table:formula="of:=([.F218]/[.G218])*100" office:value-type="float" office:value="72.0147148609276" calcext:value-type="float">
            <text:p>72.01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70_krill</text:p>
          </table:table-cell>
          <table:table-cell table:style-name="ce18" office:value-type="string" calcext:value-type="string">
            <text:p>p70</text:p>
          </table:table-cell>
          <table:table-cell table:formula="of:=100-[.H218]" office:value-type="float" office:value="27.9852851390724" calcext:value-type="float">
            <text:p>27.99</text:p>
          </table:table-cell>
          <table:table-cell table:formula="of:=([.G218]/[.O218])*100" office:value-type="float" office:value="92.9479527955932" calcext:value-type="float">
            <text:p>93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77787" calcext:value-type="float">
            <text:p>577787</text:p>
          </table:table-cell>
          <table:table-cell office:value-type="float" office:value="577835" calcext:value-type="float">
            <text:p>577835</text:p>
          </table:table-cell>
          <table:table-cell office:value-type="float" office:value="577974" calcext:value-type="float">
            <text:p>577974</text:p>
          </table:table-cell>
          <table:table-cell table:formula="of:=AVERAGE([.P218:.R218])" office:value-type="float" office:value="577865.333333333" calcext:value-type="float">
            <text:p>577865.333333333</text:p>
          </table:table-cell>
          <table:table-cell table:formula="of:=SQRT(AVERAGE(([.P218]-[.S218])^2;([.Q218]-[.S218])^2;([.R218]-[.S218])^2))" office:value-type="float" office:value="79.2983115975506" calcext:value-type="float">
            <text:p>79.2983115975506</text:p>
          </table:table-cell>
          <table:table-cell table:formula="of:=(([.S218]-[.F218])/[.G218])*100" office:value-type="float" office:value="2.41812840639671" calcext:value-type="float">
            <text:p>2.41812840639671</text:p>
          </table:table-cell>
          <table:table-cell table:number-columns-repeated="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8666" calcext:value-type="float">
            <text:p>58666</text:p>
          </table:table-cell>
          <table:table-cell table:style-name="ce2" office:value-type="float" office:value="58903" calcext:value-type="float">
            <text:p>58903</text:p>
          </table:table-cell>
          <table:table-cell table:formula="of:=([.F219]/[.G219])*100" office:value-type="float" office:value="99.5976435835187" calcext:value-type="float">
            <text:p>99.6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70_krill</text:p>
          </table:table-cell>
          <table:table-cell table:style-name="ce18" office:value-type="string" calcext:value-type="string">
            <text:p>p70</text:p>
          </table:table-cell>
          <table:table-cell table:formula="of:=100-[.H219]" office:value-type="float" office:value="0.402356416481325" calcext:value-type="float">
            <text:p>0.40</text:p>
          </table:table-cell>
          <table:table-cell table:formula="of:=([.G219]/[.O219])*100" office:value-type="float" office:value="7.05204720440677" calcext:value-type="float">
            <text:p>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3421" calcext:value-type="float">
            <text:p>53421</text:p>
          </table:table-cell>
          <table:table-cell office:value-type="float" office:value="53539" calcext:value-type="float">
            <text:p>53539</text:p>
          </table:table-cell>
          <table:table-cell office:value-type="float" office:value="53395" calcext:value-type="float">
            <text:p>53395</text:p>
          </table:table-cell>
          <table:table-cell table:formula="of:=AVERAGE([.P219:.R219])" office:value-type="float" office:value="53451.6666666667" calcext:value-type="float">
            <text:p>53451.6666666667</text:p>
          </table:table-cell>
          <table:table-cell table:formula="of:=SQRT(AVERAGE(([.P219]-[.S219])^2;([.Q219]-[.S219])^2;([.R219]-[.S219])^2))" office:value-type="float" office:value="62.6595740667156" calcext:value-type="float">
            <text:p>62.6595740667156</text:p>
          </table:table-cell>
          <table:table-cell table:formula="of:=(([.S219]-[.F219])/[.G219])*100" office:value-type="float" office:value="-8.85240706472223" calcext:value-type="float">
            <text:p>-8.85240706472223</text:p>
          </table:table-cell>
          <table:table-cell table:number-columns-repeated="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42151" calcext:value-type="float">
            <text:p>542151</text:p>
          </table:table-cell>
          <table:table-cell table:style-name="ce2" office:value-type="float" office:value="758635" calcext:value-type="float">
            <text:p>758635</text:p>
          </table:table-cell>
          <table:table-cell table:formula="of:=([.F220]/[.G220])*100" office:value-type="float" office:value="71.4640110197921" calcext:value-type="float">
            <text:p>71.46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70_krill_rotifer</text:p>
          </table:table-cell>
          <table:table-cell table:style-name="ce18"/>
          <table:table-cell table:formula="of:=100-[.H220]" office:value-type="float" office:value="28.5359889802079" calcext:value-type="float">
            <text:p>28.54</text:p>
          </table:table-cell>
          <table:table-cell table:formula="of:=([.G220]/[.O220])*100" office:value-type="float" office:value="90.826101063021" calcext:value-type="float">
            <text:p>9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66079" calcext:value-type="float">
            <text:p>566079</text:p>
          </table:table-cell>
          <table:table-cell office:value-type="float" office:value="566202" calcext:value-type="float">
            <text:p>566202</text:p>
          </table:table-cell>
          <table:table-cell office:value-type="float" office:value="566224" calcext:value-type="float">
            <text:p>566224</text:p>
          </table:table-cell>
          <table:table-cell table:formula="of:=AVERAGE([.P220:.R220])" office:value-type="float" office:value="566168.333333333" calcext:value-type="float">
            <text:p>566168.333333333</text:p>
          </table:table-cell>
          <table:table-cell table:formula="of:=SQRT(AVERAGE(([.P220]-[.S220])^2;([.Q220]-[.S220])^2;([.R220]-[.S220])^2))" office:value-type="float" office:value="63.8035178410163" calcext:value-type="float">
            <text:p>63.8035178410163</text:p>
          </table:table-cell>
          <table:table-cell table:formula="of:=(([.S220]-[.F220])/[.G220])*100" office:value-type="float" office:value="3.16586149246125" calcext:value-type="float">
            <text:p>3.16586149246125</text:p>
          </table:table-cell>
          <table:table-cell table:number-columns-repeated="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6941" calcext:value-type="float">
            <text:p>16941</text:p>
          </table:table-cell>
          <table:table-cell table:style-name="ce2" office:value-type="float" office:value="17723" calcext:value-type="float">
            <text:p>17723</text:p>
          </table:table-cell>
          <table:table-cell table:formula="of:=([.F221]/[.G221])*100" office:value-type="float" office:value="95.5876544603058" calcext:value-type="float">
            <text:p>95.59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70_krill_rotifer</text:p>
          </table:table-cell>
          <table:table-cell table:style-name="ce18"/>
          <table:table-cell table:formula="of:=100-[.H221]" office:value-type="float" office:value="4.41234553969419" calcext:value-type="float">
            <text:p>4.41</text:p>
          </table:table-cell>
          <table:table-cell table:formula="of:=([.G221]/[.O221])*100" office:value-type="float" office:value="2.12185173257221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6693" calcext:value-type="float">
            <text:p>16693</text:p>
          </table:table-cell>
          <table:table-cell office:value-type="float" office:value="16690" calcext:value-type="float">
            <text:p>16690</text:p>
          </table:table-cell>
          <table:table-cell office:value-type="float" office:value="16663" calcext:value-type="float">
            <text:p>16663</text:p>
          </table:table-cell>
          <table:table-cell table:formula="of:=AVERAGE([.P221:.R221])" office:value-type="float" office:value="16682" calcext:value-type="float">
            <text:p>16682</text:p>
          </table:table-cell>
          <table:table-cell table:formula="of:=SQRT(AVERAGE(([.P221]-[.S221])^2;([.Q221]-[.S221])^2;([.R221]-[.S221])^2))" office:value-type="float" office:value="13.490737563232" calcext:value-type="float">
            <text:p>13.490737563232</text:p>
          </table:table-cell>
          <table:table-cell table:formula="of:=(([.S221]-[.F221])/[.G221])*100" office:value-type="float" office:value="-1.46137787056367" calcext:value-type="float">
            <text:p>-1.46137787056367</text:p>
          </table:table-cell>
          <table:table-cell table:number-columns-repeated="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4532" calcext:value-type="float">
            <text:p>54532</text:p>
          </table:table-cell>
          <table:table-cell table:style-name="ce2" office:value-type="float" office:value="54769" calcext:value-type="float">
            <text:p>54769</text:p>
          </table:table-cell>
          <table:table-cell table:formula="of:=([.F222]/[.G222])*100" office:value-type="float" office:value="99.5672734576129" calcext:value-type="float">
            <text:p>99.57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70_krill_rotifer</text:p>
          </table:table-cell>
          <table:table-cell table:style-name="ce18"/>
          <table:table-cell table:formula="of:=100-[.H222]" office:value-type="float" office:value="0.432726542387115" calcext:value-type="float">
            <text:p>0.43</text:p>
          </table:table-cell>
          <table:table-cell table:formula="of:=([.G222]/[.O222])*100" office:value-type="float" office:value="6.5571120883173" calcext:value-type="float">
            <text:p>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49723" calcext:value-type="float">
            <text:p>49723</text:p>
          </table:table-cell>
          <table:table-cell office:value-type="float" office:value="49870" calcext:value-type="float">
            <text:p>49870</text:p>
          </table:table-cell>
          <table:table-cell office:value-type="float" office:value="49869" calcext:value-type="float">
            <text:p>49869</text:p>
          </table:table-cell>
          <table:table-cell table:formula="of:=AVERAGE([.P222:.R222])" office:value-type="float" office:value="49820.6666666667" calcext:value-type="float">
            <text:p>49820.6666666667</text:p>
          </table:table-cell>
          <table:table-cell table:formula="of:=SQRT(AVERAGE(([.P222]-[.S222])^2;([.Q222]-[.S222])^2;([.R222]-[.S222])^2))" office:value-type="float" office:value="69.0619689522067" calcext:value-type="float">
            <text:p>69.0619689522067</text:p>
          </table:table-cell>
          <table:table-cell table:formula="of:=(([.S222]-[.F222])/[.G222])*100" office:value-type="float" office:value="-8.60218980323419" calcext:value-type="float">
            <text:p>-8.60218980323419</text:p>
          </table:table-cell>
          <table:table-cell table:number-columns-repeated="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number-columns-repeated="2" table:style-name="ce2" office:value-type="float" office:value="4134" calcext:value-type="float">
            <text:p>4134</text:p>
          </table:table-cell>
          <table:table-cell table:formula="of:=([.F223]/[.G223])*100" office:value-type="float" office:value="100" calcext:value-type="float">
            <text:p>100.00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70_krill_rotifer</text:p>
          </table:table-cell>
          <table:table-cell table:style-name="ce18"/>
          <table:table-cell table:formula="of:=100-[.H223]" office:value-type="float" office:value="0" calcext:value-type="float">
            <text:p>0.00</text:p>
          </table:table-cell>
          <table:table-cell table:formula="of:=([.G223]/[.O223])*100" office:value-type="float" office:value="0.494935116089462" calcext:value-type="float">
            <text:p>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984" calcext:value-type="float">
            <text:p>3984</text:p>
          </table:table-cell>
          <table:table-cell office:value-type="float" office:value="4000" calcext:value-type="float">
            <text:p>4000</text:p>
          </table:table-cell>
          <table:table-cell office:value-type="float" office:value="3969" calcext:value-type="float">
            <text:p>3969</text:p>
          </table:table-cell>
          <table:table-cell table:formula="of:=AVERAGE([.P223:.R223])" office:value-type="float" office:value="3984.33333333333" calcext:value-type="float">
            <text:p>3984.33333333333</text:p>
          </table:table-cell>
          <table:table-cell table:formula="of:=SQRT(AVERAGE(([.P223]-[.S223])^2;([.Q223]-[.S223])^2;([.R223]-[.S223])^2))" office:value-type="float" office:value="12.657891697365" calcext:value-type="float">
            <text:p>12.657891697365</text:p>
          </table:table-cell>
          <table:table-cell table:formula="of:=(([.S223]-[.F223])/[.G223])*100" office:value-type="float" office:value="-3.62038380906305" calcext:value-type="float">
            <text:p>-3.62038380906305</text:p>
          </table:table-cell>
          <table:table-cell table:number-columns-repeated="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532144" calcext:value-type="float">
            <text:p>532144</text:p>
          </table:table-cell>
          <table:table-cell table:style-name="ce2" office:value-type="float" office:value="746145" calcext:value-type="float">
            <text:p>746145</text:p>
          </table:table-cell>
          <table:table-cell table:formula="of:=([.F224]/[.G224])*100" office:value-type="float" office:value="71.3191135771197" calcext:value-type="float">
            <text:p>71.32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80_krill</text:p>
          </table:table-cell>
          <table:table-cell table:style-name="ce18" office:value-type="string" calcext:value-type="string">
            <text:p>p80</text:p>
          </table:table-cell>
          <table:table-cell table:formula="of:=100-[.H224]" office:value-type="float" office:value="28.6808864228803" calcext:value-type="float">
            <text:p>28.68</text:p>
          </table:table-cell>
          <table:table-cell table:formula="of:=([.G224]/[.O224])*100" office:value-type="float" office:value="89.3307600857696" calcext:value-type="float">
            <text:p>89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58005" calcext:value-type="float">
            <text:p>558005</text:p>
          </table:table-cell>
          <table:table-cell office:value-type="float" office:value="557983" calcext:value-type="float">
            <text:p>557983</text:p>
          </table:table-cell>
          <table:table-cell office:value-type="float" office:value="558093" calcext:value-type="float">
            <text:p>558093</text:p>
          </table:table-cell>
          <table:table-cell table:formula="of:=AVERAGE([.P224:.R224])" office:value-type="float" office:value="558027" calcext:value-type="float">
            <text:p>558027</text:p>
          </table:table-cell>
          <table:table-cell table:formula="of:=SQRT(AVERAGE(([.P224]-[.S224])^2;([.Q224]-[.S224])^2;([.R224]-[.S224])^2))" office:value-type="float" office:value="47.5254317883243" calcext:value-type="float">
            <text:p>47.5254317883243</text:p>
          </table:table-cell>
          <table:table-cell table:formula="of:=(([.S224]-[.F224])/[.G224])*100" office:value-type="float" office:value="3.46889679619913" calcext:value-type="float">
            <text:p>3.46889679619913</text:p>
          </table:table-cell>
          <table:table-cell table:number-columns-repeated="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88198" calcext:value-type="float">
            <text:p>88198</text:p>
          </table:table-cell>
          <table:table-cell table:style-name="ce2" office:value-type="float" office:value="89116" calcext:value-type="float">
            <text:p>89116</text:p>
          </table:table-cell>
          <table:table-cell table:formula="of:=([.F225]/[.G225])*100" office:value-type="float" office:value="98.9698819516136" calcext:value-type="float">
            <text:p>98.97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80_krill</text:p>
          </table:table-cell>
          <table:table-cell table:style-name="ce18" office:value-type="string" calcext:value-type="string">
            <text:p>p80</text:p>
          </table:table-cell>
          <table:table-cell table:formula="of:=100-[.H225]" office:value-type="float" office:value="1.03011804838637" calcext:value-type="float">
            <text:p>1.03</text:p>
          </table:table-cell>
          <table:table-cell table:formula="of:=([.G225]/[.O225])*100" office:value-type="float" office:value="10.6692399142304" calcext:value-type="float">
            <text:p>1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79393" calcext:value-type="float">
            <text:p>79393</text:p>
          </table:table-cell>
          <table:table-cell office:value-type="float" office:value="79549" calcext:value-type="float">
            <text:p>79549</text:p>
          </table:table-cell>
          <table:table-cell office:value-type="float" office:value="79334" calcext:value-type="float">
            <text:p>79334</text:p>
          </table:table-cell>
          <table:table-cell table:formula="of:=AVERAGE([.P225:.R225])" office:value-type="float" office:value="79425.3333333333" calcext:value-type="float">
            <text:p>79425.3333333333</text:p>
          </table:table-cell>
          <table:table-cell table:formula="of:=SQRT(AVERAGE(([.P225]-[.S225])^2;([.Q225]-[.S225])^2;([.R225]-[.S225])^2))" office:value-type="float" office:value="90.7021989198106" calcext:value-type="float">
            <text:p>90.7021989198106</text:p>
          </table:table-cell>
          <table:table-cell table:formula="of:=(([.S225]-[.F225])/[.G225])*100" office:value-type="float" office:value="-9.84409832877" calcext:value-type="float">
            <text:p>-9.84409832877</text:p>
          </table:table-cell>
          <table:table-cell table:number-columns-repeated="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516054" calcext:value-type="float">
            <text:p>516054</text:p>
          </table:table-cell>
          <table:table-cell table:style-name="ce2" office:value-type="float" office:value="729281" calcext:value-type="float">
            <text:p>729281</text:p>
          </table:table-cell>
          <table:table-cell table:formula="of:=([.F226]/[.G226])*100" office:value-type="float" office:value="70.7620245145561" calcext:value-type="float">
            <text:p>70.76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80_krill_rotifer</text:p>
          </table:table-cell>
          <table:table-cell table:style-name="ce18"/>
          <table:table-cell table:formula="of:=100-[.H226]" office:value-type="float" office:value="29.2379754854439" calcext:value-type="float">
            <text:p>29.24</text:p>
          </table:table-cell>
          <table:table-cell table:formula="of:=([.G226]/[.O226])*100" office:value-type="float" office:value="87.3117504588386" calcext:value-type="float">
            <text:p>87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47068" calcext:value-type="float">
            <text:p>547068</text:p>
          </table:table-cell>
          <table:table-cell office:value-type="float" office:value="546591" calcext:value-type="float">
            <text:p>546591</text:p>
          </table:table-cell>
          <table:table-cell office:value-type="float" office:value="546938" calcext:value-type="float">
            <text:p>546938</text:p>
          </table:table-cell>
          <table:table-cell table:formula="of:=AVERAGE([.P226:.R226])" office:value-type="float" office:value="546865.666666667" calcext:value-type="float">
            <text:p>546865.666666667</text:p>
          </table:table-cell>
          <table:table-cell table:formula="of:=SQRT(AVERAGE(([.P226]-[.S226])^2;([.Q226]-[.S226])^2;([.R226]-[.S226])^2))" office:value-type="float" office:value="201.339403881991" calcext:value-type="float">
            <text:p>201.339403881991</text:p>
          </table:table-cell>
          <table:table-cell table:formula="of:=(([.S226]-[.F226])/[.G226])*100" office:value-type="float" office:value="4.22493752979532" calcext:value-type="float">
            <text:p>4.22493752979532</text:p>
          </table:table-cell>
          <table:table-cell table:number-columns-repeated="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6090" calcext:value-type="float">
            <text:p>16090</text:p>
          </table:table-cell>
          <table:table-cell table:style-name="ce2" office:value-type="float" office:value="16864" calcext:value-type="float">
            <text:p>16864</text:p>
          </table:table-cell>
          <table:table-cell table:formula="of:=([.F227]/[.G227])*100" office:value-type="float" office:value="95.4103415559772" calcext:value-type="float">
            <text:p>95.41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80_krill_rotifer</text:p>
          </table:table-cell>
          <table:table-cell table:style-name="ce18"/>
          <table:table-cell table:formula="of:=100-[.H227]" office:value-type="float" office:value="4.58965844402277" calcext:value-type="float">
            <text:p>4.59</text:p>
          </table:table-cell>
          <table:table-cell table:formula="of:=([.G227]/[.O227])*100" office:value-type="float" office:value="2.01900962693098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5925" calcext:value-type="float">
            <text:p>15925</text:p>
          </table:table-cell>
          <table:table-cell office:value-type="float" office:value="15910" calcext:value-type="float">
            <text:p>15910</text:p>
          </table:table-cell>
          <table:table-cell office:value-type="float" office:value="15887" calcext:value-type="float">
            <text:p>15887</text:p>
          </table:table-cell>
          <table:table-cell table:formula="of:=AVERAGE([.P227:.R227])" office:value-type="float" office:value="15907.3333333333" calcext:value-type="float">
            <text:p>15907.3333333333</text:p>
          </table:table-cell>
          <table:table-cell table:formula="of:=SQRT(AVERAGE(([.P227]-[.S227])^2;([.Q227]-[.S227])^2;([.R227]-[.S227])^2))" office:value-type="float" office:value="15.6276108929747" calcext:value-type="float">
            <text:p>15.6276108929747</text:p>
          </table:table-cell>
          <table:table-cell table:formula="of:=(([.S227]-[.F227])/[.G227])*100" office:value-type="float" office:value="-1.08317520556609" calcext:value-type="float">
            <text:p>-1.08317520556609</text:p>
          </table:table-cell>
          <table:table-cell table:number-columns-repeated="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83206" calcext:value-type="float">
            <text:p>83206</text:p>
          </table:table-cell>
          <table:table-cell table:style-name="ce2" office:value-type="float" office:value="84123" calcext:value-type="float">
            <text:p>84123</text:p>
          </table:table-cell>
          <table:table-cell table:formula="of:=([.F228]/[.G228])*100" office:value-type="float" office:value="98.9099295079824" calcext:value-type="float">
            <text:p>98.91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80_krill_rotifer</text:p>
          </table:table-cell>
          <table:table-cell table:style-name="ce18"/>
          <table:table-cell table:formula="of:=100-[.H228]" office:value-type="float" office:value="1.09007049201763" calcext:value-type="float">
            <text:p>1.09</text:p>
          </table:table-cell>
          <table:table-cell table:formula="of:=([.G228]/[.O228])*100" office:value-type="float" office:value="10.0714626924997" calcext:value-type="float">
            <text:p>10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75294" calcext:value-type="float">
            <text:p>75294</text:p>
          </table:table-cell>
          <table:table-cell office:value-type="float" office:value="75111" calcext:value-type="float">
            <text:p>75111</text:p>
          </table:table-cell>
          <table:table-cell office:value-type="float" office:value="75054" calcext:value-type="float">
            <text:p>75054</text:p>
          </table:table-cell>
          <table:table-cell table:formula="of:=AVERAGE([.P228:.R228])" office:value-type="float" office:value="75153" calcext:value-type="float">
            <text:p>75153</text:p>
          </table:table-cell>
          <table:table-cell table:formula="of:=SQRT(AVERAGE(([.P228]-[.S228])^2;([.Q228]-[.S228])^2;([.R228]-[.S228])^2))" office:value-type="float" office:value="102.381638978872" calcext:value-type="float">
            <text:p>102.381638978872</text:p>
          </table:table-cell>
          <table:table-cell table:formula="of:=(([.S228]-[.F228])/[.G228])*100" office:value-type="float" office:value="-9.57288731975797" calcext:value-type="float">
            <text:p>-9.57288731975797</text:p>
          </table:table-cell>
          <table:table-cell table:number-columns-repeated="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4993" calcext:value-type="float">
            <text:p>4993</text:p>
          </table:table-cell>
          <table:table-cell table:formula="of:=([.F229]/[.G229])*100" office:value-type="float" office:value="99.979971960745" calcext:value-type="float">
            <text:p>99.98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80_krill_rotifer</text:p>
          </table:table-cell>
          <table:table-cell table:style-name="ce18"/>
          <table:table-cell table:formula="of:=100-[.H229]" office:value-type="float" office:value="0.020028039254953" calcext:value-type="float">
            <text:p>0.02</text:p>
          </table:table-cell>
          <table:table-cell table:formula="of:=([.G229]/[.O229])*100" office:value-type="float" office:value="0.597777221730693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4793" calcext:value-type="float">
            <text:p>4793</text:p>
          </table:table-cell>
          <table:table-cell office:value-type="float" office:value="4840" calcext:value-type="float">
            <text:p>4840</text:p>
          </table:table-cell>
          <table:table-cell office:value-type="float" office:value="4803" calcext:value-type="float">
            <text:p>4803</text:p>
          </table:table-cell>
          <table:table-cell table:formula="of:=AVERAGE([.P229:.R229])" office:value-type="float" office:value="4812" calcext:value-type="float">
            <text:p>4812</text:p>
          </table:table-cell>
          <table:table-cell table:formula="of:=SQRT(AVERAGE(([.P229]-[.S229])^2;([.Q229]-[.S229])^2;([.R229]-[.S229])^2))" office:value-type="float" office:value="20.2155056000751" calcext:value-type="float">
            <text:p>20.2155056000751</text:p>
          </table:table-cell>
          <table:table-cell table:formula="of:=(([.S229]-[.F229])/[.G229])*100" office:value-type="float" office:value="-3.60504706589225" calcext:value-type="float">
            <text:p>-3.60504706589225</text:p>
          </table:table-cell>
          <table:table-cell table:number-columns-repeated="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496089" calcext:value-type="float">
            <text:p>496089</text:p>
          </table:table-cell>
          <table:table-cell table:style-name="ce2" office:value-type="float" office:value="700793" calcext:value-type="float">
            <text:p>700793</text:p>
          </table:table-cell>
          <table:table-cell table:formula="of:=([.F230]/[.G230])*100" office:value-type="float" office:value="70.7896625679766" calcext:value-type="float">
            <text:p>70.79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90_krill</text:p>
          </table:table-cell>
          <table:table-cell table:style-name="ce18" office:value-type="string" calcext:value-type="string">
            <text:p>p90</text:p>
          </table:table-cell>
          <table:table-cell table:formula="of:=100-[.H230]" office:value-type="float" office:value="29.2103374320234" calcext:value-type="float">
            <text:p>29.21</text:p>
          </table:table-cell>
          <table:table-cell table:formula="of:=([.G230]/[.O230])*100" office:value-type="float" office:value="83.9010800216938" calcext:value-type="float">
            <text:p>84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27934" calcext:value-type="float">
            <text:p>527934</text:p>
          </table:table-cell>
          <table:table-cell office:value-type="float" office:value="527855" calcext:value-type="float">
            <text:p>527855</text:p>
          </table:table-cell>
          <table:table-cell office:value-type="float" office:value="527909" calcext:value-type="float">
            <text:p>527909</text:p>
          </table:table-cell>
          <table:table-cell table:formula="of:=AVERAGE([.P230:.R230])" office:value-type="float" office:value="527899.333333333" calcext:value-type="float">
            <text:p>527899.333333333</text:p>
          </table:table-cell>
          <table:table-cell table:formula="of:=SQRT(AVERAGE(([.P230]-[.S230])^2;([.Q230]-[.S230])^2;([.R230]-[.S230])^2))" office:value-type="float" office:value="32.9679979508749" calcext:value-type="float">
            <text:p>32.9679979508749</text:p>
          </table:table-cell>
          <table:table-cell table:formula="of:=(([.S230]-[.F230])/[.G230])*100" office:value-type="float" office:value="4.5391910782975" calcext:value-type="float">
            <text:p>4.5391910782975</text:p>
          </table:table-cell>
          <table:table-cell table:number-columns-repeated="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130861" calcext:value-type="float">
            <text:p>130861</text:p>
          </table:table-cell>
          <table:table-cell table:style-name="ce2" office:value-type="float" office:value="134468" calcext:value-type="float">
            <text:p>134468</text:p>
          </table:table-cell>
          <table:table-cell table:formula="of:=([.F231]/[.G231])*100" office:value-type="float" office:value="97.3175774161883" calcext:value-type="float">
            <text:p>97.32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90_krill</text:p>
          </table:table-cell>
          <table:table-cell table:style-name="ce18" office:value-type="string" calcext:value-type="string">
            <text:p>p90</text:p>
          </table:table-cell>
          <table:table-cell table:formula="of:=100-[.H231]" office:value-type="float" office:value="2.68242258381176" calcext:value-type="float">
            <text:p>2.68</text:p>
          </table:table-cell>
          <table:table-cell table:formula="of:=([.G231]/[.O231])*100" office:value-type="float" office:value="16.0989199783062" calcext:value-type="float">
            <text:p>16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16961" calcext:value-type="float">
            <text:p>116961</text:p>
          </table:table-cell>
          <table:table-cell office:value-type="float" office:value="117095" calcext:value-type="float">
            <text:p>117095</text:p>
          </table:table-cell>
          <table:table-cell office:value-type="float" office:value="117108" calcext:value-type="float">
            <text:p>117108</text:p>
          </table:table-cell>
          <table:table-cell table:formula="of:=AVERAGE([.P231:.R231])" office:value-type="float" office:value="117054.666666667" calcext:value-type="float">
            <text:p>117054.666666667</text:p>
          </table:table-cell>
          <table:table-cell table:formula="of:=SQRT(AVERAGE(([.P231]-[.S231])^2;([.Q231]-[.S231])^2;([.R231]-[.S231])^2))" office:value-type="float" office:value="66.4446302487183" calcext:value-type="float">
            <text:p>66.4446302487183</text:p>
          </table:table-cell>
          <table:table-cell table:formula="of:=(([.S231]-[.F231])/[.G231])*100" office:value-type="float" office:value="-10.2673746417983" calcext:value-type="float">
            <text:p>-10.2673746417983</text:p>
          </table:table-cell>
          <table:table-cell table:number-columns-repeated="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481075" calcext:value-type="float">
            <text:p>481075</text:p>
          </table:table-cell>
          <table:table-cell table:style-name="ce2" office:value-type="float" office:value="685029" calcext:value-type="float">
            <text:p>685029</text:p>
          </table:table-cell>
          <table:table-cell table:formula="of:=([.F232]/[.G232])*100" office:value-type="float" office:value="70.2269538953825" calcext:value-type="float">
            <text:p>70.23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90_krill_rotifer</text:p>
          </table:table-cell>
          <table:table-cell table:style-name="ce18"/>
          <table:table-cell table:formula="of:=100-[.H232]" office:value-type="float" office:value="29.7730461046175" calcext:value-type="float">
            <text:p>29.77</text:p>
          </table:table-cell>
          <table:table-cell table:formula="of:=([.G232]/[.O232])*100" office:value-type="float" office:value="82.0137657570508" calcext:value-type="float">
            <text:p>8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17538" calcext:value-type="float">
            <text:p>517538</text:p>
          </table:table-cell>
          <table:table-cell office:value-type="float" office:value="517224" calcext:value-type="float">
            <text:p>517224</text:p>
          </table:table-cell>
          <table:table-cell office:value-type="float" office:value="517141" calcext:value-type="float">
            <text:p>517141</text:p>
          </table:table-cell>
          <table:table-cell table:formula="of:=AVERAGE([.P232:.R232])" office:value-type="float" office:value="517301" calcext:value-type="float">
            <text:p>517301</text:p>
          </table:table-cell>
          <table:table-cell table:formula="of:=SQRT(AVERAGE(([.P232]-[.S232])^2;([.Q232]-[.S232])^2;([.R232]-[.S232])^2))" office:value-type="float" office:value="170.97563179198" calcext:value-type="float">
            <text:p>170.97563179198</text:p>
          </table:table-cell>
          <table:table-cell table:formula="of:=(([.S232]-[.F232])/[.G232])*100" office:value-type="float" office:value="5.28824327145274" calcext:value-type="float">
            <text:p>5.28824327145274</text:p>
          </table:table-cell>
          <table:table-cell table:number-columns-repeated="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5014" calcext:value-type="float">
            <text:p>15014</text:p>
          </table:table-cell>
          <table:table-cell table:style-name="ce2" office:value-type="float" office:value="15764" calcext:value-type="float">
            <text:p>15764</text:p>
          </table:table-cell>
          <table:table-cell table:formula="of:=([.F233]/[.G233])*100" office:value-type="float" office:value="95.2423242831769" calcext:value-type="float">
            <text:p>95.24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90_krill_rotifer</text:p>
          </table:table-cell>
          <table:table-cell table:style-name="ce18"/>
          <table:table-cell table:formula="of:=100-[.H233]" office:value-type="float" office:value="4.75767571682314" calcext:value-type="float">
            <text:p>4.76</text:p>
          </table:table-cell>
          <table:table-cell table:formula="of:=([.G233]/[.O233])*100" office:value-type="float" office:value="1.88731426464303" calcext:value-type="float">
            <text:p>2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4888" calcext:value-type="float">
            <text:p>14888</text:p>
          </table:table-cell>
          <table:table-cell office:value-type="float" office:value="14889" calcext:value-type="float">
            <text:p>14889</text:p>
          </table:table-cell>
          <table:table-cell office:value-type="float" office:value="14935" calcext:value-type="float">
            <text:p>14935</text:p>
          </table:table-cell>
          <table:table-cell table:formula="of:=AVERAGE([.P233:.R233])" office:value-type="float" office:value="14904" calcext:value-type="float">
            <text:p>14904</text:p>
          </table:table-cell>
          <table:table-cell table:formula="of:=SQRT(AVERAGE(([.P233]-[.S233])^2;([.Q233]-[.S233])^2;([.R233]-[.S233])^2))" office:value-type="float" office:value="21.9241115365405" calcext:value-type="float">
            <text:p>21.9241115365405</text:p>
          </table:table-cell>
          <table:table-cell table:formula="of:=(([.S233]-[.F233])/[.G233])*100" office:value-type="float" office:value="-0.697792438467394" calcext:value-type="float">
            <text:p>-0.697792438467394</text:p>
          </table:table-cell>
          <table:table-cell table:number-columns-repeated="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24778" calcext:value-type="float">
            <text:p>124778</text:p>
          </table:table-cell>
          <table:table-cell table:style-name="ce2" office:value-type="float" office:value="128375" calcext:value-type="float">
            <text:p>128375</text:p>
          </table:table-cell>
          <table:table-cell table:formula="of:=([.F234]/[.G234])*100" office:value-type="float" office:value="97.1980525803311" calcext:value-type="float">
            <text:p>97.2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90_krill_rotifer</text:p>
          </table:table-cell>
          <table:table-cell table:style-name="ce18"/>
          <table:table-cell table:formula="of:=100-[.H234]" office:value-type="float" office:value="2.80194741966893" calcext:value-type="float">
            <text:p>2.80</text:p>
          </table:table-cell>
          <table:table-cell table:formula="of:=([.G234]/[.O234])*100" office:value-type="float" office:value="15.3694473942875" calcext:value-type="float">
            <text:p>15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12179" calcext:value-type="float">
            <text:p>112179</text:p>
          </table:table-cell>
          <table:table-cell office:value-type="float" office:value="112148" calcext:value-type="float">
            <text:p>112148</text:p>
          </table:table-cell>
          <table:table-cell office:value-type="float" office:value="112044" calcext:value-type="float">
            <text:p>112044</text:p>
          </table:table-cell>
          <table:table-cell table:formula="of:=AVERAGE([.P234:.R234])" office:value-type="float" office:value="112123.666666667" calcext:value-type="float">
            <text:p>112123.666666667</text:p>
          </table:table-cell>
          <table:table-cell table:formula="of:=SQRT(AVERAGE(([.P234]-[.S234])^2;([.Q234]-[.S234])^2;([.R234]-[.S234])^2))" office:value-type="float" office:value="57.7369513877859" calcext:value-type="float">
            <text:p>57.7369513877859</text:p>
          </table:table-cell>
          <table:table-cell table:formula="of:=(([.S234]-[.F234])/[.G234])*100" office:value-type="float" office:value="-9.85731905225576" calcext:value-type="float">
            <text:p>-9.85731905225576</text:p>
          </table:table-cell>
          <table:table-cell table:number-columns-repeated="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6083" calcext:value-type="float">
            <text:p>6083</text:p>
          </table:table-cell>
          <table:table-cell table:style-name="ce2" office:value-type="float" office:value="6093" calcext:value-type="float">
            <text:p>6093</text:p>
          </table:table-cell>
          <table:table-cell table:formula="of:=([.F235]/[.G235])*100" office:value-type="float" office:value="99.8358772361727" calcext:value-type="float">
            <text:p>99.84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90_krill_rotifer</text:p>
          </table:table-cell>
          <table:table-cell table:style-name="ce18"/>
          <table:table-cell table:formula="of:=100-[.H235]" office:value-type="float" office:value="0.164122763827351" calcext:value-type="float">
            <text:p>0.16</text:p>
          </table:table-cell>
          <table:table-cell table:formula="of:=([.G235]/[.O235])*100" office:value-type="float" office:value="0.729472584018648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5839" calcext:value-type="float">
            <text:p>5839</text:p>
          </table:table-cell>
          <table:table-cell office:value-type="float" office:value="5833" calcext:value-type="float">
            <text:p>5833</text:p>
          </table:table-cell>
          <table:table-cell office:value-type="float" office:value="5836" calcext:value-type="float">
            <text:p>5836</text:p>
          </table:table-cell>
          <table:table-cell table:formula="of:=AVERAGE([.P235:.R235])" office:value-type="float" office:value="5836" calcext:value-type="float">
            <text:p>5836</text:p>
          </table:table-cell>
          <table:table-cell table:formula="of:=SQRT(AVERAGE(([.P235]-[.S235])^2;([.Q235]-[.S235])^2;([.R235]-[.S235])^2))" office:value-type="float" office:value="2.44948974278318" calcext:value-type="float">
            <text:p>2.44948974278318</text:p>
          </table:table-cell>
          <table:table-cell table:formula="of:=(([.S235]-[.F235])/[.G235])*100" office:value-type="float" office:value="-4.05383226653537" calcext:value-type="float">
            <text:p>-4.05383226653537</text:p>
          </table:table-cell>
          <table:table-cell table:number-columns-repeated="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30580" calcext:value-type="float">
            <text:p>330580</text:p>
          </table:table-cell>
          <table:table-cell table:style-name="ce2" office:value-type="float" office:value="456224" calcext:value-type="float">
            <text:p>456224</text:p>
          </table:table-cell>
          <table:table-cell table:formula="of:=([.F236]/[.G236])*100" office:value-type="float" office:value="72.4600196394754" calcext:value-type="float">
            <text:p>72.46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pass q30</text:p>
          </table:table-cell>
          <table:table-cell table:style-name="ce2" office:value-type="string" calcext:value-type="string">
            <text:p>q30p100_krill</text:p>
          </table:table-cell>
          <table:table-cell table:style-name="ce18" office:value-type="string" calcext:value-type="string">
            <text:p>p100</text:p>
          </table:table-cell>
          <table:table-cell table:formula="of:=100-[.H236]" office:value-type="float" office:value="27.5399803605247" calcext:value-type="float">
            <text:p>27.54</text:p>
          </table:table-cell>
          <table:table-cell table:formula="of:=([.G236]/[.O236])*100" office:value-type="float" office:value="54.6205317858729" calcext:value-type="float">
            <text:p>55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59835" calcext:value-type="float">
            <text:p>359835</text:p>
          </table:table-cell>
          <table:table-cell office:value-type="float" office:value="359664" calcext:value-type="float">
            <text:p>359664</text:p>
          </table:table-cell>
          <table:table-cell office:value-type="float" office:value="360058" calcext:value-type="float">
            <text:p>360058</text:p>
          </table:table-cell>
          <table:table-cell table:formula="of:=AVERAGE([.P236:.R236])" office:value-type="float" office:value="359852.333333333" calcext:value-type="float">
            <text:p>359852.333333333</text:p>
          </table:table-cell>
          <table:table-cell table:formula="of:=SQRT(AVERAGE(([.P236]-[.S236])^2;([.Q236]-[.S236])^2;([.R236]-[.S236])^2))" office:value-type="float" office:value="161.316114783641" calcext:value-type="float">
            <text:p>161.316114783641</text:p>
          </table:table-cell>
          <table:table-cell table:formula="of:=(([.S236]-[.F236])/[.G236])*100" office:value-type="float" office:value="6.41621951789764" calcext:value-type="float">
            <text:p>6.41621951789764</text:p>
          </table:table-cell>
          <table:table-cell table:number-columns-repeated="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style-name="ce2" office:value-type="string" calcext:value-type="string">
            <text:p>R2</text:p>
          </table:table-cell>
          <table:table-cell table:style-name="ce2" office:value-type="float" office:value="326344" calcext:value-type="float">
            <text:p>326344</text:p>
          </table:table-cell>
          <table:table-cell table:style-name="ce2" office:value-type="float" office:value="379037" calcext:value-type="float">
            <text:p>379037</text:p>
          </table:table-cell>
          <table:table-cell table:formula="of:=([.F237]/[.G237])*100" office:value-type="float" office:value="86.0981909417814" calcext:value-type="float">
            <text:p>86.10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fail q30</text:p>
          </table:table-cell>
          <table:table-cell table:style-name="ce2" office:value-type="string" calcext:value-type="string">
            <text:p>q30p100_krill</text:p>
          </table:table-cell>
          <table:table-cell table:style-name="ce18" office:value-type="string" calcext:value-type="string">
            <text:p>p100</text:p>
          </table:table-cell>
          <table:table-cell table:formula="of:=100-[.H237]" office:value-type="float" office:value="13.9018090582186" calcext:value-type="float">
            <text:p>13.90</text:p>
          </table:table-cell>
          <table:table-cell table:formula="of:=([.G237]/[.O237])*100" office:value-type="float" office:value="45.3794682141271" calcext:value-type="float">
            <text:p>45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04173" calcext:value-type="float">
            <text:p>304173</text:p>
          </table:table-cell>
          <table:table-cell office:value-type="float" office:value="304712" calcext:value-type="float">
            <text:p>304712</text:p>
          </table:table-cell>
          <table:table-cell office:value-type="float" office:value="304405" calcext:value-type="float">
            <text:p>304405</text:p>
          </table:table-cell>
          <table:table-cell table:formula="of:=AVERAGE([.P237:.R237])" office:value-type="float" office:value="304430" calcext:value-type="float">
            <text:p>304430</text:p>
          </table:table-cell>
          <table:table-cell table:formula="of:=SQRT(AVERAGE(([.P237]-[.S237])^2;([.Q237]-[.S237])^2;([.R237]-[.S237])^2))" office:value-type="float" office:value="220.754765897968" calcext:value-type="float">
            <text:p>220.754765897968</text:p>
          </table:table-cell>
          <table:table-cell table:formula="of:=(([.S237]-[.F237])/[.G237])*100" office:value-type="float" office:value="-5.78149362727122" calcext:value-type="float">
            <text:p>-5.78149362727122</text:p>
          </table:table-cell>
          <table:table-cell table:number-columns-repeated="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320804" calcext:value-type="float">
            <text:p>320804</text:p>
          </table:table-cell>
          <table:table-cell table:style-name="ce2" office:value-type="float" office:value="445993" calcext:value-type="float">
            <text:p>445993</text:p>
          </table:table-cell>
          <table:table-cell table:formula="of:=([.F238]/[.G238])*100" office:value-type="float" office:value="71.9302769325976" calcext:value-type="float">
            <text:p>71.93</text:p>
          </table:table-cell>
          <table:table-cell table:style-name="ce2" office:value-type="string" calcext:value-type="string">
            <text:p>pass_motif</text:p>
          </table:table-cell>
          <table:table-cell table:style-name="ce2" office:value-type="string" calcext:value-type="string">
            <text:p>pass q30 pass motif</text:p>
          </table:table-cell>
          <table:table-cell table:style-name="ce2" office:value-type="string" calcext:value-type="string">
            <text:p>q30p100_krill_rotifer</text:p>
          </table:table-cell>
          <table:table-cell table:style-name="ce18"/>
          <table:table-cell table:formula="of:=100-[.H238]" office:value-type="float" office:value="28.0697230674024" calcext:value-type="float">
            <text:p>28.07</text:p>
          </table:table-cell>
          <table:table-cell table:formula="of:=([.G238]/[.O238])*100" office:value-type="float" office:value="53.3956451935383" calcext:value-type="float">
            <text:p>53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352291" calcext:value-type="float">
            <text:p>352291</text:p>
          </table:table-cell>
          <table:table-cell office:value-type="float" office:value="352314" calcext:value-type="float">
            <text:p>352314</text:p>
          </table:table-cell>
          <table:table-cell office:value-type="float" office:value="352588" calcext:value-type="float">
            <text:p>352588</text:p>
          </table:table-cell>
          <table:table-cell table:formula="of:=AVERAGE([.P238:.R238])" office:value-type="float" office:value="352397.666666667" calcext:value-type="float">
            <text:p>352397.666666667</text:p>
          </table:table-cell>
          <table:table-cell table:formula="of:=SQRT(AVERAGE(([.P238]-[.S238])^2;([.Q238]-[.S238])^2;([.R238]-[.S238])^2))" office:value-type="float" office:value="134.913140781599" calcext:value-type="float">
            <text:p>134.913140781599</text:p>
          </table:table-cell>
          <table:table-cell table:formula="of:=(([.S238]-[.F238])/[.G238])*100" office:value-type="float" office:value="7.08389294600289" calcext:value-type="float">
            <text:p>7.08389294600289</text:p>
          </table:table-cell>
          <table:table-cell table:number-columns-repeated="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9776" calcext:value-type="float">
            <text:p>9776</text:p>
          </table:table-cell>
          <table:table-cell table:style-name="ce2" office:value-type="float" office:value="10231" calcext:value-type="float">
            <text:p>10231</text:p>
          </table:table-cell>
          <table:table-cell table:formula="of:=([.F239]/[.G239])*100" office:value-type="float" office:value="95.5527318932656" calcext:value-type="float">
            <text:p>95.55</text:p>
          </table:table-cell>
          <table:table-cell table:style-name="ce2" office:value-type="string" calcext:value-type="string">
            <text:p>pass_no_motif</text:p>
          </table:table-cell>
          <table:table-cell table:style-name="ce2" office:value-type="string" calcext:value-type="string">
            <text:p>pass q30 fail motif</text:p>
          </table:table-cell>
          <table:table-cell table:style-name="ce2" office:value-type="string" calcext:value-type="string">
            <text:p>q30p100_krill_rotifer</text:p>
          </table:table-cell>
          <table:table-cell table:style-name="ce18"/>
          <table:table-cell table:formula="of:=100-[.H239]" office:value-type="float" office:value="4.44726810673444" calcext:value-type="float">
            <text:p>4.45</text:p>
          </table:table-cell>
          <table:table-cell table:formula="of:=([.G239]/[.O239])*100" office:value-type="float" office:value="1.22488659233461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9793" calcext:value-type="float">
            <text:p>9793</text:p>
          </table:table-cell>
          <table:table-cell office:value-type="float" office:value="9746" calcext:value-type="float">
            <text:p>9746</text:p>
          </table:table-cell>
          <table:table-cell office:value-type="float" office:value="9731" calcext:value-type="float">
            <text:p>9731</text:p>
          </table:table-cell>
          <table:table-cell table:formula="of:=AVERAGE([.P239:.R239])" office:value-type="float" office:value="9756.66666666667" calcext:value-type="float">
            <text:p>9756.66666666667</text:p>
          </table:table-cell>
          <table:table-cell table:formula="of:=SQRT(AVERAGE(([.P239]-[.S239])^2;([.Q239]-[.S239])^2;([.R239]-[.S239])^2))" office:value-type="float" office:value="26.4112770527204" calcext:value-type="float">
            <text:p>26.4112770527204</text:p>
          </table:table-cell>
          <table:table-cell table:formula="of:=(([.S239]-[.F239])/[.G239])*100" office:value-type="float" office:value="-0.188968168637806" calcext:value-type="float">
            <text:p>-0.188968168637806</text:p>
          </table:table-cell>
          <table:table-cell table:number-columns-repeated="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miseq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314889" calcext:value-type="float">
            <text:p>314889</text:p>
          </table:table-cell>
          <table:table-cell table:style-name="ce2" office:value-type="float" office:value="367411" calcext:value-type="float">
            <text:p>367411</text:p>
          </table:table-cell>
          <table:table-cell table:formula="of:=([.F240]/[.G240])*100" office:value-type="float" office:value="85.7048373619734" calcext:value-type="float">
            <text:p>85.70</text:p>
          </table:table-cell>
          <table:table-cell table:style-name="ce2" office:value-type="string" calcext:value-type="string">
            <text:p>fail_motif</text:p>
          </table:table-cell>
          <table:table-cell table:style-name="ce2" office:value-type="string" calcext:value-type="string">
            <text:p>fail q30 pass motif</text:p>
          </table:table-cell>
          <table:table-cell table:style-name="ce2" office:value-type="string" calcext:value-type="string">
            <text:p>q30p100_krill_rotifer</text:p>
          </table:table-cell>
          <table:table-cell table:style-name="ce18"/>
          <table:table-cell table:formula="of:=100-[.H240]" office:value-type="float" office:value="14.2951626380266" calcext:value-type="float">
            <text:p>14.30</text:p>
          </table:table-cell>
          <table:table-cell table:formula="of:=([.G240]/[.O240])*100" office:value-type="float" office:value="43.9875679578" calcext:value-type="float">
            <text:p>44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295674" calcext:value-type="float">
            <text:p>295674</text:p>
          </table:table-cell>
          <table:table-cell office:value-type="float" office:value="296014" calcext:value-type="float">
            <text:p>296014</text:p>
          </table:table-cell>
          <table:table-cell office:value-type="float" office:value="295959" calcext:value-type="float">
            <text:p>295959</text:p>
          </table:table-cell>
          <table:table-cell table:formula="of:=AVERAGE([.P240:.R240])" office:value-type="float" office:value="295882.333333333" calcext:value-type="float">
            <text:p>295882.333333333</text:p>
          </table:table-cell>
          <table:table-cell table:formula="of:=SQRT(AVERAGE(([.P240]-[.S240])^2;([.Q240]-[.S240])^2;([.R240]-[.S240])^2))" office:value-type="float" office:value="149.015286315047" calcext:value-type="float">
            <text:p>149.015286315047</text:p>
          </table:table-cell>
          <table:table-cell table:formula="of:=(([.S240]-[.F240])/[.G240])*100" office:value-type="float" office:value="-5.1731348997898" calcext:value-type="float">
            <text:p>-5.1731348997898</text:p>
          </table:table-cell>
          <table:table-cell table:number-columns-repeated="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seq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1455" calcext:value-type="float">
            <text:p>11455</text:p>
          </table:table-cell>
          <table:table-cell table:style-name="ce2" office:value-type="float" office:value="11626" calcext:value-type="float">
            <text:p>11626</text:p>
          </table:table-cell>
          <table:table-cell table:formula="of:=([.F241]/[.G241])*100" office:value-type="float" office:value="98.5291587820403" calcext:value-type="float">
            <text:p>98.53</text:p>
          </table:table-cell>
          <table:table-cell table:style-name="ce2" office:value-type="string" calcext:value-type="string">
            <text:p>fail_no_motif</text:p>
          </table:table-cell>
          <table:table-cell table:style-name="ce2" office:value-type="string" calcext:value-type="string">
            <text:p>fail q30 fail motif</text:p>
          </table:table-cell>
          <table:table-cell table:style-name="ce2" office:value-type="string" calcext:value-type="string">
            <text:p>q30p100_krill_rotifer</text:p>
          </table:table-cell>
          <table:table-cell table:style-name="ce18"/>
          <table:table-cell table:formula="of:=100-[.H241]" office:value-type="float" office:value="1.47084121795974" calcext:value-type="float">
            <text:p>1.47</text:p>
          </table:table-cell>
          <table:table-cell table:formula="of:=([.G241]/[.O241])*100" office:value-type="float" office:value="1.39190025632706" calcext:value-type="float">
            <text:p>1</text:p>
          </table:table-cell>
          <table:table-cell table:style-name="ce2" office:value-type="float" office:value="835261" calcext:value-type="float">
            <text:p>835261</text:p>
          </table:table-cell>
          <table:table-cell office:value-type="float" office:value="11041" calcext:value-type="float">
            <text:p>11041</text:p>
          </table:table-cell>
          <table:table-cell office:value-type="float" office:value="11029" calcext:value-type="float">
            <text:p>11029</text:p>
          </table:table-cell>
          <table:table-cell office:value-type="float" office:value="11051" calcext:value-type="float">
            <text:p>11051</text:p>
          </table:table-cell>
          <table:table-cell table:formula="of:=AVERAGE([.P241:.R241])" office:value-type="float" office:value="11040.3333333333" calcext:value-type="float">
            <text:p>11040.3333333333</text:p>
          </table:table-cell>
          <table:table-cell table:formula="of:=SQRT(AVERAGE(([.P241]-[.S241])^2;([.Q241]-[.S241])^2;([.R241]-[.S241])^2))" office:value-type="float" office:value="8.99382504215469" calcext:value-type="float">
            <text:p>8.99382504215469</text:p>
          </table:table-cell>
          <table:table-cell table:formula="of:=(([.S241]-[.F241])/[.G241])*100" office:value-type="float" office:value="-3.56671827513045" calcext:value-type="float">
            <text:p>-3.56671827513045</text:p>
          </table:table-cell>
          <table:table-cell table:number-columns-repeated="3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77737" calcext:value-type="float">
            <text:p>2077737</text:p>
          </table:table-cell>
          <table:table-cell table:style-name="ce3" office:value-type="float" office:value="6115862" calcext:value-type="float">
            <text:p>6115862</text:p>
          </table:table-cell>
          <table:table-cell table:formula="of:=([.F242]/[.G242])*100" office:value-type="float" office:value="33.9729215603622" calcext:value-type="float">
            <text:p>33.9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42]" office:value-type="float" office:value="66.0270784396378" calcext:value-type="float">
            <text:p>66.03</text:p>
          </table:table-cell>
          <table:table-cell table:formula="of:=([.G242]/[.O242])*100" office:value-type="float" office:value="4.99999963210422" calcext:value-type="float">
            <text:p>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75718" calcext:value-type="float">
            <text:p>2075718</text:p>
          </table:table-cell>
          <table:table-cell table:style-name="ce3" office:value-type="float" office:value="6115862" calcext:value-type="float">
            <text:p>6115862</text:p>
          </table:table-cell>
          <table:table-cell table:formula="of:=([.F243]/[.G243])*100" office:value-type="float" office:value="33.9399090430752" calcext:value-type="float">
            <text:p>33.94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43]" office:value-type="float" office:value="66.0600909569248" calcext:value-type="float">
            <text:p>66.06</text:p>
          </table:table-cell>
          <table:table-cell table:formula="of:=([.G243]/[.O243])*100" office:value-type="float" office:value="4.99999963210422" calcext:value-type="float">
            <text:p>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78213" calcext:value-type="float">
            <text:p>2078213</text:p>
          </table:table-cell>
          <table:table-cell table:style-name="ce3" office:value-type="float" office:value="6115862" calcext:value-type="float">
            <text:p>6115862</text:p>
          </table:table-cell>
          <table:table-cell table:formula="of:=([.F244]/[.G244])*100" office:value-type="float" office:value="33.9807046005943" calcext:value-type="float">
            <text:p>33.9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44]" office:value-type="float" office:value="66.0192953994057" calcext:value-type="float">
            <text:p>66.02</text:p>
          </table:table-cell>
          <table:table-cell table:formula="of:=([.G244]/[.O244])*100" office:value-type="float" office:value="4.99999963210422" calcext:value-type="float">
            <text:p>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3618298" calcext:value-type="float">
            <text:p>3618298</text:p>
          </table:table-cell>
          <table:table-cell table:style-name="ce3" office:value-type="float" office:value="12231724" calcext:value-type="float">
            <text:p>12231724</text:p>
          </table:table-cell>
          <table:table-cell table:formula="of:=([.F245]/[.G245])*100" office:value-type="float" office:value="29.5812593547729" calcext:value-type="float">
            <text:p>29.5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45]" office:value-type="float" office:value="70.4187406452271" calcext:value-type="float">
            <text:p>70.42</text:p>
          </table:table-cell>
          <table:table-cell table:formula="of:=([.G245]/[.O245])*100" office:value-type="float" office:value="9.99999926420844" calcext:value-type="float">
            <text:p>1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3616677" calcext:value-type="float">
            <text:p>3616677</text:p>
          </table:table-cell>
          <table:table-cell table:style-name="ce3" office:value-type="float" office:value="12231724" calcext:value-type="float">
            <text:p>12231724</text:p>
          </table:table-cell>
          <table:table-cell table:formula="of:=([.F246]/[.G246])*100" office:value-type="float" office:value="29.568006930176" calcext:value-type="float">
            <text:p>29.5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46]" office:value-type="float" office:value="70.431993069824" calcext:value-type="float">
            <text:p>70.43</text:p>
          </table:table-cell>
          <table:table-cell table:formula="of:=([.G246]/[.O246])*100" office:value-type="float" office:value="9.99999926420844" calcext:value-type="float">
            <text:p>1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3616166" calcext:value-type="float">
            <text:p>3616166</text:p>
          </table:table-cell>
          <table:table-cell table:style-name="ce3" office:value-type="float" office:value="12231724" calcext:value-type="float">
            <text:p>12231724</text:p>
          </table:table-cell>
          <table:table-cell table:formula="of:=([.F247]/[.G247])*100" office:value-type="float" office:value="29.5638292688749" calcext:value-type="float">
            <text:p>29.5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47]" office:value-type="float" office:value="70.4361707311251" calcext:value-type="float">
            <text:p>70.44</text:p>
          </table:table-cell>
          <table:table-cell table:formula="of:=([.G247]/[.O247])*100" office:value-type="float" office:value="9.99999926420844" calcext:value-type="float">
            <text:p>1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5069715" calcext:value-type="float">
            <text:p>5069715</text:p>
          </table:table-cell>
          <table:table-cell table:style-name="ce3" office:value-type="float" office:value="18347586" calcext:value-type="float">
            <text:p>18347586</text:p>
          </table:table-cell>
          <table:table-cell table:formula="of:=([.F248]/[.G248])*100" office:value-type="float" office:value="27.6315096710815" calcext:value-type="float">
            <text:p>27.6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48]" office:value-type="float" office:value="72.3684903289185" calcext:value-type="float">
            <text:p>72.37</text:p>
          </table:table-cell>
          <table:table-cell table:formula="of:=([.G248]/[.O248])*100" office:value-type="float" office:value="14.9999988963127" calcext:value-type="float">
            <text:p>1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5069407" calcext:value-type="float">
            <text:p>5069407</text:p>
          </table:table-cell>
          <table:table-cell table:style-name="ce3" office:value-type="float" office:value="18347586" calcext:value-type="float">
            <text:p>18347586</text:p>
          </table:table-cell>
          <table:table-cell table:formula="of:=([.F249]/[.G249])*100" office:value-type="float" office:value="27.6298309761295" calcext:value-type="float">
            <text:p>27.6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49]" office:value-type="float" office:value="72.3701690238705" calcext:value-type="float">
            <text:p>72.37</text:p>
          </table:table-cell>
          <table:table-cell table:formula="of:=([.G249]/[.O249])*100" office:value-type="float" office:value="14.9999988963127" calcext:value-type="float">
            <text:p>1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5070468" calcext:value-type="float">
            <text:p>5070468</text:p>
          </table:table-cell>
          <table:table-cell table:style-name="ce3" office:value-type="float" office:value="18347586" calcext:value-type="float">
            <text:p>18347586</text:p>
          </table:table-cell>
          <table:table-cell table:formula="of:=([.F250]/[.G250])*100" office:value-type="float" office:value="27.6356137532207" calcext:value-type="float">
            <text:p>27.64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50]" office:value-type="float" office:value="72.3643862467793" calcext:value-type="float">
            <text:p>72.36</text:p>
          </table:table-cell>
          <table:table-cell table:formula="of:=([.G250]/[.O250])*100" office:value-type="float" office:value="14.9999988963127" calcext:value-type="float">
            <text:p>1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6472399" calcext:value-type="float">
            <text:p>6472399</text:p>
          </table:table-cell>
          <table:table-cell table:style-name="ce3" office:value-type="float" office:value="24463448" calcext:value-type="float">
            <text:p>24463448</text:p>
          </table:table-cell>
          <table:table-cell table:formula="of:=([.F251]/[.G251])*100" office:value-type="float" office:value="26.4574274239674" calcext:value-type="float">
            <text:p>26.4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51]" office:value-type="float" office:value="73.5425725760326" calcext:value-type="float">
            <text:p>73.54</text:p>
          </table:table-cell>
          <table:table-cell table:formula="of:=([.G251]/[.O251])*100" office:value-type="float" office:value="19.9999985284169" calcext:value-type="float">
            <text:p>2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6476947" calcext:value-type="float">
            <text:p>6476947</text:p>
          </table:table-cell>
          <table:table-cell table:style-name="ce3" office:value-type="float" office:value="24463448" calcext:value-type="float">
            <text:p>24463448</text:p>
          </table:table-cell>
          <table:table-cell table:formula="of:=([.F252]/[.G252])*100" office:value-type="float" office:value="26.4760184255302" calcext:value-type="float">
            <text:p>26.4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52]" office:value-type="float" office:value="73.5239815744698" calcext:value-type="float">
            <text:p>73.52</text:p>
          </table:table-cell>
          <table:table-cell table:formula="of:=([.G252]/[.O252])*100" office:value-type="float" office:value="19.9999985284169" calcext:value-type="float">
            <text:p>2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6474302" calcext:value-type="float">
            <text:p>6474302</text:p>
          </table:table-cell>
          <table:table-cell table:style-name="ce3" office:value-type="float" office:value="24463448" calcext:value-type="float">
            <text:p>24463448</text:p>
          </table:table-cell>
          <table:table-cell table:formula="of:=([.F253]/[.G253])*100" office:value-type="float" office:value="26.4652063764683" calcext:value-type="float">
            <text:p>26.4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53]" office:value-type="float" office:value="73.5347936235317" calcext:value-type="float">
            <text:p>73.53</text:p>
          </table:table-cell>
          <table:table-cell table:formula="of:=([.G253]/[.O253])*100" office:value-type="float" office:value="19.9999985284169" calcext:value-type="float">
            <text:p>2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7846489" calcext:value-type="float">
            <text:p>7846489</text:p>
          </table:table-cell>
          <table:table-cell table:style-name="ce3" office:value-type="float" office:value="30579310" calcext:value-type="float">
            <text:p>30579310</text:p>
          </table:table-cell>
          <table:table-cell table:formula="of:=([.F254]/[.G254])*100" office:value-type="float" office:value="25.6594704066246" calcext:value-type="float">
            <text:p>25.6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54]" office:value-type="float" office:value="74.3405295933754" calcext:value-type="float">
            <text:p>74.34</text:p>
          </table:table-cell>
          <table:table-cell table:formula="of:=([.G254]/[.O254])*100" office:value-type="float" office:value="24.9999981605211" calcext:value-type="float">
            <text:p>2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7845016" calcext:value-type="float">
            <text:p>7845016</text:p>
          </table:table-cell>
          <table:table-cell table:style-name="ce3" office:value-type="float" office:value="30579310" calcext:value-type="float">
            <text:p>30579310</text:p>
          </table:table-cell>
          <table:table-cell table:formula="of:=([.F255]/[.G255])*100" office:value-type="float" office:value="25.6546534241616" calcext:value-type="float">
            <text:p>25.65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55]" office:value-type="float" office:value="74.3453465758384" calcext:value-type="float">
            <text:p>74.35</text:p>
          </table:table-cell>
          <table:table-cell table:formula="of:=([.G255]/[.O255])*100" office:value-type="float" office:value="24.9999981605211" calcext:value-type="float">
            <text:p>2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7846888" calcext:value-type="float">
            <text:p>7846888</text:p>
          </table:table-cell>
          <table:table-cell table:style-name="ce3" office:value-type="float" office:value="30579310" calcext:value-type="float">
            <text:p>30579310</text:p>
          </table:table-cell>
          <table:table-cell table:formula="of:=([.F256]/[.G256])*100" office:value-type="float" office:value="25.6607752104282" calcext:value-type="float">
            <text:p>25.6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56]" office:value-type="float" office:value="74.3392247895718" calcext:value-type="float">
            <text:p>74.34</text:p>
          </table:table-cell>
          <table:table-cell table:formula="of:=([.G256]/[.O256])*100" office:value-type="float" office:value="24.9999981605211" calcext:value-type="float">
            <text:p>2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9195517" calcext:value-type="float">
            <text:p>9195517</text:p>
          </table:table-cell>
          <table:table-cell table:style-name="ce3" office:value-type="float" office:value="36695172" calcext:value-type="float">
            <text:p>36695172</text:p>
          </table:table-cell>
          <table:table-cell table:formula="of:=([.F257]/[.G257])*100" office:value-type="float" office:value="25.0592012486002" calcext:value-type="float">
            <text:p>25.0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57]" office:value-type="float" office:value="74.9407987513998" calcext:value-type="float">
            <text:p>74.94</text:p>
          </table:table-cell>
          <table:table-cell table:formula="of:=([.G257]/[.O257])*100" office:value-type="float" office:value="29.9999977926253" calcext:value-type="float">
            <text:p>3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9193437" calcext:value-type="float">
            <text:p>9193437</text:p>
          </table:table-cell>
          <table:table-cell table:style-name="ce3" office:value-type="float" office:value="36695172" calcext:value-type="float">
            <text:p>36695172</text:p>
          </table:table-cell>
          <table:table-cell table:formula="of:=([.F258]/[.G258])*100" office:value-type="float" office:value="25.053532927983" calcext:value-type="float">
            <text:p>25.05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58]" office:value-type="float" office:value="74.946467072017" calcext:value-type="float">
            <text:p>74.95</text:p>
          </table:table-cell>
          <table:table-cell table:formula="of:=([.G258]/[.O258])*100" office:value-type="float" office:value="29.9999977926253" calcext:value-type="float">
            <text:p>3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9190989" calcext:value-type="float">
            <text:p>9190989</text:p>
          </table:table-cell>
          <table:table-cell table:style-name="ce3" office:value-type="float" office:value="36695172" calcext:value-type="float">
            <text:p>36695172</text:p>
          </table:table-cell>
          <table:table-cell table:formula="of:=([.F259]/[.G259])*100" office:value-type="float" office:value="25.0468617506412" calcext:value-type="float">
            <text:p>25.05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59]" office:value-type="float" office:value="74.9531382493588" calcext:value-type="float">
            <text:p>74.95</text:p>
          </table:table-cell>
          <table:table-cell table:formula="of:=([.G259]/[.O259])*100" office:value-type="float" office:value="29.9999977926253" calcext:value-type="float">
            <text:p>3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0520189" calcext:value-type="float">
            <text:p>10520189</text:p>
          </table:table-cell>
          <table:table-cell table:style-name="ce3" office:value-type="float" office:value="42811034" calcext:value-type="float">
            <text:p>42811034</text:p>
          </table:table-cell>
          <table:table-cell table:formula="of:=([.F260]/[.G260])*100" office:value-type="float" office:value="24.5735456891791" calcext:value-type="float">
            <text:p>24.5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60]" office:value-type="float" office:value="75.4264543108209" calcext:value-type="float">
            <text:p>75.43</text:p>
          </table:table-cell>
          <table:table-cell table:formula="of:=([.G260]/[.O260])*100" office:value-type="float" office:value="34.9999974247295" calcext:value-type="float">
            <text:p>3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0520172" calcext:value-type="float">
            <text:p>10520172</text:p>
          </table:table-cell>
          <table:table-cell table:style-name="ce3" office:value-type="float" office:value="42811034" calcext:value-type="float">
            <text:p>42811034</text:p>
          </table:table-cell>
          <table:table-cell table:formula="of:=([.F261]/[.G261])*100" office:value-type="float" office:value="24.5735059797902" calcext:value-type="float">
            <text:p>24.5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61]" office:value-type="float" office:value="75.4264940202098" calcext:value-type="float">
            <text:p>75.43</text:p>
          </table:table-cell>
          <table:table-cell table:formula="of:=([.G261]/[.O261])*100" office:value-type="float" office:value="34.9999974247295" calcext:value-type="float">
            <text:p>3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0516967" calcext:value-type="float">
            <text:p>10516967</text:p>
          </table:table-cell>
          <table:table-cell table:style-name="ce3" office:value-type="float" office:value="42811034" calcext:value-type="float">
            <text:p>42811034</text:p>
          </table:table-cell>
          <table:table-cell table:formula="of:=([.F262]/[.G262])*100" office:value-type="float" office:value="24.5660195920519" calcext:value-type="float">
            <text:p>24.5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62]" office:value-type="float" office:value="75.4339804079481" calcext:value-type="float">
            <text:p>75.43</text:p>
          </table:table-cell>
          <table:table-cell table:formula="of:=([.G262]/[.O262])*100" office:value-type="float" office:value="34.9999974247295" calcext:value-type="float">
            <text:p>3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1830310" calcext:value-type="float">
            <text:p>11830310</text:p>
          </table:table-cell>
          <table:table-cell table:style-name="ce3" office:value-type="float" office:value="48926896" calcext:value-type="float">
            <text:p>48926896</text:p>
          </table:table-cell>
          <table:table-cell table:formula="of:=([.F263]/[.G263])*100" office:value-type="float" office:value="24.1795637311633" calcext:value-type="float">
            <text:p>24.1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63]" office:value-type="float" office:value="75.8204362688367" calcext:value-type="float">
            <text:p>75.82</text:p>
          </table:table-cell>
          <table:table-cell table:formula="of:=([.G263]/[.O263])*100" office:value-type="float" office:value="39.9999970568337" calcext:value-type="float">
            <text:p>4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1832332" calcext:value-type="float">
            <text:p>11832332</text:p>
          </table:table-cell>
          <table:table-cell table:style-name="ce3" office:value-type="float" office:value="48926896" calcext:value-type="float">
            <text:p>48926896</text:p>
          </table:table-cell>
          <table:table-cell table:formula="of:=([.F264]/[.G264])*100" office:value-type="float" office:value="24.183696427421" calcext:value-type="float">
            <text:p>24.1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64]" office:value-type="float" office:value="75.816303572579" calcext:value-type="float">
            <text:p>75.82</text:p>
          </table:table-cell>
          <table:table-cell table:formula="of:=([.G264]/[.O264])*100" office:value-type="float" office:value="39.9999970568337" calcext:value-type="float">
            <text:p>4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1830192" calcext:value-type="float">
            <text:p>11830192</text:p>
          </table:table-cell>
          <table:table-cell table:style-name="ce3" office:value-type="float" office:value="48926896" calcext:value-type="float">
            <text:p>48926896</text:p>
          </table:table-cell>
          <table:table-cell table:formula="of:=([.F265]/[.G265])*100" office:value-type="float" office:value="24.1793225550217" calcext:value-type="float">
            <text:p>24.1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65]" office:value-type="float" office:value="75.8206774449783" calcext:value-type="float">
            <text:p>75.82</text:p>
          </table:table-cell>
          <table:table-cell table:formula="of:=([.G265]/[.O265])*100" office:value-type="float" office:value="39.9999970568337" calcext:value-type="float">
            <text:p>4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3128164" calcext:value-type="float">
            <text:p>13128164</text:p>
          </table:table-cell>
          <table:table-cell table:style-name="ce3" office:value-type="float" office:value="55042758" calcext:value-type="float">
            <text:p>55042758</text:p>
          </table:table-cell>
          <table:table-cell table:formula="of:=([.F266]/[.G266])*100" office:value-type="float" office:value="23.8508470087927" calcext:value-type="float">
            <text:p>23.85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66]" office:value-type="float" office:value="76.1491529912073" calcext:value-type="float">
            <text:p>76.15</text:p>
          </table:table-cell>
          <table:table-cell table:formula="of:=([.G266]/[.O266])*100" office:value-type="float" office:value="44.999996688938" calcext:value-type="float">
            <text:p>4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3127111" calcext:value-type="float">
            <text:p>13127111</text:p>
          </table:table-cell>
          <table:table-cell table:style-name="ce3" office:value-type="float" office:value="55042758" calcext:value-type="float">
            <text:p>55042758</text:p>
          </table:table-cell>
          <table:table-cell table:formula="of:=([.F267]/[.G267])*100" office:value-type="float" office:value="23.8489339505844" calcext:value-type="float">
            <text:p>23.85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67]" office:value-type="float" office:value="76.1510660494156" calcext:value-type="float">
            <text:p>76.15</text:p>
          </table:table-cell>
          <table:table-cell table:formula="of:=([.G267]/[.O267])*100" office:value-type="float" office:value="44.999996688938" calcext:value-type="float">
            <text:p>4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3130630" calcext:value-type="float">
            <text:p>13130630</text:p>
          </table:table-cell>
          <table:table-cell table:style-name="ce3" office:value-type="float" office:value="55042758" calcext:value-type="float">
            <text:p>55042758</text:p>
          </table:table-cell>
          <table:table-cell table:formula="of:=([.F268]/[.G268])*100" office:value-type="float" office:value="23.8553271622036" calcext:value-type="float">
            <text:p>23.8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68]" office:value-type="float" office:value="76.1446728377964" calcext:value-type="float">
            <text:p>76.14</text:p>
          </table:table-cell>
          <table:table-cell table:formula="of:=([.G268]/[.O268])*100" office:value-type="float" office:value="44.999996688938" calcext:value-type="float">
            <text:p>4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4407552" calcext:value-type="float">
            <text:p>14407552</text:p>
          </table:table-cell>
          <table:table-cell table:style-name="ce3" office:value-type="float" office:value="61158620" calcext:value-type="float">
            <text:p>61158620</text:p>
          </table:table-cell>
          <table:table-cell table:formula="of:=([.F269]/[.G269])*100" office:value-type="float" office:value="23.5576800130546" calcext:value-type="float">
            <text:p>23.5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69]" office:value-type="float" office:value="76.4423199869454" calcext:value-type="float">
            <text:p>76.44</text:p>
          </table:table-cell>
          <table:table-cell table:formula="of:=([.G269]/[.O269])*100" office:value-type="float" office:value="49.9999963210422" calcext:value-type="float">
            <text:p>5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4412668" calcext:value-type="float">
            <text:p>14412668</text:p>
          </table:table-cell>
          <table:table-cell table:style-name="ce3" office:value-type="float" office:value="61158620" calcext:value-type="float">
            <text:p>61158620</text:p>
          </table:table-cell>
          <table:table-cell table:formula="of:=([.F270]/[.G270])*100" office:value-type="float" office:value="23.5660451462116" calcext:value-type="float">
            <text:p>23.57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70]" office:value-type="float" office:value="76.4339548537884" calcext:value-type="float">
            <text:p>76.43</text:p>
          </table:table-cell>
          <table:table-cell table:formula="of:=([.G270]/[.O270])*100" office:value-type="float" office:value="49.9999963210422" calcext:value-type="float">
            <text:p>5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4409842" calcext:value-type="float">
            <text:p>14409842</text:p>
          </table:table-cell>
          <table:table-cell table:style-name="ce3" office:value-type="float" office:value="61158620" calcext:value-type="float">
            <text:p>61158620</text:p>
          </table:table-cell>
          <table:table-cell table:formula="of:=([.F271]/[.G271])*100" office:value-type="float" office:value="23.5614243748469" calcext:value-type="float">
            <text:p>23.5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71]" office:value-type="float" office:value="76.4385756251531" calcext:value-type="float">
            <text:p>76.44</text:p>
          </table:table-cell>
          <table:table-cell table:formula="of:=([.G271]/[.O271])*100" office:value-type="float" office:value="49.9999963210422" calcext:value-type="float">
            <text:p>5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5682499" calcext:value-type="float">
            <text:p>15682499</text:p>
          </table:table-cell>
          <table:table-cell table:style-name="ce3" office:value-type="float" office:value="67274482" calcext:value-type="float">
            <text:p>67274482</text:p>
          </table:table-cell>
          <table:table-cell table:formula="of:=([.F272]/[.G272])*100" office:value-type="float" office:value="23.3112147931514" calcext:value-type="float">
            <text:p>23.31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72]" office:value-type="float" office:value="76.6887852068486" calcext:value-type="float">
            <text:p>76.69</text:p>
          </table:table-cell>
          <table:table-cell table:formula="of:=([.G272]/[.O272])*100" office:value-type="float" office:value="54.9999959531464" calcext:value-type="float">
            <text:p>5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5680792" calcext:value-type="float">
            <text:p>15680792</text:p>
          </table:table-cell>
          <table:table-cell table:style-name="ce3" office:value-type="float" office:value="67274482" calcext:value-type="float">
            <text:p>67274482</text:p>
          </table:table-cell>
          <table:table-cell table:formula="of:=([.F273]/[.G273])*100" office:value-type="float" office:value="23.3086774269031" calcext:value-type="float">
            <text:p>23.31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73]" office:value-type="float" office:value="76.6913225730969" calcext:value-type="float">
            <text:p>76.69</text:p>
          </table:table-cell>
          <table:table-cell table:formula="of:=([.G273]/[.O273])*100" office:value-type="float" office:value="54.9999959531464" calcext:value-type="float">
            <text:p>5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5678969" calcext:value-type="float">
            <text:p>15678969</text:p>
          </table:table-cell>
          <table:table-cell table:style-name="ce3" office:value-type="float" office:value="67274482" calcext:value-type="float">
            <text:p>67274482</text:p>
          </table:table-cell>
          <table:table-cell table:formula="of:=([.F274]/[.G274])*100" office:value-type="float" office:value="23.3059676327199" calcext:value-type="float">
            <text:p>23.31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74]" office:value-type="float" office:value="76.6940323672801" calcext:value-type="float">
            <text:p>76.69</text:p>
          </table:table-cell>
          <table:table-cell table:formula="of:=([.G274]/[.O274])*100" office:value-type="float" office:value="54.9999959531464" calcext:value-type="float">
            <text:p>5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6942230" calcext:value-type="float">
            <text:p>16942230</text:p>
          </table:table-cell>
          <table:table-cell table:style-name="ce3" office:value-type="float" office:value="73390344" calcext:value-type="float">
            <text:p>73390344</text:p>
          </table:table-cell>
          <table:table-cell table:formula="of:=([.F275]/[.G275])*100" office:value-type="float" office:value="23.0850941371797" calcext:value-type="float">
            <text:p>23.09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75]" office:value-type="float" office:value="76.9149058628203" calcext:value-type="float">
            <text:p>76.91</text:p>
          </table:table-cell>
          <table:table-cell table:formula="of:=([.G275]/[.O275])*100" office:value-type="float" office:value="59.9999955852506" calcext:value-type="float">
            <text:p>6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6941762" calcext:value-type="float">
            <text:p>16941762</text:p>
          </table:table-cell>
          <table:table-cell table:style-name="ce3" office:value-type="float" office:value="73390344" calcext:value-type="float">
            <text:p>73390344</text:p>
          </table:table-cell>
          <table:table-cell table:formula="of:=([.F276]/[.G276])*100" office:value-type="float" office:value="23.0844564511102" calcext:value-type="float">
            <text:p>23.0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76]" office:value-type="float" office:value="76.9155435488898" calcext:value-type="float">
            <text:p>76.92</text:p>
          </table:table-cell>
          <table:table-cell table:formula="of:=([.G276]/[.O276])*100" office:value-type="float" office:value="59.9999955852506" calcext:value-type="float">
            <text:p>6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6940225" calcext:value-type="float">
            <text:p>16940225</text:p>
          </table:table-cell>
          <table:table-cell table:style-name="ce3" office:value-type="float" office:value="73390344" calcext:value-type="float">
            <text:p>73390344</text:p>
          </table:table-cell>
          <table:table-cell table:formula="of:=([.F277]/[.G277])*100" office:value-type="float" office:value="23.0823621701514" calcext:value-type="float">
            <text:p>23.0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77]" office:value-type="float" office:value="76.9176378298486" calcext:value-type="float">
            <text:p>76.92</text:p>
          </table:table-cell>
          <table:table-cell table:formula="of:=([.G277]/[.O277])*100" office:value-type="float" office:value="59.9999955852506" calcext:value-type="float">
            <text:p>6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8197427" calcext:value-type="float">
            <text:p>18197427</text:p>
          </table:table-cell>
          <table:table-cell table:style-name="ce3" office:value-type="float" office:value="79506206" calcext:value-type="float">
            <text:p>79506206</text:p>
          </table:table-cell>
          <table:table-cell table:formula="of:=([.F278]/[.G278])*100" office:value-type="float" office:value="22.8880585749495" calcext:value-type="float">
            <text:p>22.89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78]" office:value-type="float" office:value="77.1119414250505" calcext:value-type="float">
            <text:p>77.11</text:p>
          </table:table-cell>
          <table:table-cell table:formula="of:=([.G278]/[.O278])*100" office:value-type="float" office:value="64.9999952173548" calcext:value-type="float">
            <text:p>6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8196760" calcext:value-type="float">
            <text:p>18196760</text:p>
          </table:table-cell>
          <table:table-cell table:style-name="ce3" office:value-type="float" office:value="79506206" calcext:value-type="float">
            <text:p>79506206</text:p>
          </table:table-cell>
          <table:table-cell table:formula="of:=([.F279]/[.G279])*100" office:value-type="float" office:value="22.887219646728" calcext:value-type="float">
            <text:p>22.89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79]" office:value-type="float" office:value="77.112780353272" calcext:value-type="float">
            <text:p>77.11</text:p>
          </table:table-cell>
          <table:table-cell table:formula="of:=([.G279]/[.O279])*100" office:value-type="float" office:value="64.9999952173548" calcext:value-type="float">
            <text:p>6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8192332" calcext:value-type="float">
            <text:p>18192332</text:p>
          </table:table-cell>
          <table:table-cell table:style-name="ce3" office:value-type="float" office:value="79506206" calcext:value-type="float">
            <text:p>79506206</text:p>
          </table:table-cell>
          <table:table-cell table:formula="of:=([.F280]/[.G280])*100" office:value-type="float" office:value="22.8816502701688" calcext:value-type="float">
            <text:p>22.8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80]" office:value-type="float" office:value="77.1183497298312" calcext:value-type="float">
            <text:p>77.12</text:p>
          </table:table-cell>
          <table:table-cell table:formula="of:=([.G280]/[.O280])*100" office:value-type="float" office:value="64.9999952173548" calcext:value-type="float">
            <text:p>6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9437465" calcext:value-type="float">
            <text:p>19437465</text:p>
          </table:table-cell>
          <table:table-cell table:style-name="ce3" office:value-type="float" office:value="85622068" calcext:value-type="float">
            <text:p>85622068</text:p>
          </table:table-cell>
          <table:table-cell table:formula="of:=([.F281]/[.G281])*100" office:value-type="float" office:value="22.7014664023298" calcext:value-type="float">
            <text:p>22.7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81]" office:value-type="float" office:value="77.2985335976702" calcext:value-type="float">
            <text:p>77.30</text:p>
          </table:table-cell>
          <table:table-cell table:formula="of:=([.G281]/[.O281])*100" office:value-type="float" office:value="69.999994849459" calcext:value-type="float">
            <text:p>7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9435228" calcext:value-type="float">
            <text:p>19435228</text:p>
          </table:table-cell>
          <table:table-cell table:style-name="ce3" office:value-type="float" office:value="85622068" calcext:value-type="float">
            <text:p>85622068</text:p>
          </table:table-cell>
          <table:table-cell table:formula="of:=([.F282]/[.G282])*100" office:value-type="float" office:value="22.6988537581223" calcext:value-type="float">
            <text:p>22.7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82]" office:value-type="float" office:value="77.3011462418777" calcext:value-type="float">
            <text:p>77.30</text:p>
          </table:table-cell>
          <table:table-cell table:formula="of:=([.G282]/[.O282])*100" office:value-type="float" office:value="69.999994849459" calcext:value-type="float">
            <text:p>7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9438016" calcext:value-type="float">
            <text:p>19438016</text:p>
          </table:table-cell>
          <table:table-cell table:style-name="ce3" office:value-type="float" office:value="85622068" calcext:value-type="float">
            <text:p>85622068</text:p>
          </table:table-cell>
          <table:table-cell table:formula="of:=([.F283]/[.G283])*100" office:value-type="float" office:value="22.7021099280153" calcext:value-type="float">
            <text:p>22.7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83]" office:value-type="float" office:value="77.2978900719847" calcext:value-type="float">
            <text:p>77.30</text:p>
          </table:table-cell>
          <table:table-cell table:formula="of:=([.G283]/[.O283])*100" office:value-type="float" office:value="69.999994849459" calcext:value-type="float">
            <text:p>7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672738" calcext:value-type="float">
            <text:p>20672738</text:p>
          </table:table-cell>
          <table:table-cell table:style-name="ce3" office:value-type="float" office:value="91737930" calcext:value-type="float">
            <text:p>91737930</text:p>
          </table:table-cell>
          <table:table-cell table:formula="of:=([.F284]/[.G284])*100" office:value-type="float" office:value="22.5345590422631" calcext:value-type="float">
            <text:p>22.5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84]" office:value-type="float" office:value="77.4654409577369" calcext:value-type="float">
            <text:p>77.47</text:p>
          </table:table-cell>
          <table:table-cell table:formula="of:=([.G284]/[.O284])*100" office:value-type="float" office:value="74.9999944815633" calcext:value-type="float">
            <text:p>7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669891" calcext:value-type="float">
            <text:p>20669891</text:p>
          </table:table-cell>
          <table:table-cell table:style-name="ce3" office:value-type="float" office:value="91737930" calcext:value-type="float">
            <text:p>91737930</text:p>
          </table:table-cell>
          <table:table-cell table:formula="of:=([.F285]/[.G285])*100" office:value-type="float" office:value="22.5314556367252" calcext:value-type="float">
            <text:p>22.5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85]" office:value-type="float" office:value="77.4685443632748" calcext:value-type="float">
            <text:p>77.47</text:p>
          </table:table-cell>
          <table:table-cell table:formula="of:=([.G285]/[.O285])*100" office:value-type="float" office:value="74.9999944815633" calcext:value-type="float">
            <text:p>7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668964" calcext:value-type="float">
            <text:p>20668964</text:p>
          </table:table-cell>
          <table:table-cell table:style-name="ce3" office:value-type="float" office:value="91737930" calcext:value-type="float">
            <text:p>91737930</text:p>
          </table:table-cell>
          <table:table-cell table:formula="of:=([.F286]/[.G286])*100" office:value-type="float" office:value="22.530445149569" calcext:value-type="float">
            <text:p>22.5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86]" office:value-type="float" office:value="77.469554850431" calcext:value-type="float">
            <text:p>77.47</text:p>
          </table:table-cell>
          <table:table-cell table:formula="of:=([.G286]/[.O286])*100" office:value-type="float" office:value="74.9999944815633" calcext:value-type="float">
            <text:p>7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1899506" calcext:value-type="float">
            <text:p>21899506</text:p>
          </table:table-cell>
          <table:table-cell table:style-name="ce3" office:value-type="float" office:value="97853792" calcext:value-type="float">
            <text:p>97853792</text:p>
          </table:table-cell>
          <table:table-cell table:formula="of:=([.F287]/[.G287])*100" office:value-type="float" office:value="22.3798235637102" calcext:value-type="float">
            <text:p>22.3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87]" office:value-type="float" office:value="77.6201764362898" calcext:value-type="float">
            <text:p>77.62</text:p>
          </table:table-cell>
          <table:table-cell table:formula="of:=([.G287]/[.O287])*100" office:value-type="float" office:value="79.9999941136675" calcext:value-type="float">
            <text:p>8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1898100" calcext:value-type="float">
            <text:p>21898100</text:p>
          </table:table-cell>
          <table:table-cell table:style-name="ce3" office:value-type="float" office:value="97853792" calcext:value-type="float">
            <text:p>97853792</text:p>
          </table:table-cell>
          <table:table-cell table:formula="of:=([.F288]/[.G288])*100" office:value-type="float" office:value="22.3783867261884" calcext:value-type="float">
            <text:p>22.3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88]" office:value-type="float" office:value="77.6216132738116" calcext:value-type="float">
            <text:p>77.62</text:p>
          </table:table-cell>
          <table:table-cell table:formula="of:=([.G288]/[.O288])*100" office:value-type="float" office:value="79.9999941136675" calcext:value-type="float">
            <text:p>8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1899035" calcext:value-type="float">
            <text:p>21899035</text:p>
          </table:table-cell>
          <table:table-cell table:style-name="ce3" office:value-type="float" office:value="97853792" calcext:value-type="float">
            <text:p>97853792</text:p>
          </table:table-cell>
          <table:table-cell table:formula="of:=([.F289]/[.G289])*100" office:value-type="float" office:value="22.3793422333597" calcext:value-type="float">
            <text:p>22.3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89]" office:value-type="float" office:value="77.6206577666403" calcext:value-type="float">
            <text:p>77.62</text:p>
          </table:table-cell>
          <table:table-cell table:formula="of:=([.G289]/[.O289])*100" office:value-type="float" office:value="79.9999941136675" calcext:value-type="float">
            <text:p>8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3120247" calcext:value-type="float">
            <text:p>23120247</text:p>
          </table:table-cell>
          <table:table-cell table:style-name="ce3" office:value-type="float" office:value="103969654" calcext:value-type="float">
            <text:p>103969654</text:p>
          </table:table-cell>
          <table:table-cell table:formula="of:=([.F290]/[.G290])*100" office:value-type="float" office:value="22.2374953753333" calcext:value-type="float">
            <text:p>22.24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90]" office:value-type="float" office:value="77.7625046246667" calcext:value-type="float">
            <text:p>77.76</text:p>
          </table:table-cell>
          <table:table-cell table:formula="of:=([.G290]/[.O290])*100" office:value-type="float" office:value="84.9999937457717" calcext:value-type="float">
            <text:p>8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3118644" calcext:value-type="float">
            <text:p>23118644</text:p>
          </table:table-cell>
          <table:table-cell table:style-name="ce3" office:value-type="float" office:value="103969654" calcext:value-type="float">
            <text:p>103969654</text:p>
          </table:table-cell>
          <table:table-cell table:formula="of:=([.F291]/[.G291])*100" office:value-type="float" office:value="22.2359535793011" calcext:value-type="float">
            <text:p>22.24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91]" office:value-type="float" office:value="77.7640464206989" calcext:value-type="float">
            <text:p>77.76</text:p>
          </table:table-cell>
          <table:table-cell table:formula="of:=([.G291]/[.O291])*100" office:value-type="float" office:value="84.9999937457717" calcext:value-type="float">
            <text:p>8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3116713" calcext:value-type="float">
            <text:p>23116713</text:p>
          </table:table-cell>
          <table:table-cell table:style-name="ce3" office:value-type="float" office:value="103969654" calcext:value-type="float">
            <text:p>103969654</text:p>
          </table:table-cell>
          <table:table-cell table:formula="of:=([.F292]/[.G292])*100" office:value-type="float" office:value="22.2340963066012" calcext:value-type="float">
            <text:p>22.23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92]" office:value-type="float" office:value="77.7659036933988" calcext:value-type="float">
            <text:p>77.77</text:p>
          </table:table-cell>
          <table:table-cell table:formula="of:=([.G292]/[.O292])*100" office:value-type="float" office:value="84.9999937457717" calcext:value-type="float">
            <text:p>8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4332748" calcext:value-type="float">
            <text:p>24332748</text:p>
          </table:table-cell>
          <table:table-cell table:style-name="ce3" office:value-type="float" office:value="110085516" calcext:value-type="float">
            <text:p>110085516</text:p>
          </table:table-cell>
          <table:table-cell table:formula="of:=([.F293]/[.G293])*100" office:value-type="float" office:value="22.1034963400635" calcext:value-type="float">
            <text:p>22.1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93]" office:value-type="float" office:value="77.8965036599365" calcext:value-type="float">
            <text:p>77.90</text:p>
          </table:table-cell>
          <table:table-cell table:formula="of:=([.G293]/[.O293])*100" office:value-type="float" office:value="89.9999933778759" calcext:value-type="float">
            <text:p>9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4329909" calcext:value-type="float">
            <text:p>24329909</text:p>
          </table:table-cell>
          <table:table-cell table:style-name="ce3" office:value-type="float" office:value="110085516" calcext:value-type="float">
            <text:p>110085516</text:p>
          </table:table-cell>
          <table:table-cell table:formula="of:=([.F294]/[.G294])*100" office:value-type="float" office:value="22.1009174358596" calcext:value-type="float">
            <text:p>22.1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94]" office:value-type="float" office:value="77.8990825641404" calcext:value-type="float">
            <text:p>77.90</text:p>
          </table:table-cell>
          <table:table-cell table:formula="of:=([.G294]/[.O294])*100" office:value-type="float" office:value="89.9999933778759" calcext:value-type="float">
            <text:p>9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4329368" calcext:value-type="float">
            <text:p>24329368</text:p>
          </table:table-cell>
          <table:table-cell table:style-name="ce3" office:value-type="float" office:value="110085516" calcext:value-type="float">
            <text:p>110085516</text:p>
          </table:table-cell>
          <table:table-cell table:formula="of:=([.F295]/[.G295])*100" office:value-type="float" office:value="22.1004259997292" calcext:value-type="float">
            <text:p>22.10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95]" office:value-type="float" office:value="77.8995740002708" calcext:value-type="float">
            <text:p>77.90</text:p>
          </table:table-cell>
          <table:table-cell table:formula="of:=([.G295]/[.O295])*100" office:value-type="float" office:value="89.9999933778759" calcext:value-type="float">
            <text:p>9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535587" calcext:value-type="float">
            <text:p>25535587</text:p>
          </table:table-cell>
          <table:table-cell table:style-name="ce3" office:value-type="float" office:value="116201378" calcext:value-type="float">
            <text:p>116201378</text:p>
          </table:table-cell>
          <table:table-cell table:formula="of:=([.F296]/[.G296])*100" office:value-type="float" office:value="21.9752875908236" calcext:value-type="float">
            <text:p>21.9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1" calcext:value-type="float">
            <text:p>1</text:p>
          </table:table-cell>
          <table:table-cell table:style-name="ce19"/>
          <table:table-cell table:formula="of:=100-[.H296]" office:value-type="float" office:value="78.0247124091764" calcext:value-type="float">
            <text:p>78.02</text:p>
          </table:table-cell>
          <table:table-cell table:formula="of:=([.G296]/[.O296])*100" office:value-type="float" office:value="94.9999930099801" calcext:value-type="float">
            <text:p>9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536722" calcext:value-type="float">
            <text:p>25536722</text:p>
          </table:table-cell>
          <table:table-cell table:style-name="ce3" office:value-type="float" office:value="116201378" calcext:value-type="float">
            <text:p>116201378</text:p>
          </table:table-cell>
          <table:table-cell table:formula="of:=([.F297]/[.G297])*100" office:value-type="float" office:value="21.9762643434401" calcext:value-type="float">
            <text:p>21.9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formula="of:=100-[.H297]" office:value-type="float" office:value="78.02373565656" calcext:value-type="float">
            <text:p>78.02</text:p>
          </table:table-cell>
          <table:table-cell table:formula="of:=([.G297]/[.O297])*100" office:value-type="float" office:value="94.9999930099801" calcext:value-type="float">
            <text:p>9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subsampling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537592" calcext:value-type="float">
            <text:p>25537592</text:p>
          </table:table-cell>
          <table:table-cell table:style-name="ce3" office:value-type="float" office:value="116201378" calcext:value-type="float">
            <text:p>116201378</text:p>
          </table:table-cell>
          <table:table-cell table:formula="of:=([.F298]/[.G298])*100" office:value-type="float" office:value="21.9770130436835" calcext:value-type="float">
            <text:p>21.98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float" office:value="3" calcext:value-type="float">
            <text:p>3</text:p>
          </table:table-cell>
          <table:table-cell table:style-name="ce19"/>
          <table:table-cell table:formula="of:=100-[.H298]" office:value-type="float" office:value="78.0229869563165" calcext:value-type="float">
            <text:p>78.02</text:p>
          </table:table-cell>
          <table:table-cell table:formula="of:=([.G298]/[.O298])*100" office:value-type="float" office:value="94.9999930099801" calcext:value-type="float">
            <text:p>95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hiseq250(rapid_run)</text:p>
          </table:table-cell>
          <table:table-cell table:style-name="ce3" table:number-columns-repeated="2"/>
          <table:table-cell table:style-name="ce3" office:value-type="string" calcext:value-type="string">
            <text:p>R1</text:p>
          </table:table-cell>
          <table:table-cell table:style-name="ce3" office:value-type="float" office:value="26736264" calcext:value-type="float">
            <text:p>26736264</text:p>
          </table:table-cell>
          <table:table-cell table:style-name="ce3" office:value-type="float" office:value="122317249" calcext:value-type="float">
            <text:p>122317249</text:p>
          </table:table-cell>
          <table:table-cell table:formula="of:=([.F299]/[.G299])*100" office:value-type="float" office:value="21.8581305732277" calcext:value-type="float">
            <text:p>21.86</text:p>
          </table:table-cell>
          <table:table-cell table:number-columns-repeated="2" table:style-name="ce3" office:value-type="string" calcext:value-type="string">
            <text:p>subsampling</text:p>
          </table:table-cell>
          <table:table-cell table:style-name="ce3" office:value-type="string" calcext:value-type="string">
            <text:p>raw</text:p>
          </table:table-cell>
          <table:table-cell table:style-name="ce19"/>
          <table:table-cell table:formula="of:=100-[.H299]" office:value-type="float" office:value="78.1418694267723" calcext:value-type="float">
            <text:p>78.14</text:p>
          </table:table-cell>
          <table:table-cell table:formula="of:=([.G299]/[.O299])*100" office:value-type="float" office:value="100" calcext:value-type="float">
            <text:p>100</text:p>
          </table:table-cell>
          <table:table-cell table:style-name="ce3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616352" calcext:value-type="float">
            <text:p>25616352</text:p>
          </table:table-cell>
          <table:table-cell table:style-name="ce3" office:value-type="float" office:value="121023827" calcext:value-type="float">
            <text:p>121023827</text:p>
          </table:table-cell>
          <table:table-cell table:formula="of:=([.F300]/[.G300])*100" office:value-type="float" office:value="21.1663708172111" calcext:value-type="float">
            <text:p>21.17</text:p>
          </table:table-cell>
          <table:table-cell table:style-name="ce3" office:value-type="string" calcext:value-type="string">
            <text:p>motif</text:p>
          </table:table-cell>
          <table:table-cell table:style-name="ce3" office:value-type="string" calcext:value-type="string">
            <text:p>pass motif</text:p>
          </table:table-cell>
          <table:table-cell table:style-name="ce3" office:value-type="string" calcext:value-type="string">
            <text:p>rotifer_uniq</text:p>
          </table:table-cell>
          <table:table-cell table:style-name="ce19"/>
          <table:table-cell table:formula="of:=100-[.H300]" office:value-type="float" office:value="78.8336291827889" calcext:value-type="float">
            <text:p>78.83</text:p>
          </table:table-cell>
          <table:table-cell table:formula="of:=([.G300]/[.O300])*100" office:value-type="float" office:value="98.942567781262" calcext:value-type="float">
            <text:p>99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483383" calcext:value-type="float">
            <text:p>26483383</text:p>
          </table:table-cell>
          <table:table-cell office:value-type="float" office:value="26483386" calcext:value-type="float">
            <text:p>26483386</text:p>
          </table:table-cell>
          <table:table-cell office:value-type="float" office:value="26483264" calcext:value-type="float">
            <text:p>26483264</text:p>
          </table:table-cell>
          <table:table-cell table:formula="of:=AVERAGE([.P300:.R300])" office:value-type="float" office:value="26483344.3333333" calcext:value-type="float">
            <text:p>26483344.3333333</text:p>
          </table:table-cell>
          <table:table-cell table:formula="of:=SQRT(AVERAGE(([.P300]-[.S300])^2;([.Q300]-[.S300])^2;([.R300]-[.S300])^2))" office:value-type="float" office:value="56.8174464598879" calcext:value-type="float">
            <text:p>56.8174464598879</text:p>
          </table:table-cell>
          <table:table-cell table:formula="of:=(([.S300]-[.F300])/[.G300])*100" office:value-type="float" office:value="0.716381521577013" calcext:value-type="float">
            <text:p>0.716381521577013</text:p>
          </table:table-cell>
          <table:table-cell table:number-columns-repeated="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119912" calcext:value-type="float">
            <text:p>1119912</text:p>
          </table:table-cell>
          <table:table-cell table:style-name="ce3" office:value-type="float" office:value="1293422" calcext:value-type="float">
            <text:p>1293422</text:p>
          </table:table-cell>
          <table:table-cell table:formula="of:=([.F301]/[.G301])*100" office:value-type="float" office:value="86.5851980250838" calcext:value-type="float">
            <text:p>86.59</text:p>
          </table:table-cell>
          <table:table-cell table:style-name="ce3" office:value-type="string" calcext:value-type="string">
            <text:p>no_motif</text:p>
          </table:table-cell>
          <table:table-cell table:style-name="ce3" office:value-type="string" calcext:value-type="string">
            <text:p>fail motif</text:p>
          </table:table-cell>
          <table:table-cell table:style-name="ce3" office:value-type="string" calcext:value-type="string">
            <text:p>rotifer_uniq</text:p>
          </table:table-cell>
          <table:table-cell table:style-name="ce19"/>
          <table:table-cell table:formula="of:=100-[.H301]" office:value-type="float" office:value="13.4148019749162" calcext:value-type="float">
            <text:p>13.41</text:p>
          </table:table-cell>
          <table:table-cell table:formula="of:=([.G301]/[.O301])*100" office:value-type="float" office:value="1.05743221873801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646435" calcext:value-type="float">
            <text:p>646435</text:p>
          </table:table-cell>
          <table:table-cell office:value-type="float" office:value="645964" calcext:value-type="float">
            <text:p>645964</text:p>
          </table:table-cell>
          <table:table-cell office:value-type="float" office:value="646071" calcext:value-type="float">
            <text:p>646071</text:p>
          </table:table-cell>
          <table:table-cell table:formula="of:=AVERAGE([.P301:.R301])" office:value-type="float" office:value="646156.666666667" calcext:value-type="float">
            <text:p>646156.666666667</text:p>
          </table:table-cell>
          <table:table-cell table:formula="of:=SQRT(AVERAGE(([.P301]-[.S301])^2;([.Q301]-[.S301])^2;([.R301]-[.S301])^2))" office:value-type="float" office:value="201.600815694999" calcext:value-type="float">
            <text:p>201.600815694999</text:p>
          </table:table-cell>
          <table:table-cell table:formula="of:=(([.S301]-[.F301])/[.G301])*100" office:value-type="float" office:value="-36.6280559116308" calcext:value-type="float">
            <text:p>-36.6280559116308</text:p>
          </table:table-cell>
          <table:table-cell office:value-type="float" office:value="1065549" calcext:value-type="float">
            <text:p>1065549</text:p>
          </table:table-cell>
          <table:table-cell table:formula="of:=(1-([.V301]/[.G301]))*100" office:value-type="float" office:value="17.6178385708609" calcext:value-type="float">
            <text:p>17.6178385708609</text:p>
          </table:table-cell>
          <table:table-cell table:formula="of:=(([.S301]-[.V301])/[.G301])*100" office:value-type="float" office:value="-32.4250193156861" calcext:value-type="float">
            <text:p>-32.4250193156861</text:p>
          </table:table-cell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6574674" calcext:value-type="float">
            <text:p>26574674</text:p>
          </table:table-cell>
          <table:table-cell table:style-name="ce3" office:value-type="float" office:value="122155659" calcext:value-type="float">
            <text:p>122155659</text:p>
          </table:table-cell>
          <table:table-cell table:formula="of:=([.F302]/[.G302])*100" office:value-type="float" office:value="21.7547629127849" calcext:value-type="float">
            <text:p>21.75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10_krill</text:p>
          </table:table-cell>
          <table:table-cell table:style-name="ce19" office:value-type="string" calcext:value-type="string">
            <text:p>p10</text:p>
          </table:table-cell>
          <table:table-cell table:formula="of:=100-[.H302]" office:value-type="float" office:value="78.2452370872151" calcext:value-type="float">
            <text:p>78.25</text:p>
          </table:table-cell>
          <table:table-cell table:formula="of:=([.G302]/[.O302])*100" office:value-type="float" office:value="99.8678927123353" calcext:value-type="float">
            <text:p>10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704764" calcext:value-type="float">
            <text:p>26704764</text:p>
          </table:table-cell>
          <table:table-cell office:value-type="float" office:value="26704506" calcext:value-type="float">
            <text:p>26704506</text:p>
          </table:table-cell>
          <table:table-cell office:value-type="float" office:value="26704607" calcext:value-type="float">
            <text:p>26704607</text:p>
          </table:table-cell>
          <table:table-cell table:formula="of:=AVERAGE([.P302:.R302])" office:value-type="float" office:value="26704625.6666667" calcext:value-type="float">
            <text:p>26704625.6666667</text:p>
          </table:table-cell>
          <table:table-cell table:formula="of:=SQRT(AVERAGE(([.P302]-[.S302])^2;([.Q302]-[.S302])^2;([.R302]-[.S302])^2))" office:value-type="float" office:value="106.151882801118" calcext:value-type="float">
            <text:p>106.151882801118</text:p>
          </table:table-cell>
          <table:table-cell table:formula="of:=(([.S302]-[.F302])/[.G302])*100" office:value-type="float" office:value="0.10638202743163" calcext:value-type="float">
            <text:p>0.10638202743163</text:p>
          </table:table-cell>
          <table:table-cell table:number-columns-repeated="3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161590" calcext:value-type="float">
            <text:p>161590</text:p>
          </table:table-cell>
          <table:table-cell table:formula="of:=([.F303]/[.G303])*100" office:value-type="float" office:value="100" calcext:value-type="float">
            <text:p>100.00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10_krill</text:p>
          </table:table-cell>
          <table:table-cell table:style-name="ce19" office:value-type="string" calcext:value-type="string">
            <text:p>p10</text:p>
          </table:table-cell>
          <table:table-cell table:formula="of:=100-[.H303]" office:value-type="float" office:value="0" calcext:value-type="float">
            <text:p>0.00</text:p>
          </table:table-cell>
          <table:table-cell table:formula="of:=([.G303]/[.O303])*100" office:value-type="float" office:value="0.132107287664718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23267" calcext:value-type="float">
            <text:p>123267</text:p>
          </table:table-cell>
          <table:table-cell office:value-type="float" office:value="123545" calcext:value-type="float">
            <text:p>123545</text:p>
          </table:table-cell>
          <table:table-cell office:value-type="float" office:value="123548" calcext:value-type="float">
            <text:p>123548</text:p>
          </table:table-cell>
          <table:table-cell table:formula="of:=AVERAGE([.P303:.R303])" office:value-type="float" office:value="123453.333333333" calcext:value-type="float">
            <text:p>123453.333333333</text:p>
          </table:table-cell>
          <table:table-cell table:formula="of:=SQRT(AVERAGE(([.P303]-[.S303])^2;([.Q303]-[.S303])^2;([.R303]-[.S303])^2))" office:value-type="float" office:value="131.763255710974" calcext:value-type="float">
            <text:p>131.763255710974</text:p>
          </table:table-cell>
          <table:table-cell table:formula="of:=(([.S303]-[.F303])/[.G303])*100" office:value-type="float" office:value="-23.6008828929183" calcext:value-type="float">
            <text:p>-23.6008828929183</text:p>
          </table:table-cell>
          <table:table-cell table:number-columns-repeated="3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5566991" calcext:value-type="float">
            <text:p>25566991</text:p>
          </table:table-cell>
          <table:table-cell table:style-name="ce3" office:value-type="float" office:value="120974466" calcext:value-type="float">
            <text:p>120974466</text:p>
          </table:table-cell>
          <table:table-cell table:formula="of:=([.F304]/[.G304])*100" office:value-type="float" office:value="21.1342044692307" calcext:value-type="float">
            <text:p>21.13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10_krill_rotifer</text:p>
          </table:table-cell>
          <table:table-cell table:style-name="ce19"/>
          <table:table-cell table:formula="of:=100-[.H304]" office:value-type="float" office:value="78.8657955307693" calcext:value-type="float">
            <text:p>78.87</text:p>
          </table:table-cell>
          <table:table-cell table:formula="of:=([.G304]/[.O304])*100" office:value-type="float" office:value="98.9022128841371" calcext:value-type="float">
            <text:p>99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472880" calcext:value-type="float">
            <text:p>26472880</text:p>
          </table:table-cell>
          <table:table-cell office:value-type="float" office:value="26472991" calcext:value-type="float">
            <text:p>26472991</text:p>
          </table:table-cell>
          <table:table-cell office:value-type="float" office:value="26473138" calcext:value-type="float">
            <text:p>26473138</text:p>
          </table:table-cell>
          <table:table-cell table:formula="of:=AVERAGE([.P304:.R304])" office:value-type="float" office:value="26473003" calcext:value-type="float">
            <text:p>26473003</text:p>
          </table:table-cell>
          <table:table-cell table:formula="of:=SQRT(AVERAGE(([.P304]-[.S304])^2;([.Q304]-[.S304])^2;([.R304]-[.S304])^2))" office:value-type="float" office:value="105.669295445744" calcext:value-type="float">
            <text:p>105.669295445744</text:p>
          </table:table-cell>
          <table:table-cell table:formula="of:=(([.S304]-[.F304])/[.G304])*100" office:value-type="float" office:value="0.748928290371623" calcext:value-type="float">
            <text:p>0.748928290371623</text:p>
          </table:table-cell>
          <table:table-cell table:number-columns-repeated="3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007683" calcext:value-type="float">
            <text:p>1007683</text:p>
          </table:table-cell>
          <table:table-cell table:style-name="ce3" office:value-type="float" office:value="1181193" calcext:value-type="float">
            <text:p>1181193</text:p>
          </table:table-cell>
          <table:table-cell table:formula="of:=([.F305]/[.G305])*100" office:value-type="float" office:value="85.3106139301537" calcext:value-type="float">
            <text:p>85.31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10_krill_rotifer</text:p>
          </table:table-cell>
          <table:table-cell table:style-name="ce19"/>
          <table:table-cell table:formula="of:=100-[.H305]" office:value-type="float" office:value="14.6893860698463" calcext:value-type="float">
            <text:p>14.69</text:p>
          </table:table-cell>
          <table:table-cell table:formula="of:=([.G305]/[.O305])*100" office:value-type="float" office:value="0.965679828198229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603089" calcext:value-type="float">
            <text:p>603089</text:p>
          </table:table-cell>
          <table:table-cell office:value-type="float" office:value="603441" calcext:value-type="float">
            <text:p>603441</text:p>
          </table:table-cell>
          <table:table-cell office:value-type="float" office:value="603259" calcext:value-type="float">
            <text:p>603259</text:p>
          </table:table-cell>
          <table:table-cell table:formula="of:=AVERAGE([.P305:.R305])" office:value-type="float" office:value="603263" calcext:value-type="float">
            <text:p>603263</text:p>
          </table:table-cell>
          <table:table-cell table:formula="of:=SQRT(AVERAGE(([.P305]-[.S305])^2;([.Q305]-[.S305])^2;([.R305]-[.S305])^2))" office:value-type="float" office:value="143.731230658708" calcext:value-type="float">
            <text:p>143.731230658708</text:p>
          </table:table-cell>
          <table:table-cell table:formula="of:=(([.S305]-[.F305])/[.G305])*100" office:value-type="float" office:value="-34.238265888809" calcext:value-type="float">
            <text:p>-34.238265888809</text:p>
          </table:table-cell>
          <table:table-cell table:number-columns-repeated="3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49361" calcext:value-type="float">
            <text:p>49361</text:p>
          </table:table-cell>
          <table:table-cell table:formula="of:=([.F306]/[.G306])*100" office:value-type="float" office:value="100" calcext:value-type="float">
            <text:p>100.00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10_krill_rotifer</text:p>
          </table:table-cell>
          <table:table-cell table:style-name="ce19"/>
          <table:table-cell table:formula="of:=100-[.H306]" office:value-type="float" office:value="0" calcext:value-type="float">
            <text:p>0.00</text:p>
          </table:table-cell>
          <table:table-cell table:formula="of:=([.G306]/[.O306])*100" office:value-type="float" office:value="0.0403548971249345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2231" calcext:value-type="float">
            <text:p>42231</text:p>
          </table:table-cell>
          <table:table-cell office:value-type="float" office:value="42264" calcext:value-type="float">
            <text:p>42264</text:p>
          </table:table-cell>
          <table:table-cell office:value-type="float" office:value="42073" calcext:value-type="float">
            <text:p>42073</text:p>
          </table:table-cell>
          <table:table-cell table:formula="of:=AVERAGE([.P306:.R306])" office:value-type="float" office:value="42189.3333333333" calcext:value-type="float">
            <text:p>42189.3333333333</text:p>
          </table:table-cell>
          <table:table-cell table:formula="of:=SQRT(AVERAGE(([.P306]-[.S306])^2;([.Q306]-[.S306])^2;([.R306]-[.S306])^2))" office:value-type="float" office:value="83.3559969181716" calcext:value-type="float">
            <text:p>83.3559969181716</text:p>
          </table:table-cell>
          <table:table-cell table:formula="of:=(([.S306]-[.F306])/[.G306])*100" office:value-type="float" office:value="-14.5290141339654" calcext:value-type="float">
            <text:p>-14.5290141339654</text:p>
          </table:table-cell>
          <table:table-cell table:number-columns-repeated="3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112229" calcext:value-type="float">
            <text:p>112229</text:p>
          </table:table-cell>
          <table:table-cell table:formula="of:=([.F307]/[.G307])*100" office:value-type="float" office:value="100" calcext:value-type="float">
            <text:p>100.00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10_krill_rotifer</text:p>
          </table:table-cell>
          <table:table-cell table:style-name="ce19"/>
          <table:table-cell table:formula="of:=100-[.H307]" office:value-type="float" office:value="0" calcext:value-type="float">
            <text:p>0.00</text:p>
          </table:table-cell>
          <table:table-cell table:formula="of:=([.G307]/[.O307])*100" office:value-type="float" office:value="0.091752390539784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89563" calcext:value-type="float">
            <text:p>89563</text:p>
          </table:table-cell>
          <table:table-cell office:value-type="float" office:value="89492" calcext:value-type="float">
            <text:p>89492</text:p>
          </table:table-cell>
          <table:table-cell office:value-type="float" office:value="89467" calcext:value-type="float">
            <text:p>89467</text:p>
          </table:table-cell>
          <table:table-cell table:formula="of:=AVERAGE([.P307:.R307])" office:value-type="float" office:value="89507.3333333333" calcext:value-type="float">
            <text:p>89507.3333333333</text:p>
          </table:table-cell>
          <table:table-cell table:formula="of:=SQRT(AVERAGE(([.P307]-[.S307])^2;([.Q307]-[.S307])^2;([.R307]-[.S307])^2))" office:value-type="float" office:value="40.6639343344389" calcext:value-type="float">
            <text:p>40.6639343344389</text:p>
          </table:table-cell>
          <table:table-cell table:formula="of:=(([.S307]-[.F307])/[.G307])*100" office:value-type="float" office:value="-20.2458069364128" calcext:value-type="float">
            <text:p>-20.2458069364128</text:p>
          </table:table-cell>
          <table:table-cell table:number-columns-repeated="3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6282152" calcext:value-type="float">
            <text:p>26282152</text:p>
          </table:table-cell>
          <table:table-cell table:style-name="ce3" office:value-type="float" office:value="121863137" calcext:value-type="float">
            <text:p>121863137</text:p>
          </table:table-cell>
          <table:table-cell table:formula="of:=([.F308]/[.G308])*100" office:value-type="float" office:value="21.566941937495" calcext:value-type="float">
            <text:p>21.57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20_krill</text:p>
          </table:table-cell>
          <table:table-cell table:style-name="ce19" office:value-type="string" calcext:value-type="string">
            <text:p>p20</text:p>
          </table:table-cell>
          <table:table-cell table:formula="of:=100-[.H308]" office:value-type="float" office:value="78.433058062505" calcext:value-type="float">
            <text:p>78.43</text:p>
          </table:table-cell>
          <table:table-cell table:formula="of:=([.G308]/[.O308])*100" office:value-type="float" office:value="99.6287424678755" calcext:value-type="float">
            <text:p>10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647163" calcext:value-type="float">
            <text:p>26647163</text:p>
          </table:table-cell>
          <table:table-cell office:value-type="float" office:value="26647576" calcext:value-type="float">
            <text:p>26647576</text:p>
          </table:table-cell>
          <table:table-cell office:value-type="float" office:value="26647378" calcext:value-type="float">
            <text:p>26647378</text:p>
          </table:table-cell>
          <table:table-cell table:formula="of:=AVERAGE([.P308:.R308])" office:value-type="float" office:value="26647372.3333333" calcext:value-type="float">
            <text:p>26647372.3333333</text:p>
          </table:table-cell>
          <table:table-cell table:formula="of:=SQRT(AVERAGE(([.P308]-[.S308])^2;([.Q308]-[.S308])^2;([.R308]-[.S308])^2))" office:value-type="float" office:value="168.654149733181" calcext:value-type="float">
            <text:p>168.654149733181</text:p>
          </table:table-cell>
          <table:table-cell table:formula="of:=(([.S308]-[.F308])/[.G308])*100" office:value-type="float" office:value="0.299697137562881" calcext:value-type="float">
            <text:p>0.299697137562881</text:p>
          </table:table-cell>
          <table:table-cell table:number-columns-repeated="3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454112" calcext:value-type="float">
            <text:p>454112</text:p>
          </table:table-cell>
          <table:table-cell table:formula="of:=([.F309]/[.G309])*100" office:value-type="float" office:value="100" calcext:value-type="float">
            <text:p>100.00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20_krill</text:p>
          </table:table-cell>
          <table:table-cell table:style-name="ce19" office:value-type="string" calcext:value-type="string">
            <text:p>p20</text:p>
          </table:table-cell>
          <table:table-cell table:formula="of:=100-[.H309]" office:value-type="float" office:value="0" calcext:value-type="float">
            <text:p>0.00</text:p>
          </table:table-cell>
          <table:table-cell table:formula="of:=([.G309]/[.O309])*100" office:value-type="float" office:value="0.371257532124517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90980" calcext:value-type="float">
            <text:p>290980</text:p>
          </table:table-cell>
          <table:table-cell office:value-type="float" office:value="290977" calcext:value-type="float">
            <text:p>290977</text:p>
          </table:table-cell>
          <table:table-cell office:value-type="float" office:value="290978" calcext:value-type="float">
            <text:p>290978</text:p>
          </table:table-cell>
          <table:table-cell table:formula="of:=AVERAGE([.P309:.R309])" office:value-type="float" office:value="290978.333333333" calcext:value-type="float">
            <text:p>290978.333333333</text:p>
          </table:table-cell>
          <table:table-cell table:formula="of:=SQRT(AVERAGE(([.P309]-[.S309])^2;([.Q309]-[.S309])^2;([.R309]-[.S309])^2))" office:value-type="float" office:value="1.24721912892465" calcext:value-type="float">
            <text:p>1.24721912892465</text:p>
          </table:table-cell>
          <table:table-cell table:formula="of:=(([.S309]-[.F309])/[.G309])*100" office:value-type="float" office:value="-35.9236634721537" calcext:value-type="float">
            <text:p>-35.9236634721537</text:p>
          </table:table-cell>
          <table:table-cell table:number-columns-repeated="3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5330378" calcext:value-type="float">
            <text:p>25330378</text:p>
          </table:table-cell>
          <table:table-cell table:style-name="ce3" office:value-type="float" office:value="120737853" calcext:value-type="float">
            <text:p>120737853</text:p>
          </table:table-cell>
          <table:table-cell table:formula="of:=([.F310]/[.G310])*100" office:value-type="float" office:value="20.9796491908797" calcext:value-type="float">
            <text:p>20.98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20_krill_rotifer</text:p>
          </table:table-cell>
          <table:table-cell table:style-name="ce19"/>
          <table:table-cell table:formula="of:=100-[.H310]" office:value-type="float" office:value="79.0203508091203" calcext:value-type="float">
            <text:p>79.02</text:p>
          </table:table-cell>
          <table:table-cell table:formula="of:=([.G310]/[.O310])*100" office:value-type="float" office:value="98.7087708292066" calcext:value-type="float">
            <text:p>99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427219" calcext:value-type="float">
            <text:p>26427219</text:p>
          </table:table-cell>
          <table:table-cell office:value-type="float" office:value="26427222" calcext:value-type="float">
            <text:p>26427222</text:p>
          </table:table-cell>
          <table:table-cell office:value-type="float" office:value="26426794" calcext:value-type="float">
            <text:p>26426794</text:p>
          </table:table-cell>
          <table:table-cell table:formula="of:=AVERAGE([.P310:.R310])" office:value-type="float" office:value="26427078.3333333" calcext:value-type="float">
            <text:p>26427078.3333333</text:p>
          </table:table-cell>
          <table:table-cell table:formula="of:=SQRT(AVERAGE(([.P310]-[.S310])^2;([.Q310]-[.S310])^2;([.R310]-[.S310])^2))" office:value-type="float" office:value="201.05775842335" calcext:value-type="float">
            <text:p>201.05775842335</text:p>
          </table:table-cell>
          <table:table-cell table:formula="of:=(([.S310]-[.F310])/[.G310])*100" office:value-type="float" office:value="0.908331816479569" calcext:value-type="float">
            <text:p>0.908331816479569</text:p>
          </table:table-cell>
          <table:table-cell table:number-columns-repeated="3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951774" calcext:value-type="float">
            <text:p>951774</text:p>
          </table:table-cell>
          <table:table-cell table:style-name="ce3" office:value-type="float" office:value="1125284" calcext:value-type="float">
            <text:p>1125284</text:p>
          </table:table-cell>
          <table:table-cell table:formula="of:=([.F311]/[.G311])*100" office:value-type="float" office:value="84.5807813849659" calcext:value-type="float">
            <text:p>84.58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20_krill_rotifer</text:p>
          </table:table-cell>
          <table:table-cell table:style-name="ce19"/>
          <table:table-cell table:formula="of:=100-[.H311]" office:value-type="float" office:value="15.4192186150341" calcext:value-type="float">
            <text:p>15.42</text:p>
          </table:table-cell>
          <table:table-cell table:formula="of:=([.G311]/[.O311])*100" office:value-type="float" office:value="0.919971638668885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81740" calcext:value-type="float">
            <text:p>581740</text:p>
          </table:table-cell>
          <table:table-cell office:value-type="float" office:value="581847" calcext:value-type="float">
            <text:p>581847</text:p>
          </table:table-cell>
          <table:table-cell office:value-type="float" office:value="583117" calcext:value-type="float">
            <text:p>583117</text:p>
          </table:table-cell>
          <table:table-cell table:formula="of:=AVERAGE([.P311:.R311])" office:value-type="float" office:value="582234.666666667" calcext:value-type="float">
            <text:p>582234.666666667</text:p>
          </table:table-cell>
          <table:table-cell table:formula="of:=SQRT(AVERAGE(([.P311]-[.S311])^2;([.Q311]-[.S311])^2;([.R311]-[.S311])^2))" office:value-type="float" office:value="625.43122901101" calcext:value-type="float">
            <text:p>625.43122901101</text:p>
          </table:table-cell>
          <table:table-cell table:formula="of:=(([.S311]-[.F311])/[.G311])*100" office:value-type="float" office:value="-32.839650553401" calcext:value-type="float">
            <text:p>-32.839650553401</text:p>
          </table:table-cell>
          <table:table-cell table:number-columns-repeated="3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285974" calcext:value-type="float">
            <text:p>285974</text:p>
          </table:table-cell>
          <table:table-cell table:formula="of:=([.F312]/[.G312])*100" office:value-type="float" office:value="100" calcext:value-type="float">
            <text:p>100.00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20_krill_rotifer</text:p>
          </table:table-cell>
          <table:table-cell table:style-name="ce19"/>
          <table:table-cell table:formula="of:=100-[.H312]" office:value-type="float" office:value="0" calcext:value-type="float">
            <text:p>0.00</text:p>
          </table:table-cell>
          <table:table-cell table:formula="of:=([.G312]/[.O312])*100" office:value-type="float" office:value="0.233796952055388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00021" calcext:value-type="float">
            <text:p>200021</text:p>
          </table:table-cell>
          <table:table-cell office:value-type="float" office:value="200007" calcext:value-type="float">
            <text:p>200007</text:p>
          </table:table-cell>
          <table:table-cell office:value-type="float" office:value="200144" calcext:value-type="float">
            <text:p>200144</text:p>
          </table:table-cell>
          <table:table-cell table:formula="of:=AVERAGE([.P312:.R312])" office:value-type="float" office:value="200057.333333333" calcext:value-type="float">
            <text:p>200057.333333333</text:p>
          </table:table-cell>
          <table:table-cell table:formula="of:=SQRT(AVERAGE(([.P312]-[.S312])^2;([.Q312]-[.S312])^2;([.R312]-[.S312])^2))" office:value-type="float" office:value="61.5485355002231" calcext:value-type="float">
            <text:p>61.5485355002231</text:p>
          </table:table-cell>
          <table:table-cell table:formula="of:=(([.S312]-[.F312])/[.G312])*100" office:value-type="float" office:value="-30.0435237702262" calcext:value-type="float">
            <text:p>-30.0435237702262</text:p>
          </table:table-cell>
          <table:table-cell table:number-columns-repeated="3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168138" calcext:value-type="float">
            <text:p>168138</text:p>
          </table:table-cell>
          <table:table-cell table:formula="of:=([.F313]/[.G313])*100" office:value-type="float" office:value="100" calcext:value-type="float">
            <text:p>100.00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20_krill_rotifer</text:p>
          </table:table-cell>
          <table:table-cell table:style-name="ce19"/>
          <table:table-cell table:formula="of:=100-[.H313]" office:value-type="float" office:value="0" calcext:value-type="float">
            <text:p>0.00</text:p>
          </table:table-cell>
          <table:table-cell table:formula="of:=([.G313]/[.O313])*100" office:value-type="float" office:value="0.137460580069128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28088" calcext:value-type="float">
            <text:p>128088</text:p>
          </table:table-cell>
          <table:table-cell office:value-type="float" office:value="127603" calcext:value-type="float">
            <text:p>127603</text:p>
          </table:table-cell>
          <table:table-cell office:value-type="float" office:value="127780" calcext:value-type="float">
            <text:p>127780</text:p>
          </table:table-cell>
          <table:table-cell table:formula="of:=AVERAGE([.P313:.R313])" office:value-type="float" office:value="127823.666666667" calcext:value-type="float">
            <text:p>127823.666666667</text:p>
          </table:table-cell>
          <table:table-cell table:formula="of:=SQRT(AVERAGE(([.P313]-[.S313])^2;([.Q313]-[.S313])^2;([.R313]-[.S313])^2))" office:value-type="float" office:value="200.393501779762" calcext:value-type="float">
            <text:p>200.393501779762</text:p>
          </table:table-cell>
          <table:table-cell table:formula="of:=(([.S313]-[.F313])/[.G313])*100" office:value-type="float" office:value="-23.9769316474166" calcext:value-type="float">
            <text:p>-23.9769316474166</text:p>
          </table:table-cell>
          <table:table-cell table:number-columns-repeated="3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642083" calcext:value-type="float">
            <text:p>25642083</text:p>
          </table:table-cell>
          <table:table-cell table:style-name="ce3" office:value-type="float" office:value="121222955" calcext:value-type="float">
            <text:p>121222955</text:p>
          </table:table-cell>
          <table:table-cell table:formula="of:=([.F314]/[.G314])*100" office:value-type="float" office:value="21.1528278616868" calcext:value-type="float">
            <text:p>21.15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30_krill</text:p>
          </table:table-cell>
          <table:table-cell table:style-name="ce19" office:value-type="string" calcext:value-type="string">
            <text:p>p30</text:p>
          </table:table-cell>
          <table:table-cell table:formula="of:=100-[.H314]" office:value-type="float" office:value="78.8471721383132" calcext:value-type="float">
            <text:p>78.85</text:p>
          </table:table-cell>
          <table:table-cell table:formula="of:=([.G314]/[.O314])*100" office:value-type="float" office:value="99.1053641175334" calcext:value-type="float">
            <text:p>99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521449" calcext:value-type="float">
            <text:p>26521449</text:p>
          </table:table-cell>
          <table:table-cell office:value-type="float" office:value="26521144" calcext:value-type="float">
            <text:p>26521144</text:p>
          </table:table-cell>
          <table:table-cell office:value-type="float" office:value="26522275" calcext:value-type="float">
            <text:p>26522275</text:p>
          </table:table-cell>
          <table:table-cell table:formula="of:=AVERAGE([.P314:.R314])" office:value-type="float" office:value="26521622.6666667" calcext:value-type="float">
            <text:p>26521622.6666667</text:p>
          </table:table-cell>
          <table:table-cell table:formula="of:=SQRT(AVERAGE(([.P314]-[.S314])^2;([.Q314]-[.S314])^2;([.R314]-[.S314])^2))" office:value-type="float" office:value="477.779819117086" calcext:value-type="float">
            <text:p>477.779819117086</text:p>
          </table:table-cell>
          <table:table-cell table:formula="of:=(([.S314]-[.F314])/[.G314])*100" office:value-type="float" office:value="0.725555375767459" calcext:value-type="float">
            <text:p>0.725555375767459</text:p>
          </table:table-cell>
          <table:table-cell table:number-columns-repeated="3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094292" calcext:value-type="float">
            <text:p>1094292</text:p>
          </table:table-cell>
          <table:table-cell table:style-name="ce3" office:value-type="float" office:value="1094294" calcext:value-type="float">
            <text:p>1094294</text:p>
          </table:table-cell>
          <table:table-cell table:formula="of:=([.F315]/[.G315])*100" office:value-type="float" office:value="99.9998172337599" calcext:value-type="float">
            <text:p>100.00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30_krill</text:p>
          </table:table-cell>
          <table:table-cell table:style-name="ce19" office:value-type="string" calcext:value-type="string">
            <text:p>p30</text:p>
          </table:table-cell>
          <table:table-cell table:formula="of:=100-[.H315]" office:value-type="float" office:value="0.000182766240158117" calcext:value-type="float">
            <text:p>0.00</text:p>
          </table:table-cell>
          <table:table-cell table:formula="of:=([.G315]/[.O315])*100" office:value-type="float" office:value="0.894635882466585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70126" calcext:value-type="float">
            <text:p>570126</text:p>
          </table:table-cell>
          <table:table-cell office:value-type="float" office:value="570277" calcext:value-type="float">
            <text:p>570277</text:p>
          </table:table-cell>
          <table:table-cell office:value-type="float" office:value="570897" calcext:value-type="float">
            <text:p>570897</text:p>
          </table:table-cell>
          <table:table-cell table:formula="of:=AVERAGE([.P315:.R315])" office:value-type="float" office:value="570433.333333333" calcext:value-type="float">
            <text:p>570433.333333333</text:p>
          </table:table-cell>
          <table:table-cell table:formula="of:=SQRT(AVERAGE(([.P315]-[.S315])^2;([.Q315]-[.S315])^2;([.R315]-[.S315])^2))" office:value-type="float" office:value="333.60688775197" calcext:value-type="float">
            <text:p>333.60688775197</text:p>
          </table:table-cell>
          <table:table-cell table:formula="of:=(([.S315]-[.F315])/[.G315])*100" office:value-type="float" office:value="-47.8718394386396" calcext:value-type="float">
            <text:p>-47.8718394386396</text:p>
          </table:table-cell>
          <table:table-cell table:number-columns-repeated="3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4746984" calcext:value-type="float">
            <text:p>24746984</text:p>
          </table:table-cell>
          <table:table-cell table:style-name="ce3" office:value-type="float" office:value="120154350" calcext:value-type="float">
            <text:p>120154350</text:p>
          </table:table-cell>
          <table:table-cell table:formula="of:=([.F316]/[.G316])*100" office:value-type="float" office:value="20.5959950680104" calcext:value-type="float">
            <text:p>20.60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30_krill_rotifer</text:p>
          </table:table-cell>
          <table:table-cell table:style-name="ce19"/>
          <table:table-cell table:formula="of:=100-[.H316]" office:value-type="float" office:value="79.4040049319896" calcext:value-type="float">
            <text:p>79.40</text:p>
          </table:table-cell>
          <table:table-cell table:formula="of:=([.G316]/[.O316])*100" office:value-type="float" office:value="98.2317301789546" calcext:value-type="float">
            <text:p>98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313475" calcext:value-type="float">
            <text:p>26313475</text:p>
          </table:table-cell>
          <table:table-cell office:value-type="float" office:value="26313378" calcext:value-type="float">
            <text:p>26313378</text:p>
          </table:table-cell>
          <table:table-cell office:value-type="float" office:value="26313052" calcext:value-type="float">
            <text:p>26313052</text:p>
          </table:table-cell>
          <table:table-cell table:formula="of:=AVERAGE([.P316:.R316])" office:value-type="float" office:value="26313301.6666667" calcext:value-type="float">
            <text:p>26313301.6666667</text:p>
          </table:table-cell>
          <table:table-cell table:formula="of:=SQRT(AVERAGE(([.P316]-[.S316])^2;([.Q316]-[.S316])^2;([.R316]-[.S316])^2))" office:value-type="float" office:value="180.927855480821" calcext:value-type="float">
            <text:p>180.927855480821</text:p>
          </table:table-cell>
          <table:table-cell table:formula="of:=(([.S316]-[.F316])/[.G316])*100" office:value-type="float" office:value="1.30358798218014" calcext:value-type="float">
            <text:p>1.30358798218014</text:p>
          </table:table-cell>
          <table:table-cell table:number-columns-repeated="3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895099" calcext:value-type="float">
            <text:p>895099</text:p>
          </table:table-cell>
          <table:table-cell table:style-name="ce3" office:value-type="float" office:value="1068605" calcext:value-type="float">
            <text:p>1068605</text:p>
          </table:table-cell>
          <table:table-cell table:formula="of:=([.F317]/[.G317])*100" office:value-type="float" office:value="83.7633175963055" calcext:value-type="float">
            <text:p>83.76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30_krill_rotifer</text:p>
          </table:table-cell>
          <table:table-cell table:style-name="ce19"/>
          <table:table-cell table:formula="of:=100-[.H317]" office:value-type="float" office:value="16.2366824036945" calcext:value-type="float">
            <text:p>16.24</text:p>
          </table:table-cell>
          <table:table-cell table:formula="of:=([.G317]/[.O317])*100" office:value-type="float" office:value="0.873633938578851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59416" calcext:value-type="float">
            <text:p>559416</text:p>
          </table:table-cell>
          <table:table-cell office:value-type="float" office:value="560192" calcext:value-type="float">
            <text:p>560192</text:p>
          </table:table-cell>
          <table:table-cell office:value-type="float" office:value="559523" calcext:value-type="float">
            <text:p>559523</text:p>
          </table:table-cell>
          <table:table-cell table:formula="of:=AVERAGE([.P317:.R317])" office:value-type="float" office:value="559710.333333333" calcext:value-type="float">
            <text:p>559710.333333333</text:p>
          </table:table-cell>
          <table:table-cell table:formula="of:=SQRT(AVERAGE(([.P317]-[.S317])^2;([.Q317]-[.S317])^2;([.R317]-[.S317])^2))" office:value-type="float" office:value="343.37960853195" calcext:value-type="float">
            <text:p>343.37960853195</text:p>
          </table:table-cell>
          <table:table-cell table:formula="of:=(([.S317]-[.F317])/[.G317])*100" office:value-type="float" office:value="-31.3856538820861" calcext:value-type="float">
            <text:p>-31.3856538820861</text:p>
          </table:table-cell>
          <table:table-cell table:number-columns-repeated="3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869475" calcext:value-type="float">
            <text:p>869475</text:p>
          </table:table-cell>
          <table:table-cell table:style-name="ce3" office:value-type="float" office:value="869477" calcext:value-type="float">
            <text:p>869477</text:p>
          </table:table-cell>
          <table:table-cell table:formula="of:=([.F318]/[.G318])*100" office:value-type="float" office:value="99.9997699766641" calcext:value-type="float">
            <text:p>100.00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30_krill_rotifer</text:p>
          </table:table-cell>
          <table:table-cell table:style-name="ce19"/>
          <table:table-cell table:formula="of:=100-[.H318]" office:value-type="float" office:value="0.000230023335873852" calcext:value-type="float">
            <text:p>0.00</text:p>
          </table:table-cell>
          <table:table-cell table:formula="of:=([.G318]/[.O318])*100" office:value-type="float" office:value="0.710837602307423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80762" calcext:value-type="float">
            <text:p>480762</text:p>
          </table:table-cell>
          <table:table-cell office:value-type="float" office:value="479928" calcext:value-type="float">
            <text:p>479928</text:p>
          </table:table-cell>
          <table:table-cell office:value-type="float" office:value="480077" calcext:value-type="float">
            <text:p>480077</text:p>
          </table:table-cell>
          <table:table-cell table:formula="of:=AVERAGE([.P318:.R318])" office:value-type="float" office:value="480255.666666667" calcext:value-type="float">
            <text:p>480255.666666667</text:p>
          </table:table-cell>
          <table:table-cell table:formula="of:=SQRT(AVERAGE(([.P318]-[.S318])^2;([.Q318]-[.S318])^2;([.R318]-[.S318])^2))" office:value-type="float" office:value="363.162345086724" calcext:value-type="float">
            <text:p>363.162345086724</text:p>
          </table:table-cell>
          <table:table-cell table:formula="of:=(([.S318]-[.F318])/[.G318])*100" office:value-type="float" office:value="-44.7647647187141" calcext:value-type="float">
            <text:p>-44.7647647187141</text:p>
          </table:table-cell>
          <table:table-cell table:number-columns-repeated="3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224817" calcext:value-type="float">
            <text:p>224817</text:p>
          </table:table-cell>
          <table:table-cell table:formula="of:=([.F319]/[.G319])*100" office:value-type="float" office:value="100" calcext:value-type="float">
            <text:p>100.00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30_krill_rotifer</text:p>
          </table:table-cell>
          <table:table-cell table:style-name="ce19"/>
          <table:table-cell table:formula="of:=100-[.H319]" office:value-type="float" office:value="0" calcext:value-type="float">
            <text:p>0.00</text:p>
          </table:table-cell>
          <table:table-cell table:formula="of:=([.G319]/[.O319])*100" office:value-type="float" office:value="0.183798280159162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63856" calcext:value-type="float">
            <text:p>163856</text:p>
          </table:table-cell>
          <table:table-cell office:value-type="float" office:value="163851" calcext:value-type="float">
            <text:p>163851</text:p>
          </table:table-cell>
          <table:table-cell office:value-type="float" office:value="163733" calcext:value-type="float">
            <text:p>163733</text:p>
          </table:table-cell>
          <table:table-cell table:formula="of:=AVERAGE([.P319:.R319])" office:value-type="float" office:value="163813.333333333" calcext:value-type="float">
            <text:p>163813.333333333</text:p>
          </table:table-cell>
          <table:table-cell table:formula="of:=SQRT(AVERAGE(([.P319]-[.S319])^2;([.Q319]-[.S319])^2;([.R319]-[.S319])^2))" office:value-type="float" office:value="56.8409085860605" calcext:value-type="float">
            <text:p>56.8409085860605</text:p>
          </table:table-cell>
          <table:table-cell table:formula="of:=(([.S319]-[.F319])/[.G319])*100" office:value-type="float" office:value="-27.1348103865218" calcext:value-type="float">
            <text:p>-27.1348103865218</text:p>
          </table:table-cell>
          <table:table-cell table:number-columns-repeated="3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4650141" calcext:value-type="float">
            <text:p>24650141</text:p>
          </table:table-cell>
          <table:table-cell table:style-name="ce3" office:value-type="float" office:value="120228315" calcext:value-type="float">
            <text:p>120228315</text:p>
          </table:table-cell>
          <table:table-cell table:formula="of:=([.F320]/[.G320])*100" office:value-type="float" office:value="20.502775074241" calcext:value-type="float">
            <text:p>20.50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40_krill</text:p>
          </table:table-cell>
          <table:table-cell table:style-name="ce19" office:value-type="string" calcext:value-type="string">
            <text:p>p40</text:p>
          </table:table-cell>
          <table:table-cell table:formula="of:=100-[.H320]" office:value-type="float" office:value="79.497224925759" calcext:value-type="float">
            <text:p>79.50</text:p>
          </table:table-cell>
          <table:table-cell table:formula="of:=([.G320]/[.O320])*100" office:value-type="float" office:value="98.292199982359" calcext:value-type="float">
            <text:p>98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327191" calcext:value-type="float">
            <text:p>26327191</text:p>
          </table:table-cell>
          <table:table-cell office:value-type="float" office:value="26328019" calcext:value-type="float">
            <text:p>26328019</text:p>
          </table:table-cell>
          <table:table-cell office:value-type="float" office:value="26327805" calcext:value-type="float">
            <text:p>26327805</text:p>
          </table:table-cell>
          <table:table-cell table:formula="of:=AVERAGE([.P320:.R320])" office:value-type="float" office:value="26327671.6666667" calcext:value-type="float">
            <text:p>26327671.6666667</text:p>
          </table:table-cell>
          <table:table-cell table:formula="of:=SQRT(AVERAGE(([.P320]-[.S320])^2;([.Q320]-[.S320])^2;([.R320]-[.S320])^2))" office:value-type="float" office:value="350.93145896156" calcext:value-type="float">
            <text:p>350.93145896156</text:p>
          </table:table-cell>
          <table:table-cell table:formula="of:=(([.S320]-[.F320])/[.G320])*100" office:value-type="float" office:value="1.3952875133172" calcext:value-type="float">
            <text:p>1.3952875133172</text:p>
          </table:table-cell>
          <table:table-cell table:number-columns-repeated="3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088807" calcext:value-type="float">
            <text:p>2088807</text:p>
          </table:table-cell>
          <table:table-cell table:style-name="ce3" office:value-type="float" office:value="2088934" calcext:value-type="float">
            <text:p>2088934</text:p>
          </table:table-cell>
          <table:table-cell table:formula="of:=([.F321]/[.G321])*100" office:value-type="float" office:value="99.9939203440607" calcext:value-type="float">
            <text:p>99.99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40_krill</text:p>
          </table:table-cell>
          <table:table-cell table:style-name="ce19" office:value-type="string" calcext:value-type="string">
            <text:p>p40</text:p>
          </table:table-cell>
          <table:table-cell table:formula="of:=100-[.H321]" office:value-type="float" office:value="0.00607965593934523" calcext:value-type="float">
            <text:p>0.01</text:p>
          </table:table-cell>
          <table:table-cell table:formula="of:=([.G321]/[.O321])*100" office:value-type="float" office:value="1.70780001764101" calcext:value-type="float">
            <text:p>2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920567" calcext:value-type="float">
            <text:p>920567</text:p>
          </table:table-cell>
          <table:table-cell office:value-type="float" office:value="920756" calcext:value-type="float">
            <text:p>920756</text:p>
          </table:table-cell>
          <table:table-cell office:value-type="float" office:value="920313" calcext:value-type="float">
            <text:p>920313</text:p>
          </table:table-cell>
          <table:table-cell table:formula="of:=AVERAGE([.P321:.R321])" office:value-type="float" office:value="920545.333333333" calcext:value-type="float">
            <text:p>920545.333333333</text:p>
          </table:table-cell>
          <table:table-cell table:formula="of:=SQRT(AVERAGE(([.P321]-[.S321])^2;([.Q321]-[.S321])^2;([.R321]-[.S321])^2))" office:value-type="float" office:value="181.501760015954" calcext:value-type="float">
            <text:p>181.501760015954</text:p>
          </table:table-cell>
          <table:table-cell table:formula="of:=(([.S321]-[.F321])/[.G321])*100" office:value-type="float" office:value="-55.926212444561" calcext:value-type="float">
            <text:p>-55.926212444561</text:p>
          </table:table-cell>
          <table:table-cell table:number-columns-repeated="3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3804362" calcext:value-type="float">
            <text:p>23804362</text:p>
          </table:table-cell>
          <table:table-cell table:style-name="ce3" office:value-type="float" office:value="119209047" calcext:value-type="float">
            <text:p>119209047</text:p>
          </table:table-cell>
          <table:table-cell table:formula="of:=([.F322]/[.G322])*100" office:value-type="float" office:value="19.9685867801628" calcext:value-type="float">
            <text:p>19.97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40_krill_rotifer</text:p>
          </table:table-cell>
          <table:table-cell table:style-name="ce19"/>
          <table:table-cell table:formula="of:=100-[.H322]" office:value-type="float" office:value="80.0314132198372" calcext:value-type="float">
            <text:p>80.03</text:p>
          </table:table-cell>
          <table:table-cell table:formula="of:=([.G322]/[.O322])*100" office:value-type="float" office:value="97.4589013197967" calcext:value-type="float">
            <text:p>97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127694" calcext:value-type="float">
            <text:p>26127694</text:p>
          </table:table-cell>
          <table:table-cell office:value-type="float" office:value="26127867" calcext:value-type="float">
            <text:p>26127867</text:p>
          </table:table-cell>
          <table:table-cell office:value-type="float" office:value="26126734" calcext:value-type="float">
            <text:p>26126734</text:p>
          </table:table-cell>
          <table:table-cell table:formula="of:=AVERAGE([.P322:.R322])" office:value-type="float" office:value="26127431.6666667" calcext:value-type="float">
            <text:p>26127431.6666667</text:p>
          </table:table-cell>
          <table:table-cell table:formula="of:=SQRT(AVERAGE(([.P322]-[.S322])^2;([.Q322]-[.S322])^2;([.R322]-[.S322])^2))" office:value-type="float" office:value="498.354849033854" calcext:value-type="float">
            <text:p>498.354849033854</text:p>
          </table:table-cell>
          <table:table-cell table:formula="of:=(([.S322]-[.F322])/[.G322])*100" office:value-type="float" office:value="1.94873604405769" calcext:value-type="float">
            <text:p>1.94873604405769</text:p>
          </table:table-cell>
          <table:table-cell table:number-columns-repeated="3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845779" calcext:value-type="float">
            <text:p>845779</text:p>
          </table:table-cell>
          <table:table-cell table:style-name="ce3" office:value-type="float" office:value="1019268" calcext:value-type="float">
            <text:p>1019268</text:p>
          </table:table-cell>
          <table:table-cell table:formula="of:=([.F323]/[.G323])*100" office:value-type="float" office:value="82.9790594819027" calcext:value-type="float">
            <text:p>82.98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40_krill_rotifer</text:p>
          </table:table-cell>
          <table:table-cell table:style-name="ce19"/>
          <table:table-cell table:formula="of:=100-[.H323]" office:value-type="float" office:value="17.0209405180973" calcext:value-type="float">
            <text:p>17.02</text:p>
          </table:table-cell>
          <table:table-cell table:formula="of:=([.G323]/[.O323])*100" office:value-type="float" office:value="0.833298662562302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40748" calcext:value-type="float">
            <text:p>540748</text:p>
          </table:table-cell>
          <table:table-cell office:value-type="float" office:value="540918" calcext:value-type="float">
            <text:p>540918</text:p>
          </table:table-cell>
          <table:table-cell office:value-type="float" office:value="541433" calcext:value-type="float">
            <text:p>541433</text:p>
          </table:table-cell>
          <table:table-cell table:formula="of:=AVERAGE([.P323:.R323])" office:value-type="float" office:value="541033" calcext:value-type="float">
            <text:p>541033</text:p>
          </table:table-cell>
          <table:table-cell table:formula="of:=SQRT(AVERAGE(([.P323]-[.S323])^2;([.Q323]-[.S323])^2;([.R323]-[.S323])^2))" office:value-type="float" office:value="291.233010949423" calcext:value-type="float">
            <text:p>291.233010949423</text:p>
          </table:table-cell>
          <table:table-cell table:formula="of:=(([.S323]-[.F323])/[.G323])*100" office:value-type="float" office:value="-29.8985154051731" calcext:value-type="float">
            <text:p>-29.8985154051731</text:p>
          </table:table-cell>
          <table:table-cell table:number-columns-repeated="3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814653" calcext:value-type="float">
            <text:p>1814653</text:p>
          </table:table-cell>
          <table:table-cell table:style-name="ce3" office:value-type="float" office:value="1814780" calcext:value-type="float">
            <text:p>1814780</text:p>
          </table:table-cell>
          <table:table-cell table:formula="of:=([.F324]/[.G324])*100" office:value-type="float" office:value="99.9930019065672" calcext:value-type="float">
            <text:p>99.99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40_krill_rotifer</text:p>
          </table:table-cell>
          <table:table-cell table:style-name="ce19"/>
          <table:table-cell table:formula="of:=100-[.H324]" office:value-type="float" office:value="0.00699809343281288" calcext:value-type="float">
            <text:p>0.01</text:p>
          </table:table-cell>
          <table:table-cell table:formula="of:=([.G324]/[.O324])*100" office:value-type="float" office:value="1.4836664614653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829446" calcext:value-type="float">
            <text:p>829446</text:p>
          </table:table-cell>
          <table:table-cell office:value-type="float" office:value="828652" calcext:value-type="float">
            <text:p>828652</text:p>
          </table:table-cell>
          <table:table-cell office:value-type="float" office:value="831133" calcext:value-type="float">
            <text:p>831133</text:p>
          </table:table-cell>
          <table:table-cell table:formula="of:=AVERAGE([.P324:.R324])" office:value-type="float" office:value="829743.666666667" calcext:value-type="float">
            <text:p>829743.666666667</text:p>
          </table:table-cell>
          <table:table-cell table:formula="of:=SQRT(AVERAGE(([.P324]-[.S324])^2;([.Q324]-[.S324])^2;([.R324]-[.S324])^2))" office:value-type="float" office:value="1034.50288652194" calcext:value-type="float">
            <text:p>1034.50288652194</text:p>
          </table:table-cell>
          <table:table-cell table:formula="of:=(([.S324]-[.F324])/[.G324])*100" office:value-type="float" office:value="-54.271555413512" calcext:value-type="float">
            <text:p>-54.271555413512</text:p>
          </table:table-cell>
          <table:table-cell table:number-columns-repeated="3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number-columns-repeated="2" table:style-name="ce3" office:value-type="float" office:value="274154" calcext:value-type="float">
            <text:p>274154</text:p>
          </table:table-cell>
          <table:table-cell table:formula="of:=([.F325]/[.G325])*100" office:value-type="float" office:value="100" calcext:value-type="float">
            <text:p>100.00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40_krill_rotifer</text:p>
          </table:table-cell>
          <table:table-cell table:style-name="ce19"/>
          <table:table-cell table:formula="of:=100-[.H325]" office:value-type="float" office:value="0" calcext:value-type="float">
            <text:p>0.00</text:p>
          </table:table-cell>
          <table:table-cell table:formula="of:=([.G325]/[.O325])*100" office:value-type="float" office:value="0.224133556175712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93326" calcext:value-type="float">
            <text:p>193326</text:p>
          </table:table-cell>
          <table:table-cell office:value-type="float" office:value="193517" calcext:value-type="float">
            <text:p>193517</text:p>
          </table:table-cell>
          <table:table-cell office:value-type="float" office:value="193642" calcext:value-type="float">
            <text:p>193642</text:p>
          </table:table-cell>
          <table:table-cell table:formula="of:=AVERAGE([.P325:.R325])" office:value-type="float" office:value="193495" calcext:value-type="float">
            <text:p>193495</text:p>
          </table:table-cell>
          <table:table-cell table:formula="of:=SQRT(AVERAGE(([.P325]-[.S325])^2;([.Q325]-[.S325])^2;([.R325]-[.S325])^2))" office:value-type="float" office:value="129.941012258127" calcext:value-type="float">
            <text:p>129.941012258127</text:p>
          </table:table-cell>
          <table:table-cell table:formula="of:=(([.S325]-[.F325])/[.G325])*100" office:value-type="float" office:value="-29.4210553192731" calcext:value-type="float">
            <text:p>-29.4210553192731</text:p>
          </table:table-cell>
          <table:table-cell table:number-columns-repeated="3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3125993" calcext:value-type="float">
            <text:p>23125993</text:p>
          </table:table-cell>
          <table:table-cell table:style-name="ce3" office:value-type="float" office:value="118677276" calcext:value-type="float">
            <text:p>118677276</text:p>
          </table:table-cell>
          <table:table-cell table:formula="of:=([.F326]/[.G326])*100" office:value-type="float" office:value="19.4864541717321" calcext:value-type="float">
            <text:p>19.49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50_krill</text:p>
          </table:table-cell>
          <table:table-cell table:style-name="ce19" office:value-type="string" calcext:value-type="string">
            <text:p>p50</text:p>
          </table:table-cell>
          <table:table-cell table:formula="of:=100-[.H326]" office:value-type="float" office:value="80.5135458282679" calcext:value-type="float">
            <text:p>80.51</text:p>
          </table:table-cell>
          <table:table-cell table:formula="of:=([.G326]/[.O326])*100" office:value-type="float" office:value="97.0241539686688" calcext:value-type="float">
            <text:p>97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6022438" calcext:value-type="float">
            <text:p>26022438</text:p>
          </table:table-cell>
          <table:table-cell office:value-type="float" office:value="26023455" calcext:value-type="float">
            <text:p>26023455</text:p>
          </table:table-cell>
          <table:table-cell office:value-type="float" office:value="26022489" calcext:value-type="float">
            <text:p>26022489</text:p>
          </table:table-cell>
          <table:table-cell table:formula="of:=AVERAGE([.P326:.R326])" office:value-type="float" office:value="26022794" calcext:value-type="float">
            <text:p>26022794</text:p>
          </table:table-cell>
          <table:table-cell table:formula="of:=SQRT(AVERAGE(([.P326]-[.S326])^2;([.Q326]-[.S326])^2;([.R326]-[.S326])^2))" office:value-type="float" office:value="467.861090495886" calcext:value-type="float">
            <text:p>467.861090495886</text:p>
          </table:table-cell>
          <table:table-cell table:formula="of:=(([.S326]-[.F326])/[.G326])*100" office:value-type="float" office:value="2.44090621021669" calcext:value-type="float">
            <text:p>2.44090621021669</text:p>
          </table:table-cell>
          <table:table-cell table:number-columns-repeated="3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3636133" calcext:value-type="float">
            <text:p>3636133</text:p>
          </table:table-cell>
          <table:table-cell table:style-name="ce3" office:value-type="float" office:value="3639973" calcext:value-type="float">
            <text:p>3639973</text:p>
          </table:table-cell>
          <table:table-cell table:formula="of:=([.F327]/[.G327])*100" office:value-type="float" office:value="99.8945047119855" calcext:value-type="float">
            <text:p>99.89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50_krill</text:p>
          </table:table-cell>
          <table:table-cell table:style-name="ce19" office:value-type="string" calcext:value-type="string">
            <text:p>p50</text:p>
          </table:table-cell>
          <table:table-cell table:formula="of:=100-[.H327]" office:value-type="float" office:value="0.105495288014495" calcext:value-type="float">
            <text:p>0.11</text:p>
          </table:table-cell>
          <table:table-cell table:formula="of:=([.G327]/[.O327])*100" office:value-type="float" office:value="2.9758460313312" calcext:value-type="float">
            <text:p>3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393160" calcext:value-type="float">
            <text:p>1393160</text:p>
          </table:table-cell>
          <table:table-cell office:value-type="float" office:value="1393724" calcext:value-type="float">
            <text:p>1393724</text:p>
          </table:table-cell>
          <table:table-cell office:value-type="float" office:value="1392303" calcext:value-type="float">
            <text:p>1392303</text:p>
          </table:table-cell>
          <table:table-cell table:formula="of:=AVERAGE([.P327:.R327])" office:value-type="float" office:value="1393062.33333333" calcext:value-type="float">
            <text:p>1393062.33333333</text:p>
          </table:table-cell>
          <table:table-cell table:formula="of:=SQRT(AVERAGE(([.P327]-[.S327])^2;([.Q327]-[.S327])^2;([.R327]-[.S327])^2))" office:value-type="float" office:value="584.21704490331" calcext:value-type="float">
            <text:p>584.21704490331</text:p>
          </table:table-cell>
          <table:table-cell table:formula="of:=(([.S327]-[.F327])/[.G327])*100" office:value-type="float" office:value="-61.623277608561" calcext:value-type="float">
            <text:p>-61.623277608561</text:p>
          </table:table-cell>
          <table:table-cell table:number-columns-repeated="3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2330860" calcext:value-type="float">
            <text:p>22330860</text:p>
          </table:table-cell>
          <table:table-cell table:style-name="ce3" office:value-type="float" office:value="117708804" calcext:value-type="float">
            <text:p>117708804</text:p>
          </table:table-cell>
          <table:table-cell table:formula="of:=([.F328]/[.G328])*100" office:value-type="float" office:value="18.9712742302606" calcext:value-type="float">
            <text:p>18.97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50_krill_rotifer</text:p>
          </table:table-cell>
          <table:table-cell table:style-name="ce19"/>
          <table:table-cell table:formula="of:=100-[.H328]" office:value-type="float" office:value="81.0287257697394" calcext:value-type="float">
            <text:p>81.03</text:p>
          </table:table-cell>
          <table:table-cell table:formula="of:=([.G328]/[.O328])*100" office:value-type="float" office:value="96.2323833820036" calcext:value-type="float">
            <text:p>96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5831545" calcext:value-type="float">
            <text:p>25831545</text:p>
          </table:table-cell>
          <table:table-cell office:value-type="float" office:value="25833700" calcext:value-type="float">
            <text:p>25833700</text:p>
          </table:table-cell>
          <table:table-cell office:value-type="float" office:value="25833638" calcext:value-type="float">
            <text:p>25833638</text:p>
          </table:table-cell>
          <table:table-cell table:formula="of:=AVERAGE([.P328:.R328])" office:value-type="float" office:value="25832961" calcext:value-type="float">
            <text:p>25832961</text:p>
          </table:table-cell>
          <table:table-cell table:formula="of:=SQRT(AVERAGE(([.P328]-[.S328])^2;([.Q328]-[.S328])^2;([.R328]-[.S328])^2))" office:value-type="float" office:value="1001.58308026178" calcext:value-type="float">
            <text:p>1001.58308026178</text:p>
          </table:table-cell>
          <table:table-cell table:formula="of:=(([.S328]-[.F328])/[.G328])*100" office:value-type="float" office:value="2.97522435110291" calcext:value-type="float">
            <text:p>2.97522435110291</text:p>
          </table:table-cell>
          <table:table-cell table:number-columns-repeated="3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795133" calcext:value-type="float">
            <text:p>795133</text:p>
          </table:table-cell>
          <table:table-cell table:style-name="ce3" office:value-type="float" office:value="968472" calcext:value-type="float">
            <text:p>968472</text:p>
          </table:table-cell>
          <table:table-cell table:formula="of:=([.F329]/[.G329])*100" office:value-type="float" office:value="82.1018057310898" calcext:value-type="float">
            <text:p>82.10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50_krill_rotifer</text:p>
          </table:table-cell>
          <table:table-cell table:style-name="ce19"/>
          <table:table-cell table:formula="of:=100-[.H329]" office:value-type="float" office:value="17.8981942689102" calcext:value-type="float">
            <text:p>17.90</text:p>
          </table:table-cell>
          <table:table-cell table:formula="of:=([.G329]/[.O329])*100" office:value-type="float" office:value="0.791770586665173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20595" calcext:value-type="float">
            <text:p>520595</text:p>
          </table:table-cell>
          <table:table-cell office:value-type="float" office:value="520357" calcext:value-type="float">
            <text:p>520357</text:p>
          </table:table-cell>
          <table:table-cell office:value-type="float" office:value="520364" calcext:value-type="float">
            <text:p>520364</text:p>
          </table:table-cell>
          <table:table-cell table:formula="of:=AVERAGE([.P329:.R329])" office:value-type="float" office:value="520438.666666667" calcext:value-type="float">
            <text:p>520438.666666667</text:p>
          </table:table-cell>
          <table:table-cell table:formula="of:=SQRT(AVERAGE(([.P329]-[.S329])^2;([.Q329]-[.S329])^2;([.R329]-[.S329])^2))" office:value-type="float" office:value="110.581292370013" calcext:value-type="float">
            <text:p>110.581292370013</text:p>
          </table:table-cell>
          <table:table-cell table:formula="of:=(([.S329]-[.F329])/[.G329])*100" office:value-type="float" office:value="-28.3636835482423" calcext:value-type="float">
            <text:p>-28.3636835482423</text:p>
          </table:table-cell>
          <table:table-cell table:number-columns-repeated="3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3311194" calcext:value-type="float">
            <text:p>3311194</text:p>
          </table:table-cell>
          <table:table-cell table:style-name="ce3" office:value-type="float" office:value="3315023" calcext:value-type="float">
            <text:p>3315023</text:p>
          </table:table-cell>
          <table:table-cell table:formula="of:=([.F330]/[.G330])*100" office:value-type="float" office:value="99.8844955223538" calcext:value-type="float">
            <text:p>99.88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50_krill_rotifer</text:p>
          </table:table-cell>
          <table:table-cell table:style-name="ce19"/>
          <table:table-cell table:formula="of:=100-[.H330]" office:value-type="float" office:value="0.115504477646155" calcext:value-type="float">
            <text:p>0.12</text:p>
          </table:table-cell>
          <table:table-cell table:formula="of:=([.G330]/[.O330])*100" office:value-type="float" office:value="2.71018439925836" calcext:value-type="float">
            <text:p>3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298953" calcext:value-type="float">
            <text:p>1298953</text:p>
          </table:table-cell>
          <table:table-cell office:value-type="float" office:value="1299903" calcext:value-type="float">
            <text:p>1299903</text:p>
          </table:table-cell>
          <table:table-cell office:value-type="float" office:value="1298566" calcext:value-type="float">
            <text:p>1298566</text:p>
          </table:table-cell>
          <table:table-cell table:formula="of:=AVERAGE([.P330:.R330])" office:value-type="float" office:value="1299140.66666667" calcext:value-type="float">
            <text:p>1299140.66666667</text:p>
          </table:table-cell>
          <table:table-cell table:formula="of:=SQRT(AVERAGE(([.P330]-[.S330])^2;([.Q330]-[.S330])^2;([.R330]-[.S330])^2))" office:value-type="float" office:value="561.727296430889" calcext:value-type="float">
            <text:p>561.727296430889</text:p>
          </table:table-cell>
          <table:table-cell table:formula="of:=(([.S330]-[.F330])/[.G330])*100" office:value-type="float" office:value="-60.6950037249616" calcext:value-type="float">
            <text:p>-60.6950037249616</text:p>
          </table:table-cell>
          <table:table-cell table:number-columns-repeated="3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324939" calcext:value-type="float">
            <text:p>324939</text:p>
          </table:table-cell>
          <table:table-cell table:style-name="ce3" office:value-type="float" office:value="324950" calcext:value-type="float">
            <text:p>324950</text:p>
          </table:table-cell>
          <table:table-cell table:formula="of:=([.F331]/[.G331])*100" office:value-type="float" office:value="99.9966148638252" calcext:value-type="float">
            <text:p>100.00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50_krill_rotifer</text:p>
          </table:table-cell>
          <table:table-cell table:style-name="ce19"/>
          <table:table-cell table:formula="of:=100-[.H331]" office:value-type="float" office:value="0.00338513617479919" calcext:value-type="float">
            <text:p>0.00</text:p>
          </table:table-cell>
          <table:table-cell table:formula="of:=([.G331]/[.O331])*100" office:value-type="float" office:value="0.26566163207284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22313" calcext:value-type="float">
            <text:p>222313</text:p>
          </table:table-cell>
          <table:table-cell office:value-type="float" office:value="222416" calcext:value-type="float">
            <text:p>222416</text:p>
          </table:table-cell>
          <table:table-cell office:value-type="float" office:value="222467" calcext:value-type="float">
            <text:p>222467</text:p>
          </table:table-cell>
          <table:table-cell table:formula="of:=AVERAGE([.P331:.R331])" office:value-type="float" office:value="222398.666666667" calcext:value-type="float">
            <text:p>222398.666666667</text:p>
          </table:table-cell>
          <table:table-cell table:formula="of:=SQRT(AVERAGE(([.P331]-[.S331])^2;([.Q331]-[.S331])^2;([.R331]-[.S331])^2))" office:value-type="float" office:value="64.053796834293" calcext:value-type="float">
            <text:p>64.053796834293</text:p>
          </table:table-cell>
          <table:table-cell table:formula="of:=(([.S331]-[.F331])/[.G331])*100" office:value-type="float" office:value="-31.555726522029" calcext:value-type="float">
            <text:p>-31.555726522029</text:p>
          </table:table-cell>
          <table:table-cell table:number-columns-repeated="3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1125886" calcext:value-type="float">
            <text:p>21125886</text:p>
          </table:table-cell>
          <table:table-cell table:style-name="ce3" office:value-type="float" office:value="116535130" calcext:value-type="float">
            <text:p>116535130</text:p>
          </table:table-cell>
          <table:table-cell table:formula="of:=([.F332]/[.G332])*100" office:value-type="float" office:value="18.1283412135036" calcext:value-type="float">
            <text:p>18.13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60_krill</text:p>
          </table:table-cell>
          <table:table-cell table:style-name="ce19" office:value-type="string" calcext:value-type="string">
            <text:p>p60</text:p>
          </table:table-cell>
          <table:table-cell table:formula="of:=100-[.H332]" office:value-type="float" office:value="81.8716587864964" calcext:value-type="float">
            <text:p>81.87</text:p>
          </table:table-cell>
          <table:table-cell table:formula="of:=([.G332]/[.O332])*100" office:value-type="float" office:value="95.2728506835532" calcext:value-type="float">
            <text:p>9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5602147" calcext:value-type="float">
            <text:p>25602147</text:p>
          </table:table-cell>
          <table:table-cell office:value-type="float" office:value="25602116" calcext:value-type="float">
            <text:p>25602116</text:p>
          </table:table-cell>
          <table:table-cell office:value-type="float" office:value="25602940" calcext:value-type="float">
            <text:p>25602940</text:p>
          </table:table-cell>
          <table:table-cell table:formula="of:=AVERAGE([.P332:.R332])" office:value-type="float" office:value="25602401" calcext:value-type="float">
            <text:p>25602401</text:p>
          </table:table-cell>
          <table:table-cell table:formula="of:=SQRT(AVERAGE(([.P332]-[.S332])^2;([.Q332]-[.S332])^2;([.R332]-[.S332])^2))" office:value-type="float" office:value="381.340617646044" calcext:value-type="float">
            <text:p>381.340617646044</text:p>
          </table:table-cell>
          <table:table-cell table:formula="of:=(([.S332]-[.F332])/[.G332])*100" office:value-type="float" office:value="3.84134380765697" calcext:value-type="float">
            <text:p>3.84134380765697</text:p>
          </table:table-cell>
          <table:table-cell table:number-columns-repeated="3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5737554" calcext:value-type="float">
            <text:p>5737554</text:p>
          </table:table-cell>
          <table:table-cell table:style-name="ce3" office:value-type="float" office:value="5782119" calcext:value-type="float">
            <text:p>5782119</text:p>
          </table:table-cell>
          <table:table-cell table:formula="of:=([.F333]/[.G333])*100" office:value-type="float" office:value="99.229261798313" calcext:value-type="float">
            <text:p>99.23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60_krill</text:p>
          </table:table-cell>
          <table:table-cell table:style-name="ce19" office:value-type="string" calcext:value-type="string">
            <text:p>p60</text:p>
          </table:table-cell>
          <table:table-cell table:formula="of:=100-[.H333]" office:value-type="float" office:value="0.770738201686953" calcext:value-type="float">
            <text:p>0.77</text:p>
          </table:table-cell>
          <table:table-cell table:formula="of:=([.G333]/[.O333])*100" office:value-type="float" office:value="4.72714931644678" calcext:value-type="float">
            <text:p>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988159" calcext:value-type="float">
            <text:p>1988159</text:p>
          </table:table-cell>
          <table:table-cell office:value-type="float" office:value="1986664" calcext:value-type="float">
            <text:p>1986664</text:p>
          </table:table-cell>
          <table:table-cell office:value-type="float" office:value="1988088" calcext:value-type="float">
            <text:p>1988088</text:p>
          </table:table-cell>
          <table:table-cell table:formula="of:=AVERAGE([.P333:.R333])" office:value-type="float" office:value="1987637" calcext:value-type="float">
            <text:p>1987637</text:p>
          </table:table-cell>
          <table:table-cell table:formula="of:=SQRT(AVERAGE(([.P333]-[.S333])^2;([.Q333]-[.S333])^2;([.R333]-[.S333])^2))" office:value-type="float" office:value="688.625200429571" calcext:value-type="float">
            <text:p>688.625200429571</text:p>
          </table:table-cell>
          <table:table-cell table:formula="of:=(([.S333]-[.F333])/[.G333])*100" office:value-type="float" office:value="-64.8536808045632" calcext:value-type="float">
            <text:p>-64.8536808045632</text:p>
          </table:table-cell>
          <table:table-cell table:number-columns-repeated="3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0380205" calcext:value-type="float">
            <text:p>20380205</text:p>
          </table:table-cell>
          <table:table-cell table:style-name="ce3" office:value-type="float" office:value="115616636" calcext:value-type="float">
            <text:p>115616636</text:p>
          </table:table-cell>
          <table:table-cell table:formula="of:=([.F334]/[.G334])*100" office:value-type="float" office:value="17.6273983615991" calcext:value-type="float">
            <text:p>17.63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60_krill_rotifer</text:p>
          </table:table-cell>
          <table:table-cell table:style-name="ce19"/>
          <table:table-cell table:formula="of:=100-[.H334]" office:value-type="float" office:value="82.3726016384009" calcext:value-type="float">
            <text:p>82.37</text:p>
          </table:table-cell>
          <table:table-cell table:formula="of:=([.G334]/[.O334])*100" office:value-type="float" office:value="94.5219394200077" calcext:value-type="float">
            <text:p>9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5420772" calcext:value-type="float">
            <text:p>25420772</text:p>
          </table:table-cell>
          <table:table-cell office:value-type="float" office:value="25421529" calcext:value-type="float">
            <text:p>25421529</text:p>
          </table:table-cell>
          <table:table-cell office:value-type="float" office:value="25422575" calcext:value-type="float">
            <text:p>25422575</text:p>
          </table:table-cell>
          <table:table-cell table:formula="of:=AVERAGE([.P334:.R334])" office:value-type="float" office:value="25421625.3333333" calcext:value-type="float">
            <text:p>25421625.3333333</text:p>
          </table:table-cell>
          <table:table-cell table:formula="of:=SQRT(AVERAGE(([.P334]-[.S334])^2;([.Q334]-[.S334])^2;([.R334]-[.S334])^2))" office:value-type="float" office:value="739.216852862241" calcext:value-type="float">
            <text:p>739.216852862241</text:p>
          </table:table-cell>
          <table:table-cell table:formula="of:=(([.S334]-[.F334])/[.G334])*100" office:value-type="float" office:value="4.36046273940485" calcext:value-type="float">
            <text:p>4.36046273940485</text:p>
          </table:table-cell>
          <table:table-cell table:number-columns-repeated="3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745681" calcext:value-type="float">
            <text:p>745681</text:p>
          </table:table-cell>
          <table:table-cell table:style-name="ce3" office:value-type="float" office:value="918494" calcext:value-type="float">
            <text:p>918494</text:p>
          </table:table-cell>
          <table:table-cell table:formula="of:=([.F335]/[.G335])*100" office:value-type="float" office:value="81.1851792172839" calcext:value-type="float">
            <text:p>81.19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60_krill_rotifer</text:p>
          </table:table-cell>
          <table:table-cell table:style-name="ce19"/>
          <table:table-cell table:formula="of:=100-[.H335]" office:value-type="float" office:value="18.8148207827161" calcext:value-type="float">
            <text:p>18.81</text:p>
          </table:table-cell>
          <table:table-cell table:formula="of:=([.G335]/[.O335])*100" office:value-type="float" office:value="0.750911263545504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00579" calcext:value-type="float">
            <text:p>500579</text:p>
          </table:table-cell>
          <table:table-cell office:value-type="float" office:value="499702" calcext:value-type="float">
            <text:p>499702</text:p>
          </table:table-cell>
          <table:table-cell office:value-type="float" office:value="500687" calcext:value-type="float">
            <text:p>500687</text:p>
          </table:table-cell>
          <table:table-cell table:formula="of:=AVERAGE([.P335:.R335])" office:value-type="float" office:value="500322.666666667" calcext:value-type="float">
            <text:p>500322.666666667</text:p>
          </table:table-cell>
          <table:table-cell table:formula="of:=SQRT(AVERAGE(([.P335]-[.S335])^2;([.Q335]-[.S335])^2;([.R335]-[.S335])^2))" office:value-type="float" office:value="441.086789141951" calcext:value-type="float">
            <text:p>441.086789141951</text:p>
          </table:table-cell>
          <table:table-cell table:formula="of:=(([.S335]-[.F335])/[.G335])*100" office:value-type="float" office:value="-26.7131122613031" calcext:value-type="float">
            <text:p>-26.7131122613031</text:p>
          </table:table-cell>
          <table:table-cell table:number-columns-repeated="3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5362694" calcext:value-type="float">
            <text:p>5362694</text:p>
          </table:table-cell>
          <table:table-cell table:style-name="ce3" office:value-type="float" office:value="5407191" calcext:value-type="float">
            <text:p>5407191</text:p>
          </table:table-cell>
          <table:table-cell table:formula="of:=([.F336]/[.G336])*100" office:value-type="float" office:value="99.1770773401568" calcext:value-type="float">
            <text:p>99.18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60_krill_rotifer</text:p>
          </table:table-cell>
          <table:table-cell table:style-name="ce19"/>
          <table:table-cell table:formula="of:=100-[.H336]" office:value-type="float" office:value="0.822922659843158" calcext:value-type="float">
            <text:p>0.82</text:p>
          </table:table-cell>
          <table:table-cell table:formula="of:=([.G336]/[.O336])*100" office:value-type="float" office:value="4.42062836125427" calcext:value-type="float">
            <text:p>4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1888113" calcext:value-type="float">
            <text:p>1888113</text:p>
          </table:table-cell>
          <table:table-cell office:value-type="float" office:value="1885590" calcext:value-type="float">
            <text:p>1885590</text:p>
          </table:table-cell>
          <table:table-cell office:value-type="float" office:value="1887317" calcext:value-type="float">
            <text:p>1887317</text:p>
          </table:table-cell>
          <table:table-cell table:formula="of:=AVERAGE([.P336:.R336])" office:value-type="float" office:value="1887006.66666667" calcext:value-type="float">
            <text:p>1887006.66666667</text:p>
          </table:table-cell>
          <table:table-cell table:formula="of:=SQRT(AVERAGE(([.P336]-[.S336])^2;([.Q336]-[.S336])^2;([.R336]-[.S336])^2))" office:value-type="float" office:value="1053.1262454658" calcext:value-type="float">
            <text:p>1053.1262454658</text:p>
          </table:table-cell>
          <table:table-cell table:formula="of:=(([.S336]-[.F336])/[.G336])*100" office:value-type="float" office:value="-64.2789820691249" calcext:value-type="float">
            <text:p>-64.2789820691249</text:p>
          </table:table-cell>
          <table:table-cell table:number-columns-repeated="3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374860" calcext:value-type="float">
            <text:p>374860</text:p>
          </table:table-cell>
          <table:table-cell table:style-name="ce3" office:value-type="float" office:value="374928" calcext:value-type="float">
            <text:p>374928</text:p>
          </table:table-cell>
          <table:table-cell table:formula="of:=([.F337]/[.G337])*100" office:value-type="float" office:value="99.9818631843981" calcext:value-type="float">
            <text:p>99.98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60_krill_rotifer</text:p>
          </table:table-cell>
          <table:table-cell table:style-name="ce19"/>
          <table:table-cell table:formula="of:=100-[.H337]" office:value-type="float" office:value="0.0181368156019346" calcext:value-type="float">
            <text:p>0.02</text:p>
          </table:table-cell>
          <table:table-cell table:formula="of:=([.G337]/[.O337])*100" office:value-type="float" office:value="0.306520955192509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49823" calcext:value-type="float">
            <text:p>249823</text:p>
          </table:table-cell>
          <table:table-cell office:value-type="float" office:value="249698" calcext:value-type="float">
            <text:p>249698</text:p>
          </table:table-cell>
          <table:table-cell office:value-type="float" office:value="249829" calcext:value-type="float">
            <text:p>249829</text:p>
          </table:table-cell>
          <table:table-cell table:formula="of:=AVERAGE([.P337:.R337])" office:value-type="float" office:value="249783.333333333" calcext:value-type="float">
            <text:p>249783.333333333</text:p>
          </table:table-cell>
          <table:table-cell table:formula="of:=SQRT(AVERAGE(([.P337]-[.S337])^2;([.Q337]-[.S337])^2;([.R337]-[.S337])^2))" office:value-type="float" office:value="60.3894766402963" calcext:value-type="float">
            <text:p>60.3894766402963</text:p>
          </table:table-cell>
          <table:table-cell table:formula="of:=(([.S337]-[.F337])/[.G337])*100" office:value-type="float" office:value="-33.3601829329009" calcext:value-type="float">
            <text:p>-33.3601829329009</text:p>
          </table:table-cell>
          <table:table-cell table:number-columns-repeated="3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8389398" calcext:value-type="float">
            <text:p>18389398</text:p>
          </table:table-cell>
          <table:table-cell table:style-name="ce3" office:value-type="float" office:value="113198054" calcext:value-type="float">
            <text:p>113198054</text:p>
          </table:table-cell>
          <table:table-cell table:formula="of:=([.F338]/[.G338])*100" office:value-type="float" office:value="16.2453305071835" calcext:value-type="float">
            <text:p>16.25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70_krill</text:p>
          </table:table-cell>
          <table:table-cell table:style-name="ce19" office:value-type="string" calcext:value-type="string">
            <text:p>p70</text:p>
          </table:table-cell>
          <table:table-cell table:formula="of:=100-[.H338]" office:value-type="float" office:value="83.7546694928166" calcext:value-type="float">
            <text:p>83.75</text:p>
          </table:table-cell>
          <table:table-cell table:formula="of:=([.G338]/[.O338])*100" office:value-type="float" office:value="92.5446369383275" calcext:value-type="float">
            <text:p>93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4946450" calcext:value-type="float">
            <text:p>24946450</text:p>
          </table:table-cell>
          <table:table-cell office:value-type="float" office:value="24945199" calcext:value-type="float">
            <text:p>24945199</text:p>
          </table:table-cell>
          <table:table-cell office:value-type="float" office:value="24943014" calcext:value-type="float">
            <text:p>24943014</text:p>
          </table:table-cell>
          <table:table-cell table:formula="of:=AVERAGE([.P338:.R338])" office:value-type="float" office:value="24944887.6666667" calcext:value-type="float">
            <text:p>24944887.6666667</text:p>
          </table:table-cell>
          <table:table-cell table:formula="of:=SQRT(AVERAGE(([.P338]-[.S338])^2;([.Q338]-[.S338])^2;([.R338]-[.S338])^2))" office:value-type="float" office:value="1419.91087357231" calcext:value-type="float">
            <text:p>1419.91087357231</text:p>
          </table:table-cell>
          <table:table-cell table:formula="of:=(([.S338]-[.F338])/[.G338])*100" office:value-type="float" office:value="5.79116816501693" calcext:value-type="float">
            <text:p>5.79116816501693</text:p>
          </table:table-cell>
          <table:table-cell table:number-columns-repeated="3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8761138" calcext:value-type="float">
            <text:p>8761138</text:p>
          </table:table-cell>
          <table:table-cell table:style-name="ce3" office:value-type="float" office:value="9119195" calcext:value-type="float">
            <text:p>9119195</text:p>
          </table:table-cell>
          <table:table-cell table:formula="of:=([.F339]/[.G339])*100" office:value-type="float" office:value="96.0735898289268" calcext:value-type="float">
            <text:p>96.07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70_krill</text:p>
          </table:table-cell>
          <table:table-cell table:style-name="ce19" office:value-type="string" calcext:value-type="string">
            <text:p>p70</text:p>
          </table:table-cell>
          <table:table-cell table:formula="of:=100-[.H339]" office:value-type="float" office:value="3.92641017107321" calcext:value-type="float">
            <text:p>3.93</text:p>
          </table:table-cell>
          <table:table-cell table:formula="of:=([.G339]/[.O339])*100" office:value-type="float" office:value="7.45536306167252" calcext:value-type="float">
            <text:p>7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849347" calcext:value-type="float">
            <text:p>2849347</text:p>
          </table:table-cell>
          <table:table-cell office:value-type="float" office:value="2850642" calcext:value-type="float">
            <text:p>2850642</text:p>
          </table:table-cell>
          <table:table-cell office:value-type="float" office:value="2850476" calcext:value-type="float">
            <text:p>2850476</text:p>
          </table:table-cell>
          <table:table-cell table:formula="of:=AVERAGE([.P339:.R339])" office:value-type="float" office:value="2850155" calcext:value-type="float">
            <text:p>2850155</text:p>
          </table:table-cell>
          <table:table-cell table:formula="of:=SQRT(AVERAGE(([.P339]-[.S339])^2;([.Q339]-[.S339])^2;([.R339]-[.S339])^2))" office:value-type="float" office:value="575.347431267983" calcext:value-type="float">
            <text:p>575.347431267983</text:p>
          </table:table-cell>
          <table:table-cell table:formula="of:=(([.S339]-[.F339])/[.G339])*100" office:value-type="float" office:value="-64.8191315132531" calcext:value-type="float">
            <text:p>-64.8191315132531</text:p>
          </table:table-cell>
          <table:table-cell table:number-columns-repeated="3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7696746" calcext:value-type="float">
            <text:p>17696746</text:p>
          </table:table-cell>
          <table:table-cell table:style-name="ce3" office:value-type="float" office:value="112334405" calcext:value-type="float">
            <text:p>112334405</text:p>
          </table:table-cell>
          <table:table-cell table:formula="of:=([.F340]/[.G340])*100" office:value-type="float" office:value="15.7536295313978" calcext:value-type="float">
            <text:p>15.75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70_krill_rotifer</text:p>
          </table:table-cell>
          <table:table-cell table:style-name="ce19"/>
          <table:table-cell table:formula="of:=100-[.H340]" office:value-type="float" office:value="84.2463704686022" calcext:value-type="float">
            <text:p>84.25</text:p>
          </table:table-cell>
          <table:table-cell table:formula="of:=([.G340]/[.O340])*100" office:value-type="float" office:value="91.8385639951729" calcext:value-type="float">
            <text:p>92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4774947" calcext:value-type="float">
            <text:p>24774947</text:p>
          </table:table-cell>
          <table:table-cell office:value-type="float" office:value="24774871" calcext:value-type="float">
            <text:p>24774871</text:p>
          </table:table-cell>
          <table:table-cell office:value-type="float" office:value="24774379" calcext:value-type="float">
            <text:p>24774379</text:p>
          </table:table-cell>
          <table:table-cell table:formula="of:=AVERAGE([.P340:.R340])" office:value-type="float" office:value="24774732.3333333" calcext:value-type="float">
            <text:p>24774732.3333333</text:p>
          </table:table-cell>
          <table:table-cell table:formula="of:=SQRT(AVERAGE(([.P340]-[.S340])^2;([.Q340]-[.S340])^2;([.R340]-[.S340])^2))" office:value-type="float" office:value="251.763557507612" calcext:value-type="float">
            <text:p>251.763557507612</text:p>
          </table:table-cell>
          <table:table-cell table:formula="of:=(([.S340]-[.F340])/[.G340])*100" office:value-type="float" office:value="6.30081793136602" calcext:value-type="float">
            <text:p>6.30081793136602</text:p>
          </table:table-cell>
          <table:table-cell table:number-columns-repeated="3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692652" calcext:value-type="float">
            <text:p>692652</text:p>
          </table:table-cell>
          <table:table-cell table:style-name="ce3" office:value-type="float" office:value="863649" calcext:value-type="float">
            <text:p>863649</text:p>
          </table:table-cell>
          <table:table-cell table:formula="of:=([.F341]/[.G341])*100" office:value-type="float" office:value="80.200637064363" calcext:value-type="float">
            <text:p>80.20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70_krill_rotifer</text:p>
          </table:table-cell>
          <table:table-cell table:style-name="ce19"/>
          <table:table-cell table:formula="of:=100-[.H341]" office:value-type="float" office:value="19.799362935637" calcext:value-type="float">
            <text:p>19.80</text:p>
          </table:table-cell>
          <table:table-cell table:formula="of:=([.G341]/[.O341])*100" office:value-type="float" office:value="0.706072943154567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77586" calcext:value-type="float">
            <text:p>477586</text:p>
          </table:table-cell>
          <table:table-cell office:value-type="float" office:value="478638" calcext:value-type="float">
            <text:p>478638</text:p>
          </table:table-cell>
          <table:table-cell office:value-type="float" office:value="478168" calcext:value-type="float">
            <text:p>478168</text:p>
          </table:table-cell>
          <table:table-cell table:formula="of:=AVERAGE([.P341:.R341])" office:value-type="float" office:value="478130.666666667" calcext:value-type="float">
            <text:p>478130.666666667</text:p>
          </table:table-cell>
          <table:table-cell table:formula="of:=SQRT(AVERAGE(([.P341]-[.S341])^2;([.Q341]-[.S341])^2;([.R341]-[.S341])^2))" office:value-type="float" office:value="430.287759011984" calcext:value-type="float">
            <text:p>430.287759011984</text:p>
          </table:table-cell>
          <table:table-cell table:formula="of:=(([.S341]-[.F341])/[.G341])*100" office:value-type="float" office:value="-24.8389488476607" calcext:value-type="float">
            <text:p>-24.8389488476607</text:p>
          </table:table-cell>
          <table:table-cell table:number-columns-repeated="3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8331770" calcext:value-type="float">
            <text:p>8331770</text:p>
          </table:table-cell>
          <table:table-cell table:style-name="ce3" office:value-type="float" office:value="8689422" calcext:value-type="float">
            <text:p>8689422</text:p>
          </table:table-cell>
          <table:table-cell table:formula="of:=([.F342]/[.G342])*100" office:value-type="float" office:value="95.8840530474869" calcext:value-type="float">
            <text:p>95.88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70_krill_rotifer</text:p>
          </table:table-cell>
          <table:table-cell table:style-name="ce19"/>
          <table:table-cell table:formula="of:=100-[.H342]" office:value-type="float" office:value="4.11594695251307" calcext:value-type="float">
            <text:p>4.12</text:p>
          </table:table-cell>
          <table:table-cell table:formula="of:=([.G342]/[.O342])*100" office:value-type="float" office:value="7.10400378608907" calcext:value-type="float">
            <text:p>7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741786" calcext:value-type="float">
            <text:p>2741786</text:p>
          </table:table-cell>
          <table:table-cell office:value-type="float" office:value="2743966" calcext:value-type="float">
            <text:p>2743966</text:p>
          </table:table-cell>
          <table:table-cell office:value-type="float" office:value="2743751" calcext:value-type="float">
            <text:p>2743751</text:p>
          </table:table-cell>
          <table:table-cell table:formula="of:=AVERAGE([.P342:.R342])" office:value-type="float" office:value="2743167.66666667" calcext:value-type="float">
            <text:p>2743167.66666667</text:p>
          </table:table-cell>
          <table:table-cell table:formula="of:=SQRT(AVERAGE(([.P342]-[.S342])^2;([.Q342]-[.S342])^2;([.R342]-[.S342])^2))" office:value-type="float" office:value="980.920769254865" calcext:value-type="float">
            <text:p>980.920769254865</text:p>
          </table:table-cell>
          <table:table-cell table:formula="of:=(([.S342]-[.F342])/[.G342])*100" office:value-type="float" office:value="-64.3150066061164" calcext:value-type="float">
            <text:p>-64.3150066061164</text:p>
          </table:table-cell>
          <table:table-cell table:number-columns-repeated="3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429368" calcext:value-type="float">
            <text:p>429368</text:p>
          </table:table-cell>
          <table:table-cell table:style-name="ce3" office:value-type="float" office:value="429773" calcext:value-type="float">
            <text:p>429773</text:p>
          </table:table-cell>
          <table:table-cell table:formula="of:=([.F343]/[.G343])*100" office:value-type="float" office:value="99.9057642057551" calcext:value-type="float">
            <text:p>99.91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70_krill_rotifer</text:p>
          </table:table-cell>
          <table:table-cell table:style-name="ce19"/>
          <table:table-cell table:formula="of:=100-[.H343]" office:value-type="float" office:value="0.0942357942448666" calcext:value-type="float">
            <text:p>0.09</text:p>
          </table:table-cell>
          <table:table-cell table:formula="of:=([.G343]/[.O343])*100" office:value-type="float" office:value="0.351359275583446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78379" calcext:value-type="float">
            <text:p>278379</text:p>
          </table:table-cell>
          <table:table-cell office:value-type="float" office:value="278242" calcext:value-type="float">
            <text:p>278242</text:p>
          </table:table-cell>
          <table:table-cell office:value-type="float" office:value="278453" calcext:value-type="float">
            <text:p>278453</text:p>
          </table:table-cell>
          <table:table-cell table:formula="of:=AVERAGE([.P343:.R343])" office:value-type="float" office:value="278358" calcext:value-type="float">
            <text:p>278358</text:p>
          </table:table-cell>
          <table:table-cell table:formula="of:=SQRT(AVERAGE(([.P343]-[.S343])^2;([.Q343]-[.S343])^2;([.R343]-[.S343])^2))" office:value-type="float" office:value="87.4109070234754" calcext:value-type="float">
            <text:p>87.4109070234754</text:p>
          </table:table-cell>
          <table:table-cell table:formula="of:=(([.S343]-[.F343])/[.G343])*100" office:value-type="float" office:value="-35.1371537997966" calcext:value-type="float">
            <text:p>-35.1371537997966</text:p>
          </table:table-cell>
          <table:table-cell table:number-columns-repeated="3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5075107" calcext:value-type="float">
            <text:p>15075107</text:p>
          </table:table-cell>
          <table:table-cell table:style-name="ce3" office:value-type="float" office:value="107909042" calcext:value-type="float">
            <text:p>107909042</text:p>
          </table:table-cell>
          <table:table-cell table:formula="of:=([.F344]/[.G344])*100" office:value-type="float" office:value="13.9701981600393" calcext:value-type="float">
            <text:p>13.97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80_krill</text:p>
          </table:table-cell>
          <table:table-cell table:style-name="ce19" office:value-type="string" calcext:value-type="string">
            <text:p>p80</text:p>
          </table:table-cell>
          <table:table-cell table:formula="of:=100-[.H344]" office:value-type="float" office:value="86.0298018399607" calcext:value-type="float">
            <text:p>86.03</text:p>
          </table:table-cell>
          <table:table-cell table:formula="of:=([.G344]/[.O344])*100" office:value-type="float" office:value="88.2206253674002" calcext:value-type="float">
            <text:p>88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3901480" calcext:value-type="float">
            <text:p>23901480</text:p>
          </table:table-cell>
          <table:table-cell office:value-type="float" office:value="23897986" calcext:value-type="float">
            <text:p>23897986</text:p>
          </table:table-cell>
          <table:table-cell office:value-type="float" office:value="23901388" calcext:value-type="float">
            <text:p>23901388</text:p>
          </table:table-cell>
          <table:table-cell table:formula="of:=AVERAGE([.P344:.R344])" office:value-type="float" office:value="23900284.6666667" calcext:value-type="float">
            <text:p>23900284.6666667</text:p>
          </table:table-cell>
          <table:table-cell table:formula="of:=SQRT(AVERAGE(([.P344]-[.S344])^2;([.Q344]-[.S344])^2;([.R344]-[.S344])^2))" office:value-type="float" office:value="1625.83667349734" calcext:value-type="float">
            <text:p>1625.83667349734</text:p>
          </table:table-cell>
          <table:table-cell table:formula="of:=(([.S344]-[.F344])/[.G344])*100" office:value-type="float" office:value="8.17834863798223" calcext:value-type="float">
            <text:p>8.17834863798223</text:p>
          </table:table-cell>
          <table:table-cell table:number-columns-repeated="3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2558443" calcext:value-type="float">
            <text:p>12558443</text:p>
          </table:table-cell>
          <table:table-cell table:style-name="ce3" office:value-type="float" office:value="14408207" calcext:value-type="float">
            <text:p>14408207</text:p>
          </table:table-cell>
          <table:table-cell table:formula="of:=([.F345]/[.G345])*100" office:value-type="float" office:value="87.1617335869758" calcext:value-type="float">
            <text:p>87.16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80_krill</text:p>
          </table:table-cell>
          <table:table-cell table:style-name="ce19" office:value-type="string" calcext:value-type="string">
            <text:p>p80</text:p>
          </table:table-cell>
          <table:table-cell table:formula="of:=100-[.H345]" office:value-type="float" office:value="12.8382664130242" calcext:value-type="float">
            <text:p>12.84</text:p>
          </table:table-cell>
          <table:table-cell table:formula="of:=([.G345]/[.O345])*100" office:value-type="float" office:value="11.7793746325999" calcext:value-type="float">
            <text:p>12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141726" calcext:value-type="float">
            <text:p>4141726</text:p>
          </table:table-cell>
          <table:table-cell office:value-type="float" office:value="4143306" calcext:value-type="float">
            <text:p>4143306</text:p>
          </table:table-cell>
          <table:table-cell office:value-type="float" office:value="4143795" calcext:value-type="float">
            <text:p>4143795</text:p>
          </table:table-cell>
          <table:table-cell table:formula="of:=AVERAGE([.P345:.R345])" office:value-type="float" office:value="4142942.33333333" calcext:value-type="float">
            <text:p>4142942.33333333</text:p>
          </table:table-cell>
          <table:table-cell table:formula="of:=SQRT(AVERAGE(([.P345]-[.S345])^2;([.Q345]-[.S345])^2;([.R345]-[.S345])^2))" office:value-type="float" office:value="882.942177545556" calcext:value-type="float">
            <text:p>882.942177545556</text:p>
          </table:table-cell>
          <table:table-cell table:formula="of:=(([.S345]-[.F345])/[.G345])*100" office:value-type="float" office:value="-58.4076885254818" calcext:value-type="float">
            <text:p>-58.4076885254818</text:p>
          </table:table-cell>
          <table:table-cell table:number-columns-repeated="3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4438842" calcext:value-type="float">
            <text:p>14438842</text:p>
          </table:table-cell>
          <table:table-cell table:style-name="ce3" office:value-type="float" office:value="107107118" calcext:value-type="float">
            <text:p>107107118</text:p>
          </table:table-cell>
          <table:table-cell table:formula="of:=([.F346]/[.G346])*100" office:value-type="float" office:value="13.4807492439485" calcext:value-type="float">
            <text:p>13.48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80_krill_rotifer</text:p>
          </table:table-cell>
          <table:table-cell table:style-name="ce19"/>
          <table:table-cell table:formula="of:=100-[.H346]" office:value-type="float" office:value="86.5192507560515" calcext:value-type="float">
            <text:p>86.52</text:p>
          </table:table-cell>
          <table:table-cell table:formula="of:=([.G346]/[.O346])*100" office:value-type="float" office:value="87.5650154623736" calcext:value-type="float">
            <text:p>88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3739282" calcext:value-type="float">
            <text:p>23739282</text:p>
          </table:table-cell>
          <table:table-cell office:value-type="float" office:value="23740558" calcext:value-type="float">
            <text:p>23740558</text:p>
          </table:table-cell>
          <table:table-cell office:value-type="float" office:value="23741529" calcext:value-type="float">
            <text:p>23741529</text:p>
          </table:table-cell>
          <table:table-cell table:formula="of:=AVERAGE([.P346:.R346])" office:value-type="float" office:value="23740456.3333333" calcext:value-type="float">
            <text:p>23740456.3333333</text:p>
          </table:table-cell>
          <table:table-cell table:formula="of:=SQRT(AVERAGE(([.P346]-[.S346])^2;([.Q346]-[.S346])^2;([.R346]-[.S346])^2))" office:value-type="float" office:value="920.146485922516" calcext:value-type="float">
            <text:p>920.146485922516</text:p>
          </table:table-cell>
          <table:table-cell table:formula="of:=(([.S346]-[.F346])/[.G346])*100" office:value-type="float" office:value="8.68440352706842" calcext:value-type="float">
            <text:p>8.68440352706842</text:p>
          </table:table-cell>
          <table:table-cell table:number-columns-repeated="3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636265" calcext:value-type="float">
            <text:p>636265</text:p>
          </table:table-cell>
          <table:table-cell table:style-name="ce3" office:value-type="float" office:value="801924" calcext:value-type="float">
            <text:p>801924</text:p>
          </table:table-cell>
          <table:table-cell table:formula="of:=([.F347]/[.G347])*100" office:value-type="float" office:value="79.3423067522608" calcext:value-type="float">
            <text:p>79.34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80_krill_rotifer</text:p>
          </table:table-cell>
          <table:table-cell table:style-name="ce19"/>
          <table:table-cell table:formula="of:=100-[.H347]" office:value-type="float" office:value="20.6576932477392" calcext:value-type="float">
            <text:p>20.66</text:p>
          </table:table-cell>
          <table:table-cell table:formula="of:=([.G347]/[.O347])*100" office:value-type="float" office:value="0.655609905026559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51916" calcext:value-type="float">
            <text:p>451916</text:p>
          </table:table-cell>
          <table:table-cell office:value-type="float" office:value="450928" calcext:value-type="float">
            <text:p>450928</text:p>
          </table:table-cell>
          <table:table-cell office:value-type="float" office:value="451947" calcext:value-type="float">
            <text:p>451947</text:p>
          </table:table-cell>
          <table:table-cell table:formula="of:=AVERAGE([.P347:.R347])" office:value-type="float" office:value="451597" calcext:value-type="float">
            <text:p>451597</text:p>
          </table:table-cell>
          <table:table-cell table:formula="of:=SQRT(AVERAGE(([.P347]-[.S347])^2;([.Q347]-[.S347])^2;([.R347]-[.S347])^2))" office:value-type="float" office:value="473.223696222692" calcext:value-type="float">
            <text:p>473.223696222692</text:p>
          </table:table-cell>
          <table:table-cell table:formula="of:=(([.S347]-[.F347])/[.G347])*100" office:value-type="float" office:value="-23.0281173777066" calcext:value-type="float">
            <text:p>-23.0281173777066</text:p>
          </table:table-cell>
          <table:table-cell table:number-columns-repeated="3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2068835" calcext:value-type="float">
            <text:p>12068835</text:p>
          </table:table-cell>
          <table:table-cell table:style-name="ce3" office:value-type="float" office:value="13916709" calcext:value-type="float">
            <text:p>13916709</text:p>
          </table:table-cell>
          <table:table-cell table:formula="of:=([.F348]/[.G348])*100" office:value-type="float" office:value="86.7219038639092" calcext:value-type="float">
            <text:p>86.72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80_krill_rotifer</text:p>
          </table:table-cell>
          <table:table-cell table:style-name="ce19"/>
          <table:table-cell table:formula="of:=100-[.H348]" office:value-type="float" office:value="13.2780961360908" calcext:value-type="float">
            <text:p>13.28</text:p>
          </table:table-cell>
          <table:table-cell table:formula="of:=([.G348]/[.O348])*100" office:value-type="float" office:value="11.3775523188884" calcext:value-type="float">
            <text:p>1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027045" calcext:value-type="float">
            <text:p>4027045</text:p>
          </table:table-cell>
          <table:table-cell office:value-type="float" office:value="4023924" calcext:value-type="float">
            <text:p>4023924</text:p>
          </table:table-cell>
          <table:table-cell office:value-type="float" office:value="4026335" calcext:value-type="float">
            <text:p>4026335</text:p>
          </table:table-cell>
          <table:table-cell table:formula="of:=AVERAGE([.P348:.R348])" office:value-type="float" office:value="4025768" calcext:value-type="float">
            <text:p>4025768</text:p>
          </table:table-cell>
          <table:table-cell table:formula="of:=SQRT(AVERAGE(([.P348]-[.S348])^2;([.Q348]-[.S348])^2;([.R348]-[.S348])^2))" office:value-type="float" office:value="1335.73375590597" calcext:value-type="float">
            <text:p>1335.73375590597</text:p>
          </table:table-cell>
          <table:table-cell table:formula="of:=(([.S348]-[.F348])/[.G348])*100" office:value-type="float" office:value="-57.7943176077045" calcext:value-type="float">
            <text:p>-57.7943176077045</text:p>
          </table:table-cell>
          <table:table-cell table:number-columns-repeated="3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489608" calcext:value-type="float">
            <text:p>489608</text:p>
          </table:table-cell>
          <table:table-cell table:style-name="ce3" office:value-type="float" office:value="491498" calcext:value-type="float">
            <text:p>491498</text:p>
          </table:table-cell>
          <table:table-cell table:formula="of:=([.F349]/[.G349])*100" office:value-type="float" office:value="99.6154613040134" calcext:value-type="float">
            <text:p>99.62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80_krill_rotifer</text:p>
          </table:table-cell>
          <table:table-cell table:style-name="ce19"/>
          <table:table-cell table:formula="of:=100-[.H349]" office:value-type="float" office:value="0.384538695986564" calcext:value-type="float">
            <text:p>0.38</text:p>
          </table:table-cell>
          <table:table-cell table:formula="of:=([.G349]/[.O349])*100" office:value-type="float" office:value="0.401822313711454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309425" calcext:value-type="float">
            <text:p>309425</text:p>
          </table:table-cell>
          <table:table-cell office:value-type="float" office:value="309512" calcext:value-type="float">
            <text:p>309512</text:p>
          </table:table-cell>
          <table:table-cell office:value-type="float" office:value="309524" calcext:value-type="float">
            <text:p>309524</text:p>
          </table:table-cell>
          <table:table-cell table:formula="of:=AVERAGE([.P349:.R349])" office:value-type="float" office:value="309487" calcext:value-type="float">
            <text:p>309487</text:p>
          </table:table-cell>
          <table:table-cell table:formula="of:=SQRT(AVERAGE(([.P349]-[.S349])^2;([.Q349]-[.S349])^2;([.R349]-[.S349])^2))" office:value-type="float" office:value="44.1134900002256" calcext:value-type="float">
            <text:p>44.1134900002256</text:p>
          </table:table-cell>
          <table:table-cell table:formula="of:=(([.S349]-[.F349])/[.G349])*100" office:value-type="float" office:value="-36.6473515660288" calcext:value-type="float">
            <text:p>-36.6473515660288</text:p>
          </table:table-cell>
          <table:table-cell table:number-columns-repeated="3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0931391" calcext:value-type="float">
            <text:p>10931391</text:p>
          </table:table-cell>
          <table:table-cell table:style-name="ce3" office:value-type="float" office:value="96431360" calcext:value-type="float">
            <text:p>96431360</text:p>
          </table:table-cell>
          <table:table-cell table:formula="of:=([.F350]/[.G350])*100" office:value-type="float" office:value="11.3359295150457" calcext:value-type="float">
            <text:p>11.34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90_krill</text:p>
          </table:table-cell>
          <table:table-cell table:style-name="ce19" office:value-type="string" calcext:value-type="string">
            <text:p>p90</text:p>
          </table:table-cell>
          <table:table-cell table:formula="of:=100-[.H350]" office:value-type="float" office:value="88.6640704849543" calcext:value-type="float">
            <text:p>88.66</text:p>
          </table:table-cell>
          <table:table-cell table:formula="of:=([.G350]/[.O350])*100" office:value-type="float" office:value="78.8370902618976" calcext:value-type="float">
            <text:p>79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1616545" calcext:value-type="float">
            <text:p>21616545</text:p>
          </table:table-cell>
          <table:table-cell office:value-type="float" office:value="21612514" calcext:value-type="float">
            <text:p>21612514</text:p>
          </table:table-cell>
          <table:table-cell office:value-type="float" office:value="21611623" calcext:value-type="float">
            <text:p>21611623</text:p>
          </table:table-cell>
          <table:table-cell table:formula="of:=AVERAGE([.P350:.R350])" office:value-type="float" office:value="21613560.6666667" calcext:value-type="float">
            <text:p>21613560.6666667</text:p>
          </table:table-cell>
          <table:table-cell table:formula="of:=SQRT(AVERAGE(([.P350]-[.S350])^2;([.Q350]-[.S350])^2;([.R350]-[.S350])^2))" office:value-type="float" office:value="2141.36316915703" calcext:value-type="float">
            <text:p>2141.36316915703</text:p>
          </table:table-cell>
          <table:table-cell table:formula="of:=(([.S350]-[.F350])/[.G350])*100" office:value-type="float" office:value="11.077485235785" calcext:value-type="float">
            <text:p>11.077485235785</text:p>
          </table:table-cell>
          <table:table-cell table:number-columns-repeated="3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7226134" calcext:value-type="float">
            <text:p>17226134</text:p>
          </table:table-cell>
          <table:table-cell table:style-name="ce3" office:value-type="float" office:value="25885889" calcext:value-type="float">
            <text:p>25885889</text:p>
          </table:table-cell>
          <table:table-cell table:formula="of:=([.F351]/[.G351])*100" office:value-type="float" office:value="66.5464261242873" calcext:value-type="float">
            <text:p>66.55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90_krill</text:p>
          </table:table-cell>
          <table:table-cell table:style-name="ce19" office:value-type="string" calcext:value-type="string">
            <text:p>p90</text:p>
          </table:table-cell>
          <table:table-cell table:formula="of:=100-[.H351]" office:value-type="float" office:value="33.4535738757127" calcext:value-type="float">
            <text:p>33.45</text:p>
          </table:table-cell>
          <table:table-cell table:formula="of:=([.G351]/[.O351])*100" office:value-type="float" office:value="21.1629097381024" calcext:value-type="float">
            <text:p>2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6796502" calcext:value-type="float">
            <text:p>6796502</text:p>
          </table:table-cell>
          <table:table-cell office:value-type="float" office:value="6796779" calcext:value-type="float">
            <text:p>6796779</text:p>
          </table:table-cell>
          <table:table-cell office:value-type="float" office:value="6798634" calcext:value-type="float">
            <text:p>6798634</text:p>
          </table:table-cell>
          <table:table-cell table:formula="of:=AVERAGE([.P351:.R351])" office:value-type="float" office:value="6797305" calcext:value-type="float">
            <text:p>6797305</text:p>
          </table:table-cell>
          <table:table-cell table:formula="of:=SQRT(AVERAGE(([.P351]-[.S351])^2;([.Q351]-[.S351])^2;([.R351]-[.S351])^2))" office:value-type="float" office:value="946.524519844397" calcext:value-type="float">
            <text:p>946.524519844397</text:p>
          </table:table-cell>
          <table:table-cell table:formula="of:=(([.S351]-[.F351])/[.G351])*100" office:value-type="float" office:value="-40.2876988308186" calcext:value-type="float">
            <text:p>-40.2876988308186</text:p>
          </table:table-cell>
          <table:table-cell table:number-columns-repeated="3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0388655" calcext:value-type="float">
            <text:p>10388655</text:p>
          </table:table-cell>
          <table:table-cell table:style-name="ce3" office:value-type="float" office:value="95740739" calcext:value-type="float">
            <text:p>95740739</text:p>
          </table:table-cell>
          <table:table-cell table:formula="of:=([.F352]/[.G352])*100" office:value-type="float" office:value="10.850819733071" calcext:value-type="float">
            <text:p>10.85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90_krill_rotifer</text:p>
          </table:table-cell>
          <table:table-cell table:style-name="ce19"/>
          <table:table-cell table:formula="of:=100-[.H352]" office:value-type="float" office:value="89.149180266929" calcext:value-type="float">
            <text:p>89.15</text:p>
          </table:table-cell>
          <table:table-cell table:formula="of:=([.G352]/[.O352])*100" office:value-type="float" office:value="78.2724756996456" calcext:value-type="float">
            <text:p>78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1475330" calcext:value-type="float">
            <text:p>21475330</text:p>
          </table:table-cell>
          <table:table-cell office:value-type="float" office:value="21476894" calcext:value-type="float">
            <text:p>21476894</text:p>
          </table:table-cell>
          <table:table-cell office:value-type="float" office:value="21476205" calcext:value-type="float">
            <text:p>21476205</text:p>
          </table:table-cell>
          <table:table-cell table:formula="of:=AVERAGE([.P352:.R352])" office:value-type="float" office:value="21476143" calcext:value-type="float">
            <text:p>21476143</text:p>
          </table:table-cell>
          <table:table-cell table:formula="of:=SQRT(AVERAGE(([.P352]-[.S352])^2;([.Q352]-[.S352])^2;([.R352]-[.S352])^2))" office:value-type="float" office:value="640.003645822949" calcext:value-type="float">
            <text:p>640.003645822949</text:p>
          </table:table-cell>
          <table:table-cell table:formula="of:=(([.S352]-[.F352])/[.G352])*100" office:value-type="float" office:value="11.5807420287408" calcext:value-type="float">
            <text:p>11.5807420287408</text:p>
          </table:table-cell>
          <table:table-cell table:number-columns-repeated="3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542736" calcext:value-type="float">
            <text:p>542736</text:p>
          </table:table-cell>
          <table:table-cell table:style-name="ce3" office:value-type="float" office:value="690621" calcext:value-type="float">
            <text:p>690621</text:p>
          </table:table-cell>
          <table:table-cell table:formula="of:=([.F353]/[.G353])*100" office:value-type="float" office:value="78.5866633073712" calcext:value-type="float">
            <text:p>78.59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90_krill_rotifer</text:p>
          </table:table-cell>
          <table:table-cell table:style-name="ce19"/>
          <table:table-cell table:formula="of:=100-[.H353]" office:value-type="float" office:value="21.4133366926288" calcext:value-type="float">
            <text:p>21.41</text:p>
          </table:table-cell>
          <table:table-cell table:formula="of:=([.G353]/[.O353])*100" office:value-type="float" office:value="0.564614562251968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403120" calcext:value-type="float">
            <text:p>403120</text:p>
          </table:table-cell>
          <table:table-cell office:value-type="float" office:value="402538" calcext:value-type="float">
            <text:p>402538</text:p>
          </table:table-cell>
          <table:table-cell office:value-type="float" office:value="403197" calcext:value-type="float">
            <text:p>403197</text:p>
          </table:table-cell>
          <table:table-cell table:formula="of:=AVERAGE([.P353:.R353])" office:value-type="float" office:value="402951.666666667" calcext:value-type="float">
            <text:p>402951.666666667</text:p>
          </table:table-cell>
          <table:table-cell table:formula="of:=SQRT(AVERAGE(([.P353]-[.S353])^2;([.Q353]-[.S353])^2;([.R353]-[.S353])^2))" office:value-type="float" office:value="294.190792211827" calcext:value-type="float">
            <text:p>294.190792211827</text:p>
          </table:table-cell>
          <table:table-cell table:formula="of:=(([.S353]-[.F353])/[.G353])*100" office:value-type="float" office:value="-20.240382689396" calcext:value-type="float">
            <text:p>-20.240382689396</text:p>
          </table:table-cell>
          <table:table-cell table:number-columns-repeated="3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6632320" calcext:value-type="float">
            <text:p>16632320</text:p>
          </table:table-cell>
          <table:table-cell table:style-name="ce3" office:value-type="float" office:value="25283088" calcext:value-type="float">
            <text:p>25283088</text:p>
          </table:table-cell>
          <table:table-cell table:formula="of:=([.F354]/[.G354])*100" office:value-type="float" office:value="65.7843693776646" calcext:value-type="float">
            <text:p>65.78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90_krill_rotifer</text:p>
          </table:table-cell>
          <table:table-cell table:style-name="ce19"/>
          <table:table-cell table:formula="of:=100-[.H354]" office:value-type="float" office:value="34.2156306223354" calcext:value-type="float">
            <text:p>34.22</text:p>
          </table:table-cell>
          <table:table-cell table:formula="of:=([.G354]/[.O354])*100" office:value-type="float" office:value="20.6700920816164" calcext:value-type="float">
            <text:p>2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6655282" calcext:value-type="float">
            <text:p>6655282</text:p>
          </table:table-cell>
          <table:table-cell office:value-type="float" office:value="6656908" calcext:value-type="float">
            <text:p>6656908</text:p>
          </table:table-cell>
          <table:table-cell office:value-type="float" office:value="6655597" calcext:value-type="float">
            <text:p>6655597</text:p>
          </table:table-cell>
          <table:table-cell table:formula="of:=AVERAGE([.P354:.R354])" office:value-type="float" office:value="6655929" calcext:value-type="float">
            <text:p>6655929</text:p>
          </table:table-cell>
          <table:table-cell table:formula="of:=SQRT(AVERAGE(([.P354]-[.S354])^2;([.Q354]-[.S354])^2;([.R354]-[.S354])^2))" office:value-type="float" office:value="704.100845049912" calcext:value-type="float">
            <text:p>704.100845049912</text:p>
          </table:table-cell>
          <table:table-cell table:formula="of:=(([.S354]-[.F354])/[.G354])*100" office:value-type="float" office:value="-39.4587520321885" calcext:value-type="float">
            <text:p>-39.4587520321885</text:p>
          </table:table-cell>
          <table:table-cell table:number-columns-repeated="3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593814" calcext:value-type="float">
            <text:p>593814</text:p>
          </table:table-cell>
          <table:table-cell table:style-name="ce3" office:value-type="float" office:value="602801" calcext:value-type="float">
            <text:p>602801</text:p>
          </table:table-cell>
          <table:table-cell table:formula="of:=([.F355]/[.G355])*100" office:value-type="float" office:value="98.5091265608385" calcext:value-type="float">
            <text:p>98.51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90_krill_rotifer</text:p>
          </table:table-cell>
          <table:table-cell table:style-name="ce19"/>
          <table:table-cell table:formula="of:=100-[.H355]" office:value-type="float" office:value="1.4908734391615" calcext:value-type="float">
            <text:p>1.49</text:p>
          </table:table-cell>
          <table:table-cell table:formula="of:=([.G355]/[.O355])*100" office:value-type="float" office:value="0.492817656486045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363180" calcext:value-type="float">
            <text:p>363180</text:p>
          </table:table-cell>
          <table:table-cell office:value-type="float" office:value="363124" calcext:value-type="float">
            <text:p>363124</text:p>
          </table:table-cell>
          <table:table-cell office:value-type="float" office:value="362933" calcext:value-type="float">
            <text:p>362933</text:p>
          </table:table-cell>
          <table:table-cell table:formula="of:=AVERAGE([.P355:.R355])" office:value-type="float" office:value="363079" calcext:value-type="float">
            <text:p>363079</text:p>
          </table:table-cell>
          <table:table-cell table:formula="of:=SQRT(AVERAGE(([.P355]-[.S355])^2;([.Q355]-[.S355])^2;([.R355]-[.S355])^2))" office:value-type="float" office:value="105.738671576045" calcext:value-type="float">
            <text:p>105.738671576045</text:p>
          </table:table-cell>
          <table:table-cell table:formula="of:=(([.S355]-[.F355])/[.G355])*100" office:value-type="float" office:value="-38.2771428713622" calcext:value-type="float">
            <text:p>-38.2771428713622</text:p>
          </table:table-cell>
          <table:table-cell table:number-columns-repeated="3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1786957" calcext:value-type="float">
            <text:p>1786957</text:p>
          </table:table-cell>
          <table:table-cell table:style-name="ce3" office:value-type="float" office:value="18750004" calcext:value-type="float">
            <text:p>18750004</text:p>
          </table:table-cell>
          <table:table-cell table:formula="of:=([.F356]/[.G356])*100" office:value-type="float" office:value="9.5304353001738" calcext:value-type="float">
            <text:p>9.53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pass q30</text:p>
          </table:table-cell>
          <table:table-cell table:style-name="ce3" office:value-type="string" calcext:value-type="string">
            <text:p>q30p100_krill</text:p>
          </table:table-cell>
          <table:table-cell table:style-name="ce19" office:value-type="string" calcext:value-type="string">
            <text:p>p100</text:p>
          </table:table-cell>
          <table:table-cell table:formula="of:=100-[.H356]" office:value-type="float" office:value="90.4695646998262" calcext:value-type="float">
            <text:p>90.47</text:p>
          </table:table-cell>
          <table:table-cell table:formula="of:=([.G356]/[.O356])*100" office:value-type="float" office:value="15.328994196068" calcext:value-type="float">
            <text:p>1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161354" calcext:value-type="float">
            <text:p>5161354</text:p>
          </table:table-cell>
          <table:table-cell office:value-type="float" office:value="5165706" calcext:value-type="float">
            <text:p>5165706</text:p>
          </table:table-cell>
          <table:table-cell office:value-type="float" office:value="5162827" calcext:value-type="float">
            <text:p>5162827</text:p>
          </table:table-cell>
          <table:table-cell table:formula="of:=AVERAGE([.P356:.R356])" office:value-type="float" office:value="5163295.66666667" calcext:value-type="float">
            <text:p>5163295.66666667</text:p>
          </table:table-cell>
          <table:table-cell table:formula="of:=SQRT(AVERAGE(([.P356]-[.S356])^2;([.Q356]-[.S356])^2;([.R356]-[.S356])^2))" office:value-type="float" office:value="1807.33917372719" calcext:value-type="float">
            <text:p>1807.33917372719</text:p>
          </table:table-cell>
          <table:table-cell table:formula="of:=(([.S356]-[.F356])/[.G356])*100" office:value-type="float" office:value="18.0071357140333" calcext:value-type="float">
            <text:p>18.0071357140333</text:p>
          </table:table-cell>
          <table:table-cell table:number-columns-repeated="3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float" office:value="25994279" calcext:value-type="float">
            <text:p>25994279</text:p>
          </table:table-cell>
          <table:table-cell table:style-name="ce3" office:value-type="float" office:value="103567245" calcext:value-type="float">
            <text:p>103567245</text:p>
          </table:table-cell>
          <table:table-cell table:formula="of:=([.F357]/[.G357])*100" office:value-type="float" office:value="25.0989383757384" calcext:value-type="float">
            <text:p>25.10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fail q30</text:p>
          </table:table-cell>
          <table:table-cell table:style-name="ce3" office:value-type="string" calcext:value-type="string">
            <text:p>q30p100_krill</text:p>
          </table:table-cell>
          <table:table-cell table:style-name="ce19" office:value-type="string" calcext:value-type="string">
            <text:p>p100</text:p>
          </table:table-cell>
          <table:table-cell table:formula="of:=100-[.H357]" office:value-type="float" office:value="74.9010616242616" calcext:value-type="float">
            <text:p>74.90</text:p>
          </table:table-cell>
          <table:table-cell table:formula="of:=([.G357]/[.O357])*100" office:value-type="float" office:value="84.671005803932" calcext:value-type="float">
            <text:p>8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3039193" calcext:value-type="float">
            <text:p>23039193</text:p>
          </table:table-cell>
          <table:table-cell office:value-type="float" office:value="23040713" calcext:value-type="float">
            <text:p>23040713</text:p>
          </table:table-cell>
          <table:table-cell office:value-type="float" office:value="23040790" calcext:value-type="float">
            <text:p>23040790</text:p>
          </table:table-cell>
          <table:table-cell table:formula="of:=AVERAGE([.P357:.R357])" office:value-type="float" office:value="23040232" calcext:value-type="float">
            <text:p>23040232</text:p>
          </table:table-cell>
          <table:table-cell table:formula="of:=SQRT(AVERAGE(([.P357]-[.S357])^2;([.Q357]-[.S357])^2;([.R357]-[.S357])^2))" office:value-type="float" office:value="735.356149540253" calcext:value-type="float">
            <text:p>735.356149540253</text:p>
          </table:table-cell>
          <table:table-cell table:formula="of:=(([.S357]-[.F357])/[.G357])*100" office:value-type="float" office:value="-2.85229852353415" calcext:value-type="float">
            <text:p>-2.85229852353415</text:p>
          </table:table-cell>
          <table:table-cell table:number-columns-repeated="3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714386" calcext:value-type="float">
            <text:p>1714386</text:p>
          </table:table-cell>
          <table:table-cell table:style-name="ce3" office:value-type="float" office:value="18663597" calcext:value-type="float">
            <text:p>18663597</text:p>
          </table:table-cell>
          <table:table-cell table:formula="of:=([.F358]/[.G358])*100" office:value-type="float" office:value="9.18572127334297" calcext:value-type="float">
            <text:p>9.19</text:p>
          </table:table-cell>
          <table:table-cell table:style-name="ce3" office:value-type="string" calcext:value-type="string">
            <text:p>pass_motif</text:p>
          </table:table-cell>
          <table:table-cell table:style-name="ce3" office:value-type="string" calcext:value-type="string">
            <text:p>pass q30 pass motif</text:p>
          </table:table-cell>
          <table:table-cell table:style-name="ce3" office:value-type="string" calcext:value-type="string">
            <text:p>q30p100_krill_rotifer</text:p>
          </table:table-cell>
          <table:table-cell table:style-name="ce19"/>
          <table:table-cell table:formula="of:=100-[.H358]" office:value-type="float" office:value="90.814278726657" calcext:value-type="float">
            <text:p>90.81</text:p>
          </table:table-cell>
          <table:table-cell table:formula="of:=([.G358]/[.O358])*100" office:value-type="float" office:value="15.2583524830582" calcext:value-type="float">
            <text:p>15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5142976" calcext:value-type="float">
            <text:p>5142976</text:p>
          </table:table-cell>
          <table:table-cell office:value-type="float" office:value="5145717" calcext:value-type="float">
            <text:p>5145717</text:p>
          </table:table-cell>
          <table:table-cell office:value-type="float" office:value="5142672" calcext:value-type="float">
            <text:p>5142672</text:p>
          </table:table-cell>
          <table:table-cell table:formula="of:=AVERAGE([.P358:.R358])" office:value-type="float" office:value="5143788.33333333" calcext:value-type="float">
            <text:p>5143788.33333333</text:p>
          </table:table-cell>
          <table:table-cell table:formula="of:=SQRT(AVERAGE(([.P358]-[.S358])^2;([.Q358]-[.S358])^2;([.R358]-[.S358])^2))" office:value-type="float" office:value="1369.40871262827" calcext:value-type="float">
            <text:p>1369.40871262827</text:p>
          </table:table-cell>
          <table:table-cell table:formula="of:=(([.S358]-[.F358])/[.G358])*100" office:value-type="float" office:value="18.3748198877919" calcext:value-type="float">
            <text:p>18.3748198877919</text:p>
          </table:table-cell>
          <table:table-cell table:number-columns-repeated="3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72571" calcext:value-type="float">
            <text:p>72571</text:p>
          </table:table-cell>
          <table:table-cell table:style-name="ce3" office:value-type="float" office:value="86407" calcext:value-type="float">
            <text:p>86407</text:p>
          </table:table-cell>
          <table:table-cell table:formula="of:=([.F359]/[.G359])*100" office:value-type="float" office:value="83.987408427558" calcext:value-type="float">
            <text:p>83.99</text:p>
          </table:table-cell>
          <table:table-cell table:style-name="ce3" office:value-type="string" calcext:value-type="string">
            <text:p>pass_no_motif</text:p>
          </table:table-cell>
          <table:table-cell table:style-name="ce3" office:value-type="string" calcext:value-type="string">
            <text:p>pass q30 fail motif</text:p>
          </table:table-cell>
          <table:table-cell table:style-name="ce3" office:value-type="string" calcext:value-type="string">
            <text:p>q30p100_krill_rotifer</text:p>
          </table:table-cell>
          <table:table-cell table:style-name="ce19"/>
          <table:table-cell table:formula="of:=100-[.H359]" office:value-type="float" office:value="16.012591572442" calcext:value-type="float">
            <text:p>16.01</text:p>
          </table:table-cell>
          <table:table-cell table:formula="of:=([.G359]/[.O359])*100" office:value-type="float" office:value="0.070641713009749" calcext:value-type="float">
            <text:p>0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70769" calcext:value-type="float">
            <text:p>70769</text:p>
          </table:table-cell>
          <table:table-cell office:value-type="float" office:value="70684" calcext:value-type="float">
            <text:p>70684</text:p>
          </table:table-cell>
          <table:table-cell office:value-type="float" office:value="70840" calcext:value-type="float">
            <text:p>70840</text:p>
          </table:table-cell>
          <table:table-cell table:formula="of:=AVERAGE([.P359:.R359])" office:value-type="float" office:value="70764.3333333333" calcext:value-type="float">
            <text:p>70764.3333333333</text:p>
          </table:table-cell>
          <table:table-cell table:formula="of:=SQRT(AVERAGE(([.P359]-[.S359])^2;([.Q359]-[.S359])^2;([.R359]-[.S359])^2))" office:value-type="float" office:value="63.7721639031395" calcext:value-type="float">
            <text:p>63.7721639031395</text:p>
          </table:table-cell>
          <table:table-cell table:formula="of:=(([.S359]-[.F359])/[.G359])*100" office:value-type="float" office:value="-2.09087998271746" calcext:value-type="float">
            <text:p>-2.09087998271746</text:p>
          </table:table-cell>
          <table:table-cell table:number-columns-repeated="3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hiseq250(rapid_run)</text:p>
          </table:table-cell>
          <table:table-cell table:style-name="ce3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4924982" calcext:value-type="float">
            <text:p>24924982</text:p>
          </table:table-cell>
          <table:table-cell table:style-name="ce3" office:value-type="float" office:value="102360230" calcext:value-type="float">
            <text:p>102360230</text:p>
          </table:table-cell>
          <table:table-cell table:formula="of:=([.F360]/[.G360])*100" office:value-type="float" office:value="24.350259861667" calcext:value-type="float">
            <text:p>24.35</text:p>
          </table:table-cell>
          <table:table-cell table:style-name="ce3" office:value-type="string" calcext:value-type="string">
            <text:p>fail_motif</text:p>
          </table:table-cell>
          <table:table-cell table:style-name="ce3" office:value-type="string" calcext:value-type="string">
            <text:p>fail q30 pass motif</text:p>
          </table:table-cell>
          <table:table-cell table:style-name="ce3" office:value-type="string" calcext:value-type="string">
            <text:p>q30p100_krill_rotifer</text:p>
          </table:table-cell>
          <table:table-cell table:style-name="ce19"/>
          <table:table-cell table:formula="of:=100-[.H360]" office:value-type="float" office:value="75.649740138333" calcext:value-type="float">
            <text:p>75.65</text:p>
          </table:table-cell>
          <table:table-cell table:formula="of:=([.G360]/[.O360])*100" office:value-type="float" office:value="83.6842152982038" calcext:value-type="float">
            <text:p>84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22797929" calcext:value-type="float">
            <text:p>22797929</text:p>
          </table:table-cell>
          <table:table-cell office:value-type="float" office:value="22798050" calcext:value-type="float">
            <text:p>22798050</text:p>
          </table:table-cell>
          <table:table-cell office:value-type="float" office:value="22796740" calcext:value-type="float">
            <text:p>22796740</text:p>
          </table:table-cell>
          <table:table-cell table:formula="of:=AVERAGE([.P360:.R360])" office:value-type="float" office:value="22797573" calcext:value-type="float">
            <text:p>22797573</text:p>
          </table:table-cell>
          <table:table-cell table:formula="of:=SQRT(AVERAGE(([.P360]-[.S360])^2;([.Q360]-[.S360])^2;([.R360]-[.S360])^2))" office:value-type="float" office:value="591.087697949016" calcext:value-type="float">
            <text:p>591.087697949016</text:p>
          </table:table-cell>
          <table:table-cell table:formula="of:=(([.S360]-[.F360])/[.G360])*100" office:value-type="float" office:value="-2.07835504082005" calcext:value-type="float">
            <text:p>-2.07835504082005</text:p>
          </table:table-cell>
          <table:table-cell table:number-columns-repeated="3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hiseq250(rapid_run)</text:p>
          </table:table-cell>
          <table:table-cell table:number-columns-repeated="2" table:style-name="ce3" office:value-type="string" calcext:value-type="string">
            <text:p>fail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1069297" calcext:value-type="float">
            <text:p>1069297</text:p>
          </table:table-cell>
          <table:table-cell table:style-name="ce3" office:value-type="float" office:value="1207015" calcext:value-type="float">
            <text:p>1207015</text:p>
          </table:table-cell>
          <table:table-cell table:formula="of:=([.F361]/[.G361])*100" office:value-type="float" office:value="88.590199790392" calcext:value-type="float">
            <text:p>88.59</text:p>
          </table:table-cell>
          <table:table-cell table:style-name="ce3" office:value-type="string" calcext:value-type="string">
            <text:p>fail_no_motif</text:p>
          </table:table-cell>
          <table:table-cell table:style-name="ce3" office:value-type="string" calcext:value-type="string">
            <text:p>fail q30 fail motif</text:p>
          </table:table-cell>
          <table:table-cell table:style-name="ce3" office:value-type="string" calcext:value-type="string">
            <text:p>q30p100_krill_rotifer</text:p>
          </table:table-cell>
          <table:table-cell table:style-name="ce19"/>
          <table:table-cell table:formula="of:=100-[.H361]" office:value-type="float" office:value="11.409800209608" calcext:value-type="float">
            <text:p>11.41</text:p>
          </table:table-cell>
          <table:table-cell table:formula="of:=([.G361]/[.O361])*100" office:value-type="float" office:value="0.986790505728264" calcext:value-type="float">
            <text:p>1</text:p>
          </table:table-cell>
          <table:table-cell table:style-name="ce3" office:value-type="float" office:value="122317249" calcext:value-type="float">
            <text:p>122317249</text:p>
          </table:table-cell>
          <table:table-cell office:value-type="float" office:value="613068" calcext:value-type="float">
            <text:p>613068</text:p>
          </table:table-cell>
          <table:table-cell office:value-type="float" office:value="613119" calcext:value-type="float">
            <text:p>613119</text:p>
          </table:table-cell>
          <table:table-cell office:value-type="float" office:value="613001" calcext:value-type="float">
            <text:p>613001</text:p>
          </table:table-cell>
          <table:table-cell table:formula="of:=AVERAGE([.P361:.R361])" office:value-type="float" office:value="613062.666666667" calcext:value-type="float">
            <text:p>613062.666666667</text:p>
          </table:table-cell>
          <table:table-cell table:formula="of:=SQRT(AVERAGE(([.P361]-[.S361])^2;([.Q361]-[.S361])^2;([.R361]-[.S361])^2))" office:value-type="float" office:value="48.3206880009887" calcext:value-type="float">
            <text:p>48.3206880009887</text:p>
          </table:table-cell>
          <table:table-cell table:formula="of:=(([.S361]-[.F361])/[.G361])*100" office:value-type="float" office:value="-37.7985636742984" calcext:value-type="float">
            <text:p>-37.7985636742984</text:p>
          </table:table-cell>
          <table:table-cell table:number-columns-repeated="3"/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35512" calcext:value-type="float">
            <text:p>4535512</text:p>
          </table:table-cell>
          <table:table-cell table:style-name="ce4" office:value-type="float" office:value="6115862" calcext:value-type="float">
            <text:p>6115862</text:p>
          </table:table-cell>
          <table:table-cell table:formula="of:=([.F362]/[.G362])*100" office:value-type="float" office:value="74.1598159016669" calcext:value-type="float">
            <text:p>74.1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62]" office:value-type="float" office:value="25.8401840983332" calcext:value-type="float">
            <text:p>25.84</text:p>
          </table:table-cell>
          <table:table-cell table:formula="of:=([.G362]/[.O362])*100" office:value-type="float" office:value="4.99999963210422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36276" calcext:value-type="float">
            <text:p>4536276</text:p>
          </table:table-cell>
          <table:table-cell table:style-name="ce4" office:value-type="float" office:value="6115862" calcext:value-type="float">
            <text:p>6115862</text:p>
          </table:table-cell>
          <table:table-cell table:formula="of:=([.F363]/[.G363])*100" office:value-type="float" office:value="74.1723080082579" calcext:value-type="float">
            <text:p>74.1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63]" office:value-type="float" office:value="25.8276919917421" calcext:value-type="float">
            <text:p>25.83</text:p>
          </table:table-cell>
          <table:table-cell table:formula="of:=([.G363]/[.O363])*100" office:value-type="float" office:value="4.99999963210422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36093" calcext:value-type="float">
            <text:p>4536093</text:p>
          </table:table-cell>
          <table:table-cell table:style-name="ce4" office:value-type="float" office:value="6115862" calcext:value-type="float">
            <text:p>6115862</text:p>
          </table:table-cell>
          <table:table-cell table:formula="of:=([.F364]/[.G364])*100" office:value-type="float" office:value="74.169315789009" calcext:value-type="float">
            <text:p>74.1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64]" office:value-type="float" office:value="25.830684210991" calcext:value-type="float">
            <text:p>25.83</text:p>
          </table:table-cell>
          <table:table-cell table:formula="of:=([.G364]/[.O364])*100" office:value-type="float" office:value="4.99999963210422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8617324" calcext:value-type="float">
            <text:p>8617324</text:p>
          </table:table-cell>
          <table:table-cell table:style-name="ce4" office:value-type="float" office:value="12231724" calcext:value-type="float">
            <text:p>12231724</text:p>
          </table:table-cell>
          <table:table-cell table:formula="of:=([.F365]/[.G365])*100" office:value-type="float" office:value="70.4506085977741" calcext:value-type="float">
            <text:p>70.45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65]" office:value-type="float" office:value="29.5493914022259" calcext:value-type="float">
            <text:p>29.55</text:p>
          </table:table-cell>
          <table:table-cell table:formula="of:=([.G365]/[.O365])*100" office:value-type="float" office:value="9.99999926420844" calcext:value-type="float">
            <text:p>1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8611869" calcext:value-type="float">
            <text:p>8611869</text:p>
          </table:table-cell>
          <table:table-cell table:style-name="ce4" office:value-type="float" office:value="12231724" calcext:value-type="float">
            <text:p>12231724</text:p>
          </table:table-cell>
          <table:table-cell table:formula="of:=([.F366]/[.G366])*100" office:value-type="float" office:value="70.4060114502257" calcext:value-type="float">
            <text:p>70.4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66]" office:value-type="float" office:value="29.5939885497743" calcext:value-type="float">
            <text:p>29.59</text:p>
          </table:table-cell>
          <table:table-cell table:formula="of:=([.G366]/[.O366])*100" office:value-type="float" office:value="9.99999926420844" calcext:value-type="float">
            <text:p>1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8614895" calcext:value-type="float">
            <text:p>8614895</text:p>
          </table:table-cell>
          <table:table-cell table:style-name="ce4" office:value-type="float" office:value="12231724" calcext:value-type="float">
            <text:p>12231724</text:p>
          </table:table-cell>
          <table:table-cell table:formula="of:=([.F367]/[.G367])*100" office:value-type="float" office:value="70.4307503995348" calcext:value-type="float">
            <text:p>70.43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67]" office:value-type="float" office:value="29.5692496004652" calcext:value-type="float">
            <text:p>29.57</text:p>
          </table:table-cell>
          <table:table-cell table:formula="of:=([.G367]/[.O367])*100" office:value-type="float" office:value="9.99999926420844" calcext:value-type="float">
            <text:p>1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2553973" calcext:value-type="float">
            <text:p>12553973</text:p>
          </table:table-cell>
          <table:table-cell table:style-name="ce4" office:value-type="float" office:value="18347586" calcext:value-type="float">
            <text:p>18347586</text:p>
          </table:table-cell>
          <table:table-cell table:formula="of:=([.F368]/[.G368])*100" office:value-type="float" office:value="68.4230230614534" calcext:value-type="float">
            <text:p>68.4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68]" office:value-type="float" office:value="31.5769769385466" calcext:value-type="float">
            <text:p>31.58</text:p>
          </table:table-cell>
          <table:table-cell table:formula="of:=([.G368]/[.O368])*100" office:value-type="float" office:value="14.9999988963127" calcext:value-type="float">
            <text:p>1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2551535" calcext:value-type="float">
            <text:p>12551535</text:p>
          </table:table-cell>
          <table:table-cell table:style-name="ce4" office:value-type="float" office:value="18347586" calcext:value-type="float">
            <text:p>18347586</text:p>
          </table:table-cell>
          <table:table-cell table:formula="of:=([.F369]/[.G369])*100" office:value-type="float" office:value="68.4097352098527" calcext:value-type="float">
            <text:p>68.4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69]" office:value-type="float" office:value="31.5902647901473" calcext:value-type="float">
            <text:p>31.59</text:p>
          </table:table-cell>
          <table:table-cell table:formula="of:=([.G369]/[.O369])*100" office:value-type="float" office:value="14.9999988963127" calcext:value-type="float">
            <text:p>1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2551464" calcext:value-type="float">
            <text:p>12551464</text:p>
          </table:table-cell>
          <table:table-cell table:style-name="ce4" office:value-type="float" office:value="18347586" calcext:value-type="float">
            <text:p>18347586</text:p>
          </table:table-cell>
          <table:table-cell table:formula="of:=([.F370]/[.G370])*100" office:value-type="float" office:value="68.4093482379644" calcext:value-type="float">
            <text:p>68.4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70]" office:value-type="float" office:value="31.5906517620356" calcext:value-type="float">
            <text:p>31.59</text:p>
          </table:table-cell>
          <table:table-cell table:formula="of:=([.G370]/[.O370])*100" office:value-type="float" office:value="14.9999988963127" calcext:value-type="float">
            <text:p>1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6411891" calcext:value-type="float">
            <text:p>16411891</text:p>
          </table:table-cell>
          <table:table-cell table:style-name="ce4" office:value-type="float" office:value="24463448" calcext:value-type="float">
            <text:p>24463448</text:p>
          </table:table-cell>
          <table:table-cell table:formula="of:=([.F371]/[.G371])*100" office:value-type="float" office:value="67.0873991270568" calcext:value-type="float">
            <text:p>67.0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71]" office:value-type="float" office:value="32.9126008729432" calcext:value-type="float">
            <text:p>32.91</text:p>
          </table:table-cell>
          <table:table-cell table:formula="of:=([.G371]/[.O371])*100" office:value-type="float" office:value="19.9999985284169" calcext:value-type="float">
            <text:p>2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6414759" calcext:value-type="float">
            <text:p>16414759</text:p>
          </table:table-cell>
          <table:table-cell table:style-name="ce4" office:value-type="float" office:value="24463448" calcext:value-type="float">
            <text:p>24463448</text:p>
          </table:table-cell>
          <table:table-cell table:formula="of:=([.F372]/[.G372])*100" office:value-type="float" office:value="67.0991227401796" calcext:value-type="float">
            <text:p>67.10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72]" office:value-type="float" office:value="32.9008772598204" calcext:value-type="float">
            <text:p>32.90</text:p>
          </table:table-cell>
          <table:table-cell table:formula="of:=([.G372]/[.O372])*100" office:value-type="float" office:value="19.9999985284169" calcext:value-type="float">
            <text:p>2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6411322" calcext:value-type="float">
            <text:p>16411322</text:p>
          </table:table-cell>
          <table:table-cell table:style-name="ce4" office:value-type="float" office:value="24463448" calcext:value-type="float">
            <text:p>24463448</text:p>
          </table:table-cell>
          <table:table-cell table:formula="of:=([.F373]/[.G373])*100" office:value-type="float" office:value="67.0850732079959" calcext:value-type="float">
            <text:p>67.0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73]" office:value-type="float" office:value="32.9149267920041" calcext:value-type="float">
            <text:p>32.91</text:p>
          </table:table-cell>
          <table:table-cell table:formula="of:=([.G373]/[.O373])*100" office:value-type="float" office:value="19.9999985284169" calcext:value-type="float">
            <text:p>2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0202058" calcext:value-type="float">
            <text:p>20202058</text:p>
          </table:table-cell>
          <table:table-cell table:style-name="ce4" office:value-type="float" office:value="30579310" calcext:value-type="float">
            <text:p>30579310</text:p>
          </table:table-cell>
          <table:table-cell table:formula="of:=([.F374]/[.G374])*100" office:value-type="float" office:value="66.0644664644166" calcext:value-type="float">
            <text:p>66.0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74]" office:value-type="float" office:value="33.9355335355834" calcext:value-type="float">
            <text:p>33.94</text:p>
          </table:table-cell>
          <table:table-cell table:formula="of:=([.G374]/[.O374])*100" office:value-type="float" office:value="24.9999981605211" calcext:value-type="float">
            <text:p>2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0209031" calcext:value-type="float">
            <text:p>20209031</text:p>
          </table:table-cell>
          <table:table-cell table:style-name="ce4" office:value-type="float" office:value="30579310" calcext:value-type="float">
            <text:p>30579310</text:p>
          </table:table-cell>
          <table:table-cell table:formula="of:=([.F375]/[.G375])*100" office:value-type="float" office:value="66.0872694642227" calcext:value-type="float">
            <text:p>66.0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75]" office:value-type="float" office:value="33.9127305357773" calcext:value-type="float">
            <text:p>33.91</text:p>
          </table:table-cell>
          <table:table-cell table:formula="of:=([.G375]/[.O375])*100" office:value-type="float" office:value="24.9999981605211" calcext:value-type="float">
            <text:p>2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0204735" calcext:value-type="float">
            <text:p>20204735</text:p>
          </table:table-cell>
          <table:table-cell table:style-name="ce4" office:value-type="float" office:value="30579310" calcext:value-type="float">
            <text:p>30579310</text:p>
          </table:table-cell>
          <table:table-cell table:formula="of:=([.F376]/[.G376])*100" office:value-type="float" office:value="66.0732207495853" calcext:value-type="float">
            <text:p>66.0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76]" office:value-type="float" office:value="33.9267792504147" calcext:value-type="float">
            <text:p>33.93</text:p>
          </table:table-cell>
          <table:table-cell table:formula="of:=([.G376]/[.O376])*100" office:value-type="float" office:value="24.9999981605211" calcext:value-type="float">
            <text:p>2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3958232" calcext:value-type="float">
            <text:p>23958232</text:p>
          </table:table-cell>
          <table:table-cell table:style-name="ce4" office:value-type="float" office:value="36695172" calcext:value-type="float">
            <text:p>36695172</text:p>
          </table:table-cell>
          <table:table-cell table:formula="of:=([.F377]/[.G377])*100" office:value-type="float" office:value="65.2898751912104" calcext:value-type="float">
            <text:p>65.2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77]" office:value-type="float" office:value="34.7101248087896" calcext:value-type="float">
            <text:p>34.71</text:p>
          </table:table-cell>
          <table:table-cell table:formula="of:=([.G377]/[.O377])*100" office:value-type="float" office:value="29.9999977926253" calcext:value-type="float">
            <text:p>3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7" calcext:value-type="float">
            <text:p>37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3957007" calcext:value-type="float">
            <text:p>23957007</text:p>
          </table:table-cell>
          <table:table-cell table:style-name="ce4" office:value-type="float" office:value="36695172" calcext:value-type="float">
            <text:p>36695172</text:p>
          </table:table-cell>
          <table:table-cell table:formula="of:=([.F378]/[.G378])*100" office:value-type="float" office:value="65.2865368773854" calcext:value-type="float">
            <text:p>65.2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78]" office:value-type="float" office:value="34.7134631226146" calcext:value-type="float">
            <text:p>34.71</text:p>
          </table:table-cell>
          <table:table-cell table:formula="of:=([.G378]/[.O378])*100" office:value-type="float" office:value="29.9999977926253" calcext:value-type="float">
            <text:p>3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8" calcext:value-type="float">
            <text:p>37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3955444" calcext:value-type="float">
            <text:p>23955444</text:p>
          </table:table-cell>
          <table:table-cell table:style-name="ce4" office:value-type="float" office:value="36695172" calcext:value-type="float">
            <text:p>36695172</text:p>
          </table:table-cell>
          <table:table-cell table:formula="of:=([.F379]/[.G379])*100" office:value-type="float" office:value="65.28227746146" calcext:value-type="float">
            <text:p>65.2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79]" office:value-type="float" office:value="34.71772253854" calcext:value-type="float">
            <text:p>34.72</text:p>
          </table:table-cell>
          <table:table-cell table:formula="of:=([.G379]/[.O379])*100" office:value-type="float" office:value="29.9999977926253" calcext:value-type="float">
            <text:p>3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7661767" calcext:value-type="float">
            <text:p>27661767</text:p>
          </table:table-cell>
          <table:table-cell table:style-name="ce4" office:value-type="float" office:value="42811034" calcext:value-type="float">
            <text:p>42811034</text:p>
          </table:table-cell>
          <table:table-cell table:formula="of:=([.F380]/[.G380])*100" office:value-type="float" office:value="64.6136390912679" calcext:value-type="float">
            <text:p>64.6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80]" office:value-type="float" office:value="35.3863609087321" calcext:value-type="float">
            <text:p>35.39</text:p>
          </table:table-cell>
          <table:table-cell table:formula="of:=([.G380]/[.O380])*100" office:value-type="float" office:value="34.9999974247295" calcext:value-type="float">
            <text:p>3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0" calcext:value-type="float">
            <text:p>38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7666344" calcext:value-type="float">
            <text:p>27666344</text:p>
          </table:table-cell>
          <table:table-cell table:style-name="ce4" office:value-type="float" office:value="42811034" calcext:value-type="float">
            <text:p>42811034</text:p>
          </table:table-cell>
          <table:table-cell table:formula="of:=([.F381]/[.G381])*100" office:value-type="float" office:value="64.6243302602782" calcext:value-type="float">
            <text:p>64.6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81]" office:value-type="float" office:value="35.3756697397218" calcext:value-type="float">
            <text:p>35.38</text:p>
          </table:table-cell>
          <table:table-cell table:formula="of:=([.G381]/[.O381])*100" office:value-type="float" office:value="34.9999974247295" calcext:value-type="float">
            <text:p>3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1" calcext:value-type="float">
            <text:p>38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7671943" calcext:value-type="float">
            <text:p>27671943</text:p>
          </table:table-cell>
          <table:table-cell table:style-name="ce4" office:value-type="float" office:value="42811034" calcext:value-type="float">
            <text:p>42811034</text:p>
          </table:table-cell>
          <table:table-cell table:formula="of:=([.F382]/[.G382])*100" office:value-type="float" office:value="64.6374086643177" calcext:value-type="float">
            <text:p>64.6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82]" office:value-type="float" office:value="35.3625913356823" calcext:value-type="float">
            <text:p>35.36</text:p>
          </table:table-cell>
          <table:table-cell table:formula="of:=([.G382]/[.O382])*100" office:value-type="float" office:value="34.9999974247295" calcext:value-type="float">
            <text:p>3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2" calcext:value-type="float">
            <text:p>38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1347220" calcext:value-type="float">
            <text:p>31347220</text:p>
          </table:table-cell>
          <table:table-cell table:style-name="ce4" office:value-type="float" office:value="48926896" calcext:value-type="float">
            <text:p>48926896</text:p>
          </table:table-cell>
          <table:table-cell table:formula="of:=([.F383]/[.G383])*100" office:value-type="float" office:value="64.0695048384022" calcext:value-type="float">
            <text:p>64.0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83]" office:value-type="float" office:value="35.9304951615978" calcext:value-type="float">
            <text:p>35.93</text:p>
          </table:table-cell>
          <table:table-cell table:formula="of:=([.G383]/[.O383])*100" office:value-type="float" office:value="39.9999970568337" calcext:value-type="float">
            <text:p>4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1347673" calcext:value-type="float">
            <text:p>31347673</text:p>
          </table:table-cell>
          <table:table-cell table:style-name="ce4" office:value-type="float" office:value="48926896" calcext:value-type="float">
            <text:p>48926896</text:p>
          </table:table-cell>
          <table:table-cell table:formula="of:=([.F384]/[.G384])*100" office:value-type="float" office:value="64.0704307095222" calcext:value-type="float">
            <text:p>64.0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84]" office:value-type="float" office:value="35.9295692904778" calcext:value-type="float">
            <text:p>35.93</text:p>
          </table:table-cell>
          <table:table-cell table:formula="of:=([.G384]/[.O384])*100" office:value-type="float" office:value="39.9999970568337" calcext:value-type="float">
            <text:p>4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4" calcext:value-type="float">
            <text:p>38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1350940" calcext:value-type="float">
            <text:p>31350940</text:p>
          </table:table-cell>
          <table:table-cell table:style-name="ce4" office:value-type="float" office:value="48926896" calcext:value-type="float">
            <text:p>48926896</text:p>
          </table:table-cell>
          <table:table-cell table:formula="of:=([.F385]/[.G385])*100" office:value-type="float" office:value="64.0771080184608" calcext:value-type="float">
            <text:p>64.0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85]" office:value-type="float" office:value="35.9228919815392" calcext:value-type="float">
            <text:p>35.92</text:p>
          </table:table-cell>
          <table:table-cell table:formula="of:=([.G385]/[.O385])*100" office:value-type="float" office:value="39.9999970568337" calcext:value-type="float">
            <text:p>4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5" calcext:value-type="float">
            <text:p>38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4997768" calcext:value-type="float">
            <text:p>34997768</text:p>
          </table:table-cell>
          <table:table-cell table:style-name="ce4" office:value-type="float" office:value="55042758" calcext:value-type="float">
            <text:p>55042758</text:p>
          </table:table-cell>
          <table:table-cell table:formula="of:=([.F386]/[.G386])*100" office:value-type="float" office:value="63.5828749714903" calcext:value-type="float">
            <text:p>63.5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86]" office:value-type="float" office:value="36.4171250285097" calcext:value-type="float">
            <text:p>36.42</text:p>
          </table:table-cell>
          <table:table-cell table:formula="of:=([.G386]/[.O386])*100" office:value-type="float" office:value="44.999996688938" calcext:value-type="float">
            <text:p>4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6" calcext:value-type="float">
            <text:p>38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5002086" calcext:value-type="float">
            <text:p>35002086</text:p>
          </table:table-cell>
          <table:table-cell table:style-name="ce4" office:value-type="float" office:value="55042758" calcext:value-type="float">
            <text:p>55042758</text:p>
          </table:table-cell>
          <table:table-cell table:formula="of:=([.F387]/[.G387])*100" office:value-type="float" office:value="63.590719781883" calcext:value-type="float">
            <text:p>63.59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87]" office:value-type="float" office:value="36.409280218117" calcext:value-type="float">
            <text:p>36.41</text:p>
          </table:table-cell>
          <table:table-cell table:formula="of:=([.G387]/[.O387])*100" office:value-type="float" office:value="44.999996688938" calcext:value-type="float">
            <text:p>4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7" calcext:value-type="float">
            <text:p>38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4994574" calcext:value-type="float">
            <text:p>34994574</text:p>
          </table:table-cell>
          <table:table-cell table:style-name="ce4" office:value-type="float" office:value="55042758" calcext:value-type="float">
            <text:p>55042758</text:p>
          </table:table-cell>
          <table:table-cell table:formula="of:=([.F388]/[.G388])*100" office:value-type="float" office:value="63.5770722099354" calcext:value-type="float">
            <text:p>63.5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88]" office:value-type="float" office:value="36.4229277900646" calcext:value-type="float">
            <text:p>36.42</text:p>
          </table:table-cell>
          <table:table-cell table:formula="of:=([.G388]/[.O388])*100" office:value-type="float" office:value="44.999996688938" calcext:value-type="float">
            <text:p>4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8626089" calcext:value-type="float">
            <text:p>38626089</text:p>
          </table:table-cell>
          <table:table-cell table:style-name="ce4" office:value-type="float" office:value="61158620" calcext:value-type="float">
            <text:p>61158620</text:p>
          </table:table-cell>
          <table:table-cell table:formula="of:=([.F389]/[.G389])*100" office:value-type="float" office:value="63.1572278772804" calcext:value-type="float">
            <text:p>63.1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89]" office:value-type="float" office:value="36.8427721227196" calcext:value-type="float">
            <text:p>36.84</text:p>
          </table:table-cell>
          <table:table-cell table:formula="of:=([.G389]/[.O389])*100" office:value-type="float" office:value="49.9999963210422" calcext:value-type="float">
            <text:p>5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89" calcext:value-type="float">
            <text:p>38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8630420" calcext:value-type="float">
            <text:p>38630420</text:p>
          </table:table-cell>
          <table:table-cell table:style-name="ce4" office:value-type="float" office:value="61158620" calcext:value-type="float">
            <text:p>61158620</text:p>
          </table:table-cell>
          <table:table-cell table:formula="of:=([.F390]/[.G390])*100" office:value-type="float" office:value="63.1643094628361" calcext:value-type="float">
            <text:p>63.1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90]" office:value-type="float" office:value="36.8356905371639" calcext:value-type="float">
            <text:p>36.84</text:p>
          </table:table-cell>
          <table:table-cell table:formula="of:=([.G390]/[.O390])*100" office:value-type="float" office:value="49.9999963210422" calcext:value-type="float">
            <text:p>5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8626932" calcext:value-type="float">
            <text:p>38626932</text:p>
          </table:table-cell>
          <table:table-cell table:style-name="ce4" office:value-type="float" office:value="61158620" calcext:value-type="float">
            <text:p>61158620</text:p>
          </table:table-cell>
          <table:table-cell table:formula="of:=([.F391]/[.G391])*100" office:value-type="float" office:value="63.1586062602459" calcext:value-type="float">
            <text:p>63.1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91]" office:value-type="float" office:value="36.8413937397541" calcext:value-type="float">
            <text:p>36.84</text:p>
          </table:table-cell>
          <table:table-cell table:formula="of:=([.G391]/[.O391])*100" office:value-type="float" office:value="49.9999963210422" calcext:value-type="float">
            <text:p>5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1" calcext:value-type="float">
            <text:p>39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2226679" calcext:value-type="float">
            <text:p>42226679</text:p>
          </table:table-cell>
          <table:table-cell table:style-name="ce4" office:value-type="float" office:value="67274482" calcext:value-type="float">
            <text:p>67274482</text:p>
          </table:table-cell>
          <table:table-cell table:formula="of:=([.F392]/[.G392])*100" office:value-type="float" office:value="62.7677504822705" calcext:value-type="float">
            <text:p>62.7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92]" office:value-type="float" office:value="37.2322495177295" calcext:value-type="float">
            <text:p>37.23</text:p>
          </table:table-cell>
          <table:table-cell table:formula="of:=([.G392]/[.O392])*100" office:value-type="float" office:value="54.9999959531464" calcext:value-type="float">
            <text:p>5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2" calcext:value-type="float">
            <text:p>39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2231597" calcext:value-type="float">
            <text:p>42231597</text:p>
          </table:table-cell>
          <table:table-cell table:style-name="ce4" office:value-type="float" office:value="67274482" calcext:value-type="float">
            <text:p>67274482</text:p>
          </table:table-cell>
          <table:table-cell table:formula="of:=([.F393]/[.G393])*100" office:value-type="float" office:value="62.7750608321295" calcext:value-type="float">
            <text:p>62.7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93]" office:value-type="float" office:value="37.2249391678705" calcext:value-type="float">
            <text:p>37.22</text:p>
          </table:table-cell>
          <table:table-cell table:formula="of:=([.G393]/[.O393])*100" office:value-type="float" office:value="54.9999959531464" calcext:value-type="float">
            <text:p>5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3" calcext:value-type="float">
            <text:p>39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2235783" calcext:value-type="float">
            <text:p>42235783</text:p>
          </table:table-cell>
          <table:table-cell table:style-name="ce4" office:value-type="float" office:value="67274482" calcext:value-type="float">
            <text:p>67274482</text:p>
          </table:table-cell>
          <table:table-cell table:formula="of:=([.F394]/[.G394])*100" office:value-type="float" office:value="62.7812831022616" calcext:value-type="float">
            <text:p>62.78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94]" office:value-type="float" office:value="37.2187168977384" calcext:value-type="float">
            <text:p>37.22</text:p>
          </table:table-cell>
          <table:table-cell table:formula="of:=([.G394]/[.O394])*100" office:value-type="float" office:value="54.9999959531464" calcext:value-type="float">
            <text:p>5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4" calcext:value-type="float">
            <text:p>39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816390" calcext:value-type="float">
            <text:p>45816390</text:p>
          </table:table-cell>
          <table:table-cell table:style-name="ce4" office:value-type="float" office:value="73390344" calcext:value-type="float">
            <text:p>73390344</text:p>
          </table:table-cell>
          <table:table-cell table:formula="of:=([.F395]/[.G395])*100" office:value-type="float" office:value="62.4283625104687" calcext:value-type="float">
            <text:p>62.43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95]" office:value-type="float" office:value="37.5716374895313" calcext:value-type="float">
            <text:p>37.57</text:p>
          </table:table-cell>
          <table:table-cell table:formula="of:=([.G395]/[.O395])*100" office:value-type="float" office:value="59.9999955852506" calcext:value-type="float">
            <text:p>6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815593" calcext:value-type="float">
            <text:p>45815593</text:p>
          </table:table-cell>
          <table:table-cell table:style-name="ce4" office:value-type="float" office:value="73390344" calcext:value-type="float">
            <text:p>73390344</text:p>
          </table:table-cell>
          <table:table-cell table:formula="of:=([.F396]/[.G396])*100" office:value-type="float" office:value="62.4272765365427" calcext:value-type="float">
            <text:p>62.43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96]" office:value-type="float" office:value="37.5727234634573" calcext:value-type="float">
            <text:p>37.57</text:p>
          </table:table-cell>
          <table:table-cell table:formula="of:=([.G396]/[.O396])*100" office:value-type="float" office:value="59.9999955852506" calcext:value-type="float">
            <text:p>6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6" calcext:value-type="float">
            <text:p>39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5806848" calcext:value-type="float">
            <text:p>45806848</text:p>
          </table:table-cell>
          <table:table-cell table:style-name="ce4" office:value-type="float" office:value="73390344" calcext:value-type="float">
            <text:p>73390344</text:p>
          </table:table-cell>
          <table:table-cell table:formula="of:=([.F397]/[.G397])*100" office:value-type="float" office:value="62.4153608000529" calcext:value-type="float">
            <text:p>62.4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397]" office:value-type="float" office:value="37.5846391999471" calcext:value-type="float">
            <text:p>37.58</text:p>
          </table:table-cell>
          <table:table-cell table:formula="of:=([.G397]/[.O397])*100" office:value-type="float" office:value="59.9999955852506" calcext:value-type="float">
            <text:p>6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7" calcext:value-type="float">
            <text:p>39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9384824" calcext:value-type="float">
            <text:p>49384824</text:p>
          </table:table-cell>
          <table:table-cell table:style-name="ce4" office:value-type="float" office:value="79506206" calcext:value-type="float">
            <text:p>79506206</text:p>
          </table:table-cell>
          <table:table-cell table:formula="of:=([.F398]/[.G398])*100" office:value-type="float" office:value="62.1144266398525" calcext:value-type="float">
            <text:p>62.1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398]" office:value-type="float" office:value="37.8855733601475" calcext:value-type="float">
            <text:p>37.89</text:p>
          </table:table-cell>
          <table:table-cell table:formula="of:=([.G398]/[.O398])*100" office:value-type="float" office:value="64.9999952173548" calcext:value-type="float">
            <text:p>6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9380283" calcext:value-type="float">
            <text:p>49380283</text:p>
          </table:table-cell>
          <table:table-cell table:style-name="ce4" office:value-type="float" office:value="79506206" calcext:value-type="float">
            <text:p>79506206</text:p>
          </table:table-cell>
          <table:table-cell table:formula="of:=([.F399]/[.G399])*100" office:value-type="float" office:value="62.1087151360235" calcext:value-type="float">
            <text:p>62.1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399]" office:value-type="float" office:value="37.8912848639765" calcext:value-type="float">
            <text:p>37.89</text:p>
          </table:table-cell>
          <table:table-cell table:formula="of:=([.G399]/[.O399])*100" office:value-type="float" office:value="64.9999952173548" calcext:value-type="float">
            <text:p>6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9377770" calcext:value-type="float">
            <text:p>49377770</text:p>
          </table:table-cell>
          <table:table-cell table:style-name="ce4" office:value-type="float" office:value="79506206" calcext:value-type="float">
            <text:p>79506206</text:p>
          </table:table-cell>
          <table:table-cell table:formula="of:=([.F400]/[.G400])*100" office:value-type="float" office:value="62.1055543764722" calcext:value-type="float">
            <text:p>62.11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00]" office:value-type="float" office:value="37.8944456235278" calcext:value-type="float">
            <text:p>37.89</text:p>
          </table:table-cell>
          <table:table-cell table:formula="of:=([.G400]/[.O400])*100" office:value-type="float" office:value="64.9999952173548" calcext:value-type="float">
            <text:p>6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2933098" calcext:value-type="float">
            <text:p>52933098</text:p>
          </table:table-cell>
          <table:table-cell table:style-name="ce4" office:value-type="float" office:value="85622068" calcext:value-type="float">
            <text:p>85622068</text:p>
          </table:table-cell>
          <table:table-cell table:formula="of:=([.F401]/[.G401])*100" office:value-type="float" office:value="61.8217934189583" calcext:value-type="float">
            <text:p>61.8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01]" office:value-type="float" office:value="38.1782065810417" calcext:value-type="float">
            <text:p>38.18</text:p>
          </table:table-cell>
          <table:table-cell table:formula="of:=([.G401]/[.O401])*100" office:value-type="float" office:value="69.999994849459" calcext:value-type="float">
            <text:p>7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2927845" calcext:value-type="float">
            <text:p>52927845</text:p>
          </table:table-cell>
          <table:table-cell table:style-name="ce4" office:value-type="float" office:value="85622068" calcext:value-type="float">
            <text:p>85622068</text:p>
          </table:table-cell>
          <table:table-cell table:formula="of:=([.F402]/[.G402])*100" office:value-type="float" office:value="61.8156583183672" calcext:value-type="float">
            <text:p>61.8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02]" office:value-type="float" office:value="38.1843416816328" calcext:value-type="float">
            <text:p>38.18</text:p>
          </table:table-cell>
          <table:table-cell table:formula="of:=([.G402]/[.O402])*100" office:value-type="float" office:value="69.999994849459" calcext:value-type="float">
            <text:p>7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2928823" calcext:value-type="float">
            <text:p>52928823</text:p>
          </table:table-cell>
          <table:table-cell table:style-name="ce4" office:value-type="float" office:value="85622068" calcext:value-type="float">
            <text:p>85622068</text:p>
          </table:table-cell>
          <table:table-cell table:formula="of:=([.F403]/[.G403])*100" office:value-type="float" office:value="61.8168005472608" calcext:value-type="float">
            <text:p>61.82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03]" office:value-type="float" office:value="38.1831994527392" calcext:value-type="float">
            <text:p>38.18</text:p>
          </table:table-cell>
          <table:table-cell table:formula="of:=([.G403]/[.O403])*100" office:value-type="float" office:value="69.999994849459" calcext:value-type="float">
            <text:p>7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6464959" calcext:value-type="float">
            <text:p>56464959</text:p>
          </table:table-cell>
          <table:table-cell table:style-name="ce4" office:value-type="float" office:value="91737930" calcext:value-type="float">
            <text:p>91737930</text:p>
          </table:table-cell>
          <table:table-cell table:formula="of:=([.F404]/[.G404])*100" office:value-type="float" office:value="61.5502867788711" calcext:value-type="float">
            <text:p>61.55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04]" office:value-type="float" office:value="38.4497132211289" calcext:value-type="float">
            <text:p>38.45</text:p>
          </table:table-cell>
          <table:table-cell table:formula="of:=([.G404]/[.O404])*100" office:value-type="float" office:value="74.9999944815633" calcext:value-type="float">
            <text:p>7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6460201" calcext:value-type="float">
            <text:p>56460201</text:p>
          </table:table-cell>
          <table:table-cell table:style-name="ce4" office:value-type="float" office:value="91737930" calcext:value-type="float">
            <text:p>91737930</text:p>
          </table:table-cell>
          <table:table-cell table:formula="of:=([.F405]/[.G405])*100" office:value-type="float" office:value="61.5451002655063" calcext:value-type="float">
            <text:p>61.55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05]" office:value-type="float" office:value="38.4548997344937" calcext:value-type="float">
            <text:p>38.45</text:p>
          </table:table-cell>
          <table:table-cell table:formula="of:=([.G405]/[.O405])*100" office:value-type="float" office:value="74.9999944815633" calcext:value-type="float">
            <text:p>7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6457900" calcext:value-type="float">
            <text:p>56457900</text:p>
          </table:table-cell>
          <table:table-cell table:style-name="ce4" office:value-type="float" office:value="91737930" calcext:value-type="float">
            <text:p>91737930</text:p>
          </table:table-cell>
          <table:table-cell table:formula="of:=([.F406]/[.G406])*100" office:value-type="float" office:value="61.5425920336332" calcext:value-type="float">
            <text:p>61.5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06]" office:value-type="float" office:value="38.4574079663668" calcext:value-type="float">
            <text:p>38.46</text:p>
          </table:table-cell>
          <table:table-cell table:formula="of:=([.G406]/[.O406])*100" office:value-type="float" office:value="74.9999944815633" calcext:value-type="float">
            <text:p>7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9980651" calcext:value-type="float">
            <text:p>59980651</text:p>
          </table:table-cell>
          <table:table-cell table:style-name="ce4" office:value-type="float" office:value="97853792" calcext:value-type="float">
            <text:p>97853792</text:p>
          </table:table-cell>
          <table:table-cell table:formula="of:=([.F407]/[.G407])*100" office:value-type="float" office:value="61.2961948372936" calcext:value-type="float">
            <text:p>61.30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07]" office:value-type="float" office:value="38.7038051627064" calcext:value-type="float">
            <text:p>38.70</text:p>
          </table:table-cell>
          <table:table-cell table:formula="of:=([.G407]/[.O407])*100" office:value-type="float" office:value="79.9999941136675" calcext:value-type="float">
            <text:p>8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9980064" calcext:value-type="float">
            <text:p>59980064</text:p>
          </table:table-cell>
          <table:table-cell table:style-name="ce4" office:value-type="float" office:value="97853792" calcext:value-type="float">
            <text:p>97853792</text:p>
          </table:table-cell>
          <table:table-cell table:formula="of:=([.F408]/[.G408])*100" office:value-type="float" office:value="61.2955949627379" calcext:value-type="float">
            <text:p>61.30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08]" office:value-type="float" office:value="38.7044050372621" calcext:value-type="float">
            <text:p>38.70</text:p>
          </table:table-cell>
          <table:table-cell table:formula="of:=([.G408]/[.O408])*100" office:value-type="float" office:value="79.9999941136675" calcext:value-type="float">
            <text:p>8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9981585" calcext:value-type="float">
            <text:p>59981585</text:p>
          </table:table-cell>
          <table:table-cell table:style-name="ce4" office:value-type="float" office:value="97853792" calcext:value-type="float">
            <text:p>97853792</text:p>
          </table:table-cell>
          <table:table-cell table:formula="of:=([.F409]/[.G409])*100" office:value-type="float" office:value="61.2971493225321" calcext:value-type="float">
            <text:p>61.30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09]" office:value-type="float" office:value="38.7028506774679" calcext:value-type="float">
            <text:p>38.70</text:p>
          </table:table-cell>
          <table:table-cell table:formula="of:=([.G409]/[.O409])*100" office:value-type="float" office:value="79.9999941136675" calcext:value-type="float">
            <text:p>8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3488352" calcext:value-type="float">
            <text:p>63488352</text:p>
          </table:table-cell>
          <table:table-cell table:style-name="ce4" office:value-type="float" office:value="103969654" calcext:value-type="float">
            <text:p>103969654</text:p>
          </table:table-cell>
          <table:table-cell table:formula="of:=([.F410]/[.G410])*100" office:value-type="float" office:value="61.0643101688114" calcext:value-type="float">
            <text:p>61.0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10]" office:value-type="float" office:value="38.9356898311886" calcext:value-type="float">
            <text:p>38.94</text:p>
          </table:table-cell>
          <table:table-cell table:formula="of:=([.G410]/[.O410])*100" office:value-type="float" office:value="84.9999937457717" calcext:value-type="float">
            <text:p>8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3489210" calcext:value-type="float">
            <text:p>63489210</text:p>
          </table:table-cell>
          <table:table-cell table:style-name="ce4" office:value-type="float" office:value="103969654" calcext:value-type="float">
            <text:p>103969654</text:p>
          </table:table-cell>
          <table:table-cell table:formula="of:=([.F411]/[.G411])*100" office:value-type="float" office:value="61.0651354096071" calcext:value-type="float">
            <text:p>61.07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11]" office:value-type="float" office:value="38.9348645903929" calcext:value-type="float">
            <text:p>38.93</text:p>
          </table:table-cell>
          <table:table-cell table:formula="of:=([.G411]/[.O411])*100" office:value-type="float" office:value="84.9999937457717" calcext:value-type="float">
            <text:p>8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3488234" calcext:value-type="float">
            <text:p>63488234</text:p>
          </table:table-cell>
          <table:table-cell table:style-name="ce4" office:value-type="float" office:value="103969654" calcext:value-type="float">
            <text:p>103969654</text:p>
          </table:table-cell>
          <table:table-cell table:formula="of:=([.F412]/[.G412])*100" office:value-type="float" office:value="61.0641966741565" calcext:value-type="float">
            <text:p>61.06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12]" office:value-type="float" office:value="38.9358033258435" calcext:value-type="float">
            <text:p>38.94</text:p>
          </table:table-cell>
          <table:table-cell table:formula="of:=([.G412]/[.O412])*100" office:value-type="float" office:value="84.9999937457717" calcext:value-type="float">
            <text:p>8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6983014" calcext:value-type="float">
            <text:p>66983014</text:p>
          </table:table-cell>
          <table:table-cell table:style-name="ce4" office:value-type="float" office:value="110085516" calcext:value-type="float">
            <text:p>110085516</text:p>
          </table:table-cell>
          <table:table-cell table:formula="of:=([.F413]/[.G413])*100" office:value-type="float" office:value="60.8463460352041" calcext:value-type="float">
            <text:p>60.85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13]" office:value-type="float" office:value="39.1536539647959" calcext:value-type="float">
            <text:p>39.15</text:p>
          </table:table-cell>
          <table:table-cell table:formula="of:=([.G413]/[.O413])*100" office:value-type="float" office:value="89.9999933778759" calcext:value-type="float">
            <text:p>9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6979697" calcext:value-type="float">
            <text:p>66979697</text:p>
          </table:table-cell>
          <table:table-cell table:style-name="ce4" office:value-type="float" office:value="110085516" calcext:value-type="float">
            <text:p>110085516</text:p>
          </table:table-cell>
          <table:table-cell table:formula="of:=([.F414]/[.G414])*100" office:value-type="float" office:value="60.8433329231068" calcext:value-type="float">
            <text:p>60.8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14]" office:value-type="float" office:value="39.1566670768932" calcext:value-type="float">
            <text:p>39.16</text:p>
          </table:table-cell>
          <table:table-cell table:formula="of:=([.G414]/[.O414])*100" office:value-type="float" office:value="89.9999933778759" calcext:value-type="float">
            <text:p>9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6982842" calcext:value-type="float">
            <text:p>66982842</text:p>
          </table:table-cell>
          <table:table-cell table:style-name="ce4" office:value-type="float" office:value="110085516" calcext:value-type="float">
            <text:p>110085516</text:p>
          </table:table-cell>
          <table:table-cell table:formula="of:=([.F415]/[.G415])*100" office:value-type="float" office:value="60.8461897930333" calcext:value-type="float">
            <text:p>60.85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15]" office:value-type="float" office:value="39.1538102069667" calcext:value-type="float">
            <text:p>39.15</text:p>
          </table:table-cell>
          <table:table-cell table:formula="of:=([.G415]/[.O415])*100" office:value-type="float" office:value="89.9999933778759" calcext:value-type="float">
            <text:p>9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0461835" calcext:value-type="float">
            <text:p>70461835</text:p>
          </table:table-cell>
          <table:table-cell table:style-name="ce4" office:value-type="float" office:value="116201378" calcext:value-type="float">
            <text:p>116201378</text:p>
          </table:table-cell>
          <table:table-cell table:formula="of:=([.F416]/[.G416])*100" office:value-type="float" office:value="60.6376931261521" calcext:value-type="float">
            <text:p>60.6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1" calcext:value-type="float">
            <text:p>1</text:p>
          </table:table-cell>
          <table:table-cell table:style-name="ce20"/>
          <table:table-cell table:formula="of:=100-[.H416]" office:value-type="float" office:value="39.3623068738479" calcext:value-type="float">
            <text:p>39.36</text:p>
          </table:table-cell>
          <table:table-cell table:formula="of:=([.G416]/[.O416])*100" office:value-type="float" office:value="94.9999930099801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0461093" calcext:value-type="float">
            <text:p>70461093</text:p>
          </table:table-cell>
          <table:table-cell table:style-name="ce4" office:value-type="float" office:value="116201378" calcext:value-type="float">
            <text:p>116201378</text:p>
          </table:table-cell>
          <table:table-cell table:formula="of:=([.F417]/[.G417])*100" office:value-type="float" office:value="60.6370545795077" calcext:value-type="float">
            <text:p>60.6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2" calcext:value-type="float">
            <text:p>2</text:p>
          </table:table-cell>
          <table:table-cell table:style-name="ce20"/>
          <table:table-cell table:formula="of:=100-[.H417]" office:value-type="float" office:value="39.3629454204923" calcext:value-type="float">
            <text:p>39.36</text:p>
          </table:table-cell>
          <table:table-cell table:formula="of:=([.G417]/[.O417])*100" office:value-type="float" office:value="94.9999930099801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subsampling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0462386" calcext:value-type="float">
            <text:p>70462386</text:p>
          </table:table-cell>
          <table:table-cell table:style-name="ce4" office:value-type="float" office:value="116201378" calcext:value-type="float">
            <text:p>116201378</text:p>
          </table:table-cell>
          <table:table-cell table:formula="of:=([.F418]/[.G418])*100" office:value-type="float" office:value="60.638167302973" calcext:value-type="float">
            <text:p>60.6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float" office:value="3" calcext:value-type="float">
            <text:p>3</text:p>
          </table:table-cell>
          <table:table-cell table:style-name="ce20"/>
          <table:table-cell table:formula="of:=100-[.H418]" office:value-type="float" office:value="39.3618326970271" calcext:value-type="float">
            <text:p>39.36</text:p>
          </table:table-cell>
          <table:table-cell table:formula="of:=([.G418]/[.O418])*100" office:value-type="float" office:value="94.9999930099801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4" office:value-type="string" calcext:value-type="string">
            <text:p>hiseq250(rapid_run)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 office:value-type="float" office:value="73932497" calcext:value-type="float">
            <text:p>73932497</text:p>
          </table:table-cell>
          <table:table-cell table:style-name="ce4" office:value-type="float" office:value="122317249" calcext:value-type="float">
            <text:p>122317249</text:p>
          </table:table-cell>
          <table:table-cell table:formula="of:=([.F419]/[.G419])*100" office:value-type="float" office:value="60.4432307008474" calcext:value-type="float">
            <text:p>60.44</text:p>
          </table:table-cell>
          <table:table-cell table:number-columns-repeated="2" table:style-name="ce4" office:value-type="string" calcext:value-type="string">
            <text:p>subsampling</text:p>
          </table:table-cell>
          <table:table-cell table:style-name="ce4" office:value-type="string" calcext:value-type="string">
            <text:p>raw</text:p>
          </table:table-cell>
          <table:table-cell table:style-name="ce20"/>
          <table:table-cell table:formula="of:=100-[.H419]" office:value-type="float" office:value="39.5567692991526" calcext:value-type="float">
            <text:p>39.56</text:p>
          </table:table-cell>
          <table:table-cell table:formula="of:=([.G419]/[.O419])*100" office:value-type="float" office:value="100" calcext:value-type="float">
            <text:p>100</text:p>
          </table:table-cell>
          <table:table-cell table:style-name="ce4" office:value-type="float" office:value="122317249" calcext:value-type="float">
            <text:p>122317249</text:p>
          </table:table-cell>
          <table:table-cell table:number-columns-repeated="9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8314671" calcext:value-type="float">
            <text:p>68314671</text:p>
          </table:table-cell>
          <table:table-cell table:style-name="ce4" office:value-type="float" office:value="116473227" calcext:value-type="float">
            <text:p>116473227</text:p>
          </table:table-cell>
          <table:table-cell table:formula="of:=([.F420]/[.G420])*100" office:value-type="float" office:value="58.6526816158361" calcext:value-type="float">
            <text:p>58.65</text:p>
          </table:table-cell>
          <table:table-cell table:style-name="ce4" office:value-type="string" calcext:value-type="string">
            <text:p>motif</text:p>
          </table:table-cell>
          <table:table-cell table:style-name="ce4" office:value-type="string" calcext:value-type="string">
            <text:p>pass motif</text:p>
          </table:table-cell>
          <table:table-cell table:style-name="ce4" office:value-type="string" calcext:value-type="string">
            <text:p>rotifer_uniq</text:p>
          </table:table-cell>
          <table:table-cell table:style-name="ce20"/>
          <table:table-cell table:formula="of:=100-[.H420]" office:value-type="float" office:value="41.3473183841639" calcext:value-type="float">
            <text:p>41.35</text:p>
          </table:table-cell>
          <table:table-cell table:formula="of:=([.G420]/[.O420])*100" office:value-type="float" office:value="95.2222421222047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0617197" calcext:value-type="float">
            <text:p>70617197</text:p>
          </table:table-cell>
          <table:table-cell office:value-type="float" office:value="70616398" calcext:value-type="float">
            <text:p>70616398</text:p>
          </table:table-cell>
          <table:table-cell office:value-type="float" office:value="70616547" calcext:value-type="float">
            <text:p>70616547</text:p>
          </table:table-cell>
          <table:table-cell table:formula="of:=AVERAGE([.P420:.R420])" office:value-type="float" office:value="70616714" calcext:value-type="float">
            <text:p>70616714</text:p>
          </table:table-cell>
          <table:table-cell table:formula="of:=SQRT(AVERAGE(([.P420]-[.S420])^2;([.Q420]-[.S420])^2;([.R420]-[.S420])^2))" office:value-type="float" office:value="346.907288287039" calcext:value-type="float">
            <text:p>346.907288287039</text:p>
          </table:table-cell>
          <table:table-cell table:formula="of:=(([.S420]-[.F420])/[.G420])*100" office:value-type="float" office:value="1.97645678693182" calcext:value-type="float">
            <text:p>1.97645678693182</text:p>
          </table:table-cell>
          <table:table-cell table:number-columns-repeated="3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617826" calcext:value-type="float">
            <text:p>5617826</text:p>
          </table:table-cell>
          <table:table-cell table:style-name="ce4" office:value-type="float" office:value="5844022" calcext:value-type="float">
            <text:p>5844022</text:p>
          </table:table-cell>
          <table:table-cell table:formula="of:=([.F421]/[.G421])*100" office:value-type="float" office:value="96.129446466834" calcext:value-type="float">
            <text:p>96.13</text:p>
          </table:table-cell>
          <table:table-cell table:style-name="ce4" office:value-type="string" calcext:value-type="string">
            <text:p>no_motif</text:p>
          </table:table-cell>
          <table:table-cell table:style-name="ce4" office:value-type="string" calcext:value-type="string">
            <text:p>fail motif</text:p>
          </table:table-cell>
          <table:table-cell table:style-name="ce4" office:value-type="string" calcext:value-type="string">
            <text:p>rotifer_uniq</text:p>
          </table:table-cell>
          <table:table-cell table:style-name="ce20"/>
          <table:table-cell table:formula="of:=100-[.H421]" office:value-type="float" office:value="3.87055353316603" calcext:value-type="float">
            <text:p>3.87</text:p>
          </table:table-cell>
          <table:table-cell table:formula="of:=([.G421]/[.O421])*100" office:value-type="float" office:value="4.77775787779531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351301" calcext:value-type="float">
            <text:p>4351301</text:p>
          </table:table-cell>
          <table:table-cell office:value-type="float" office:value="4349880" calcext:value-type="float">
            <text:p>4349880</text:p>
          </table:table-cell>
          <table:table-cell office:value-type="float" office:value="4349602" calcext:value-type="float">
            <text:p>4349602</text:p>
          </table:table-cell>
          <table:table-cell table:formula="of:=AVERAGE([.P421:.R421])" office:value-type="float" office:value="4350261" calcext:value-type="float">
            <text:p>4350261</text:p>
          </table:table-cell>
          <table:table-cell table:formula="of:=SQRT(AVERAGE(([.P421]-[.S421])^2;([.Q421]-[.S421])^2;([.R421]-[.S421])^2))" office:value-type="float" office:value="744.097215870794" calcext:value-type="float">
            <text:p>744.097215870794</text:p>
          </table:table-cell>
          <table:table-cell table:formula="of:=(([.S421]-[.F421])/[.G421])*100" office:value-type="float" office:value="-21.6899423034342" calcext:value-type="float">
            <text:p>-21.6899423034342</text:p>
          </table:table-cell>
          <table:table-cell office:value-type="float" office:value="5474103" calcext:value-type="float">
            <text:p>5474103</text:p>
          </table:table-cell>
          <table:table-cell table:formula="of:=(1-([.V421]/[.G421]))*100" office:value-type="float" office:value="6.32987007920231" calcext:value-type="float">
            <text:p>6.32987007920231</text:p>
          </table:table-cell>
          <table:table-cell table:formula="of:=(([.S421]-[.V421])/[.G421])*100" office:value-type="float" office:value="-19.2306257573979" calcext:value-type="float">
            <text:p>-19.2306257573979</text:p>
          </table:table-cell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3461517" calcext:value-type="float">
            <text:p>73461517</text:p>
          </table:table-cell>
          <table:table-cell table:style-name="ce4" office:value-type="float" office:value="121846269" calcext:value-type="float">
            <text:p>121846269</text:p>
          </table:table-cell>
          <table:table-cell table:formula="of:=([.F422]/[.G422])*100" office:value-type="float" office:value="60.2903294478389" calcext:value-type="float">
            <text:p>60.29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10_krill</text:p>
          </table:table-cell>
          <table:table-cell table:style-name="ce20" office:value-type="string" calcext:value-type="string">
            <text:p>p10</text:p>
          </table:table-cell>
          <table:table-cell table:formula="of:=100-[.H422]" office:value-type="float" office:value="39.7096705521611" calcext:value-type="float">
            <text:p>39.71</text:p>
          </table:table-cell>
          <table:table-cell table:formula="of:=([.G422]/[.O422])*100" office:value-type="float" office:value="99.6149520988655" calcext:value-type="float">
            <text:p>10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3665417" calcext:value-type="float">
            <text:p>73665417</text:p>
          </table:table-cell>
          <table:table-cell office:value-type="float" office:value="73665390" calcext:value-type="float">
            <text:p>73665390</text:p>
          </table:table-cell>
          <table:table-cell office:value-type="float" office:value="73666485" calcext:value-type="float">
            <text:p>73666485</text:p>
          </table:table-cell>
          <table:table-cell table:formula="of:=AVERAGE([.P422:.R422])" office:value-type="float" office:value="73665764" calcext:value-type="float">
            <text:p>73665764</text:p>
          </table:table-cell>
          <table:table-cell table:formula="of:=SQRT(AVERAGE(([.P422]-[.S422])^2;([.Q422]-[.S422])^2;([.R422]-[.S422])^2))" office:value-type="float" office:value="509.943134084576" calcext:value-type="float">
            <text:p>509.943134084576</text:p>
          </table:table-cell>
          <table:table-cell table:formula="of:=(([.S422]-[.F422])/[.G422])*100" office:value-type="float" office:value="0.167626798650683" calcext:value-type="float">
            <text:p>0.167626798650683</text:p>
          </table:table-cell>
          <table:table-cell table:number-columns-repeated="3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470980" calcext:value-type="float">
            <text:p>470980</text:p>
          </table:table-cell>
          <table:table-cell table:formula="of:=([.F423]/[.G423])*100" office:value-type="float" office:value="100" calcext:value-type="float">
            <text:p>100.00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10_krill</text:p>
          </table:table-cell>
          <table:table-cell table:style-name="ce20" office:value-type="string" calcext:value-type="string">
            <text:p>p10</text:p>
          </table:table-cell>
          <table:table-cell table:formula="of:=100-[.H423]" office:value-type="float" office:value="0" calcext:value-type="float">
            <text:p>0.00</text:p>
          </table:table-cell>
          <table:table-cell table:formula="of:=([.G423]/[.O423])*100" office:value-type="float" office:value="0.385047901134532" calcext:value-type="float">
            <text:p>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18852" calcext:value-type="float">
            <text:p>418852</text:p>
          </table:table-cell>
          <table:table-cell office:value-type="float" office:value="418968" calcext:value-type="float">
            <text:p>418968</text:p>
          </table:table-cell>
          <table:table-cell office:value-type="float" office:value="418741" calcext:value-type="float">
            <text:p>418741</text:p>
          </table:table-cell>
          <table:table-cell table:formula="of:=AVERAGE([.P423:.R423])" office:value-type="float" office:value="418853.666666667" calcext:value-type="float">
            <text:p>418853.666666667</text:p>
          </table:table-cell>
          <table:table-cell table:formula="of:=SQRT(AVERAGE(([.P423]-[.S423])^2;([.Q423]-[.S423])^2;([.R423]-[.S423])^2))" office:value-type="float" office:value="92.6798551766001" calcext:value-type="float">
            <text:p>92.6798551766001</text:p>
          </table:table-cell>
          <table:table-cell table:formula="of:=(([.S423]-[.F423])/[.G423])*100" office:value-type="float" office:value="-11.0676320296686" calcext:value-type="float">
            <text:p>-11.0676320296686</text:p>
          </table:table-cell>
          <table:table-cell table:number-columns-repeated="3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68088326" calcext:value-type="float">
            <text:p>68088326</text:p>
          </table:table-cell>
          <table:table-cell table:style-name="ce4" office:value-type="float" office:value="116246882" calcext:value-type="float">
            <text:p>116246882</text:p>
          </table:table-cell>
          <table:table-cell table:formula="of:=([.F424]/[.G424])*100" office:value-type="float" office:value="58.5721740046327" calcext:value-type="float">
            <text:p>58.57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10_krill_rotifer</text:p>
          </table:table-cell>
          <table:table-cell table:style-name="ce20"/>
          <table:table-cell table:formula="of:=100-[.H424]" office:value-type="float" office:value="41.4278259953673" calcext:value-type="float">
            <text:p>41.43</text:p>
          </table:table-cell>
          <table:table-cell table:formula="of:=([.G424]/[.O424])*100" office:value-type="float" office:value="95.0371946314784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0489892" calcext:value-type="float">
            <text:p>70489892</text:p>
          </table:table-cell>
          <table:table-cell office:value-type="float" office:value="70487866" calcext:value-type="float">
            <text:p>70487866</text:p>
          </table:table-cell>
          <table:table-cell office:value-type="float" office:value="70488623" calcext:value-type="float">
            <text:p>70488623</text:p>
          </table:table-cell>
          <table:table-cell table:formula="of:=AVERAGE([.P424:.R424])" office:value-type="float" office:value="70488793.6666667" calcext:value-type="float">
            <text:p>70488793.6666667</text:p>
          </table:table-cell>
          <table:table-cell table:formula="of:=SQRT(AVERAGE(([.P424]-[.S424])^2;([.Q424]-[.S424])^2;([.R424]-[.S424])^2))" office:value-type="float" office:value="835.868543625265" calcext:value-type="float">
            <text:p>835.868543625265</text:p>
          </table:table-cell>
          <table:table-cell table:formula="of:=(([.S424]-[.F424])/[.G424])*100" office:value-type="float" office:value="2.06497380864518" calcext:value-type="float">
            <text:p>2.06497380864518</text:p>
          </table:table-cell>
          <table:table-cell table:number-columns-repeated="3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373191" calcext:value-type="float">
            <text:p>5373191</text:p>
          </table:table-cell>
          <table:table-cell table:style-name="ce4" office:value-type="float" office:value="5599387" calcext:value-type="float">
            <text:p>5599387</text:p>
          </table:table-cell>
          <table:table-cell table:formula="of:=([.F425]/[.G425])*100" office:value-type="float" office:value="95.9603435161742" calcext:value-type="float">
            <text:p>95.96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10_krill_rotifer</text:p>
          </table:table-cell>
          <table:table-cell table:style-name="ce20"/>
          <table:table-cell table:formula="of:=100-[.H425]" office:value-type="float" office:value="4.03965648382581" calcext:value-type="float">
            <text:p>4.04</text:p>
          </table:table-cell>
          <table:table-cell table:formula="of:=([.G425]/[.O425])*100" office:value-type="float" office:value="4.57775746738712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182722" calcext:value-type="float">
            <text:p>4182722</text:p>
          </table:table-cell>
          <table:table-cell office:value-type="float" office:value="4182048" calcext:value-type="float">
            <text:p>4182048</text:p>
          </table:table-cell>
          <table:table-cell office:value-type="float" office:value="4180030" calcext:value-type="float">
            <text:p>4180030</text:p>
          </table:table-cell>
          <table:table-cell table:formula="of:=AVERAGE([.P425:.R425])" office:value-type="float" office:value="4181600" calcext:value-type="float">
            <text:p>4181600</text:p>
          </table:table-cell>
          <table:table-cell table:formula="of:=SQRT(AVERAGE(([.P425]-[.S425])^2;([.Q425]-[.S425])^2;([.R425]-[.S425])^2))" office:value-type="float" office:value="1143.74938979947" calcext:value-type="float">
            <text:p>1143.74938979947</text:p>
          </table:table-cell>
          <table:table-cell table:formula="of:=(([.S425]-[.F425])/[.G425])*100" office:value-type="float" office:value="-21.2807401953107" calcext:value-type="float">
            <text:p>-21.2807401953107</text:p>
          </table:table-cell>
          <table:table-cell table:number-columns-repeated="3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226345" calcext:value-type="float">
            <text:p>226345</text:p>
          </table:table-cell>
          <table:table-cell table:formula="of:=([.F426]/[.G426])*100" office:value-type="float" office:value="100" calcext:value-type="float">
            <text:p>100.00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10_krill_rotifer</text:p>
          </table:table-cell>
          <table:table-cell table:style-name="ce20"/>
          <table:table-cell table:formula="of:=100-[.H426]" office:value-type="float" office:value="0" calcext:value-type="float">
            <text:p>0.00</text:p>
          </table:table-cell>
          <table:table-cell table:formula="of:=([.G426]/[.O426])*100" office:value-type="float" office:value="0.185047490726349" calcext:value-type="float">
            <text:p>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08400" calcext:value-type="float">
            <text:p>208400</text:p>
          </table:table-cell>
          <table:table-cell office:value-type="float" office:value="208156" calcext:value-type="float">
            <text:p>208156</text:p>
          </table:table-cell>
          <table:table-cell office:value-type="float" office:value="207686" calcext:value-type="float">
            <text:p>207686</text:p>
          </table:table-cell>
          <table:table-cell table:formula="of:=AVERAGE([.P426:.R426])" office:value-type="float" office:value="208080.666666667" calcext:value-type="float">
            <text:p>208080.666666667</text:p>
          </table:table-cell>
          <table:table-cell table:formula="of:=SQRT(AVERAGE(([.P426]-[.S426])^2;([.Q426]-[.S426])^2;([.R426]-[.S426])^2))" office:value-type="float" office:value="296.316647449237" calcext:value-type="float">
            <text:p>296.316647449237</text:p>
          </table:table-cell>
          <table:table-cell table:formula="of:=(([.S426]-[.F426])/[.G426])*100" office:value-type="float" office:value="-8.06924532608776" calcext:value-type="float">
            <text:p>-8.06924532608776</text:p>
          </table:table-cell>
          <table:table-cell table:number-columns-repeated="3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244635" calcext:value-type="float">
            <text:p>244635</text:p>
          </table:table-cell>
          <table:table-cell table:formula="of:=([.F427]/[.G427])*100" office:value-type="float" office:value="100" calcext:value-type="float">
            <text:p>100.00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10_krill_rotifer</text:p>
          </table:table-cell>
          <table:table-cell table:style-name="ce20"/>
          <table:table-cell table:formula="of:=100-[.H427]" office:value-type="float" office:value="0" calcext:value-type="float">
            <text:p>0.00</text:p>
          </table:table-cell>
          <table:table-cell table:formula="of:=([.G427]/[.O427])*100" office:value-type="float" office:value="0.200000410408184" calcext:value-type="float">
            <text:p>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24033" calcext:value-type="float">
            <text:p>224033</text:p>
          </table:table-cell>
          <table:table-cell office:value-type="float" office:value="223877" calcext:value-type="float">
            <text:p>223877</text:p>
          </table:table-cell>
          <table:table-cell office:value-type="float" office:value="223912" calcext:value-type="float">
            <text:p>223912</text:p>
          </table:table-cell>
          <table:table-cell table:formula="of:=AVERAGE([.P427:.R427])" office:value-type="float" office:value="223940.666666667" calcext:value-type="float">
            <text:p>223940.666666667</text:p>
          </table:table-cell>
          <table:table-cell table:formula="of:=SQRT(AVERAGE(([.P427]-[.S427])^2;([.Q427]-[.S427])^2;([.R427]-[.S427])^2))" office:value-type="float" office:value="66.834788014094" calcext:value-type="float">
            <text:p>66.834788014094</text:p>
          </table:table-cell>
          <table:table-cell table:formula="of:=(([.S427]-[.F427])/[.G427])*100" office:value-type="float" office:value="-8.45926925146988" calcext:value-type="float">
            <text:p>-8.45926925146988</text:p>
          </table:table-cell>
          <table:table-cell table:number-columns-repeated="3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2152284" calcext:value-type="float">
            <text:p>72152284</text:p>
          </table:table-cell>
          <table:table-cell table:style-name="ce4" office:value-type="float" office:value="120537036" calcext:value-type="float">
            <text:p>120537036</text:p>
          </table:table-cell>
          <table:table-cell table:formula="of:=([.F428]/[.G428])*100" office:value-type="float" office:value="59.8590162777854" calcext:value-type="float">
            <text:p>59.86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20_krill</text:p>
          </table:table-cell>
          <table:table-cell table:style-name="ce20" office:value-type="string" calcext:value-type="string">
            <text:p>p20</text:p>
          </table:table-cell>
          <table:table-cell table:formula="of:=100-[.H428]" office:value-type="float" office:value="40.1409837222146" calcext:value-type="float">
            <text:p>40.14</text:p>
          </table:table-cell>
          <table:table-cell table:formula="of:=([.G428]/[.O428])*100" office:value-type="float" office:value="98.5445936574326" calcext:value-type="float">
            <text:p>99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2923170" calcext:value-type="float">
            <text:p>72923170</text:p>
          </table:table-cell>
          <table:table-cell office:value-type="float" office:value="72924714" calcext:value-type="float">
            <text:p>72924714</text:p>
          </table:table-cell>
          <table:table-cell office:value-type="float" office:value="72922298" calcext:value-type="float">
            <text:p>72922298</text:p>
          </table:table-cell>
          <table:table-cell table:formula="of:=AVERAGE([.P428:.R428])" office:value-type="float" office:value="72923394" calcext:value-type="float">
            <text:p>72923394</text:p>
          </table:table-cell>
          <table:table-cell table:formula="of:=SQRT(AVERAGE(([.P428]-[.S428])^2;([.Q428]-[.S428])^2;([.R428]-[.S428])^2))" office:value-type="float" office:value="998.964797511237" calcext:value-type="float">
            <text:p>998.964797511237</text:p>
          </table:table-cell>
          <table:table-cell table:formula="of:=(([.S428]-[.F428])/[.G428])*100" office:value-type="float" office:value="0.639728688865387" calcext:value-type="float">
            <text:p>0.639728688865387</text:p>
          </table:table-cell>
          <table:table-cell table:number-columns-repeated="3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1780213" calcext:value-type="float">
            <text:p>1780213</text:p>
          </table:table-cell>
          <table:table-cell table:formula="of:=([.F429]/[.G429])*100" office:value-type="float" office:value="100" calcext:value-type="float">
            <text:p>100.00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20_krill</text:p>
          </table:table-cell>
          <table:table-cell table:style-name="ce20" office:value-type="string" calcext:value-type="string">
            <text:p>p20</text:p>
          </table:table-cell>
          <table:table-cell table:formula="of:=100-[.H429]" office:value-type="float" office:value="0" calcext:value-type="float">
            <text:p>0.00</text:p>
          </table:table-cell>
          <table:table-cell table:formula="of:=([.G429]/[.O429])*100" office:value-type="float" office:value="1.45540634256743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453538" calcext:value-type="float">
            <text:p>1453538</text:p>
          </table:table-cell>
          <table:table-cell office:value-type="float" office:value="1452939" calcext:value-type="float">
            <text:p>1452939</text:p>
          </table:table-cell>
          <table:table-cell office:value-type="float" office:value="1453028" calcext:value-type="float">
            <text:p>1453028</text:p>
          </table:table-cell>
          <table:table-cell table:formula="of:=AVERAGE([.P429:.R429])" office:value-type="float" office:value="1453168.33333333" calcext:value-type="float">
            <text:p>1453168.33333333</text:p>
          </table:table-cell>
          <table:table-cell table:formula="of:=SQRT(AVERAGE(([.P429]-[.S429])^2;([.Q429]-[.S429])^2;([.R429]-[.S429])^2))" office:value-type="float" office:value="263.906970140784" calcext:value-type="float">
            <text:p>263.906970140784</text:p>
          </table:table-cell>
          <table:table-cell table:formula="of:=(([.S429]-[.F429])/[.G429])*100" office:value-type="float" office:value="-18.3710975409497" calcext:value-type="float">
            <text:p>-18.3710975409497</text:p>
          </table:table-cell>
          <table:table-cell table:number-columns-repeated="3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67117201" calcext:value-type="float">
            <text:p>67117201</text:p>
          </table:table-cell>
          <table:table-cell table:style-name="ce4" office:value-type="float" office:value="115275757" calcext:value-type="float">
            <text:p>115275757</text:p>
          </table:table-cell>
          <table:table-cell table:formula="of:=([.F430]/[.G430])*100" office:value-type="float" office:value="58.2231708962015" calcext:value-type="float">
            <text:p>58.22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20_krill_rotifer</text:p>
          </table:table-cell>
          <table:table-cell table:style-name="ce20"/>
          <table:table-cell table:formula="of:=100-[.H430]" office:value-type="float" office:value="41.7768291037985" calcext:value-type="float">
            <text:p>41.78</text:p>
          </table:table-cell>
          <table:table-cell table:formula="of:=([.G430]/[.O430])*100" office:value-type="float" office:value="94.2432550947904" calcext:value-type="float">
            <text:p>9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9934375" calcext:value-type="float">
            <text:p>69934375</text:p>
          </table:table-cell>
          <table:table-cell office:value-type="float" office:value="69938335" calcext:value-type="float">
            <text:p>69938335</text:p>
          </table:table-cell>
          <table:table-cell office:value-type="float" office:value="69938457" calcext:value-type="float">
            <text:p>69938457</text:p>
          </table:table-cell>
          <table:table-cell table:formula="of:=AVERAGE([.P430:.R430])" office:value-type="float" office:value="69937055.6666667" calcext:value-type="float">
            <text:p>69937055.6666667</text:p>
          </table:table-cell>
          <table:table-cell table:formula="of:=SQRT(AVERAGE(([.P430]-[.S430])^2;([.Q430]-[.S430])^2;([.R430]-[.S430])^2))" office:value-type="float" office:value="1896.17181593746" calcext:value-type="float">
            <text:p>1896.17181593746</text:p>
          </table:table-cell>
          <table:table-cell table:formula="of:=(([.S430]-[.F430])/[.G430])*100" office:value-type="float" office:value="2.44618186863581" calcext:value-type="float">
            <text:p>2.44618186863581</text:p>
          </table:table-cell>
          <table:table-cell table:number-columns-repeated="3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035083" calcext:value-type="float">
            <text:p>5035083</text:p>
          </table:table-cell>
          <table:table-cell table:style-name="ce4" office:value-type="float" office:value="5261279" calcext:value-type="float">
            <text:p>5261279</text:p>
          </table:table-cell>
          <table:table-cell table:formula="of:=([.F431]/[.G431])*100" office:value-type="float" office:value="95.7007412076037" calcext:value-type="float">
            <text:p>95.70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20_krill_rotifer</text:p>
          </table:table-cell>
          <table:table-cell table:style-name="ce20"/>
          <table:table-cell table:formula="of:=100-[.H431]" office:value-type="float" office:value="4.2992587923963" calcext:value-type="float">
            <text:p>4.30</text:p>
          </table:table-cell>
          <table:table-cell table:formula="of:=([.G431]/[.O431])*100" office:value-type="float" office:value="4.30133856264213" calcext:value-type="float">
            <text:p>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948743" calcext:value-type="float">
            <text:p>3948743</text:p>
          </table:table-cell>
          <table:table-cell office:value-type="float" office:value="3947674" calcext:value-type="float">
            <text:p>3947674</text:p>
          </table:table-cell>
          <table:table-cell office:value-type="float" office:value="3946783" calcext:value-type="float">
            <text:p>3946783</text:p>
          </table:table-cell>
          <table:table-cell table:formula="of:=AVERAGE([.P431:.R431])" office:value-type="float" office:value="3947733.33333333" calcext:value-type="float">
            <text:p>3947733.33333333</text:p>
          </table:table-cell>
          <table:table-cell table:formula="of:=SQRT(AVERAGE(([.P431]-[.S431])^2;([.Q431]-[.S431])^2;([.R431]-[.S431])^2))" office:value-type="float" office:value="801.265804142975" calcext:value-type="float">
            <text:p>801.265804142975</text:p>
          </table:table-cell>
          <table:table-cell table:formula="of:=(([.S431]-[.F431])/[.G431])*100" office:value-type="float" office:value="-20.6670215867029" calcext:value-type="float">
            <text:p>-20.6670215867029</text:p>
          </table:table-cell>
          <table:table-cell table:number-columns-repeated="3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1197470" calcext:value-type="float">
            <text:p>1197470</text:p>
          </table:table-cell>
          <table:table-cell table:formula="of:=([.F432]/[.G432])*100" office:value-type="float" office:value="100" calcext:value-type="float">
            <text:p>100.00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20_krill_rotifer</text:p>
          </table:table-cell>
          <table:table-cell table:style-name="ce20"/>
          <table:table-cell table:formula="of:=100-[.H432]" office:value-type="float" office:value="0" calcext:value-type="float">
            <text:p>0.00</text:p>
          </table:table-cell>
          <table:table-cell table:formula="of:=([.G432]/[.O432])*100" office:value-type="float" office:value="0.978987027414261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005913" calcext:value-type="float">
            <text:p>1005913</text:p>
          </table:table-cell>
          <table:table-cell office:value-type="float" office:value="1005755" calcext:value-type="float">
            <text:p>1005755</text:p>
          </table:table-cell>
          <table:table-cell office:value-type="float" office:value="1006684" calcext:value-type="float">
            <text:p>1006684</text:p>
          </table:table-cell>
          <table:table-cell table:formula="of:=AVERAGE([.P432:.R432])" office:value-type="float" office:value="1006117.33333333" calcext:value-type="float">
            <text:p>1006117.33333333</text:p>
          </table:table-cell>
          <table:table-cell table:formula="of:=SQRT(AVERAGE(([.P432]-[.S432])^2;([.Q432]-[.S432])^2;([.R432]-[.S432])^2))" office:value-type="float" office:value="405.852463614824" calcext:value-type="float">
            <text:p>405.852463614824</text:p>
          </table:table-cell>
          <table:table-cell table:formula="of:=(([.S432]-[.F432])/[.G432])*100" office:value-type="float" office:value="-15.9797461871" calcext:value-type="float">
            <text:p>-15.9797461871</text:p>
          </table:table-cell>
          <table:table-cell table:number-columns-repeated="3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582743" calcext:value-type="float">
            <text:p>582743</text:p>
          </table:table-cell>
          <table:table-cell table:formula="of:=([.F433]/[.G433])*100" office:value-type="float" office:value="100" calcext:value-type="float">
            <text:p>100.00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20_krill_rotifer</text:p>
          </table:table-cell>
          <table:table-cell table:style-name="ce20"/>
          <table:table-cell table:formula="of:=100-[.H433]" office:value-type="float" office:value="0" calcext:value-type="float">
            <text:p>0.00</text:p>
          </table:table-cell>
          <table:table-cell table:formula="of:=([.G433]/[.O433])*100" office:value-type="float" office:value="0.476419315153172" calcext:value-type="float">
            <text:p>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512717" calcext:value-type="float">
            <text:p>512717</text:p>
          </table:table-cell>
          <table:table-cell office:value-type="float" office:value="512155" calcext:value-type="float">
            <text:p>512155</text:p>
          </table:table-cell>
          <table:table-cell office:value-type="float" office:value="512101" calcext:value-type="float">
            <text:p>512101</text:p>
          </table:table-cell>
          <table:table-cell table:formula="of:=AVERAGE([.P433:.R433])" office:value-type="float" office:value="512324.333333333" calcext:value-type="float">
            <text:p>512324.333333333</text:p>
          </table:table-cell>
          <table:table-cell table:formula="of:=SQRT(AVERAGE(([.P433]-[.S433])^2;([.Q433]-[.S433])^2;([.R433]-[.S433])^2))" office:value-type="float" office:value="278.531067487194" calcext:value-type="float">
            <text:p>278.531067487194</text:p>
          </table:table-cell>
          <table:table-cell table:formula="of:=(([.S433]-[.F433])/[.G433])*100" office:value-type="float" office:value="-12.0840004370137" calcext:value-type="float">
            <text:p>-12.0840004370137</text:p>
          </table:table-cell>
          <table:table-cell table:number-columns-repeated="3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0100396" calcext:value-type="float">
            <text:p>70100396</text:p>
          </table:table-cell>
          <table:table-cell table:style-name="ce4" office:value-type="float" office:value="118485089" calcext:value-type="float">
            <text:p>118485089</text:p>
          </table:table-cell>
          <table:table-cell table:formula="of:=([.F434]/[.G434])*100" office:value-type="float" office:value="59.1638969862275" calcext:value-type="float">
            <text:p>59.16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30_krill</text:p>
          </table:table-cell>
          <table:table-cell table:style-name="ce20" office:value-type="string" calcext:value-type="string">
            <text:p>p30</text:p>
          </table:table-cell>
          <table:table-cell table:formula="of:=100-[.H434]" office:value-type="float" office:value="40.8361030137725" calcext:value-type="float">
            <text:p>40.84</text:p>
          </table:table-cell>
          <table:table-cell table:formula="of:=([.G434]/[.O434])*100" office:value-type="float" office:value="96.8670322204516" calcext:value-type="float">
            <text:p>97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1759650" calcext:value-type="float">
            <text:p>71759650</text:p>
          </table:table-cell>
          <table:table-cell office:value-type="float" office:value="71760367" calcext:value-type="float">
            <text:p>71760367</text:p>
          </table:table-cell>
          <table:table-cell office:value-type="float" office:value="71759073" calcext:value-type="float">
            <text:p>71759073</text:p>
          </table:table-cell>
          <table:table-cell table:formula="of:=AVERAGE([.P434:.R434])" office:value-type="float" office:value="71759696.6666667" calcext:value-type="float">
            <text:p>71759696.6666667</text:p>
          </table:table-cell>
          <table:table-cell table:formula="of:=SQRT(AVERAGE(([.P434]-[.S434])^2;([.Q434]-[.S434])^2;([.R434]-[.S434])^2))" office:value-type="float" office:value="529.30289585034" calcext:value-type="float">
            <text:p>529.30289585034</text:p>
          </table:table-cell>
          <table:table-cell table:formula="of:=(([.S434]-[.F434])/[.G434])*100" office:value-type="float" office:value="1.40042994495845" calcext:value-type="float">
            <text:p>1.40042994495845</text:p>
          </table:table-cell>
          <table:table-cell table:number-columns-repeated="3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3832160" calcext:value-type="float">
            <text:p>3832160</text:p>
          </table:table-cell>
          <table:table-cell table:formula="of:=([.F435]/[.G435])*100" office:value-type="float" office:value="100" calcext:value-type="float">
            <text:p>100.00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30_krill</text:p>
          </table:table-cell>
          <table:table-cell table:style-name="ce20" office:value-type="string" calcext:value-type="string">
            <text:p>p30</text:p>
          </table:table-cell>
          <table:table-cell table:formula="of:=100-[.H435]" office:value-type="float" office:value="0" calcext:value-type="float">
            <text:p>0.00</text:p>
          </table:table-cell>
          <table:table-cell table:formula="of:=([.G435]/[.O435])*100" office:value-type="float" office:value="3.13296777954841" calcext:value-type="float">
            <text:p>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947776" calcext:value-type="float">
            <text:p>2947776</text:p>
          </table:table-cell>
          <table:table-cell office:value-type="float" office:value="2948667" calcext:value-type="float">
            <text:p>2948667</text:p>
          </table:table-cell>
          <table:table-cell office:value-type="float" office:value="2948062" calcext:value-type="float">
            <text:p>2948062</text:p>
          </table:table-cell>
          <table:table-cell table:formula="of:=AVERAGE([.P435:.R435])" office:value-type="float" office:value="2948168.33333333" calcext:value-type="float">
            <text:p>2948168.33333333</text:p>
          </table:table-cell>
          <table:table-cell table:formula="of:=SQRT(AVERAGE(([.P435]-[.S435])^2;([.Q435]-[.S435])^2;([.R435]-[.S435])^2))" office:value-type="float" office:value="371.43894368912" calcext:value-type="float">
            <text:p>371.43894368912</text:p>
          </table:table-cell>
          <table:table-cell table:formula="of:=(([.S435]-[.F435])/[.G435])*100" office:value-type="float" office:value="-23.0677128999485" calcext:value-type="float">
            <text:p>-23.0677128999485</text:p>
          </table:table-cell>
          <table:table-cell table:number-columns-repeated="3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65396398" calcext:value-type="float">
            <text:p>65396398</text:p>
          </table:table-cell>
          <table:table-cell table:style-name="ce4" office:value-type="float" office:value="113554895" calcext:value-type="float">
            <text:p>113554895</text:p>
          </table:table-cell>
          <table:table-cell table:formula="of:=([.F436]/[.G436])*100" office:value-type="float" office:value="57.5901179777411" calcext:value-type="float">
            <text:p>57.59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30_krill_rotifer</text:p>
          </table:table-cell>
          <table:table-cell table:style-name="ce20"/>
          <table:table-cell table:formula="of:=100-[.H436]" office:value-type="float" office:value="42.4098820222589" calcext:value-type="float">
            <text:p>42.41</text:p>
          </table:table-cell>
          <table:table-cell table:formula="of:=([.G436]/[.O436])*100" office:value-type="float" office:value="92.8363709357133" calcext:value-type="float">
            <text:p>9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8957612" calcext:value-type="float">
            <text:p>68957612</text:p>
          </table:table-cell>
          <table:table-cell office:value-type="float" office:value="68957512" calcext:value-type="float">
            <text:p>68957512</text:p>
          </table:table-cell>
          <table:table-cell office:value-type="float" office:value="68956816" calcext:value-type="float">
            <text:p>68956816</text:p>
          </table:table-cell>
          <table:table-cell table:formula="of:=AVERAGE([.P436:.R436])" office:value-type="float" office:value="68957313.3333333" calcext:value-type="float">
            <text:p>68957313.3333333</text:p>
          </table:table-cell>
          <table:table-cell table:formula="of:=SQRT(AVERAGE(([.P436]-[.S436])^2;([.Q436]-[.S436])^2;([.R436]-[.S436])^2))" office:value-type="float" office:value="354.029502850947" calcext:value-type="float">
            <text:p>354.029502850947</text:p>
          </table:table-cell>
          <table:table-cell table:formula="of:=(([.S436]-[.F436])/[.G436])*100" office:value-type="float" office:value="3.13585366208416" calcext:value-type="float">
            <text:p>3.13585366208416</text:p>
          </table:table-cell>
          <table:table-cell table:number-columns-repeated="3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703998" calcext:value-type="float">
            <text:p>4703998</text:p>
          </table:table-cell>
          <table:table-cell table:style-name="ce4" office:value-type="float" office:value="4930194" calcext:value-type="float">
            <text:p>4930194</text:p>
          </table:table-cell>
          <table:table-cell table:formula="of:=([.F437]/[.G437])*100" office:value-type="float" office:value="95.4120263827346" calcext:value-type="float">
            <text:p>95.41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30_krill_rotifer</text:p>
          </table:table-cell>
          <table:table-cell table:style-name="ce20"/>
          <table:table-cell table:formula="of:=100-[.H437]" office:value-type="float" office:value="4.58797361726536" calcext:value-type="float">
            <text:p>4.59</text:p>
          </table:table-cell>
          <table:table-cell table:formula="of:=([.G437]/[.O437])*100" office:value-type="float" office:value="4.03066128473834" calcext:value-type="float">
            <text:p>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717815" calcext:value-type="float">
            <text:p>3717815</text:p>
          </table:table-cell>
          <table:table-cell office:value-type="float" office:value="3719753" calcext:value-type="float">
            <text:p>3719753</text:p>
          </table:table-cell>
          <table:table-cell office:value-type="float" office:value="3720078" calcext:value-type="float">
            <text:p>3720078</text:p>
          </table:table-cell>
          <table:table-cell table:formula="of:=AVERAGE([.P437:.R437])" office:value-type="float" office:value="3719215.33333333" calcext:value-type="float">
            <text:p>3719215.33333333</text:p>
          </table:table-cell>
          <table:table-cell table:formula="of:=SQRT(AVERAGE(([.P437]-[.S437])^2;([.Q437]-[.S437])^2;([.R437]-[.S437])^2))" office:value-type="float" office:value="999.034978811497" calcext:value-type="float">
            <text:p>999.034978811497</text:p>
          </table:table-cell>
          <table:table-cell table:formula="of:=(([.S437]-[.F437])/[.G437])*100" office:value-type="float" office:value="-19.9745216246392" calcext:value-type="float">
            <text:p>-19.9745216246392</text:p>
          </table:table-cell>
          <table:table-cell table:number-columns-repeated="3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2918332" calcext:value-type="float">
            <text:p>2918332</text:p>
          </table:table-cell>
          <table:table-cell table:formula="of:=([.F438]/[.G438])*100" office:value-type="float" office:value="100" calcext:value-type="float">
            <text:p>100.00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30_krill_rotifer</text:p>
          </table:table-cell>
          <table:table-cell table:style-name="ce20"/>
          <table:table-cell table:formula="of:=100-[.H438]" office:value-type="float" office:value="0" calcext:value-type="float">
            <text:p>0.00</text:p>
          </table:table-cell>
          <table:table-cell table:formula="of:=([.G438]/[.O438])*100" office:value-type="float" office:value="2.38587118649145" calcext:value-type="float">
            <text:p>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294000" calcext:value-type="float">
            <text:p>2294000</text:p>
          </table:table-cell>
          <table:table-cell office:value-type="float" office:value="2293839" calcext:value-type="float">
            <text:p>2293839</text:p>
          </table:table-cell>
          <table:table-cell office:value-type="float" office:value="2292397" calcext:value-type="float">
            <text:p>2292397</text:p>
          </table:table-cell>
          <table:table-cell table:formula="of:=AVERAGE([.P438:.R438])" office:value-type="float" office:value="2293412" calcext:value-type="float">
            <text:p>2293412</text:p>
          </table:table-cell>
          <table:table-cell table:formula="of:=SQRT(AVERAGE(([.P438]-[.S438])^2;([.Q438]-[.S438])^2;([.R438]-[.S438])^2))" office:value-type="float" office:value="720.716772849548" calcext:value-type="float">
            <text:p>720.716772849548</text:p>
          </table:table-cell>
          <table:table-cell table:formula="of:=(([.S438]-[.F438])/[.G438])*100" office:value-type="float" office:value="-21.4136020164944" calcext:value-type="float">
            <text:p>-21.4136020164944</text:p>
          </table:table-cell>
          <table:table-cell table:number-columns-repeated="3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913828" calcext:value-type="float">
            <text:p>913828</text:p>
          </table:table-cell>
          <table:table-cell table:formula="of:=([.F439]/[.G439])*100" office:value-type="float" office:value="100" calcext:value-type="float">
            <text:p>100.00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30_krill_rotifer</text:p>
          </table:table-cell>
          <table:table-cell table:style-name="ce20"/>
          <table:table-cell table:formula="of:=100-[.H439]" office:value-type="float" office:value="0" calcext:value-type="float">
            <text:p>0.00</text:p>
          </table:table-cell>
          <table:table-cell table:formula="of:=([.G439]/[.O439])*100" office:value-type="float" office:value="0.747096593056961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81951" calcext:value-type="float">
            <text:p>781951</text:p>
          </table:table-cell>
          <table:table-cell office:value-type="float" office:value="782025" calcext:value-type="float">
            <text:p>782025</text:p>
          </table:table-cell>
          <table:table-cell office:value-type="float" office:value="781911" calcext:value-type="float">
            <text:p>781911</text:p>
          </table:table-cell>
          <table:table-cell table:formula="of:=AVERAGE([.P439:.R439])" office:value-type="float" office:value="781962.333333333" calcext:value-type="float">
            <text:p>781962.333333333</text:p>
          </table:table-cell>
          <table:table-cell table:formula="of:=SQRT(AVERAGE(([.P439]-[.S439])^2;([.Q439]-[.S439])^2;([.R439]-[.S439])^2))" office:value-type="float" office:value="47.2252286624662" calcext:value-type="float">
            <text:p>47.2252286624662</text:p>
          </table:table-cell>
          <table:table-cell table:formula="of:=(([.S439]-[.F439])/[.G439])*100" office:value-type="float" office:value="-14.4300313260993" calcext:value-type="float">
            <text:p>-14.4300313260993</text:p>
          </table:table-cell>
          <table:table-cell table:number-columns-repeated="3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7385188" calcext:value-type="float">
            <text:p>67385188</text:p>
          </table:table-cell>
          <table:table-cell table:style-name="ce4" office:value-type="float" office:value="115768093" calcext:value-type="float">
            <text:p>115768093</text:p>
          </table:table-cell>
          <table:table-cell table:formula="of:=([.F440]/[.G440])*100" office:value-type="float" office:value="58.2070467378261" calcext:value-type="float">
            <text:p>58.21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40_krill</text:p>
          </table:table-cell>
          <table:table-cell table:style-name="ce20" office:value-type="string" calcext:value-type="string">
            <text:p>p40</text:p>
          </table:table-cell>
          <table:table-cell table:formula="of:=100-[.H440]" office:value-type="float" office:value="41.7929532621739" calcext:value-type="float">
            <text:p>41.79</text:p>
          </table:table-cell>
          <table:table-cell table:formula="of:=([.G440]/[.O440])*100" office:value-type="float" office:value="94.645762512203" calcext:value-type="float">
            <text:p>9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0218128" calcext:value-type="float">
            <text:p>70218128</text:p>
          </table:table-cell>
          <table:table-cell office:value-type="float" office:value="70216441" calcext:value-type="float">
            <text:p>70216441</text:p>
          </table:table-cell>
          <table:table-cell office:value-type="float" office:value="70215315" calcext:value-type="float">
            <text:p>70215315</text:p>
          </table:table-cell>
          <table:table-cell table:formula="of:=AVERAGE([.P440:.R440])" office:value-type="float" office:value="70216628" calcext:value-type="float">
            <text:p>70216628</text:p>
          </table:table-cell>
          <table:table-cell table:formula="of:=SQRT(AVERAGE(([.P440]-[.S440])^2;([.Q440]-[.S440])^2;([.R440]-[.S440])^2))" office:value-type="float" office:value="1155.98990768374" calcext:value-type="float">
            <text:p>1155.98990768374</text:p>
          </table:table-cell>
          <table:table-cell table:formula="of:=(([.S440]-[.F440])/[.G440])*100" office:value-type="float" office:value="2.44578616320474" calcext:value-type="float">
            <text:p>2.44578616320474</text:p>
          </table:table-cell>
          <table:table-cell table:number-columns-repeated="3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549097" calcext:value-type="float">
            <text:p>6549097</text:p>
          </table:table-cell>
          <table:table-cell table:style-name="ce4" office:value-type="float" office:value="6549156" calcext:value-type="float">
            <text:p>6549156</text:p>
          </table:table-cell>
          <table:table-cell table:formula="of:=([.F441]/[.G441])*100" office:value-type="float" office:value="99.9990991205584" calcext:value-type="float">
            <text:p>100.00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40_krill</text:p>
          </table:table-cell>
          <table:table-cell table:style-name="ce20" office:value-type="string" calcext:value-type="string">
            <text:p>p40</text:p>
          </table:table-cell>
          <table:table-cell table:formula="of:=100-[.H441]" office:value-type="float" office:value="0.000900879441573466" calcext:value-type="float">
            <text:p>0.00</text:p>
          </table:table-cell>
          <table:table-cell table:formula="of:=([.G441]/[.O441])*100" office:value-type="float" office:value="5.354237487797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832840" calcext:value-type="float">
            <text:p>4832840</text:p>
          </table:table-cell>
          <table:table-cell office:value-type="float" office:value="4832571" calcext:value-type="float">
            <text:p>4832571</text:p>
          </table:table-cell>
          <table:table-cell office:value-type="float" office:value="4833204" calcext:value-type="float">
            <text:p>4833204</text:p>
          </table:table-cell>
          <table:table-cell table:formula="of:=AVERAGE([.P441:.R441])" office:value-type="float" office:value="4832871.66666667" calcext:value-type="float">
            <text:p>4832871.66666667</text:p>
          </table:table-cell>
          <table:table-cell table:formula="of:=SQRT(AVERAGE(([.P441]-[.S441])^2;([.Q441]-[.S441])^2;([.R441]-[.S441])^2))" office:value-type="float" office:value="259.389454081867" calcext:value-type="float">
            <text:p>259.389454081867</text:p>
          </table:table-cell>
          <table:table-cell table:formula="of:=(([.S441]-[.F441])/[.G441])*100" office:value-type="float" office:value="-26.2052901676694" calcext:value-type="float">
            <text:p>-26.2052901676694</text:p>
          </table:table-cell>
          <table:table-cell table:number-columns-repeated="3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62996391" calcext:value-type="float">
            <text:p>62996391</text:p>
          </table:table-cell>
          <table:table-cell table:style-name="ce4" office:value-type="float" office:value="111153120" calcext:value-type="float">
            <text:p>111153120</text:p>
          </table:table-cell>
          <table:table-cell table:formula="of:=([.F442]/[.G442])*100" office:value-type="float" office:value="56.6753240934667" calcext:value-type="float">
            <text:p>56.68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40_krill_rotifer</text:p>
          </table:table-cell>
          <table:table-cell table:style-name="ce20"/>
          <table:table-cell table:formula="of:=100-[.H442]" office:value-type="float" office:value="43.3246759065333" calcext:value-type="float">
            <text:p>43.32</text:p>
          </table:table-cell>
          <table:table-cell table:formula="of:=([.G442]/[.O442])*100" office:value-type="float" office:value="90.8728089527259" calcext:value-type="float">
            <text:p>9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7590528" calcext:value-type="float">
            <text:p>67590528</text:p>
          </table:table-cell>
          <table:table-cell office:value-type="float" office:value="67588660" calcext:value-type="float">
            <text:p>67588660</text:p>
          </table:table-cell>
          <table:table-cell office:value-type="float" office:value="67589421" calcext:value-type="float">
            <text:p>67589421</text:p>
          </table:table-cell>
          <table:table-cell table:formula="of:=AVERAGE([.P442:.R442])" office:value-type="float" office:value="67589536.3333333" calcext:value-type="float">
            <text:p>67589536.3333333</text:p>
          </table:table-cell>
          <table:table-cell table:formula="of:=SQRT(AVERAGE(([.P442]-[.S442])^2;([.Q442]-[.S442])^2;([.R442]-[.S442])^2))" office:value-type="float" office:value="766.956032348371" calcext:value-type="float">
            <text:p>766.956032348371</text:p>
          </table:table-cell>
          <table:table-cell table:formula="of:=(([.S442]-[.F442])/[.G442])*100" office:value-type="float" office:value="4.13226847193613" calcext:value-type="float">
            <text:p>4.13226847193613</text:p>
          </table:table-cell>
          <table:table-cell table:number-columns-repeated="3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388797" calcext:value-type="float">
            <text:p>4388797</text:p>
          </table:table-cell>
          <table:table-cell table:style-name="ce4" office:value-type="float" office:value="4614973" calcext:value-type="float">
            <text:p>4614973</text:p>
          </table:table-cell>
          <table:table-cell table:formula="of:=([.F443]/[.G443])*100" office:value-type="float" office:value="95.0990829198784" calcext:value-type="float">
            <text:p>95.10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40_krill_rotifer</text:p>
          </table:table-cell>
          <table:table-cell table:style-name="ce20"/>
          <table:table-cell table:formula="of:=100-[.H443]" office:value-type="float" office:value="4.90091708012159" calcext:value-type="float">
            <text:p>4.90</text:p>
          </table:table-cell>
          <table:table-cell table:formula="of:=([.G443]/[.O443])*100" office:value-type="float" office:value="3.77295355947713" calcext:value-type="float">
            <text:p>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496772" calcext:value-type="float">
            <text:p>3496772</text:p>
          </table:table-cell>
          <table:table-cell office:value-type="float" office:value="3496908" calcext:value-type="float">
            <text:p>3496908</text:p>
          </table:table-cell>
          <table:table-cell office:value-type="float" office:value="3498444" calcext:value-type="float">
            <text:p>3498444</text:p>
          </table:table-cell>
          <table:table-cell table:formula="of:=AVERAGE([.P443:.R443])" office:value-type="float" office:value="3497374.66666667" calcext:value-type="float">
            <text:p>3497374.66666667</text:p>
          </table:table-cell>
          <table:table-cell table:formula="of:=SQRT(AVERAGE(([.P443]-[.S443])^2;([.Q443]-[.S443])^2;([.R443]-[.S443])^2))" office:value-type="float" office:value="758.1685535259" calcext:value-type="float">
            <text:p>758.1685535259</text:p>
          </table:table-cell>
          <table:table-cell table:formula="of:=(([.S443]-[.F443])/[.G443])*100" office:value-type="float" office:value="-19.3158732095146" calcext:value-type="float">
            <text:p>-19.3158732095146</text:p>
          </table:table-cell>
          <table:table-cell table:number-columns-repeated="3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320048" calcext:value-type="float">
            <text:p>5320048</text:p>
          </table:table-cell>
          <table:table-cell table:style-name="ce4" office:value-type="float" office:value="5320107" calcext:value-type="float">
            <text:p>5320107</text:p>
          </table:table-cell>
          <table:table-cell table:formula="of:=([.F444]/[.G444])*100" office:value-type="float" office:value="99.9988909997487" calcext:value-type="float">
            <text:p>100.00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40_krill_rotifer</text:p>
          </table:table-cell>
          <table:table-cell table:style-name="ce20"/>
          <table:table-cell table:formula="of:=100-[.H444]" office:value-type="float" office:value="0.00110900025130434" calcext:value-type="float">
            <text:p>0.00</text:p>
          </table:table-cell>
          <table:table-cell table:formula="of:=([.G444]/[.O444])*100" office:value-type="float" office:value="4.34943316947882" calcext:value-type="float">
            <text:p>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990190" calcext:value-type="float">
            <text:p>3990190</text:p>
          </table:table-cell>
          <table:table-cell office:value-type="float" office:value="3988659" calcext:value-type="float">
            <text:p>3988659</text:p>
          </table:table-cell>
          <table:table-cell office:value-type="float" office:value="3989412" calcext:value-type="float">
            <text:p>3989412</text:p>
          </table:table-cell>
          <table:table-cell table:formula="of:=AVERAGE([.P444:.R444])" office:value-type="float" office:value="3989420.33333333" calcext:value-type="float">
            <text:p>3989420.33333333</text:p>
          </table:table-cell>
          <table:table-cell table:formula="of:=SQRT(AVERAGE(([.P444]-[.S444])^2;([.Q444]-[.S444])^2;([.R444]-[.S444])^2))" office:value-type="float" office:value="625.055908610493" calcext:value-type="float">
            <text:p>625.055908610493</text:p>
          </table:table-cell>
          <table:table-cell table:formula="of:=(([.S444]-[.F444])/[.G444])*100" office:value-type="float" office:value="-25.0112951988873" calcext:value-type="float">
            <text:p>-25.0112951988873</text:p>
          </table:table-cell>
          <table:table-cell table:number-columns-repeated="3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number-columns-repeated="2" table:style-name="ce4" office:value-type="float" office:value="1229049" calcext:value-type="float">
            <text:p>1229049</text:p>
          </table:table-cell>
          <table:table-cell table:formula="of:=([.F445]/[.G445])*100" office:value-type="float" office:value="100" calcext:value-type="float">
            <text:p>100.00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40_krill_rotifer</text:p>
          </table:table-cell>
          <table:table-cell table:style-name="ce20"/>
          <table:table-cell table:formula="of:=100-[.H445]" office:value-type="float" office:value="0" calcext:value-type="float">
            <text:p>0.00</text:p>
          </table:table-cell>
          <table:table-cell table:formula="of:=([.G445]/[.O445])*100" office:value-type="float" office:value="1.00480431831818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030363" calcext:value-type="float">
            <text:p>1030363</text:p>
          </table:table-cell>
          <table:table-cell office:value-type="float" office:value="1030851" calcext:value-type="float">
            <text:p>1030851</text:p>
          </table:table-cell>
          <table:table-cell office:value-type="float" office:value="1030411" calcext:value-type="float">
            <text:p>1030411</text:p>
          </table:table-cell>
          <table:table-cell table:formula="of:=AVERAGE([.P445:.R445])" office:value-type="float" office:value="1030541.66666667" calcext:value-type="float">
            <text:p>1030541.66666667</text:p>
          </table:table-cell>
          <table:table-cell table:formula="of:=SQRT(AVERAGE(([.P445]-[.S445])^2;([.Q445]-[.S445])^2;([.R445]-[.S445])^2))" office:value-type="float" office:value="219.607731092408" calcext:value-type="float">
            <text:p>219.607731092408</text:p>
          </table:table-cell>
          <table:table-cell table:formula="of:=(([.S445]-[.F445])/[.G445])*100" office:value-type="float" office:value="-16.1512952968786" calcext:value-type="float">
            <text:p>-16.1512952968786</text:p>
          </table:table-cell>
          <table:table-cell table:number-columns-repeated="3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63555774" calcext:value-type="float">
            <text:p>63555774</text:p>
          </table:table-cell>
          <table:table-cell table:style-name="ce4" office:value-type="float" office:value="111918119" calcext:value-type="float">
            <text:p>111918119</text:p>
          </table:table-cell>
          <table:table-cell table:formula="of:=([.F446]/[.G446])*100" office:value-type="float" office:value="56.7877431892864" calcext:value-type="float">
            <text:p>56.79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50_krill</text:p>
          </table:table-cell>
          <table:table-cell table:style-name="ce20" office:value-type="string" calcext:value-type="string">
            <text:p>p50</text:p>
          </table:table-cell>
          <table:table-cell table:formula="of:=100-[.H446]" office:value-type="float" office:value="43.2122568107136" calcext:value-type="float">
            <text:p>43.21</text:p>
          </table:table-cell>
          <table:table-cell table:formula="of:=([.G446]/[.O446])*100" office:value-type="float" office:value="91.4982309649557" calcext:value-type="float">
            <text:p>9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8025631" calcext:value-type="float">
            <text:p>68025631</text:p>
          </table:table-cell>
          <table:table-cell office:value-type="float" office:value="68027366" calcext:value-type="float">
            <text:p>68027366</text:p>
          </table:table-cell>
          <table:table-cell office:value-type="float" office:value="68026985" calcext:value-type="float">
            <text:p>68026985</text:p>
          </table:table-cell>
          <table:table-cell table:formula="of:=AVERAGE([.P446:.R446])" office:value-type="float" office:value="68026660.6666667" calcext:value-type="float">
            <text:p>68026660.6666667</text:p>
          </table:table-cell>
          <table:table-cell table:formula="of:=SQRT(AVERAGE(([.P446]-[.S446])^2;([.Q446]-[.S446])^2;([.R446]-[.S446])^2))" office:value-type="float" office:value="744.513413057295" calcext:value-type="float">
            <text:p>744.513413057295</text:p>
          </table:table-cell>
          <table:table-cell table:formula="of:=(([.S446]-[.F446])/[.G446])*100" office:value-type="float" office:value="3.99478360306133" calcext:value-type="float">
            <text:p>3.99478360306133</text:p>
          </table:table-cell>
          <table:table-cell table:number-columns-repeated="3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0396948" calcext:value-type="float">
            <text:p>10396948</text:p>
          </table:table-cell>
          <table:table-cell table:style-name="ce4" office:value-type="float" office:value="10399130" calcext:value-type="float">
            <text:p>10399130</text:p>
          </table:table-cell>
          <table:table-cell table:formula="of:=([.F447]/[.G447])*100" office:value-type="float" office:value="99.9790174755004" calcext:value-type="float">
            <text:p>99.98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50_krill</text:p>
          </table:table-cell>
          <table:table-cell table:style-name="ce20" office:value-type="string" calcext:value-type="string">
            <text:p>p50</text:p>
          </table:table-cell>
          <table:table-cell table:formula="of:=100-[.H447]" office:value-type="float" office:value="0.0209825244996438" calcext:value-type="float">
            <text:p>0.02</text:p>
          </table:table-cell>
          <table:table-cell table:formula="of:=([.G447]/[.O447])*100" office:value-type="float" office:value="8.50176903504427" calcext:value-type="float">
            <text:p>9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412146" calcext:value-type="float">
            <text:p>7412146</text:p>
          </table:table-cell>
          <table:table-cell office:value-type="float" office:value="7413219" calcext:value-type="float">
            <text:p>7413219</text:p>
          </table:table-cell>
          <table:table-cell office:value-type="float" office:value="7412022" calcext:value-type="float">
            <text:p>7412022</text:p>
          </table:table-cell>
          <table:table-cell table:formula="of:=AVERAGE([.P447:.R447])" office:value-type="float" office:value="7412462.33333333" calcext:value-type="float">
            <text:p>7412462.33333333</text:p>
          </table:table-cell>
          <table:table-cell table:formula="of:=SQRT(AVERAGE(([.P447]-[.S447])^2;([.Q447]-[.S447])^2;([.R447]-[.S447])^2))" office:value-type="float" office:value="537.433613471365" calcext:value-type="float">
            <text:p>537.433613471365</text:p>
          </table:table-cell>
          <table:table-cell table:formula="of:=(([.S447]-[.F447])/[.G447])*100" office:value-type="float" office:value="-28.6993783774861" calcext:value-type="float">
            <text:p>-28.6993783774861</text:p>
          </table:table-cell>
          <table:table-cell table:number-columns-repeated="3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9511500" calcext:value-type="float">
            <text:p>59511500</text:p>
          </table:table-cell>
          <table:table-cell table:style-name="ce4" office:value-type="float" office:value="107647972" calcext:value-type="float">
            <text:p>107647972</text:p>
          </table:table-cell>
          <table:table-cell table:formula="of:=([.F448]/[.G448])*100" office:value-type="float" office:value="55.2834381310964" calcext:value-type="float">
            <text:p>55.28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50_krill_rotifer</text:p>
          </table:table-cell>
          <table:table-cell table:style-name="ce20"/>
          <table:table-cell table:formula="of:=100-[.H448]" office:value-type="float" office:value="44.7165618689036" calcext:value-type="float">
            <text:p>44.72</text:p>
          </table:table-cell>
          <table:table-cell table:formula="of:=([.G448]/[.O448])*100" office:value-type="float" office:value="88.0071885854791" calcext:value-type="float">
            <text:p>88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5589575" calcext:value-type="float">
            <text:p>65589575</text:p>
          </table:table-cell>
          <table:table-cell office:value-type="float" office:value="65591075" calcext:value-type="float">
            <text:p>65591075</text:p>
          </table:table-cell>
          <table:table-cell office:value-type="float" office:value="65595963" calcext:value-type="float">
            <text:p>65595963</text:p>
          </table:table-cell>
          <table:table-cell table:formula="of:=AVERAGE([.P448:.R448])" office:value-type="float" office:value="65592204.3333333" calcext:value-type="float">
            <text:p>65592204.3333333</text:p>
          </table:table-cell>
          <table:table-cell table:formula="of:=SQRT(AVERAGE(([.P448]-[.S448])^2;([.Q448]-[.S448])^2;([.R448]-[.S448])^2))" office:value-type="float" office:value="2727.41407849185" calcext:value-type="float">
            <text:p>2727.41407849185</text:p>
          </table:table-cell>
          <table:table-cell table:formula="of:=(([.S448]-[.F448])/[.G448])*100" office:value-type="float" office:value="5.6486938122098" calcext:value-type="float">
            <text:p>5.6486938122098</text:p>
          </table:table-cell>
          <table:table-cell table:number-columns-repeated="3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044274" calcext:value-type="float">
            <text:p>4044274</text:p>
          </table:table-cell>
          <table:table-cell table:style-name="ce4" office:value-type="float" office:value="4270147" calcext:value-type="float">
            <text:p>4270147</text:p>
          </table:table-cell>
          <table:table-cell table:formula="of:=([.F449]/[.G449])*100" office:value-type="float" office:value="94.7104162924602" calcext:value-type="float">
            <text:p>94.71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50_krill_rotifer</text:p>
          </table:table-cell>
          <table:table-cell table:style-name="ce20"/>
          <table:table-cell table:formula="of:=100-[.H449]" office:value-type="float" office:value="5.28958370753982" calcext:value-type="float">
            <text:p>5.29</text:p>
          </table:table-cell>
          <table:table-cell table:formula="of:=([.G449]/[.O449])*100" office:value-type="float" office:value="3.49104237947667" calcext:value-type="float">
            <text:p>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257329" calcext:value-type="float">
            <text:p>3257329</text:p>
          </table:table-cell>
          <table:table-cell office:value-type="float" office:value="3256732" calcext:value-type="float">
            <text:p>3256732</text:p>
          </table:table-cell>
          <table:table-cell office:value-type="float" office:value="3257912" calcext:value-type="float">
            <text:p>3257912</text:p>
          </table:table-cell>
          <table:table-cell table:formula="of:=AVERAGE([.P449:.R449])" office:value-type="float" office:value="3257324.33333333" calcext:value-type="float">
            <text:p>3257324.33333333</text:p>
          </table:table-cell>
          <table:table-cell table:formula="of:=SQRT(AVERAGE(([.P449]-[.S449])^2;([.Q449]-[.S449])^2;([.R449]-[.S449])^2))" office:value-type="float" office:value="481.74428440362" calcext:value-type="float">
            <text:p>481.74428440362</text:p>
          </table:table-cell>
          <table:table-cell table:formula="of:=(([.S449]-[.F449])/[.G449])*100" office:value-type="float" office:value="-18.4291001379266" calcext:value-type="float">
            <text:p>-18.4291001379266</text:p>
          </table:table-cell>
          <table:table-cell table:number-columns-repeated="3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8823086" calcext:value-type="float">
            <text:p>8823086</text:p>
          </table:table-cell>
          <table:table-cell table:style-name="ce4" office:value-type="float" office:value="8825255" calcext:value-type="float">
            <text:p>8825255</text:p>
          </table:table-cell>
          <table:table-cell table:formula="of:=([.F450]/[.G450])*100" office:value-type="float" office:value="99.9754228064798" calcext:value-type="float">
            <text:p>99.98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50_krill_rotifer</text:p>
          </table:table-cell>
          <table:table-cell table:style-name="ce20"/>
          <table:table-cell table:formula="of:=100-[.H450]" office:value-type="float" office:value="0.0245771935201873" calcext:value-type="float">
            <text:p>0.02</text:p>
          </table:table-cell>
          <table:table-cell table:formula="of:=([.G450]/[.O450])*100" office:value-type="float" office:value="7.21505353672563" calcext:value-type="float">
            <text:p>7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365827" calcext:value-type="float">
            <text:p>6365827</text:p>
          </table:table-cell>
          <table:table-cell office:value-type="float" office:value="6366455" calcext:value-type="float">
            <text:p>6366455</text:p>
          </table:table-cell>
          <table:table-cell office:value-type="float" office:value="6365446" calcext:value-type="float">
            <text:p>6365446</text:p>
          </table:table-cell>
          <table:table-cell table:formula="of:=AVERAGE([.P450:.R450])" office:value-type="float" office:value="6365909.33333333" calcext:value-type="float">
            <text:p>6365909.33333333</text:p>
          </table:table-cell>
          <table:table-cell table:formula="of:=SQRT(AVERAGE(([.P450]-[.S450])^2;([.Q450]-[.S450])^2;([.R450]-[.S450])^2))" office:value-type="float" office:value="416.016292416001" calcext:value-type="float">
            <text:p>416.016292416001</text:p>
          </table:table-cell>
          <table:table-cell table:formula="of:=(([.S450]-[.F450])/[.G450])*100" office:value-type="float" office:value="-27.8425571461297" calcext:value-type="float">
            <text:p>-27.8425571461297</text:p>
          </table:table-cell>
          <table:table-cell table:number-columns-repeated="3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573862" calcext:value-type="float">
            <text:p>1573862</text:p>
          </table:table-cell>
          <table:table-cell table:style-name="ce4" office:value-type="float" office:value="1573875" calcext:value-type="float">
            <text:p>1573875</text:p>
          </table:table-cell>
          <table:table-cell table:formula="of:=([.F451]/[.G451])*100" office:value-type="float" office:value="99.999174013184" calcext:value-type="float">
            <text:p>100.00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50_krill_rotifer</text:p>
          </table:table-cell>
          <table:table-cell table:style-name="ce20"/>
          <table:table-cell table:formula="of:=100-[.H451]" office:value-type="float" office:value="0.00082598681598256" calcext:value-type="float">
            <text:p>0.00</text:p>
          </table:table-cell>
          <table:table-cell table:formula="of:=([.G451]/[.O451])*100" office:value-type="float" office:value="1.28671549831864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296537" calcext:value-type="float">
            <text:p>1296537</text:p>
          </table:table-cell>
          <table:table-cell office:value-type="float" office:value="1296726" calcext:value-type="float">
            <text:p>1296726</text:p>
          </table:table-cell>
          <table:table-cell office:value-type="float" office:value="1296786" calcext:value-type="float">
            <text:p>1296786</text:p>
          </table:table-cell>
          <table:table-cell table:formula="of:=AVERAGE([.P451:.R451])" office:value-type="float" office:value="1296683" calcext:value-type="float">
            <text:p>1296683</text:p>
          </table:table-cell>
          <table:table-cell table:formula="of:=SQRT(AVERAGE(([.P451]-[.S451])^2;([.Q451]-[.S451])^2;([.R451]-[.S451])^2))" office:value-type="float" office:value="106.103722837608" calcext:value-type="float">
            <text:p>106.103722837608</text:p>
          </table:table-cell>
          <table:table-cell table:formula="of:=(([.S451]-[.F451])/[.G451])*100" office:value-type="float" office:value="-17.6112461281868" calcext:value-type="float">
            <text:p>-17.6112461281868</text:p>
          </table:table-cell>
          <table:table-cell table:number-columns-repeated="3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8645729" calcext:value-type="float">
            <text:p>58645729</text:p>
          </table:table-cell>
          <table:table-cell table:style-name="ce4" office:value-type="float" office:value="106894296" calcext:value-type="float">
            <text:p>106894296</text:p>
          </table:table-cell>
          <table:table-cell table:formula="of:=([.F452]/[.G452])*100" office:value-type="float" office:value="54.8632913022786" calcext:value-type="float">
            <text:p>54.86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60_krill</text:p>
          </table:table-cell>
          <table:table-cell table:style-name="ce20" office:value-type="string" calcext:value-type="string">
            <text:p>p60</text:p>
          </table:table-cell>
          <table:table-cell table:formula="of:=100-[.H452]" office:value-type="float" office:value="45.1367086977214" calcext:value-type="float">
            <text:p>45.14</text:p>
          </table:table-cell>
          <table:table-cell table:formula="of:=([.G452]/[.O452])*100" office:value-type="float" office:value="87.3910236486761" calcext:value-type="float">
            <text:p>87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5161087" calcext:value-type="float">
            <text:p>65161087</text:p>
          </table:table-cell>
          <table:table-cell office:value-type="float" office:value="65160610" calcext:value-type="float">
            <text:p>65160610</text:p>
          </table:table-cell>
          <table:table-cell office:value-type="float" office:value="65160860" calcext:value-type="float">
            <text:p>65160860</text:p>
          </table:table-cell>
          <table:table-cell table:formula="of:=AVERAGE([.P452:.R452])" office:value-type="float" office:value="65160852.3333333" calcext:value-type="float">
            <text:p>65160852.3333333</text:p>
          </table:table-cell>
          <table:table-cell table:formula="of:=SQRT(AVERAGE(([.P452]-[.S452])^2;([.Q452]-[.S452])^2;([.R452]-[.S452])^2))" office:value-type="float" office:value="194.809878827766" calcext:value-type="float">
            <text:p>194.809878827766</text:p>
          </table:table-cell>
          <table:table-cell table:formula="of:=(([.S452]-[.F452])/[.G452])*100" office:value-type="float" office:value="6.09492141033731" calcext:value-type="float">
            <text:p>6.09492141033731</text:p>
          </table:table-cell>
          <table:table-cell table:number-columns-repeated="3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15396261" calcext:value-type="float">
            <text:p>15396261</text:p>
          </table:table-cell>
          <table:table-cell table:style-name="ce4" office:value-type="float" office:value="15422953" calcext:value-type="float">
            <text:p>15422953</text:p>
          </table:table-cell>
          <table:table-cell table:formula="of:=([.F453]/[.G453])*100" office:value-type="float" office:value="99.8269332727656" calcext:value-type="float">
            <text:p>99.83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60_krill</text:p>
          </table:table-cell>
          <table:table-cell table:style-name="ce20" office:value-type="string" calcext:value-type="string">
            <text:p>p60</text:p>
          </table:table-cell>
          <table:table-cell table:formula="of:=100-[.H453]" office:value-type="float" office:value="0.173066727234399" calcext:value-type="float">
            <text:p>0.17</text:p>
          </table:table-cell>
          <table:table-cell table:formula="of:=([.G453]/[.O453])*100" office:value-type="float" office:value="12.6089763513239" calcext:value-type="float">
            <text:p>1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0682235" calcext:value-type="float">
            <text:p>10682235</text:p>
          </table:table-cell>
          <table:table-cell office:value-type="float" office:value="10682418" calcext:value-type="float">
            <text:p>10682418</text:p>
          </table:table-cell>
          <table:table-cell office:value-type="float" office:value="10683000" calcext:value-type="float">
            <text:p>10683000</text:p>
          </table:table-cell>
          <table:table-cell table:formula="of:=AVERAGE([.P453:.R453])" office:value-type="float" office:value="10682551" calcext:value-type="float">
            <text:p>10682551</text:p>
          </table:table-cell>
          <table:table-cell table:formula="of:=SQRT(AVERAGE(([.P453]-[.S453])^2;([.Q453]-[.S453])^2;([.R453]-[.S453])^2))" office:value-type="float" office:value="326.162536168702" calcext:value-type="float">
            <text:p>326.162536168702</text:p>
          </table:table-cell>
          <table:table-cell table:formula="of:=(([.S453]-[.F453])/[.G453])*100" office:value-type="float" office:value="-30.5629538000926" calcext:value-type="float">
            <text:p>-30.5629538000926</text:p>
          </table:table-cell>
          <table:table-cell table:number-columns-repeated="3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4964097" calcext:value-type="float">
            <text:p>54964097</text:p>
          </table:table-cell>
          <table:table-cell table:style-name="ce4" office:value-type="float" office:value="102988167" calcext:value-type="float">
            <text:p>102988167</text:p>
          </table:table-cell>
          <table:table-cell table:formula="of:=([.F454]/[.G454])*100" office:value-type="float" office:value="53.3693322262935" calcext:value-type="float">
            <text:p>53.37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60_krill_rotifer</text:p>
          </table:table-cell>
          <table:table-cell table:style-name="ce20"/>
          <table:table-cell table:formula="of:=100-[.H454]" office:value-type="float" office:value="46.6306677737065" calcext:value-type="float">
            <text:p>46.63</text:p>
          </table:table-cell>
          <table:table-cell table:formula="of:=([.G454]/[.O454])*100" office:value-type="float" office:value="84.1975827955385" calcext:value-type="float">
            <text:p>8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2924740" calcext:value-type="float">
            <text:p>62924740</text:p>
          </table:table-cell>
          <table:table-cell office:value-type="float" office:value="62929705" calcext:value-type="float">
            <text:p>62929705</text:p>
          </table:table-cell>
          <table:table-cell office:value-type="float" office:value="62926096" calcext:value-type="float">
            <text:p>62926096</text:p>
          </table:table-cell>
          <table:table-cell table:formula="of:=AVERAGE([.P454:.R454])" office:value-type="float" office:value="62926847" calcext:value-type="float">
            <text:p>62926847</text:p>
          </table:table-cell>
          <table:table-cell table:formula="of:=SQRT(AVERAGE(([.P454]-[.S454])^2;([.Q454]-[.S454])^2;([.R454]-[.S454])^2))" office:value-type="float" office:value="2095.36106673766" calcext:value-type="float">
            <text:p>2095.36106673766</text:p>
          </table:table-cell>
          <table:table-cell table:formula="of:=(([.S454]-[.F454])/[.G454])*100" office:value-type="float" office:value="7.73171348898753" calcext:value-type="float">
            <text:p>7.73171348898753</text:p>
          </table:table-cell>
          <table:table-cell table:number-columns-repeated="3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3681632" calcext:value-type="float">
            <text:p>3681632</text:p>
          </table:table-cell>
          <table:table-cell table:style-name="ce4" office:value-type="float" office:value="3906129" calcext:value-type="float">
            <text:p>3906129</text:p>
          </table:table-cell>
          <table:table-cell table:formula="of:=([.F455]/[.G455])*100" office:value-type="float" office:value="94.2526987715972" calcext:value-type="float">
            <text:p>94.25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60_krill_rotifer</text:p>
          </table:table-cell>
          <table:table-cell table:style-name="ce20"/>
          <table:table-cell table:formula="of:=100-[.H455]" office:value-type="float" office:value="5.74730122840285" calcext:value-type="float">
            <text:p>5.75</text:p>
          </table:table-cell>
          <table:table-cell table:formula="of:=([.G455]/[.O455])*100" office:value-type="float" office:value="3.19344085313756" calcext:value-type="float">
            <text:p>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999004" calcext:value-type="float">
            <text:p>2999004</text:p>
          </table:table-cell>
          <table:table-cell office:value-type="float" office:value="3000436" calcext:value-type="float">
            <text:p>3000436</text:p>
          </table:table-cell>
          <table:table-cell office:value-type="float" office:value="2999975" calcext:value-type="float">
            <text:p>2999975</text:p>
          </table:table-cell>
          <table:table-cell table:formula="of:=AVERAGE([.P455:.R455])" office:value-type="float" office:value="2999805" calcext:value-type="float">
            <text:p>2999805</text:p>
          </table:table-cell>
          <table:table-cell table:formula="of:=SQRT(AVERAGE(([.P455]-[.S455])^2;([.Q455]-[.S455])^2;([.R455]-[.S455])^2))" office:value-type="float" office:value="596.8422460472" calcext:value-type="float">
            <text:p>596.8422460472</text:p>
          </table:table-cell>
          <table:table-cell table:formula="of:=(([.S455]-[.F455])/[.G455])*100" office:value-type="float" office:value="-17.4553118957413" calcext:value-type="float">
            <text:p>-17.4553118957413</text:p>
          </table:table-cell>
          <table:table-cell table:number-columns-repeated="3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3458578" calcext:value-type="float">
            <text:p>13458578</text:p>
          </table:table-cell>
          <table:table-cell table:style-name="ce4" office:value-type="float" office:value="13485060" calcext:value-type="float">
            <text:p>13485060</text:p>
          </table:table-cell>
          <table:table-cell table:formula="of:=([.F456]/[.G456])*100" office:value-type="float" office:value="99.8036197095156" calcext:value-type="float">
            <text:p>99.80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60_krill_rotifer</text:p>
          </table:table-cell>
          <table:table-cell table:style-name="ce20"/>
          <table:table-cell table:formula="of:=100-[.H456]" office:value-type="float" office:value="0.196380290484427" calcext:value-type="float">
            <text:p>0.20</text:p>
          </table:table-cell>
          <table:table-cell table:formula="of:=([.G456]/[.O456])*100" office:value-type="float" office:value="11.0246593266662" calcext:value-type="float">
            <text:p>1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9429316" calcext:value-type="float">
            <text:p>9429316</text:p>
          </table:table-cell>
          <table:table-cell office:value-type="float" office:value="9431931" calcext:value-type="float">
            <text:p>9431931</text:p>
          </table:table-cell>
          <table:table-cell office:value-type="float" office:value="9429276" calcext:value-type="float">
            <text:p>9429276</text:p>
          </table:table-cell>
          <table:table-cell table:formula="of:=AVERAGE([.P456:.R456])" office:value-type="float" office:value="9430174.33333333" calcext:value-type="float">
            <text:p>9430174.33333333</text:p>
          </table:table-cell>
          <table:table-cell table:formula="of:=SQRT(AVERAGE(([.P456]-[.S456])^2;([.Q456]-[.S456])^2;([.R456]-[.S456])^2))" office:value-type="float" office:value="1242.25824833468" calcext:value-type="float">
            <text:p>1242.25824833468</text:p>
          </table:table-cell>
          <table:table-cell table:formula="of:=(([.S456]-[.F456])/[.G456])*100" office:value-type="float" office:value="-29.873086709786" calcext:value-type="float">
            <text:p>-29.873086709786</text:p>
          </table:table-cell>
          <table:table-cell table:number-columns-repeated="3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937683" calcext:value-type="float">
            <text:p>1937683</text:p>
          </table:table-cell>
          <table:table-cell table:style-name="ce4" office:value-type="float" office:value="1937893" calcext:value-type="float">
            <text:p>1937893</text:p>
          </table:table-cell>
          <table:table-cell table:formula="of:=([.F457]/[.G457])*100" office:value-type="float" office:value="99.9891634883866" calcext:value-type="float">
            <text:p>99.99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60_krill_rotifer</text:p>
          </table:table-cell>
          <table:table-cell table:style-name="ce20"/>
          <table:table-cell table:formula="of:=100-[.H457]" office:value-type="float" office:value="0.0108365116133911" calcext:value-type="float">
            <text:p>0.01</text:p>
          </table:table-cell>
          <table:table-cell table:formula="of:=([.G457]/[.O457])*100" office:value-type="float" office:value="1.58431702465774" calcext:value-type="float">
            <text:p>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572826" calcext:value-type="float">
            <text:p>1572826</text:p>
          </table:table-cell>
          <table:table-cell office:value-type="float" office:value="1572250" calcext:value-type="float">
            <text:p>1572250</text:p>
          </table:table-cell>
          <table:table-cell office:value-type="float" office:value="1570809" calcext:value-type="float">
            <text:p>1570809</text:p>
          </table:table-cell>
          <table:table-cell table:formula="of:=AVERAGE([.P457:.R457])" office:value-type="float" office:value="1571961.66666667" calcext:value-type="float">
            <text:p>1571961.66666667</text:p>
          </table:table-cell>
          <table:table-cell table:formula="of:=SQRT(AVERAGE(([.P457]-[.S457])^2;([.Q457]-[.S457])^2;([.R457]-[.S457])^2))" office:value-type="float" office:value="848.301964056563" calcext:value-type="float">
            <text:p>848.301964056563</text:p>
          </table:table-cell>
          <table:table-cell table:formula="of:=(([.S457]-[.F457])/[.G457])*100" office:value-type="float" office:value="-18.8721117901418" calcext:value-type="float">
            <text:p>-18.8721117901418</text:p>
          </table:table-cell>
          <table:table-cell table:number-columns-repeated="3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1856163" calcext:value-type="float">
            <text:p>51856163</text:p>
          </table:table-cell>
          <table:table-cell table:style-name="ce4" office:value-type="float" office:value="99606452" calcext:value-type="float">
            <text:p>99606452</text:p>
          </table:table-cell>
          <table:table-cell table:formula="of:=([.F458]/[.G458])*100" office:value-type="float" office:value="52.0610482140253" calcext:value-type="float">
            <text:p>52.06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70_krill</text:p>
          </table:table-cell>
          <table:table-cell table:style-name="ce20" office:value-type="string" calcext:value-type="string">
            <text:p>p70</text:p>
          </table:table-cell>
          <table:table-cell table:formula="of:=100-[.H458]" office:value-type="float" office:value="47.9389517859747" calcext:value-type="float">
            <text:p>47.94</text:p>
          </table:table-cell>
          <table:table-cell table:formula="of:=([.G458]/[.O458])*100" office:value-type="float" office:value="81.4328746062626" calcext:value-type="float">
            <text:p>8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0990570" calcext:value-type="float">
            <text:p>60990570</text:p>
          </table:table-cell>
          <table:table-cell office:value-type="float" office:value="60988521" calcext:value-type="float">
            <text:p>60988521</text:p>
          </table:table-cell>
          <table:table-cell office:value-type="float" office:value="60983752" calcext:value-type="float">
            <text:p>60983752</text:p>
          </table:table-cell>
          <table:table-cell table:formula="of:=AVERAGE([.P458:.R458])" office:value-type="float" office:value="60987614.3333333" calcext:value-type="float">
            <text:p>60987614.3333333</text:p>
          </table:table-cell>
          <table:table-cell table:formula="of:=SQRT(AVERAGE(([.P458]-[.S458])^2;([.Q458]-[.S458])^2;([.R458]-[.S458])^2))" office:value-type="float" office:value="2856.31631457178" calcext:value-type="float">
            <text:p>2856.31631457178</text:p>
          </table:table-cell>
          <table:table-cell table:formula="of:=(([.S458]-[.F458])/[.G458])*100" office:value-type="float" office:value="9.16752996415667" calcext:value-type="float">
            <text:p>9.16752996415667</text:p>
          </table:table-cell>
          <table:table-cell table:number-columns-repeated="3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2489983" calcext:value-type="float">
            <text:p>22489983</text:p>
          </table:table-cell>
          <table:table-cell table:style-name="ce4" office:value-type="float" office:value="22710797" calcext:value-type="float">
            <text:p>22710797</text:p>
          </table:table-cell>
          <table:table-cell table:formula="of:=([.F459]/[.G459])*100" office:value-type="float" office:value="99.0277135584454" calcext:value-type="float">
            <text:p>99.03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70_krill</text:p>
          </table:table-cell>
          <table:table-cell table:style-name="ce20" office:value-type="string" calcext:value-type="string">
            <text:p>p70</text:p>
          </table:table-cell>
          <table:table-cell table:formula="of:=100-[.H459]" office:value-type="float" office:value="0.972286441554644" calcext:value-type="float">
            <text:p>0.97</text:p>
          </table:table-cell>
          <table:table-cell table:formula="of:=([.G459]/[.O459])*100" office:value-type="float" office:value="18.5671253937374" calcext:value-type="float">
            <text:p>19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5314933" calcext:value-type="float">
            <text:p>15314933</text:p>
          </table:table-cell>
          <table:table-cell office:value-type="float" office:value="15311265" calcext:value-type="float">
            <text:p>15311265</text:p>
          </table:table-cell>
          <table:table-cell office:value-type="float" office:value="15314273" calcext:value-type="float">
            <text:p>15314273</text:p>
          </table:table-cell>
          <table:table-cell table:formula="of:=AVERAGE([.P459:.R459])" office:value-type="float" office:value="15313490.3333333" calcext:value-type="float">
            <text:p>15313490.3333333</text:p>
          </table:table-cell>
          <table:table-cell table:formula="of:=SQRT(AVERAGE(([.P459]-[.S459])^2;([.Q459]-[.S459])^2;([.R459]-[.S459])^2))" office:value-type="float" office:value="1596.45050728866" calcext:value-type="float">
            <text:p>1596.45050728866</text:p>
          </table:table-cell>
          <table:table-cell table:formula="of:=(([.S459]-[.F459])/[.G459])*100" office:value-type="float" office:value="-31.599475204092" calcext:value-type="float">
            <text:p>-31.599475204092</text:p>
          </table:table-cell>
          <table:table-cell table:number-columns-repeated="3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8614257" calcext:value-type="float">
            <text:p>48614257</text:p>
          </table:table-cell>
          <table:table-cell table:style-name="ce4" office:value-type="float" office:value="96145394" calcext:value-type="float">
            <text:p>96145394</text:p>
          </table:table-cell>
          <table:table-cell table:formula="of:=([.F460]/[.G460])*100" office:value-type="float" office:value="50.563271912953" calcext:value-type="float">
            <text:p>50.56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70_krill_rotifer</text:p>
          </table:table-cell>
          <table:table-cell table:style-name="ce20"/>
          <table:table-cell table:formula="of:=100-[.H460]" office:value-type="float" office:value="49.436728087047" calcext:value-type="float">
            <text:p>49.44</text:p>
          </table:table-cell>
          <table:table-cell table:formula="of:=([.G460]/[.O460])*100" office:value-type="float" office:value="78.6032998502116" calcext:value-type="float">
            <text:p>79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59003542" calcext:value-type="float">
            <text:p>59003542</text:p>
          </table:table-cell>
          <table:table-cell office:value-type="float" office:value="59002395" calcext:value-type="float">
            <text:p>59002395</text:p>
          </table:table-cell>
          <table:table-cell office:value-type="float" office:value="59001649" calcext:value-type="float">
            <text:p>59001649</text:p>
          </table:table-cell>
          <table:table-cell table:formula="of:=AVERAGE([.P460:.R460])" office:value-type="float" office:value="59002528.6666667" calcext:value-type="float">
            <text:p>59002528.6666667</text:p>
          </table:table-cell>
          <table:table-cell table:formula="of:=SQRT(AVERAGE(([.P460]-[.S460])^2;([.Q460]-[.S460])^2;([.R460]-[.S460])^2))" office:value-type="float" office:value="778.572340177128" calcext:value-type="float">
            <text:p>778.572340177128</text:p>
          </table:table-cell>
          <table:table-cell table:formula="of:=(([.S460]-[.F460])/[.G460])*100" office:value-type="float" office:value="10.8047522969916" calcext:value-type="float">
            <text:p>10.8047522969916</text:p>
          </table:table-cell>
          <table:table-cell table:number-columns-repeated="3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3241906" calcext:value-type="float">
            <text:p>3241906</text:p>
          </table:table-cell>
          <table:table-cell table:style-name="ce4" office:value-type="float" office:value="3461058" calcext:value-type="float">
            <text:p>3461058</text:p>
          </table:table-cell>
          <table:table-cell table:formula="of:=([.F461]/[.G461])*100" office:value-type="float" office:value="93.6680633494151" calcext:value-type="float">
            <text:p>93.67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70_krill_rotifer</text:p>
          </table:table-cell>
          <table:table-cell table:style-name="ce20"/>
          <table:table-cell table:formula="of:=100-[.H461]" office:value-type="float" office:value="6.33193665058488" calcext:value-type="float">
            <text:p>6.33</text:p>
          </table:table-cell>
          <table:table-cell table:formula="of:=([.G461]/[.O461])*100" office:value-type="float" office:value="2.82957475605096" calcext:value-type="float">
            <text:p>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683767" calcext:value-type="float">
            <text:p>2683767</text:p>
          </table:table-cell>
          <table:table-cell office:value-type="float" office:value="2683476" calcext:value-type="float">
            <text:p>2683476</text:p>
          </table:table-cell>
          <table:table-cell office:value-type="float" office:value="2683133" calcext:value-type="float">
            <text:p>2683133</text:p>
          </table:table-cell>
          <table:table-cell table:formula="of:=AVERAGE([.P461:.R461])" office:value-type="float" office:value="2683458.66666667" calcext:value-type="float">
            <text:p>2683458.66666667</text:p>
          </table:table-cell>
          <table:table-cell table:formula="of:=SQRT(AVERAGE(([.P461]-[.S461])^2;([.Q461]-[.S461])^2;([.R461]-[.S461])^2))" office:value-type="float" office:value="259.119449074918" calcext:value-type="float">
            <text:p>259.119449074918</text:p>
          </table:table-cell>
          <table:table-cell table:formula="of:=(([.S461]-[.F461])/[.G461])*100" office:value-type="float" office:value="-16.1351625235212" calcext:value-type="float">
            <text:p>-16.1351625235212</text:p>
          </table:table-cell>
          <table:table-cell table:number-columns-repeated="3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0108601" calcext:value-type="float">
            <text:p>20108601</text:p>
          </table:table-cell>
          <table:table-cell table:style-name="ce4" office:value-type="float" office:value="20327833" calcext:value-type="float">
            <text:p>20327833</text:p>
          </table:table-cell>
          <table:table-cell table:formula="of:=([.F462]/[.G462])*100" office:value-type="float" office:value="98.921518097871" calcext:value-type="float">
            <text:p>98.92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70_krill_rotifer</text:p>
          </table:table-cell>
          <table:table-cell table:style-name="ce20"/>
          <table:table-cell table:formula="of:=100-[.H462]" office:value-type="float" office:value="1.07848190212897" calcext:value-type="float">
            <text:p>1.08</text:p>
          </table:table-cell>
          <table:table-cell table:formula="of:=([.G462]/[.O462])*100" office:value-type="float" office:value="16.6189422719931" calcext:value-type="float">
            <text:p>17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3809057" calcext:value-type="float">
            <text:p>13809057</text:p>
          </table:table-cell>
          <table:table-cell office:value-type="float" office:value="13810766" calcext:value-type="float">
            <text:p>13810766</text:p>
          </table:table-cell>
          <table:table-cell office:value-type="float" office:value="13807562" calcext:value-type="float">
            <text:p>13807562</text:p>
          </table:table-cell>
          <table:table-cell table:formula="of:=AVERAGE([.P462:.R462])" office:value-type="float" office:value="13809128.3333333" calcext:value-type="float">
            <text:p>13809128.3333333</text:p>
          </table:table-cell>
          <table:table-cell table:formula="of:=SQRT(AVERAGE(([.P462]-[.S462])^2;([.Q462]-[.S462])^2;([.R462]-[.S462])^2))" office:value-type="float" office:value="1308.99970291143" calcext:value-type="float">
            <text:p>1308.99970291143</text:p>
          </table:table-cell>
          <table:table-cell table:formula="of:=(([.S462]-[.F462])/[.G462])*100" office:value-type="float" office:value="-30.9893960003836" calcext:value-type="float">
            <text:p>-30.9893960003836</text:p>
          </table:table-cell>
          <table:table-cell table:number-columns-repeated="3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381382" calcext:value-type="float">
            <text:p>2381382</text:p>
          </table:table-cell>
          <table:table-cell table:style-name="ce4" office:value-type="float" office:value="2382964" calcext:value-type="float">
            <text:p>2382964</text:p>
          </table:table-cell>
          <table:table-cell table:formula="of:=([.F463]/[.G463])*100" office:value-type="float" office:value="99.9336120898176" calcext:value-type="float">
            <text:p>99.93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70_krill_rotifer</text:p>
          </table:table-cell>
          <table:table-cell table:style-name="ce20"/>
          <table:table-cell table:formula="of:=100-[.H463]" office:value-type="float" office:value="0.0663879101824421" calcext:value-type="float">
            <text:p>0.07</text:p>
          </table:table-cell>
          <table:table-cell table:formula="of:=([.G463]/[.O463])*100" office:value-type="float" office:value="1.94818312174434" calcext:value-type="float">
            <text:p>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902139" calcext:value-type="float">
            <text:p>1902139</text:p>
          </table:table-cell>
          <table:table-cell office:value-type="float" office:value="1902218" calcext:value-type="float">
            <text:p>1902218</text:p>
          </table:table-cell>
          <table:table-cell office:value-type="float" office:value="1902655" calcext:value-type="float">
            <text:p>1902655</text:p>
          </table:table-cell>
          <table:table-cell table:formula="of:=AVERAGE([.P463:.R463])" office:value-type="float" office:value="1902337.33333333" calcext:value-type="float">
            <text:p>1902337.33333333</text:p>
          </table:table-cell>
          <table:table-cell table:formula="of:=SQRT(AVERAGE(([.P463]-[.S463])^2;([.Q463]-[.S463])^2;([.R463]-[.S463])^2))" office:value-type="float" office:value="226.927790766627" calcext:value-type="float">
            <text:p>226.927790766627</text:p>
          </table:table-cell>
          <table:table-cell table:formula="of:=(([.S463]-[.F463])/[.G463])*100" office:value-type="float" office:value="-20.1028914690556" calcext:value-type="float">
            <text:p>-20.1028914690556</text:p>
          </table:table-cell>
          <table:table-cell table:number-columns-repeated="3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42661376" calcext:value-type="float">
            <text:p>42661376</text:p>
          </table:table-cell>
          <table:table-cell table:style-name="ce4" office:value-type="float" office:value="88688997" calcext:value-type="float">
            <text:p>88688997</text:p>
          </table:table-cell>
          <table:table-cell table:formula="of:=([.F464]/[.G464])*100" office:value-type="float" office:value="48.102219489527" calcext:value-type="float">
            <text:p>48.10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80_krill</text:p>
          </table:table-cell>
          <table:table-cell table:style-name="ce20" office:value-type="string" calcext:value-type="string">
            <text:p>p80</text:p>
          </table:table-cell>
          <table:table-cell table:formula="of:=100-[.H464]" office:value-type="float" office:value="51.897780510473" calcext:value-type="float">
            <text:p>51.90</text:p>
          </table:table-cell>
          <table:table-cell table:formula="of:=([.G464]/[.O464])*100" office:value-type="float" office:value="72.5073509460632" calcext:value-type="float">
            <text:p>7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54700603" calcext:value-type="float">
            <text:p>54700603</text:p>
          </table:table-cell>
          <table:table-cell office:value-type="float" office:value="54703522" calcext:value-type="float">
            <text:p>54703522</text:p>
          </table:table-cell>
          <table:table-cell office:value-type="float" office:value="54700453" calcext:value-type="float">
            <text:p>54700453</text:p>
          </table:table-cell>
          <table:table-cell table:formula="of:=AVERAGE([.P464:.R464])" office:value-type="float" office:value="54701526" calcext:value-type="float">
            <text:p>54701526</text:p>
          </table:table-cell>
          <table:table-cell table:formula="of:=SQRT(AVERAGE(([.P464]-[.S464])^2;([.Q464]-[.S464])^2;([.R464]-[.S464])^2))" office:value-type="float" office:value="1412.71299279082" calcext:value-type="float">
            <text:p>1412.71299279082</text:p>
          </table:table-cell>
          <table:table-cell table:formula="of:=(([.S464]-[.F464])/[.G464])*100" office:value-type="float" office:value="13.5756975580635" calcext:value-type="float">
            <text:p>13.5756975580635</text:p>
          </table:table-cell>
          <table:table-cell table:number-columns-repeated="3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32359843" calcext:value-type="float">
            <text:p>32359843</text:p>
          </table:table-cell>
          <table:table-cell table:style-name="ce4" office:value-type="float" office:value="33628252" calcext:value-type="float">
            <text:p>33628252</text:p>
          </table:table-cell>
          <table:table-cell table:formula="of:=([.F465]/[.G465])*100" office:value-type="float" office:value="96.2281447159371" calcext:value-type="float">
            <text:p>96.23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80_krill</text:p>
          </table:table-cell>
          <table:table-cell table:style-name="ce20" office:value-type="string" calcext:value-type="string">
            <text:p>p80</text:p>
          </table:table-cell>
          <table:table-cell table:formula="of:=100-[.H465]" office:value-type="float" office:value="3.77185528406294" calcext:value-type="float">
            <text:p>3.77</text:p>
          </table:table-cell>
          <table:table-cell table:formula="of:=([.G465]/[.O465])*100" office:value-type="float" office:value="27.4926490539368" calcext:value-type="float">
            <text:p>27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2080969" calcext:value-type="float">
            <text:p>22080969</text:p>
          </table:table-cell>
          <table:table-cell office:value-type="float" office:value="22079223" calcext:value-type="float">
            <text:p>22079223</text:p>
          </table:table-cell>
          <table:table-cell office:value-type="float" office:value="22079735" calcext:value-type="float">
            <text:p>22079735</text:p>
          </table:table-cell>
          <table:table-cell table:formula="of:=AVERAGE([.P465:.R465])" office:value-type="float" office:value="22079975.6666667" calcext:value-type="float">
            <text:p>22079975.6666667</text:p>
          </table:table-cell>
          <table:table-cell table:formula="of:=SQRT(AVERAGE(([.P465]-[.S465])^2;([.Q465]-[.S465])^2;([.R465]-[.S465])^2))" office:value-type="float" office:value="732.834375709971" calcext:value-type="float">
            <text:p>732.834375709971</text:p>
          </table:table-cell>
          <table:table-cell table:formula="of:=(([.S465]-[.F465])/[.G465])*100" office:value-type="float" office:value="-30.5691397023352" calcext:value-type="float">
            <text:p>-30.5691397023352</text:p>
          </table:table-cell>
          <table:table-cell table:number-columns-repeated="3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39989704" calcext:value-type="float">
            <text:p>39989704</text:p>
          </table:table-cell>
          <table:table-cell table:style-name="ce4" office:value-type="float" office:value="85813319" calcext:value-type="float">
            <text:p>85813319</text:p>
          </table:table-cell>
          <table:table-cell table:formula="of:=([.F466]/[.G466])*100" office:value-type="float" office:value="46.6008126314285" calcext:value-type="float">
            <text:p>46.60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80_krill_rotifer</text:p>
          </table:table-cell>
          <table:table-cell table:style-name="ce20"/>
          <table:table-cell table:formula="of:=100-[.H466]" office:value-type="float" office:value="53.3991873685715" calcext:value-type="float">
            <text:p>53.40</text:p>
          </table:table-cell>
          <table:table-cell table:formula="of:=([.G466]/[.O466])*100" office:value-type="float" office:value="70.1563513744492" calcext:value-type="float">
            <text:p>7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53042850" calcext:value-type="float">
            <text:p>53042850</text:p>
          </table:table-cell>
          <table:table-cell office:value-type="float" office:value="53040252" calcext:value-type="float">
            <text:p>53040252</text:p>
          </table:table-cell>
          <table:table-cell office:value-type="float" office:value="53042234" calcext:value-type="float">
            <text:p>53042234</text:p>
          </table:table-cell>
          <table:table-cell table:formula="of:=AVERAGE([.P466:.R466])" office:value-type="float" office:value="53041778.6666667" calcext:value-type="float">
            <text:p>53041778.6666667</text:p>
          </table:table-cell>
          <table:table-cell table:formula="of:=SQRT(AVERAGE(([.P466]-[.S466])^2;([.Q466]-[.S466])^2;([.R466]-[.S466])^2))" office:value-type="float" office:value="1108.4215002526" calcext:value-type="float">
            <text:p>1108.4215002526</text:p>
          </table:table-cell>
          <table:table-cell table:formula="of:=(([.S466]-[.F466])/[.G466])*100" office:value-type="float" office:value="15.2098471644788" calcext:value-type="float">
            <text:p>15.2098471644788</text:p>
          </table:table-cell>
          <table:table-cell table:number-columns-repeated="3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671672" calcext:value-type="float">
            <text:p>2671672</text:p>
          </table:table-cell>
          <table:table-cell table:style-name="ce4" office:value-type="float" office:value="2875678" calcext:value-type="float">
            <text:p>2875678</text:p>
          </table:table-cell>
          <table:table-cell table:formula="of:=([.F467]/[.G467])*100" office:value-type="float" office:value="92.9058121250015" calcext:value-type="float">
            <text:p>92.91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80_krill_rotifer</text:p>
          </table:table-cell>
          <table:table-cell table:style-name="ce20"/>
          <table:table-cell table:formula="of:=100-[.H467]" office:value-type="float" office:value="7.09418787499853" calcext:value-type="float">
            <text:p>7.09</text:p>
          </table:table-cell>
          <table:table-cell table:formula="of:=([.G467]/[.O467])*100" office:value-type="float" office:value="2.35099957161398" calcext:value-type="float">
            <text:p>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261295" calcext:value-type="float">
            <text:p>2261295</text:p>
          </table:table-cell>
          <table:table-cell office:value-type="float" office:value="2263378" calcext:value-type="float">
            <text:p>2263378</text:p>
          </table:table-cell>
          <table:table-cell office:value-type="float" office:value="2261609" calcext:value-type="float">
            <text:p>2261609</text:p>
          </table:table-cell>
          <table:table-cell table:formula="of:=AVERAGE([.P467:.R467])" office:value-type="float" office:value="2262094" calcext:value-type="float">
            <text:p>2262094</text:p>
          </table:table-cell>
          <table:table-cell table:formula="of:=SQRT(AVERAGE(([.P467]-[.S467])^2;([.Q467]-[.S467])^2;([.R467]-[.S467])^2))" office:value-type="float" office:value="916.930022775275" calcext:value-type="float">
            <text:p>916.930022775275</text:p>
          </table:table-cell>
          <table:table-cell table:formula="of:=(([.S467]-[.F467])/[.G467])*100" office:value-type="float" office:value="-14.2428324728986" calcext:value-type="float">
            <text:p>-14.2428324728986</text:p>
          </table:table-cell>
          <table:table-cell table:number-columns-repeated="3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9398901" calcext:value-type="float">
            <text:p>29398901</text:p>
          </table:table-cell>
          <table:table-cell table:style-name="ce4" office:value-type="float" office:value="30659908" calcext:value-type="float">
            <text:p>30659908</text:p>
          </table:table-cell>
          <table:table-cell table:formula="of:=([.F468]/[.G468])*100" office:value-type="float" office:value="95.8871142079096" calcext:value-type="float">
            <text:p>95.89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80_krill_rotifer</text:p>
          </table:table-cell>
          <table:table-cell table:style-name="ce20"/>
          <table:table-cell table:formula="of:=100-[.H468]" office:value-type="float" office:value="4.11288579209044" calcext:value-type="float">
            <text:p>4.11</text:p>
          </table:table-cell>
          <table:table-cell table:formula="of:=([.G468]/[.O468])*100" office:value-type="float" office:value="25.0658907477555" calcext:value-type="float">
            <text:p>2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0255002" calcext:value-type="float">
            <text:p>20255002</text:p>
          </table:table-cell>
          <table:table-cell office:value-type="float" office:value="20254209" calcext:value-type="float">
            <text:p>20254209</text:p>
          </table:table-cell>
          <table:table-cell office:value-type="float" office:value="20259384" calcext:value-type="float">
            <text:p>20259384</text:p>
          </table:table-cell>
          <table:table-cell table:formula="of:=AVERAGE([.P468:.R468])" office:value-type="float" office:value="20256198.3333333" calcext:value-type="float">
            <text:p>20256198.3333333</text:p>
          </table:table-cell>
          <table:table-cell table:formula="of:=SQRT(AVERAGE(([.P468]-[.S468])^2;([.Q468]-[.S468])^2;([.R468]-[.S468])^2))" office:value-type="float" office:value="2275.75135333855" calcext:value-type="float">
            <text:p>2275.75135333855</text:p>
          </table:table-cell>
          <table:table-cell table:formula="of:=(([.S468]-[.F468])/[.G468])*100" office:value-type="float" office:value="-29.8197328793898" calcext:value-type="float">
            <text:p>-29.8197328793898</text:p>
          </table:table-cell>
          <table:table-cell table:number-columns-repeated="3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960942" calcext:value-type="float">
            <text:p>2960942</text:p>
          </table:table-cell>
          <table:table-cell table:style-name="ce4" office:value-type="float" office:value="2968344" calcext:value-type="float">
            <text:p>2968344</text:p>
          </table:table-cell>
          <table:table-cell table:formula="of:=([.F469]/[.G469])*100" office:value-type="float" office:value="99.7506353711025" calcext:value-type="float">
            <text:p>99.75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80_krill_rotifer</text:p>
          </table:table-cell>
          <table:table-cell table:style-name="ce20"/>
          <table:table-cell table:formula="of:=100-[.H469]" office:value-type="float" office:value="0.249364628897467" calcext:value-type="float">
            <text:p>0.25</text:p>
          </table:table-cell>
          <table:table-cell table:formula="of:=([.G469]/[.O469])*100" office:value-type="float" office:value="2.42675830618133" calcext:value-type="float">
            <text:p>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2328319" calcext:value-type="float">
            <text:p>2328319</text:p>
          </table:table-cell>
          <table:table-cell office:value-type="float" office:value="2328084" calcext:value-type="float">
            <text:p>2328084</text:p>
          </table:table-cell>
          <table:table-cell office:value-type="float" office:value="2329240" calcext:value-type="float">
            <text:p>2329240</text:p>
          </table:table-cell>
          <table:table-cell table:formula="of:=AVERAGE([.P469:.R469])" office:value-type="float" office:value="2328547.66666667" calcext:value-type="float">
            <text:p>2328547.66666667</text:p>
          </table:table-cell>
          <table:table-cell table:formula="of:=SQRT(AVERAGE(([.P469]-[.S469])^2;([.Q469]-[.S469])^2;([.R469]-[.S469])^2))" office:value-type="float" office:value="498.865602030135" calcext:value-type="float">
            <text:p>498.865602030135</text:p>
          </table:table-cell>
          <table:table-cell table:formula="of:=(([.S469]-[.F469])/[.G469])*100" office:value-type="float" office:value="-21.3046174342776" calcext:value-type="float">
            <text:p>-21.3046174342776</text:p>
          </table:table-cell>
          <table:table-cell table:number-columns-repeated="3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25129173" calcext:value-type="float">
            <text:p>25129173</text:p>
          </table:table-cell>
          <table:table-cell table:style-name="ce4" office:value-type="float" office:value="64052522" calcext:value-type="float">
            <text:p>64052522</text:p>
          </table:table-cell>
          <table:table-cell table:formula="of:=([.F470]/[.G470])*100" office:value-type="float" office:value="39.2321367143046" calcext:value-type="float">
            <text:p>39.23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90_krill</text:p>
          </table:table-cell>
          <table:table-cell table:style-name="ce20" office:value-type="string" calcext:value-type="string">
            <text:p>p90</text:p>
          </table:table-cell>
          <table:table-cell table:formula="of:=100-[.H470]" office:value-type="float" office:value="60.7678632856955" calcext:value-type="float">
            <text:p>60.77</text:p>
          </table:table-cell>
          <table:table-cell table:formula="of:=([.G470]/[.O470])*100" office:value-type="float" office:value="52.3658948542899" calcext:value-type="float">
            <text:p>52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0335869" calcext:value-type="float">
            <text:p>40335869</text:p>
          </table:table-cell>
          <table:table-cell office:value-type="float" office:value="40338202" calcext:value-type="float">
            <text:p>40338202</text:p>
          </table:table-cell>
          <table:table-cell office:value-type="float" office:value="40332838" calcext:value-type="float">
            <text:p>40332838</text:p>
          </table:table-cell>
          <table:table-cell table:formula="of:=AVERAGE([.P470:.R470])" office:value-type="float" office:value="40335636.3333333" calcext:value-type="float">
            <text:p>40335636.3333333</text:p>
          </table:table-cell>
          <table:table-cell table:formula="of:=SQRT(AVERAGE(([.P470]-[.S470])^2;([.Q470]-[.S470])^2;([.R470]-[.S470])^2))" office:value-type="float" office:value="2196.01522965777" calcext:value-type="float">
            <text:p>2196.01522965777</text:p>
          </table:table-cell>
          <table:table-cell table:formula="of:=(([.S470]-[.F470])/[.G470])*100" office:value-type="float" office:value="23.7406160733739" calcext:value-type="float">
            <text:p>23.7406160733739</text:p>
          </table:table-cell>
          <table:table-cell table:number-columns-repeated="3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1107959" calcext:value-type="float">
            <text:p>51107959</text:p>
          </table:table-cell>
          <table:table-cell table:style-name="ce4" office:value-type="float" office:value="58264727" calcext:value-type="float">
            <text:p>58264727</text:p>
          </table:table-cell>
          <table:table-cell table:formula="of:=([.F471]/[.G471])*100" office:value-type="float" office:value="87.7168084903238" calcext:value-type="float">
            <text:p>87.72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90_krill</text:p>
          </table:table-cell>
          <table:table-cell table:style-name="ce20" office:value-type="string" calcext:value-type="string">
            <text:p>p90</text:p>
          </table:table-cell>
          <table:table-cell table:formula="of:=100-[.H471]" office:value-type="float" office:value="12.2831915096762" calcext:value-type="float">
            <text:p>12.28</text:p>
          </table:table-cell>
          <table:table-cell table:formula="of:=([.G471]/[.O471])*100" office:value-type="float" office:value="47.6341051457101" calcext:value-type="float">
            <text:p>48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6910924" calcext:value-type="float">
            <text:p>36910924</text:p>
          </table:table-cell>
          <table:table-cell office:value-type="float" office:value="36915810" calcext:value-type="float">
            <text:p>36915810</text:p>
          </table:table-cell>
          <table:table-cell office:value-type="float" office:value="36912651" calcext:value-type="float">
            <text:p>36912651</text:p>
          </table:table-cell>
          <table:table-cell table:formula="of:=AVERAGE([.P471:.R471])" office:value-type="float" office:value="36913128.3333333" calcext:value-type="float">
            <text:p>36913128.3333333</text:p>
          </table:table-cell>
          <table:table-cell table:formula="of:=SQRT(AVERAGE(([.P471]-[.S471])^2;([.Q471]-[.S471])^2;([.R471]-[.S471])^2))" office:value-type="float" office:value="2023.0561589393" calcext:value-type="float">
            <text:p>2023.0561589393</text:p>
          </table:table-cell>
          <table:table-cell table:formula="of:=(([.S471]-[.F471])/[.G471])*100" office:value-type="float" office:value="-24.3626485483518" calcext:value-type="float">
            <text:p>-24.3626485483518</text:p>
          </table:table-cell>
          <table:table-cell table:number-columns-repeated="3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23612711" calcext:value-type="float">
            <text:p>23612711</text:p>
          </table:table-cell>
          <table:table-cell table:style-name="ce4" office:value-type="float" office:value="62381546" calcext:value-type="float">
            <text:p>62381546</text:p>
          </table:table-cell>
          <table:table-cell table:formula="of:=([.F472]/[.G472])*100" office:value-type="float" office:value="37.8520772793928" calcext:value-type="float">
            <text:p>37.85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90_krill_rotifer</text:p>
          </table:table-cell>
          <table:table-cell table:style-name="ce20"/>
          <table:table-cell table:formula="of:=100-[.H472]" office:value-type="float" office:value="62.1479227206071" calcext:value-type="float">
            <text:p>62.15</text:p>
          </table:table-cell>
          <table:table-cell table:formula="of:=([.G472]/[.O472])*100" office:value-type="float" office:value="50.9997948040836" calcext:value-type="float">
            <text:p>5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9343602" calcext:value-type="float">
            <text:p>39343602</text:p>
          </table:table-cell>
          <table:table-cell office:value-type="float" office:value="39349609" calcext:value-type="float">
            <text:p>39349609</text:p>
          </table:table-cell>
          <table:table-cell office:value-type="float" office:value="39345361" calcext:value-type="float">
            <text:p>39345361</text:p>
          </table:table-cell>
          <table:table-cell table:formula="of:=AVERAGE([.P472:.R472])" office:value-type="float" office:value="39346190.6666667" calcext:value-type="float">
            <text:p>39346190.6666667</text:p>
          </table:table-cell>
          <table:table-cell table:formula="of:=SQRT(AVERAGE(([.P472]-[.S472])^2;([.Q472]-[.S472])^2;([.R472]-[.S472])^2))" office:value-type="float" office:value="2521.54348674687" calcext:value-type="float">
            <text:p>2521.54348674687</text:p>
          </table:table-cell>
          <table:table-cell table:formula="of:=(([.S472]-[.F472])/[.G472])*100" office:value-type="float" office:value="25.2213686186403" calcext:value-type="float">
            <text:p>25.2213686186403</text:p>
          </table:table-cell>
          <table:table-cell table:number-columns-repeated="3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516462" calcext:value-type="float">
            <text:p>1516462</text:p>
          </table:table-cell>
          <table:table-cell table:style-name="ce4" office:value-type="float" office:value="1670976" calcext:value-type="float">
            <text:p>1670976</text:p>
          </table:table-cell>
          <table:table-cell table:formula="of:=([.F473]/[.G473])*100" office:value-type="float" office:value="90.7530688651423" calcext:value-type="float">
            <text:p>90.75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90_krill_rotifer</text:p>
          </table:table-cell>
          <table:table-cell table:style-name="ce20"/>
          <table:table-cell table:formula="of:=100-[.H473]" office:value-type="float" office:value="9.24693113485772" calcext:value-type="float">
            <text:p>9.25</text:p>
          </table:table-cell>
          <table:table-cell table:formula="of:=([.G473]/[.O473])*100" office:value-type="float" office:value="1.36610005020633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370072" calcext:value-type="float">
            <text:p>1370072</text:p>
          </table:table-cell>
          <table:table-cell office:value-type="float" office:value="1370222" calcext:value-type="float">
            <text:p>1370222</text:p>
          </table:table-cell>
          <table:table-cell office:value-type="float" office:value="1370893" calcext:value-type="float">
            <text:p>1370893</text:p>
          </table:table-cell>
          <table:table-cell table:formula="of:=AVERAGE([.P473:.R473])" office:value-type="float" office:value="1370395.66666667" calcext:value-type="float">
            <text:p>1370395.66666667</text:p>
          </table:table-cell>
          <table:table-cell table:formula="of:=SQRT(AVERAGE(([.P473]-[.S473])^2;([.Q473]-[.S473])^2;([.R473]-[.S473])^2))" office:value-type="float" office:value="356.959692713648" calcext:value-type="float">
            <text:p>356.959692713648</text:p>
          </table:table-cell>
          <table:table-cell table:formula="of:=(([.S473]-[.F473])/[.G473])*100" office:value-type="float" office:value="-8.74137829228746" calcext:value-type="float">
            <text:p>-8.74137829228746</text:p>
          </table:table-cell>
          <table:table-cell table:number-columns-repeated="3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6970504" calcext:value-type="float">
            <text:p>46970504</text:p>
          </table:table-cell>
          <table:table-cell table:style-name="ce4" office:value-type="float" office:value="54091681" calcext:value-type="float">
            <text:p>54091681</text:p>
          </table:table-cell>
          <table:table-cell table:formula="of:=([.F474]/[.G474])*100" office:value-type="float" office:value="86.8349866960134" calcext:value-type="float">
            <text:p>86.83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90_krill_rotifer</text:p>
          </table:table-cell>
          <table:table-cell table:style-name="ce20"/>
          <table:table-cell table:formula="of:=100-[.H474]" office:value-type="float" office:value="13.1650133039866" calcext:value-type="float">
            <text:p>13.17</text:p>
          </table:table-cell>
          <table:table-cell table:formula="of:=([.G474]/[.O474])*100" office:value-type="float" office:value="44.2224473181211" calcext:value-type="float">
            <text:p>4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4431761" calcext:value-type="float">
            <text:p>34431761</text:p>
          </table:table-cell>
          <table:table-cell office:value-type="float" office:value="34435033" calcext:value-type="float">
            <text:p>34435033</text:p>
          </table:table-cell>
          <table:table-cell office:value-type="float" office:value="34436865" calcext:value-type="float">
            <text:p>34436865</text:p>
          </table:table-cell>
          <table:table-cell table:formula="of:=AVERAGE([.P474:.R474])" office:value-type="float" office:value="34434553" calcext:value-type="float">
            <text:p>34434553</text:p>
          </table:table-cell>
          <table:table-cell table:formula="of:=SQRT(AVERAGE(([.P474]-[.S474])^2;([.Q474]-[.S474])^2;([.R474]-[.S474])^2))" office:value-type="float" office:value="2111.16144969225" calcext:value-type="float">
            <text:p>2111.16144969225</text:p>
          </table:table-cell>
          <table:table-cell table:formula="of:=(([.S474]-[.F474])/[.G474])*100" office:value-type="float" office:value="-23.17537700483" calcext:value-type="float">
            <text:p>-23.17537700483</text:p>
          </table:table-cell>
          <table:table-cell table:number-columns-repeated="3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4137455" calcext:value-type="float">
            <text:p>4137455</text:p>
          </table:table-cell>
          <table:table-cell table:style-name="ce4" office:value-type="float" office:value="4173046" calcext:value-type="float">
            <text:p>4173046</text:p>
          </table:table-cell>
          <table:table-cell table:formula="of:=([.F475]/[.G475])*100" office:value-type="float" office:value="99.1471217906537" calcext:value-type="float">
            <text:p>99.15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90_krill_rotifer</text:p>
          </table:table-cell>
          <table:table-cell table:style-name="ce20"/>
          <table:table-cell table:formula="of:=100-[.H475]" office:value-type="float" office:value="0.852878209346358" calcext:value-type="float">
            <text:p>0.85</text:p>
          </table:table-cell>
          <table:table-cell table:formula="of:=([.G475]/[.O475])*100" office:value-type="float" office:value="3.41165782758898" calcext:value-type="float">
            <text:p>3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3189232" calcext:value-type="float">
            <text:p>3189232</text:p>
          </table:table-cell>
          <table:table-cell office:value-type="float" office:value="3188432" calcext:value-type="float">
            <text:p>3188432</text:p>
          </table:table-cell>
          <table:table-cell office:value-type="float" office:value="3186855" calcext:value-type="float">
            <text:p>3186855</text:p>
          </table:table-cell>
          <table:table-cell table:formula="of:=AVERAGE([.P475:.R475])" office:value-type="float" office:value="3188173" calcext:value-type="float">
            <text:p>3188173</text:p>
          </table:table-cell>
          <table:table-cell table:formula="of:=SQRT(AVERAGE(([.P475]-[.S475])^2;([.Q475]-[.S475])^2;([.R475]-[.S475])^2))" office:value-type="float" office:value="987.536665985961" calcext:value-type="float">
            <text:p>987.536665985961</text:p>
          </table:table-cell>
          <table:table-cell table:formula="of:=(([.S475]-[.F475])/[.G475])*100" office:value-type="float" office:value="-22.7479399939517" calcext:value-type="float">
            <text:p>-22.7479399939517</text:p>
          </table:table-cell>
          <table:table-cell table:number-columns-repeated="3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562919" calcext:value-type="float">
            <text:p>562919</text:p>
          </table:table-cell>
          <table:table-cell table:style-name="ce4" office:value-type="float" office:value="1638418" calcext:value-type="float">
            <text:p>1638418</text:p>
          </table:table-cell>
          <table:table-cell table:formula="of:=([.F476]/[.G476])*100" office:value-type="float" office:value="34.3574716586366" calcext:value-type="float">
            <text:p>34.36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s q30</text:p>
          </table:table-cell>
          <table:table-cell table:style-name="ce4" office:value-type="string" calcext:value-type="string">
            <text:p>q30p100_krill</text:p>
          </table:table-cell>
          <table:table-cell table:style-name="ce20" office:value-type="string" calcext:value-type="string">
            <text:p>p100</text:p>
          </table:table-cell>
          <table:table-cell table:formula="of:=100-[.H476]" office:value-type="float" office:value="65.6425283413634" calcext:value-type="float">
            <text:p>65.64</text:p>
          </table:table-cell>
          <table:table-cell table:formula="of:=([.G476]/[.O476])*100" office:value-type="float" office:value="1.33948238158953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345535" calcext:value-type="float">
            <text:p>1345535</text:p>
          </table:table-cell>
          <table:table-cell office:value-type="float" office:value="1346631" calcext:value-type="float">
            <text:p>1346631</text:p>
          </table:table-cell>
          <table:table-cell office:value-type="float" office:value="1345728" calcext:value-type="float">
            <text:p>1345728</text:p>
          </table:table-cell>
          <table:table-cell table:formula="of:=AVERAGE([.P476:.R476])" office:value-type="float" office:value="1345964.66666667" calcext:value-type="float">
            <text:p>1345964.66666667</text:p>
          </table:table-cell>
          <table:table-cell table:formula="of:=SQRT(AVERAGE(([.P476]-[.S476])^2;([.Q476]-[.S476])^2;([.R476]-[.S476])^2))" office:value-type="float" office:value="477.711442423376" calcext:value-type="float">
            <text:p>477.711442423376</text:p>
          </table:table-cell>
          <table:table-cell table:formula="of:=(([.S476]-[.F476])/[.G476])*100" office:value-type="float" office:value="47.7927895486174" calcext:value-type="float">
            <text:p>47.7927895486174</text:p>
          </table:table-cell>
          <table:table-cell table:number-columns-repeated="3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office:value-type="float" office:value="73822758" calcext:value-type="float">
            <text:p>73822758</text:p>
          </table:table-cell>
          <table:table-cell table:style-name="ce4" office:value-type="float" office:value="120678831" calcext:value-type="float">
            <text:p>120678831</text:p>
          </table:table-cell>
          <table:table-cell table:formula="of:=([.F477]/[.G477])*100" office:value-type="float" office:value="61.1729144111447" calcext:value-type="float">
            <text:p>61.17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fail q30</text:p>
          </table:table-cell>
          <table:table-cell table:style-name="ce4" office:value-type="string" calcext:value-type="string">
            <text:p>q30p100_krill</text:p>
          </table:table-cell>
          <table:table-cell table:style-name="ce20" office:value-type="string" calcext:value-type="string">
            <text:p>p100</text:p>
          </table:table-cell>
          <table:table-cell table:formula="of:=100-[.H477]" office:value-type="float" office:value="38.8270855888553" calcext:value-type="float">
            <text:p>38.83</text:p>
          </table:table-cell>
          <table:table-cell table:formula="of:=([.G477]/[.O477])*100" office:value-type="float" office:value="98.6605176184105" calcext:value-type="float">
            <text:p>99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73004312" calcext:value-type="float">
            <text:p>73004312</text:p>
          </table:table-cell>
          <table:table-cell office:value-type="float" office:value="73004447" calcext:value-type="float">
            <text:p>73004447</text:p>
          </table:table-cell>
          <table:table-cell office:value-type="float" office:value="73002704" calcext:value-type="float">
            <text:p>73002704</text:p>
          </table:table-cell>
          <table:table-cell table:formula="of:=AVERAGE([.P477:.R477])" office:value-type="float" office:value="73003821" calcext:value-type="float">
            <text:p>73003821</text:p>
          </table:table-cell>
          <table:table-cell table:formula="of:=SQRT(AVERAGE(([.P477]-[.S477])^2;([.Q477]-[.S477])^2;([.R477]-[.S477])^2))" office:value-type="float" office:value="791.758801656161" calcext:value-type="float">
            <text:p>791.758801656161</text:p>
          </table:table-cell>
          <table:table-cell table:formula="of:=(([.S477]-[.F477])/[.G477])*100" office:value-type="float" office:value="-0.678608661696433" calcext:value-type="float">
            <text:p>-0.678608661696433</text:p>
          </table:table-cell>
          <table:table-cell table:number-columns-repeated="3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54668" calcext:value-type="float">
            <text:p>554668</text:p>
          </table:table-cell>
          <table:table-cell table:style-name="ce4" office:value-type="float" office:value="1629648" calcext:value-type="float">
            <text:p>1629648</text:p>
          </table:table-cell>
          <table:table-cell table:formula="of:=([.F478]/[.G478])*100" office:value-type="float" office:value="34.0360617753036" calcext:value-type="float">
            <text:p>34.04</text:p>
          </table:table-cell>
          <table:table-cell table:style-name="ce4" office:value-type="string" calcext:value-type="string">
            <text:p>pass_motif</text:p>
          </table:table-cell>
          <table:table-cell table:style-name="ce4" office:value-type="string" calcext:value-type="string">
            <text:p>pass q30 pass motif</text:p>
          </table:table-cell>
          <table:table-cell table:style-name="ce4" office:value-type="string" calcext:value-type="string">
            <text:p>q30p100_krill_rotifer</text:p>
          </table:table-cell>
          <table:table-cell table:style-name="ce20"/>
          <table:table-cell table:formula="of:=100-[.H478]" office:value-type="float" office:value="65.9639382246964" calcext:value-type="float">
            <text:p>65.96</text:p>
          </table:table-cell>
          <table:table-cell table:formula="of:=([.G478]/[.O478])*100" office:value-type="float" office:value="1.33231250156713" calcext:value-type="float">
            <text:p>1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1339217" calcext:value-type="float">
            <text:p>1339217</text:p>
          </table:table-cell>
          <table:table-cell office:value-type="float" office:value="1339454" calcext:value-type="float">
            <text:p>1339454</text:p>
          </table:table-cell>
          <table:table-cell office:value-type="float" office:value="1339256" calcext:value-type="float">
            <text:p>1339256</text:p>
          </table:table-cell>
          <table:table-cell table:formula="of:=AVERAGE([.P478:.R478])" office:value-type="float" office:value="1339309" calcext:value-type="float">
            <text:p>1339309</text:p>
          </table:table-cell>
          <table:table-cell table:formula="of:=SQRT(AVERAGE(([.P478]-[.S478])^2;([.Q478]-[.S478])^2;([.R478]-[.S478])^2))" office:value-type="float" office:value="103.759336929261" calcext:value-type="float">
            <text:p>103.759336929261</text:p>
          </table:table-cell>
          <table:table-cell table:formula="of:=(([.S478]-[.F478])/[.G478])*100" office:value-type="float" office:value="48.1478822420547" calcext:value-type="float">
            <text:p>48.1478822420547</text:p>
          </table:table-cell>
          <table:table-cell table:number-columns-repeated="3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8251" calcext:value-type="float">
            <text:p>8251</text:p>
          </table:table-cell>
          <table:table-cell table:style-name="ce4" office:value-type="float" office:value="8770" calcext:value-type="float">
            <text:p>8770</text:p>
          </table:table-cell>
          <table:table-cell table:formula="of:=([.F479]/[.G479])*100" office:value-type="float" office:value="94.0820980615736" calcext:value-type="float">
            <text:p>94.08</text:p>
          </table:table-cell>
          <table:table-cell table:style-name="ce4" office:value-type="string" calcext:value-type="string">
            <text:p>pass_no_motif</text:p>
          </table:table-cell>
          <table:table-cell table:style-name="ce4" office:value-type="string" calcext:value-type="string">
            <text:p>pass q30 fail motif</text:p>
          </table:table-cell>
          <table:table-cell table:style-name="ce4" office:value-type="string" calcext:value-type="string">
            <text:p>q30p100_krill_rotifer</text:p>
          </table:table-cell>
          <table:table-cell table:style-name="ce20"/>
          <table:table-cell table:formula="of:=100-[.H479]" office:value-type="float" office:value="5.91790193842645" calcext:value-type="float">
            <text:p>5.92</text:p>
          </table:table-cell>
          <table:table-cell table:formula="of:=([.G479]/[.O479])*100" office:value-type="float" office:value="0.00716988002239978" calcext:value-type="float">
            <text:p>0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8563" calcext:value-type="float">
            <text:p>8563</text:p>
          </table:table-cell>
          <table:table-cell office:value-type="float" office:value="8498" calcext:value-type="float">
            <text:p>8498</text:p>
          </table:table-cell>
          <table:table-cell office:value-type="float" office:value="8545" calcext:value-type="float">
            <text:p>8545</text:p>
          </table:table-cell>
          <table:table-cell table:formula="of:=AVERAGE([.P479:.R479])" office:value-type="float" office:value="8535.33333333333" calcext:value-type="float">
            <text:p>8535.33333333333</text:p>
          </table:table-cell>
          <table:table-cell table:formula="of:=SQRT(AVERAGE(([.P479]-[.S479])^2;([.Q479]-[.S479])^2;([.R479]-[.S479])^2))" office:value-type="float" office:value="27.4023518860861" calcext:value-type="float">
            <text:p>27.4023518860861</text:p>
          </table:table-cell>
          <table:table-cell table:formula="of:=(([.S479]-[.F479])/[.G479])*100" office:value-type="float" office:value="3.24211326491829" calcext:value-type="float">
            <text:p>3.24211326491829</text:p>
          </table:table-cell>
          <table:table-cell table:number-columns-repeated="3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4" office:value-type="string" calcext:value-type="string">
            <text:p>hiseq250(rapid_run)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68210725" calcext:value-type="float">
            <text:p>68210725</text:p>
          </table:table-cell>
          <table:table-cell table:style-name="ce4" office:value-type="float" office:value="114843579" calcext:value-type="float">
            <text:p>114843579</text:p>
          </table:table-cell>
          <table:table-cell table:formula="of:=([.F480]/[.G480])*100" office:value-type="float" office:value="59.3944612262563" calcext:value-type="float">
            <text:p>59.39</text:p>
          </table:table-cell>
          <table:table-cell table:style-name="ce4" office:value-type="string" calcext:value-type="string">
            <text:p>fail_motif</text:p>
          </table:table-cell>
          <table:table-cell table:style-name="ce4" office:value-type="string" calcext:value-type="string">
            <text:p>fail q30 pass motif</text:p>
          </table:table-cell>
          <table:table-cell table:style-name="ce4" office:value-type="string" calcext:value-type="string">
            <text:p>q30p100_krill_rotifer</text:p>
          </table:table-cell>
          <table:table-cell table:style-name="ce20"/>
          <table:table-cell table:formula="of:=100-[.H480]" office:value-type="float" office:value="40.6055387737437" calcext:value-type="float">
            <text:p>40.61</text:p>
          </table:table-cell>
          <table:table-cell table:formula="of:=([.G480]/[.O480])*100" office:value-type="float" office:value="93.8899296206376" calcext:value-type="float">
            <text:p>94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69691211" calcext:value-type="float">
            <text:p>69691211</text:p>
          </table:table-cell>
          <table:table-cell office:value-type="float" office:value="69692116" calcext:value-type="float">
            <text:p>69692116</text:p>
          </table:table-cell>
          <table:table-cell office:value-type="float" office:value="69691053" calcext:value-type="float">
            <text:p>69691053</text:p>
          </table:table-cell>
          <table:table-cell table:formula="of:=AVERAGE([.P480:.R480])" office:value-type="float" office:value="69691460" calcext:value-type="float">
            <text:p>69691460</text:p>
          </table:table-cell>
          <table:table-cell table:formula="of:=SQRT(AVERAGE(([.P480]-[.S480])^2;([.Q480]-[.S480])^2;([.R480]-[.S480])^2))" office:value-type="float" office:value="468.325385460437" calcext:value-type="float">
            <text:p>468.325385460437</text:p>
          </table:table-cell>
          <table:table-cell table:formula="of:=(([.S480]-[.F480])/[.G480])*100" office:value-type="float" office:value="1.28934940280815" calcext:value-type="float">
            <text:p>1.28934940280815</text:p>
          </table:table-cell>
          <table:table-cell table:number-columns-repeated="3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hiseq250(rapid_run)</text:p>
          </table:table-cell>
          <table:table-cell table:number-columns-repeated="2" table:style-name="ce4" office:value-type="string" calcext:value-type="string">
            <text:p>fail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5612033" calcext:value-type="float">
            <text:p>5612033</text:p>
          </table:table-cell>
          <table:table-cell table:style-name="ce4" office:value-type="float" office:value="5835252" calcext:value-type="float">
            <text:p>5835252</text:p>
          </table:table-cell>
          <table:table-cell table:formula="of:=([.F481]/[.G481])*100" office:value-type="float" office:value="96.174646784749" calcext:value-type="float">
            <text:p>96.17</text:p>
          </table:table-cell>
          <table:table-cell table:style-name="ce4" office:value-type="string" calcext:value-type="string">
            <text:p>fail_no_motif</text:p>
          </table:table-cell>
          <table:table-cell table:style-name="ce4" office:value-type="string" calcext:value-type="string">
            <text:p>fail q30 fail motif</text:p>
          </table:table-cell>
          <table:table-cell table:style-name="ce4" office:value-type="string" calcext:value-type="string">
            <text:p>q30p100_krill_rotifer</text:p>
          </table:table-cell>
          <table:table-cell table:style-name="ce20"/>
          <table:table-cell table:formula="of:=100-[.H481]" office:value-type="float" office:value="3.82535321525103" calcext:value-type="float">
            <text:p>3.83</text:p>
          </table:table-cell>
          <table:table-cell table:formula="of:=([.G481]/[.O481])*100" office:value-type="float" office:value="4.77058799777291" calcext:value-type="float">
            <text:p>5</text:p>
          </table:table-cell>
          <table:table-cell table:style-name="ce4" office:value-type="float" office:value="122317249" calcext:value-type="float">
            <text:p>122317249</text:p>
          </table:table-cell>
          <table:table-cell office:value-type="float" office:value="4343246" calcext:value-type="float">
            <text:p>4343246</text:p>
          </table:table-cell>
          <table:table-cell office:value-type="float" office:value="4342695" calcext:value-type="float">
            <text:p>4342695</text:p>
          </table:table-cell>
          <table:table-cell office:value-type="float" office:value="4342961" calcext:value-type="float">
            <text:p>4342961</text:p>
          </table:table-cell>
          <table:table-cell table:formula="of:=AVERAGE([.P481:.R481])" office:value-type="float" office:value="4342967.33333333" calcext:value-type="float">
            <text:p>4342967.33333333</text:p>
          </table:table-cell>
          <table:table-cell table:formula="of:=SQRT(AVERAGE(([.P481]-[.S481])^2;([.Q481]-[.S481])^2;([.R481]-[.S481])^2))" office:value-type="float" office:value="224.989382465534" calcext:value-type="float">
            <text:p>224.989382465534</text:p>
          </table:table-cell>
          <table:table-cell table:formula="of:=(([.S481]-[.F481])/[.G481])*100" office:value-type="float" office:value="-21.7482581157877" calcext:value-type="float">
            <text:p>-21.7482581157877</text:p>
          </table:table-cell>
          <table:table-cell table:number-columns-repeated="3"/>
        </table:table-row>
        <table:table-row table:style-name="ro1">
          <table:table-cell table:style-name="ce5" office:value-type="float" office:value="481" calcext:value-type="float">
            <text:p>48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64877" calcext:value-type="float">
            <text:p>2064877</text:p>
          </table:table-cell>
          <table:table-cell table:style-name="ce5" office:value-type="float" office:value="7823601" calcext:value-type="float">
            <text:p>7823601</text:p>
          </table:table-cell>
          <table:table-cell table:formula="of:=([.F482]/[.G482])*100" office:value-type="float" office:value="26.3929231564851" calcext:value-type="float">
            <text:p>26.3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82]" office:value-type="float" office:value="73.6070768435149" calcext:value-type="float">
            <text:p>73.61</text:p>
          </table:table-cell>
          <table:table-cell table:formula="of:=([.G482]/[.O482])*100" office:value-type="float" office:value="4.99999971240866" calcext:value-type="float">
            <text:p>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65304" calcext:value-type="float">
            <text:p>2065304</text:p>
          </table:table-cell>
          <table:table-cell table:style-name="ce5" office:value-type="float" office:value="7823601" calcext:value-type="float">
            <text:p>7823601</text:p>
          </table:table-cell>
          <table:table-cell table:formula="of:=([.F483]/[.G483])*100" office:value-type="float" office:value="26.3983810012806" calcext:value-type="float">
            <text:p>26.4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83]" office:value-type="float" office:value="73.6016189987194" calcext:value-type="float">
            <text:p>73.60</text:p>
          </table:table-cell>
          <table:table-cell table:formula="of:=([.G483]/[.O483])*100" office:value-type="float" office:value="4.99999971240866" calcext:value-type="float">
            <text:p>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3" calcext:value-type="float">
            <text:p>48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65989" calcext:value-type="float">
            <text:p>2065989</text:p>
          </table:table-cell>
          <table:table-cell table:style-name="ce5" office:value-type="float" office:value="7823601" calcext:value-type="float">
            <text:p>7823601</text:p>
          </table:table-cell>
          <table:table-cell table:formula="of:=([.F484]/[.G484])*100" office:value-type="float" office:value="26.4071365602617" calcext:value-type="float">
            <text:p>26.4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84]" office:value-type="float" office:value="73.5928634397383" calcext:value-type="float">
            <text:p>73.59</text:p>
          </table:table-cell>
          <table:table-cell table:formula="of:=([.G484]/[.O484])*100" office:value-type="float" office:value="4.99999971240866" calcext:value-type="float">
            <text:p>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3549771" calcext:value-type="float">
            <text:p>3549771</text:p>
          </table:table-cell>
          <table:table-cell table:style-name="ce5" office:value-type="float" office:value="15647202" calcext:value-type="float">
            <text:p>15647202</text:p>
          </table:table-cell>
          <table:table-cell table:formula="of:=([.F485]/[.G485])*100" office:value-type="float" office:value="22.6862988028147" calcext:value-type="float">
            <text:p>22.6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85]" office:value-type="float" office:value="77.3137011971853" calcext:value-type="float">
            <text:p>77.31</text:p>
          </table:table-cell>
          <table:table-cell table:formula="of:=([.G485]/[.O485])*100" office:value-type="float" office:value="9.99999942481733" calcext:value-type="float">
            <text:p>1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5" calcext:value-type="float">
            <text:p>48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3551472" calcext:value-type="float">
            <text:p>3551472</text:p>
          </table:table-cell>
          <table:table-cell table:style-name="ce5" office:value-type="float" office:value="15647202" calcext:value-type="float">
            <text:p>15647202</text:p>
          </table:table-cell>
          <table:table-cell table:formula="of:=([.F486]/[.G486])*100" office:value-type="float" office:value="22.697169755973" calcext:value-type="float">
            <text:p>22.7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86]" office:value-type="float" office:value="77.302830244027" calcext:value-type="float">
            <text:p>77.30</text:p>
          </table:table-cell>
          <table:table-cell table:formula="of:=([.G486]/[.O486])*100" office:value-type="float" office:value="9.99999942481733" calcext:value-type="float">
            <text:p>1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6" calcext:value-type="float">
            <text:p>48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3549385" calcext:value-type="float">
            <text:p>3549385</text:p>
          </table:table-cell>
          <table:table-cell table:style-name="ce5" office:value-type="float" office:value="15647202" calcext:value-type="float">
            <text:p>15647202</text:p>
          </table:table-cell>
          <table:table-cell table:formula="of:=([.F487]/[.G487])*100" office:value-type="float" office:value="22.6838319080945" calcext:value-type="float">
            <text:p>22.6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87]" office:value-type="float" office:value="77.3161680919055" calcext:value-type="float">
            <text:p>77.32</text:p>
          </table:table-cell>
          <table:table-cell table:formula="of:=([.G487]/[.O487])*100" office:value-type="float" office:value="9.99999942481733" calcext:value-type="float">
            <text:p>1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4917258" calcext:value-type="float">
            <text:p>4917258</text:p>
          </table:table-cell>
          <table:table-cell table:style-name="ce5" office:value-type="float" office:value="23470803" calcext:value-type="float">
            <text:p>23470803</text:p>
          </table:table-cell>
          <table:table-cell table:formula="of:=([.F488]/[.G488])*100" office:value-type="float" office:value="20.9505316030304" calcext:value-type="float">
            <text:p>20.95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88]" office:value-type="float" office:value="79.0494683969696" calcext:value-type="float">
            <text:p>79.05</text:p>
          </table:table-cell>
          <table:table-cell table:formula="of:=([.G488]/[.O488])*100" office:value-type="float" office:value="14.999999137226" calcext:value-type="float">
            <text:p>1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4920565" calcext:value-type="float">
            <text:p>4920565</text:p>
          </table:table-cell>
          <table:table-cell table:style-name="ce5" office:value-type="float" office:value="23470803" calcext:value-type="float">
            <text:p>23470803</text:p>
          </table:table-cell>
          <table:table-cell table:formula="of:=([.F489]/[.G489])*100" office:value-type="float" office:value="20.9646214490403" calcext:value-type="float">
            <text:p>20.96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89]" office:value-type="float" office:value="79.0353785509597" calcext:value-type="float">
            <text:p>79.04</text:p>
          </table:table-cell>
          <table:table-cell table:formula="of:=([.G489]/[.O489])*100" office:value-type="float" office:value="14.999999137226" calcext:value-type="float">
            <text:p>1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4921355" calcext:value-type="float">
            <text:p>4921355</text:p>
          </table:table-cell>
          <table:table-cell table:style-name="ce5" office:value-type="float" office:value="23470803" calcext:value-type="float">
            <text:p>23470803</text:p>
          </table:table-cell>
          <table:table-cell table:formula="of:=([.F490]/[.G490])*100" office:value-type="float" office:value="20.9679873330282" calcext:value-type="float">
            <text:p>20.97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90]" office:value-type="float" office:value="79.0320126669718" calcext:value-type="float">
            <text:p>79.03</text:p>
          </table:table-cell>
          <table:table-cell table:formula="of:=([.G490]/[.O490])*100" office:value-type="float" office:value="14.999999137226" calcext:value-type="float">
            <text:p>1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0" calcext:value-type="float">
            <text:p>49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6216804" calcext:value-type="float">
            <text:p>6216804</text:p>
          </table:table-cell>
          <table:table-cell table:style-name="ce5" office:value-type="float" office:value="31294404" calcext:value-type="float">
            <text:p>31294404</text:p>
          </table:table-cell>
          <table:table-cell table:formula="of:=([.F491]/[.G491])*100" office:value-type="float" office:value="19.8655452904615" calcext:value-type="float">
            <text:p>19.87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91]" office:value-type="float" office:value="80.1344547095385" calcext:value-type="float">
            <text:p>80.13</text:p>
          </table:table-cell>
          <table:table-cell table:formula="of:=([.G491]/[.O491])*100" office:value-type="float" office:value="19.9999988496347" calcext:value-type="float">
            <text:p>2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6221906" calcext:value-type="float">
            <text:p>6221906</text:p>
          </table:table-cell>
          <table:table-cell table:style-name="ce5" office:value-type="float" office:value="31294404" calcext:value-type="float">
            <text:p>31294404</text:p>
          </table:table-cell>
          <table:table-cell table:formula="of:=([.F492]/[.G492])*100" office:value-type="float" office:value="19.8818485247394" calcext:value-type="float">
            <text:p>19.8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92]" office:value-type="float" office:value="80.1181514752606" calcext:value-type="float">
            <text:p>80.12</text:p>
          </table:table-cell>
          <table:table-cell table:formula="of:=([.G492]/[.O492])*100" office:value-type="float" office:value="19.9999988496347" calcext:value-type="float">
            <text:p>2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6219078" calcext:value-type="float">
            <text:p>6219078</text:p>
          </table:table-cell>
          <table:table-cell table:style-name="ce5" office:value-type="float" office:value="31294404" calcext:value-type="float">
            <text:p>31294404</text:p>
          </table:table-cell>
          <table:table-cell table:formula="of:=([.F493]/[.G493])*100" office:value-type="float" office:value="19.8728117653239" calcext:value-type="float">
            <text:p>19.87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93]" office:value-type="float" office:value="80.1271882346761" calcext:value-type="float">
            <text:p>80.13</text:p>
          </table:table-cell>
          <table:table-cell table:formula="of:=([.G493]/[.O493])*100" office:value-type="float" office:value="19.9999988496347" calcext:value-type="float">
            <text:p>2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7471428" calcext:value-type="float">
            <text:p>7471428</text:p>
          </table:table-cell>
          <table:table-cell table:style-name="ce5" office:value-type="float" office:value="39118005" calcext:value-type="float">
            <text:p>39118005</text:p>
          </table:table-cell>
          <table:table-cell table:formula="of:=([.F494]/[.G494])*100" office:value-type="float" office:value="19.0997163582345" calcext:value-type="float">
            <text:p>19.1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94]" office:value-type="float" office:value="80.9002836417655" calcext:value-type="float">
            <text:p>80.90</text:p>
          </table:table-cell>
          <table:table-cell table:formula="of:=([.G494]/[.O494])*100" office:value-type="float" office:value="24.9999985620433" calcext:value-type="float">
            <text:p>2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4" calcext:value-type="float">
            <text:p>49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7470914" calcext:value-type="float">
            <text:p>7470914</text:p>
          </table:table-cell>
          <table:table-cell table:style-name="ce5" office:value-type="float" office:value="39118005" calcext:value-type="float">
            <text:p>39118005</text:p>
          </table:table-cell>
          <table:table-cell table:formula="of:=([.F495]/[.G495])*100" office:value-type="float" office:value="19.0984023852955" calcext:value-type="float">
            <text:p>19.1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95]" office:value-type="float" office:value="80.9015976147045" calcext:value-type="float">
            <text:p>80.90</text:p>
          </table:table-cell>
          <table:table-cell table:formula="of:=([.G495]/[.O495])*100" office:value-type="float" office:value="24.9999985620433" calcext:value-type="float">
            <text:p>2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7471777" calcext:value-type="float">
            <text:p>7471777</text:p>
          </table:table-cell>
          <table:table-cell table:style-name="ce5" office:value-type="float" office:value="39118005" calcext:value-type="float">
            <text:p>39118005</text:p>
          </table:table-cell>
          <table:table-cell table:formula="of:=([.F496]/[.G496])*100" office:value-type="float" office:value="19.1006085305219" calcext:value-type="float">
            <text:p>19.1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96]" office:value-type="float" office:value="80.8993914694781" calcext:value-type="float">
            <text:p>80.90</text:p>
          </table:table-cell>
          <table:table-cell table:formula="of:=([.G496]/[.O496])*100" office:value-type="float" office:value="24.9999985620433" calcext:value-type="float">
            <text:p>2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8679852" calcext:value-type="float">
            <text:p>8679852</text:p>
          </table:table-cell>
          <table:table-cell table:style-name="ce5" office:value-type="float" office:value="46941606" calcext:value-type="float">
            <text:p>46941606</text:p>
          </table:table-cell>
          <table:table-cell table:formula="of:=([.F497]/[.G497])*100" office:value-type="float" office:value="18.4907435846997" calcext:value-type="float">
            <text:p>18.4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497]" office:value-type="float" office:value="81.5092564153003" calcext:value-type="float">
            <text:p>81.51</text:p>
          </table:table-cell>
          <table:table-cell table:formula="of:=([.G497]/[.O497])*100" office:value-type="float" office:value="29.999998274452" calcext:value-type="float">
            <text:p>3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7" calcext:value-type="float">
            <text:p>49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8686593" calcext:value-type="float">
            <text:p>8686593</text:p>
          </table:table-cell>
          <table:table-cell table:style-name="ce5" office:value-type="float" office:value="46941606" calcext:value-type="float">
            <text:p>46941606</text:p>
          </table:table-cell>
          <table:table-cell table:formula="of:=([.F498]/[.G498])*100" office:value-type="float" office:value="18.5051039796125" calcext:value-type="float">
            <text:p>18.5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498]" office:value-type="float" office:value="81.4948960203875" calcext:value-type="float">
            <text:p>81.49</text:p>
          </table:table-cell>
          <table:table-cell table:formula="of:=([.G498]/[.O498])*100" office:value-type="float" office:value="29.999998274452" calcext:value-type="float">
            <text:p>3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8" calcext:value-type="float">
            <text:p>49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8683873" calcext:value-type="float">
            <text:p>8683873</text:p>
          </table:table-cell>
          <table:table-cell table:style-name="ce5" office:value-type="float" office:value="46941606" calcext:value-type="float">
            <text:p>46941606</text:p>
          </table:table-cell>
          <table:table-cell table:formula="of:=([.F499]/[.G499])*100" office:value-type="float" office:value="18.4993095464182" calcext:value-type="float">
            <text:p>18.5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499]" office:value-type="float" office:value="81.5006904535818" calcext:value-type="float">
            <text:p>81.50</text:p>
          </table:table-cell>
          <table:table-cell table:formula="of:=([.G499]/[.O499])*100" office:value-type="float" office:value="29.999998274452" calcext:value-type="float">
            <text:p>3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9864484" calcext:value-type="float">
            <text:p>9864484</text:p>
          </table:table-cell>
          <table:table-cell table:style-name="ce5" office:value-type="float" office:value="54765207" calcext:value-type="float">
            <text:p>54765207</text:p>
          </table:table-cell>
          <table:table-cell table:formula="of:=([.F500]/[.G500])*100" office:value-type="float" office:value="18.0123193910323" calcext:value-type="float">
            <text:p>18.0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00]" office:value-type="float" office:value="81.9876806089677" calcext:value-type="float">
            <text:p>81.99</text:p>
          </table:table-cell>
          <table:table-cell table:formula="of:=([.G500]/[.O500])*100" office:value-type="float" office:value="34.9999979868606" calcext:value-type="float">
            <text:p>3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9866273" calcext:value-type="float">
            <text:p>9866273</text:p>
          </table:table-cell>
          <table:table-cell table:style-name="ce5" office:value-type="float" office:value="54765207" calcext:value-type="float">
            <text:p>54765207</text:p>
          </table:table-cell>
          <table:table-cell table:formula="of:=([.F501]/[.G501])*100" office:value-type="float" office:value="18.0155860636115" calcext:value-type="float">
            <text:p>18.02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01]" office:value-type="float" office:value="81.9844139363885" calcext:value-type="float">
            <text:p>81.98</text:p>
          </table:table-cell>
          <table:table-cell table:formula="of:=([.G501]/[.O501])*100" office:value-type="float" office:value="34.9999979868606" calcext:value-type="float">
            <text:p>3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9866998" calcext:value-type="float">
            <text:p>9866998</text:p>
          </table:table-cell>
          <table:table-cell table:style-name="ce5" office:value-type="float" office:value="54765207" calcext:value-type="float">
            <text:p>54765207</text:p>
          </table:table-cell>
          <table:table-cell table:formula="of:=([.F502]/[.G502])*100" office:value-type="float" office:value="18.0169098968256" calcext:value-type="float">
            <text:p>18.02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02]" office:value-type="float" office:value="81.9830901031745" calcext:value-type="float">
            <text:p>81.98</text:p>
          </table:table-cell>
          <table:table-cell table:formula="of:=([.G502]/[.O502])*100" office:value-type="float" office:value="34.9999979868606" calcext:value-type="float">
            <text:p>3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2" calcext:value-type="float">
            <text:p>50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1015533" calcext:value-type="float">
            <text:p>11015533</text:p>
          </table:table-cell>
          <table:table-cell table:style-name="ce5" office:value-type="float" office:value="62588808" calcext:value-type="float">
            <text:p>62588808</text:p>
          </table:table-cell>
          <table:table-cell table:formula="of:=([.F503]/[.G503])*100" office:value-type="float" office:value="17.5998446878873" calcext:value-type="float">
            <text:p>17.6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03]" office:value-type="float" office:value="82.4001553121127" calcext:value-type="float">
            <text:p>82.40</text:p>
          </table:table-cell>
          <table:table-cell table:formula="of:=([.G503]/[.O503])*100" office:value-type="float" office:value="39.9999976992693" calcext:value-type="float">
            <text:p>4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3" calcext:value-type="float">
            <text:p>50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1019295" calcext:value-type="float">
            <text:p>11019295</text:p>
          </table:table-cell>
          <table:table-cell table:style-name="ce5" office:value-type="float" office:value="62588808" calcext:value-type="float">
            <text:p>62588808</text:p>
          </table:table-cell>
          <table:table-cell table:formula="of:=([.F504]/[.G504])*100" office:value-type="float" office:value="17.6058553471733" calcext:value-type="float">
            <text:p>17.6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04]" office:value-type="float" office:value="82.3941446528267" calcext:value-type="float">
            <text:p>82.39</text:p>
          </table:table-cell>
          <table:table-cell table:formula="of:=([.G504]/[.O504])*100" office:value-type="float" office:value="39.9999976992693" calcext:value-type="float">
            <text:p>4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1018136" calcext:value-type="float">
            <text:p>11018136</text:p>
          </table:table-cell>
          <table:table-cell table:style-name="ce5" office:value-type="float" office:value="62588808" calcext:value-type="float">
            <text:p>62588808</text:p>
          </table:table-cell>
          <table:table-cell table:formula="of:=([.F505]/[.G505])*100" office:value-type="float" office:value="17.6040035784033" calcext:value-type="float">
            <text:p>17.6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05]" office:value-type="float" office:value="82.3959964215966" calcext:value-type="float">
            <text:p>82.40</text:p>
          </table:table-cell>
          <table:table-cell table:formula="of:=([.G505]/[.O505])*100" office:value-type="float" office:value="39.9999976992693" calcext:value-type="float">
            <text:p>4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2141453" calcext:value-type="float">
            <text:p>12141453</text:p>
          </table:table-cell>
          <table:table-cell table:style-name="ce5" office:value-type="float" office:value="70412409" calcext:value-type="float">
            <text:p>70412409</text:p>
          </table:table-cell>
          <table:table-cell table:formula="of:=([.F506]/[.G506])*100" office:value-type="float" office:value="17.2433427181848" calcext:value-type="float">
            <text:p>17.2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06]" office:value-type="float" office:value="82.7566572818152" calcext:value-type="float">
            <text:p>82.76</text:p>
          </table:table-cell>
          <table:table-cell table:formula="of:=([.G506]/[.O506])*100" office:value-type="float" office:value="44.999997411678" calcext:value-type="float">
            <text:p>4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6" calcext:value-type="float">
            <text:p>50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2143764" calcext:value-type="float">
            <text:p>12143764</text:p>
          </table:table-cell>
          <table:table-cell table:style-name="ce5" office:value-type="float" office:value="70412409" calcext:value-type="float">
            <text:p>70412409</text:p>
          </table:table-cell>
          <table:table-cell table:formula="of:=([.F507]/[.G507])*100" office:value-type="float" office:value="17.246624810124" calcext:value-type="float">
            <text:p>17.25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07]" office:value-type="float" office:value="82.753375189876" calcext:value-type="float">
            <text:p>82.75</text:p>
          </table:table-cell>
          <table:table-cell table:formula="of:=([.G507]/[.O507])*100" office:value-type="float" office:value="44.999997411678" calcext:value-type="float">
            <text:p>4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2145314" calcext:value-type="float">
            <text:p>12145314</text:p>
          </table:table-cell>
          <table:table-cell table:style-name="ce5" office:value-type="float" office:value="70412409" calcext:value-type="float">
            <text:p>70412409</text:p>
          </table:table-cell>
          <table:table-cell table:formula="of:=([.F508]/[.G508])*100" office:value-type="float" office:value="17.2488261266562" calcext:value-type="float">
            <text:p>17.25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08]" office:value-type="float" office:value="82.7511738733438" calcext:value-type="float">
            <text:p>82.75</text:p>
          </table:table-cell>
          <table:table-cell table:formula="of:=([.G508]/[.O508])*100" office:value-type="float" office:value="44.999997411678" calcext:value-type="float">
            <text:p>4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8" calcext:value-type="float">
            <text:p>50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3256048" calcext:value-type="float">
            <text:p>13256048</text:p>
          </table:table-cell>
          <table:table-cell table:style-name="ce5" office:value-type="float" office:value="78236010" calcext:value-type="float">
            <text:p>78236010</text:p>
          </table:table-cell>
          <table:table-cell table:formula="of:=([.F509]/[.G509])*100" office:value-type="float" office:value="16.9436657109686" calcext:value-type="float">
            <text:p>16.9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09]" office:value-type="float" office:value="83.0563342890314" calcext:value-type="float">
            <text:p>83.06</text:p>
          </table:table-cell>
          <table:table-cell table:formula="of:=([.G509]/[.O509])*100" office:value-type="float" office:value="49.9999971240866" calcext:value-type="float">
            <text:p>5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3251042" calcext:value-type="float">
            <text:p>13251042</text:p>
          </table:table-cell>
          <table:table-cell table:style-name="ce5" office:value-type="float" office:value="78236010" calcext:value-type="float">
            <text:p>78236010</text:p>
          </table:table-cell>
          <table:table-cell table:formula="of:=([.F510]/[.G510])*100" office:value-type="float" office:value="16.9372671229016" calcext:value-type="float">
            <text:p>16.9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10]" office:value-type="float" office:value="83.0627328770984" calcext:value-type="float">
            <text:p>83.06</text:p>
          </table:table-cell>
          <table:table-cell table:formula="of:=([.G510]/[.O510])*100" office:value-type="float" office:value="49.9999971240866" calcext:value-type="float">
            <text:p>5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0" calcext:value-type="float">
            <text:p>51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3256058" calcext:value-type="float">
            <text:p>13256058</text:p>
          </table:table-cell>
          <table:table-cell table:style-name="ce5" office:value-type="float" office:value="78236010" calcext:value-type="float">
            <text:p>78236010</text:p>
          </table:table-cell>
          <table:table-cell table:formula="of:=([.F511]/[.G511])*100" office:value-type="float" office:value="16.9436784928066" calcext:value-type="float">
            <text:p>16.9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11]" office:value-type="float" office:value="83.0563215071934" calcext:value-type="float">
            <text:p>83.06</text:p>
          </table:table-cell>
          <table:table-cell table:formula="of:=([.G511]/[.O511])*100" office:value-type="float" office:value="49.9999971240866" calcext:value-type="float">
            <text:p>5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1" calcext:value-type="float">
            <text:p>51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4340887" calcext:value-type="float">
            <text:p>14340887</text:p>
          </table:table-cell>
          <table:table-cell table:style-name="ce5" office:value-type="float" office:value="86059611" calcext:value-type="float">
            <text:p>86059611</text:p>
          </table:table-cell>
          <table:table-cell table:formula="of:=([.F512]/[.G512])*100" office:value-type="float" office:value="16.6638993987551" calcext:value-type="float">
            <text:p>16.66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12]" office:value-type="float" office:value="83.3361006012449" calcext:value-type="float">
            <text:p>83.34</text:p>
          </table:table-cell>
          <table:table-cell table:formula="of:=([.G512]/[.O512])*100" office:value-type="float" office:value="54.9999968364953" calcext:value-type="float">
            <text:p>5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4337902" calcext:value-type="float">
            <text:p>14337902</text:p>
          </table:table-cell>
          <table:table-cell table:style-name="ce5" office:value-type="float" office:value="86059611" calcext:value-type="float">
            <text:p>86059611</text:p>
          </table:table-cell>
          <table:table-cell table:formula="of:=([.F513]/[.G513])*100" office:value-type="float" office:value="16.6604308727354" calcext:value-type="float">
            <text:p>16.66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13]" office:value-type="float" office:value="83.3395691272646" calcext:value-type="float">
            <text:p>83.34</text:p>
          </table:table-cell>
          <table:table-cell table:formula="of:=([.G513]/[.O513])*100" office:value-type="float" office:value="54.9999968364953" calcext:value-type="float">
            <text:p>5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3" calcext:value-type="float">
            <text:p>51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4342730" calcext:value-type="float">
            <text:p>14342730</text:p>
          </table:table-cell>
          <table:table-cell table:style-name="ce5" office:value-type="float" office:value="86059611" calcext:value-type="float">
            <text:p>86059611</text:p>
          </table:table-cell>
          <table:table-cell table:formula="of:=([.F514]/[.G514])*100" office:value-type="float" office:value="16.6660409376008" calcext:value-type="float">
            <text:p>16.67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14]" office:value-type="float" office:value="83.3339590623992" calcext:value-type="float">
            <text:p>83.33</text:p>
          </table:table-cell>
          <table:table-cell table:formula="of:=([.G514]/[.O514])*100" office:value-type="float" office:value="54.9999968364953" calcext:value-type="float">
            <text:p>5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4" calcext:value-type="float">
            <text:p>51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5407438" calcext:value-type="float">
            <text:p>15407438</text:p>
          </table:table-cell>
          <table:table-cell table:style-name="ce5" office:value-type="float" office:value="93883212" calcext:value-type="float">
            <text:p>93883212</text:p>
          </table:table-cell>
          <table:table-cell table:formula="of:=([.F515]/[.G515])*100" office:value-type="float" office:value="16.4112812842407" calcext:value-type="float">
            <text:p>16.4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15]" office:value-type="float" office:value="83.5887187157593" calcext:value-type="float">
            <text:p>83.59</text:p>
          </table:table-cell>
          <table:table-cell table:formula="of:=([.G515]/[.O515])*100" office:value-type="float" office:value="59.999996548904" calcext:value-type="float">
            <text:p>6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5" calcext:value-type="float">
            <text:p>51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5409408" calcext:value-type="float">
            <text:p>15409408</text:p>
          </table:table-cell>
          <table:table-cell table:style-name="ce5" office:value-type="float" office:value="93883212" calcext:value-type="float">
            <text:p>93883212</text:p>
          </table:table-cell>
          <table:table-cell table:formula="of:=([.F516]/[.G516])*100" office:value-type="float" office:value="16.4133796359673" calcext:value-type="float">
            <text:p>16.4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16]" office:value-type="float" office:value="83.5866203640327" calcext:value-type="float">
            <text:p>83.59</text:p>
          </table:table-cell>
          <table:table-cell table:formula="of:=([.G516]/[.O516])*100" office:value-type="float" office:value="59.999996548904" calcext:value-type="float">
            <text:p>6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5408834" calcext:value-type="float">
            <text:p>15408834</text:p>
          </table:table-cell>
          <table:table-cell table:style-name="ce5" office:value-type="float" office:value="93883212" calcext:value-type="float">
            <text:p>93883212</text:p>
          </table:table-cell>
          <table:table-cell table:formula="of:=([.F517]/[.G517])*100" office:value-type="float" office:value="16.412768238053" calcext:value-type="float">
            <text:p>16.4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17]" office:value-type="float" office:value="83.587231761947" calcext:value-type="float">
            <text:p>83.59</text:p>
          </table:table-cell>
          <table:table-cell table:formula="of:=([.G517]/[.O517])*100" office:value-type="float" office:value="59.999996548904" calcext:value-type="float">
            <text:p>6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7" calcext:value-type="float">
            <text:p>51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6462253" calcext:value-type="float">
            <text:p>16462253</text:p>
          </table:table-cell>
          <table:table-cell table:style-name="ce5" office:value-type="float" office:value="101706813" calcext:value-type="float">
            <text:p>101706813</text:p>
          </table:table-cell>
          <table:table-cell table:formula="of:=([.F518]/[.G518])*100" office:value-type="float" office:value="16.1859884450415" calcext:value-type="float">
            <text:p>16.1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18]" office:value-type="float" office:value="83.8140115549585" calcext:value-type="float">
            <text:p>83.81</text:p>
          </table:table-cell>
          <table:table-cell table:formula="of:=([.G518]/[.O518])*100" office:value-type="float" office:value="64.9999962613126" calcext:value-type="float">
            <text:p>6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8" calcext:value-type="float">
            <text:p>51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6460444" calcext:value-type="float">
            <text:p>16460444</text:p>
          </table:table-cell>
          <table:table-cell table:style-name="ce5" office:value-type="float" office:value="101706813" calcext:value-type="float">
            <text:p>101706813</text:p>
          </table:table-cell>
          <table:table-cell table:formula="of:=([.F519]/[.G519])*100" office:value-type="float" office:value="16.1842098031329" calcext:value-type="float">
            <text:p>16.1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19]" office:value-type="float" office:value="83.8157901968672" calcext:value-type="float">
            <text:p>83.82</text:p>
          </table:table-cell>
          <table:table-cell table:formula="of:=([.G519]/[.O519])*100" office:value-type="float" office:value="64.9999962613126" calcext:value-type="float">
            <text:p>6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19" calcext:value-type="float">
            <text:p>51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6461399" calcext:value-type="float">
            <text:p>16461399</text:p>
          </table:table-cell>
          <table:table-cell table:style-name="ce5" office:value-type="float" office:value="101706813" calcext:value-type="float">
            <text:p>101706813</text:p>
          </table:table-cell>
          <table:table-cell table:formula="of:=([.F520]/[.G520])*100" office:value-type="float" office:value="16.1851487766115" calcext:value-type="float">
            <text:p>16.1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20]" office:value-type="float" office:value="83.8148512233886" calcext:value-type="float">
            <text:p>83.81</text:p>
          </table:table-cell>
          <table:table-cell table:formula="of:=([.G520]/[.O520])*100" office:value-type="float" office:value="64.9999962613126" calcext:value-type="float">
            <text:p>6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0" calcext:value-type="float">
            <text:p>52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7501279" calcext:value-type="float">
            <text:p>17501279</text:p>
          </table:table-cell>
          <table:table-cell table:style-name="ce5" office:value-type="float" office:value="109530414" calcext:value-type="float">
            <text:p>109530414</text:p>
          </table:table-cell>
          <table:table-cell table:formula="of:=([.F521]/[.G521])*100" office:value-type="float" office:value="15.9784651229384" calcext:value-type="float">
            <text:p>15.9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21]" office:value-type="float" office:value="84.0215348770616" calcext:value-type="float">
            <text:p>84.02</text:p>
          </table:table-cell>
          <table:table-cell table:formula="of:=([.G521]/[.O521])*100" office:value-type="float" office:value="69.9999959737213" calcext:value-type="float">
            <text:p>7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7500182" calcext:value-type="float">
            <text:p>17500182</text:p>
          </table:table-cell>
          <table:table-cell table:style-name="ce5" office:value-type="float" office:value="109530414" calcext:value-type="float">
            <text:p>109530414</text:p>
          </table:table-cell>
          <table:table-cell table:formula="of:=([.F522]/[.G522])*100" office:value-type="float" office:value="15.9774635746378" calcext:value-type="float">
            <text:p>15.9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22]" office:value-type="float" office:value="84.0225364253622" calcext:value-type="float">
            <text:p>84.02</text:p>
          </table:table-cell>
          <table:table-cell table:formula="of:=([.G522]/[.O522])*100" office:value-type="float" office:value="69.9999959737213" calcext:value-type="float">
            <text:p>7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2" calcext:value-type="float">
            <text:p>52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7502114" calcext:value-type="float">
            <text:p>17502114</text:p>
          </table:table-cell>
          <table:table-cell table:style-name="ce5" office:value-type="float" office:value="109530414" calcext:value-type="float">
            <text:p>109530414</text:p>
          </table:table-cell>
          <table:table-cell table:formula="of:=([.F523]/[.G523])*100" office:value-type="float" office:value="15.979227468272" calcext:value-type="float">
            <text:p>15.9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23]" office:value-type="float" office:value="84.020772531728" calcext:value-type="float">
            <text:p>84.02</text:p>
          </table:table-cell>
          <table:table-cell table:formula="of:=([.G523]/[.O523])*100" office:value-type="float" office:value="69.9999959737213" calcext:value-type="float">
            <text:p>7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3" calcext:value-type="float">
            <text:p>52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8525125" calcext:value-type="float">
            <text:p>18525125</text:p>
          </table:table-cell>
          <table:table-cell table:style-name="ce5" office:value-type="float" office:value="117354015" calcext:value-type="float">
            <text:p>117354015</text:p>
          </table:table-cell>
          <table:table-cell table:formula="of:=([.F524]/[.G524])*100" office:value-type="float" office:value="15.7856763571319" calcext:value-type="float">
            <text:p>15.79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24]" office:value-type="float" office:value="84.2143236428681" calcext:value-type="float">
            <text:p>84.21</text:p>
          </table:table-cell>
          <table:table-cell table:formula="of:=([.G524]/[.O524])*100" office:value-type="float" office:value="74.99999568613" calcext:value-type="float">
            <text:p>7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8523309" calcext:value-type="float">
            <text:p>18523309</text:p>
          </table:table-cell>
          <table:table-cell table:style-name="ce5" office:value-type="float" office:value="117354015" calcext:value-type="float">
            <text:p>117354015</text:p>
          </table:table-cell>
          <table:table-cell table:formula="of:=([.F525]/[.G525])*100" office:value-type="float" office:value="15.78412890262" calcext:value-type="float">
            <text:p>15.7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25]" office:value-type="float" office:value="84.21587109738" calcext:value-type="float">
            <text:p>84.22</text:p>
          </table:table-cell>
          <table:table-cell table:formula="of:=([.G525]/[.O525])*100" office:value-type="float" office:value="74.99999568613" calcext:value-type="float">
            <text:p>7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5" calcext:value-type="float">
            <text:p>52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8523801" calcext:value-type="float">
            <text:p>18523801</text:p>
          </table:table-cell>
          <table:table-cell table:style-name="ce5" office:value-type="float" office:value="117354015" calcext:value-type="float">
            <text:p>117354015</text:p>
          </table:table-cell>
          <table:table-cell table:formula="of:=([.F526]/[.G526])*100" office:value-type="float" office:value="15.7845481469041" calcext:value-type="float">
            <text:p>15.7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26]" office:value-type="float" office:value="84.215451853096" calcext:value-type="float">
            <text:p>84.22</text:p>
          </table:table-cell>
          <table:table-cell table:formula="of:=([.G526]/[.O526])*100" office:value-type="float" office:value="74.99999568613" calcext:value-type="float">
            <text:p>7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6" calcext:value-type="float">
            <text:p>52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9532969" calcext:value-type="float">
            <text:p>19532969</text:p>
          </table:table-cell>
          <table:table-cell table:style-name="ce5" office:value-type="float" office:value="125177616" calcext:value-type="float">
            <text:p>125177616</text:p>
          </table:table-cell>
          <table:table-cell table:formula="of:=([.F527]/[.G527])*100" office:value-type="float" office:value="15.6042027513929" calcext:value-type="float">
            <text:p>15.6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27]" office:value-type="float" office:value="84.3957972486071" calcext:value-type="float">
            <text:p>84.40</text:p>
          </table:table-cell>
          <table:table-cell table:formula="of:=([.G527]/[.O527])*100" office:value-type="float" office:value="79.9999953985386" calcext:value-type="float">
            <text:p>8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7" calcext:value-type="float">
            <text:p>52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9534730" calcext:value-type="float">
            <text:p>19534730</text:p>
          </table:table-cell>
          <table:table-cell table:style-name="ce5" office:value-type="float" office:value="125177616" calcext:value-type="float">
            <text:p>125177616</text:p>
          </table:table-cell>
          <table:table-cell table:formula="of:=([.F528]/[.G528])*100" office:value-type="float" office:value="15.6056095524299" calcext:value-type="float">
            <text:p>15.6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28]" office:value-type="float" office:value="84.3943904475701" calcext:value-type="float">
            <text:p>84.39</text:p>
          </table:table-cell>
          <table:table-cell table:formula="of:=([.G528]/[.O528])*100" office:value-type="float" office:value="79.9999953985386" calcext:value-type="float">
            <text:p>8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8" calcext:value-type="float">
            <text:p>52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9534956" calcext:value-type="float">
            <text:p>19534956</text:p>
          </table:table-cell>
          <table:table-cell table:style-name="ce5" office:value-type="float" office:value="125177616" calcext:value-type="float">
            <text:p>125177616</text:p>
          </table:table-cell>
          <table:table-cell table:formula="of:=([.F529]/[.G529])*100" office:value-type="float" office:value="15.6057900958906" calcext:value-type="float">
            <text:p>15.61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29]" office:value-type="float" office:value="84.3942099041094" calcext:value-type="float">
            <text:p>84.39</text:p>
          </table:table-cell>
          <table:table-cell table:formula="of:=([.G529]/[.O529])*100" office:value-type="float" office:value="79.9999953985386" calcext:value-type="float">
            <text:p>8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29" calcext:value-type="float">
            <text:p>52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533441" calcext:value-type="float">
            <text:p>20533441</text:p>
          </table:table-cell>
          <table:table-cell table:style-name="ce5" office:value-type="float" office:value="133001217" calcext:value-type="float">
            <text:p>133001217</text:p>
          </table:table-cell>
          <table:table-cell table:formula="of:=([.F530]/[.G530])*100" office:value-type="float" office:value="15.4385361751991" calcext:value-type="float">
            <text:p>15.4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30]" office:value-type="float" office:value="84.5614638248009" calcext:value-type="float">
            <text:p>84.56</text:p>
          </table:table-cell>
          <table:table-cell table:formula="of:=([.G530]/[.O530])*100" office:value-type="float" office:value="84.9999951109473" calcext:value-type="float">
            <text:p>8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0" calcext:value-type="float">
            <text:p>53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533609" calcext:value-type="float">
            <text:p>20533609</text:p>
          </table:table-cell>
          <table:table-cell table:style-name="ce5" office:value-type="float" office:value="133001217" calcext:value-type="float">
            <text:p>133001217</text:p>
          </table:table-cell>
          <table:table-cell table:formula="of:=([.F531]/[.G531])*100" office:value-type="float" office:value="15.4386624898327" calcext:value-type="float">
            <text:p>15.4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31]" office:value-type="float" office:value="84.5613375101673" calcext:value-type="float">
            <text:p>84.56</text:p>
          </table:table-cell>
          <table:table-cell table:formula="of:=([.G531]/[.O531])*100" office:value-type="float" office:value="84.9999951109473" calcext:value-type="float">
            <text:p>8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1" calcext:value-type="float">
            <text:p>53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534925" calcext:value-type="float">
            <text:p>20534925</text:p>
          </table:table-cell>
          <table:table-cell table:style-name="ce5" office:value-type="float" office:value="133001217" calcext:value-type="float">
            <text:p>133001217</text:p>
          </table:table-cell>
          <table:table-cell table:formula="of:=([.F532]/[.G532])*100" office:value-type="float" office:value="15.4396519544629" calcext:value-type="float">
            <text:p>15.4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32]" office:value-type="float" office:value="84.5603480455371" calcext:value-type="float">
            <text:p>84.56</text:p>
          </table:table-cell>
          <table:table-cell table:formula="of:=([.G532]/[.O532])*100" office:value-type="float" office:value="84.9999951109473" calcext:value-type="float">
            <text:p>8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2" calcext:value-type="float">
            <text:p>53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1522551" calcext:value-type="float">
            <text:p>21522551</text:p>
          </table:table-cell>
          <table:table-cell table:style-name="ce5" office:value-type="float" office:value="140824818" calcext:value-type="float">
            <text:p>140824818</text:p>
          </table:table-cell>
          <table:table-cell table:formula="of:=([.F533]/[.G533])*100" office:value-type="float" office:value="15.2832088162187" calcext:value-type="float">
            <text:p>15.2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33]" office:value-type="float" office:value="84.7167911837813" calcext:value-type="float">
            <text:p>84.72</text:p>
          </table:table-cell>
          <table:table-cell table:formula="of:=([.G533]/[.O533])*100" office:value-type="float" office:value="89.9999948233559" calcext:value-type="float">
            <text:p>9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3" calcext:value-type="float">
            <text:p>53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1519952" calcext:value-type="float">
            <text:p>21519952</text:p>
          </table:table-cell>
          <table:table-cell table:style-name="ce5" office:value-type="float" office:value="140824818" calcext:value-type="float">
            <text:p>140824818</text:p>
          </table:table-cell>
          <table:table-cell table:formula="of:=([.F534]/[.G534])*100" office:value-type="float" office:value="15.2813632608423" calcext:value-type="float">
            <text:p>15.2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34]" office:value-type="float" office:value="84.7186367391577" calcext:value-type="float">
            <text:p>84.72</text:p>
          </table:table-cell>
          <table:table-cell table:formula="of:=([.G534]/[.O534])*100" office:value-type="float" office:value="89.9999948233559" calcext:value-type="float">
            <text:p>9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4" calcext:value-type="float">
            <text:p>53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1521241" calcext:value-type="float">
            <text:p>21521241</text:p>
          </table:table-cell>
          <table:table-cell table:style-name="ce5" office:value-type="float" office:value="140824818" calcext:value-type="float">
            <text:p>140824818</text:p>
          </table:table-cell>
          <table:table-cell table:formula="of:=([.F535]/[.G535])*100" office:value-type="float" office:value="15.2822785824584" calcext:value-type="float">
            <text:p>15.28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35]" office:value-type="float" office:value="84.7177214175416" calcext:value-type="float">
            <text:p>84.72</text:p>
          </table:table-cell>
          <table:table-cell table:formula="of:=([.G535]/[.O535])*100" office:value-type="float" office:value="89.9999948233559" calcext:value-type="float">
            <text:p>9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5" calcext:value-type="float">
            <text:p>53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498315" calcext:value-type="float">
            <text:p>22498315</text:p>
          </table:table-cell>
          <table:table-cell table:style-name="ce5" office:value-type="float" office:value="148648419" calcext:value-type="float">
            <text:p>148648419</text:p>
          </table:table-cell>
          <table:table-cell table:formula="of:=([.F536]/[.G536])*100" office:value-type="float" office:value="15.1352534734998" calcext:value-type="float">
            <text:p>15.14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1" calcext:value-type="float">
            <text:p>1</text:p>
          </table:table-cell>
          <table:table-cell table:style-name="ce21"/>
          <table:table-cell table:formula="of:=100-[.H536]" office:value-type="float" office:value="84.8647465265002" calcext:value-type="float">
            <text:p>84.86</text:p>
          </table:table-cell>
          <table:table-cell table:formula="of:=([.G536]/[.O536])*100" office:value-type="float" office:value="94.9999945357646" calcext:value-type="float">
            <text:p>9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6" calcext:value-type="float">
            <text:p>53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497116" calcext:value-type="float">
            <text:p>22497116</text:p>
          </table:table-cell>
          <table:table-cell table:style-name="ce5" office:value-type="float" office:value="148648419" calcext:value-type="float">
            <text:p>148648419</text:p>
          </table:table-cell>
          <table:table-cell table:formula="of:=([.F537]/[.G537])*100" office:value-type="float" office:value="15.1344468722536" calcext:value-type="float">
            <text:p>15.13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2" calcext:value-type="float">
            <text:p>2</text:p>
          </table:table-cell>
          <table:table-cell table:style-name="ce21"/>
          <table:table-cell table:formula="of:=100-[.H537]" office:value-type="float" office:value="84.8655531277464" calcext:value-type="float">
            <text:p>84.87</text:p>
          </table:table-cell>
          <table:table-cell table:formula="of:=([.G537]/[.O537])*100" office:value-type="float" office:value="94.9999945357646" calcext:value-type="float">
            <text:p>9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7" calcext:value-type="float">
            <text:p>53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subsampling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497643" calcext:value-type="float">
            <text:p>22497643</text:p>
          </table:table-cell>
          <table:table-cell table:style-name="ce5" office:value-type="float" office:value="148648419" calcext:value-type="float">
            <text:p>148648419</text:p>
          </table:table-cell>
          <table:table-cell table:formula="of:=([.F538]/[.G538])*100" office:value-type="float" office:value="15.1348014000741" calcext:value-type="float">
            <text:p>15.13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float" office:value="3" calcext:value-type="float">
            <text:p>3</text:p>
          </table:table-cell>
          <table:table-cell table:style-name="ce21"/>
          <table:table-cell table:formula="of:=100-[.H538]" office:value-type="float" office:value="84.8651985999259" calcext:value-type="float">
            <text:p>84.87</text:p>
          </table:table-cell>
          <table:table-cell table:formula="of:=([.G538]/[.O538])*100" office:value-type="float" office:value="94.9999945357646" calcext:value-type="float">
            <text:p>95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8" calcext:value-type="float">
            <text:p>53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table:number-columns-repeated="2"/>
          <table:table-cell table:style-name="ce5" office:value-type="string" calcext:value-type="string">
            <text:p>R1</text:p>
          </table:table-cell>
          <table:table-cell table:style-name="ce5" office:value-type="float" office:value="23463101" calcext:value-type="float">
            <text:p>23463101</text:p>
          </table:table-cell>
          <table:table-cell table:style-name="ce5" office:value-type="float" office:value="156472029" calcext:value-type="float">
            <text:p>156472029</text:p>
          </table:table-cell>
          <table:table-cell table:formula="of:=([.F539]/[.G539])*100" office:value-type="float" office:value="14.9950768517228" calcext:value-type="float">
            <text:p>15.00</text:p>
          </table:table-cell>
          <table:table-cell table:number-columns-repeated="2" table:style-name="ce5" office:value-type="string" calcext:value-type="string">
            <text:p>subsampling</text:p>
          </table:table-cell>
          <table:table-cell table:style-name="ce5" office:value-type="string" calcext:value-type="string">
            <text:p>raw</text:p>
          </table:table-cell>
          <table:table-cell table:style-name="ce21"/>
          <table:table-cell table:formula="of:=100-[.H539]" office:value-type="float" office:value="85.0049231482772" calcext:value-type="float">
            <text:p>85.00</text:p>
          </table:table-cell>
          <table:table-cell table:formula="of:=([.G539]/[.O539])*100" office:value-type="float" office:value="100" calcext:value-type="float">
            <text:p>100</text:p>
          </table:table-cell>
          <table:table-cell table:style-name="ce5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5" office:value-type="float" office:value="539" calcext:value-type="float">
            <text:p>53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632717" calcext:value-type="float">
            <text:p>22632717</text:p>
          </table:table-cell>
          <table:table-cell table:style-name="ce5" office:value-type="float" office:value="155374497" calcext:value-type="float">
            <text:p>155374497</text:p>
          </table:table-cell>
          <table:table-cell table:formula="of:=([.F540]/[.G540])*100" office:value-type="float" office:value="14.5665585002666" calcext:value-type="float">
            <text:p>14.57</text:p>
          </table:table-cell>
          <table:table-cell table:style-name="ce5" office:value-type="string" calcext:value-type="string">
            <text:p>motif</text:p>
          </table:table-cell>
          <table:table-cell table:style-name="ce5" office:value-type="string" calcext:value-type="string">
            <text:p>pass motif</text:p>
          </table:table-cell>
          <table:table-cell table:style-name="ce5" office:value-type="string" calcext:value-type="string">
            <text:p>rotifer_uniq</text:p>
          </table:table-cell>
          <table:table-cell table:style-name="ce21"/>
          <table:table-cell table:formula="of:=100-[.H540]" office:value-type="float" office:value="85.4334414997334" calcext:value-type="float">
            <text:p>85.43</text:p>
          </table:table-cell>
          <table:table-cell table:formula="of:=([.G540]/[.O540])*100" office:value-type="float" office:value="99.2985762330723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328421" calcext:value-type="float">
            <text:p>23328421</text:p>
          </table:table-cell>
          <table:table-cell office:value-type="float" office:value="23328403" calcext:value-type="float">
            <text:p>23328403</text:p>
          </table:table-cell>
          <table:table-cell office:value-type="float" office:value="23328440" calcext:value-type="float">
            <text:p>23328440</text:p>
          </table:table-cell>
          <table:table-cell table:formula="of:=AVERAGE([.P540:.R540])" office:value-type="float" office:value="23328421.3333333" calcext:value-type="float">
            <text:p>23328421.3333333</text:p>
          </table:table-cell>
          <table:table-cell table:formula="of:=SQRT(AVERAGE(([.P540]-[.S540])^2;([.Q540]-[.S540])^2;([.R540]-[.S540])^2))" office:value-type="float" office:value="15.1070255914995" calcext:value-type="float">
            <text:p>15.1070255914995</text:p>
          </table:table-cell>
          <table:table-cell table:formula="of:=(([.S540]-[.F540])/[.G540])*100" office:value-type="float" office:value="0.447759668907139" calcext:value-type="float">
            <text:p>0.447759668907139</text:p>
          </table:table-cell>
          <table:table-cell table:number-columns-repeated="3"/>
        </table:table-row>
        <table:table-row table:style-name="ro1">
          <table:table-cell table:style-name="ce5" office:value-type="float" office:value="540" calcext:value-type="float">
            <text:p>54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830384" calcext:value-type="float">
            <text:p>830384</text:p>
          </table:table-cell>
          <table:table-cell table:style-name="ce5" office:value-type="float" office:value="1097532" calcext:value-type="float">
            <text:p>1097532</text:p>
          </table:table-cell>
          <table:table-cell table:formula="of:=([.F541]/[.G541])*100" office:value-type="float" office:value="75.659206291935" calcext:value-type="float">
            <text:p>75.66</text:p>
          </table:table-cell>
          <table:table-cell table:style-name="ce5" office:value-type="string" calcext:value-type="string">
            <text:p>no_motif</text:p>
          </table:table-cell>
          <table:table-cell table:style-name="ce5" office:value-type="string" calcext:value-type="string">
            <text:p>fail motif</text:p>
          </table:table-cell>
          <table:table-cell table:style-name="ce5" office:value-type="string" calcext:value-type="string">
            <text:p>rotifer_uniq</text:p>
          </table:table-cell>
          <table:table-cell table:style-name="ce21"/>
          <table:table-cell table:formula="of:=100-[.H541]" office:value-type="float" office:value="24.340793708065" calcext:value-type="float">
            <text:p>24.34</text:p>
          </table:table-cell>
          <table:table-cell table:formula="of:=([.G541]/[.O541])*100" office:value-type="float" office:value="0.701423766927698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95565" calcext:value-type="float">
            <text:p>495565</text:p>
          </table:table-cell>
          <table:table-cell office:value-type="float" office:value="494469" calcext:value-type="float">
            <text:p>494469</text:p>
          </table:table-cell>
          <table:table-cell office:value-type="float" office:value="494860" calcext:value-type="float">
            <text:p>494860</text:p>
          </table:table-cell>
          <table:table-cell table:formula="of:=AVERAGE([.P541:.R541])" office:value-type="float" office:value="494964.666666667" calcext:value-type="float">
            <text:p>494964.666666667</text:p>
          </table:table-cell>
          <table:table-cell table:formula="of:=SQRT(AVERAGE(([.P541]-[.S541])^2;([.Q541]-[.S541])^2;([.R541]-[.S541])^2))" office:value-type="float" office:value="453.519814586113" calcext:value-type="float">
            <text:p>453.519814586113</text:p>
          </table:table-cell>
          <table:table-cell table:formula="of:=(([.S541]-[.F541])/[.G541])*100" office:value-type="float" office:value="-30.5612349647512" calcext:value-type="float">
            <text:p>-30.5612349647512</text:p>
          </table:table-cell>
          <table:table-cell office:value-type="float" office:value="780104" calcext:value-type="float">
            <text:p>780104</text:p>
          </table:table-cell>
          <table:table-cell table:formula="of:=(1-([.V541]/[.G541]))*100" office:value-type="float" office:value="28.9219813180846" calcext:value-type="float">
            <text:p>28.9219813180846</text:p>
          </table:table-cell>
          <table:table-cell table:formula="of:=(([.S541]-[.V541])/[.G541])*100" office:value-type="float" office:value="-25.9800473547316" calcext:value-type="float">
            <text:p>-25.9800473547316</text:p>
          </table:table-cell>
        </table:table-row>
        <table:table-row table:style-name="ro1">
          <table:table-cell table:style-name="ce5" office:value-type="float" office:value="541" calcext:value-type="float">
            <text:p>54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3421169" calcext:value-type="float">
            <text:p>23421169</text:p>
          </table:table-cell>
          <table:table-cell table:style-name="ce5" office:value-type="float" office:value="156430017" calcext:value-type="float">
            <text:p>156430017</text:p>
          </table:table-cell>
          <table:table-cell table:formula="of:=([.F542]/[.G542])*100" office:value-type="float" office:value="14.9722984432074" calcext:value-type="float">
            <text:p>14.97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10_krill</text:p>
          </table:table-cell>
          <table:table-cell table:style-name="ce21" office:value-type="string" calcext:value-type="string">
            <text:p>p10</text:p>
          </table:table-cell>
          <table:table-cell table:formula="of:=100-[.H542]" office:value-type="float" office:value="85.0277015567927" calcext:value-type="float">
            <text:p>85.03</text:p>
          </table:table-cell>
          <table:table-cell table:formula="of:=([.G542]/[.O542])*100" office:value-type="float" office:value="99.9731504727915" calcext:value-type="float">
            <text:p>10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457938" calcext:value-type="float">
            <text:p>23457938</text:p>
          </table:table-cell>
          <table:table-cell office:value-type="float" office:value="23457835" calcext:value-type="float">
            <text:p>23457835</text:p>
          </table:table-cell>
          <table:table-cell office:value-type="float" office:value="23457827" calcext:value-type="float">
            <text:p>23457827</text:p>
          </table:table-cell>
          <table:table-cell table:formula="of:=AVERAGE([.P542:.R542])" office:value-type="float" office:value="23457866.6666667" calcext:value-type="float">
            <text:p>23457866.6666667</text:p>
          </table:table-cell>
          <table:table-cell table:formula="of:=SQRT(AVERAGE(([.P542]-[.S542])^2;([.Q542]-[.S542])^2;([.R542]-[.S542])^2))" office:value-type="float" office:value="50.5459087255229" calcext:value-type="float">
            <text:p>50.5459087255229</text:p>
          </table:table-cell>
          <table:table-cell table:formula="of:=(([.S542]-[.F542])/[.G542])*100" office:value-type="float" office:value="0.0234594787947047" calcext:value-type="float">
            <text:p>0.023459478794705</text:p>
          </table:table-cell>
          <table:table-cell table:number-columns-repeated="3"/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41989" calcext:value-type="float">
            <text:p>41989</text:p>
          </table:table-cell>
          <table:table-cell table:style-name="ce5" office:value-type="float" office:value="42012" calcext:value-type="float">
            <text:p>42012</text:p>
          </table:table-cell>
          <table:table-cell table:formula="of:=([.F543]/[.G543])*100" office:value-type="float" office:value="99.9452537370275" calcext:value-type="float">
            <text:p>99.95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10_krill</text:p>
          </table:table-cell>
          <table:table-cell table:style-name="ce21" office:value-type="string" calcext:value-type="string">
            <text:p>p10</text:p>
          </table:table-cell>
          <table:table-cell table:formula="of:=100-[.H543]" office:value-type="float" office:value="0.0547462629724862" calcext:value-type="float">
            <text:p>0.05</text:p>
          </table:table-cell>
          <table:table-cell table:formula="of:=([.G543]/[.O543])*100" office:value-type="float" office:value="0.02684952720847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4462" calcext:value-type="float">
            <text:p>34462</text:p>
          </table:table-cell>
          <table:table-cell office:value-type="float" office:value="34421" calcext:value-type="float">
            <text:p>34421</text:p>
          </table:table-cell>
          <table:table-cell office:value-type="float" office:value="34482" calcext:value-type="float">
            <text:p>34482</text:p>
          </table:table-cell>
          <table:table-cell table:formula="of:=AVERAGE([.P543:.R543])" office:value-type="float" office:value="34455" calcext:value-type="float">
            <text:p>34455</text:p>
          </table:table-cell>
          <table:table-cell table:formula="of:=SQRT(AVERAGE(([.P543]-[.S543])^2;([.Q543]-[.S543])^2;([.R543]-[.S543])^2))" office:value-type="float" office:value="25.3902868567227" calcext:value-type="float">
            <text:p>25.3902868567227</text:p>
          </table:table-cell>
          <table:table-cell table:formula="of:=(([.S543]-[.F543])/[.G543])*100" office:value-type="float" office:value="-17.9329715319433" calcext:value-type="float">
            <text:p>-17.9329715319433</text:p>
          </table:table-cell>
          <table:table-cell table:number-columns-repeated="3"/>
        </table:table-row>
        <table:table-row table:style-name="ro1">
          <table:table-cell table:style-name="ce5" office:value-type="float" office:value="543" calcext:value-type="float">
            <text:p>543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2608348" calcext:value-type="float">
            <text:p>22608348</text:p>
          </table:table-cell>
          <table:table-cell table:style-name="ce5" office:value-type="float" office:value="155350048" calcext:value-type="float">
            <text:p>155350048</text:p>
          </table:table-cell>
          <table:table-cell table:formula="of:=([.F544]/[.G544])*100" office:value-type="float" office:value="14.5531644766534" calcext:value-type="float">
            <text:p>14.55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10_krill_rotifer</text:p>
          </table:table-cell>
          <table:table-cell table:style-name="ce21"/>
          <table:table-cell table:formula="of:=100-[.H544]" office:value-type="float" office:value="85.4468355233466" calcext:value-type="float">
            <text:p>85.45</text:p>
          </table:table-cell>
          <table:table-cell table:formula="of:=([.G544]/[.O544])*100" office:value-type="float" office:value="99.2829510761952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325500" calcext:value-type="float">
            <text:p>23325500</text:p>
          </table:table-cell>
          <table:table-cell office:value-type="float" office:value="23325606" calcext:value-type="float">
            <text:p>23325606</text:p>
          </table:table-cell>
          <table:table-cell office:value-type="float" office:value="23325818" calcext:value-type="float">
            <text:p>23325818</text:p>
          </table:table-cell>
          <table:table-cell table:formula="of:=AVERAGE([.P544:.R544])" office:value-type="float" office:value="23325641.3333333" calcext:value-type="float">
            <text:p>23325641.3333333</text:p>
          </table:table-cell>
          <table:table-cell table:formula="of:=SQRT(AVERAGE(([.P544]-[.S544])^2;([.Q544]-[.S544])^2;([.R544]-[.S544])^2))" office:value-type="float" office:value="132.205227666013" calcext:value-type="float">
            <text:p>132.205227666013</text:p>
          </table:table-cell>
          <table:table-cell table:formula="of:=(([.S544]-[.F544])/[.G544])*100" office:value-type="float" office:value="0.461727139816096" calcext:value-type="float">
            <text:p>0.461727139816096</text:p>
          </table:table-cell>
          <table:table-cell table:number-columns-repeated="3"/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812821" calcext:value-type="float">
            <text:p>812821</text:p>
          </table:table-cell>
          <table:table-cell table:style-name="ce5" office:value-type="float" office:value="1079969" calcext:value-type="float">
            <text:p>1079969</text:p>
          </table:table-cell>
          <table:table-cell table:formula="of:=([.F545]/[.G545])*100" office:value-type="float" office:value="75.2633640410049" calcext:value-type="float">
            <text:p>75.26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10_krill_rotifer</text:p>
          </table:table-cell>
          <table:table-cell table:style-name="ce21"/>
          <table:table-cell table:formula="of:=100-[.H545]" office:value-type="float" office:value="24.7366359589951" calcext:value-type="float">
            <text:p>24.74</text:p>
          </table:table-cell>
          <table:table-cell table:formula="of:=([.G545]/[.O545])*100" office:value-type="float" office:value="0.690199396596308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88750" calcext:value-type="float">
            <text:p>488750</text:p>
          </table:table-cell>
          <table:table-cell office:value-type="float" office:value="489434" calcext:value-type="float">
            <text:p>489434</text:p>
          </table:table-cell>
          <table:table-cell office:value-type="float" office:value="489457" calcext:value-type="float">
            <text:p>489457</text:p>
          </table:table-cell>
          <table:table-cell table:formula="of:=AVERAGE([.P545:.R545])" office:value-type="float" office:value="489213.666666667" calcext:value-type="float">
            <text:p>489213.666666667</text:p>
          </table:table-cell>
          <table:table-cell table:formula="of:=SQRT(AVERAGE(([.P545]-[.S545])^2;([.Q545]-[.S545])^2;([.R545]-[.S545])^2))" office:value-type="float" office:value="327.99627369157" calcext:value-type="float">
            <text:p>327.99627369157</text:p>
          </table:table-cell>
          <table:table-cell table:formula="of:=(([.S545]-[.F545])/[.G545])*100" office:value-type="float" office:value="-29.9645020674976" calcext:value-type="float">
            <text:p>-29.9645020674976</text:p>
          </table:table-cell>
          <table:table-cell table:number-columns-repeated="3"/>
        </table:table-row>
        <table:table-row table:style-name="ro1">
          <table:table-cell table:style-name="ce5" office:value-type="float" office:value="545" calcext:value-type="float">
            <text:p>54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4426" calcext:value-type="float">
            <text:p>24426</text:p>
          </table:table-cell>
          <table:table-cell table:style-name="ce5" office:value-type="float" office:value="24449" calcext:value-type="float">
            <text:p>24449</text:p>
          </table:table-cell>
          <table:table-cell table:formula="of:=([.F546]/[.G546])*100" office:value-type="float" office:value="99.9059266227658" calcext:value-type="float">
            <text:p>99.91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10_krill_rotifer</text:p>
          </table:table-cell>
          <table:table-cell table:style-name="ce21"/>
          <table:table-cell table:formula="of:=100-[.H546]" office:value-type="float" office:value="0.0940733772342384" calcext:value-type="float">
            <text:p>0.09</text:p>
          </table:table-cell>
          <table:table-cell table:formula="of:=([.G546]/[.O546])*100" office:value-type="float" office:value="0.0156251568770799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0839" calcext:value-type="float">
            <text:p>20839</text:p>
          </table:table-cell>
          <table:table-cell office:value-type="float" office:value="20905" calcext:value-type="float">
            <text:p>20905</text:p>
          </table:table-cell>
          <table:table-cell office:value-type="float" office:value="20842" calcext:value-type="float">
            <text:p>20842</text:p>
          </table:table-cell>
          <table:table-cell table:formula="of:=AVERAGE([.P546:.R546])" office:value-type="float" office:value="20862" calcext:value-type="float">
            <text:p>20862</text:p>
          </table:table-cell>
          <table:table-cell table:formula="of:=SQRT(AVERAGE(([.P546]-[.S546])^2;([.Q546]-[.S546])^2;([.R546]-[.S546])^2))" office:value-type="float" office:value="30.4302481094059" calcext:value-type="float">
            <text:p>30.4302481094059</text:p>
          </table:table-cell>
          <table:table-cell table:formula="of:=(([.S546]-[.F546])/[.G546])*100" office:value-type="float" office:value="-14.5772833244713" calcext:value-type="float">
            <text:p>-14.5772833244713</text:p>
          </table:table-cell>
          <table:table-cell table:number-columns-repeated="3"/>
        </table:table-row>
        <table:table-row table:style-name="ro1">
          <table:table-cell table:style-name="ce5" office:value-type="float" office:value="546" calcext:value-type="float">
            <text:p>546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number-columns-repeated="2" table:style-name="ce5" office:value-type="float" office:value="17563" calcext:value-type="float">
            <text:p>17563</text:p>
          </table:table-cell>
          <table:table-cell table:formula="of:=([.F547]/[.G547])*100" office:value-type="float" office:value="100" calcext:value-type="float">
            <text:p>100.00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10_krill_rotifer</text:p>
          </table:table-cell>
          <table:table-cell table:style-name="ce21"/>
          <table:table-cell table:formula="of:=100-[.H547]" office:value-type="float" office:value="0" calcext:value-type="float">
            <text:p>0.00</text:p>
          </table:table-cell>
          <table:table-cell table:formula="of:=([.G547]/[.O547])*100" office:value-type="float" office:value="0.01122437033139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5232" calcext:value-type="float">
            <text:p>15232</text:p>
          </table:table-cell>
          <table:table-cell office:value-type="float" office:value="15215" calcext:value-type="float">
            <text:p>15215</text:p>
          </table:table-cell>
          <table:table-cell office:value-type="float" office:value="15191" calcext:value-type="float">
            <text:p>15191</text:p>
          </table:table-cell>
          <table:table-cell table:formula="of:=AVERAGE([.P547:.R547])" office:value-type="float" office:value="15212.6666666667" calcext:value-type="float">
            <text:p>15212.6666666667</text:p>
          </table:table-cell>
          <table:table-cell table:formula="of:=SQRT(AVERAGE(([.P547]-[.S547])^2;([.Q547]-[.S547])^2;([.R547]-[.S547])^2))" office:value-type="float" office:value="16.8193010820572" calcext:value-type="float">
            <text:p>16.8193010820572</text:p>
          </table:table-cell>
          <table:table-cell table:formula="of:=(([.S547]-[.F547])/[.G547])*100" office:value-type="float" office:value="-13.3822999107973" calcext:value-type="float">
            <text:p>-13.3822999107973</text:p>
          </table:table-cell>
          <table:table-cell table:number-columns-repeated="3"/>
        </table:table-row>
        <table:table-row table:style-name="ro1">
          <table:table-cell table:style-name="ce5" office:value-type="float" office:value="547" calcext:value-type="float">
            <text:p>54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3217765" calcext:value-type="float">
            <text:p>23217765</text:p>
          </table:table-cell>
          <table:table-cell table:style-name="ce5" office:value-type="float" office:value="156225054" calcext:value-type="float">
            <text:p>156225054</text:p>
          </table:table-cell>
          <table:table-cell table:formula="of:=([.F548]/[.G548])*100" office:value-type="float" office:value="14.8617423425567" calcext:value-type="float">
            <text:p>14.86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20_krill</text:p>
          </table:table-cell>
          <table:table-cell table:style-name="ce21" office:value-type="string" calcext:value-type="string">
            <text:p>p20</text:p>
          </table:table-cell>
          <table:table-cell table:formula="of:=100-[.H548]" office:value-type="float" office:value="85.1382576574433" calcext:value-type="float">
            <text:p>85.14</text:p>
          </table:table-cell>
          <table:table-cell table:formula="of:=([.G548]/[.O548])*100" office:value-type="float" office:value="99.8421602879579" calcext:value-type="float">
            <text:p>10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432673" calcext:value-type="float">
            <text:p>23432673</text:p>
          </table:table-cell>
          <table:table-cell office:value-type="float" office:value="23432821" calcext:value-type="float">
            <text:p>23432821</text:p>
          </table:table-cell>
          <table:table-cell office:value-type="float" office:value="23432761" calcext:value-type="float">
            <text:p>23432761</text:p>
          </table:table-cell>
          <table:table-cell table:formula="of:=AVERAGE([.P548:.R548])" office:value-type="float" office:value="23432751.6666667" calcext:value-type="float">
            <text:p>23432751.6666667</text:p>
          </table:table-cell>
          <table:table-cell table:formula="of:=SQRT(AVERAGE(([.P548]-[.S548])^2;([.Q548]-[.S548])^2;([.R548]-[.S548])^2))" office:value-type="float" office:value="60.7801137068879" calcext:value-type="float">
            <text:p>60.7801137068879</text:p>
          </table:table-cell>
          <table:table-cell table:formula="of:=(([.S548]-[.F548])/[.G548])*100" office:value-type="float" office:value="0.137613437257425" calcext:value-type="float">
            <text:p>0.137613437257425</text:p>
          </table:table-cell>
          <table:table-cell table:number-columns-repeated="3"/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46626" calcext:value-type="float">
            <text:p>246626</text:p>
          </table:table-cell>
          <table:table-cell table:style-name="ce5" office:value-type="float" office:value="246975" calcext:value-type="float">
            <text:p>246975</text:p>
          </table:table-cell>
          <table:table-cell table:formula="of:=([.F549]/[.G549])*100" office:value-type="float" office:value="99.858690150825" calcext:value-type="float">
            <text:p>99.86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20_krill</text:p>
          </table:table-cell>
          <table:table-cell table:style-name="ce21" office:value-type="string" calcext:value-type="string">
            <text:p>p20</text:p>
          </table:table-cell>
          <table:table-cell table:formula="of:=100-[.H549]" office:value-type="float" office:value="0.141309849175016" calcext:value-type="float">
            <text:p>0.14</text:p>
          </table:table-cell>
          <table:table-cell table:formula="of:=([.G549]/[.O549])*100" office:value-type="float" office:value="0.15783971204208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60862" calcext:value-type="float">
            <text:p>160862</text:p>
          </table:table-cell>
          <table:table-cell office:value-type="float" office:value="160521" calcext:value-type="float">
            <text:p>160521</text:p>
          </table:table-cell>
          <table:table-cell office:value-type="float" office:value="160559" calcext:value-type="float">
            <text:p>160559</text:p>
          </table:table-cell>
          <table:table-cell table:formula="of:=AVERAGE([.P549:.R549])" office:value-type="float" office:value="160647.333333333" calcext:value-type="float">
            <text:p>160647.333333333</text:p>
          </table:table-cell>
          <table:table-cell table:formula="of:=SQRT(AVERAGE(([.P549]-[.S549])^2;([.Q549]-[.S549])^2;([.R549]-[.S549])^2))" office:value-type="float" office:value="152.582946476844" calcext:value-type="float">
            <text:p>152.582946476844</text:p>
          </table:table-cell>
          <table:table-cell table:formula="of:=(([.S549]-[.F549])/[.G549])*100" office:value-type="float" office:value="-34.8127003407902" calcext:value-type="float">
            <text:p>-34.8127003407902</text:p>
          </table:table-cell>
          <table:table-cell table:number-columns-repeated="3"/>
        </table:table-row>
        <table:table-row table:style-name="ro1">
          <table:table-cell table:style-name="ce5" office:value-type="float" office:value="549" calcext:value-type="float">
            <text:p>549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2443711" calcext:value-type="float">
            <text:p>22443711</text:p>
          </table:table-cell>
          <table:table-cell table:style-name="ce5" office:value-type="float" office:value="155183861" calcext:value-type="float">
            <text:p>155183861</text:p>
          </table:table-cell>
          <table:table-cell table:formula="of:=([.F550]/[.G550])*100" office:value-type="float" office:value="14.4626579435345" calcext:value-type="float">
            <text:p>14.46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20_krill_rotifer</text:p>
          </table:table-cell>
          <table:table-cell table:style-name="ce21"/>
          <table:table-cell table:formula="of:=100-[.H550]" office:value-type="float" office:value="85.5373420564655" calcext:value-type="float">
            <text:p>85.54</text:p>
          </table:table-cell>
          <table:table-cell table:formula="of:=([.G550]/[.O550])*100" office:value-type="float" office:value="99.1767423173122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305532" calcext:value-type="float">
            <text:p>23305532</text:p>
          </table:table-cell>
          <table:table-cell office:value-type="float" office:value="23305071" calcext:value-type="float">
            <text:p>23305071</text:p>
          </table:table-cell>
          <table:table-cell office:value-type="float" office:value="23304301" calcext:value-type="float">
            <text:p>23304301</text:p>
          </table:table-cell>
          <table:table-cell table:formula="of:=AVERAGE([.P550:.R550])" office:value-type="float" office:value="23304968" calcext:value-type="float">
            <text:p>23304968</text:p>
          </table:table-cell>
          <table:table-cell table:formula="of:=SQRT(AVERAGE(([.P550]-[.S550])^2;([.Q550]-[.S550])^2;([.R550]-[.S550])^2))" office:value-type="float" office:value="507.803767873641" calcext:value-type="float">
            <text:p>507.803767873641</text:p>
          </table:table-cell>
          <table:table-cell table:formula="of:=(([.S550]-[.F550])/[.G550])*100" office:value-type="float" office:value="0.554991346683918" calcext:value-type="float">
            <text:p>0.554991346683918</text:p>
          </table:table-cell>
          <table:table-cell table:number-columns-repeated="3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774054" calcext:value-type="float">
            <text:p>774054</text:p>
          </table:table-cell>
          <table:table-cell table:style-name="ce5" office:value-type="float" office:value="1041193" calcext:value-type="float">
            <text:p>1041193</text:p>
          </table:table-cell>
          <table:table-cell table:formula="of:=([.F551]/[.G551])*100" office:value-type="float" office:value="74.3429892440691" calcext:value-type="float">
            <text:p>74.34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20_krill_rotifer</text:p>
          </table:table-cell>
          <table:table-cell table:style-name="ce21"/>
          <table:table-cell table:formula="of:=100-[.H551]" office:value-type="float" office:value="25.6570107559309" calcext:value-type="float">
            <text:p>25.66</text:p>
          </table:table-cell>
          <table:table-cell table:formula="of:=([.G551]/[.O551])*100" office:value-type="float" office:value="0.665417970645731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76356" calcext:value-type="float">
            <text:p>476356</text:p>
          </table:table-cell>
          <table:table-cell office:value-type="float" office:value="476387" calcext:value-type="float">
            <text:p>476387</text:p>
          </table:table-cell>
          <table:table-cell office:value-type="float" office:value="476710" calcext:value-type="float">
            <text:p>476710</text:p>
          </table:table-cell>
          <table:table-cell table:formula="of:=AVERAGE([.P551:.R551])" office:value-type="float" office:value="476484.333333333" calcext:value-type="float">
            <text:p>476484.333333333</text:p>
          </table:table-cell>
          <table:table-cell table:formula="of:=SQRT(AVERAGE(([.P551]-[.S551])^2;([.Q551]-[.S551])^2;([.R551]-[.S551])^2))" office:value-type="float" office:value="160.071511796724" calcext:value-type="float">
            <text:p>160.071511796724</text:p>
          </table:table-cell>
          <table:table-cell table:formula="of:=(([.S551]-[.F551])/[.G551])*100" office:value-type="float" office:value="-28.5796837537965" calcext:value-type="float">
            <text:p>-28.5796837537965</text:p>
          </table:table-cell>
          <table:table-cell table:number-columns-repeated="3"/>
        </table:table-row>
        <table:table-row table:style-name="ro1">
          <table:table-cell table:style-name="ce5" office:value-type="float" office:value="551" calcext:value-type="float">
            <text:p>55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90288" calcext:value-type="float">
            <text:p>190288</text:p>
          </table:table-cell>
          <table:table-cell table:style-name="ce5" office:value-type="float" office:value="190636" calcext:value-type="float">
            <text:p>190636</text:p>
          </table:table-cell>
          <table:table-cell table:formula="of:=([.F552]/[.G552])*100" office:value-type="float" office:value="99.8174531568014" calcext:value-type="float">
            <text:p>99.82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20_krill_rotifer</text:p>
          </table:table-cell>
          <table:table-cell table:style-name="ce21"/>
          <table:table-cell table:formula="of:=100-[.H552]" office:value-type="float" office:value="0.182546843198566" calcext:value-type="float">
            <text:p>0.18</text:p>
          </table:table-cell>
          <table:table-cell table:formula="of:=([.G552]/[.O552])*100" office:value-type="float" office:value="0.121833915760113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30331" calcext:value-type="float">
            <text:p>130331</text:p>
          </table:table-cell>
          <table:table-cell office:value-type="float" office:value="129887" calcext:value-type="float">
            <text:p>129887</text:p>
          </table:table-cell>
          <table:table-cell office:value-type="float" office:value="130087" calcext:value-type="float">
            <text:p>130087</text:p>
          </table:table-cell>
          <table:table-cell table:formula="of:=AVERAGE([.P552:.R552])" office:value-type="float" office:value="130101.666666667" calcext:value-type="float">
            <text:p>130101.666666667</text:p>
          </table:table-cell>
          <table:table-cell table:formula="of:=SQRT(AVERAGE(([.P552]-[.S552])^2;([.Q552]-[.S552])^2;([.R552]-[.S552])^2))" office:value-type="float" office:value="181.558683503587" calcext:value-type="float">
            <text:p>181.558683503587</text:p>
          </table:table-cell>
          <table:table-cell table:formula="of:=(([.S552]-[.F552])/[.G552])*100" office:value-type="float" office:value="-31.5713366485519" calcext:value-type="float">
            <text:p>-31.5713366485519</text:p>
          </table:table-cell>
          <table:table-cell table:number-columns-repeated="3"/>
        </table:table-row>
        <table:table-row table:style-name="ro1">
          <table:table-cell table:style-name="ce5" office:value-type="float" office:value="552" calcext:value-type="float">
            <text:p>552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56338" calcext:value-type="float">
            <text:p>56338</text:p>
          </table:table-cell>
          <table:table-cell table:style-name="ce5" office:value-type="float" office:value="56339" calcext:value-type="float">
            <text:p>56339</text:p>
          </table:table-cell>
          <table:table-cell table:formula="of:=([.F553]/[.G553])*100" office:value-type="float" office:value="99.9982250306182" calcext:value-type="float">
            <text:p>100.00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20_krill_rotifer</text:p>
          </table:table-cell>
          <table:table-cell table:style-name="ce21"/>
          <table:table-cell table:formula="of:=100-[.H553]" office:value-type="float" office:value="0.00177496938177057" calcext:value-type="float">
            <text:p>0.00</text:p>
          </table:table-cell>
          <table:table-cell table:formula="of:=([.G553]/[.O553])*100" office:value-type="float" office:value="0.0360057962819668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5083" calcext:value-type="float">
            <text:p>45083</text:p>
          </table:table-cell>
          <table:table-cell office:value-type="float" office:value="45149" calcext:value-type="float">
            <text:p>45149</text:p>
          </table:table-cell>
          <table:table-cell office:value-type="float" office:value="45002" calcext:value-type="float">
            <text:p>45002</text:p>
          </table:table-cell>
          <table:table-cell table:formula="of:=AVERAGE([.P553:.R553])" office:value-type="float" office:value="45078" calcext:value-type="float">
            <text:p>45078</text:p>
          </table:table-cell>
          <table:table-cell table:formula="of:=SQRT(AVERAGE(([.P553]-[.S553])^2;([.Q553]-[.S553])^2;([.R553]-[.S553])^2))" office:value-type="float" office:value="60.1165534607565" calcext:value-type="float">
            <text:p>60.1165534607565</text:p>
          </table:table-cell>
          <table:table-cell table:formula="of:=(([.S553]-[.F553])/[.G553])*100" office:value-type="float" office:value="-19.9861552388221" calcext:value-type="float">
            <text:p>-19.9861552388221</text:p>
          </table:table-cell>
          <table:table-cell table:number-columns-repeated="3"/>
        </table:table-row>
        <table:table-row table:style-name="ro1">
          <table:table-cell table:style-name="ce5" office:value-type="float" office:value="553" calcext:value-type="float">
            <text:p>55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695540" calcext:value-type="float">
            <text:p>22695540</text:p>
          </table:table-cell>
          <table:table-cell table:style-name="ce5" office:value-type="float" office:value="155681528" calcext:value-type="float">
            <text:p>155681528</text:p>
          </table:table-cell>
          <table:table-cell table:formula="of:=([.F554]/[.G554])*100" office:value-type="float" office:value="14.5781842531761" calcext:value-type="float">
            <text:p>14.58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30_krill</text:p>
          </table:table-cell>
          <table:table-cell table:style-name="ce21" office:value-type="string" calcext:value-type="string">
            <text:p>p30</text:p>
          </table:table-cell>
          <table:table-cell table:formula="of:=100-[.H554]" office:value-type="float" office:value="85.4218157468239" calcext:value-type="float">
            <text:p>85.42</text:p>
          </table:table-cell>
          <table:table-cell table:formula="of:=([.G554]/[.O554])*100" office:value-type="float" office:value="99.4947972458387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366219" calcext:value-type="float">
            <text:p>23366219</text:p>
          </table:table-cell>
          <table:table-cell office:value-type="float" office:value="23366388" calcext:value-type="float">
            <text:p>23366388</text:p>
          </table:table-cell>
          <table:table-cell office:value-type="float" office:value="23365967" calcext:value-type="float">
            <text:p>23365967</text:p>
          </table:table-cell>
          <table:table-cell table:formula="of:=AVERAGE([.P554:.R554])" office:value-type="float" office:value="23366191.3333333" calcext:value-type="float">
            <text:p>23366191.3333333</text:p>
          </table:table-cell>
          <table:table-cell table:formula="of:=SQRT(AVERAGE(([.P554]-[.S554])^2;([.Q554]-[.S554])^2;([.R554]-[.S554])^2))" office:value-type="float" office:value="172.98233692747" calcext:value-type="float">
            <text:p>172.98233692747</text:p>
          </table:table-cell>
          <table:table-cell table:formula="of:=(([.S554]-[.F554])/[.G554])*100" office:value-type="float" office:value="0.430784141155996" calcext:value-type="float">
            <text:p>0.430784141155996</text:p>
          </table:table-cell>
          <table:table-cell table:number-columns-repeated="3"/>
        </table:table-row>
        <table:table-row table:style-name="ro1">
          <table:table-cell table:style-name="ce5" office:value-type="float" office:value="554" calcext:value-type="float">
            <text:p>55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785734" calcext:value-type="float">
            <text:p>785734</text:p>
          </table:table-cell>
          <table:table-cell table:style-name="ce5" office:value-type="float" office:value="790501" calcext:value-type="float">
            <text:p>790501</text:p>
          </table:table-cell>
          <table:table-cell table:formula="of:=([.F555]/[.G555])*100" office:value-type="float" office:value="99.3969647097221" calcext:value-type="float">
            <text:p>99.40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30_krill</text:p>
          </table:table-cell>
          <table:table-cell table:style-name="ce21" office:value-type="string" calcext:value-type="string">
            <text:p>p30</text:p>
          </table:table-cell>
          <table:table-cell table:formula="of:=100-[.H555]" office:value-type="float" office:value="0.603035290277944" calcext:value-type="float">
            <text:p>0.60</text:p>
          </table:table-cell>
          <table:table-cell table:formula="of:=([.G555]/[.O555])*100" office:value-type="float" office:value="0.505202754161256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90244" calcext:value-type="float">
            <text:p>390244</text:p>
          </table:table-cell>
          <table:table-cell office:value-type="float" office:value="390730" calcext:value-type="float">
            <text:p>390730</text:p>
          </table:table-cell>
          <table:table-cell office:value-type="float" office:value="390837" calcext:value-type="float">
            <text:p>390837</text:p>
          </table:table-cell>
          <table:table-cell table:formula="of:=AVERAGE([.P555:.R555])" office:value-type="float" office:value="390603.666666667" calcext:value-type="float">
            <text:p>390603.666666667</text:p>
          </table:table-cell>
          <table:table-cell table:formula="of:=SQRT(AVERAGE(([.P555]-[.S555])^2;([.Q555]-[.S555])^2;([.R555]-[.S555])^2))" office:value-type="float" office:value="258.046938021404" calcext:value-type="float">
            <text:p>258.046938021404</text:p>
          </table:table-cell>
          <table:table-cell table:formula="of:=(([.S555]-[.F555])/[.G555])*100" office:value-type="float" office:value="-49.9847986698731" calcext:value-type="float">
            <text:p>-49.9847986698731</text:p>
          </table:table-cell>
          <table:table-cell table:number-columns-repeated="3"/>
        </table:table-row>
        <table:table-row table:style-name="ro1">
          <table:table-cell table:style-name="ce5" office:value-type="float" office:value="555" calcext:value-type="float">
            <text:p>555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1955454" calcext:value-type="float">
            <text:p>21955454</text:p>
          </table:table-cell>
          <table:table-cell table:style-name="ce5" office:value-type="float" office:value="154674383" calcext:value-type="float">
            <text:p>154674383</text:p>
          </table:table-cell>
          <table:table-cell table:formula="of:=([.F556]/[.G556])*100" office:value-type="float" office:value="14.1946284666932" calcext:value-type="float">
            <text:p>14.19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30_krill_rotifer</text:p>
          </table:table-cell>
          <table:table-cell table:style-name="ce21"/>
          <table:table-cell table:formula="of:=100-[.H556]" office:value-type="float" office:value="85.8053715333069" calcext:value-type="float">
            <text:p>85.81</text:p>
          </table:table-cell>
          <table:table-cell table:formula="of:=([.G556]/[.O556])*100" office:value-type="float" office:value="98.8511390748311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241596" calcext:value-type="float">
            <text:p>23241596</text:p>
          </table:table-cell>
          <table:table-cell office:value-type="float" office:value="23242222" calcext:value-type="float">
            <text:p>23242222</text:p>
          </table:table-cell>
          <table:table-cell office:value-type="float" office:value="23242333" calcext:value-type="float">
            <text:p>23242333</text:p>
          </table:table-cell>
          <table:table-cell table:formula="of:=AVERAGE([.P556:.R556])" office:value-type="float" office:value="23242050.3333333" calcext:value-type="float">
            <text:p>23242050.3333333</text:p>
          </table:table-cell>
          <table:table-cell table:formula="of:=SQRT(AVERAGE(([.P556]-[.S556])^2;([.Q556]-[.S556])^2;([.R556]-[.S556])^2))" office:value-type="float" office:value="324.442427695406" calcext:value-type="float">
            <text:p>324.442427695406</text:p>
          </table:table-cell>
          <table:table-cell table:formula="of:=(([.S556]-[.F556])/[.G556])*100" office:value-type="float" office:value="0.831809578534625" calcext:value-type="float">
            <text:p>0.831809578534625</text:p>
          </table:table-cell>
          <table:table-cell table:number-columns-repeated="3"/>
        </table:table-row>
        <table:table-row table:style-name="ro1">
          <table:table-cell table:style-name="ce5" office:value-type="float" office:value="556" calcext:value-type="float">
            <text:p>55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740086" calcext:value-type="float">
            <text:p>740086</text:p>
          </table:table-cell>
          <table:table-cell table:style-name="ce5" office:value-type="float" office:value="1007145" calcext:value-type="float">
            <text:p>1007145</text:p>
          </table:table-cell>
          <table:table-cell table:formula="of:=([.F557]/[.G557])*100" office:value-type="float" office:value="73.4835599640568" calcext:value-type="float">
            <text:p>73.48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30_krill_rotifer</text:p>
          </table:table-cell>
          <table:table-cell table:style-name="ce21"/>
          <table:table-cell table:formula="of:=100-[.H557]" office:value-type="float" office:value="26.5164400359432" calcext:value-type="float">
            <text:p>26.52</text:p>
          </table:table-cell>
          <table:table-cell table:formula="of:=([.G557]/[.O557])*100" office:value-type="float" office:value="0.643658171007676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65736" calcext:value-type="float">
            <text:p>465736</text:p>
          </table:table-cell>
          <table:table-cell office:value-type="float" office:value="464981" calcext:value-type="float">
            <text:p>464981</text:p>
          </table:table-cell>
          <table:table-cell office:value-type="float" office:value="464994" calcext:value-type="float">
            <text:p>464994</text:p>
          </table:table-cell>
          <table:table-cell table:formula="of:=AVERAGE([.P557:.R557])" office:value-type="float" office:value="465237" calcext:value-type="float">
            <text:p>465237</text:p>
          </table:table-cell>
          <table:table-cell table:formula="of:=SQRT(AVERAGE(([.P557]-[.S557])^2;([.Q557]-[.S557])^2;([.R557]-[.S557])^2))" office:value-type="float" office:value="352.886195063886" calcext:value-type="float">
            <text:p>352.886195063886</text:p>
          </table:table-cell>
          <table:table-cell table:formula="of:=(([.S557]-[.F557])/[.G557])*100" office:value-type="float" office:value="-27.2899135675598" calcext:value-type="float">
            <text:p>-27.2899135675598</text:p>
          </table:table-cell>
          <table:table-cell table:number-columns-repeated="3"/>
        </table:table-row>
        <table:table-row table:style-name="ro1">
          <table:table-cell table:style-name="ce5" office:value-type="float" office:value="557" calcext:value-type="float">
            <text:p>55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95357" calcext:value-type="float">
            <text:p>695357</text:p>
          </table:table-cell>
          <table:table-cell table:style-name="ce5" office:value-type="float" office:value="700114" calcext:value-type="float">
            <text:p>700114</text:p>
          </table:table-cell>
          <table:table-cell table:formula="of:=([.F558]/[.G558])*100" office:value-type="float" office:value="99.3205392264688" calcext:value-type="float">
            <text:p>99.32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30_krill_rotifer</text:p>
          </table:table-cell>
          <table:table-cell table:style-name="ce21"/>
          <table:table-cell table:formula="of:=100-[.H558]" office:value-type="float" office:value="0.679460773531176" calcext:value-type="float">
            <text:p>0.68</text:p>
          </table:table-cell>
          <table:table-cell table:formula="of:=([.G558]/[.O558])*100" office:value-type="float" office:value="0.447437158241234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57470" calcext:value-type="float">
            <text:p>357470</text:p>
          </table:table-cell>
          <table:table-cell office:value-type="float" office:value="357182" calcext:value-type="float">
            <text:p>357182</text:p>
          </table:table-cell>
          <table:table-cell office:value-type="float" office:value="357334" calcext:value-type="float">
            <text:p>357334</text:p>
          </table:table-cell>
          <table:table-cell table:formula="of:=AVERAGE([.P558:.R558])" office:value-type="float" office:value="357328.666666667" calcext:value-type="float">
            <text:p>357328.666666667</text:p>
          </table:table-cell>
          <table:table-cell table:formula="of:=SQRT(AVERAGE(([.P558]-[.S558])^2;([.Q558]-[.S558])^2;([.R558]-[.S558])^2))" office:value-type="float" office:value="117.635973333935" calcext:value-type="float">
            <text:p>117.635973333935</text:p>
          </table:table-cell>
          <table:table-cell table:formula="of:=(([.S558]-[.F558])/[.G558])*100" office:value-type="float" office:value="-48.281898852663" calcext:value-type="float">
            <text:p>-48.281898852663</text:p>
          </table:table-cell>
          <table:table-cell table:number-columns-repeated="3"/>
        </table:table-row>
        <table:table-row table:style-name="ro1">
          <table:table-cell table:style-name="ce5" office:value-type="float" office:value="558" calcext:value-type="float">
            <text:p>558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90377" calcext:value-type="float">
            <text:p>90377</text:p>
          </table:table-cell>
          <table:table-cell table:style-name="ce5" office:value-type="float" office:value="90387" calcext:value-type="float">
            <text:p>90387</text:p>
          </table:table-cell>
          <table:table-cell table:formula="of:=([.F559]/[.G559])*100" office:value-type="float" office:value="99.9889364621019" calcext:value-type="float">
            <text:p>99.99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30_krill_rotifer</text:p>
          </table:table-cell>
          <table:table-cell table:style-name="ce21"/>
          <table:table-cell table:formula="of:=100-[.H559]" office:value-type="float" office:value="0.0110635378981527" calcext:value-type="float">
            <text:p>0.01</text:p>
          </table:table-cell>
          <table:table-cell table:formula="of:=([.G559]/[.O559])*100" office:value-type="float" office:value="0.0577655959200222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8929" calcext:value-type="float">
            <text:p>68929</text:p>
          </table:table-cell>
          <table:table-cell office:value-type="float" office:value="68877" calcext:value-type="float">
            <text:p>68877</text:p>
          </table:table-cell>
          <table:table-cell office:value-type="float" office:value="68957" calcext:value-type="float">
            <text:p>68957</text:p>
          </table:table-cell>
          <table:table-cell table:formula="of:=AVERAGE([.P559:.R559])" office:value-type="float" office:value="68921" calcext:value-type="float">
            <text:p>68921</text:p>
          </table:table-cell>
          <table:table-cell table:formula="of:=SQRT(AVERAGE(([.P559]-[.S559])^2;([.Q559]-[.S559])^2;([.R559]-[.S559])^2))" office:value-type="float" office:value="33.1461410524161" calcext:value-type="float">
            <text:p>33.1461410524161</text:p>
          </table:table-cell>
          <table:table-cell table:formula="of:=(([.S559]-[.F559])/[.G559])*100" office:value-type="float" office:value="-23.7379269142686" calcext:value-type="float">
            <text:p>-23.7379269142686</text:p>
          </table:table-cell>
          <table:table-cell table:number-columns-repeated="3"/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1821537" calcext:value-type="float">
            <text:p>21821537</text:p>
          </table:table-cell>
          <table:table-cell table:style-name="ce5" office:value-type="float" office:value="154677587" calcext:value-type="float">
            <text:p>154677587</text:p>
          </table:table-cell>
          <table:table-cell table:formula="of:=([.F560]/[.G560])*100" office:value-type="float" office:value="14.1077562840439" calcext:value-type="float">
            <text:p>14.11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40_krill</text:p>
          </table:table-cell>
          <table:table-cell table:style-name="ce21" office:value-type="string" calcext:value-type="string">
            <text:p>p40</text:p>
          </table:table-cell>
          <table:table-cell table:formula="of:=100-[.H560]" office:value-type="float" office:value="85.8922437159561" calcext:value-type="float">
            <text:p>85.89</text:p>
          </table:table-cell>
          <table:table-cell table:formula="of:=([.G560]/[.O560])*100" office:value-type="float" office:value="98.8531867251495" calcext:value-type="float">
            <text:p>9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242113" calcext:value-type="float">
            <text:p>23242113</text:p>
          </table:table-cell>
          <table:table-cell office:value-type="float" office:value="23242712" calcext:value-type="float">
            <text:p>23242712</text:p>
          </table:table-cell>
          <table:table-cell office:value-type="float" office:value="23243257" calcext:value-type="float">
            <text:p>23243257</text:p>
          </table:table-cell>
          <table:table-cell table:formula="of:=AVERAGE([.P560:.R560])" office:value-type="float" office:value="23242694" calcext:value-type="float">
            <text:p>23242694</text:p>
          </table:table-cell>
          <table:table-cell table:formula="of:=SQRT(AVERAGE(([.P560]-[.S560])^2;([.Q560]-[.S560])^2;([.R560]-[.S560])^2))" office:value-type="float" office:value="467.209446251536" calcext:value-type="float">
            <text:p>467.209446251536</text:p>
          </table:table-cell>
          <table:table-cell table:formula="of:=(([.S560]-[.F560])/[.G560])*100" office:value-type="float" office:value="0.918786637135734" calcext:value-type="float">
            <text:p>0.918786637135734</text:p>
          </table:table-cell>
          <table:table-cell table:number-columns-repeated="3"/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748096" calcext:value-type="float">
            <text:p>1748096</text:p>
          </table:table-cell>
          <table:table-cell table:style-name="ce5" office:value-type="float" office:value="1794442" calcext:value-type="float">
            <text:p>1794442</text:p>
          </table:table-cell>
          <table:table-cell table:formula="of:=([.F561]/[.G561])*100" office:value-type="float" office:value="97.4172472556929" calcext:value-type="float">
            <text:p>97.42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40_krill</text:p>
          </table:table-cell>
          <table:table-cell table:style-name="ce21" office:value-type="string" calcext:value-type="string">
            <text:p>p40</text:p>
          </table:table-cell>
          <table:table-cell table:formula="of:=100-[.H561]" office:value-type="float" office:value="2.58275274430714" calcext:value-type="float">
            <text:p>2.58</text:p>
          </table:table-cell>
          <table:table-cell table:formula="of:=([.G561]/[.O561])*100" office:value-type="float" office:value="1.14681327485055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704348" calcext:value-type="float">
            <text:p>704348</text:p>
          </table:table-cell>
          <table:table-cell office:value-type="float" office:value="702694" calcext:value-type="float">
            <text:p>702694</text:p>
          </table:table-cell>
          <table:table-cell office:value-type="float" office:value="703428" calcext:value-type="float">
            <text:p>703428</text:p>
          </table:table-cell>
          <table:table-cell table:formula="of:=AVERAGE([.P561:.R561])" office:value-type="float" office:value="703490" calcext:value-type="float">
            <text:p>703490</text:p>
          </table:table-cell>
          <table:table-cell table:formula="of:=SQRT(AVERAGE(([.P561]-[.S561])^2;([.Q561]-[.S561])^2;([.R561]-[.S561])^2))" office:value-type="float" office:value="676.664367812187" calcext:value-type="float">
            <text:p>676.664367812187</text:p>
          </table:table-cell>
          <table:table-cell table:formula="of:=(([.S561]-[.F561])/[.G561])*100" office:value-type="float" office:value="-58.2134167613108" calcext:value-type="float">
            <text:p>-58.2134167613108</text:p>
          </table:table-cell>
          <table:table-cell table:number-columns-repeated="3"/>
        </table:table-row>
        <table:table-row table:style-name="ro1">
          <table:table-cell table:style-name="ce5" office:value-type="float" office:value="561" calcext:value-type="float">
            <text:p>561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1103686" calcext:value-type="float">
            <text:p>21103686</text:p>
          </table:table-cell>
          <table:table-cell table:style-name="ce5" office:value-type="float" office:value="153693058" calcext:value-type="float">
            <text:p>153693058</text:p>
          </table:table-cell>
          <table:table-cell table:formula="of:=([.F562]/[.G562])*100" office:value-type="float" office:value="13.731059993614" calcext:value-type="float">
            <text:p>13.73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40_krill_rotifer</text:p>
          </table:table-cell>
          <table:table-cell table:style-name="ce21"/>
          <table:table-cell table:formula="of:=100-[.H562]" office:value-type="float" office:value="86.268940006386" calcext:value-type="float">
            <text:p>86.27</text:p>
          </table:table-cell>
          <table:table-cell table:formula="of:=([.G562]/[.O562])*100" office:value-type="float" office:value="98.2239822556401" calcext:value-type="float">
            <text:p>98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122175" calcext:value-type="float">
            <text:p>23122175</text:p>
          </table:table-cell>
          <table:table-cell office:value-type="float" office:value="23120379" calcext:value-type="float">
            <text:p>23120379</text:p>
          </table:table-cell>
          <table:table-cell office:value-type="float" office:value="23120628" calcext:value-type="float">
            <text:p>23120628</text:p>
          </table:table-cell>
          <table:table-cell table:formula="of:=AVERAGE([.P562:.R562])" office:value-type="float" office:value="23121060.6666667" calcext:value-type="float">
            <text:p>23121060.6666667</text:p>
          </table:table-cell>
          <table:table-cell table:formula="of:=SQRT(AVERAGE(([.P562]-[.S562])^2;([.Q562]-[.S562])^2;([.R562]-[.S562])^2))" office:value-type="float" office:value="794.482780737814" calcext:value-type="float">
            <text:p>794.482780737814</text:p>
          </table:table-cell>
          <table:table-cell table:formula="of:=(([.S562]-[.F562])/[.G562])*100" office:value-type="float" office:value="1.31259973151596" calcext:value-type="float">
            <text:p>1.31259973151596</text:p>
          </table:table-cell>
          <table:table-cell table:number-columns-repeated="3"/>
        </table:table-row>
        <table:table-row table:style-name="ro1">
          <table:table-cell table:style-name="ce5" office:value-type="float" office:value="562" calcext:value-type="float">
            <text:p>56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717851" calcext:value-type="float">
            <text:p>717851</text:p>
          </table:table-cell>
          <table:table-cell table:style-name="ce5" office:value-type="float" office:value="984529" calcext:value-type="float">
            <text:p>984529</text:p>
          </table:table-cell>
          <table:table-cell table:formula="of:=([.F563]/[.G563])*100" office:value-type="float" office:value="72.9131391761949" calcext:value-type="float">
            <text:p>72.91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40_krill_rotifer</text:p>
          </table:table-cell>
          <table:table-cell table:style-name="ce21"/>
          <table:table-cell table:formula="of:=100-[.H563]" office:value-type="float" office:value="27.0868608238051" calcext:value-type="float">
            <text:p>27.09</text:p>
          </table:table-cell>
          <table:table-cell table:formula="of:=([.G563]/[.O563])*100" office:value-type="float" office:value="0.629204469509372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58012" calcext:value-type="float">
            <text:p>458012</text:p>
          </table:table-cell>
          <table:table-cell office:value-type="float" office:value="457943" calcext:value-type="float">
            <text:p>457943</text:p>
          </table:table-cell>
          <table:table-cell office:value-type="float" office:value="457606" calcext:value-type="float">
            <text:p>457606</text:p>
          </table:table-cell>
          <table:table-cell table:formula="of:=AVERAGE([.P563:.R563])" office:value-type="float" office:value="457853.666666667" calcext:value-type="float">
            <text:p>457853.666666667</text:p>
          </table:table-cell>
          <table:table-cell table:formula="of:=SQRT(AVERAGE(([.P563]-[.S563])^2;([.Q563]-[.S563])^2;([.R563]-[.S563])^2))" office:value-type="float" office:value="177.377813970318" calcext:value-type="float">
            <text:p>177.377813970318</text:p>
          </table:table-cell>
          <table:table-cell table:formula="of:=(([.S563]-[.F563])/[.G563])*100" office:value-type="float" office:value="-26.4082960820182" calcext:value-type="float">
            <text:p>-26.4082960820182</text:p>
          </table:table-cell>
          <table:table-cell table:number-columns-repeated="3"/>
        </table:table-row>
        <table:table-row table:style-name="ro1">
          <table:table-cell table:style-name="ce5" office:value-type="float" office:value="563" calcext:value-type="float">
            <text:p>56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635147" calcext:value-type="float">
            <text:p>1635147</text:p>
          </table:table-cell>
          <table:table-cell table:style-name="ce5" office:value-type="float" office:value="1681439" calcext:value-type="float">
            <text:p>1681439</text:p>
          </table:table-cell>
          <table:table-cell table:formula="of:=([.F564]/[.G564])*100" office:value-type="float" office:value="97.2468819862035" calcext:value-type="float">
            <text:p>97.25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40_krill_rotifer</text:p>
          </table:table-cell>
          <table:table-cell table:style-name="ce21"/>
          <table:table-cell table:formula="of:=100-[.H564]" office:value-type="float" office:value="2.75311801379652" calcext:value-type="float">
            <text:p>2.75</text:p>
          </table:table-cell>
          <table:table-cell table:formula="of:=([.G564]/[.O564])*100" office:value-type="float" office:value="1.07459397743222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70967" calcext:value-type="float">
            <text:p>670967</text:p>
          </table:table-cell>
          <table:table-cell office:value-type="float" office:value="671148" calcext:value-type="float">
            <text:p>671148</text:p>
          </table:table-cell>
          <table:table-cell office:value-type="float" office:value="670629" calcext:value-type="float">
            <text:p>670629</text:p>
          </table:table-cell>
          <table:table-cell table:formula="of:=AVERAGE([.P564:.R564])" office:value-type="float" office:value="670914.666666667" calcext:value-type="float">
            <text:p>670914.666666667</text:p>
          </table:table-cell>
          <table:table-cell table:formula="of:=SQRT(AVERAGE(([.P564]-[.S564])^2;([.Q564]-[.S564])^2;([.R564]-[.S564])^2))" office:value-type="float" office:value="215.088095646618" calcext:value-type="float">
            <text:p>215.088095646618</text:p>
          </table:table-cell>
          <table:table-cell table:formula="of:=(([.S564]-[.F564])/[.G564])*100" office:value-type="float" office:value="-57.3456624553929" calcext:value-type="float">
            <text:p>-57.3456624553929</text:p>
          </table:table-cell>
          <table:table-cell table:number-columns-repeated="3"/>
        </table:table-row>
        <table:table-row table:style-name="ro1">
          <table:table-cell table:style-name="ce5" office:value-type="float" office:value="564" calcext:value-type="float">
            <text:p>564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12949" calcext:value-type="float">
            <text:p>112949</text:p>
          </table:table-cell>
          <table:table-cell table:style-name="ce5" office:value-type="float" office:value="113003" calcext:value-type="float">
            <text:p>113003</text:p>
          </table:table-cell>
          <table:table-cell table:formula="of:=([.F565]/[.G565])*100" office:value-type="float" office:value="99.9522136580445" calcext:value-type="float">
            <text:p>99.95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40_krill_rotifer</text:p>
          </table:table-cell>
          <table:table-cell table:style-name="ce21"/>
          <table:table-cell table:formula="of:=100-[.H565]" office:value-type="float" office:value="0.0477863419555291" calcext:value-type="float">
            <text:p>0.05</text:p>
          </table:table-cell>
          <table:table-cell table:formula="of:=([.G565]/[.O565])*100" office:value-type="float" office:value="0.0722192974183264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83555" calcext:value-type="float">
            <text:p>83555</text:p>
          </table:table-cell>
          <table:table-cell office:value-type="float" office:value="83559" calcext:value-type="float">
            <text:p>83559</text:p>
          </table:table-cell>
          <table:table-cell office:value-type="float" office:value="83451" calcext:value-type="float">
            <text:p>83451</text:p>
          </table:table-cell>
          <table:table-cell table:formula="of:=AVERAGE([.P565:.R565])" office:value-type="float" office:value="83521.6666666667" calcext:value-type="float">
            <text:p>83521.6666666667</text:p>
          </table:table-cell>
          <table:table-cell table:formula="of:=SQRT(AVERAGE(([.P565]-[.S565])^2;([.Q565]-[.S565])^2;([.R565]-[.S565])^2))" office:value-type="float" office:value="49.9955553580071" calcext:value-type="float">
            <text:p>49.9955553580071</text:p>
          </table:table-cell>
          <table:table-cell table:formula="of:=(([.S565]-[.F565])/[.G565])*100" office:value-type="float" office:value="-26.0411965464044" calcext:value-type="float">
            <text:p>-26.0411965464044</text:p>
          </table:table-cell>
          <table:table-cell table:number-columns-repeated="3"/>
        </table:table-row>
        <table:table-row table:style-name="ro1">
          <table:table-cell table:style-name="ce5" office:value-type="float" office:value="565" calcext:value-type="float">
            <text:p>56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0631553" calcext:value-type="float">
            <text:p>20631553</text:p>
          </table:table-cell>
          <table:table-cell table:style-name="ce5" office:value-type="float" office:value="153044397" calcext:value-type="float">
            <text:p>153044397</text:p>
          </table:table-cell>
          <table:table-cell table:formula="of:=([.F566]/[.G566])*100" office:value-type="float" office:value="13.4807633630652" calcext:value-type="float">
            <text:p>13.48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50_krill</text:p>
          </table:table-cell>
          <table:table-cell table:style-name="ce21" office:value-type="string" calcext:value-type="string">
            <text:p>p50</text:p>
          </table:table-cell>
          <table:table-cell table:formula="of:=100-[.H566]" office:value-type="float" office:value="86.5192366369348" calcext:value-type="float">
            <text:p>86.52</text:p>
          </table:table-cell>
          <table:table-cell table:formula="of:=([.G566]/[.O566])*100" office:value-type="float" office:value="97.8094282908545" calcext:value-type="float">
            <text:p>98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3041397" calcext:value-type="float">
            <text:p>23041397</text:p>
          </table:table-cell>
          <table:table-cell office:value-type="float" office:value="23040541" calcext:value-type="float">
            <text:p>23040541</text:p>
          </table:table-cell>
          <table:table-cell office:value-type="float" office:value="23041375" calcext:value-type="float">
            <text:p>23041375</text:p>
          </table:table-cell>
          <table:table-cell table:formula="of:=AVERAGE([.P566:.R566])" office:value-type="float" office:value="23041104.3333333" calcext:value-type="float">
            <text:p>23041104.3333333</text:p>
          </table:table-cell>
          <table:table-cell table:formula="of:=SQRT(AVERAGE(([.P566]-[.S566])^2;([.Q566]-[.S566])^2;([.R566]-[.S566])^2))" office:value-type="float" office:value="398.438061546445" calcext:value-type="float">
            <text:p>398.438061546445</text:p>
          </table:table-cell>
          <table:table-cell table:formula="of:=(([.S566]-[.F566])/[.G566])*100" office:value-type="float" office:value="1.57441329481231" calcext:value-type="float">
            <text:p>1.57441329481231</text:p>
          </table:table-cell>
          <table:table-cell table:number-columns-repeated="3"/>
        </table:table-row>
        <table:table-row table:style-name="ro1">
          <table:table-cell table:style-name="ce5" office:value-type="float" office:value="566" calcext:value-type="float">
            <text:p>56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3160891" calcext:value-type="float">
            <text:p>3160891</text:p>
          </table:table-cell>
          <table:table-cell table:style-name="ce5" office:value-type="float" office:value="3427632" calcext:value-type="float">
            <text:p>3427632</text:p>
          </table:table-cell>
          <table:table-cell table:formula="of:=([.F567]/[.G567])*100" office:value-type="float" office:value="92.217921877261" calcext:value-type="float">
            <text:p>92.22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50_krill</text:p>
          </table:table-cell>
          <table:table-cell table:style-name="ce21" office:value-type="string" calcext:value-type="string">
            <text:p>p50</text:p>
          </table:table-cell>
          <table:table-cell table:formula="of:=100-[.H567]" office:value-type="float" office:value="7.78207812273897" calcext:value-type="float">
            <text:p>7.78</text:p>
          </table:table-cell>
          <table:table-cell table:formula="of:=([.G567]/[.O567])*100" office:value-type="float" office:value="2.19057170914554" calcext:value-type="float">
            <text:p>2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117064" calcext:value-type="float">
            <text:p>1117064</text:p>
          </table:table-cell>
          <table:table-cell office:value-type="float" office:value="1119270" calcext:value-type="float">
            <text:p>1119270</text:p>
          </table:table-cell>
          <table:table-cell office:value-type="float" office:value="1118741" calcext:value-type="float">
            <text:p>1118741</text:p>
          </table:table-cell>
          <table:table-cell table:formula="of:=AVERAGE([.P567:.R567])" office:value-type="float" office:value="1118358.33333333" calcext:value-type="float">
            <text:p>1118358.33333333</text:p>
          </table:table-cell>
          <table:table-cell table:formula="of:=SQRT(AVERAGE(([.P567]-[.S567])^2;([.Q567]-[.S567])^2;([.R567]-[.S567])^2))" office:value-type="float" office:value="940.366713338767" calcext:value-type="float">
            <text:p>940.366713338767</text:p>
          </table:table-cell>
          <table:table-cell table:formula="of:=(([.S567]-[.F567])/[.G567])*100" office:value-type="float" office:value="-59.5901971584659" calcext:value-type="float">
            <text:p>-59.5901971584659</text:p>
          </table:table-cell>
          <table:table-cell table:number-columns-repeated="3"/>
        </table:table-row>
        <table:table-row table:style-name="ro1">
          <table:table-cell table:style-name="ce5" office:value-type="float" office:value="567" calcext:value-type="float">
            <text:p>567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9934748" calcext:value-type="float">
            <text:p>19934748</text:p>
          </table:table-cell>
          <table:table-cell table:style-name="ce5" office:value-type="float" office:value="152082058" calcext:value-type="float">
            <text:p>152082058</text:p>
          </table:table-cell>
          <table:table-cell table:formula="of:=([.F568]/[.G568])*100" office:value-type="float" office:value="13.107889426378" calcext:value-type="float">
            <text:p>13.11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50_krill_rotifer</text:p>
          </table:table-cell>
          <table:table-cell table:style-name="ce21"/>
          <table:table-cell table:formula="of:=100-[.H568]" office:value-type="float" office:value="86.892110573622" calcext:value-type="float">
            <text:p>86.89</text:p>
          </table:table-cell>
          <table:table-cell table:formula="of:=([.G568]/[.O568])*100" office:value-type="float" office:value="97.1944052697112" calcext:value-type="float">
            <text:p>97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2922770" calcext:value-type="float">
            <text:p>22922770</text:p>
          </table:table-cell>
          <table:table-cell office:value-type="float" office:value="22921829" calcext:value-type="float">
            <text:p>22921829</text:p>
          </table:table-cell>
          <table:table-cell office:value-type="float" office:value="22921895" calcext:value-type="float">
            <text:p>22921895</text:p>
          </table:table-cell>
          <table:table-cell table:formula="of:=AVERAGE([.P568:.R568])" office:value-type="float" office:value="22922164.6666667" calcext:value-type="float">
            <text:p>22922164.6666667</text:p>
          </table:table-cell>
          <table:table-cell table:formula="of:=SQRT(AVERAGE(([.P568]-[.S568])^2;([.Q568]-[.S568])^2;([.R568]-[.S568])^2))" office:value-type="float" office:value="428.882527298819" calcext:value-type="float">
            <text:p>428.882527298819</text:p>
          </table:table-cell>
          <table:table-cell table:formula="of:=(([.S568]-[.F568])/[.G568])*100" office:value-type="float" office:value="1.96434523963811" calcext:value-type="float">
            <text:p>1.96434523963811</text:p>
          </table:table-cell>
          <table:table-cell table:number-columns-repeated="3"/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96805" calcext:value-type="float">
            <text:p>696805</text:p>
          </table:table-cell>
          <table:table-cell table:style-name="ce5" office:value-type="float" office:value="962339" calcext:value-type="float">
            <text:p>962339</text:p>
          </table:table-cell>
          <table:table-cell table:formula="of:=([.F569]/[.G569])*100" office:value-type="float" office:value="72.407436464697" calcext:value-type="float">
            <text:p>72.41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50_krill_rotifer</text:p>
          </table:table-cell>
          <table:table-cell table:style-name="ce21"/>
          <table:table-cell table:formula="of:=100-[.H569]" office:value-type="float" office:value="27.592563535303" calcext:value-type="float">
            <text:p>27.59</text:p>
          </table:table-cell>
          <table:table-cell table:formula="of:=([.G569]/[.O569])*100" office:value-type="float" office:value="0.615023021143287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50298" calcext:value-type="float">
            <text:p>450298</text:p>
          </table:table-cell>
          <table:table-cell office:value-type="float" office:value="451401" calcext:value-type="float">
            <text:p>451401</text:p>
          </table:table-cell>
          <table:table-cell office:value-type="float" office:value="450048" calcext:value-type="float">
            <text:p>450048</text:p>
          </table:table-cell>
          <table:table-cell table:formula="of:=AVERAGE([.P569:.R569])" office:value-type="float" office:value="450582.333333333" calcext:value-type="float">
            <text:p>450582.333333333</text:p>
          </table:table-cell>
          <table:table-cell table:formula="of:=SQRT(AVERAGE(([.P569]-[.S569])^2;([.Q569]-[.S569])^2;([.R569]-[.S569])^2))" office:value-type="float" office:value="587.813084425842" calcext:value-type="float">
            <text:p>587.813084425842</text:p>
          </table:table-cell>
          <table:table-cell table:formula="of:=(([.S569]-[.F569])/[.G569])*100" office:value-type="float" office:value="-25.5858555734171" calcext:value-type="float">
            <text:p>-25.5858555734171</text:p>
          </table:table-cell>
          <table:table-cell table:number-columns-repeated="3"/>
        </table:table-row>
        <table:table-row table:style-name="ro1">
          <table:table-cell table:style-name="ce5" office:value-type="float" office:value="569" calcext:value-type="float">
            <text:p>56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3025944" calcext:value-type="float">
            <text:p>3025944</text:p>
          </table:table-cell>
          <table:table-cell table:style-name="ce5" office:value-type="float" office:value="3292439" calcext:value-type="float">
            <text:p>3292439</text:p>
          </table:table-cell>
          <table:table-cell table:formula="of:=([.F570]/[.G570])*100" office:value-type="float" office:value="91.9058485214153" calcext:value-type="float">
            <text:p>91.91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50_krill_rotifer</text:p>
          </table:table-cell>
          <table:table-cell table:style-name="ce21"/>
          <table:table-cell table:formula="of:=100-[.H570]" office:value-type="float" office:value="8.09415147858472" calcext:value-type="float">
            <text:p>8.09</text:p>
          </table:table-cell>
          <table:table-cell table:formula="of:=([.G570]/[.O570])*100" office:value-type="float" office:value="2.10417096336113" calcext:value-type="float">
            <text:p>2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085815" calcext:value-type="float">
            <text:p>1085815</text:p>
          </table:table-cell>
          <table:table-cell office:value-type="float" office:value="1086389" calcext:value-type="float">
            <text:p>1086389</text:p>
          </table:table-cell>
          <table:table-cell office:value-type="float" office:value="1086250" calcext:value-type="float">
            <text:p>1086250</text:p>
          </table:table-cell>
          <table:table-cell table:formula="of:=AVERAGE([.P570:.R570])" office:value-type="float" office:value="1086151.33333333" calcext:value-type="float">
            <text:p>1086151.33333333</text:p>
          </table:table-cell>
          <table:table-cell table:formula="of:=SQRT(AVERAGE(([.P570]-[.S570])^2;([.Q570]-[.S570])^2;([.R570]-[.S570])^2))" office:value-type="float" office:value="244.499943194722" calcext:value-type="float">
            <text:p>244.499943194722</text:p>
          </table:table-cell>
          <table:table-cell table:formula="of:=(([.S570]-[.F570])/[.G570])*100" office:value-type="float" office:value="-58.9165863563962" calcext:value-type="float">
            <text:p>-58.9165863563962</text:p>
          </table:table-cell>
          <table:table-cell table:number-columns-repeated="3"/>
        </table:table-row>
        <table:table-row table:style-name="ro1">
          <table:table-cell table:style-name="ce5" office:value-type="float" office:value="570" calcext:value-type="float">
            <text:p>570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34947" calcext:value-type="float">
            <text:p>134947</text:p>
          </table:table-cell>
          <table:table-cell table:style-name="ce5" office:value-type="float" office:value="135193" calcext:value-type="float">
            <text:p>135193</text:p>
          </table:table-cell>
          <table:table-cell table:formula="of:=([.F571]/[.G571])*100" office:value-type="float" office:value="99.8180379161643" calcext:value-type="float">
            <text:p>99.82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50_krill_rotifer</text:p>
          </table:table-cell>
          <table:table-cell table:style-name="ce21"/>
          <table:table-cell table:formula="of:=100-[.H571]" office:value-type="float" office:value="0.1819620838357" calcext:value-type="float">
            <text:p>0.18</text:p>
          </table:table-cell>
          <table:table-cell table:formula="of:=([.G571]/[.O571])*100" office:value-type="float" office:value="0.0864007457844111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97380" calcext:value-type="float">
            <text:p>97380</text:p>
          </table:table-cell>
          <table:table-cell office:value-type="float" office:value="97235" calcext:value-type="float">
            <text:p>97235</text:p>
          </table:table-cell>
          <table:table-cell office:value-type="float" office:value="97584" calcext:value-type="float">
            <text:p>97584</text:p>
          </table:table-cell>
          <table:table-cell table:formula="of:=AVERAGE([.P571:.R571])" office:value-type="float" office:value="97399.6666666667" calcext:value-type="float">
            <text:p>97399.6666666667</text:p>
          </table:table-cell>
          <table:table-cell table:formula="of:=SQRT(AVERAGE(([.P571]-[.S571])^2;([.Q571]-[.S571])^2;([.R571]-[.S571])^2))" office:value-type="float" office:value="143.155703887605" calcext:value-type="float">
            <text:p>143.155703887605</text:p>
          </table:table-cell>
          <table:table-cell table:formula="of:=(([.S571]-[.F571])/[.G571])*100" office:value-type="float" office:value="-27.7731342105977" calcext:value-type="float">
            <text:p>-27.7731342105977</text:p>
          </table:table-cell>
          <table:table-cell table:number-columns-repeated="3"/>
        </table:table-row>
        <table:table-row table:style-name="ro1">
          <table:table-cell table:style-name="ce5" office:value-type="float" office:value="571" calcext:value-type="float">
            <text:p>57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9214996" calcext:value-type="float">
            <text:p>19214996</text:p>
          </table:table-cell>
          <table:table-cell table:style-name="ce5" office:value-type="float" office:value="150507523" calcext:value-type="float">
            <text:p>150507523</text:p>
          </table:table-cell>
          <table:table-cell table:formula="of:=([.F572]/[.G572])*100" office:value-type="float" office:value="12.7668010322647" calcext:value-type="float">
            <text:p>12.77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60_krill</text:p>
          </table:table-cell>
          <table:table-cell table:style-name="ce21" office:value-type="string" calcext:value-type="string">
            <text:p>p60</text:p>
          </table:table-cell>
          <table:table-cell table:formula="of:=100-[.H572]" office:value-type="float" office:value="87.2331989677353" calcext:value-type="float">
            <text:p>87.23</text:p>
          </table:table-cell>
          <table:table-cell table:formula="of:=([.G572]/[.O572])*100" office:value-type="float" office:value="96.1881327684452" calcext:value-type="float">
            <text:p>96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2726842" calcext:value-type="float">
            <text:p>22726842</text:p>
          </table:table-cell>
          <table:table-cell office:value-type="float" office:value="22727652" calcext:value-type="float">
            <text:p>22727652</text:p>
          </table:table-cell>
          <table:table-cell office:value-type="float" office:value="22727712" calcext:value-type="float">
            <text:p>22727712</text:p>
          </table:table-cell>
          <table:table-cell table:formula="of:=AVERAGE([.P572:.R572])" office:value-type="float" office:value="22727402" calcext:value-type="float">
            <text:p>22727402</text:p>
          </table:table-cell>
          <table:table-cell table:formula="of:=SQRT(AVERAGE(([.P572]-[.S572])^2;([.Q572]-[.S572])^2;([.R572]-[.S572])^2))" office:value-type="float" office:value="396.736688497547" calcext:value-type="float">
            <text:p>396.736688497547</text:p>
          </table:table-cell>
          <table:table-cell table:formula="of:=(([.S572]-[.F572])/[.G572])*100" office:value-type="float" office:value="2.33370793033382" calcext:value-type="float">
            <text:p>2.33370793033382</text:p>
          </table:table-cell>
          <table:table-cell table:number-columns-repeated="3"/>
        </table:table-row>
        <table:table-row table:style-name="ro1">
          <table:table-cell table:style-name="ce5" office:value-type="float" office:value="572" calcext:value-type="float">
            <text:p>57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4929659" calcext:value-type="float">
            <text:p>4929659</text:p>
          </table:table-cell>
          <table:table-cell table:style-name="ce5" office:value-type="float" office:value="5964506" calcext:value-type="float">
            <text:p>5964506</text:p>
          </table:table-cell>
          <table:table-cell table:formula="of:=([.F573]/[.G573])*100" office:value-type="float" office:value="82.6499126666986" calcext:value-type="float">
            <text:p>82.65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60_krill</text:p>
          </table:table-cell>
          <table:table-cell table:style-name="ce21" office:value-type="string" calcext:value-type="string">
            <text:p>p60</text:p>
          </table:table-cell>
          <table:table-cell table:formula="of:=100-[.H573]" office:value-type="float" office:value="17.3500873333014" calcext:value-type="float">
            <text:p>17.35</text:p>
          </table:table-cell>
          <table:table-cell table:formula="of:=([.G573]/[.O573])*100" office:value-type="float" office:value="3.81186723155485" calcext:value-type="float">
            <text:p>4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682141" calcext:value-type="float">
            <text:p>1682141</text:p>
          </table:table-cell>
          <table:table-cell office:value-type="float" office:value="1680335" calcext:value-type="float">
            <text:p>1680335</text:p>
          </table:table-cell>
          <table:table-cell office:value-type="float" office:value="1680029" calcext:value-type="float">
            <text:p>1680029</text:p>
          </table:table-cell>
          <table:table-cell table:formula="of:=AVERAGE([.P573:.R573])" office:value-type="float" office:value="1680835" calcext:value-type="float">
            <text:p>1680835</text:p>
          </table:table-cell>
          <table:table-cell table:formula="of:=SQRT(AVERAGE(([.P573]-[.S573])^2;([.Q573]-[.S573])^2;([.R573]-[.S573])^2))" office:value-type="float" office:value="931.892697685737" calcext:value-type="float">
            <text:p>931.892697685737</text:p>
          </table:table-cell>
          <table:table-cell table:formula="of:=(([.S573]-[.F573])/[.G573])*100" office:value-type="float" office:value="-54.4692888229134" calcext:value-type="float">
            <text:p>-54.4692888229134</text:p>
          </table:table-cell>
          <table:table-cell table:number-columns-repeated="3"/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8541425" calcext:value-type="float">
            <text:p>18541425</text:p>
          </table:table-cell>
          <table:table-cell table:style-name="ce5" office:value-type="float" office:value="149571081" calcext:value-type="float">
            <text:p>149571081</text:p>
          </table:table-cell>
          <table:table-cell table:formula="of:=([.F574]/[.G574])*100" office:value-type="float" office:value="12.3963970013695" calcext:value-type="float">
            <text:p>12.40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60_krill_rotifer</text:p>
          </table:table-cell>
          <table:table-cell table:style-name="ce21"/>
          <table:table-cell table:formula="of:=100-[.H574]" office:value-type="float" office:value="87.6036029986305" calcext:value-type="float">
            <text:p>87.60</text:p>
          </table:table-cell>
          <table:table-cell table:formula="of:=([.G574]/[.O574])*100" office:value-type="float" office:value="95.5896603091917" calcext:value-type="float">
            <text:p>96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2612496" calcext:value-type="float">
            <text:p>22612496</text:p>
          </table:table-cell>
          <table:table-cell office:value-type="float" office:value="22612548" calcext:value-type="float">
            <text:p>22612548</text:p>
          </table:table-cell>
          <table:table-cell office:value-type="float" office:value="22610621" calcext:value-type="float">
            <text:p>22610621</text:p>
          </table:table-cell>
          <table:table-cell table:formula="of:=AVERAGE([.P574:.R574])" office:value-type="float" office:value="22611888.3333333" calcext:value-type="float">
            <text:p>22611888.3333333</text:p>
          </table:table-cell>
          <table:table-cell table:formula="of:=SQRT(AVERAGE(([.P574]-[.S574])^2;([.Q574]-[.S574])^2;([.R574]-[.S574])^2))" office:value-type="float" office:value="896.39140756455" calcext:value-type="float">
            <text:p>896.39140756455</text:p>
          </table:table-cell>
          <table:table-cell table:formula="of:=(([.S574]-[.F574])/[.G574])*100" office:value-type="float" office:value="2.72142402536579" calcext:value-type="float">
            <text:p>2.72142402536579</text:p>
          </table:table-cell>
          <table:table-cell table:number-columns-repeated="3"/>
        </table:table-row>
        <table:table-row table:style-name="ro1">
          <table:table-cell table:style-name="ce5" office:value-type="float" office:value="574" calcext:value-type="float">
            <text:p>57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73571" calcext:value-type="float">
            <text:p>673571</text:p>
          </table:table-cell>
          <table:table-cell table:style-name="ce5" office:value-type="float" office:value="936442" calcext:value-type="float">
            <text:p>936442</text:p>
          </table:table-cell>
          <table:table-cell table:formula="of:=([.F575]/[.G575])*100" office:value-type="float" office:value="71.9287473223115" calcext:value-type="float">
            <text:p>71.93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60_krill_rotifer</text:p>
          </table:table-cell>
          <table:table-cell table:style-name="ce21"/>
          <table:table-cell table:formula="of:=100-[.H575]" office:value-type="float" office:value="28.0712526776885" calcext:value-type="float">
            <text:p>28.07</text:p>
          </table:table-cell>
          <table:table-cell table:formula="of:=([.G575]/[.O575])*100" office:value-type="float" office:value="0.598472459253404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41156" calcext:value-type="float">
            <text:p>441156</text:p>
          </table:table-cell>
          <table:table-cell office:value-type="float" office:value="442297" calcext:value-type="float">
            <text:p>442297</text:p>
          </table:table-cell>
          <table:table-cell office:value-type="float" office:value="441435" calcext:value-type="float">
            <text:p>441435</text:p>
          </table:table-cell>
          <table:table-cell table:formula="of:=AVERAGE([.P575:.R575])" office:value-type="float" office:value="441629.333333333" calcext:value-type="float">
            <text:p>441629.333333333</text:p>
          </table:table-cell>
          <table:table-cell table:formula="of:=SQRT(AVERAGE(([.P575]-[.S575])^2;([.Q575]-[.S575])^2;([.R575]-[.S575])^2))" office:value-type="float" office:value="485.657172178986" calcext:value-type="float">
            <text:p>485.657172178986</text:p>
          </table:table-cell>
          <table:table-cell table:formula="of:=(([.S575]-[.F575])/[.G575])*100" office:value-type="float" office:value="-24.7683964054012" calcext:value-type="float">
            <text:p>-24.7683964054012</text:p>
          </table:table-cell>
          <table:table-cell table:number-columns-repeated="3"/>
        </table:table-row>
        <table:table-row table:style-name="ro1">
          <table:table-cell table:style-name="ce5" office:value-type="float" office:value="575" calcext:value-type="float">
            <text:p>57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4769426" calcext:value-type="float">
            <text:p>4769426</text:p>
          </table:table-cell>
          <table:table-cell table:style-name="ce5" office:value-type="float" office:value="5803416" calcext:value-type="float">
            <text:p>5803416</text:p>
          </table:table-cell>
          <table:table-cell table:formula="of:=([.F576]/[.G576])*100" office:value-type="float" office:value="82.1830797585422" calcext:value-type="float">
            <text:p>82.18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60_krill_rotifer</text:p>
          </table:table-cell>
          <table:table-cell table:style-name="ce21"/>
          <table:table-cell table:formula="of:=100-[.H576]" office:value-type="float" office:value="17.8169202414578" calcext:value-type="float">
            <text:p>17.82</text:p>
          </table:table-cell>
          <table:table-cell table:formula="of:=([.G576]/[.O576])*100" office:value-type="float" office:value="3.70891592388055" calcext:value-type="float">
            <text:p>4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648477" calcext:value-type="float">
            <text:p>1648477</text:p>
          </table:table-cell>
          <table:table-cell office:value-type="float" office:value="1648084" calcext:value-type="float">
            <text:p>1648084</text:p>
          </table:table-cell>
          <table:table-cell office:value-type="float" office:value="1647133" calcext:value-type="float">
            <text:p>1647133</text:p>
          </table:table-cell>
          <table:table-cell table:formula="of:=AVERAGE([.P576:.R576])" office:value-type="float" office:value="1647898" calcext:value-type="float">
            <text:p>1647898</text:p>
          </table:table-cell>
          <table:table-cell table:formula="of:=SQRT(AVERAGE(([.P576]-[.S576])^2;([.Q576]-[.S576])^2;([.R576]-[.S576])^2))" office:value-type="float" office:value="564.228677045043" calcext:value-type="float">
            <text:p>564.228677045043</text:p>
          </table:table-cell>
          <table:table-cell table:formula="of:=(([.S576]-[.F576])/[.G576])*100" office:value-type="float" office:value="-53.7877691345925" calcext:value-type="float">
            <text:p>-53.7877691345925</text:p>
          </table:table-cell>
          <table:table-cell table:number-columns-repeated="3"/>
        </table:table-row>
        <table:table-row table:style-name="ro1">
          <table:table-cell table:style-name="ce5" office:value-type="float" office:value="576" calcext:value-type="float">
            <text:p>576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60233" calcext:value-type="float">
            <text:p>160233</text:p>
          </table:table-cell>
          <table:table-cell table:style-name="ce5" office:value-type="float" office:value="161090" calcext:value-type="float">
            <text:p>161090</text:p>
          </table:table-cell>
          <table:table-cell table:formula="of:=([.F577]/[.G577])*100" office:value-type="float" office:value="99.4679992550748" calcext:value-type="float">
            <text:p>99.47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60_krill_rotifer</text:p>
          </table:table-cell>
          <table:table-cell table:style-name="ce21"/>
          <table:table-cell table:formula="of:=100-[.H577]" office:value-type="float" office:value="0.532000744925199" calcext:value-type="float">
            <text:p>0.53</text:p>
          </table:table-cell>
          <table:table-cell table:formula="of:=([.G577]/[.O577])*100" office:value-type="float" office:value="0.102951307674294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12568" calcext:value-type="float">
            <text:p>11256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3458" calcext:value-type="float">
            <text:p>113458</text:p>
          </table:table-cell>
          <table:table-cell table:formula="of:=AVERAGE([.P577:.R577])" office:value-type="float" office:value="113007.666666667" calcext:value-type="float">
            <text:p>113007.666666667</text:p>
          </table:table-cell>
          <table:table-cell table:formula="of:=SQRT(AVERAGE(([.P577]-[.S577])^2;([.Q577]-[.S577])^2;([.R577]-[.S577])^2))" office:value-type="float" office:value="363.419255895385" calcext:value-type="float">
            <text:p>363.419255895385</text:p>
          </table:table-cell>
          <table:table-cell table:formula="of:=(([.S577]-[.F577])/[.G577])*100" office:value-type="float" office:value="-29.3161172843338" calcext:value-type="float">
            <text:p>-29.3161172843338</text:p>
          </table:table-cell>
          <table:table-cell table:number-columns-repeated="3"/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7639330" calcext:value-type="float">
            <text:p>17639330</text:p>
          </table:table-cell>
          <table:table-cell table:style-name="ce5" office:value-type="float" office:value="146452030" calcext:value-type="float">
            <text:p>146452030</text:p>
          </table:table-cell>
          <table:table-cell table:formula="of:=([.F578]/[.G578])*100" office:value-type="float" office:value="12.0444421289346" calcext:value-type="float">
            <text:p>12.04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70_krill</text:p>
          </table:table-cell>
          <table:table-cell table:style-name="ce21" office:value-type="string" calcext:value-type="string">
            <text:p>p70</text:p>
          </table:table-cell>
          <table:table-cell table:formula="of:=100-[.H578]" office:value-type="float" office:value="87.9555578710654" calcext:value-type="float">
            <text:p>87.96</text:p>
          </table:table-cell>
          <table:table-cell table:formula="of:=([.G578]/[.O578])*100" office:value-type="float" office:value="93.5963002051951" calcext:value-type="float">
            <text:p>94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2223202" calcext:value-type="float">
            <text:p>22223202</text:p>
          </table:table-cell>
          <table:table-cell office:value-type="float" office:value="22225839" calcext:value-type="float">
            <text:p>22225839</text:p>
          </table:table-cell>
          <table:table-cell office:value-type="float" office:value="22224994" calcext:value-type="float">
            <text:p>22224994</text:p>
          </table:table-cell>
          <table:table-cell table:formula="of:=AVERAGE([.P578:.R578])" office:value-type="float" office:value="22224678.3333333" calcext:value-type="float">
            <text:p>22224678.3333333</text:p>
          </table:table-cell>
          <table:table-cell table:formula="of:=SQRT(AVERAGE(([.P578]-[.S578])^2;([.Q578]-[.S578])^2;([.R578]-[.S578])^2))" office:value-type="float" office:value="1099.44723485132" calcext:value-type="float">
            <text:p>1099.44723485132</text:p>
          </table:table-cell>
          <table:table-cell table:formula="of:=(([.S578]-[.F578])/[.G578])*100" office:value-type="float" office:value="3.13095580398123" calcext:value-type="float">
            <text:p>3.13095580398123</text:p>
          </table:table-cell>
          <table:table-cell table:number-columns-repeated="3"/>
        </table:table-row>
        <table:table-row table:style-name="ro1">
          <table:table-cell table:style-name="ce5" office:value-type="float" office:value="578" calcext:value-type="float">
            <text:p>57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6935504" calcext:value-type="float">
            <text:p>6935504</text:p>
          </table:table-cell>
          <table:table-cell table:style-name="ce5" office:value-type="float" office:value="10019999" calcext:value-type="float">
            <text:p>10019999</text:p>
          </table:table-cell>
          <table:table-cell table:formula="of:=([.F579]/[.G579])*100" office:value-type="float" office:value="69.2166136942728" calcext:value-type="float">
            <text:p>69.22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70_krill</text:p>
          </table:table-cell>
          <table:table-cell table:style-name="ce21" office:value-type="string" calcext:value-type="string">
            <text:p>p70</text:p>
          </table:table-cell>
          <table:table-cell table:formula="of:=100-[.H579]" office:value-type="float" office:value="30.7833863057272" calcext:value-type="float">
            <text:p>30.78</text:p>
          </table:table-cell>
          <table:table-cell table:formula="of:=([.G579]/[.O579])*100" office:value-type="float" office:value="6.40369979480486" calcext:value-type="float">
            <text:p>6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496585" calcext:value-type="float">
            <text:p>2496585</text:p>
          </table:table-cell>
          <table:table-cell office:value-type="float" office:value="2499982" calcext:value-type="float">
            <text:p>2499982</text:p>
          </table:table-cell>
          <table:table-cell office:value-type="float" office:value="2498945" calcext:value-type="float">
            <text:p>2498945</text:p>
          </table:table-cell>
          <table:table-cell table:formula="of:=AVERAGE([.P579:.R579])" office:value-type="float" office:value="2498504" calcext:value-type="float">
            <text:p>2498504</text:p>
          </table:table-cell>
          <table:table-cell table:formula="of:=SQRT(AVERAGE(([.P579]-[.S579])^2;([.Q579]-[.S579])^2;([.R579]-[.S579])^2))" office:value-type="float" office:value="1421.44597740001" calcext:value-type="float">
            <text:p>1421.44597740001</text:p>
          </table:table-cell>
          <table:table-cell table:formula="of:=(([.S579]-[.F579])/[.G579])*100" office:value-type="float" office:value="-44.281441545054" calcext:value-type="float">
            <text:p>-44.281441545054</text:p>
          </table:table-cell>
          <table:table-cell table:number-columns-repeated="3"/>
        </table:table-row>
        <table:table-row table:style-name="ro1">
          <table:table-cell table:style-name="ce5" office:value-type="float" office:value="579" calcext:value-type="float">
            <text:p>579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6995932" calcext:value-type="float">
            <text:p>16995932</text:p>
          </table:table-cell>
          <table:table-cell table:style-name="ce5" office:value-type="float" office:value="145551527" calcext:value-type="float">
            <text:p>145551527</text:p>
          </table:table-cell>
          <table:table-cell table:formula="of:=([.F580]/[.G580])*100" office:value-type="float" office:value="11.6769176870264" calcext:value-type="float">
            <text:p>11.68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70_krill_rotifer</text:p>
          </table:table-cell>
          <table:table-cell table:style-name="ce21"/>
          <table:table-cell table:formula="of:=100-[.H580]" office:value-type="float" office:value="88.3230823129736" calcext:value-type="float">
            <text:p>88.32</text:p>
          </table:table-cell>
          <table:table-cell table:formula="of:=([.G580]/[.O580])*100" office:value-type="float" office:value="93.0207960682864" calcext:value-type="float">
            <text:p>93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2112439" calcext:value-type="float">
            <text:p>22112439</text:p>
          </table:table-cell>
          <table:table-cell office:value-type="float" office:value="22113674" calcext:value-type="float">
            <text:p>22113674</text:p>
          </table:table-cell>
          <table:table-cell office:value-type="float" office:value="22112320" calcext:value-type="float">
            <text:p>22112320</text:p>
          </table:table-cell>
          <table:table-cell table:formula="of:=AVERAGE([.P580:.R580])" office:value-type="float" office:value="22112811" calcext:value-type="float">
            <text:p>22112811</text:p>
          </table:table-cell>
          <table:table-cell table:formula="of:=SQRT(AVERAGE(([.P580]-[.S580])^2;([.Q580]-[.S580])^2;([.R580]-[.S580])^2))" office:value-type="float" office:value="612.163921402321" calcext:value-type="float">
            <text:p>612.163921402321</text:p>
          </table:table-cell>
          <table:table-cell table:formula="of:=(([.S580]-[.F580])/[.G580])*100" office:value-type="float" office:value="3.51551035256401" calcext:value-type="float">
            <text:p>3.51551035256401</text:p>
          </table:table-cell>
          <table:table-cell table:number-columns-repeated="3"/>
        </table:table-row>
        <table:table-row table:style-name="ro1">
          <table:table-cell table:style-name="ce5" office:value-type="float" office:value="580" calcext:value-type="float">
            <text:p>58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43398" calcext:value-type="float">
            <text:p>643398</text:p>
          </table:table-cell>
          <table:table-cell table:style-name="ce5" office:value-type="float" office:value="900503" calcext:value-type="float">
            <text:p>900503</text:p>
          </table:table-cell>
          <table:table-cell table:formula="of:=([.F581]/[.G581])*100" office:value-type="float" office:value="71.4487347626826" calcext:value-type="float">
            <text:p>71.45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70_krill_rotifer</text:p>
          </table:table-cell>
          <table:table-cell table:style-name="ce21"/>
          <table:table-cell table:formula="of:=100-[.H581]" office:value-type="float" office:value="28.5512652373174" calcext:value-type="float">
            <text:p>28.55</text:p>
          </table:table-cell>
          <table:table-cell table:formula="of:=([.G581]/[.O581])*100" office:value-type="float" office:value="0.575504136908712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30035" calcext:value-type="float">
            <text:p>430035</text:p>
          </table:table-cell>
          <table:table-cell office:value-type="float" office:value="429290" calcext:value-type="float">
            <text:p>429290</text:p>
          </table:table-cell>
          <table:table-cell office:value-type="float" office:value="428585" calcext:value-type="float">
            <text:p>428585</text:p>
          </table:table-cell>
          <table:table-cell table:formula="of:=AVERAGE([.P581:.R581])" office:value-type="float" office:value="429303.333333333" calcext:value-type="float">
            <text:p>429303.333333333</text:p>
          </table:table-cell>
          <table:table-cell table:formula="of:=SQRT(AVERAGE(([.P581]-[.S581])^2;([.Q581]-[.S581])^2;([.R581]-[.S581])^2))" office:value-type="float" office:value="592.035096557253" calcext:value-type="float">
            <text:p>592.035096557253</text:p>
          </table:table-cell>
          <table:table-cell table:formula="of:=(([.S581]-[.F581])/[.G581])*100" office:value-type="float" office:value="-23.7750087080961" calcext:value-type="float">
            <text:p>-23.7750087080961</text:p>
          </table:table-cell>
          <table:table-cell table:number-columns-repeated="3"/>
        </table:table-row>
        <table:table-row table:style-name="ro1">
          <table:table-cell table:style-name="ce5" office:value-type="float" office:value="581" calcext:value-type="float">
            <text:p>581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740951" calcext:value-type="float">
            <text:p>6740951</text:p>
          </table:table-cell>
          <table:table-cell table:style-name="ce5" office:value-type="float" office:value="9822970" calcext:value-type="float">
            <text:p>9822970</text:p>
          </table:table-cell>
          <table:table-cell table:formula="of:=([.F582]/[.G582])*100" office:value-type="float" office:value="68.6243671720468" calcext:value-type="float">
            <text:p>68.62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70_krill_rotifer</text:p>
          </table:table-cell>
          <table:table-cell table:style-name="ce21"/>
          <table:table-cell table:formula="of:=100-[.H582]" office:value-type="float" office:value="31.3756328279533" calcext:value-type="float">
            <text:p>31.38</text:p>
          </table:table-cell>
          <table:table-cell table:formula="of:=([.G582]/[.O582])*100" office:value-type="float" office:value="6.27778016478587" calcext:value-type="float">
            <text:p>6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459333" calcext:value-type="float">
            <text:p>2459333</text:p>
          </table:table-cell>
          <table:table-cell office:value-type="float" office:value="2458560" calcext:value-type="float">
            <text:p>2458560</text:p>
          </table:table-cell>
          <table:table-cell office:value-type="float" office:value="2462919" calcext:value-type="float">
            <text:p>2462919</text:p>
          </table:table-cell>
          <table:table-cell table:formula="of:=AVERAGE([.P582:.R582])" office:value-type="float" office:value="2460270.66666667" calcext:value-type="float">
            <text:p>2460270.66666667</text:p>
          </table:table-cell>
          <table:table-cell table:formula="of:=SQRT(AVERAGE(([.P582]-[.S582])^2;([.Q582]-[.S582])^2;([.R582]-[.S582])^2))" office:value-type="float" office:value="1899.05842166293" calcext:value-type="float">
            <text:p>1899.05842166293</text:p>
          </table:table-cell>
          <table:table-cell table:formula="of:=(([.S582]-[.F582])/[.G582])*100" office:value-type="float" office:value="-43.5782694371797" calcext:value-type="float">
            <text:p>-43.5782694371797</text:p>
          </table:table-cell>
          <table:table-cell table:number-columns-repeated="3"/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94553" calcext:value-type="float">
            <text:p>194553</text:p>
          </table:table-cell>
          <table:table-cell table:style-name="ce5" office:value-type="float" office:value="197029" calcext:value-type="float">
            <text:p>197029</text:p>
          </table:table-cell>
          <table:table-cell table:formula="of:=([.F583]/[.G583])*100" office:value-type="float" office:value="98.7433321998284" calcext:value-type="float">
            <text:p>98.74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70_krill_rotifer</text:p>
          </table:table-cell>
          <table:table-cell table:style-name="ce21"/>
          <table:table-cell table:formula="of:=100-[.H583]" office:value-type="float" office:value="1.25666780017156" calcext:value-type="float">
            <text:p>1.26</text:p>
          </table:table-cell>
          <table:table-cell table:formula="of:=([.G583]/[.O583])*100" office:value-type="float" office:value="0.125919630018986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33557" calcext:value-type="float">
            <text:p>133557</text:p>
          </table:table-cell>
          <table:table-cell office:value-type="float" office:value="133706" calcext:value-type="float">
            <text:p>133706</text:p>
          </table:table-cell>
          <table:table-cell office:value-type="float" office:value="133267" calcext:value-type="float">
            <text:p>133267</text:p>
          </table:table-cell>
          <table:table-cell table:formula="of:=AVERAGE([.P583:.R583])" office:value-type="float" office:value="133510" calcext:value-type="float">
            <text:p>133510</text:p>
          </table:table-cell>
          <table:table-cell table:formula="of:=SQRT(AVERAGE(([.P583]-[.S583])^2;([.Q583]-[.S583])^2;([.R583]-[.S583])^2))" office:value-type="float" office:value="182.276346975318" calcext:value-type="float">
            <text:p>182.276346975318</text:p>
          </table:table-cell>
          <table:table-cell table:formula="of:=(([.S583]-[.F583])/[.G583])*100" office:value-type="float" office:value="-30.9817336534216" calcext:value-type="float">
            <text:p>-30.9817336534216</text:p>
          </table:table-cell>
          <table:table-cell table:number-columns-repeated="3"/>
        </table:table-row>
        <table:table-row table:style-name="ro1">
          <table:table-cell table:style-name="ce5" office:value-type="float" office:value="583" calcext:value-type="float">
            <text:p>58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5853587" calcext:value-type="float">
            <text:p>15853587</text:p>
          </table:table-cell>
          <table:table-cell table:style-name="ce5" office:value-type="float" office:value="139209602" calcext:value-type="float">
            <text:p>139209602</text:p>
          </table:table-cell>
          <table:table-cell table:formula="of:=([.F584]/[.G584])*100" office:value-type="float" office:value="11.3882855580609" calcext:value-type="float">
            <text:p>11.39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80_krill</text:p>
          </table:table-cell>
          <table:table-cell table:style-name="ce21" office:value-type="string" calcext:value-type="string">
            <text:p>p80</text:p>
          </table:table-cell>
          <table:table-cell table:formula="of:=100-[.H584]" office:value-type="float" office:value="88.6117144419391" calcext:value-type="float">
            <text:p>88.61</text:p>
          </table:table-cell>
          <table:table-cell table:formula="of:=([.G584]/[.O584])*100" office:value-type="float" office:value="88.9677234261467" calcext:value-type="float">
            <text:p>89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1317329" calcext:value-type="float">
            <text:p>21317329</text:p>
          </table:table-cell>
          <table:table-cell office:value-type="float" office:value="21318547" calcext:value-type="float">
            <text:p>21318547</text:p>
          </table:table-cell>
          <table:table-cell office:value-type="float" office:value="21318188" calcext:value-type="float">
            <text:p>21318188</text:p>
          </table:table-cell>
          <table:table-cell table:formula="of:=AVERAGE([.P584:.R584])" office:value-type="float" office:value="21318021.3333333" calcext:value-type="float">
            <text:p>21318021.3333333</text:p>
          </table:table-cell>
          <table:table-cell table:formula="of:=SQRT(AVERAGE(([.P584]-[.S584])^2;([.Q584]-[.S584])^2;([.R584]-[.S584])^2))" office:value-type="float" office:value="511.021417250676" calcext:value-type="float">
            <text:p>511.021417250676</text:p>
          </table:table-cell>
          <table:table-cell table:formula="of:=(([.S584]-[.F584])/[.G584])*100" office:value-type="float" office:value="3.9253286086784" calcext:value-type="float">
            <text:p>3.9253286086784</text:p>
          </table:table-cell>
          <table:table-cell table:number-columns-repeated="3"/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9178550" calcext:value-type="float">
            <text:p>9178550</text:p>
          </table:table-cell>
          <table:table-cell table:style-name="ce5" office:value-type="float" office:value="17262427" calcext:value-type="float">
            <text:p>17262427</text:p>
          </table:table-cell>
          <table:table-cell table:formula="of:=([.F585]/[.G585])*100" office:value-type="float" office:value="53.170681040389" calcext:value-type="float">
            <text:p>53.17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80_krill</text:p>
          </table:table-cell>
          <table:table-cell table:style-name="ce21" office:value-type="string" calcext:value-type="string">
            <text:p>p80</text:p>
          </table:table-cell>
          <table:table-cell table:formula="of:=100-[.H585]" office:value-type="float" office:value="46.829318959611" calcext:value-type="float">
            <text:p>46.83</text:p>
          </table:table-cell>
          <table:table-cell table:formula="of:=([.G585]/[.O585])*100" office:value-type="float" office:value="11.0322765738533" calcext:value-type="float">
            <text:p>1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839104" calcext:value-type="float">
            <text:p>3839104</text:p>
          </table:table-cell>
          <table:table-cell office:value-type="float" office:value="3839250" calcext:value-type="float">
            <text:p>3839250</text:p>
          </table:table-cell>
          <table:table-cell office:value-type="float" office:value="3841420" calcext:value-type="float">
            <text:p>3841420</text:p>
          </table:table-cell>
          <table:table-cell table:formula="of:=AVERAGE([.P585:.R585])" office:value-type="float" office:value="3839924.66666667" calcext:value-type="float">
            <text:p>3839924.66666667</text:p>
          </table:table-cell>
          <table:table-cell table:formula="of:=SQRT(AVERAGE(([.P585]-[.S585])^2;([.Q585]-[.S585])^2;([.R585]-[.S585])^2))" office:value-type="float" office:value="1059.03897735426" calcext:value-type="float">
            <text:p>1059.03897735426</text:p>
          </table:table-cell>
          <table:table-cell table:formula="of:=(([.S585]-[.F585])/[.G585])*100" office:value-type="float" office:value="-30.9262731905156" calcext:value-type="float">
            <text:p>-30.9262731905156</text:p>
          </table:table-cell>
          <table:table-cell table:number-columns-repeated="3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5253317" calcext:value-type="float">
            <text:p>15253317</text:p>
          </table:table-cell>
          <table:table-cell table:style-name="ce5" office:value-type="float" office:value="138364886" calcext:value-type="float">
            <text:p>138364886</text:p>
          </table:table-cell>
          <table:table-cell table:formula="of:=([.F586]/[.G586])*100" office:value-type="float" office:value="11.0239797400621" calcext:value-type="float">
            <text:p>11.02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80_krill_rotifer</text:p>
          </table:table-cell>
          <table:table-cell table:style-name="ce21"/>
          <table:table-cell table:formula="of:=100-[.H586]" office:value-type="float" office:value="88.9760202599379" calcext:value-type="float">
            <text:p>88.98</text:p>
          </table:table-cell>
          <table:table-cell table:formula="of:=([.G586]/[.O586])*100" office:value-type="float" office:value="88.4278723068134" calcext:value-type="float">
            <text:p>88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1210052" calcext:value-type="float">
            <text:p>21210052</text:p>
          </table:table-cell>
          <table:table-cell office:value-type="float" office:value="21212342" calcext:value-type="float">
            <text:p>21212342</text:p>
          </table:table-cell>
          <table:table-cell office:value-type="float" office:value="21211595" calcext:value-type="float">
            <text:p>21211595</text:p>
          </table:table-cell>
          <table:table-cell table:formula="of:=AVERAGE([.P586:.R586])" office:value-type="float" office:value="21211329.6666667" calcext:value-type="float">
            <text:p>21211329.6666667</text:p>
          </table:table-cell>
          <table:table-cell table:formula="of:=SQRT(AVERAGE(([.P586]-[.S586])^2;([.Q586]-[.S586])^2;([.R586]-[.S586])^2))" office:value-type="float" office:value="953.529000899058" calcext:value-type="float">
            <text:p>953.529000899058</text:p>
          </table:table-cell>
          <table:table-cell table:formula="of:=(([.S586]-[.F586])/[.G586])*100" office:value-type="float" office:value="4.30601494274109" calcext:value-type="float">
            <text:p>4.30601494274109</text:p>
          </table:table-cell>
          <table:table-cell table:number-columns-repeated="3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600270" calcext:value-type="float">
            <text:p>600270</text:p>
          </table:table-cell>
          <table:table-cell table:style-name="ce5" office:value-type="float" office:value="844716" calcext:value-type="float">
            <text:p>844716</text:p>
          </table:table-cell>
          <table:table-cell table:formula="of:=([.F587]/[.G587])*100" office:value-type="float" office:value="71.0617532993337" calcext:value-type="float">
            <text:p>71.06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80_krill_rotifer</text:p>
          </table:table-cell>
          <table:table-cell table:style-name="ce21"/>
          <table:table-cell table:formula="of:=100-[.H587]" office:value-type="float" office:value="28.9382467006663" calcext:value-type="float">
            <text:p>28.94</text:p>
          </table:table-cell>
          <table:table-cell table:formula="of:=([.G587]/[.O587])*100" office:value-type="float" office:value="0.539851119333283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10338" calcext:value-type="float">
            <text:p>410338</text:p>
          </table:table-cell>
          <table:table-cell office:value-type="float" office:value="410374" calcext:value-type="float">
            <text:p>410374</text:p>
          </table:table-cell>
          <table:table-cell office:value-type="float" office:value="409825" calcext:value-type="float">
            <text:p>409825</text:p>
          </table:table-cell>
          <table:table-cell table:formula="of:=AVERAGE([.P587:.R587])" office:value-type="float" office:value="410179" calcext:value-type="float">
            <text:p>410179</text:p>
          </table:table-cell>
          <table:table-cell table:formula="of:=SQRT(AVERAGE(([.P587]-[.S587])^2;([.Q587]-[.S587])^2;([.R587]-[.S587])^2))" office:value-type="float" office:value="250.746884327602" calcext:value-type="float">
            <text:p>250.746884327602</text:p>
          </table:table-cell>
          <table:table-cell table:formula="of:=(([.S587]-[.F587])/[.G587])*100" office:value-type="float" office:value="-22.5035396511964" calcext:value-type="float">
            <text:p>-22.5035396511964</text:p>
          </table:table-cell>
          <table:table-cell table:number-columns-repeated="3"/>
        </table:table-row>
        <table:table-row table:style-name="ro1">
          <table:table-cell table:style-name="ce5" office:value-type="float" office:value="587" calcext:value-type="float">
            <text:p>587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8932909" calcext:value-type="float">
            <text:p>8932909</text:p>
          </table:table-cell>
          <table:table-cell table:style-name="ce5" office:value-type="float" office:value="17009611" calcext:value-type="float">
            <text:p>17009611</text:p>
          </table:table-cell>
          <table:table-cell table:formula="of:=([.F588]/[.G588])*100" office:value-type="float" office:value="52.5168329834233" calcext:value-type="float">
            <text:p>52.52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80_krill_rotifer</text:p>
          </table:table-cell>
          <table:table-cell table:style-name="ce21"/>
          <table:table-cell table:formula="of:=100-[.H588]" office:value-type="float" office:value="47.4831670165767" calcext:value-type="float">
            <text:p>47.48</text:p>
          </table:table-cell>
          <table:table-cell table:formula="of:=([.G588]/[.O588])*100" office:value-type="float" office:value="10.8707039262589" calcext:value-type="float">
            <text:p>1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794679" calcext:value-type="float">
            <text:p>3794679</text:p>
          </table:table-cell>
          <table:table-cell office:value-type="float" office:value="3793554" calcext:value-type="float">
            <text:p>3793554</text:p>
          </table:table-cell>
          <table:table-cell office:value-type="float" office:value="3793446" calcext:value-type="float">
            <text:p>3793446</text:p>
          </table:table-cell>
          <table:table-cell table:formula="of:=AVERAGE([.P588:.R588])" office:value-type="float" office:value="3793893" calcext:value-type="float">
            <text:p>3793893</text:p>
          </table:table-cell>
          <table:table-cell table:formula="of:=SQRT(AVERAGE(([.P588]-[.S588])^2;([.Q588]-[.S588])^2;([.R588]-[.S588])^2))" office:value-type="float" office:value="557.532061858329" calcext:value-type="float">
            <text:p>557.532061858329</text:p>
          </table:table-cell>
          <table:table-cell table:formula="of:=(([.S588]-[.F588])/[.G588])*100" office:value-type="float" office:value="-30.2124251989067" calcext:value-type="float">
            <text:p>-30.2124251989067</text:p>
          </table:table-cell>
          <table:table-cell table:number-columns-repeated="3"/>
        </table:table-row>
        <table:table-row table:style-name="ro1">
          <table:table-cell table:style-name="ce5" office:value-type="float" office:value="588" calcext:value-type="float">
            <text:p>588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45641" calcext:value-type="float">
            <text:p>245641</text:p>
          </table:table-cell>
          <table:table-cell table:style-name="ce5" office:value-type="float" office:value="252816" calcext:value-type="float">
            <text:p>252816</text:p>
          </table:table-cell>
          <table:table-cell table:formula="of:=([.F589]/[.G589])*100" office:value-type="float" office:value="97.1619675969875" calcext:value-type="float">
            <text:p>97.16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80_krill_rotifer</text:p>
          </table:table-cell>
          <table:table-cell table:style-name="ce21"/>
          <table:table-cell table:formula="of:=100-[.H589]" office:value-type="float" office:value="2.83803240301246" calcext:value-type="float">
            <text:p>2.84</text:p>
          </table:table-cell>
          <table:table-cell table:formula="of:=([.G589]/[.O589])*100" office:value-type="float" office:value="0.161572647594414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63741" calcext:value-type="float">
            <text:p>163741</text:p>
          </table:table-cell>
          <table:table-cell office:value-type="float" office:value="163813" calcext:value-type="float">
            <text:p>163813</text:p>
          </table:table-cell>
          <table:table-cell office:value-type="float" office:value="163639" calcext:value-type="float">
            <text:p>163639</text:p>
          </table:table-cell>
          <table:table-cell table:formula="of:=AVERAGE([.P589:.R589])" office:value-type="float" office:value="163731" calcext:value-type="float">
            <text:p>163731</text:p>
          </table:table-cell>
          <table:table-cell table:formula="of:=SQRT(AVERAGE(([.P589]-[.S589])^2;([.Q589]-[.S589])^2;([.R589]-[.S589])^2))" office:value-type="float" office:value="71.386273190299" calcext:value-type="float">
            <text:p>71.386273190299</text:p>
          </table:table-cell>
          <table:table-cell table:formula="of:=(([.S589]-[.F589])/[.G589])*100" office:value-type="float" office:value="-32.3990570217075" calcext:value-type="float">
            <text:p>-32.3990570217075</text:p>
          </table:table-cell>
          <table:table-cell table:number-columns-repeated="3"/>
        </table:table-row>
        <table:table-row table:style-name="ro1">
          <table:table-cell table:style-name="ce5" office:value-type="float" office:value="589" calcext:value-type="float">
            <text:p>58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2929090" calcext:value-type="float">
            <text:p>12929090</text:p>
          </table:table-cell>
          <table:table-cell table:style-name="ce5" office:value-type="float" office:value="121950573" calcext:value-type="float">
            <text:p>121950573</text:p>
          </table:table-cell>
          <table:table-cell table:formula="of:=([.F590]/[.G590])*100" office:value-type="float" office:value="10.6019100049657" calcext:value-type="float">
            <text:p>10.60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90_krill</text:p>
          </table:table-cell>
          <table:table-cell table:style-name="ce21" office:value-type="string" calcext:value-type="string">
            <text:p>p90</text:p>
          </table:table-cell>
          <table:table-cell table:formula="of:=100-[.H590]" office:value-type="float" office:value="89.3980899950343" calcext:value-type="float">
            <text:p>89.40</text:p>
          </table:table-cell>
          <table:table-cell table:formula="of:=([.G590]/[.O590])*100" office:value-type="float" office:value="77.9376184864325" calcext:value-type="float">
            <text:p>78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9117057" calcext:value-type="float">
            <text:p>19117057</text:p>
          </table:table-cell>
          <table:table-cell office:value-type="float" office:value="19118782" calcext:value-type="float">
            <text:p>19118782</text:p>
          </table:table-cell>
          <table:table-cell office:value-type="float" office:value="19116970" calcext:value-type="float">
            <text:p>19116970</text:p>
          </table:table-cell>
          <table:table-cell table:formula="of:=AVERAGE([.P590:.R590])" office:value-type="float" office:value="19117603" calcext:value-type="float">
            <text:p>19117603</text:p>
          </table:table-cell>
          <table:table-cell table:formula="of:=SQRT(AVERAGE(([.P590]-[.S590])^2;([.Q590]-[.S590])^2;([.R590]-[.S590])^2))" office:value-type="float" office:value="834.43513828218" calcext:value-type="float">
            <text:p>834.43513828218</text:p>
          </table:table-cell>
          <table:table-cell table:formula="of:=(([.S590]-[.F590])/[.G590])*100" office:value-type="float" office:value="5.07460756252453" calcext:value-type="float">
            <text:p>5.07460756252453</text:p>
          </table:table-cell>
          <table:table-cell table:number-columns-repeated="3"/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12641809" calcext:value-type="float">
            <text:p>12641809</text:p>
          </table:table-cell>
          <table:table-cell table:style-name="ce5" office:value-type="float" office:value="34521456" calcext:value-type="float">
            <text:p>34521456</text:p>
          </table:table-cell>
          <table:table-cell table:formula="of:=([.F591]/[.G591])*100" office:value-type="float" office:value="36.6201500886869" calcext:value-type="float">
            <text:p>36.62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90_krill</text:p>
          </table:table-cell>
          <table:table-cell table:style-name="ce21" office:value-type="string" calcext:value-type="string">
            <text:p>p90</text:p>
          </table:table-cell>
          <table:table-cell table:formula="of:=100-[.H591]" office:value-type="float" office:value="63.3798499113131" calcext:value-type="float">
            <text:p>63.38</text:p>
          </table:table-cell>
          <table:table-cell table:formula="of:=([.G591]/[.O591])*100" office:value-type="float" office:value="22.0623815135675" calcext:value-type="float">
            <text:p>22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743821" calcext:value-type="float">
            <text:p>6743821</text:p>
          </table:table-cell>
          <table:table-cell office:value-type="float" office:value="6740895" calcext:value-type="float">
            <text:p>6740895</text:p>
          </table:table-cell>
          <table:table-cell office:value-type="float" office:value="6740872" calcext:value-type="float">
            <text:p>6740872</text:p>
          </table:table-cell>
          <table:table-cell table:formula="of:=AVERAGE([.P591:.R591])" office:value-type="float" office:value="6741862.66666667" calcext:value-type="float">
            <text:p>6741862.66666667</text:p>
          </table:table-cell>
          <table:table-cell table:formula="of:=SQRT(AVERAGE(([.P591]-[.S591])^2;([.Q591]-[.S591])^2;([.R591]-[.S591])^2))" office:value-type="float" office:value="1384.78261430771" calcext:value-type="float">
            <text:p>1384.78261430771</text:p>
          </table:table-cell>
          <table:table-cell table:formula="of:=(([.S591]-[.F591])/[.G591])*100" office:value-type="float" office:value="-17.0906648124382" calcext:value-type="float">
            <text:p>-17.0906648124382</text:p>
          </table:table-cell>
          <table:table-cell table:number-columns-repeated="3"/>
        </table:table-row>
        <table:table-row table:style-name="ro1">
          <table:table-cell table:style-name="ce5" office:value-type="float" office:value="591" calcext:value-type="float">
            <text:p>591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2410760" calcext:value-type="float">
            <text:p>12410760</text:p>
          </table:table-cell>
          <table:table-cell table:style-name="ce5" office:value-type="float" office:value="121220503" calcext:value-type="float">
            <text:p>121220503</text:p>
          </table:table-cell>
          <table:table-cell table:formula="of:=([.F592]/[.G592])*100" office:value-type="float" office:value="10.2381690331709" calcext:value-type="float">
            <text:p>10.24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90_krill_rotifer</text:p>
          </table:table-cell>
          <table:table-cell table:style-name="ce21"/>
          <table:table-cell table:formula="of:=100-[.H592]" office:value-type="float" office:value="89.7618309668291" calcext:value-type="float">
            <text:p>89.76</text:p>
          </table:table-cell>
          <table:table-cell table:formula="of:=([.G592]/[.O592])*100" office:value-type="float" office:value="77.471036692443" calcext:value-type="float">
            <text:p>77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9023369" calcext:value-type="float">
            <text:p>19023369</text:p>
          </table:table-cell>
          <table:table-cell office:value-type="float" office:value="19022786" calcext:value-type="float">
            <text:p>19022786</text:p>
          </table:table-cell>
          <table:table-cell office:value-type="float" office:value="19027336" calcext:value-type="float">
            <text:p>19027336</text:p>
          </table:table-cell>
          <table:table-cell table:formula="of:=AVERAGE([.P592:.R592])" office:value-type="float" office:value="19024497" calcext:value-type="float">
            <text:p>19024497</text:p>
          </table:table-cell>
          <table:table-cell table:formula="of:=SQRT(AVERAGE(([.P592]-[.S592])^2;([.Q592]-[.S592])^2;([.R592]-[.S592])^2))" office:value-type="float" office:value="2021.53621453257" calcext:value-type="float">
            <text:p>2021.53621453257</text:p>
          </table:table-cell>
          <table:table-cell table:formula="of:=(([.S592]-[.F592])/[.G592])*100" office:value-type="float" office:value="5.45595574702408" calcext:value-type="float">
            <text:p>5.45595574702408</text:p>
          </table:table-cell>
          <table:table-cell table:number-columns-repeated="3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518330" calcext:value-type="float">
            <text:p>518330</text:p>
          </table:table-cell>
          <table:table-cell table:style-name="ce5" office:value-type="float" office:value="730070" calcext:value-type="float">
            <text:p>730070</text:p>
          </table:table-cell>
          <table:table-cell table:formula="of:=([.F593]/[.G593])*100" office:value-type="float" office:value="70.997301628611" calcext:value-type="float">
            <text:p>71.00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90_krill_rotifer</text:p>
          </table:table-cell>
          <table:table-cell table:style-name="ce21"/>
          <table:table-cell table:formula="of:=100-[.H593]" office:value-type="float" office:value="29.002698371389" calcext:value-type="float">
            <text:p>29.00</text:p>
          </table:table-cell>
          <table:table-cell table:formula="of:=([.G593]/[.O593])*100" office:value-type="float" office:value="0.466581793989519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368470" calcext:value-type="float">
            <text:p>368470</text:p>
          </table:table-cell>
          <table:table-cell office:value-type="float" office:value="368832" calcext:value-type="float">
            <text:p>368832</text:p>
          </table:table-cell>
          <table:table-cell office:value-type="float" office:value="368399" calcext:value-type="float">
            <text:p>368399</text:p>
          </table:table-cell>
          <table:table-cell table:formula="of:=AVERAGE([.P593:.R593])" office:value-type="float" office:value="368567" calcext:value-type="float">
            <text:p>368567</text:p>
          </table:table-cell>
          <table:table-cell table:formula="of:=SQRT(AVERAGE(([.P593]-[.S593])^2;([.Q593]-[.S593])^2;([.R593]-[.S593])^2))" office:value-type="float" office:value="189.61188429702" calcext:value-type="float">
            <text:p>189.61188429702</text:p>
          </table:table-cell>
          <table:table-cell table:formula="of:=(([.S593]-[.F593])/[.G593])*100" office:value-type="float" office:value="-20.5135124029203" calcext:value-type="float">
            <text:p>-20.5135124029203</text:p>
          </table:table-cell>
          <table:table-cell table:number-columns-repeated="3"/>
        </table:table-row>
        <table:table-row table:style-name="ro1">
          <table:table-cell table:style-name="ce5" office:value-type="float" office:value="593" calcext:value-type="float">
            <text:p>593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2298474" calcext:value-type="float">
            <text:p>12298474</text:p>
          </table:table-cell>
          <table:table-cell table:style-name="ce5" office:value-type="float" office:value="34153994" calcext:value-type="float">
            <text:p>34153994</text:p>
          </table:table-cell>
          <table:table-cell table:formula="of:=([.F594]/[.G594])*100" office:value-type="float" office:value="36.008889619176" calcext:value-type="float">
            <text:p>36.01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90_krill_rotifer</text:p>
          </table:table-cell>
          <table:table-cell table:style-name="ce21"/>
          <table:table-cell table:formula="of:=100-[.H594]" office:value-type="float" office:value="63.991110380824" calcext:value-type="float">
            <text:p>63.99</text:p>
          </table:table-cell>
          <table:table-cell table:formula="of:=([.G594]/[.O594])*100" office:value-type="float" office:value="21.8275395406293" calcext:value-type="float">
            <text:p>22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681940" calcext:value-type="float">
            <text:p>6681940</text:p>
          </table:table-cell>
          <table:table-cell office:value-type="float" office:value="6680283" calcext:value-type="float">
            <text:p>6680283</text:p>
          </table:table-cell>
          <table:table-cell office:value-type="float" office:value="6684888" calcext:value-type="float">
            <text:p>6684888</text:p>
          </table:table-cell>
          <table:table-cell table:formula="of:=AVERAGE([.P594:.R594])" office:value-type="float" office:value="6682370.33333333" calcext:value-type="float">
            <text:p>6682370.33333333</text:p>
          </table:table-cell>
          <table:table-cell table:formula="of:=SQRT(AVERAGE(([.P594]-[.S594])^2;([.Q594]-[.S594])^2;([.R594]-[.S594])^2))" office:value-type="float" office:value="1904.45028522377" calcext:value-type="float">
            <text:p>1904.45028522377</text:p>
          </table:table-cell>
          <table:table-cell table:formula="of:=(([.S594]-[.F594])/[.G594])*100" office:value-type="float" office:value="-16.4434755907806" calcext:value-type="float">
            <text:p>-16.4434755907806</text:p>
          </table:table-cell>
          <table:table-cell table:number-columns-repeated="3"/>
        </table:table-row>
        <table:table-row table:style-name="ro1">
          <table:table-cell table:style-name="ce5" office:value-type="float" office:value="594" calcext:value-type="float">
            <text:p>594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343335" calcext:value-type="float">
            <text:p>343335</text:p>
          </table:table-cell>
          <table:table-cell table:style-name="ce5" office:value-type="float" office:value="367462" calcext:value-type="float">
            <text:p>367462</text:p>
          </table:table-cell>
          <table:table-cell table:formula="of:=([.F595]/[.G595])*100" office:value-type="float" office:value="93.4341510142545" calcext:value-type="float">
            <text:p>93.43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90_krill_rotifer</text:p>
          </table:table-cell>
          <table:table-cell table:style-name="ce21"/>
          <table:table-cell table:formula="of:=100-[.H595]" office:value-type="float" office:value="6.56584898574546" calcext:value-type="float">
            <text:p>6.57</text:p>
          </table:table-cell>
          <table:table-cell table:formula="of:=([.G595]/[.O595])*100" office:value-type="float" office:value="0.234841972938179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219793" calcext:value-type="float">
            <text:p>219793</text:p>
          </table:table-cell>
          <table:table-cell office:value-type="float" office:value="219733" calcext:value-type="float">
            <text:p>219733</text:p>
          </table:table-cell>
          <table:table-cell office:value-type="float" office:value="219919" calcext:value-type="float">
            <text:p>219919</text:p>
          </table:table-cell>
          <table:table-cell table:formula="of:=AVERAGE([.P595:.R595])" office:value-type="float" office:value="219815" calcext:value-type="float">
            <text:p>219815</text:p>
          </table:table-cell>
          <table:table-cell table:formula="of:=SQRT(AVERAGE(([.P595]-[.S595])^2;([.Q595]-[.S595])^2;([.R595]-[.S595])^2))" office:value-type="float" office:value="77.5112895003044" calcext:value-type="float">
            <text:p>77.5112895003044</text:p>
          </table:table-cell>
          <table:table-cell table:formula="of:=(([.S595]-[.F595])/[.G595])*100" office:value-type="float" office:value="-33.6143601243122" calcext:value-type="float">
            <text:p>-33.6143601243122</text:p>
          </table:table-cell>
          <table:table-cell table:number-columns-repeated="3"/>
        </table:table-row>
        <table:table-row table:style-name="ro1">
          <table:table-cell table:style-name="ce5" office:value-type="float" office:value="595" calcext:value-type="float">
            <text:p>595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356881" calcext:value-type="float">
            <text:p>2356881</text:p>
          </table:table-cell>
          <table:table-cell table:style-name="ce5" office:value-type="float" office:value="30704083" calcext:value-type="float">
            <text:p>30704083</text:p>
          </table:table-cell>
          <table:table-cell table:formula="of:=([.F596]/[.G596])*100" office:value-type="float" office:value="7.67611590940527" calcext:value-type="float">
            <text:p>7.68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pass q30</text:p>
          </table:table-cell>
          <table:table-cell table:style-name="ce5" office:value-type="string" calcext:value-type="string">
            <text:p>q30p100_krill</text:p>
          </table:table-cell>
          <table:table-cell table:style-name="ce21" office:value-type="string" calcext:value-type="string">
            <text:p>p100</text:p>
          </table:table-cell>
          <table:table-cell table:formula="of:=100-[.H596]" office:value-type="float" office:value="92.3238840905947" calcext:value-type="float">
            <text:p>92.32</text:p>
          </table:table-cell>
          <table:table-cell table:formula="of:=([.G596]/[.O596])*100" office:value-type="float" office:value="19.6227295039422" calcext:value-type="float">
            <text:p>2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121753" calcext:value-type="float">
            <text:p>6121753</text:p>
          </table:table-cell>
          <table:table-cell office:value-type="float" office:value="6122483" calcext:value-type="float">
            <text:p>6122483</text:p>
          </table:table-cell>
          <table:table-cell office:value-type="float" office:value="6122776" calcext:value-type="float">
            <text:p>6122776</text:p>
          </table:table-cell>
          <table:table-cell table:formula="of:=AVERAGE([.P596:.R596])" office:value-type="float" office:value="6122337.33333333" calcext:value-type="float">
            <text:p>6122337.33333333</text:p>
          </table:table-cell>
          <table:table-cell table:formula="of:=SQRT(AVERAGE(([.P596]-[.S596])^2;([.Q596]-[.S596])^2;([.R596]-[.S596])^2))" office:value-type="float" office:value="430.152169457378" calcext:value-type="float">
            <text:p>430.152169457378</text:p>
          </table:table-cell>
          <table:table-cell table:formula="of:=(([.S596]-[.F596])/[.G596])*100" office:value-type="float" office:value="12.2636990439784" calcext:value-type="float">
            <text:p>12.2636990439784</text:p>
          </table:table-cell>
          <table:table-cell table:number-columns-repeated="3"/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float" office:value="22316355" calcext:value-type="float">
            <text:p>22316355</text:p>
          </table:table-cell>
          <table:table-cell table:style-name="ce5" office:value-type="float" office:value="125767946" calcext:value-type="float">
            <text:p>125767946</text:p>
          </table:table-cell>
          <table:table-cell table:formula="of:=([.F597]/[.G597])*100" office:value-type="float" office:value="17.7440720865394" calcext:value-type="float">
            <text:p>17.74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fail q30</text:p>
          </table:table-cell>
          <table:table-cell table:style-name="ce5" office:value-type="string" calcext:value-type="string">
            <text:p>q30p100_krill</text:p>
          </table:table-cell>
          <table:table-cell table:style-name="ce21" office:value-type="string" calcext:value-type="string">
            <text:p>p100</text:p>
          </table:table-cell>
          <table:table-cell table:formula="of:=100-[.H597]" office:value-type="float" office:value="82.2559279134606" calcext:value-type="float">
            <text:p>82.26</text:p>
          </table:table-cell>
          <table:table-cell table:formula="of:=([.G597]/[.O597])*100" office:value-type="float" office:value="80.3772704960578" calcext:value-type="float">
            <text:p>8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9611130" calcext:value-type="float">
            <text:p>19611130</text:p>
          </table:table-cell>
          <table:table-cell office:value-type="float" office:value="19613745" calcext:value-type="float">
            <text:p>19613745</text:p>
          </table:table-cell>
          <table:table-cell office:value-type="float" office:value="19610582" calcext:value-type="float">
            <text:p>19610582</text:p>
          </table:table-cell>
          <table:table-cell table:formula="of:=AVERAGE([.P597:.R597])" office:value-type="float" office:value="19611819" calcext:value-type="float">
            <text:p>19611819</text:p>
          </table:table-cell>
          <table:table-cell table:formula="of:=SQRT(AVERAGE(([.P597]-[.S597])^2;([.Q597]-[.S597])^2;([.R597]-[.S597])^2))" office:value-type="float" office:value="1380.14081407176" calcext:value-type="float">
            <text:p>1380.14081407176</text:p>
          </table:table-cell>
          <table:table-cell table:formula="of:=(([.S597]-[.F597])/[.G597])*100" office:value-type="float" office:value="-2.15041756347042" calcext:value-type="float">
            <text:p>-2.15041756347042</text:p>
          </table:table-cell>
          <table:table-cell table:number-columns-repeated="3"/>
        </table:table-row>
        <table:table-row table:style-name="ro1">
          <table:table-cell table:style-name="ce5" office:value-type="float" office:value="597" calcext:value-type="float">
            <text:p>597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240237" calcext:value-type="float">
            <text:p>2240237</text:p>
          </table:table-cell>
          <table:table-cell table:style-name="ce5" office:value-type="float" office:value="30553079" calcext:value-type="float">
            <text:p>30553079</text:p>
          </table:table-cell>
          <table:table-cell table:formula="of:=([.F598]/[.G598])*100" office:value-type="float" office:value="7.33227901515261" calcext:value-type="float">
            <text:p>7.33</text:p>
          </table:table-cell>
          <table:table-cell table:style-name="ce5" office:value-type="string" calcext:value-type="string">
            <text:p>pass_motif</text:p>
          </table:table-cell>
          <table:table-cell table:style-name="ce5" office:value-type="string" calcext:value-type="string">
            <text:p>pass q30 pass motif</text:p>
          </table:table-cell>
          <table:table-cell table:style-name="ce5" office:value-type="string" calcext:value-type="string">
            <text:p>q30p100_krill_rotifer</text:p>
          </table:table-cell>
          <table:table-cell table:style-name="ce21"/>
          <table:table-cell table:formula="of:=100-[.H598]" office:value-type="float" office:value="92.6677209848474" calcext:value-type="float">
            <text:p>92.67</text:p>
          </table:table-cell>
          <table:table-cell table:formula="of:=([.G598]/[.O598])*100" office:value-type="float" office:value="19.5262240767645" calcext:value-type="float">
            <text:p>2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6096798" calcext:value-type="float">
            <text:p>6096798</text:p>
          </table:table-cell>
          <table:table-cell office:value-type="float" office:value="6098753" calcext:value-type="float">
            <text:p>6098753</text:p>
          </table:table-cell>
          <table:table-cell office:value-type="float" office:value="6102048" calcext:value-type="float">
            <text:p>6102048</text:p>
          </table:table-cell>
          <table:table-cell table:formula="of:=AVERAGE([.P598:.R598])" office:value-type="float" office:value="6099199.66666667" calcext:value-type="float">
            <text:p>6099199.66666667</text:p>
          </table:table-cell>
          <table:table-cell table:formula="of:=SQRT(AVERAGE(([.P598]-[.S598])^2;([.Q598]-[.S598])^2;([.R598]-[.S598])^2))" office:value-type="float" office:value="2166.44998916558" calcext:value-type="float">
            <text:p>2166.44998916558</text:p>
          </table:table-cell>
          <table:table-cell table:formula="of:=(([.S598]-[.F598])/[.G598])*100" office:value-type="float" office:value="12.6303560654776" calcext:value-type="float">
            <text:p>12.6303560654776</text:p>
          </table:table-cell>
          <table:table-cell table:number-columns-repeated="3"/>
        </table:table-row>
        <table:table-row table:style-name="ro1">
          <table:table-cell table:style-name="ce5" office:value-type="float" office:value="598" calcext:value-type="float">
            <text:p>598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116644" calcext:value-type="float">
            <text:p>116644</text:p>
          </table:table-cell>
          <table:table-cell table:style-name="ce5" office:value-type="float" office:value="151004" calcext:value-type="float">
            <text:p>151004</text:p>
          </table:table-cell>
          <table:table-cell table:formula="of:=([.F599]/[.G599])*100" office:value-type="float" office:value="77.2456358771953" calcext:value-type="float">
            <text:p>77.25</text:p>
          </table:table-cell>
          <table:table-cell table:style-name="ce5" office:value-type="string" calcext:value-type="string">
            <text:p>pass_no_motif</text:p>
          </table:table-cell>
          <table:table-cell table:style-name="ce5" office:value-type="string" calcext:value-type="string">
            <text:p>pass q30 fail motif</text:p>
          </table:table-cell>
          <table:table-cell table:style-name="ce5" office:value-type="string" calcext:value-type="string">
            <text:p>q30p100_krill_rotifer</text:p>
          </table:table-cell>
          <table:table-cell table:style-name="ce21"/>
          <table:table-cell table:formula="of:=100-[.H599]" office:value-type="float" office:value="22.7543641228047" calcext:value-type="float">
            <text:p>22.75</text:p>
          </table:table-cell>
          <table:table-cell table:formula="of:=([.G599]/[.O599])*100" office:value-type="float" office:value="0.0965054271776587" calcext:value-type="float">
            <text:p>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07115" calcext:value-type="float">
            <text:p>107115</text:p>
          </table:table-cell>
          <table:table-cell office:value-type="float" office:value="107058" calcext:value-type="float">
            <text:p>107058</text:p>
          </table:table-cell>
          <table:table-cell office:value-type="float" office:value="106980" calcext:value-type="float">
            <text:p>106980</text:p>
          </table:table-cell>
          <table:table-cell table:formula="of:=AVERAGE([.P599:.R599])" office:value-type="float" office:value="107051" calcext:value-type="float">
            <text:p>107051</text:p>
          </table:table-cell>
          <table:table-cell table:formula="of:=SQRT(AVERAGE(([.P599]-[.S599])^2;([.Q599]-[.S599])^2;([.R599]-[.S599])^2))" office:value-type="float" office:value="55.3353413290277" calcext:value-type="float">
            <text:p>55.3353413290277</text:p>
          </table:table-cell>
          <table:table-cell table:formula="of:=(([.S599]-[.F599])/[.G599])*100" office:value-type="float" office:value="-6.35281184604381" calcext:value-type="float">
            <text:p>-6.35281184604381</text:p>
          </table:table-cell>
          <table:table-cell table:number-columns-repeated="3"/>
        </table:table-row>
        <table:table-row table:style-name="ro1">
          <table:table-cell table:style-name="ce5" office:value-type="float" office:value="599" calcext:value-type="float">
            <text:p>599</text:p>
          </table:table-cell>
          <table:table-cell table:style-name="ce5" office:value-type="string" calcext:value-type="string">
            <text:p>hiseq125(high_output)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21565913" calcext:value-type="float">
            <text:p>21565913</text:p>
          </table:table-cell>
          <table:table-cell table:style-name="ce5" office:value-type="float" office:value="124821418" calcext:value-type="float">
            <text:p>124821418</text:p>
          </table:table-cell>
          <table:table-cell table:formula="of:=([.F600]/[.G600])*100" office:value-type="float" office:value="17.2774138810056" calcext:value-type="float">
            <text:p>17.28</text:p>
          </table:table-cell>
          <table:table-cell table:style-name="ce5" office:value-type="string" calcext:value-type="string">
            <text:p>fail_motif</text:p>
          </table:table-cell>
          <table:table-cell table:style-name="ce5" office:value-type="string" calcext:value-type="string">
            <text:p>fail q30 pass motif</text:p>
          </table:table-cell>
          <table:table-cell table:style-name="ce5" office:value-type="string" calcext:value-type="string">
            <text:p>q30p100_krill_rotifer</text:p>
          </table:table-cell>
          <table:table-cell table:style-name="ce21"/>
          <table:table-cell table:formula="of:=100-[.H600]" office:value-type="float" office:value="82.7225861189944" calcext:value-type="float">
            <text:p>82.72</text:p>
          </table:table-cell>
          <table:table-cell table:formula="of:=([.G600]/[.O600])*100" office:value-type="float" office:value="79.7723521563078" calcext:value-type="float">
            <text:p>80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19488365" calcext:value-type="float">
            <text:p>19488365</text:p>
          </table:table-cell>
          <table:table-cell office:value-type="float" office:value="19488278" calcext:value-type="float">
            <text:p>19488278</text:p>
          </table:table-cell>
          <table:table-cell office:value-type="float" office:value="19491055" calcext:value-type="float">
            <text:p>19491055</text:p>
          </table:table-cell>
          <table:table-cell table:formula="of:=AVERAGE([.P600:.R600])" office:value-type="float" office:value="19489232.6666667" calcext:value-type="float">
            <text:p>19489232.6666667</text:p>
          </table:table-cell>
          <table:table-cell table:formula="of:=SQRT(AVERAGE(([.P600]-[.S600])^2;([.Q600]-[.S600])^2;([.R600]-[.S600])^2))" office:value-type="float" office:value="1289.07365533894" calcext:value-type="float">
            <text:p>1289.07365533894</text:p>
          </table:table-cell>
          <table:table-cell table:formula="of:=(([.S600]-[.F600])/[.G600])*100" office:value-type="float" office:value="-1.66372115187262" calcext:value-type="float">
            <text:p>-1.66372115187262</text:p>
          </table:table-cell>
          <table:table-cell table:number-columns-repeated="3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5" office:value-type="string" calcext:value-type="string">
            <text:p>hiseq125(high_output)</text:p>
          </table:table-cell>
          <table:table-cell table:number-columns-repeated="2" table:style-name="ce5" office:value-type="string" calcext:value-type="string">
            <text:p>fail</text:p>
          </table:table-cell>
          <table:table-cell table:style-name="ce5" office:value-type="string" calcext:value-type="string">
            <text:p>R1</text:p>
          </table:table-cell>
          <table:table-cell table:style-name="ce5" office:value-type="float" office:value="750442" calcext:value-type="float">
            <text:p>750442</text:p>
          </table:table-cell>
          <table:table-cell table:style-name="ce5" office:value-type="float" office:value="946528" calcext:value-type="float">
            <text:p>946528</text:p>
          </table:table-cell>
          <table:table-cell table:formula="of:=([.F601]/[.G601])*100" office:value-type="float" office:value="79.2836556340647" calcext:value-type="float">
            <text:p>79.28</text:p>
          </table:table-cell>
          <table:table-cell table:style-name="ce5" office:value-type="string" calcext:value-type="string">
            <text:p>fail_no_motif</text:p>
          </table:table-cell>
          <table:table-cell table:style-name="ce5" office:value-type="string" calcext:value-type="string">
            <text:p>fail q30 fail motif</text:p>
          </table:table-cell>
          <table:table-cell table:style-name="ce5" office:value-type="string" calcext:value-type="string">
            <text:p>q30p100_krill_rotifer</text:p>
          </table:table-cell>
          <table:table-cell table:style-name="ce21"/>
          <table:table-cell table:formula="of:=100-[.H601]" office:value-type="float" office:value="20.7163443659353" calcext:value-type="float">
            <text:p>20.72</text:p>
          </table:table-cell>
          <table:table-cell table:formula="of:=([.G601]/[.O601])*100" office:value-type="float" office:value="0.604918339750039" calcext:value-type="float">
            <text:p>1</text:p>
          </table:table-cell>
          <table:table-cell table:style-name="ce5" office:value-type="float" office:value="156472029" calcext:value-type="float">
            <text:p>156472029</text:p>
          </table:table-cell>
          <table:table-cell office:value-type="float" office:value="445332" calcext:value-type="float">
            <text:p>445332</text:p>
          </table:table-cell>
          <table:table-cell office:value-type="float" office:value="444080" calcext:value-type="float">
            <text:p>444080</text:p>
          </table:table-cell>
          <table:table-cell office:value-type="float" office:value="445073" calcext:value-type="float">
            <text:p>445073</text:p>
          </table:table-cell>
          <table:table-cell table:formula="of:=AVERAGE([.P601:.R601])" office:value-type="float" office:value="444828.333333333" calcext:value-type="float">
            <text:p>444828.333333333</text:p>
          </table:table-cell>
          <table:table-cell table:formula="of:=SQRT(AVERAGE(([.P601]-[.S601])^2;([.Q601]-[.S601])^2;([.R601]-[.S601])^2))" office:value-type="float" office:value="539.612412343856" calcext:value-type="float">
            <text:p>539.612412343856</text:p>
          </table:table-cell>
          <table:table-cell table:formula="of:=(([.S601]-[.F601])/[.G601])*100" office:value-type="float" office:value="-32.2878632926513" calcext:value-type="float">
            <text:p>-32.2878632926513</text:p>
          </table:table-cell>
          <table:table-cell table:number-columns-repeated="3"/>
        </table:table-row>
        <table:table-row table:style-name="ro1">
          <table:table-cell table:style-name="ce6" office:value-type="float" office:value="601" calcext:value-type="float">
            <text:p>60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44665" calcext:value-type="float">
            <text:p>1644665</text:p>
          </table:table-cell>
          <table:table-cell table:style-name="ce6" office:value-type="float" office:value="7823601" calcext:value-type="float">
            <text:p>7823601</text:p>
          </table:table-cell>
          <table:table-cell table:formula="of:=([.F602]/[.G602])*100" office:value-type="float" office:value="21.021841476834" calcext:value-type="float">
            <text:p>21.02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02]" office:value-type="float" office:value="78.978158523166" calcext:value-type="float">
            <text:p>78.98</text:p>
          </table:table-cell>
          <table:table-cell table:formula="of:=([.G602]/[.O602])*100" office:value-type="float" office:value="4.99999971240866" calcext:value-type="float">
            <text:p>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2" calcext:value-type="float">
            <text:p>60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45387" calcext:value-type="float">
            <text:p>1645387</text:p>
          </table:table-cell>
          <table:table-cell table:style-name="ce6" office:value-type="float" office:value="7823601" calcext:value-type="float">
            <text:p>7823601</text:p>
          </table:table-cell>
          <table:table-cell table:formula="of:=([.F603]/[.G603])*100" office:value-type="float" office:value="21.0310699638185" calcext:value-type="float">
            <text:p>21.0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03]" office:value-type="float" office:value="78.9689300361816" calcext:value-type="float">
            <text:p>78.97</text:p>
          </table:table-cell>
          <table:table-cell table:formula="of:=([.G603]/[.O603])*100" office:value-type="float" office:value="4.99999971240866" calcext:value-type="float">
            <text:p>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44663" calcext:value-type="float">
            <text:p>1644663</text:p>
          </table:table-cell>
          <table:table-cell table:style-name="ce6" office:value-type="float" office:value="7823601" calcext:value-type="float">
            <text:p>7823601</text:p>
          </table:table-cell>
          <table:table-cell table:formula="of:=([.F604]/[.G604])*100" office:value-type="float" office:value="21.0218159131581" calcext:value-type="float">
            <text:p>21.02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04]" office:value-type="float" office:value="78.9781840868419" calcext:value-type="float">
            <text:p>78.98</text:p>
          </table:table-cell>
          <table:table-cell table:formula="of:=([.G604]/[.O604])*100" office:value-type="float" office:value="4.99999971240866" calcext:value-type="float">
            <text:p>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4" calcext:value-type="float">
            <text:p>60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2734747" calcext:value-type="float">
            <text:p>2734747</text:p>
          </table:table-cell>
          <table:table-cell table:style-name="ce6" office:value-type="float" office:value="15647202" calcext:value-type="float">
            <text:p>15647202</text:p>
          </table:table-cell>
          <table:table-cell table:formula="of:=([.F605]/[.G605])*100" office:value-type="float" office:value="17.4775464648568" calcext:value-type="float">
            <text:p>17.48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05]" office:value-type="float" office:value="82.5224535351432" calcext:value-type="float">
            <text:p>82.52</text:p>
          </table:table-cell>
          <table:table-cell table:formula="of:=([.G605]/[.O605])*100" office:value-type="float" office:value="9.99999942481733" calcext:value-type="float">
            <text:p>1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2733798" calcext:value-type="float">
            <text:p>2733798</text:p>
          </table:table-cell>
          <table:table-cell table:style-name="ce6" office:value-type="float" office:value="15647202" calcext:value-type="float">
            <text:p>15647202</text:p>
          </table:table-cell>
          <table:table-cell table:formula="of:=([.F606]/[.G606])*100" office:value-type="float" office:value="17.4714814827597" calcext:value-type="float">
            <text:p>17.47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06]" office:value-type="float" office:value="82.5285185172404" calcext:value-type="float">
            <text:p>82.53</text:p>
          </table:table-cell>
          <table:table-cell table:formula="of:=([.G606]/[.O606])*100" office:value-type="float" office:value="9.99999942481733" calcext:value-type="float">
            <text:p>1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6" calcext:value-type="float">
            <text:p>60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2734535" calcext:value-type="float">
            <text:p>2734535</text:p>
          </table:table-cell>
          <table:table-cell table:style-name="ce6" office:value-type="float" office:value="15647202" calcext:value-type="float">
            <text:p>15647202</text:p>
          </table:table-cell>
          <table:table-cell table:formula="of:=([.F607]/[.G607])*100" office:value-type="float" office:value="17.4761915900364" calcext:value-type="float">
            <text:p>17.48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07]" office:value-type="float" office:value="82.5238084099636" calcext:value-type="float">
            <text:p>82.52</text:p>
          </table:table-cell>
          <table:table-cell table:formula="of:=([.G607]/[.O607])*100" office:value-type="float" office:value="9.99999942481733" calcext:value-type="float">
            <text:p>1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3729308" calcext:value-type="float">
            <text:p>3729308</text:p>
          </table:table-cell>
          <table:table-cell table:style-name="ce6" office:value-type="float" office:value="23470803" calcext:value-type="float">
            <text:p>23470803</text:p>
          </table:table-cell>
          <table:table-cell table:formula="of:=([.F608]/[.G608])*100" office:value-type="float" office:value="15.8891368139386" calcext:value-type="float">
            <text:p>15.8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08]" office:value-type="float" office:value="84.1108631860614" calcext:value-type="float">
            <text:p>84.11</text:p>
          </table:table-cell>
          <table:table-cell table:formula="of:=([.G608]/[.O608])*100" office:value-type="float" office:value="14.999999137226" calcext:value-type="float">
            <text:p>1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8" calcext:value-type="float">
            <text:p>60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3731844" calcext:value-type="float">
            <text:p>3731844</text:p>
          </table:table-cell>
          <table:table-cell table:style-name="ce6" office:value-type="float" office:value="23470803" calcext:value-type="float">
            <text:p>23470803</text:p>
          </table:table-cell>
          <table:table-cell table:formula="of:=([.F609]/[.G609])*100" office:value-type="float" office:value="15.8999417276009" calcext:value-type="float">
            <text:p>15.9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09]" office:value-type="float" office:value="84.1000582723991" calcext:value-type="float">
            <text:p>84.10</text:p>
          </table:table-cell>
          <table:table-cell table:formula="of:=([.G609]/[.O609])*100" office:value-type="float" office:value="14.999999137226" calcext:value-type="float">
            <text:p>1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09" calcext:value-type="float">
            <text:p>60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3731926" calcext:value-type="float">
            <text:p>3731926</text:p>
          </table:table-cell>
          <table:table-cell table:style-name="ce6" office:value-type="float" office:value="23470803" calcext:value-type="float">
            <text:p>23470803</text:p>
          </table:table-cell>
          <table:table-cell table:formula="of:=([.F610]/[.G610])*100" office:value-type="float" office:value="15.9002910978376" calcext:value-type="float">
            <text:p>15.9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10]" office:value-type="float" office:value="84.0997089021624" calcext:value-type="float">
            <text:p>84.10</text:p>
          </table:table-cell>
          <table:table-cell table:formula="of:=([.G610]/[.O610])*100" office:value-type="float" office:value="14.999999137226" calcext:value-type="float">
            <text:p>1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0" calcext:value-type="float">
            <text:p>61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4678366" calcext:value-type="float">
            <text:p>4678366</text:p>
          </table:table-cell>
          <table:table-cell table:style-name="ce6" office:value-type="float" office:value="31294404" calcext:value-type="float">
            <text:p>31294404</text:p>
          </table:table-cell>
          <table:table-cell table:formula="of:=([.F611]/[.G611])*100" office:value-type="float" office:value="14.9495289956633" calcext:value-type="float">
            <text:p>14.95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11]" office:value-type="float" office:value="85.0504710043368" calcext:value-type="float">
            <text:p>85.05</text:p>
          </table:table-cell>
          <table:table-cell table:formula="of:=([.G611]/[.O611])*100" office:value-type="float" office:value="19.9999988496347" calcext:value-type="float">
            <text:p>2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1" calcext:value-type="float">
            <text:p>61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4682233" calcext:value-type="float">
            <text:p>4682233</text:p>
          </table:table-cell>
          <table:table-cell table:style-name="ce6" office:value-type="float" office:value="31294404" calcext:value-type="float">
            <text:p>31294404</text:p>
          </table:table-cell>
          <table:table-cell table:formula="of:=([.F612]/[.G612])*100" office:value-type="float" office:value="14.9618858374807" calcext:value-type="float">
            <text:p>14.96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12]" office:value-type="float" office:value="85.0381141625193" calcext:value-type="float">
            <text:p>85.04</text:p>
          </table:table-cell>
          <table:table-cell table:formula="of:=([.G612]/[.O612])*100" office:value-type="float" office:value="19.9999988496347" calcext:value-type="float">
            <text:p>2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2" calcext:value-type="float">
            <text:p>61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4677964" calcext:value-type="float">
            <text:p>4677964</text:p>
          </table:table-cell>
          <table:table-cell table:style-name="ce6" office:value-type="float" office:value="31294404" calcext:value-type="float">
            <text:p>31294404</text:p>
          </table:table-cell>
          <table:table-cell table:formula="of:=([.F613]/[.G613])*100" office:value-type="float" office:value="14.9482444209514" calcext:value-type="float">
            <text:p>14.95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13]" office:value-type="float" office:value="85.0517555790486" calcext:value-type="float">
            <text:p>85.05</text:p>
          </table:table-cell>
          <table:table-cell table:formula="of:=([.G613]/[.O613])*100" office:value-type="float" office:value="19.9999988496347" calcext:value-type="float">
            <text:p>2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3" calcext:value-type="float">
            <text:p>61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5596284" calcext:value-type="float">
            <text:p>5596284</text:p>
          </table:table-cell>
          <table:table-cell table:style-name="ce6" office:value-type="float" office:value="39118005" calcext:value-type="float">
            <text:p>39118005</text:p>
          </table:table-cell>
          <table:table-cell table:formula="of:=([.F614]/[.G614])*100" office:value-type="float" office:value="14.3061590180788" calcext:value-type="float">
            <text:p>14.3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14]" office:value-type="float" office:value="85.6938409819212" calcext:value-type="float">
            <text:p>85.69</text:p>
          </table:table-cell>
          <table:table-cell table:formula="of:=([.G614]/[.O614])*100" office:value-type="float" office:value="24.9999985620433" calcext:value-type="float">
            <text:p>2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4" calcext:value-type="float">
            <text:p>61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5595156" calcext:value-type="float">
            <text:p>5595156</text:p>
          </table:table-cell>
          <table:table-cell table:style-name="ce6" office:value-type="float" office:value="39118005" calcext:value-type="float">
            <text:p>39118005</text:p>
          </table:table-cell>
          <table:table-cell table:formula="of:=([.F615]/[.G615])*100" office:value-type="float" office:value="14.3032754354421" calcext:value-type="float">
            <text:p>14.3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15]" office:value-type="float" office:value="85.696724564558" calcext:value-type="float">
            <text:p>85.70</text:p>
          </table:table-cell>
          <table:table-cell table:formula="of:=([.G615]/[.O615])*100" office:value-type="float" office:value="24.9999985620433" calcext:value-type="float">
            <text:p>2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5" calcext:value-type="float">
            <text:p>61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5597613" calcext:value-type="float">
            <text:p>5597613</text:p>
          </table:table-cell>
          <table:table-cell table:style-name="ce6" office:value-type="float" office:value="39118005" calcext:value-type="float">
            <text:p>39118005</text:p>
          </table:table-cell>
          <table:table-cell table:formula="of:=([.F616]/[.G616])*100" office:value-type="float" office:value="14.3095564306002" calcext:value-type="float">
            <text:p>14.3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16]" office:value-type="float" office:value="85.6904435693998" calcext:value-type="float">
            <text:p>85.69</text:p>
          </table:table-cell>
          <table:table-cell table:formula="of:=([.G616]/[.O616])*100" office:value-type="float" office:value="24.9999985620433" calcext:value-type="float">
            <text:p>2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6" calcext:value-type="float">
            <text:p>61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6482557" calcext:value-type="float">
            <text:p>6482557</text:p>
          </table:table-cell>
          <table:table-cell table:style-name="ce6" office:value-type="float" office:value="46941606" calcext:value-type="float">
            <text:p>46941606</text:p>
          </table:table-cell>
          <table:table-cell table:formula="of:=([.F617]/[.G617])*100" office:value-type="float" office:value="13.8098321561474" calcext:value-type="float">
            <text:p>13.8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17]" office:value-type="float" office:value="86.1901678438526" calcext:value-type="float">
            <text:p>86.19</text:p>
          </table:table-cell>
          <table:table-cell table:formula="of:=([.G617]/[.O617])*100" office:value-type="float" office:value="29.999998274452" calcext:value-type="float">
            <text:p>3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7" calcext:value-type="float">
            <text:p>61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6483171" calcext:value-type="float">
            <text:p>6483171</text:p>
          </table:table-cell>
          <table:table-cell table:style-name="ce6" office:value-type="float" office:value="46941606" calcext:value-type="float">
            <text:p>46941606</text:p>
          </table:table-cell>
          <table:table-cell table:formula="of:=([.F618]/[.G618])*100" office:value-type="float" office:value="13.8111401642287" calcext:value-type="float">
            <text:p>13.8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18]" office:value-type="float" office:value="86.1888598357713" calcext:value-type="float">
            <text:p>86.19</text:p>
          </table:table-cell>
          <table:table-cell table:formula="of:=([.G618]/[.O618])*100" office:value-type="float" office:value="29.999998274452" calcext:value-type="float">
            <text:p>3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8" calcext:value-type="float">
            <text:p>61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6484830" calcext:value-type="float">
            <text:p>6484830</text:p>
          </table:table-cell>
          <table:table-cell table:style-name="ce6" office:value-type="float" office:value="46941606" calcext:value-type="float">
            <text:p>46941606</text:p>
          </table:table-cell>
          <table:table-cell table:formula="of:=([.F619]/[.G619])*100" office:value-type="float" office:value="13.814674342416" calcext:value-type="float">
            <text:p>13.8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19]" office:value-type="float" office:value="86.185325657584" calcext:value-type="float">
            <text:p>86.19</text:p>
          </table:table-cell>
          <table:table-cell table:formula="of:=([.G619]/[.O619])*100" office:value-type="float" office:value="29.999998274452" calcext:value-type="float">
            <text:p>3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19" calcext:value-type="float">
            <text:p>61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7351065" calcext:value-type="float">
            <text:p>7351065</text:p>
          </table:table-cell>
          <table:table-cell table:style-name="ce6" office:value-type="float" office:value="54765207" calcext:value-type="float">
            <text:p>54765207</text:p>
          </table:table-cell>
          <table:table-cell table:formula="of:=([.F620]/[.G620])*100" office:value-type="float" office:value="13.4228744903676" calcext:value-type="float">
            <text:p>13.42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20]" office:value-type="float" office:value="86.5771255096324" calcext:value-type="float">
            <text:p>86.58</text:p>
          </table:table-cell>
          <table:table-cell table:formula="of:=([.G620]/[.O620])*100" office:value-type="float" office:value="34.9999979868606" calcext:value-type="float">
            <text:p>3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0" calcext:value-type="float">
            <text:p>62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7349784" calcext:value-type="float">
            <text:p>7349784</text:p>
          </table:table-cell>
          <table:table-cell table:style-name="ce6" office:value-type="float" office:value="54765207" calcext:value-type="float">
            <text:p>54765207</text:p>
          </table:table-cell>
          <table:table-cell table:formula="of:=([.F621]/[.G621])*100" office:value-type="float" office:value="13.4205354140266" calcext:value-type="float">
            <text:p>13.42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21]" office:value-type="float" office:value="86.5794645859734" calcext:value-type="float">
            <text:p>86.58</text:p>
          </table:table-cell>
          <table:table-cell table:formula="of:=([.G621]/[.O621])*100" office:value-type="float" office:value="34.9999979868606" calcext:value-type="float">
            <text:p>3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1" calcext:value-type="float">
            <text:p>62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7353576" calcext:value-type="float">
            <text:p>7353576</text:p>
          </table:table-cell>
          <table:table-cell table:style-name="ce6" office:value-type="float" office:value="54765207" calcext:value-type="float">
            <text:p>54765207</text:p>
          </table:table-cell>
          <table:table-cell table:formula="of:=([.F622]/[.G622])*100" office:value-type="float" office:value="13.4274595182303" calcext:value-type="float">
            <text:p>13.4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22]" office:value-type="float" office:value="86.5725404817698" calcext:value-type="float">
            <text:p>86.57</text:p>
          </table:table-cell>
          <table:table-cell table:formula="of:=([.G622]/[.O622])*100" office:value-type="float" office:value="34.9999979868606" calcext:value-type="float">
            <text:p>3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2" calcext:value-type="float">
            <text:p>62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8202098" calcext:value-type="float">
            <text:p>8202098</text:p>
          </table:table-cell>
          <table:table-cell table:style-name="ce6" office:value-type="float" office:value="62588808" calcext:value-type="float">
            <text:p>62588808</text:p>
          </table:table-cell>
          <table:table-cell table:formula="of:=([.F623]/[.G623])*100" office:value-type="float" office:value="13.1047359138075" calcext:value-type="float">
            <text:p>13.1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23]" office:value-type="float" office:value="86.8952640861925" calcext:value-type="float">
            <text:p>86.90</text:p>
          </table:table-cell>
          <table:table-cell table:formula="of:=([.G623]/[.O623])*100" office:value-type="float" office:value="39.9999976992693" calcext:value-type="float">
            <text:p>4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3" calcext:value-type="float">
            <text:p>62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8202049" calcext:value-type="float">
            <text:p>8202049</text:p>
          </table:table-cell>
          <table:table-cell table:style-name="ce6" office:value-type="float" office:value="62588808" calcext:value-type="float">
            <text:p>62588808</text:p>
          </table:table-cell>
          <table:table-cell table:formula="of:=([.F624]/[.G624])*100" office:value-type="float" office:value="13.1046576250502" calcext:value-type="float">
            <text:p>13.1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24]" office:value-type="float" office:value="86.8953423749499" calcext:value-type="float">
            <text:p>86.90</text:p>
          </table:table-cell>
          <table:table-cell table:formula="of:=([.G624]/[.O624])*100" office:value-type="float" office:value="39.9999976992693" calcext:value-type="float">
            <text:p>4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8200444" calcext:value-type="float">
            <text:p>8200444</text:p>
          </table:table-cell>
          <table:table-cell table:style-name="ce6" office:value-type="float" office:value="62588808" calcext:value-type="float">
            <text:p>62588808</text:p>
          </table:table-cell>
          <table:table-cell table:formula="of:=([.F625]/[.G625])*100" office:value-type="float" office:value="13.1020932688157" calcext:value-type="float">
            <text:p>13.1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25]" office:value-type="float" office:value="86.8979067311843" calcext:value-type="float">
            <text:p>86.90</text:p>
          </table:table-cell>
          <table:table-cell table:formula="of:=([.G625]/[.O625])*100" office:value-type="float" office:value="39.9999976992693" calcext:value-type="float">
            <text:p>4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5" calcext:value-type="float">
            <text:p>62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032715" calcext:value-type="float">
            <text:p>9032715</text:p>
          </table:table-cell>
          <table:table-cell table:style-name="ce6" office:value-type="float" office:value="70412409" calcext:value-type="float">
            <text:p>70412409</text:p>
          </table:table-cell>
          <table:table-cell table:formula="of:=([.F626]/[.G626])*100" office:value-type="float" office:value="12.8282999094662" calcext:value-type="float">
            <text:p>12.8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26]" office:value-type="float" office:value="87.1717000905338" calcext:value-type="float">
            <text:p>87.17</text:p>
          </table:table-cell>
          <table:table-cell table:formula="of:=([.G626]/[.O626])*100" office:value-type="float" office:value="44.999997411678" calcext:value-type="float">
            <text:p>4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6" calcext:value-type="float">
            <text:p>62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035136" calcext:value-type="float">
            <text:p>9035136</text:p>
          </table:table-cell>
          <table:table-cell table:style-name="ce6" office:value-type="float" office:value="70412409" calcext:value-type="float">
            <text:p>70412409</text:p>
          </table:table-cell>
          <table:table-cell table:formula="of:=([.F627]/[.G627])*100" office:value-type="float" office:value="12.831738223869" calcext:value-type="float">
            <text:p>12.8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27]" office:value-type="float" office:value="87.168261776131" calcext:value-type="float">
            <text:p>87.17</text:p>
          </table:table-cell>
          <table:table-cell table:formula="of:=([.G627]/[.O627])*100" office:value-type="float" office:value="44.999997411678" calcext:value-type="float">
            <text:p>4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034006" calcext:value-type="float">
            <text:p>9034006</text:p>
          </table:table-cell>
          <table:table-cell table:style-name="ce6" office:value-type="float" office:value="70412409" calcext:value-type="float">
            <text:p>70412409</text:p>
          </table:table-cell>
          <table:table-cell table:formula="of:=([.F628]/[.G628])*100" office:value-type="float" office:value="12.8301333931069" calcext:value-type="float">
            <text:p>12.8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28]" office:value-type="float" office:value="87.1698666068931" calcext:value-type="float">
            <text:p>87.17</text:p>
          </table:table-cell>
          <table:table-cell table:formula="of:=([.G628]/[.O628])*100" office:value-type="float" office:value="44.999997411678" calcext:value-type="float">
            <text:p>4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8" calcext:value-type="float">
            <text:p>62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856565" calcext:value-type="float">
            <text:p>9856565</text:p>
          </table:table-cell>
          <table:table-cell table:style-name="ce6" office:value-type="float" office:value="78236010" calcext:value-type="float">
            <text:p>78236010</text:p>
          </table:table-cell>
          <table:table-cell table:formula="of:=([.F629]/[.G629])*100" office:value-type="float" office:value="12.598501636267" calcext:value-type="float">
            <text:p>12.6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29]" office:value-type="float" office:value="87.401498363733" calcext:value-type="float">
            <text:p>87.40</text:p>
          </table:table-cell>
          <table:table-cell table:formula="of:=([.G629]/[.O629])*100" office:value-type="float" office:value="49.9999971240866" calcext:value-type="float">
            <text:p>5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29" calcext:value-type="float">
            <text:p>62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853497" calcext:value-type="float">
            <text:p>9853497</text:p>
          </table:table-cell>
          <table:table-cell table:style-name="ce6" office:value-type="float" office:value="78236010" calcext:value-type="float">
            <text:p>78236010</text:p>
          </table:table-cell>
          <table:table-cell table:formula="of:=([.F630]/[.G630])*100" office:value-type="float" office:value="12.5945801683905" calcext:value-type="float">
            <text:p>12.5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30]" office:value-type="float" office:value="87.4054198316095" calcext:value-type="float">
            <text:p>87.41</text:p>
          </table:table-cell>
          <table:table-cell table:formula="of:=([.G630]/[.O630])*100" office:value-type="float" office:value="49.9999971240866" calcext:value-type="float">
            <text:p>5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0" calcext:value-type="float">
            <text:p>63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857843" calcext:value-type="float">
            <text:p>9857843</text:p>
          </table:table-cell>
          <table:table-cell table:style-name="ce6" office:value-type="float" office:value="78236010" calcext:value-type="float">
            <text:p>78236010</text:p>
          </table:table-cell>
          <table:table-cell table:formula="of:=([.F631]/[.G631])*100" office:value-type="float" office:value="12.6001351551543" calcext:value-type="float">
            <text:p>12.6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31]" office:value-type="float" office:value="87.3998648448457" calcext:value-type="float">
            <text:p>87.40</text:p>
          </table:table-cell>
          <table:table-cell table:formula="of:=([.G631]/[.O631])*100" office:value-type="float" office:value="49.9999971240866" calcext:value-type="float">
            <text:p>5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1" calcext:value-type="float">
            <text:p>63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0663098" calcext:value-type="float">
            <text:p>10663098</text:p>
          </table:table-cell>
          <table:table-cell table:style-name="ce6" office:value-type="float" office:value="86059611" calcext:value-type="float">
            <text:p>86059611</text:p>
          </table:table-cell>
          <table:table-cell table:formula="of:=([.F632]/[.G632])*100" office:value-type="float" office:value="12.3903627684304" calcext:value-type="float">
            <text:p>12.3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32]" office:value-type="float" office:value="87.6096372315696" calcext:value-type="float">
            <text:p>87.61</text:p>
          </table:table-cell>
          <table:table-cell table:formula="of:=([.G632]/[.O632])*100" office:value-type="float" office:value="54.9999968364953" calcext:value-type="float">
            <text:p>5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2" calcext:value-type="float">
            <text:p>63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0663540" calcext:value-type="float">
            <text:p>10663540</text:p>
          </table:table-cell>
          <table:table-cell table:style-name="ce6" office:value-type="float" office:value="86059611" calcext:value-type="float">
            <text:p>86059611</text:p>
          </table:table-cell>
          <table:table-cell table:formula="of:=([.F633]/[.G633])*100" office:value-type="float" office:value="12.390876365918" calcext:value-type="float">
            <text:p>12.3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33]" office:value-type="float" office:value="87.609123634082" calcext:value-type="float">
            <text:p>87.61</text:p>
          </table:table-cell>
          <table:table-cell table:formula="of:=([.G633]/[.O633])*100" office:value-type="float" office:value="54.9999968364953" calcext:value-type="float">
            <text:p>5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3" calcext:value-type="float">
            <text:p>63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0668030" calcext:value-type="float">
            <text:p>10668030</text:p>
          </table:table-cell>
          <table:table-cell table:style-name="ce6" office:value-type="float" office:value="86059611" calcext:value-type="float">
            <text:p>86059611</text:p>
          </table:table-cell>
          <table:table-cell table:formula="of:=([.F634]/[.G634])*100" office:value-type="float" office:value="12.3960936797634" calcext:value-type="float">
            <text:p>12.4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34]" office:value-type="float" office:value="87.6039063202366" calcext:value-type="float">
            <text:p>87.60</text:p>
          </table:table-cell>
          <table:table-cell table:formula="of:=([.G634]/[.O634])*100" office:value-type="float" office:value="54.9999968364953" calcext:value-type="float">
            <text:p>5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4" calcext:value-type="float">
            <text:p>63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1461687" calcext:value-type="float">
            <text:p>11461687</text:p>
          </table:table-cell>
          <table:table-cell table:style-name="ce6" office:value-type="float" office:value="93883212" calcext:value-type="float">
            <text:p>93883212</text:p>
          </table:table-cell>
          <table:table-cell table:formula="of:=([.F635]/[.G635])*100" office:value-type="float" office:value="12.2084521351911" calcext:value-type="float">
            <text:p>12.2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35]" office:value-type="float" office:value="87.7915478648089" calcext:value-type="float">
            <text:p>87.79</text:p>
          </table:table-cell>
          <table:table-cell table:formula="of:=([.G635]/[.O635])*100" office:value-type="float" office:value="59.999996548904" calcext:value-type="float">
            <text:p>6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5" calcext:value-type="float">
            <text:p>63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1461127" calcext:value-type="float">
            <text:p>11461127</text:p>
          </table:table-cell>
          <table:table-cell table:style-name="ce6" office:value-type="float" office:value="93883212" calcext:value-type="float">
            <text:p>93883212</text:p>
          </table:table-cell>
          <table:table-cell table:formula="of:=([.F636]/[.G636])*100" office:value-type="float" office:value="12.2078556494211" calcext:value-type="float">
            <text:p>12.2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36]" office:value-type="float" office:value="87.7921443505789" calcext:value-type="float">
            <text:p>87.79</text:p>
          </table:table-cell>
          <table:table-cell table:formula="of:=([.G636]/[.O636])*100" office:value-type="float" office:value="59.999996548904" calcext:value-type="float">
            <text:p>6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6" calcext:value-type="float">
            <text:p>63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1463873" calcext:value-type="float">
            <text:p>11463873</text:p>
          </table:table-cell>
          <table:table-cell table:style-name="ce6" office:value-type="float" office:value="93883212" calcext:value-type="float">
            <text:p>93883212</text:p>
          </table:table-cell>
          <table:table-cell table:formula="of:=([.F637]/[.G637])*100" office:value-type="float" office:value="12.2107805600004" calcext:value-type="float">
            <text:p>12.2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37]" office:value-type="float" office:value="87.7892194399996" calcext:value-type="float">
            <text:p>87.79</text:p>
          </table:table-cell>
          <table:table-cell table:formula="of:=([.G637]/[.O637])*100" office:value-type="float" office:value="59.999996548904" calcext:value-type="float">
            <text:p>6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7" calcext:value-type="float">
            <text:p>63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2244365" calcext:value-type="float">
            <text:p>12244365</text:p>
          </table:table-cell>
          <table:table-cell table:style-name="ce6" office:value-type="float" office:value="101706813" calcext:value-type="float">
            <text:p>101706813</text:p>
          </table:table-cell>
          <table:table-cell table:formula="of:=([.F638]/[.G638])*100" office:value-type="float" office:value="12.0388837668131" calcext:value-type="float">
            <text:p>12.04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38]" office:value-type="float" office:value="87.9611162331869" calcext:value-type="float">
            <text:p>87.96</text:p>
          </table:table-cell>
          <table:table-cell table:formula="of:=([.G638]/[.O638])*100" office:value-type="float" office:value="64.9999962613126" calcext:value-type="float">
            <text:p>6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8" calcext:value-type="float">
            <text:p>63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2248389" calcext:value-type="float">
            <text:p>12248389</text:p>
          </table:table-cell>
          <table:table-cell table:style-name="ce6" office:value-type="float" office:value="101706813" calcext:value-type="float">
            <text:p>101706813</text:p>
          </table:table-cell>
          <table:table-cell table:formula="of:=([.F639]/[.G639])*100" office:value-type="float" office:value="12.0428402372612" calcext:value-type="float">
            <text:p>12.04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39]" office:value-type="float" office:value="87.9571597627388" calcext:value-type="float">
            <text:p>87.96</text:p>
          </table:table-cell>
          <table:table-cell table:formula="of:=([.G639]/[.O639])*100" office:value-type="float" office:value="64.9999962613126" calcext:value-type="float">
            <text:p>6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39" calcext:value-type="float">
            <text:p>63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2249327" calcext:value-type="float">
            <text:p>12249327</text:p>
          </table:table-cell>
          <table:table-cell table:style-name="ce6" office:value-type="float" office:value="101706813" calcext:value-type="float">
            <text:p>101706813</text:p>
          </table:table-cell>
          <table:table-cell table:formula="of:=([.F640]/[.G640])*100" office:value-type="float" office:value="12.0437624960287" calcext:value-type="float">
            <text:p>12.04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40]" office:value-type="float" office:value="87.9562375039713" calcext:value-type="float">
            <text:p>87.96</text:p>
          </table:table-cell>
          <table:table-cell table:formula="of:=([.G640]/[.O640])*100" office:value-type="float" office:value="64.9999962613126" calcext:value-type="float">
            <text:p>6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0" calcext:value-type="float">
            <text:p>64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027143" calcext:value-type="float">
            <text:p>13027143</text:p>
          </table:table-cell>
          <table:table-cell table:style-name="ce6" office:value-type="float" office:value="109530414" calcext:value-type="float">
            <text:p>109530414</text:p>
          </table:table-cell>
          <table:table-cell table:formula="of:=([.F641]/[.G641])*100" office:value-type="float" office:value="11.8936307499029" calcext:value-type="float">
            <text:p>11.8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41]" office:value-type="float" office:value="88.1063692500971" calcext:value-type="float">
            <text:p>88.11</text:p>
          </table:table-cell>
          <table:table-cell table:formula="of:=([.G641]/[.O641])*100" office:value-type="float" office:value="69.9999959737213" calcext:value-type="float">
            <text:p>7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1" calcext:value-type="float">
            <text:p>64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024228" calcext:value-type="float">
            <text:p>13024228</text:p>
          </table:table-cell>
          <table:table-cell table:style-name="ce6" office:value-type="float" office:value="109530414" calcext:value-type="float">
            <text:p>109530414</text:p>
          </table:table-cell>
          <table:table-cell table:formula="of:=([.F642]/[.G642])*100" office:value-type="float" office:value="11.8909693886485" calcext:value-type="float">
            <text:p>11.8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42]" office:value-type="float" office:value="88.1090306113515" calcext:value-type="float">
            <text:p>88.11</text:p>
          </table:table-cell>
          <table:table-cell table:formula="of:=([.G642]/[.O642])*100" office:value-type="float" office:value="69.9999959737213" calcext:value-type="float">
            <text:p>7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2" calcext:value-type="float">
            <text:p>64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026664" calcext:value-type="float">
            <text:p>13026664</text:p>
          </table:table-cell>
          <table:table-cell table:style-name="ce6" office:value-type="float" office:value="109530414" calcext:value-type="float">
            <text:p>109530414</text:p>
          </table:table-cell>
          <table:table-cell table:formula="of:=([.F643]/[.G643])*100" office:value-type="float" office:value="11.8931934284481" calcext:value-type="float">
            <text:p>11.8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43]" office:value-type="float" office:value="88.1068065715519" calcext:value-type="float">
            <text:p>88.11</text:p>
          </table:table-cell>
          <table:table-cell table:formula="of:=([.G643]/[.O643])*100" office:value-type="float" office:value="69.9999959737213" calcext:value-type="float">
            <text:p>7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3" calcext:value-type="float">
            <text:p>64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790742" calcext:value-type="float">
            <text:p>13790742</text:p>
          </table:table-cell>
          <table:table-cell table:style-name="ce6" office:value-type="float" office:value="117354015" calcext:value-type="float">
            <text:p>117354015</text:p>
          </table:table-cell>
          <table:table-cell table:formula="of:=([.F644]/[.G644])*100" office:value-type="float" office:value="11.7514019439386" calcext:value-type="float">
            <text:p>11.75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44]" office:value-type="float" office:value="88.2485980560614" calcext:value-type="float">
            <text:p>88.25</text:p>
          </table:table-cell>
          <table:table-cell table:formula="of:=([.G644]/[.O644])*100" office:value-type="float" office:value="74.99999568613" calcext:value-type="float">
            <text:p>7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4" calcext:value-type="float">
            <text:p>64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793474" calcext:value-type="float">
            <text:p>13793474</text:p>
          </table:table-cell>
          <table:table-cell table:style-name="ce6" office:value-type="float" office:value="117354015" calcext:value-type="float">
            <text:p>117354015</text:p>
          </table:table-cell>
          <table:table-cell table:formula="of:=([.F645]/[.G645])*100" office:value-type="float" office:value="11.7537299426867" calcext:value-type="float">
            <text:p>11.75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45]" office:value-type="float" office:value="88.2462700573133" calcext:value-type="float">
            <text:p>88.25</text:p>
          </table:table-cell>
          <table:table-cell table:formula="of:=([.G645]/[.O645])*100" office:value-type="float" office:value="74.99999568613" calcext:value-type="float">
            <text:p>7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5" calcext:value-type="float">
            <text:p>64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793863" calcext:value-type="float">
            <text:p>13793863</text:p>
          </table:table-cell>
          <table:table-cell table:style-name="ce6" office:value-type="float" office:value="117354015" calcext:value-type="float">
            <text:p>117354015</text:p>
          </table:table-cell>
          <table:table-cell table:formula="of:=([.F646]/[.G646])*100" office:value-type="float" office:value="11.7540614183503" calcext:value-type="float">
            <text:p>11.75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46]" office:value-type="float" office:value="88.2459385816497" calcext:value-type="float">
            <text:p>88.25</text:p>
          </table:table-cell>
          <table:table-cell table:formula="of:=([.G646]/[.O646])*100" office:value-type="float" office:value="74.99999568613" calcext:value-type="float">
            <text:p>7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4554961" calcext:value-type="float">
            <text:p>14554961</text:p>
          </table:table-cell>
          <table:table-cell table:style-name="ce6" office:value-type="float" office:value="125177616" calcext:value-type="float">
            <text:p>125177616</text:p>
          </table:table-cell>
          <table:table-cell table:formula="of:=([.F647]/[.G647])*100" office:value-type="float" office:value="11.6274470349395" calcext:value-type="float">
            <text:p>11.6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47]" office:value-type="float" office:value="88.3725529650605" calcext:value-type="float">
            <text:p>88.37</text:p>
          </table:table-cell>
          <table:table-cell table:formula="of:=([.G647]/[.O647])*100" office:value-type="float" office:value="79.9999953985386" calcext:value-type="float">
            <text:p>8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7" calcext:value-type="float">
            <text:p>64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4553164" calcext:value-type="float">
            <text:p>14553164</text:p>
          </table:table-cell>
          <table:table-cell table:style-name="ce6" office:value-type="float" office:value="125177616" calcext:value-type="float">
            <text:p>125177616</text:p>
          </table:table-cell>
          <table:table-cell table:formula="of:=([.F648]/[.G648])*100" office:value-type="float" office:value="11.6260114747672" calcext:value-type="float">
            <text:p>11.6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48]" office:value-type="float" office:value="88.3739885252328" calcext:value-type="float">
            <text:p>88.37</text:p>
          </table:table-cell>
          <table:table-cell table:formula="of:=([.G648]/[.O648])*100" office:value-type="float" office:value="79.9999953985386" calcext:value-type="float">
            <text:p>8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8" calcext:value-type="float">
            <text:p>64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4552925" calcext:value-type="float">
            <text:p>14552925</text:p>
          </table:table-cell>
          <table:table-cell table:style-name="ce6" office:value-type="float" office:value="125177616" calcext:value-type="float">
            <text:p>125177616</text:p>
          </table:table-cell>
          <table:table-cell table:formula="of:=([.F649]/[.G649])*100" office:value-type="float" office:value="11.6258205460631" calcext:value-type="float">
            <text:p>11.63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49]" office:value-type="float" office:value="88.3741794539369" calcext:value-type="float">
            <text:p>88.37</text:p>
          </table:table-cell>
          <table:table-cell table:formula="of:=([.G649]/[.O649])*100" office:value-type="float" office:value="79.9999953985386" calcext:value-type="float">
            <text:p>8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49" calcext:value-type="float">
            <text:p>64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5305420" calcext:value-type="float">
            <text:p>15305420</text:p>
          </table:table-cell>
          <table:table-cell table:style-name="ce6" office:value-type="float" office:value="133001217" calcext:value-type="float">
            <text:p>133001217</text:p>
          </table:table-cell>
          <table:table-cell table:formula="of:=([.F650]/[.G650])*100" office:value-type="float" office:value="11.507729286417" calcext:value-type="float">
            <text:p>11.5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50]" office:value-type="float" office:value="88.492270713583" calcext:value-type="float">
            <text:p>88.49</text:p>
          </table:table-cell>
          <table:table-cell table:formula="of:=([.G650]/[.O650])*100" office:value-type="float" office:value="84.9999951109473" calcext:value-type="float">
            <text:p>8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0" calcext:value-type="float">
            <text:p>65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5304879" calcext:value-type="float">
            <text:p>15304879</text:p>
          </table:table-cell>
          <table:table-cell table:style-name="ce6" office:value-type="float" office:value="133001217" calcext:value-type="float">
            <text:p>133001217</text:p>
          </table:table-cell>
          <table:table-cell table:formula="of:=([.F651]/[.G651])*100" office:value-type="float" office:value="11.5073225232217" calcext:value-type="float">
            <text:p>11.5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51]" office:value-type="float" office:value="88.4926774767783" calcext:value-type="float">
            <text:p>88.49</text:p>
          </table:table-cell>
          <table:table-cell table:formula="of:=([.G651]/[.O651])*100" office:value-type="float" office:value="84.9999951109473" calcext:value-type="float">
            <text:p>8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1" calcext:value-type="float">
            <text:p>65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5306243" calcext:value-type="float">
            <text:p>15306243</text:p>
          </table:table-cell>
          <table:table-cell table:style-name="ce6" office:value-type="float" office:value="133001217" calcext:value-type="float">
            <text:p>133001217</text:p>
          </table:table-cell>
          <table:table-cell table:formula="of:=([.F652]/[.G652])*100" office:value-type="float" office:value="11.5083480777473" calcext:value-type="float">
            <text:p>11.51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52]" office:value-type="float" office:value="88.4916519222527" calcext:value-type="float">
            <text:p>88.49</text:p>
          </table:table-cell>
          <table:table-cell table:formula="of:=([.G652]/[.O652])*100" office:value-type="float" office:value="84.9999951109473" calcext:value-type="float">
            <text:p>8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2" calcext:value-type="float">
            <text:p>65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051948" calcext:value-type="float">
            <text:p>16051948</text:p>
          </table:table-cell>
          <table:table-cell table:style-name="ce6" office:value-type="float" office:value="140824818" calcext:value-type="float">
            <text:p>140824818</text:p>
          </table:table-cell>
          <table:table-cell table:formula="of:=([.F653]/[.G653])*100" office:value-type="float" office:value="11.3985220985693" calcext:value-type="float">
            <text:p>11.4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53]" office:value-type="float" office:value="88.6014779014307" calcext:value-type="float">
            <text:p>88.60</text:p>
          </table:table-cell>
          <table:table-cell table:formula="of:=([.G653]/[.O653])*100" office:value-type="float" office:value="89.9999948233559" calcext:value-type="float">
            <text:p>9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3" calcext:value-type="float">
            <text:p>65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049736" calcext:value-type="float">
            <text:p>16049736</text:p>
          </table:table-cell>
          <table:table-cell table:style-name="ce6" office:value-type="float" office:value="140824818" calcext:value-type="float">
            <text:p>140824818</text:p>
          </table:table-cell>
          <table:table-cell table:formula="of:=([.F654]/[.G654])*100" office:value-type="float" office:value="11.3969513527083" calcext:value-type="float">
            <text:p>11.4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54]" office:value-type="float" office:value="88.6030486472917" calcext:value-type="float">
            <text:p>88.60</text:p>
          </table:table-cell>
          <table:table-cell table:formula="of:=([.G654]/[.O654])*100" office:value-type="float" office:value="89.9999948233559" calcext:value-type="float">
            <text:p>9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4" calcext:value-type="float">
            <text:p>65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050283" calcext:value-type="float">
            <text:p>16050283</text:p>
          </table:table-cell>
          <table:table-cell table:style-name="ce6" office:value-type="float" office:value="140824818" calcext:value-type="float">
            <text:p>140824818</text:p>
          </table:table-cell>
          <table:table-cell table:formula="of:=([.F655]/[.G655])*100" office:value-type="float" office:value="11.3973397785609" calcext:value-type="float">
            <text:p>11.4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55]" office:value-type="float" office:value="88.6026602214391" calcext:value-type="float">
            <text:p>88.60</text:p>
          </table:table-cell>
          <table:table-cell table:formula="of:=([.G655]/[.O655])*100" office:value-type="float" office:value="89.9999948233559" calcext:value-type="float">
            <text:p>9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5" calcext:value-type="float">
            <text:p>65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790451" calcext:value-type="float">
            <text:p>16790451</text:p>
          </table:table-cell>
          <table:table-cell table:style-name="ce6" office:value-type="float" office:value="148648419" calcext:value-type="float">
            <text:p>148648419</text:p>
          </table:table-cell>
          <table:table-cell table:formula="of:=([.F656]/[.G656])*100" office:value-type="float" office:value="11.2954117594752" calcext:value-type="float">
            <text:p>11.3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formula="of:=100-[.H656]" office:value-type="float" office:value="88.7045882405248" calcext:value-type="float">
            <text:p>88.70</text:p>
          </table:table-cell>
          <table:table-cell table:formula="of:=([.G656]/[.O656])*100" office:value-type="float" office:value="94.9999945357646" calcext:value-type="float">
            <text:p>9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6" calcext:value-type="float">
            <text:p>65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790822" calcext:value-type="float">
            <text:p>16790822</text:p>
          </table:table-cell>
          <table:table-cell table:style-name="ce6" office:value-type="float" office:value="148648419" calcext:value-type="float">
            <text:p>148648419</text:p>
          </table:table-cell>
          <table:table-cell table:formula="of:=([.F657]/[.G657])*100" office:value-type="float" office:value="11.295661341679" calcext:value-type="float">
            <text:p>11.3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2" calcext:value-type="float">
            <text:p>2</text:p>
          </table:table-cell>
          <table:table-cell table:style-name="ce22"/>
          <table:table-cell table:formula="of:=100-[.H657]" office:value-type="float" office:value="88.704338658321" calcext:value-type="float">
            <text:p>88.70</text:p>
          </table:table-cell>
          <table:table-cell table:formula="of:=([.G657]/[.O657])*100" office:value-type="float" office:value="94.9999945357646" calcext:value-type="float">
            <text:p>9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7" calcext:value-type="float">
            <text:p>65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subsampling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789518" calcext:value-type="float">
            <text:p>16789518</text:p>
          </table:table-cell>
          <table:table-cell table:style-name="ce6" office:value-type="float" office:value="148648419" calcext:value-type="float">
            <text:p>148648419</text:p>
          </table:table-cell>
          <table:table-cell table:formula="of:=([.F658]/[.G658])*100" office:value-type="float" office:value="11.2947841039601" calcext:value-type="float">
            <text:p>11.29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float" office:value="3" calcext:value-type="float">
            <text:p>3</text:p>
          </table:table-cell>
          <table:table-cell table:style-name="ce22"/>
          <table:table-cell table:formula="of:=100-[.H658]" office:value-type="float" office:value="88.7052158960399" calcext:value-type="float">
            <text:p>88.71</text:p>
          </table:table-cell>
          <table:table-cell table:formula="of:=([.G658]/[.O658])*100" office:value-type="float" office:value="94.9999945357646" calcext:value-type="float">
            <text:p>95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8" calcext:value-type="float">
            <text:p>65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table:number-columns-repeated="2"/>
          <table:table-cell table:style-name="ce6" office:value-type="string" calcext:value-type="string">
            <text:p>R2</text:p>
          </table:table-cell>
          <table:table-cell table:style-name="ce6" office:value-type="float" office:value="17520213" calcext:value-type="float">
            <text:p>17520213</text:p>
          </table:table-cell>
          <table:table-cell table:style-name="ce6" office:value-type="float" office:value="156472029" calcext:value-type="float">
            <text:p>156472029</text:p>
          </table:table-cell>
          <table:table-cell table:formula="of:=([.F659]/[.G659])*100" office:value-type="float" office:value="11.1970255079903" calcext:value-type="float">
            <text:p>11.20</text:p>
          </table:table-cell>
          <table:table-cell table:number-columns-repeated="2" table:style-name="ce6" office:value-type="string" calcext:value-type="string">
            <text:p>subsampling</text:p>
          </table:table-cell>
          <table:table-cell table:style-name="ce6" office:value-type="string" calcext:value-type="string">
            <text:p>raw</text:p>
          </table:table-cell>
          <table:table-cell table:style-name="ce22"/>
          <table:table-cell table:formula="of:=100-[.H659]" office:value-type="float" office:value="88.8029744920097" calcext:value-type="float">
            <text:p>88.80</text:p>
          </table:table-cell>
          <table:table-cell table:formula="of:=([.G659]/[.O659])*100" office:value-type="float" office:value="100" calcext:value-type="float">
            <text:p>100</text:p>
          </table:table-cell>
          <table:table-cell table:style-name="ce6" office:value-type="float" office:value="156472029" calcext:value-type="float">
            <text:p>156472029</text:p>
          </table:table-cell>
          <table:table-cell table:number-columns-repeated="9"/>
        </table:table-row>
        <table:table-row table:style-name="ro1">
          <table:table-cell table:style-name="ce6" office:value-type="float" office:value="659" calcext:value-type="float">
            <text:p>65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238626" calcext:value-type="float">
            <text:p>16238626</text:p>
          </table:table-cell>
          <table:table-cell table:style-name="ce6" office:value-type="float" office:value="154780958" calcext:value-type="float">
            <text:p>154780958</text:p>
          </table:table-cell>
          <table:table-cell table:formula="of:=([.F660]/[.G660])*100" office:value-type="float" office:value="10.4913590210496" calcext:value-type="float">
            <text:p>10.49</text:p>
          </table:table-cell>
          <table:table-cell table:style-name="ce6" office:value-type="string" calcext:value-type="string">
            <text:p>motif</text:p>
          </table:table-cell>
          <table:table-cell table:style-name="ce6" office:value-type="string" calcext:value-type="string">
            <text:p>pass motif</text:p>
          </table:table-cell>
          <table:table-cell table:style-name="ce6" office:value-type="string" calcext:value-type="string">
            <text:p>rotifer_uniq</text:p>
          </table:table-cell>
          <table:table-cell table:style-name="ce22"/>
          <table:table-cell table:formula="of:=100-[.H660]" office:value-type="float" office:value="89.5086409789504" calcext:value-type="float">
            <text:p>89.51</text:p>
          </table:table-cell>
          <table:table-cell table:formula="of:=([.G660]/[.O660])*100" office:value-type="float" office:value="98.9192502897754" calcext:value-type="float">
            <text:p>99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362733" calcext:value-type="float">
            <text:p>17362733</text:p>
          </table:table-cell>
          <table:table-cell office:value-type="float" office:value="17363416" calcext:value-type="float">
            <text:p>17363416</text:p>
          </table:table-cell>
          <table:table-cell office:value-type="float" office:value="17363038" calcext:value-type="float">
            <text:p>17363038</text:p>
          </table:table-cell>
          <table:table-cell table:formula="of:=AVERAGE([.P660:.R660])" office:value-type="float" office:value="17363062.3333333" calcext:value-type="float">
            <text:p>17363062.3333333</text:p>
          </table:table-cell>
          <table:table-cell table:formula="of:=SQRT(AVERAGE(([.P660]-[.S660])^2;([.Q660]-[.S660])^2;([.R660]-[.S660])^2))" office:value-type="float" office:value="279.363960134843" calcext:value-type="float">
            <text:p>279.363960134843</text:p>
          </table:table-cell>
          <table:table-cell table:formula="of:=(([.S660]-[.F660])/[.G660])*100" office:value-type="float" office:value="0.726469423540674" calcext:value-type="float">
            <text:p>0.726469423540674</text:p>
          </table:table-cell>
          <table:table-cell table:number-columns-repeated="3"/>
        </table:table-row>
        <table:table-row table:style-name="ro1">
          <table:table-cell table:style-name="ce6" office:value-type="float" office:value="660" calcext:value-type="float">
            <text:p>66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281587" calcext:value-type="float">
            <text:p>1281587</text:p>
          </table:table-cell>
          <table:table-cell table:style-name="ce6" office:value-type="float" office:value="1691071" calcext:value-type="float">
            <text:p>1691071</text:p>
          </table:table-cell>
          <table:table-cell table:formula="of:=([.F661]/[.G661])*100" office:value-type="float" office:value="75.78552290235" calcext:value-type="float">
            <text:p>75.79</text:p>
          </table:table-cell>
          <table:table-cell table:style-name="ce6" office:value-type="string" calcext:value-type="string">
            <text:p>no_motif</text:p>
          </table:table-cell>
          <table:table-cell table:style-name="ce6" office:value-type="string" calcext:value-type="string">
            <text:p>fail motif</text:p>
          </table:table-cell>
          <table:table-cell table:style-name="ce6" office:value-type="string" calcext:value-type="string">
            <text:p>rotifer_uniq</text:p>
          </table:table-cell>
          <table:table-cell table:style-name="ce22"/>
          <table:table-cell table:formula="of:=100-[.H661]" office:value-type="float" office:value="24.21447709765" calcext:value-type="float">
            <text:p>24.21</text:p>
          </table:table-cell>
          <table:table-cell table:formula="of:=([.G661]/[.O661])*100" office:value-type="float" office:value="1.08074971022457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587345" calcext:value-type="float">
            <text:p>587345</text:p>
          </table:table-cell>
          <table:table-cell office:value-type="float" office:value="586665" calcext:value-type="float">
            <text:p>586665</text:p>
          </table:table-cell>
          <table:table-cell office:value-type="float" office:value="586657" calcext:value-type="float">
            <text:p>586657</text:p>
          </table:table-cell>
          <table:table-cell table:formula="of:=AVERAGE([.P661:.R661])" office:value-type="float" office:value="586889" calcext:value-type="float">
            <text:p>586889</text:p>
          </table:table-cell>
          <table:table-cell table:formula="of:=SQRT(AVERAGE(([.P661]-[.S661])^2;([.Q661]-[.S661])^2;([.R661]-[.S661])^2))" office:value-type="float" office:value="322.457232306343" calcext:value-type="float">
            <text:p>322.457232306343</text:p>
          </table:table-cell>
          <table:table-cell table:formula="of:=(([.S661]-[.F661])/[.G661])*100" office:value-type="float" office:value="-41.080356767989" calcext:value-type="float">
            <text:p>-41.080356767989</text:p>
          </table:table-cell>
          <table:table-cell office:value-type="float" office:value="1202633" calcext:value-type="float">
            <text:p>1202633</text:p>
          </table:table-cell>
          <table:table-cell table:formula="of:=(1-([.V661]/[.G661]))*100" office:value-type="float" office:value="28.883352620913" calcext:value-type="float">
            <text:p>28.883352620913</text:p>
          </table:table-cell>
          <table:table-cell table:formula="of:=(([.S661]-[.V661])/[.G661])*100" office:value-type="float" office:value="-36.411481244726" calcext:value-type="float">
            <text:p>-36.411481244726</text:p>
          </table:table-cell>
        </table:table-row>
        <table:table-row table:style-name="ro1">
          <table:table-cell table:style-name="ce6" office:value-type="float" office:value="661" calcext:value-type="float">
            <text:p>66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7128103" calcext:value-type="float">
            <text:p>17128103</text:p>
          </table:table-cell>
          <table:table-cell table:style-name="ce6" office:value-type="float" office:value="156078683" calcext:value-type="float">
            <text:p>156078683</text:p>
          </table:table-cell>
          <table:table-cell table:formula="of:=([.F662]/[.G662])*100" office:value-type="float" office:value="10.9740181495509" calcext:value-type="float">
            <text:p>10.97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10_krill</text:p>
          </table:table-cell>
          <table:table-cell table:style-name="ce22" office:value-type="string" calcext:value-type="string">
            <text:p>p10</text:p>
          </table:table-cell>
          <table:table-cell table:formula="of:=100-[.H662]" office:value-type="float" office:value="89.0259818504491" calcext:value-type="float">
            <text:p>89.03</text:p>
          </table:table-cell>
          <table:table-cell table:formula="of:=([.G662]/[.O662])*100" office:value-type="float" office:value="99.7486157733661" calcext:value-type="float">
            <text:p>10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483306" calcext:value-type="float">
            <text:p>17483306</text:p>
          </table:table-cell>
          <table:table-cell office:value-type="float" office:value="17483445" calcext:value-type="float">
            <text:p>17483445</text:p>
          </table:table-cell>
          <table:table-cell office:value-type="float" office:value="17483429" calcext:value-type="float">
            <text:p>17483429</text:p>
          </table:table-cell>
          <table:table-cell table:formula="of:=AVERAGE([.P662:.R662])" office:value-type="float" office:value="17483393.3333333" calcext:value-type="float">
            <text:p>17483393.3333333</text:p>
          </table:table-cell>
          <table:table-cell table:formula="of:=SQRT(AVERAGE(([.P662]-[.S662])^2;([.Q662]-[.S662])^2;([.R662]-[.S662])^2))" office:value-type="float" office:value="62.0984880832233" calcext:value-type="float">
            <text:p>62.0984880832233</text:p>
          </table:table-cell>
          <table:table-cell table:formula="of:=(([.S662]-[.F662])/[.G662])*100" office:value-type="float" office:value="0.22763539934107" calcext:value-type="float">
            <text:p>0.22763539934107</text:p>
          </table:table-cell>
          <table:table-cell table:number-columns-repeated="3"/>
        </table:table-row>
        <table:table-row table:style-name="ro1">
          <table:table-cell table:style-name="ce6" office:value-type="float" office:value="662" calcext:value-type="float">
            <text:p>66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392725" calcext:value-type="float">
            <text:p>392725</text:p>
          </table:table-cell>
          <table:table-cell table:style-name="ce6" office:value-type="float" office:value="393346" calcext:value-type="float">
            <text:p>393346</text:p>
          </table:table-cell>
          <table:table-cell table:formula="of:=([.F663]/[.G663])*100" office:value-type="float" office:value="99.8421237282189" calcext:value-type="float">
            <text:p>99.84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10_krill</text:p>
          </table:table-cell>
          <table:table-cell table:style-name="ce22" office:value-type="string" calcext:value-type="string">
            <text:p>p10</text:p>
          </table:table-cell>
          <table:table-cell table:formula="of:=100-[.H663]" office:value-type="float" office:value="0.157876271781078" calcext:value-type="float">
            <text:p>0.16</text:p>
          </table:table-cell>
          <table:table-cell table:formula="of:=([.G663]/[.O663])*100" office:value-type="float" office:value="0.251384226633886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15932" calcext:value-type="float">
            <text:p>215932</text:p>
          </table:table-cell>
          <table:table-cell office:value-type="float" office:value="215790" calcext:value-type="float">
            <text:p>215790</text:p>
          </table:table-cell>
          <table:table-cell office:value-type="float" office:value="216625" calcext:value-type="float">
            <text:p>216625</text:p>
          </table:table-cell>
          <table:table-cell table:formula="of:=AVERAGE([.P663:.R663])" office:value-type="float" office:value="216115.666666667" calcext:value-type="float">
            <text:p>216115.666666667</text:p>
          </table:table-cell>
          <table:table-cell table:formula="of:=SQRT(AVERAGE(([.P663]-[.S663])^2;([.Q663]-[.S663])^2;([.R663]-[.S663])^2))" office:value-type="float" office:value="364.788827801632" calcext:value-type="float">
            <text:p>364.788827801632</text:p>
          </table:table-cell>
          <table:table-cell table:formula="of:=(([.S663]-[.F663])/[.G663])*100" office:value-type="float" office:value="-44.8992320586286" calcext:value-type="float">
            <text:p>-44.8992320586286</text:p>
          </table:table-cell>
          <table:table-cell table:number-columns-repeated="3"/>
        </table:table-row>
        <table:table-row table:style-name="ro1">
          <table:table-cell table:style-name="ce6" office:value-type="float" office:value="663" calcext:value-type="float">
            <text:p>663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6067312" calcext:value-type="float">
            <text:p>16067312</text:p>
          </table:table-cell>
          <table:table-cell table:style-name="ce6" office:value-type="float" office:value="154608581" calcext:value-type="float">
            <text:p>154608581</text:p>
          </table:table-cell>
          <table:table-cell table:formula="of:=([.F664]/[.G664])*100" office:value-type="float" office:value="10.3922511260872" calcext:value-type="float">
            <text:p>10.39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10_krill_rotifer</text:p>
          </table:table-cell>
          <table:table-cell table:style-name="ce22"/>
          <table:table-cell table:formula="of:=100-[.H664]" office:value-type="float" office:value="89.6077488739128" calcext:value-type="float">
            <text:p>89.61</text:p>
          </table:table-cell>
          <table:table-cell table:formula="of:=([.G664]/[.O664])*100" office:value-type="float" office:value="98.809085552281" calcext:value-type="float">
            <text:p>99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346194" calcext:value-type="float">
            <text:p>17346194</text:p>
          </table:table-cell>
          <table:table-cell office:value-type="float" office:value="17346482" calcext:value-type="float">
            <text:p>17346482</text:p>
          </table:table-cell>
          <table:table-cell office:value-type="float" office:value="17346269" calcext:value-type="float">
            <text:p>17346269</text:p>
          </table:table-cell>
          <table:table-cell table:formula="of:=AVERAGE([.P664:.R664])" office:value-type="float" office:value="17346315" calcext:value-type="float">
            <text:p>17346315</text:p>
          </table:table-cell>
          <table:table-cell table:formula="of:=SQRT(AVERAGE(([.P664]-[.S664])^2;([.Q664]-[.S664])^2;([.R664]-[.S664])^2))" office:value-type="float" office:value="121.991803003317" calcext:value-type="float">
            <text:p>121.991803003317</text:p>
          </table:table-cell>
          <table:table-cell table:formula="of:=(([.S664]-[.F664])/[.G664])*100" office:value-type="float" office:value="0.82725227262774" calcext:value-type="float">
            <text:p>0.82725227262774</text:p>
          </table:table-cell>
          <table:table-cell table:number-columns-repeated="3"/>
        </table:table-row>
        <table:table-row table:style-name="ro1">
          <table:table-cell table:style-name="ce6" office:value-type="float" office:value="664" calcext:value-type="float">
            <text:p>66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060791" calcext:value-type="float">
            <text:p>1060791</text:p>
          </table:table-cell>
          <table:table-cell table:style-name="ce6" office:value-type="float" office:value="1470102" calcext:value-type="float">
            <text:p>1470102</text:p>
          </table:table-cell>
          <table:table-cell table:formula="of:=([.F665]/[.G665])*100" office:value-type="float" office:value="72.1576462041409" calcext:value-type="float">
            <text:p>72.16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10_krill_rotifer</text:p>
          </table:table-cell>
          <table:table-cell table:style-name="ce22"/>
          <table:table-cell table:formula="of:=100-[.H665]" office:value-type="float" office:value="27.8423537958591" calcext:value-type="float">
            <text:p>27.84</text:p>
          </table:table-cell>
          <table:table-cell table:formula="of:=([.G665]/[.O665])*100" office:value-type="float" office:value="0.939530221085073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535152" calcext:value-type="float">
            <text:p>535152</text:p>
          </table:table-cell>
          <table:table-cell office:value-type="float" office:value="535474" calcext:value-type="float">
            <text:p>535474</text:p>
          </table:table-cell>
          <table:table-cell office:value-type="float" office:value="534959" calcext:value-type="float">
            <text:p>534959</text:p>
          </table:table-cell>
          <table:table-cell table:formula="of:=AVERAGE([.P665:.R665])" office:value-type="float" office:value="535195" calcext:value-type="float">
            <text:p>535195</text:p>
          </table:table-cell>
          <table:table-cell table:formula="of:=SQRT(AVERAGE(([.P665]-[.S665])^2;([.Q665]-[.S665])^2;([.R665]-[.S665])^2))" office:value-type="float" office:value="212.435088124977" calcext:value-type="float">
            <text:p>212.435088124977</text:p>
          </table:table-cell>
          <table:table-cell table:formula="of:=(([.S665]-[.F665])/[.G665])*100" office:value-type="float" office:value="-35.7523491567252" calcext:value-type="float">
            <text:p>-35.7523491567252</text:p>
          </table:table-cell>
          <table:table-cell table:number-columns-repeated="3"/>
        </table:table-row>
        <table:table-row table:style-name="ro1">
          <table:table-cell table:style-name="ce6" office:value-type="float" office:value="665" calcext:value-type="float">
            <text:p>66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71829" calcext:value-type="float">
            <text:p>171829</text:p>
          </table:table-cell>
          <table:table-cell table:style-name="ce6" office:value-type="float" office:value="172377" calcext:value-type="float">
            <text:p>172377</text:p>
          </table:table-cell>
          <table:table-cell table:formula="of:=([.F666]/[.G666])*100" office:value-type="float" office:value="99.6820921584666" calcext:value-type="float">
            <text:p>99.68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10_krill_rotifer</text:p>
          </table:table-cell>
          <table:table-cell table:style-name="ce22"/>
          <table:table-cell table:formula="of:=100-[.H666]" office:value-type="float" office:value="0.317907841533383" calcext:value-type="float">
            <text:p>0.32</text:p>
          </table:table-cell>
          <table:table-cell table:formula="of:=([.G666]/[.O666])*100" office:value-type="float" office:value="0.110164737494393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068" calcext:value-type="float">
            <text:p>114068</text:p>
          </table:table-cell>
          <table:table-cell office:value-type="float" office:value="114644" calcext:value-type="float">
            <text:p>114644</text:p>
          </table:table-cell>
          <table:table-cell table:formula="of:=AVERAGE([.P666:.R666])" office:value-type="float" office:value="114316.333333333" calcext:value-type="float">
            <text:p>114316.333333333</text:p>
          </table:table-cell>
          <table:table-cell table:formula="of:=SQRT(AVERAGE(([.P666]-[.S666])^2;([.Q666]-[.S666])^2;([.R666]-[.S666])^2))" office:value-type="float" office:value="241.749640928149" calcext:value-type="float">
            <text:p>241.749640928149</text:p>
          </table:table-cell>
          <table:table-cell table:formula="of:=(([.S666]-[.F666])/[.G666])*100" office:value-type="float" office:value="-33.3644666438485" calcext:value-type="float">
            <text:p>-33.3644666438485</text:p>
          </table:table-cell>
          <table:table-cell table:number-columns-repeated="3"/>
        </table:table-row>
        <table:table-row table:style-name="ro1">
          <table:table-cell table:style-name="ce6" office:value-type="float" office:value="666" calcext:value-type="float">
            <text:p>666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220896" calcext:value-type="float">
            <text:p>220896</text:p>
          </table:table-cell>
          <table:table-cell table:style-name="ce6" office:value-type="float" office:value="220969" calcext:value-type="float">
            <text:p>220969</text:p>
          </table:table-cell>
          <table:table-cell table:formula="of:=([.F667]/[.G667])*100" office:value-type="float" office:value="99.9669636917396" calcext:value-type="float">
            <text:p>99.97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10_krill_rotifer</text:p>
          </table:table-cell>
          <table:table-cell table:style-name="ce22"/>
          <table:table-cell table:formula="of:=100-[.H667]" office:value-type="float" office:value="0.033036308260435" calcext:value-type="float">
            <text:p>0.03</text:p>
          </table:table-cell>
          <table:table-cell table:formula="of:=([.G667]/[.O667])*100" office:value-type="float" office:value="0.141219489139493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39074" calcext:value-type="float">
            <text:p>139074</text:p>
          </table:table-cell>
          <table:table-cell office:value-type="float" office:value="139126" calcext:value-type="float">
            <text:p>139126</text:p>
          </table:table-cell>
          <table:table-cell office:value-type="float" office:value="139582" calcext:value-type="float">
            <text:p>139582</text:p>
          </table:table-cell>
          <table:table-cell table:formula="of:=AVERAGE([.P667:.R667])" office:value-type="float" office:value="139260.666666667" calcext:value-type="float">
            <text:p>139260.666666667</text:p>
          </table:table-cell>
          <table:table-cell table:formula="of:=SQRT(AVERAGE(([.P667]-[.S667])^2;([.Q667]-[.S667])^2;([.R667]-[.S667])^2))" office:value-type="float" office:value="228.206534135686" calcext:value-type="float">
            <text:p>228.206534135686</text:p>
          </table:table-cell>
          <table:table-cell table:formula="of:=(([.S667]-[.F667])/[.G667])*100" office:value-type="float" office:value="-36.9442470814156" calcext:value-type="float">
            <text:p>-36.9442470814156</text:p>
          </table:table-cell>
          <table:table-cell table:number-columns-repeated="3"/>
        </table:table-row>
        <table:table-row table:style-name="ro1">
          <table:table-cell table:style-name="ce6" office:value-type="float" office:value="667" calcext:value-type="float">
            <text:p>66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6340672" calcext:value-type="float">
            <text:p>16340672</text:p>
          </table:table-cell>
          <table:table-cell table:style-name="ce6" office:value-type="float" office:value="155276985" calcext:value-type="float">
            <text:p>155276985</text:p>
          </table:table-cell>
          <table:table-cell table:formula="of:=([.F668]/[.G668])*100" office:value-type="float" office:value="10.5235634244186" calcext:value-type="float">
            <text:p>10.52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20_krill</text:p>
          </table:table-cell>
          <table:table-cell table:style-name="ce22" office:value-type="string" calcext:value-type="string">
            <text:p>p20</text:p>
          </table:table-cell>
          <table:table-cell table:formula="of:=100-[.H668]" office:value-type="float" office:value="89.4764365755814" calcext:value-type="float">
            <text:p>89.48</text:p>
          </table:table-cell>
          <table:table-cell table:formula="of:=([.G668]/[.O668])*100" office:value-type="float" office:value="99.2362571076521" calcext:value-type="float">
            <text:p>99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409136" calcext:value-type="float">
            <text:p>17409136</text:p>
          </table:table-cell>
          <table:table-cell office:value-type="float" office:value="17408423" calcext:value-type="float">
            <text:p>17408423</text:p>
          </table:table-cell>
          <table:table-cell office:value-type="float" office:value="17409036" calcext:value-type="float">
            <text:p>17409036</text:p>
          </table:table-cell>
          <table:table-cell table:formula="of:=AVERAGE([.P668:.R668])" office:value-type="float" office:value="17408865" calcext:value-type="float">
            <text:p>17408865</text:p>
          </table:table-cell>
          <table:table-cell table:formula="of:=SQRT(AVERAGE(([.P668]-[.S668])^2;([.Q668]-[.S668])^2;([.R668]-[.S668])^2))" office:value-type="float" office:value="315.196235172101" calcext:value-type="float">
            <text:p>315.196235172101</text:p>
          </table:table-cell>
          <table:table-cell table:formula="of:=(([.S668]-[.F668])/[.G668])*100" office:value-type="float" office:value="0.687927447844251" calcext:value-type="float">
            <text:p>0.687927447844251</text:p>
          </table:table-cell>
          <table:table-cell table:number-columns-repeated="3"/>
        </table:table-row>
        <table:table-row table:style-name="ro1">
          <table:table-cell table:style-name="ce6" office:value-type="float" office:value="668" calcext:value-type="float">
            <text:p>66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189510" calcext:value-type="float">
            <text:p>1189510</text:p>
          </table:table-cell>
          <table:table-cell table:style-name="ce6" office:value-type="float" office:value="1195044" calcext:value-type="float">
            <text:p>1195044</text:p>
          </table:table-cell>
          <table:table-cell table:formula="of:=([.F669]/[.G669])*100" office:value-type="float" office:value="99.5369208163047" calcext:value-type="float">
            <text:p>99.54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20_krill</text:p>
          </table:table-cell>
          <table:table-cell table:style-name="ce22" office:value-type="string" calcext:value-type="string">
            <text:p>p20</text:p>
          </table:table-cell>
          <table:table-cell table:formula="of:=100-[.H669]" office:value-type="float" office:value="0.463079183695328" calcext:value-type="float">
            <text:p>0.46</text:p>
          </table:table-cell>
          <table:table-cell table:formula="of:=([.G669]/[.O669])*100" office:value-type="float" office:value="0.763742892347871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466910" calcext:value-type="float">
            <text:p>466910</text:p>
          </table:table-cell>
          <table:table-cell office:value-type="float" office:value="466834" calcext:value-type="float">
            <text:p>466834</text:p>
          </table:table-cell>
          <table:table-cell office:value-type="float" office:value="466841" calcext:value-type="float">
            <text:p>466841</text:p>
          </table:table-cell>
          <table:table-cell table:formula="of:=AVERAGE([.P669:.R669])" office:value-type="float" office:value="466861.666666667" calcext:value-type="float">
            <text:p>466861.666666667</text:p>
          </table:table-cell>
          <table:table-cell table:formula="of:=SQRT(AVERAGE(([.P669]-[.S669])^2;([.Q669]-[.S669])^2;([.R669]-[.S669])^2))" office:value-type="float" office:value="34.2960963117119" calcext:value-type="float">
            <text:p>34.2960963117119</text:p>
          </table:table-cell>
          <table:table-cell table:formula="of:=(([.S669]-[.F669])/[.G669])*100" office:value-type="float" office:value="-60.4704373507028" calcext:value-type="float">
            <text:p>-60.4704373507028</text:p>
          </table:table-cell>
          <table:table-cell table:number-columns-repeated="3"/>
        </table:table-row>
        <table:table-row table:style-name="ro1">
          <table:table-cell table:style-name="ce6" office:value-type="float" office:value="669" calcext:value-type="float">
            <text:p>669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5458627" calcext:value-type="float">
            <text:p>15458627</text:p>
          </table:table-cell>
          <table:table-cell table:style-name="ce6" office:value-type="float" office:value="153986745" calcext:value-type="float">
            <text:p>153986745</text:p>
          </table:table-cell>
          <table:table-cell table:formula="of:=([.F670]/[.G670])*100" office:value-type="float" office:value="10.0389335458711" calcext:value-type="float">
            <text:p>10.04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20_krill_rotifer</text:p>
          </table:table-cell>
          <table:table-cell table:style-name="ce22"/>
          <table:table-cell table:formula="of:=100-[.H670]" office:value-type="float" office:value="89.9610664541289" calcext:value-type="float">
            <text:p>89.96</text:p>
          </table:table-cell>
          <table:table-cell table:formula="of:=([.G670]/[.O670])*100" office:value-type="float" office:value="98.4116752266311" calcext:value-type="float">
            <text:p>98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287727" calcext:value-type="float">
            <text:p>17287727</text:p>
          </table:table-cell>
          <table:table-cell office:value-type="float" office:value="17287811" calcext:value-type="float">
            <text:p>17287811</text:p>
          </table:table-cell>
          <table:table-cell office:value-type="float" office:value="17288620" calcext:value-type="float">
            <text:p>17288620</text:p>
          </table:table-cell>
          <table:table-cell table:formula="of:=AVERAGE([.P670:.R670])" office:value-type="float" office:value="17288052.6666667" calcext:value-type="float">
            <text:p>17288052.6666667</text:p>
          </table:table-cell>
          <table:table-cell table:formula="of:=SQRT(AVERAGE(([.P670]-[.S670])^2;([.Q670]-[.S670])^2;([.R670]-[.S670])^2))" office:value-type="float" office:value="402.628309431361" calcext:value-type="float">
            <text:p>402.628309431361</text:p>
          </table:table-cell>
          <table:table-cell table:formula="of:=(([.S670]-[.F670])/[.G670])*100" office:value-type="float" office:value="1.1880410009749" calcext:value-type="float">
            <text:p>1.1880410009749</text:p>
          </table:table-cell>
          <table:table-cell table:number-columns-repeated="3"/>
        </table:table-row>
        <table:table-row table:style-name="ro1"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882045" calcext:value-type="float">
            <text:p>882045</text:p>
          </table:table-cell>
          <table:table-cell table:style-name="ce6" office:value-type="float" office:value="1290240" calcext:value-type="float">
            <text:p>1290240</text:p>
          </table:table-cell>
          <table:table-cell table:formula="of:=([.F671]/[.G671])*100" office:value-type="float" office:value="68.3628627232143" calcext:value-type="float">
            <text:p>68.36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20_krill_rotifer</text:p>
          </table:table-cell>
          <table:table-cell table:style-name="ce22"/>
          <table:table-cell table:formula="of:=100-[.H671]" office:value-type="float" office:value="31.6371372767857" calcext:value-type="float">
            <text:p>31.64</text:p>
          </table:table-cell>
          <table:table-cell table:formula="of:=([.G671]/[.O671])*100" office:value-type="float" office:value="0.824581881021048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490781" calcext:value-type="float">
            <text:p>490781</text:p>
          </table:table-cell>
          <table:table-cell office:value-type="float" office:value="490619" calcext:value-type="float">
            <text:p>490619</text:p>
          </table:table-cell>
          <table:table-cell office:value-type="float" office:value="490651" calcext:value-type="float">
            <text:p>490651</text:p>
          </table:table-cell>
          <table:table-cell table:formula="of:=AVERAGE([.P671:.R671])" office:value-type="float" office:value="490683.666666667" calcext:value-type="float">
            <text:p>490683.666666667</text:p>
          </table:table-cell>
          <table:table-cell table:formula="of:=SQRT(AVERAGE(([.P671]-[.S671])^2;([.Q671]-[.S671])^2;([.R671]-[.S671])^2))" office:value-type="float" office:value="70.0539474659034" calcext:value-type="float">
            <text:p>70.0539474659034</text:p>
          </table:table-cell>
          <table:table-cell table:formula="of:=(([.S671]-[.F671])/[.G671])*100" office:value-type="float" office:value="-30.3324446097884" calcext:value-type="float">
            <text:p>-30.3324446097884</text:p>
          </table:table-cell>
          <table:table-cell table:number-columns-repeated="3"/>
        </table:table-row>
        <table:table-row table:style-name="ro1">
          <table:table-cell table:style-name="ce6" office:value-type="float" office:value="671" calcext:value-type="float">
            <text:p>67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789237" calcext:value-type="float">
            <text:p>789237</text:p>
          </table:table-cell>
          <table:table-cell table:style-name="ce6" office:value-type="float" office:value="794213" calcext:value-type="float">
            <text:p>794213</text:p>
          </table:table-cell>
          <table:table-cell table:formula="of:=([.F672]/[.G672])*100" office:value-type="float" office:value="99.3734678228636" calcext:value-type="float">
            <text:p>99.37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20_krill_rotifer</text:p>
          </table:table-cell>
          <table:table-cell table:style-name="ce22"/>
          <table:table-cell table:formula="of:=100-[.H672]" office:value-type="float" office:value="0.626532177136369" calcext:value-type="float">
            <text:p>0.63</text:p>
          </table:table-cell>
          <table:table-cell table:formula="of:=([.G672]/[.O672])*100" office:value-type="float" office:value="0.507575063144353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54210" calcext:value-type="float">
            <text:p>354210</text:p>
          </table:table-cell>
          <table:table-cell office:value-type="float" office:value="353592" calcext:value-type="float">
            <text:p>353592</text:p>
          </table:table-cell>
          <table:table-cell office:value-type="float" office:value="354711" calcext:value-type="float">
            <text:p>354711</text:p>
          </table:table-cell>
          <table:table-cell table:formula="of:=AVERAGE([.P672:.R672])" office:value-type="float" office:value="354171" calcext:value-type="float">
            <text:p>354171</text:p>
          </table:table-cell>
          <table:table-cell table:formula="of:=SQRT(AVERAGE(([.P672]-[.S672])^2;([.Q672]-[.S672])^2;([.R672]-[.S672])^2))" office:value-type="float" office:value="457.661446923378" calcext:value-type="float">
            <text:p>457.661446923378</text:p>
          </table:table-cell>
          <table:table-cell table:formula="of:=(([.S672]-[.F672])/[.G672])*100" office:value-type="float" office:value="-54.7795112897925" calcext:value-type="float">
            <text:p>-54.7795112897925</text:p>
          </table:table-cell>
          <table:table-cell table:number-columns-repeated="3"/>
        </table:table-row>
        <table:table-row table:style-name="ro1">
          <table:table-cell table:style-name="ce6" office:value-type="float" office:value="672" calcext:value-type="float">
            <text:p>672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400273" calcext:value-type="float">
            <text:p>400273</text:p>
          </table:table-cell>
          <table:table-cell table:style-name="ce6" office:value-type="float" office:value="400831" calcext:value-type="float">
            <text:p>400831</text:p>
          </table:table-cell>
          <table:table-cell table:formula="of:=([.F673]/[.G673])*100" office:value-type="float" office:value="99.8607892104154" calcext:value-type="float">
            <text:p>99.86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20_krill_rotifer</text:p>
          </table:table-cell>
          <table:table-cell table:style-name="ce22"/>
          <table:table-cell table:formula="of:=100-[.H673]" office:value-type="float" office:value="0.139210789584638" calcext:value-type="float">
            <text:p>0.14</text:p>
          </table:table-cell>
          <table:table-cell table:formula="of:=([.G673]/[.O673])*100" office:value-type="float" office:value="0.256167829203519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19285" calcext:value-type="float">
            <text:p>219285</text:p>
          </table:table-cell>
          <table:table-cell office:value-type="float" office:value="218931" calcext:value-type="float">
            <text:p>218931</text:p>
          </table:table-cell>
          <table:table-cell office:value-type="float" office:value="219280" calcext:value-type="float">
            <text:p>219280</text:p>
          </table:table-cell>
          <table:table-cell table:formula="of:=AVERAGE([.P673:.R673])" office:value-type="float" office:value="219165.333333333" calcext:value-type="float">
            <text:p>219165.333333333</text:p>
          </table:table-cell>
          <table:table-cell table:formula="of:=SQRT(AVERAGE(([.P673]-[.S673])^2;([.Q673]-[.S673])^2;([.R673]-[.S673])^2))" office:value-type="float" office:value="165.711261603496" calcext:value-type="float">
            <text:p>165.711261603496</text:p>
          </table:table-cell>
          <table:table-cell table:formula="of:=(([.S673]-[.F673])/[.G673])*100" office:value-type="float" office:value="-45.183048882613" calcext:value-type="float">
            <text:p>-45.183048882613</text:p>
          </table:table-cell>
          <table:table-cell table:number-columns-repeated="3"/>
        </table:table-row>
        <table:table-row table:style-name="ro1">
          <table:table-cell table:style-name="ce6" office:value-type="float" office:value="673" calcext:value-type="float">
            <text:p>67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5264457" calcext:value-type="float">
            <text:p>15264457</text:p>
          </table:table-cell>
          <table:table-cell table:style-name="ce6" office:value-type="float" office:value="154091051" calcext:value-type="float">
            <text:p>154091051</text:p>
          </table:table-cell>
          <table:table-cell table:formula="of:=([.F674]/[.G674])*100" office:value-type="float" office:value="9.90612816314687" calcext:value-type="float">
            <text:p>9.91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30_krill</text:p>
          </table:table-cell>
          <table:table-cell table:style-name="ce22" office:value-type="string" calcext:value-type="string">
            <text:p>p30</text:p>
          </table:table-cell>
          <table:table-cell table:formula="of:=100-[.H674]" office:value-type="float" office:value="90.0938718368531" calcext:value-type="float">
            <text:p>90.09</text:p>
          </table:table-cell>
          <table:table-cell table:formula="of:=([.G674]/[.O674])*100" office:value-type="float" office:value="98.4783363421458" calcext:value-type="float">
            <text:p>98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298738" calcext:value-type="float">
            <text:p>17298738</text:p>
          </table:table-cell>
          <table:table-cell office:value-type="float" office:value="17298181" calcext:value-type="float">
            <text:p>17298181</text:p>
          </table:table-cell>
          <table:table-cell office:value-type="float" office:value="17297826" calcext:value-type="float">
            <text:p>17297826</text:p>
          </table:table-cell>
          <table:table-cell table:formula="of:=AVERAGE([.P674:.R674])" office:value-type="float" office:value="17298248.3333333" calcext:value-type="float">
            <text:p>17298248.3333333</text:p>
          </table:table-cell>
          <table:table-cell table:formula="of:=SQRT(AVERAGE(([.P674]-[.S674])^2;([.Q674]-[.S674])^2;([.R674]-[.S674])^2))" office:value-type="float" office:value="375.354351098917" calcext:value-type="float">
            <text:p>375.354351098917</text:p>
          </table:table-cell>
          <table:table-cell table:formula="of:=(([.S674]-[.F674])/[.G674])*100" office:value-type="float" office:value="1.31986336658404" calcext:value-type="float">
            <text:p>1.31986336658404</text:p>
          </table:table-cell>
          <table:table-cell table:number-columns-repeated="3"/>
        </table:table-row>
        <table:table-row table:style-name="ro1">
          <table:table-cell table:style-name="ce6" office:value-type="float" office:value="674" calcext:value-type="float">
            <text:p>67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2336044" calcext:value-type="float">
            <text:p>2336044</text:p>
          </table:table-cell>
          <table:table-cell table:style-name="ce6" office:value-type="float" office:value="2380978" calcext:value-type="float">
            <text:p>2380978</text:p>
          </table:table-cell>
          <table:table-cell table:formula="of:=([.F675]/[.G675])*100" office:value-type="float" office:value="98.1127923063548" calcext:value-type="float">
            <text:p>98.11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30_krill</text:p>
          </table:table-cell>
          <table:table-cell table:style-name="ce22" office:value-type="string" calcext:value-type="string">
            <text:p>p30</text:p>
          </table:table-cell>
          <table:table-cell table:formula="of:=100-[.H675]" office:value-type="float" office:value="1.88720769364522" calcext:value-type="float">
            <text:p>1.89</text:p>
          </table:table-cell>
          <table:table-cell table:formula="of:=([.G675]/[.O675])*100" office:value-type="float" office:value="1.52166365785415" calcext:value-type="float">
            <text:p>2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733897" calcext:value-type="float">
            <text:p>733897</text:p>
          </table:table-cell>
          <table:table-cell office:value-type="float" office:value="733828" calcext:value-type="float">
            <text:p>733828</text:p>
          </table:table-cell>
          <table:table-cell office:value-type="float" office:value="734121" calcext:value-type="float">
            <text:p>734121</text:p>
          </table:table-cell>
          <table:table-cell table:formula="of:=AVERAGE([.P675:.R675])" office:value-type="float" office:value="733948.666666667" calcext:value-type="float">
            <text:p>733948.666666667</text:p>
          </table:table-cell>
          <table:table-cell table:formula="of:=SQRT(AVERAGE(([.P675]-[.S675])^2;([.Q675]-[.S675])^2;([.R675]-[.S675])^2))" office:value-type="float" office:value="125.071535086481" calcext:value-type="float">
            <text:p>125.071535086481</text:p>
          </table:table-cell>
          <table:table-cell table:formula="of:=(([.S675]-[.F675])/[.G675])*100" office:value-type="float" office:value="-67.2872799888673" calcext:value-type="float">
            <text:p>-67.2872799888673</text:p>
          </table:table-cell>
          <table:table-cell table:number-columns-repeated="3"/>
        </table:table-row>
        <table:table-row table:style-name="ro1">
          <table:table-cell table:style-name="ce6" office:value-type="float" office:value="675" calcext:value-type="float">
            <text:p>675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4518804" calcext:value-type="float">
            <text:p>14518804</text:p>
          </table:table-cell>
          <table:table-cell table:style-name="ce6" office:value-type="float" office:value="152941883" calcext:value-type="float">
            <text:p>152941883</text:p>
          </table:table-cell>
          <table:table-cell table:formula="of:=([.F676]/[.G676])*100" office:value-type="float" office:value="9.49302029974353" calcext:value-type="float">
            <text:p>9.49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30_krill_rotifer</text:p>
          </table:table-cell>
          <table:table-cell table:style-name="ce22"/>
          <table:table-cell table:formula="of:=100-[.H676]" office:value-type="float" office:value="90.5069797002565" calcext:value-type="float">
            <text:p>90.51</text:p>
          </table:table-cell>
          <table:table-cell table:formula="of:=([.G676]/[.O676])*100" office:value-type="float" office:value="97.7439124279522" calcext:value-type="float">
            <text:p>98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190201" calcext:value-type="float">
            <text:p>17190201</text:p>
          </table:table-cell>
          <table:table-cell office:value-type="float" office:value="17190774" calcext:value-type="float">
            <text:p>17190774</text:p>
          </table:table-cell>
          <table:table-cell office:value-type="float" office:value="17191229" calcext:value-type="float">
            <text:p>17191229</text:p>
          </table:table-cell>
          <table:table-cell table:formula="of:=AVERAGE([.P676:.R676])" office:value-type="float" office:value="17190734.6666667" calcext:value-type="float">
            <text:p>17190734.6666667</text:p>
          </table:table-cell>
          <table:table-cell table:formula="of:=SQRT(AVERAGE(([.P676]-[.S676])^2;([.Q676]-[.S676])^2;([.R676]-[.S676])^2))" office:value-type="float" office:value="420.599836212786" calcext:value-type="float">
            <text:p>420.599836212786</text:p>
          </table:table-cell>
          <table:table-cell table:formula="of:=(([.S676]-[.F676])/[.G676])*100" office:value-type="float" office:value="1.74702351916686" calcext:value-type="float">
            <text:p>1.74702351916686</text:p>
          </table:table-cell>
          <table:table-cell table:number-columns-repeated="3"/>
        </table:table-row>
        <table:table-row table:style-name="ro1">
          <table:table-cell table:style-name="ce6" office:value-type="float" office:value="676" calcext:value-type="float">
            <text:p>67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745653" calcext:value-type="float">
            <text:p>745653</text:p>
          </table:table-cell>
          <table:table-cell table:style-name="ce6" office:value-type="float" office:value="1149168" calcext:value-type="float">
            <text:p>1149168</text:p>
          </table:table-cell>
          <table:table-cell table:formula="of:=([.F677]/[.G677])*100" office:value-type="float" office:value="64.8863351572616" calcext:value-type="float">
            <text:p>64.89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30_krill_rotifer</text:p>
          </table:table-cell>
          <table:table-cell table:style-name="ce22"/>
          <table:table-cell table:formula="of:=100-[.H677]" office:value-type="float" office:value="35.1136648427384" calcext:value-type="float">
            <text:p>35.11</text:p>
          </table:table-cell>
          <table:table-cell table:formula="of:=([.G677]/[.O677])*100" office:value-type="float" office:value="0.734423914193635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455264" calcext:value-type="float">
            <text:p>455264</text:p>
          </table:table-cell>
          <table:table-cell office:value-type="float" office:value="454810" calcext:value-type="float">
            <text:p>454810</text:p>
          </table:table-cell>
          <table:table-cell office:value-type="float" office:value="454520" calcext:value-type="float">
            <text:p>454520</text:p>
          </table:table-cell>
          <table:table-cell table:formula="of:=AVERAGE([.P677:.R677])" office:value-type="float" office:value="454864.666666667" calcext:value-type="float">
            <text:p>454864.666666667</text:p>
          </table:table-cell>
          <table:table-cell table:formula="of:=SQRT(AVERAGE(([.P677]-[.S677])^2;([.Q677]-[.S677])^2;([.R677]-[.S677])^2))" office:value-type="float" office:value="306.186580735051" calcext:value-type="float">
            <text:p>306.186580735051</text:p>
          </table:table-cell>
          <table:table-cell table:formula="of:=(([.S677]-[.F677])/[.G677])*100" office:value-type="float" office:value="-25.3042491031192" calcext:value-type="float">
            <text:p>-25.3042491031192</text:p>
          </table:table-cell>
          <table:table-cell table:number-columns-repeated="3"/>
        </table:table-row>
        <table:table-row table:style-name="ro1">
          <table:table-cell table:style-name="ce6" office:value-type="float" office:value="677" calcext:value-type="float">
            <text:p>67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796956" calcext:value-type="float">
            <text:p>1796956</text:p>
          </table:table-cell>
          <table:table-cell table:style-name="ce6" office:value-type="float" office:value="1839075" calcext:value-type="float">
            <text:p>1839075</text:p>
          </table:table-cell>
          <table:table-cell table:formula="of:=([.F678]/[.G678])*100" office:value-type="float" office:value="97.7097725758873" calcext:value-type="float">
            <text:p>97.71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30_krill_rotifer</text:p>
          </table:table-cell>
          <table:table-cell table:style-name="ce22"/>
          <table:table-cell table:formula="of:=100-[.H678]" office:value-type="float" office:value="2.29022742411267" calcext:value-type="float">
            <text:p>2.29</text:p>
          </table:table-cell>
          <table:table-cell table:formula="of:=([.G678]/[.O678])*100" office:value-type="float" office:value="1.17533786182321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620244" calcext:value-type="float">
            <text:p>620244</text:p>
          </table:table-cell>
          <table:table-cell office:value-type="float" office:value="619969" calcext:value-type="float">
            <text:p>619969</text:p>
          </table:table-cell>
          <table:table-cell office:value-type="float" office:value="620079" calcext:value-type="float">
            <text:p>620079</text:p>
          </table:table-cell>
          <table:table-cell table:formula="of:=AVERAGE([.P678:.R678])" office:value-type="float" office:value="620097.333333333" calcext:value-type="float">
            <text:p>620097.333333333</text:p>
          </table:table-cell>
          <table:table-cell table:formula="of:=SQRT(AVERAGE(([.P678]-[.S678])^2;([.Q678]-[.S678])^2;([.R678]-[.S678])^2))" office:value-type="float" office:value="113.014256721098" calcext:value-type="float">
            <text:p>113.014256721098</text:p>
          </table:table-cell>
          <table:table-cell table:formula="of:=(([.S678]-[.F678])/[.G678])*100" office:value-type="float" office:value="-63.9918799758937" calcext:value-type="float">
            <text:p>-63.9918799758937</text:p>
          </table:table-cell>
          <table:table-cell table:number-columns-repeated="3"/>
        </table:table-row>
        <table:table-row table:style-name="ro1">
          <table:table-cell table:style-name="ce6" office:value-type="float" office:value="678" calcext:value-type="float">
            <text:p>678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539088" calcext:value-type="float">
            <text:p>539088</text:p>
          </table:table-cell>
          <table:table-cell table:style-name="ce6" office:value-type="float" office:value="541903" calcext:value-type="float">
            <text:p>541903</text:p>
          </table:table-cell>
          <table:table-cell table:formula="of:=([.F679]/[.G679])*100" office:value-type="float" office:value="99.4805343391714" calcext:value-type="float">
            <text:p>99.48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30_krill_rotifer</text:p>
          </table:table-cell>
          <table:table-cell table:style-name="ce22"/>
          <table:table-cell table:formula="of:=100-[.H679]" office:value-type="float" office:value="0.519465660828601" calcext:value-type="float">
            <text:p>0.52</text:p>
          </table:table-cell>
          <table:table-cell table:formula="of:=([.G679]/[.O679])*100" office:value-type="float" office:value="0.346325796030931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72407" calcext:value-type="float">
            <text:p>272407</text:p>
          </table:table-cell>
          <table:table-cell office:value-type="float" office:value="271828" calcext:value-type="float">
            <text:p>271828</text:p>
          </table:table-cell>
          <table:table-cell office:value-type="float" office:value="272653" calcext:value-type="float">
            <text:p>272653</text:p>
          </table:table-cell>
          <table:table-cell table:formula="of:=AVERAGE([.P679:.R679])" office:value-type="float" office:value="272296" calcext:value-type="float">
            <text:p>272296</text:p>
          </table:table-cell>
          <table:table-cell table:formula="of:=SQRT(AVERAGE(([.P679]-[.S679])^2;([.Q679]-[.S679])^2;([.R679]-[.S679])^2))" office:value-type="float" office:value="345.829437729063" calcext:value-type="float">
            <text:p>345.829437729063</text:p>
          </table:table-cell>
          <table:table-cell table:formula="of:=(([.S679]-[.F679])/[.G679])*100" office:value-type="float" office:value="-49.2324272056069" calcext:value-type="float">
            <text:p>-49.2324272056069</text:p>
          </table:table-cell>
          <table:table-cell table:number-columns-repeated="3"/>
        </table:table-row>
        <table:table-row table:style-name="ro1">
          <table:table-cell table:style-name="ce6" office:value-type="float" office:value="679" calcext:value-type="float">
            <text:p>67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4132772" calcext:value-type="float">
            <text:p>14132772</text:p>
          </table:table-cell>
          <table:table-cell table:style-name="ce6" office:value-type="float" office:value="152588837" calcext:value-type="float">
            <text:p>152588837</text:p>
          </table:table-cell>
          <table:table-cell table:formula="of:=([.F680]/[.G680])*100" office:value-type="float" office:value="9.26199601350917" calcext:value-type="float">
            <text:p>9.26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40_krill</text:p>
          </table:table-cell>
          <table:table-cell table:style-name="ce22" office:value-type="string" calcext:value-type="string">
            <text:p>p40</text:p>
          </table:table-cell>
          <table:table-cell table:formula="of:=100-[.H680]" office:value-type="float" office:value="90.7380039864908" calcext:value-type="float">
            <text:p>90.74</text:p>
          </table:table-cell>
          <table:table-cell table:formula="of:=([.G680]/[.O680])*100" office:value-type="float" office:value="97.518283603263" calcext:value-type="float">
            <text:p>98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157852" calcext:value-type="float">
            <text:p>17157852</text:p>
          </table:table-cell>
          <table:table-cell office:value-type="float" office:value="17158490" calcext:value-type="float">
            <text:p>17158490</text:p>
          </table:table-cell>
          <table:table-cell office:value-type="float" office:value="17157770" calcext:value-type="float">
            <text:p>17157770</text:p>
          </table:table-cell>
          <table:table-cell table:formula="of:=AVERAGE([.P680:.R680])" office:value-type="float" office:value="17158037.3333333" calcext:value-type="float">
            <text:p>17158037.3333333</text:p>
          </table:table-cell>
          <table:table-cell table:formula="of:=SQRT(AVERAGE(([.P680]-[.S680])^2;([.Q680]-[.S680])^2;([.R680]-[.S680])^2))" office:value-type="float" office:value="321.829492468018" calcext:value-type="float">
            <text:p>321.829492468018</text:p>
          </table:table-cell>
          <table:table-cell table:formula="of:=(([.S680]-[.F680])/[.G680])*100" office:value-type="float" office:value="1.98262559228584" calcext:value-type="float">
            <text:p>1.98262559228584</text:p>
          </table:table-cell>
          <table:table-cell table:number-columns-repeated="3"/>
        </table:table-row>
        <table:table-row table:style-name="ro1">
          <table:table-cell table:style-name="ce6" office:value-type="float" office:value="680" calcext:value-type="float">
            <text:p>68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3643558" calcext:value-type="float">
            <text:p>3643558</text:p>
          </table:table-cell>
          <table:table-cell table:style-name="ce6" office:value-type="float" office:value="3883192" calcext:value-type="float">
            <text:p>3883192</text:p>
          </table:table-cell>
          <table:table-cell table:formula="of:=([.F681]/[.G681])*100" office:value-type="float" office:value="93.828942787274" calcext:value-type="float">
            <text:p>93.83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40_krill</text:p>
          </table:table-cell>
          <table:table-cell table:style-name="ce22" office:value-type="string" calcext:value-type="string">
            <text:p>p40</text:p>
          </table:table-cell>
          <table:table-cell table:formula="of:=100-[.H681]" office:value-type="float" office:value="6.17105721272603" calcext:value-type="float">
            <text:p>6.17</text:p>
          </table:table-cell>
          <table:table-cell table:formula="of:=([.G681]/[.O681])*100" office:value-type="float" office:value="2.48171639673695" calcext:value-type="float">
            <text:p>2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015213" calcext:value-type="float">
            <text:p>1015213</text:p>
          </table:table-cell>
          <table:table-cell office:value-type="float" office:value="1015532" calcext:value-type="float">
            <text:p>1015532</text:p>
          </table:table-cell>
          <table:table-cell office:value-type="float" office:value="1014738" calcext:value-type="float">
            <text:p>1014738</text:p>
          </table:table-cell>
          <table:table-cell table:formula="of:=AVERAGE([.P681:.R681])" office:value-type="float" office:value="1015161" calcext:value-type="float">
            <text:p>1015161</text:p>
          </table:table-cell>
          <table:table-cell table:formula="of:=SQRT(AVERAGE(([.P681]-[.S681])^2;([.Q681]-[.S681])^2;([.R681]-[.S681])^2))" office:value-type="float" office:value="326.22793667414" calcext:value-type="float">
            <text:p>326.22793667414</text:p>
          </table:table-cell>
          <table:table-cell table:formula="of:=(([.S681]-[.F681])/[.G681])*100" office:value-type="float" office:value="-67.6865063586864" calcext:value-type="float">
            <text:p>-67.6865063586864</text:p>
          </table:table-cell>
          <table:table-cell table:number-columns-repeated="3"/>
        </table:table-row>
        <table:table-row table:style-name="ro1">
          <table:table-cell table:style-name="ce6" office:value-type="float" office:value="681" calcext:value-type="float">
            <text:p>681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3489509" calcext:value-type="float">
            <text:p>13489509</text:p>
          </table:table-cell>
          <table:table-cell table:style-name="ce6" office:value-type="float" office:value="151552968" calcext:value-type="float">
            <text:p>151552968</text:p>
          </table:table-cell>
          <table:table-cell table:formula="of:=([.F682]/[.G682])*100" office:value-type="float" office:value="8.90085438643471" calcext:value-type="float">
            <text:p>8.90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40_krill_rotifer</text:p>
          </table:table-cell>
          <table:table-cell table:style-name="ce22"/>
          <table:table-cell table:formula="of:=100-[.H682]" office:value-type="float" office:value="91.0991456135653" calcext:value-type="float">
            <text:p>91.10</text:p>
          </table:table-cell>
          <table:table-cell table:formula="of:=([.G682]/[.O682])*100" office:value-type="float" office:value="96.8562681576782" calcext:value-type="float">
            <text:p>97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7061695" calcext:value-type="float">
            <text:p>17061695</text:p>
          </table:table-cell>
          <table:table-cell office:value-type="float" office:value="17061391" calcext:value-type="float">
            <text:p>17061391</text:p>
          </table:table-cell>
          <table:table-cell office:value-type="float" office:value="17060693" calcext:value-type="float">
            <text:p>17060693</text:p>
          </table:table-cell>
          <table:table-cell table:formula="of:=AVERAGE([.P682:.R682])" office:value-type="float" office:value="17061259.6666667" calcext:value-type="float">
            <text:p>17061259.6666667</text:p>
          </table:table-cell>
          <table:table-cell table:formula="of:=SQRT(AVERAGE(([.P682]-[.S682])^2;([.Q682]-[.S682])^2;([.R682]-[.S682])^2))" office:value-type="float" office:value="419.473744377669" calcext:value-type="float">
            <text:p>419.473744377669</text:p>
          </table:table-cell>
          <table:table-cell table:formula="of:=(([.S682]-[.F682])/[.G682])*100" office:value-type="float" office:value="2.35676721729836" calcext:value-type="float">
            <text:p>2.35676721729836</text:p>
          </table:table-cell>
          <table:table-cell table:number-columns-repeated="3"/>
        </table:table-row>
        <table:table-row table:style-name="ro1">
          <table:table-cell table:style-name="ce6" office:value-type="float" office:value="682" calcext:value-type="float">
            <text:p>68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643263" calcext:value-type="float">
            <text:p>643263</text:p>
          </table:table-cell>
          <table:table-cell table:style-name="ce6" office:value-type="float" office:value="1035869" calcext:value-type="float">
            <text:p>1035869</text:p>
          </table:table-cell>
          <table:table-cell table:formula="of:=([.F683]/[.G683])*100" office:value-type="float" office:value="62.098875436952" calcext:value-type="float">
            <text:p>62.10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40_krill_rotifer</text:p>
          </table:table-cell>
          <table:table-cell table:style-name="ce22"/>
          <table:table-cell table:formula="of:=100-[.H683]" office:value-type="float" office:value="37.901124563048" calcext:value-type="float">
            <text:p>37.90</text:p>
          </table:table-cell>
          <table:table-cell table:formula="of:=([.G683]/[.O683])*100" office:value-type="float" office:value="0.662015445584846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425146" calcext:value-type="float">
            <text:p>425146</text:p>
          </table:table-cell>
          <table:table-cell office:value-type="float" office:value="425266" calcext:value-type="float">
            <text:p>425266</text:p>
          </table:table-cell>
          <table:table-cell office:value-type="float" office:value="424087" calcext:value-type="float">
            <text:p>424087</text:p>
          </table:table-cell>
          <table:table-cell table:formula="of:=AVERAGE([.P683:.R683])" office:value-type="float" office:value="424833" calcext:value-type="float">
            <text:p>424833</text:p>
          </table:table-cell>
          <table:table-cell table:formula="of:=SQRT(AVERAGE(([.P683]-[.S683])^2;([.Q683]-[.S683])^2;([.R683]-[.S683])^2))" office:value-type="float" office:value="529.771648920551" calcext:value-type="float">
            <text:p>529.771648920551</text:p>
          </table:table-cell>
          <table:table-cell table:formula="of:=(([.S683]-[.F683])/[.G683])*100" office:value-type="float" office:value="-21.0866431952303" calcext:value-type="float">
            <text:p>-21.0866431952303</text:p>
          </table:table-cell>
          <table:table-cell table:number-columns-repeated="3"/>
        </table:table-row>
        <table:table-row table:style-name="ro1"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2997571" calcext:value-type="float">
            <text:p>2997571</text:p>
          </table:table-cell>
          <table:table-cell table:style-name="ce6" office:value-type="float" office:value="3227990" calcext:value-type="float">
            <text:p>3227990</text:p>
          </table:table-cell>
          <table:table-cell table:formula="of:=([.F684]/[.G684])*100" office:value-type="float" office:value="92.8618428185961" calcext:value-type="float">
            <text:p>92.86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40_krill_rotifer</text:p>
          </table:table-cell>
          <table:table-cell table:style-name="ce22"/>
          <table:table-cell table:formula="of:=100-[.H684]" office:value-type="float" office:value="7.1381571814039" calcext:value-type="float">
            <text:p>7.14</text:p>
          </table:table-cell>
          <table:table-cell table:formula="of:=([.G684]/[.O684])*100" office:value-type="float" office:value="2.06298213209723" calcext:value-type="float">
            <text:p>2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897640" calcext:value-type="float">
            <text:p>897640</text:p>
          </table:table-cell>
          <table:table-cell office:value-type="float" office:value="897379" calcext:value-type="float">
            <text:p>897379</text:p>
          </table:table-cell>
          <table:table-cell office:value-type="float" office:value="897245" calcext:value-type="float">
            <text:p>897245</text:p>
          </table:table-cell>
          <table:table-cell table:formula="of:=AVERAGE([.P684:.R684])" office:value-type="float" office:value="897421.333333333" calcext:value-type="float">
            <text:p>897421.333333333</text:p>
          </table:table-cell>
          <table:table-cell table:formula="of:=SQRT(AVERAGE(([.P684]-[.S684])^2;([.Q684]-[.S684])^2;([.R684]-[.S684])^2))" office:value-type="float" office:value="164.012872123569" calcext:value-type="float">
            <text:p>164.012872123569</text:p>
          </table:table-cell>
          <table:table-cell table:formula="of:=(([.S684]-[.F684])/[.G684])*100" office:value-type="float" office:value="-65.0606001464275" calcext:value-type="float">
            <text:p>-65.0606001464275</text:p>
          </table:table-cell>
          <table:table-cell table:number-columns-repeated="3"/>
        </table:table-row>
        <table:table-row table:style-name="ro1">
          <table:table-cell table:style-name="ce6" office:value-type="float" office:value="684" calcext:value-type="float">
            <text:p>684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645987" calcext:value-type="float">
            <text:p>645987</text:p>
          </table:table-cell>
          <table:table-cell table:style-name="ce6" office:value-type="float" office:value="655202" calcext:value-type="float">
            <text:p>655202</text:p>
          </table:table-cell>
          <table:table-cell table:formula="of:=([.F685]/[.G685])*100" office:value-type="float" office:value="98.5935635117109" calcext:value-type="float">
            <text:p>98.59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40_krill_rotifer</text:p>
          </table:table-cell>
          <table:table-cell table:style-name="ce22"/>
          <table:table-cell table:formula="of:=100-[.H685]" office:value-type="float" office:value="1.4064364882891" calcext:value-type="float">
            <text:p>1.41</text:p>
          </table:table-cell>
          <table:table-cell table:formula="of:=([.G685]/[.O685])*100" office:value-type="float" office:value="0.41873426463972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10924" calcext:value-type="float">
            <text:p>310924</text:p>
          </table:table-cell>
          <table:table-cell office:value-type="float" office:value="310329" calcext:value-type="float">
            <text:p>310329</text:p>
          </table:table-cell>
          <table:table-cell office:value-type="float" office:value="311259" calcext:value-type="float">
            <text:p>311259</text:p>
          </table:table-cell>
          <table:table-cell table:formula="of:=AVERAGE([.P685:.R685])" office:value-type="float" office:value="310837.333333333" calcext:value-type="float">
            <text:p>310837.333333333</text:p>
          </table:table-cell>
          <table:table-cell table:formula="of:=SQRT(AVERAGE(([.P685]-[.S685])^2;([.Q685]-[.S685])^2;([.R685]-[.S685])^2))" office:value-type="float" office:value="384.584913322865" calcext:value-type="float">
            <text:p>384.584913322865</text:p>
          </table:table-cell>
          <table:table-cell table:formula="of:=(([.S685]-[.F685])/[.G685])*100" office:value-type="float" office:value="-51.1521128852883" calcext:value-type="float">
            <text:p>-51.1521128852883</text:p>
          </table:table-cell>
          <table:table-cell table:number-columns-repeated="3"/>
        </table:table-row>
        <table:table-row table:style-name="ro1">
          <table:table-cell table:style-name="ce6" office:value-type="float" office:value="685" calcext:value-type="float">
            <text:p>68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3053256" calcext:value-type="float">
            <text:p>13053256</text:p>
          </table:table-cell>
          <table:table-cell table:style-name="ce6" office:value-type="float" office:value="150734982" calcext:value-type="float">
            <text:p>150734982</text:p>
          </table:table-cell>
          <table:table-cell table:formula="of:=([.F686]/[.G686])*100" office:value-type="float" office:value="8.65973898480978" calcext:value-type="float">
            <text:p>8.66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50_krill</text:p>
          </table:table-cell>
          <table:table-cell table:style-name="ce22" office:value-type="string" calcext:value-type="string">
            <text:p>p50</text:p>
          </table:table-cell>
          <table:table-cell table:formula="of:=100-[.H686]" office:value-type="float" office:value="91.3402610151902" calcext:value-type="float">
            <text:p>91.34</text:p>
          </table:table-cell>
          <table:table-cell table:formula="of:=([.G686]/[.O686])*100" office:value-type="float" office:value="96.3334999637539" calcext:value-type="float">
            <text:p>96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984815" calcext:value-type="float">
            <text:p>16984815</text:p>
          </table:table-cell>
          <table:table-cell office:value-type="float" office:value="16985024" calcext:value-type="float">
            <text:p>16985024</text:p>
          </table:table-cell>
          <table:table-cell office:value-type="float" office:value="16985066" calcext:value-type="float">
            <text:p>16985066</text:p>
          </table:table-cell>
          <table:table-cell table:formula="of:=AVERAGE([.P686:.R686])" office:value-type="float" office:value="16984968.3333333" calcext:value-type="float">
            <text:p>16984968.3333333</text:p>
          </table:table-cell>
          <table:table-cell table:formula="of:=SQRT(AVERAGE(([.P686]-[.S686])^2;([.Q686]-[.S686])^2;([.R686]-[.S686])^2))" office:value-type="float" office:value="109.770467592862" calcext:value-type="float">
            <text:p>109.770467592862</text:p>
          </table:table-cell>
          <table:table-cell table:formula="of:=(([.S686]-[.F686])/[.G686])*100" office:value-type="float" office:value="2.60836090014814" calcext:value-type="float">
            <text:p>2.60836090014814</text:p>
          </table:table-cell>
          <table:table-cell table:number-columns-repeated="3"/>
        </table:table-row>
        <table:table-row table:style-name="ro1">
          <table:table-cell table:style-name="ce6" office:value-type="float" office:value="686" calcext:value-type="float">
            <text:p>68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4952964" calcext:value-type="float">
            <text:p>4952964</text:p>
          </table:table-cell>
          <table:table-cell table:style-name="ce6" office:value-type="float" office:value="5737047" calcext:value-type="float">
            <text:p>5737047</text:p>
          </table:table-cell>
          <table:table-cell table:formula="of:=([.F687]/[.G687])*100" office:value-type="float" office:value="86.3329862906823" calcext:value-type="float">
            <text:p>86.33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50_krill</text:p>
          </table:table-cell>
          <table:table-cell table:style-name="ce22" office:value-type="string" calcext:value-type="string">
            <text:p>p50</text:p>
          </table:table-cell>
          <table:table-cell table:formula="of:=100-[.H687]" office:value-type="float" office:value="13.6670137093177" calcext:value-type="float">
            <text:p>13.67</text:p>
          </table:table-cell>
          <table:table-cell table:formula="of:=([.G687]/[.O687])*100" office:value-type="float" office:value="3.66650003624609" calcext:value-type="float">
            <text:p>4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325067" calcext:value-type="float">
            <text:p>1325067</text:p>
          </table:table-cell>
          <table:table-cell office:value-type="float" office:value="1322588" calcext:value-type="float">
            <text:p>1322588</text:p>
          </table:table-cell>
          <table:table-cell office:value-type="float" office:value="1324037" calcext:value-type="float">
            <text:p>1324037</text:p>
          </table:table-cell>
          <table:table-cell table:formula="of:=AVERAGE([.P687:.R687])" office:value-type="float" office:value="1323897.33333333" calcext:value-type="float">
            <text:p>1323897.33333333</text:p>
          </table:table-cell>
          <table:table-cell table:formula="of:=SQRT(AVERAGE(([.P687]-[.S687])^2;([.Q687]-[.S687])^2;([.R687]-[.S687])^2))" office:value-type="float" office:value="1016.85473670311" calcext:value-type="float">
            <text:p>1016.85473670311</text:p>
          </table:table-cell>
          <table:table-cell table:formula="of:=(([.S687]-[.F687])/[.G687])*100" office:value-type="float" office:value="-63.2567009938505" calcext:value-type="float">
            <text:p>-63.2567009938505</text:p>
          </table:table-cell>
          <table:table-cell table:number-columns-repeated="3"/>
        </table:table-row>
        <table:table-row table:style-name="ro1">
          <table:table-cell table:style-name="ce6" office:value-type="float" office:value="687" calcext:value-type="float">
            <text:p>687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2486896" calcext:value-type="float">
            <text:p>12486896</text:p>
          </table:table-cell>
          <table:table-cell table:style-name="ce6" office:value-type="float" office:value="149792831" calcext:value-type="float">
            <text:p>149792831</text:p>
          </table:table-cell>
          <table:table-cell table:formula="of:=([.F688]/[.G688])*100" office:value-type="float" office:value="8.33611055792116" calcext:value-type="float">
            <text:p>8.34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50_krill_rotifer</text:p>
          </table:table-cell>
          <table:table-cell table:style-name="ce22"/>
          <table:table-cell table:formula="of:=100-[.H688]" office:value-type="float" office:value="91.6638894420789" calcext:value-type="float">
            <text:p>91.66</text:p>
          </table:table-cell>
          <table:table-cell table:formula="of:=([.G688]/[.O688])*100" office:value-type="float" office:value="95.7313789290737" calcext:value-type="float">
            <text:p>96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896020" calcext:value-type="float">
            <text:p>16896020</text:p>
          </table:table-cell>
          <table:table-cell office:value-type="float" office:value="16895296" calcext:value-type="float">
            <text:p>16895296</text:p>
          </table:table-cell>
          <table:table-cell office:value-type="float" office:value="16894613" calcext:value-type="float">
            <text:p>16894613</text:p>
          </table:table-cell>
          <table:table-cell table:formula="of:=AVERAGE([.P688:.R688])" office:value-type="float" office:value="16895309.6666667" calcext:value-type="float">
            <text:p>16895309.6666667</text:p>
          </table:table-cell>
          <table:table-cell table:formula="of:=SQRT(AVERAGE(([.P688]-[.S688])^2;([.Q688]-[.S688])^2;([.R688]-[.S688])^2))" office:value-type="float" office:value="574.486630731203" calcext:value-type="float">
            <text:p>574.486630731203</text:p>
          </table:table-cell>
          <table:table-cell table:formula="of:=(([.S688]-[.F688])/[.G688])*100" office:value-type="float" office:value="2.94300711004432" calcext:value-type="float">
            <text:p>2.94300711004432</text:p>
          </table:table-cell>
          <table:table-cell table:number-columns-repeated="3"/>
        </table:table-row>
        <table:table-row table:style-name="ro1">
          <table:table-cell table:style-name="ce6" office:value-type="float" office:value="688" calcext:value-type="float">
            <text:p>68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566360" calcext:value-type="float">
            <text:p>566360</text:p>
          </table:table-cell>
          <table:table-cell table:style-name="ce6" office:value-type="float" office:value="942151" calcext:value-type="float">
            <text:p>942151</text:p>
          </table:table-cell>
          <table:table-cell table:formula="of:=([.F689]/[.G689])*100" office:value-type="float" office:value="60.1135062214019" calcext:value-type="float">
            <text:p>60.11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50_krill_rotifer</text:p>
          </table:table-cell>
          <table:table-cell table:style-name="ce22"/>
          <table:table-cell table:formula="of:=100-[.H689]" office:value-type="float" office:value="39.8864937785981" calcext:value-type="float">
            <text:p>39.89</text:p>
          </table:table-cell>
          <table:table-cell table:formula="of:=([.G689]/[.O689])*100" office:value-type="float" office:value="0.602121034680262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98120" calcext:value-type="float">
            <text:p>398120</text:p>
          </table:table-cell>
          <table:table-cell office:value-type="float" office:value="398469" calcext:value-type="float">
            <text:p>398469</text:p>
          </table:table-cell>
          <table:table-cell office:value-type="float" office:value="398113" calcext:value-type="float">
            <text:p>398113</text:p>
          </table:table-cell>
          <table:table-cell table:formula="of:=AVERAGE([.P689:.R689])" office:value-type="float" office:value="398234" calcext:value-type="float">
            <text:p>398234</text:p>
          </table:table-cell>
          <table:table-cell table:formula="of:=SQRT(AVERAGE(([.P689]-[.S689])^2;([.Q689]-[.S689])^2;([.R689]-[.S689])^2))" office:value-type="float" office:value="166.194664976547" calcext:value-type="float">
            <text:p>166.194664976547</text:p>
          </table:table-cell>
          <table:table-cell table:formula="of:=(([.S689]-[.F689])/[.G689])*100" office:value-type="float" office:value="-17.8449102107836" calcext:value-type="float">
            <text:p>-17.8449102107836</text:p>
          </table:table-cell>
          <table:table-cell table:number-columns-repeated="3"/>
        </table:table-row>
        <table:table-row table:style-name="ro1">
          <table:table-cell table:style-name="ce6" office:value-type="float" office:value="689" calcext:value-type="float">
            <text:p>68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4225132" calcext:value-type="float">
            <text:p>4225132</text:p>
          </table:table-cell>
          <table:table-cell table:style-name="ce6" office:value-type="float" office:value="4988127" calcext:value-type="float">
            <text:p>4988127</text:p>
          </table:table-cell>
          <table:table-cell table:formula="of:=([.F690]/[.G690])*100" office:value-type="float" office:value="84.7037775902659" calcext:value-type="float">
            <text:p>84.70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50_krill_rotifer</text:p>
          </table:table-cell>
          <table:table-cell table:style-name="ce22"/>
          <table:table-cell table:formula="of:=100-[.H690]" office:value-type="float" office:value="15.2962224097342" calcext:value-type="float">
            <text:p>15.30</text:p>
          </table:table-cell>
          <table:table-cell table:formula="of:=([.G690]/[.O690])*100" office:value-type="float" office:value="3.18787136070179" calcext:value-type="float">
            <text:p>3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202828" calcext:value-type="float">
            <text:p>1202828</text:p>
          </table:table-cell>
          <table:table-cell office:value-type="float" office:value="1204033" calcext:value-type="float">
            <text:p>1204033</text:p>
          </table:table-cell>
          <table:table-cell office:value-type="float" office:value="1201277" calcext:value-type="float">
            <text:p>1201277</text:p>
          </table:table-cell>
          <table:table-cell table:formula="of:=AVERAGE([.P690:.R690])" office:value-type="float" office:value="1202712.66666667" calcext:value-type="float">
            <text:p>1202712.66666667</text:p>
          </table:table-cell>
          <table:table-cell table:formula="of:=SQRT(AVERAGE(([.P690]-[.S690])^2;([.Q690]-[.S690])^2;([.R690]-[.S690])^2))" office:value-type="float" office:value="1128.08401972351" calcext:value-type="float">
            <text:p>1128.08401972351</text:p>
          </table:table-cell>
          <table:table-cell table:formula="of:=(([.S690]-[.F690])/[.G690])*100" office:value-type="float" office:value="-60.5922690687974" calcext:value-type="float">
            <text:p>-60.5922690687974</text:p>
          </table:table-cell>
          <table:table-cell table:number-columns-repeated="3"/>
        </table:table-row>
        <table:table-row table:style-name="ro1">
          <table:table-cell table:style-name="ce6" office:value-type="float" office:value="690" calcext:value-type="float">
            <text:p>690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727832" calcext:value-type="float">
            <text:p>727832</text:p>
          </table:table-cell>
          <table:table-cell table:style-name="ce6" office:value-type="float" office:value="748920" calcext:value-type="float">
            <text:p>748920</text:p>
          </table:table-cell>
          <table:table-cell table:formula="of:=([.F691]/[.G691])*100" office:value-type="float" office:value="97.1842119318485" calcext:value-type="float">
            <text:p>97.18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50_krill_rotifer</text:p>
          </table:table-cell>
          <table:table-cell table:style-name="ce22"/>
          <table:table-cell table:formula="of:=100-[.H691]" office:value-type="float" office:value="2.81578806815148" calcext:value-type="float">
            <text:p>2.82</text:p>
          </table:table-cell>
          <table:table-cell table:formula="of:=([.G691]/[.O691])*100" office:value-type="float" office:value="0.478628675544304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40692" calcext:value-type="float">
            <text:p>340692</text:p>
          </table:table-cell>
          <table:table-cell office:value-type="float" office:value="340759" calcext:value-type="float">
            <text:p>340759</text:p>
          </table:table-cell>
          <table:table-cell office:value-type="float" office:value="341088" calcext:value-type="float">
            <text:p>341088</text:p>
          </table:table-cell>
          <table:table-cell table:formula="of:=AVERAGE([.P691:.R691])" office:value-type="float" office:value="340846.333333333" calcext:value-type="float">
            <text:p>340846.333333333</text:p>
          </table:table-cell>
          <table:table-cell table:formula="of:=SQRT(AVERAGE(([.P691]-[.S691])^2;([.Q691]-[.S691])^2;([.R691]-[.S691])^2))" office:value-type="float" office:value="173.0593989229" calcext:value-type="float">
            <text:p>173.0593989229</text:p>
          </table:table-cell>
          <table:table-cell table:formula="of:=(([.S691]-[.F691])/[.G691])*100" office:value-type="float" office:value="-51.6724972849793" calcext:value-type="float">
            <text:p>-51.6724972849793</text:p>
          </table:table-cell>
          <table:table-cell table:number-columns-repeated="3"/>
        </table:table-row>
        <table:table-row table:style-name="ro1">
          <table:table-cell table:style-name="ce6" office:value-type="float" office:value="691" calcext:value-type="float">
            <text:p>69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2072020" calcext:value-type="float">
            <text:p>12072020</text:p>
          </table:table-cell>
          <table:table-cell table:style-name="ce6" office:value-type="float" office:value="148433502" calcext:value-type="float">
            <text:p>148433502</text:p>
          </table:table-cell>
          <table:table-cell table:formula="of:=([.F692]/[.G692])*100" office:value-type="float" office:value="8.13294831513172" calcext:value-type="float">
            <text:p>8.1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60_krill</text:p>
          </table:table-cell>
          <table:table-cell table:style-name="ce22" office:value-type="string" calcext:value-type="string">
            <text:p>p60</text:p>
          </table:table-cell>
          <table:table-cell table:formula="of:=100-[.H692]" office:value-type="float" office:value="91.8670516848683" calcext:value-type="float">
            <text:p>91.87</text:p>
          </table:table-cell>
          <table:table-cell table:formula="of:=([.G692]/[.O692])*100" office:value-type="float" office:value="94.8626428305598" calcext:value-type="float">
            <text:p>9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768531" calcext:value-type="float">
            <text:p>16768531</text:p>
          </table:table-cell>
          <table:table-cell office:value-type="float" office:value="16769095" calcext:value-type="float">
            <text:p>16769095</text:p>
          </table:table-cell>
          <table:table-cell office:value-type="float" office:value="16768288" calcext:value-type="float">
            <text:p>16768288</text:p>
          </table:table-cell>
          <table:table-cell table:formula="of:=AVERAGE([.P692:.R692])" office:value-type="float" office:value="16768638" calcext:value-type="float">
            <text:p>16768638</text:p>
          </table:table-cell>
          <table:table-cell table:formula="of:=SQRT(AVERAGE(([.P692]-[.S692])^2;([.Q692]-[.S692])^2;([.R692]-[.S692])^2))" office:value-type="float" office:value="338.032542812079" calcext:value-type="float">
            <text:p>338.032542812079</text:p>
          </table:table-cell>
          <table:table-cell table:formula="of:=(([.S692]-[.F692])/[.G692])*100" office:value-type="float" office:value="3.16412261161904" calcext:value-type="float">
            <text:p>3.16412261161904</text:p>
          </table:table-cell>
          <table:table-cell table:number-columns-repeated="3"/>
        </table:table-row>
        <table:table-row table:style-name="ro1">
          <table:table-cell table:style-name="ce6" office:value-type="float" office:value="692" calcext:value-type="float">
            <text:p>69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6163878" calcext:value-type="float">
            <text:p>6163878</text:p>
          </table:table-cell>
          <table:table-cell table:style-name="ce6" office:value-type="float" office:value="8038527" calcext:value-type="float">
            <text:p>8038527</text:p>
          </table:table-cell>
          <table:table-cell table:formula="of:=([.F693]/[.G693])*100" office:value-type="float" office:value="76.6791975694054" calcext:value-type="float">
            <text:p>76.68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60_krill</text:p>
          </table:table-cell>
          <table:table-cell table:style-name="ce22" office:value-type="string" calcext:value-type="string">
            <text:p>p60</text:p>
          </table:table-cell>
          <table:table-cell table:formula="of:=100-[.H693]" office:value-type="float" office:value="23.3208024305946" calcext:value-type="float">
            <text:p>23.32</text:p>
          </table:table-cell>
          <table:table-cell table:formula="of:=([.G693]/[.O693])*100" office:value-type="float" office:value="5.13735716944017" calcext:value-type="float">
            <text:p>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76020" calcext:value-type="float">
            <text:p>1676020</text:p>
          </table:table-cell>
          <table:table-cell office:value-type="float" office:value="1678251" calcext:value-type="float">
            <text:p>1678251</text:p>
          </table:table-cell>
          <table:table-cell office:value-type="float" office:value="1677190" calcext:value-type="float">
            <text:p>1677190</text:p>
          </table:table-cell>
          <table:table-cell table:formula="of:=AVERAGE([.P693:.R693])" office:value-type="float" office:value="1677153.66666667" calcext:value-type="float">
            <text:p>1677153.66666667</text:p>
          </table:table-cell>
          <table:table-cell table:formula="of:=SQRT(AVERAGE(([.P693]-[.S693])^2;([.Q693]-[.S693])^2;([.R693]-[.S693])^2))" office:value-type="float" office:value="911.16421254471" calcext:value-type="float">
            <text:p>911.16421254471</text:p>
          </table:table-cell>
          <table:table-cell table:formula="of:=(([.S693]-[.F693])/[.G693])*100" office:value-type="float" office:value="-55.8152548760903" calcext:value-type="float">
            <text:p>-55.8152548760903</text:p>
          </table:table-cell>
          <table:table-cell table:number-columns-repeated="3"/>
        </table:table-row>
        <table:table-row table:style-name="ro1">
          <table:table-cell table:style-name="ce6" office:value-type="float" office:value="693" calcext:value-type="float">
            <text:p>693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1560772" calcext:value-type="float">
            <text:p>11560772</text:p>
          </table:table-cell>
          <table:table-cell table:style-name="ce6" office:value-type="float" office:value="147565846" calcext:value-type="float">
            <text:p>147565846</text:p>
          </table:table-cell>
          <table:table-cell table:formula="of:=([.F694]/[.G694])*100" office:value-type="float" office:value="7.83431418134519" calcext:value-type="float">
            <text:p>7.83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60_krill_rotifer</text:p>
          </table:table-cell>
          <table:table-cell table:style-name="ce22"/>
          <table:table-cell table:formula="of:=100-[.H694]" office:value-type="float" office:value="92.1656858186548" calcext:value-type="float">
            <text:p>92.17</text:p>
          </table:table-cell>
          <table:table-cell table:formula="of:=([.G694]/[.O694])*100" office:value-type="float" office:value="94.3081309439657" calcext:value-type="float">
            <text:p>94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687428" calcext:value-type="float">
            <text:p>16687428</text:p>
          </table:table-cell>
          <table:table-cell office:value-type="float" office:value="16686773" calcext:value-type="float">
            <text:p>16686773</text:p>
          </table:table-cell>
          <table:table-cell office:value-type="float" office:value="16685628" calcext:value-type="float">
            <text:p>16685628</text:p>
          </table:table-cell>
          <table:table-cell table:formula="of:=AVERAGE([.P694:.R694])" office:value-type="float" office:value="16686609.6666667" calcext:value-type="float">
            <text:p>16686609.6666667</text:p>
          </table:table-cell>
          <table:table-cell table:formula="of:=SQRT(AVERAGE(([.P694]-[.S694])^2;([.Q694]-[.S694])^2;([.R694]-[.S694])^2))" office:value-type="float" office:value="743.867521060631" calcext:value-type="float">
            <text:p>743.867521060631</text:p>
          </table:table-cell>
          <table:table-cell table:formula="of:=(([.S694]-[.F694])/[.G694])*100" office:value-type="float" office:value="3.47359352154337" calcext:value-type="float">
            <text:p>3.47359352154337</text:p>
          </table:table-cell>
          <table:table-cell table:number-columns-repeated="3"/>
        </table:table-row>
        <table:table-row table:style-name="ro1">
          <table:table-cell table:style-name="ce6" office:value-type="float" office:value="694" calcext:value-type="float">
            <text:p>69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511248" calcext:value-type="float">
            <text:p>511248</text:p>
          </table:table-cell>
          <table:table-cell table:style-name="ce6" office:value-type="float" office:value="867656" calcext:value-type="float">
            <text:p>867656</text:p>
          </table:table-cell>
          <table:table-cell table:formula="of:=([.F695]/[.G695])*100" office:value-type="float" office:value="58.9228910996985" calcext:value-type="float">
            <text:p>58.92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60_krill_rotifer</text:p>
          </table:table-cell>
          <table:table-cell table:style-name="ce22"/>
          <table:table-cell table:formula="of:=100-[.H695]" office:value-type="float" office:value="41.0771089003015" calcext:value-type="float">
            <text:p>41.08</text:p>
          </table:table-cell>
          <table:table-cell table:formula="of:=([.G695]/[.O695])*100" office:value-type="float" office:value="0.554511886594121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77003" calcext:value-type="float">
            <text:p>377003</text:p>
          </table:table-cell>
          <table:table-cell office:value-type="float" office:value="376972" calcext:value-type="float">
            <text:p>376972</text:p>
          </table:table-cell>
          <table:table-cell office:value-type="float" office:value="375803" calcext:value-type="float">
            <text:p>375803</text:p>
          </table:table-cell>
          <table:table-cell table:formula="of:=AVERAGE([.P695:.R695])" office:value-type="float" office:value="376592.666666667" calcext:value-type="float">
            <text:p>376592.666666667</text:p>
          </table:table-cell>
          <table:table-cell table:formula="of:=SQRT(AVERAGE(([.P695]-[.S695])^2;([.Q695]-[.S695])^2;([.R695]-[.S695])^2))" office:value-type="float" office:value="558.522057656534" calcext:value-type="float">
            <text:p>558.522057656534</text:p>
          </table:table-cell>
          <table:table-cell table:formula="of:=(([.S695]-[.F695])/[.G695])*100" office:value-type="float" office:value="-15.5194378109911" calcext:value-type="float">
            <text:p>-15.5194378109911</text:p>
          </table:table-cell>
          <table:table-cell table:number-columns-repeated="3"/>
        </table:table-row>
        <table:table-row table:style-name="ro1">
          <table:table-cell table:style-name="ce6" office:value-type="float" office:value="695" calcext:value-type="float">
            <text:p>69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5377381" calcext:value-type="float">
            <text:p>5377381</text:p>
          </table:table-cell>
          <table:table-cell table:style-name="ce6" office:value-type="float" office:value="7215112" calcext:value-type="float">
            <text:p>7215112</text:p>
          </table:table-cell>
          <table:table-cell table:formula="of:=([.F696]/[.G696])*100" office:value-type="float" office:value="74.5294182543528" calcext:value-type="float">
            <text:p>74.53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60_krill_rotifer</text:p>
          </table:table-cell>
          <table:table-cell table:style-name="ce22"/>
          <table:table-cell table:formula="of:=100-[.H696]" office:value-type="float" office:value="25.4705817456472" calcext:value-type="float">
            <text:p>25.47</text:p>
          </table:table-cell>
          <table:table-cell table:formula="of:=([.G696]/[.O696])*100" office:value-type="float" office:value="4.61111934580972" calcext:value-type="float">
            <text:p>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553512" calcext:value-type="float">
            <text:p>1553512</text:p>
          </table:table-cell>
          <table:table-cell office:value-type="float" office:value="1553260" calcext:value-type="float">
            <text:p>1553260</text:p>
          </table:table-cell>
          <table:table-cell office:value-type="float" office:value="1553172" calcext:value-type="float">
            <text:p>1553172</text:p>
          </table:table-cell>
          <table:table-cell table:formula="of:=AVERAGE([.P696:.R696])" office:value-type="float" office:value="1553314.66666667" calcext:value-type="float">
            <text:p>1553314.66666667</text:p>
          </table:table-cell>
          <table:table-cell table:formula="of:=SQRT(AVERAGE(([.P696]-[.S696])^2;([.Q696]-[.S696])^2;([.R696]-[.S696])^2))" office:value-type="float" office:value="144.086393836784" calcext:value-type="float">
            <text:p>144.086393836784</text:p>
          </table:table-cell>
          <table:table-cell table:formula="of:=(([.S696]-[.F696])/[.G696])*100" office:value-type="float" office:value="-53.0007896389319" calcext:value-type="float">
            <text:p>-53.0007896389319</text:p>
          </table:table-cell>
          <table:table-cell table:number-columns-repeated="3"/>
        </table:table-row>
        <table:table-row table:style-name="ro1">
          <table:table-cell table:style-name="ce6" office:value-type="float" office:value="696" calcext:value-type="float">
            <text:p>696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786497" calcext:value-type="float">
            <text:p>786497</text:p>
          </table:table-cell>
          <table:table-cell table:style-name="ce6" office:value-type="float" office:value="823415" calcext:value-type="float">
            <text:p>823415</text:p>
          </table:table-cell>
          <table:table-cell table:formula="of:=([.F697]/[.G697])*100" office:value-type="float" office:value="95.51647711057" calcext:value-type="float">
            <text:p>95.52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60_krill_rotifer</text:p>
          </table:table-cell>
          <table:table-cell table:style-name="ce22"/>
          <table:table-cell table:formula="of:=100-[.H697]" office:value-type="float" office:value="4.48352288942999" calcext:value-type="float">
            <text:p>4.48</text:p>
          </table:table-cell>
          <table:table-cell table:formula="of:=([.G697]/[.O697])*100" office:value-type="float" office:value="0.526237823630446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63735" calcext:value-type="float">
            <text:p>363735</text:p>
          </table:table-cell>
          <table:table-cell office:value-type="float" office:value="363717" calcext:value-type="float">
            <text:p>363717</text:p>
          </table:table-cell>
          <table:table-cell office:value-type="float" office:value="363847" calcext:value-type="float">
            <text:p>363847</text:p>
          </table:table-cell>
          <table:table-cell table:formula="of:=AVERAGE([.P697:.R697])" office:value-type="float" office:value="363766.333333333" calcext:value-type="float">
            <text:p>363766.333333333</text:p>
          </table:table-cell>
          <table:table-cell table:formula="of:=SQRT(AVERAGE(([.P697]-[.S697])^2;([.Q697]-[.S697])^2;([.R697]-[.S697])^2))" office:value-type="float" office:value="57.5113515365059" calcext:value-type="float">
            <text:p>57.5113515365059</text:p>
          </table:table-cell>
          <table:table-cell table:formula="of:=(([.S697]-[.F697])/[.G697])*100" office:value-type="float" office:value="-51.3387133664879" calcext:value-type="float">
            <text:p>-51.3387133664879</text:p>
          </table:table-cell>
          <table:table-cell table:number-columns-repeated="3"/>
        </table:table-row>
        <table:table-row table:style-name="ro1">
          <table:table-cell table:style-name="ce6" office:value-type="float" office:value="697" calcext:value-type="float">
            <text:p>69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1189510" calcext:value-type="float">
            <text:p>11189510</text:p>
          </table:table-cell>
          <table:table-cell table:style-name="ce6" office:value-type="float" office:value="145466059" calcext:value-type="float">
            <text:p>145466059</text:p>
          </table:table-cell>
          <table:table-cell table:formula="of:=([.F698]/[.G698])*100" office:value-type="float" office:value="7.69217924574419" calcext:value-type="float">
            <text:p>7.69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70_krill</text:p>
          </table:table-cell>
          <table:table-cell table:style-name="ce22" office:value-type="string" calcext:value-type="string">
            <text:p>p70</text:p>
          </table:table-cell>
          <table:table-cell table:formula="of:=100-[.H698]" office:value-type="float" office:value="92.3078207542558" calcext:value-type="float">
            <text:p>92.31</text:p>
          </table:table-cell>
          <table:table-cell table:formula="of:=([.G698]/[.O698])*100" office:value-type="float" office:value="92.9661741652241" calcext:value-type="float">
            <text:p>93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488910" calcext:value-type="float">
            <text:p>16488910</text:p>
          </table:table-cell>
          <table:table-cell office:value-type="float" office:value="16488029" calcext:value-type="float">
            <text:p>16488029</text:p>
          </table:table-cell>
          <table:table-cell office:value-type="float" office:value="16488714" calcext:value-type="float">
            <text:p>16488714</text:p>
          </table:table-cell>
          <table:table-cell table:formula="of:=AVERAGE([.P698:.R698])" office:value-type="float" office:value="16488551" calcext:value-type="float">
            <text:p>16488551</text:p>
          </table:table-cell>
          <table:table-cell table:formula="of:=SQRT(AVERAGE(([.P698]-[.S698])^2;([.Q698]-[.S698])^2;([.R698]-[.S698])^2))" office:value-type="float" office:value="377.683288836912" calcext:value-type="float">
            <text:p>377.683288836912</text:p>
          </table:table-cell>
          <table:table-cell table:formula="of:=(([.S698]-[.F698])/[.G698])*100" office:value-type="float" office:value="3.64280233920409" calcext:value-type="float">
            <text:p>3.64280233920409</text:p>
          </table:table-cell>
          <table:table-cell table:number-columns-repeated="3"/>
        </table:table-row>
        <table:table-row table:style-name="ro1">
          <table:table-cell table:style-name="ce6" office:value-type="float" office:value="698" calcext:value-type="float">
            <text:p>69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7256521" calcext:value-type="float">
            <text:p>7256521</text:p>
          </table:table-cell>
          <table:table-cell table:style-name="ce6" office:value-type="float" office:value="11005970" calcext:value-type="float">
            <text:p>11005970</text:p>
          </table:table-cell>
          <table:table-cell table:formula="of:=([.F699]/[.G699])*100" office:value-type="float" office:value="65.9325893128911" calcext:value-type="float">
            <text:p>65.93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70_krill</text:p>
          </table:table-cell>
          <table:table-cell table:style-name="ce22" office:value-type="string" calcext:value-type="string">
            <text:p>p70</text:p>
          </table:table-cell>
          <table:table-cell table:formula="of:=100-[.H699]" office:value-type="float" office:value="34.0674106871089" calcext:value-type="float">
            <text:p>34.07</text:p>
          </table:table-cell>
          <table:table-cell table:formula="of:=([.G699]/[.O699])*100" office:value-type="float" office:value="7.03382583477588" calcext:value-type="float">
            <text:p>7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104459" calcext:value-type="float">
            <text:p>2104459</text:p>
          </table:table-cell>
          <table:table-cell office:value-type="float" office:value="2103986" calcext:value-type="float">
            <text:p>2103986</text:p>
          </table:table-cell>
          <table:table-cell office:value-type="float" office:value="2104556" calcext:value-type="float">
            <text:p>2104556</text:p>
          </table:table-cell>
          <table:table-cell table:formula="of:=AVERAGE([.P699:.R699])" office:value-type="float" office:value="2104333.66666667" calcext:value-type="float">
            <text:p>2104333.66666667</text:p>
          </table:table-cell>
          <table:table-cell table:formula="of:=SQRT(AVERAGE(([.P699]-[.S699])^2;([.Q699]-[.S699])^2;([.R699]-[.S699])^2))" office:value-type="float" office:value="249.006470241683" calcext:value-type="float">
            <text:p>249.006470241683</text:p>
          </table:table-cell>
          <table:table-cell table:formula="of:=(([.S699]-[.F699])/[.G699])*100" office:value-type="float" office:value="-46.8126601592893" calcext:value-type="float">
            <text:p>-46.8126601592893</text:p>
          </table:table-cell>
          <table:table-cell table:number-columns-repeated="3"/>
        </table:table-row>
        <table:table-row table:style-name="ro1">
          <table:table-cell table:style-name="ce6" office:value-type="float" office:value="699" calcext:value-type="float">
            <text:p>699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0717177" calcext:value-type="float">
            <text:p>10717177</text:p>
          </table:table-cell>
          <table:table-cell table:style-name="ce6" office:value-type="float" office:value="144656242" calcext:value-type="float">
            <text:p>144656242</text:p>
          </table:table-cell>
          <table:table-cell table:formula="of:=([.F700]/[.G700])*100" office:value-type="float" office:value="7.408720738093" calcext:value-type="float">
            <text:p>7.41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70_krill_rotifer</text:p>
          </table:table-cell>
          <table:table-cell table:style-name="ce22"/>
          <table:table-cell table:formula="of:=100-[.H700]" office:value-type="float" office:value="92.591279261907" calcext:value-type="float">
            <text:p>92.59</text:p>
          </table:table-cell>
          <table:table-cell table:formula="of:=([.G700]/[.O700])*100" office:value-type="float" office:value="92.4486267127015" calcext:value-type="float">
            <text:p>92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413387" calcext:value-type="float">
            <text:p>16413387</text:p>
          </table:table-cell>
          <table:table-cell office:value-type="float" office:value="16411783" calcext:value-type="float">
            <text:p>16411783</text:p>
          </table:table-cell>
          <table:table-cell office:value-type="float" office:value="16413233" calcext:value-type="float">
            <text:p>16413233</text:p>
          </table:table-cell>
          <table:table-cell table:formula="of:=AVERAGE([.P700:.R700])" office:value-type="float" office:value="16412801" calcext:value-type="float">
            <text:p>16412801</text:p>
          </table:table-cell>
          <table:table-cell table:formula="of:=SQRT(AVERAGE(([.P700]-[.S700])^2;([.Q700]-[.S700])^2;([.R700]-[.S700])^2))" office:value-type="float" office:value="722.57502493974" calcext:value-type="float">
            <text:p>722.57502493974</text:p>
          </table:table-cell>
          <table:table-cell table:formula="of:=(([.S700]-[.F700])/[.G700])*100" office:value-type="float" office:value="3.93735100625661" calcext:value-type="float">
            <text:p>3.93735100625661</text:p>
          </table:table-cell>
          <table:table-cell table:number-columns-repeated="3"/>
        </table:table-row>
        <table:table-row table:style-name="ro1">
          <table:table-cell table:style-name="ce6" office:value-type="float" office:value="700" calcext:value-type="float">
            <text:p>70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472333" calcext:value-type="float">
            <text:p>472333</text:p>
          </table:table-cell>
          <table:table-cell table:style-name="ce6" office:value-type="float" office:value="809817" calcext:value-type="float">
            <text:p>809817</text:p>
          </table:table-cell>
          <table:table-cell table:formula="of:=([.F701]/[.G701])*100" office:value-type="float" office:value="58.3258933808502" calcext:value-type="float">
            <text:p>58.33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70_krill_rotifer</text:p>
          </table:table-cell>
          <table:table-cell table:style-name="ce22"/>
          <table:table-cell table:formula="of:=100-[.H701]" office:value-type="float" office:value="41.6741066191498" calcext:value-type="float">
            <text:p>41.67</text:p>
          </table:table-cell>
          <table:table-cell table:formula="of:=([.G701]/[.O701])*100" office:value-type="float" office:value="0.517547452522649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59132" calcext:value-type="float">
            <text:p>359132</text:p>
          </table:table-cell>
          <table:table-cell office:value-type="float" office:value="359605" calcext:value-type="float">
            <text:p>359605</text:p>
          </table:table-cell>
          <table:table-cell office:value-type="float" office:value="359334" calcext:value-type="float">
            <text:p>359334</text:p>
          </table:table-cell>
          <table:table-cell table:formula="of:=AVERAGE([.P701:.R701])" office:value-type="float" office:value="359357" calcext:value-type="float">
            <text:p>359357</text:p>
          </table:table-cell>
          <table:table-cell table:formula="of:=SQRT(AVERAGE(([.P701]-[.S701])^2;([.Q701]-[.S701])^2;([.R701]-[.S701])^2))" office:value-type="float" office:value="193.785104346714" calcext:value-type="float">
            <text:p>193.785104346714</text:p>
          </table:table-cell>
          <table:table-cell table:formula="of:=(([.S701]-[.F701])/[.G701])*100" office:value-type="float" office:value="-13.950806169789" calcext:value-type="float">
            <text:p>-13.950806169789</text:p>
          </table:table-cell>
          <table:table-cell table:number-columns-repeated="3"/>
        </table:table-row>
        <table:table-row table:style-name="ro1">
          <table:table-cell table:style-name="ce6" office:value-type="float" office:value="701" calcext:value-type="float">
            <text:p>701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6428049" calcext:value-type="float">
            <text:p>6428049</text:p>
          </table:table-cell>
          <table:table-cell table:style-name="ce6" office:value-type="float" office:value="10124716" calcext:value-type="float">
            <text:p>10124716</text:p>
          </table:table-cell>
          <table:table-cell table:formula="of:=([.F702]/[.G702])*100" office:value-type="float" office:value="63.488684522114" calcext:value-type="float">
            <text:p>63.49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70_krill_rotifer</text:p>
          </table:table-cell>
          <table:table-cell table:style-name="ce22"/>
          <table:table-cell table:formula="of:=100-[.H702]" office:value-type="float" office:value="36.511315477886" calcext:value-type="float">
            <text:p>36.51</text:p>
          </table:table-cell>
          <table:table-cell table:formula="of:=([.G702]/[.O702])*100" office:value-type="float" office:value="6.47062357707396" calcext:value-type="float">
            <text:p>6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980048" calcext:value-type="float">
            <text:p>1980048</text:p>
          </table:table-cell>
          <table:table-cell office:value-type="float" office:value="1980299" calcext:value-type="float">
            <text:p>1980299</text:p>
          </table:table-cell>
          <table:table-cell office:value-type="float" office:value="1977574" calcext:value-type="float">
            <text:p>1977574</text:p>
          </table:table-cell>
          <table:table-cell table:formula="of:=AVERAGE([.P702:.R702])" office:value-type="float" office:value="1979307" calcext:value-type="float">
            <text:p>1979307</text:p>
          </table:table-cell>
          <table:table-cell table:formula="of:=SQRT(AVERAGE(([.P702]-[.S702])^2;([.Q702]-[.S702])^2;([.R702]-[.S702])^2))" office:value-type="float" office:value="1229.69291559587" calcext:value-type="float">
            <text:p>1229.69291559587</text:p>
          </table:table-cell>
          <table:table-cell table:formula="of:=(([.S702]-[.F702])/[.G702])*100" office:value-type="float" office:value="-43.9394250663426" calcext:value-type="float">
            <text:p>-43.9394250663426</text:p>
          </table:table-cell>
          <table:table-cell table:number-columns-repeated="3"/>
        </table:table-row>
        <table:table-row table:style-name="ro1">
          <table:table-cell table:style-name="ce6" office:value-type="float" office:value="702" calcext:value-type="float">
            <text:p>702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828472" calcext:value-type="float">
            <text:p>828472</text:p>
          </table:table-cell>
          <table:table-cell table:style-name="ce6" office:value-type="float" office:value="881254" calcext:value-type="float">
            <text:p>881254</text:p>
          </table:table-cell>
          <table:table-cell table:formula="of:=([.F703]/[.G703])*100" office:value-type="float" office:value="94.0105803775075" calcext:value-type="float">
            <text:p>94.01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70_krill_rotifer</text:p>
          </table:table-cell>
          <table:table-cell table:style-name="ce22"/>
          <table:table-cell table:formula="of:=100-[.H703]" office:value-type="float" office:value="5.98941962249249" calcext:value-type="float">
            <text:p>5.99</text:p>
          </table:table-cell>
          <table:table-cell table:formula="of:=([.G703]/[.O703])*100" office:value-type="float" office:value="0.563202257701918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80654" calcext:value-type="float">
            <text:p>380654</text:p>
          </table:table-cell>
          <table:table-cell office:value-type="float" office:value="380555" calcext:value-type="float">
            <text:p>380555</text:p>
          </table:table-cell>
          <table:table-cell office:value-type="float" office:value="381322" calcext:value-type="float">
            <text:p>381322</text:p>
          </table:table-cell>
          <table:table-cell table:formula="of:=AVERAGE([.P703:.R703])" office:value-type="float" office:value="380843.666666667" calcext:value-type="float">
            <text:p>380843.666666667</text:p>
          </table:table-cell>
          <table:table-cell table:formula="of:=SQRT(AVERAGE(([.P703]-[.S703])^2;([.Q703]-[.S703])^2;([.R703]-[.S703])^2))" office:value-type="float" office:value="340.638942120376" calcext:value-type="float">
            <text:p>340.638942120376</text:p>
          </table:table-cell>
          <table:table-cell table:formula="of:=(([.S703]-[.F703])/[.G703])*100" office:value-type="float" office:value="-50.7944739352483" calcext:value-type="float">
            <text:p>-50.7944739352483</text:p>
          </table:table-cell>
          <table:table-cell table:number-columns-repeated="3"/>
        </table:table-row>
        <table:table-row table:style-name="ro1">
          <table:table-cell table:style-name="ce6" office:value-type="float" office:value="703" calcext:value-type="float">
            <text:p>70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0381403" calcext:value-type="float">
            <text:p>10381403</text:p>
          </table:table-cell>
          <table:table-cell table:style-name="ce6" office:value-type="float" office:value="141269803" calcext:value-type="float">
            <text:p>141269803</text:p>
          </table:table-cell>
          <table:table-cell table:formula="of:=([.F704]/[.G704])*100" office:value-type="float" office:value="7.34863557500678" calcext:value-type="float">
            <text:p>7.35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80_krill</text:p>
          </table:table-cell>
          <table:table-cell table:style-name="ce22" office:value-type="string" calcext:value-type="string">
            <text:p>p80</text:p>
          </table:table-cell>
          <table:table-cell table:formula="of:=100-[.H704]" office:value-type="float" office:value="92.6513644249932" calcext:value-type="float">
            <text:p>92.65</text:p>
          </table:table-cell>
          <table:table-cell table:formula="of:=([.G704]/[.O704])*100" office:value-type="float" office:value="90.2843811145313" calcext:value-type="float">
            <text:p>9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092653" calcext:value-type="float">
            <text:p>16092653</text:p>
          </table:table-cell>
          <table:table-cell office:value-type="float" office:value="16093054" calcext:value-type="float">
            <text:p>16093054</text:p>
          </table:table-cell>
          <table:table-cell office:value-type="float" office:value="16092461" calcext:value-type="float">
            <text:p>16092461</text:p>
          </table:table-cell>
          <table:table-cell table:formula="of:=AVERAGE([.P704:.R704])" office:value-type="float" office:value="16092722.6666667" calcext:value-type="float">
            <text:p>16092722.6666667</text:p>
          </table:table-cell>
          <table:table-cell table:formula="of:=SQRT(AVERAGE(([.P704]-[.S704])^2;([.Q704]-[.S704])^2;([.R704]-[.S704])^2))" office:value-type="float" office:value="247.052401099218" calcext:value-type="float">
            <text:p>247.052401099218</text:p>
          </table:table-cell>
          <table:table-cell table:formula="of:=(([.S704]-[.F704])/[.G704])*100" office:value-type="float" office:value="4.04284535362923" calcext:value-type="float">
            <text:p>4.04284535362923</text:p>
          </table:table-cell>
          <table:table-cell table:number-columns-repeated="3"/>
        </table:table-row>
        <table:table-row table:style-name="ro1">
          <table:table-cell table:style-name="ce6" office:value-type="float" office:value="704" calcext:value-type="float">
            <text:p>704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8258977" calcext:value-type="float">
            <text:p>8258977</text:p>
          </table:table-cell>
          <table:table-cell table:style-name="ce6" office:value-type="float" office:value="15202226" calcext:value-type="float">
            <text:p>15202226</text:p>
          </table:table-cell>
          <table:table-cell table:formula="of:=([.F705]/[.G705])*100" office:value-type="float" office:value="54.3274188924701" calcext:value-type="float">
            <text:p>54.33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80_krill</text:p>
          </table:table-cell>
          <table:table-cell table:style-name="ce22" office:value-type="string" calcext:value-type="string">
            <text:p>p80</text:p>
          </table:table-cell>
          <table:table-cell table:formula="of:=100-[.H705]" office:value-type="float" office:value="45.6725811075299" calcext:value-type="float">
            <text:p>45.67</text:p>
          </table:table-cell>
          <table:table-cell table:formula="of:=([.G705]/[.O705])*100" office:value-type="float" office:value="9.71561888546866" calcext:value-type="float">
            <text:p>1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674620" calcext:value-type="float">
            <text:p>2674620</text:p>
          </table:table-cell>
          <table:table-cell office:value-type="float" office:value="2673468" calcext:value-type="float">
            <text:p>2673468</text:p>
          </table:table-cell>
          <table:table-cell office:value-type="float" office:value="2674709" calcext:value-type="float">
            <text:p>2674709</text:p>
          </table:table-cell>
          <table:table-cell table:formula="of:=AVERAGE([.P705:.R705])" office:value-type="float" office:value="2674265.66666667" calcext:value-type="float">
            <text:p>2674265.66666667</text:p>
          </table:table-cell>
          <table:table-cell table:formula="of:=SQRT(AVERAGE(([.P705]-[.S705])^2;([.Q705]-[.S705])^2;([.R705]-[.S705])^2))" office:value-type="float" office:value="565.204584395971" calcext:value-type="float">
            <text:p>565.204584395971</text:p>
          </table:table-cell>
          <table:table-cell table:formula="of:=(([.S705]-[.F705])/[.G705])*100" office:value-type="float" office:value="-36.7361420185" calcext:value-type="float">
            <text:p>-36.7361420185</text:p>
          </table:table-cell>
          <table:table-cell table:number-columns-repeated="3"/>
        </table:table-row>
        <table:table-row table:style-name="ro1"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9938294" calcext:value-type="float">
            <text:p>9938294</text:p>
          </table:table-cell>
          <table:table-cell table:style-name="ce6" office:value-type="float" office:value="140506356" calcext:value-type="float">
            <text:p>140506356</text:p>
          </table:table-cell>
          <table:table-cell table:formula="of:=([.F706]/[.G706])*100" office:value-type="float" office:value="7.07319888076807" calcext:value-type="float">
            <text:p>7.07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80_krill_rotifer</text:p>
          </table:table-cell>
          <table:table-cell table:style-name="ce22"/>
          <table:table-cell table:formula="of:=100-[.H706]" office:value-type="float" office:value="92.9268011192319" calcext:value-type="float">
            <text:p>92.93</text:p>
          </table:table-cell>
          <table:table-cell table:formula="of:=([.G706]/[.O706])*100" office:value-type="float" office:value="89.7964683515416" calcext:value-type="float">
            <text:p>9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6020750" calcext:value-type="float">
            <text:p>16020750</text:p>
          </table:table-cell>
          <table:table-cell office:value-type="float" office:value="16021691" calcext:value-type="float">
            <text:p>16021691</text:p>
          </table:table-cell>
          <table:table-cell office:value-type="float" office:value="16020410" calcext:value-type="float">
            <text:p>16020410</text:p>
          </table:table-cell>
          <table:table-cell table:formula="of:=AVERAGE([.P706:.R706])" office:value-type="float" office:value="16020950.3333333" calcext:value-type="float">
            <text:p>16020950.3333333</text:p>
          </table:table-cell>
          <table:table-cell table:formula="of:=SQRT(AVERAGE(([.P706]-[.S706])^2;([.Q706]-[.S706])^2;([.R706]-[.S706])^2))" office:value-type="float" office:value="541.811980508204" calcext:value-type="float">
            <text:p>541.811980508204</text:p>
          </table:table-cell>
          <table:table-cell table:formula="of:=(([.S706]-[.F706])/[.G706])*100" office:value-type="float" office:value="4.3290969223722" calcext:value-type="float">
            <text:p>4.3290969223722</text:p>
          </table:table-cell>
          <table:table-cell table:number-columns-repeated="3"/>
        </table:table-row>
        <table:table-row table:style-name="ro1">
          <table:table-cell table:style-name="ce6" office:value-type="float" office:value="706" calcext:value-type="float">
            <text:p>70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443109" calcext:value-type="float">
            <text:p>443109</text:p>
          </table:table-cell>
          <table:table-cell table:style-name="ce6" office:value-type="float" office:value="763447" calcext:value-type="float">
            <text:p>763447</text:p>
          </table:table-cell>
          <table:table-cell table:formula="of:=([.F707]/[.G707])*100" office:value-type="float" office:value="58.0405712511805" calcext:value-type="float">
            <text:p>58.04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80_krill_rotifer</text:p>
          </table:table-cell>
          <table:table-cell table:style-name="ce22"/>
          <table:table-cell table:formula="of:=100-[.H707]" office:value-type="float" office:value="41.9594287488195" calcext:value-type="float">
            <text:p>41.96</text:p>
          </table:table-cell>
          <table:table-cell table:formula="of:=([.G707]/[.O707])*100" office:value-type="float" office:value="0.487912762989735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45451" calcext:value-type="float">
            <text:p>345451</text:p>
          </table:table-cell>
          <table:table-cell office:value-type="float" office:value="346101" calcext:value-type="float">
            <text:p>346101</text:p>
          </table:table-cell>
          <table:table-cell office:value-type="float" office:value="345348" calcext:value-type="float">
            <text:p>345348</text:p>
          </table:table-cell>
          <table:table-cell table:formula="of:=AVERAGE([.P707:.R707])" office:value-type="float" office:value="345633.333333333" calcext:value-type="float">
            <text:p>345633.333333333</text:p>
          </table:table-cell>
          <table:table-cell table:formula="of:=SQRT(AVERAGE(([.P707]-[.S707])^2;([.Q707]-[.S707])^2;([.R707]-[.S707])^2))" office:value-type="float" office:value="333.352999419868" calcext:value-type="float">
            <text:p>333.352999419868</text:p>
          </table:table-cell>
          <table:table-cell table:formula="of:=(([.S707]-[.F707])/[.G707])*100" office:value-type="float" office:value="-12.7678367544396" calcext:value-type="float">
            <text:p>-12.7678367544396</text:p>
          </table:table-cell>
          <table:table-cell table:number-columns-repeated="3"/>
        </table:table-row>
        <table:table-row table:style-name="ro1">
          <table:table-cell table:style-name="ce6" office:value-type="float" office:value="707" calcext:value-type="float">
            <text:p>707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7396934" calcext:value-type="float">
            <text:p>7396934</text:p>
          </table:table-cell>
          <table:table-cell table:style-name="ce6" office:value-type="float" office:value="14274602" calcext:value-type="float">
            <text:p>14274602</text:p>
          </table:table-cell>
          <table:table-cell table:formula="of:=([.F708]/[.G708])*100" office:value-type="float" office:value="51.8188458073997" calcext:value-type="float">
            <text:p>51.82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80_krill_rotifer</text:p>
          </table:table-cell>
          <table:table-cell table:style-name="ce22"/>
          <table:table-cell table:formula="of:=100-[.H708]" office:value-type="float" office:value="48.1811541926003" calcext:value-type="float">
            <text:p>48.18</text:p>
          </table:table-cell>
          <table:table-cell table:formula="of:=([.G708]/[.O708])*100" office:value-type="float" office:value="9.12278193823383" calcext:value-type="float">
            <text:p>9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2550461" calcext:value-type="float">
            <text:p>2550461</text:p>
          </table:table-cell>
          <table:table-cell office:value-type="float" office:value="2550408" calcext:value-type="float">
            <text:p>2550408</text:p>
          </table:table-cell>
          <table:table-cell office:value-type="float" office:value="2550358" calcext:value-type="float">
            <text:p>2550358</text:p>
          </table:table-cell>
          <table:table-cell table:formula="of:=AVERAGE([.P708:.R708])" office:value-type="float" office:value="2550409" calcext:value-type="float">
            <text:p>2550409</text:p>
          </table:table-cell>
          <table:table-cell table:formula="of:=SQRT(AVERAGE(([.P708]-[.S708])^2;([.Q708]-[.S708])^2;([.R708]-[.S708])^2))" office:value-type="float" office:value="42.055518860985" calcext:value-type="float">
            <text:p>42.055518860985</text:p>
          </table:table-cell>
          <table:table-cell table:formula="of:=(([.S708]-[.F708])/[.G708])*100" office:value-type="float" office:value="-33.9520849688138" calcext:value-type="float">
            <text:p>-33.9520849688138</text:p>
          </table:table-cell>
          <table:table-cell table:number-columns-repeated="3"/>
        </table:table-row>
        <table:table-row table:style-name="ro1">
          <table:table-cell table:style-name="ce6" office:value-type="float" office:value="708" calcext:value-type="float">
            <text:p>708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862043" calcext:value-type="float">
            <text:p>862043</text:p>
          </table:table-cell>
          <table:table-cell table:style-name="ce6" office:value-type="float" office:value="927624" calcext:value-type="float">
            <text:p>927624</text:p>
          </table:table-cell>
          <table:table-cell table:formula="of:=([.F709]/[.G709])*100" office:value-type="float" office:value="92.930217415677" calcext:value-type="float">
            <text:p>92.93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80_krill_rotifer</text:p>
          </table:table-cell>
          <table:table-cell table:style-name="ce22"/>
          <table:table-cell table:formula="of:=100-[.H709]" office:value-type="float" office:value="7.06978258432297" calcext:value-type="float">
            <text:p>7.07</text:p>
          </table:table-cell>
          <table:table-cell table:formula="of:=([.G709]/[.O709])*100" office:value-type="float" office:value="0.592836947234831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93700" calcext:value-type="float">
            <text:p>393700</text:p>
          </table:table-cell>
          <table:table-cell office:value-type="float" office:value="394236" calcext:value-type="float">
            <text:p>394236</text:p>
          </table:table-cell>
          <table:table-cell office:value-type="float" office:value="394336" calcext:value-type="float">
            <text:p>394336</text:p>
          </table:table-cell>
          <table:table-cell table:formula="of:=AVERAGE([.P709:.R709])" office:value-type="float" office:value="394090.666666667" calcext:value-type="float">
            <text:p>394090.666666667</text:p>
          </table:table-cell>
          <table:table-cell table:formula="of:=SQRT(AVERAGE(([.P709]-[.S709])^2;([.Q709]-[.S709])^2;([.R709]-[.S709])^2))" office:value-type="float" office:value="279.243422284015" calcext:value-type="float">
            <text:p>279.243422284015</text:p>
          </table:table-cell>
          <table:table-cell table:formula="of:=(([.S709]-[.F709])/[.G709])*100" office:value-type="float" office:value="-50.4463374528185" calcext:value-type="float">
            <text:p>-50.4463374528185</text:p>
          </table:table-cell>
          <table:table-cell table:number-columns-repeated="3"/>
        </table:table-row>
        <table:table-row table:style-name="ro1">
          <table:table-cell table:style-name="ce6" office:value-type="float" office:value="709" calcext:value-type="float">
            <text:p>70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485731" calcext:value-type="float">
            <text:p>9485731</text:p>
          </table:table-cell>
          <table:table-cell table:style-name="ce6" office:value-type="float" office:value="133550949" calcext:value-type="float">
            <text:p>133550949</text:p>
          </table:table-cell>
          <table:table-cell table:formula="of:=([.F710]/[.G710])*100" office:value-type="float" office:value="7.10270579956717" calcext:value-type="float">
            <text:p>7.10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90_krill</text:p>
          </table:table-cell>
          <table:table-cell table:style-name="ce22" office:value-type="string" calcext:value-type="string">
            <text:p>p90</text:p>
          </table:table-cell>
          <table:table-cell table:formula="of:=100-[.H710]" office:value-type="float" office:value="92.8972942004328" calcext:value-type="float">
            <text:p>92.90</text:p>
          </table:table-cell>
          <table:table-cell table:formula="of:=([.G710]/[.O710])*100" office:value-type="float" office:value="85.3513243571476" calcext:value-type="float">
            <text:p>8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5358584" calcext:value-type="float">
            <text:p>15358584</text:p>
          </table:table-cell>
          <table:table-cell office:value-type="float" office:value="15359784" calcext:value-type="float">
            <text:p>15359784</text:p>
          </table:table-cell>
          <table:table-cell office:value-type="float" office:value="15355706" calcext:value-type="float">
            <text:p>15355706</text:p>
          </table:table-cell>
          <table:table-cell table:formula="of:=AVERAGE([.P710:.R710])" office:value-type="float" office:value="15358024.6666667" calcext:value-type="float">
            <text:p>15358024.6666667</text:p>
          </table:table-cell>
          <table:table-cell table:formula="of:=SQRT(AVERAGE(([.P710]-[.S710])^2;([.Q710]-[.S710])^2;([.R710]-[.S710])^2))" office:value-type="float" office:value="1711.17139864935" calcext:value-type="float">
            <text:p>1711.17139864935</text:p>
          </table:table-cell>
          <table:table-cell table:formula="of:=(([.S710]-[.F710])/[.G710])*100" office:value-type="float" office:value="4.39704375793441" calcext:value-type="float">
            <text:p>4.39704375793441</text:p>
          </table:table-cell>
          <table:table-cell table:number-columns-repeated="3"/>
        </table:table-row>
        <table:table-row table:style-name="ro1">
          <table:table-cell table:style-name="ce6" office:value-type="float" office:value="710" calcext:value-type="float">
            <text:p>710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9375904" calcext:value-type="float">
            <text:p>9375904</text:p>
          </table:table-cell>
          <table:table-cell table:style-name="ce6" office:value-type="float" office:value="22921080" calcext:value-type="float">
            <text:p>22921080</text:p>
          </table:table-cell>
          <table:table-cell table:formula="of:=([.F711]/[.G711])*100" office:value-type="float" office:value="40.905158046654" calcext:value-type="float">
            <text:p>40.91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90_krill</text:p>
          </table:table-cell>
          <table:table-cell table:style-name="ce22" office:value-type="string" calcext:value-type="string">
            <text:p>p90</text:p>
          </table:table-cell>
          <table:table-cell table:formula="of:=100-[.H711]" office:value-type="float" office:value="59.094841953346" calcext:value-type="float">
            <text:p>59.09</text:p>
          </table:table-cell>
          <table:table-cell table:formula="of:=([.G711]/[.O711])*100" office:value-type="float" office:value="14.6486756428524" calcext:value-type="float">
            <text:p>1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662261" calcext:value-type="float">
            <text:p>3662261</text:p>
          </table:table-cell>
          <table:table-cell office:value-type="float" office:value="3663102" calcext:value-type="float">
            <text:p>3663102</text:p>
          </table:table-cell>
          <table:table-cell office:value-type="float" office:value="3661804" calcext:value-type="float">
            <text:p>3661804</text:p>
          </table:table-cell>
          <table:table-cell table:formula="of:=AVERAGE([.P711:.R711])" office:value-type="float" office:value="3662389" calcext:value-type="float">
            <text:p>3662389</text:p>
          </table:table-cell>
          <table:table-cell table:formula="of:=SQRT(AVERAGE(([.P711]-[.S711])^2;([.Q711]-[.S711])^2;([.R711]-[.S711])^2))" office:value-type="float" office:value="537.580381586481" calcext:value-type="float">
            <text:p>537.580381586481</text:p>
          </table:table-cell>
          <table:table-cell table:formula="of:=(([.S711]-[.F711])/[.G711])*100" office:value-type="float" office:value="-24.9269013501982" calcext:value-type="float">
            <text:p>-24.9269013501982</text:p>
          </table:table-cell>
          <table:table-cell table:number-columns-repeated="3"/>
        </table:table-row>
        <table:table-row table:style-name="ro1">
          <table:table-cell table:style-name="ce6" office:value-type="float" office:value="711" calcext:value-type="float">
            <text:p>711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9073275" calcext:value-type="float">
            <text:p>9073275</text:p>
          </table:table-cell>
          <table:table-cell table:style-name="ce6" office:value-type="float" office:value="132840771" calcext:value-type="float">
            <text:p>132840771</text:p>
          </table:table-cell>
          <table:table-cell table:formula="of:=([.F712]/[.G712])*100" office:value-type="float" office:value="6.83018845170659" calcext:value-type="float">
            <text:p>6.83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90_krill_rotifer</text:p>
          </table:table-cell>
          <table:table-cell table:style-name="ce22"/>
          <table:table-cell table:formula="of:=100-[.H712]" office:value-type="float" office:value="93.1698115482934" calcext:value-type="float">
            <text:p>93.17</text:p>
          </table:table-cell>
          <table:table-cell table:formula="of:=([.G712]/[.O712])*100" office:value-type="float" office:value="84.8974553784306" calcext:value-type="float">
            <text:p>8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5291864" calcext:value-type="float">
            <text:p>15291864</text:p>
          </table:table-cell>
          <table:table-cell office:value-type="float" office:value="15288848" calcext:value-type="float">
            <text:p>15288848</text:p>
          </table:table-cell>
          <table:table-cell office:value-type="float" office:value="15289741" calcext:value-type="float">
            <text:p>15289741</text:p>
          </table:table-cell>
          <table:table-cell table:formula="of:=AVERAGE([.P712:.R712])" office:value-type="float" office:value="15290151" calcext:value-type="float">
            <text:p>15290151</text:p>
          </table:table-cell>
          <table:table-cell table:formula="of:=SQRT(AVERAGE(([.P712]-[.S712])^2;([.Q712]-[.S712])^2;([.R712]-[.S712])^2))" office:value-type="float" office:value="1264.94769325323" calcext:value-type="float">
            <text:p>1264.94769325323</text:p>
          </table:table-cell>
          <table:table-cell table:formula="of:=(([.S712]-[.F712])/[.G712])*100" office:value-type="float" office:value="4.67994573744231" calcext:value-type="float">
            <text:p>4.67994573744231</text:p>
          </table:table-cell>
          <table:table-cell table:number-columns-repeated="3"/>
        </table:table-row>
        <table:table-row table:style-name="ro1">
          <table:table-cell table:style-name="ce6" office:value-type="float" office:value="712" calcext:value-type="float">
            <text:p>712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412456" calcext:value-type="float">
            <text:p>412456</text:p>
          </table:table-cell>
          <table:table-cell table:style-name="ce6" office:value-type="float" office:value="710178" calcext:value-type="float">
            <text:p>710178</text:p>
          </table:table-cell>
          <table:table-cell table:formula="of:=([.F713]/[.G713])*100" office:value-type="float" office:value="58.0778340078121" calcext:value-type="float">
            <text:p>58.08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90_krill_rotifer</text:p>
          </table:table-cell>
          <table:table-cell table:style-name="ce22"/>
          <table:table-cell table:formula="of:=100-[.H713]" office:value-type="float" office:value="41.9221659921879" calcext:value-type="float">
            <text:p>41.92</text:p>
          </table:table-cell>
          <table:table-cell table:formula="of:=([.G713]/[.O713])*100" office:value-type="float" office:value="0.453868978716957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28330" calcext:value-type="float">
            <text:p>328330</text:p>
          </table:table-cell>
          <table:table-cell office:value-type="float" office:value="328404" calcext:value-type="float">
            <text:p>328404</text:p>
          </table:table-cell>
          <table:table-cell office:value-type="float" office:value="328421" calcext:value-type="float">
            <text:p>328421</text:p>
          </table:table-cell>
          <table:table-cell table:formula="of:=AVERAGE([.P713:.R713])" office:value-type="float" office:value="328385" calcext:value-type="float">
            <text:p>328385</text:p>
          </table:table-cell>
          <table:table-cell table:formula="of:=SQRT(AVERAGE(([.P713]-[.S713])^2;([.Q713]-[.S713])^2;([.R713]-[.S713])^2))" office:value-type="float" office:value="39.5052739095259" calcext:value-type="float">
            <text:p>39.5052739095259</text:p>
          </table:table-cell>
          <table:table-cell table:formula="of:=(([.S713]-[.F713])/[.G713])*100" office:value-type="float" office:value="-11.8380180743419" calcext:value-type="float">
            <text:p>-11.8380180743419</text:p>
          </table:table-cell>
          <table:table-cell table:number-columns-repeated="3"/>
        </table:table-row>
        <table:table-row table:style-name="ro1">
          <table:table-cell table:style-name="ce6" office:value-type="float" office:value="713" calcext:value-type="float">
            <text:p>713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8473889" calcext:value-type="float">
            <text:p>8473889</text:p>
          </table:table-cell>
          <table:table-cell table:style-name="ce6" office:value-type="float" office:value="21940187" calcext:value-type="float">
            <text:p>21940187</text:p>
          </table:table-cell>
          <table:table-cell table:formula="of:=([.F714]/[.G714])*100" office:value-type="float" office:value="38.6226835714755" calcext:value-type="float">
            <text:p>38.62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90_krill_rotifer</text:p>
          </table:table-cell>
          <table:table-cell table:style-name="ce22"/>
          <table:table-cell table:formula="of:=100-[.H714]" office:value-type="float" office:value="61.3773164285245" calcext:value-type="float">
            <text:p>61.38</text:p>
          </table:table-cell>
          <table:table-cell table:formula="of:=([.G714]/[.O714])*100" office:value-type="float" office:value="14.0217949113448" calcext:value-type="float">
            <text:p>14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3538425" calcext:value-type="float">
            <text:p>3538425</text:p>
          </table:table-cell>
          <table:table-cell office:value-type="float" office:value="3541007" calcext:value-type="float">
            <text:p>3541007</text:p>
          </table:table-cell>
          <table:table-cell office:value-type="float" office:value="3538130" calcext:value-type="float">
            <text:p>3538130</text:p>
          </table:table-cell>
          <table:table-cell table:formula="of:=AVERAGE([.P714:.R714])" office:value-type="float" office:value="3539187.33333333" calcext:value-type="float">
            <text:p>3539187.33333333</text:p>
          </table:table-cell>
          <table:table-cell table:formula="of:=SQRT(AVERAGE(([.P714]-[.S714])^2;([.Q714]-[.S714])^2;([.R714]-[.S714])^2))" office:value-type="float" office:value="1292.32254315846" calcext:value-type="float">
            <text:p>1292.32254315846</text:p>
          </table:table-cell>
          <table:table-cell table:formula="of:=(([.S714]-[.F714])/[.G714])*100" office:value-type="float" office:value="-22.4916117016991" calcext:value-type="float">
            <text:p>-22.4916117016991</text:p>
          </table:table-cell>
          <table:table-cell table:number-columns-repeated="3"/>
        </table:table-row>
        <table:table-row table:style-name="ro1">
          <table:table-cell table:style-name="ce6" office:value-type="float" office:value="714" calcext:value-type="float">
            <text:p>714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902015" calcext:value-type="float">
            <text:p>902015</text:p>
          </table:table-cell>
          <table:table-cell table:style-name="ce6" office:value-type="float" office:value="980893" calcext:value-type="float">
            <text:p>980893</text:p>
          </table:table-cell>
          <table:table-cell table:formula="of:=([.F715]/[.G715])*100" office:value-type="float" office:value="91.9585520540976" calcext:value-type="float">
            <text:p>91.96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90_krill_rotifer</text:p>
          </table:table-cell>
          <table:table-cell table:style-name="ce22"/>
          <table:table-cell table:formula="of:=100-[.H715]" office:value-type="float" office:value="8.04144794590236" calcext:value-type="float">
            <text:p>8.04</text:p>
          </table:table-cell>
          <table:table-cell table:formula="of:=([.G715]/[.O715])*100" office:value-type="float" office:value="0.62688073150761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410313" calcext:value-type="float">
            <text:p>410313</text:p>
          </table:table-cell>
          <table:table-cell office:value-type="float" office:value="409095" calcext:value-type="float">
            <text:p>409095</text:p>
          </table:table-cell>
          <table:table-cell office:value-type="float" office:value="408729" calcext:value-type="float">
            <text:p>408729</text:p>
          </table:table-cell>
          <table:table-cell table:formula="of:=AVERAGE([.P715:.R715])" office:value-type="float" office:value="409379" calcext:value-type="float">
            <text:p>409379</text:p>
          </table:table-cell>
          <table:table-cell table:formula="of:=SQRT(AVERAGE(([.P715]-[.S715])^2;([.Q715]-[.S715])^2;([.R715]-[.S715])^2))" office:value-type="float" office:value="677.129234341569" calcext:value-type="float">
            <text:p>677.129234341569</text:p>
          </table:table-cell>
          <table:table-cell table:formula="of:=(([.S715]-[.F715])/[.G715])*100" office:value-type="float" office:value="-50.2232149684012" calcext:value-type="float">
            <text:p>-50.2232149684012</text:p>
          </table:table-cell>
          <table:table-cell table:number-columns-repeated="3"/>
        </table:table-row>
        <table:table-row table:style-name="ro1">
          <table:table-cell table:style-name="ce6" office:value-type="float" office:value="715" calcext:value-type="float">
            <text:p>715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4099686" calcext:value-type="float">
            <text:p>4099686</text:p>
          </table:table-cell>
          <table:table-cell table:style-name="ce6" office:value-type="float" office:value="68376188" calcext:value-type="float">
            <text:p>68376188</text:p>
          </table:table-cell>
          <table:table-cell table:formula="of:=([.F716]/[.G716])*100" office:value-type="float" office:value="5.99578028538239" calcext:value-type="float">
            <text:p>6.00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 q30</text:p>
          </table:table-cell>
          <table:table-cell table:style-name="ce6" office:value-type="string" calcext:value-type="string">
            <text:p>q30p100_krill</text:p>
          </table:table-cell>
          <table:table-cell table:style-name="ce22" office:value-type="string" calcext:value-type="string">
            <text:p>p100</text:p>
          </table:table-cell>
          <table:table-cell table:formula="of:=100-[.H716]" office:value-type="float" office:value="94.0042197146176" calcext:value-type="float">
            <text:p>94.00</text:p>
          </table:table-cell>
          <table:table-cell table:formula="of:=([.G716]/[.O716])*100" office:value-type="float" office:value="43.6986651460882" calcext:value-type="float">
            <text:p>44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8821211" calcext:value-type="float">
            <text:p>8821211</text:p>
          </table:table-cell>
          <table:table-cell office:value-type="float" office:value="8822400" calcext:value-type="float">
            <text:p>8822400</text:p>
          </table:table-cell>
          <table:table-cell office:value-type="float" office:value="8822769" calcext:value-type="float">
            <text:p>8822769</text:p>
          </table:table-cell>
          <table:table-cell table:formula="of:=AVERAGE([.P716:.R716])" office:value-type="float" office:value="8822126.66666667" calcext:value-type="float">
            <text:p>8822126.66666667</text:p>
          </table:table-cell>
          <table:table-cell table:formula="of:=SQRT(AVERAGE(([.P716]-[.S716])^2;([.Q716]-[.S716])^2;([.R716]-[.S716])^2))" office:value-type="float" office:value="664.767795716837" calcext:value-type="float">
            <text:p>664.767795716837</text:p>
          </table:table-cell>
          <table:table-cell table:formula="of:=(([.S716]-[.F716])/[.G716])*100" office:value-type="float" office:value="6.90655739197784" calcext:value-type="float">
            <text:p>6.90655739197784</text:p>
          </table:table-cell>
          <table:table-cell table:number-columns-repeated="3"/>
        </table:table-row>
        <table:table-row table:style-name="ro1">
          <table:table-cell table:style-name="ce6" office:value-type="float" office:value="716" calcext:value-type="float">
            <text:p>716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office:value-type="float" office:value="14930126" calcext:value-type="float">
            <text:p>14930126</text:p>
          </table:table-cell>
          <table:table-cell table:style-name="ce6" office:value-type="float" office:value="88095841" calcext:value-type="float">
            <text:p>88095841</text:p>
          </table:table-cell>
          <table:table-cell table:formula="of:=([.F717]/[.G717])*100" office:value-type="float" office:value="16.9475946089214" calcext:value-type="float">
            <text:p>16.95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fail q30</text:p>
          </table:table-cell>
          <table:table-cell table:style-name="ce6" office:value-type="string" calcext:value-type="string">
            <text:p>q30p100_krill</text:p>
          </table:table-cell>
          <table:table-cell table:style-name="ce22" office:value-type="string" calcext:value-type="string">
            <text:p>p100</text:p>
          </table:table-cell>
          <table:table-cell table:formula="of:=100-[.H717]" office:value-type="float" office:value="83.0524053910786" calcext:value-type="float">
            <text:p>83.05</text:p>
          </table:table-cell>
          <table:table-cell table:formula="of:=([.G717]/[.O717])*100" office:value-type="float" office:value="56.3013348539118" calcext:value-type="float">
            <text:p>56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0873360" calcext:value-type="float">
            <text:p>10873360</text:p>
          </table:table-cell>
          <table:table-cell office:value-type="float" office:value="10874586" calcext:value-type="float">
            <text:p>10874586</text:p>
          </table:table-cell>
          <table:table-cell office:value-type="float" office:value="10872868" calcext:value-type="float">
            <text:p>10872868</text:p>
          </table:table-cell>
          <table:table-cell table:formula="of:=AVERAGE([.P717:.R717])" office:value-type="float" office:value="10873604.6666667" calcext:value-type="float">
            <text:p>10873604.6666667</text:p>
          </table:table-cell>
          <table:table-cell table:formula="of:=SQRT(AVERAGE(([.P717]-[.S717])^2;([.Q717]-[.S717])^2;([.R717]-[.S717])^2))" office:value-type="float" office:value="722.392937088643" calcext:value-type="float">
            <text:p>722.392937088643</text:p>
          </table:table-cell>
          <table:table-cell table:formula="of:=(([.S717]-[.F717])/[.G717])*100" office:value-type="float" office:value="-4.60466837853711" calcext:value-type="float">
            <text:p>-4.60466837853711</text:p>
          </table:table-cell>
          <table:table-cell table:number-columns-repeated="3"/>
        </table:table-row>
        <table:table-row table:style-name="ro1">
          <table:table-cell table:style-name="ce6" office:value-type="float" office:value="717" calcext:value-type="float">
            <text:p>717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3885935" calcext:value-type="float">
            <text:p>3885935</text:p>
          </table:table-cell>
          <table:table-cell table:style-name="ce6" office:value-type="float" office:value="68035909" calcext:value-type="float">
            <text:p>68035909</text:p>
          </table:table-cell>
          <table:table-cell table:formula="of:=([.F718]/[.G718])*100" office:value-type="float" office:value="5.711594152435" calcext:value-type="float">
            <text:p>5.71</text:p>
          </table:table-cell>
          <table:table-cell table:style-name="ce6" office:value-type="string" calcext:value-type="string">
            <text:p>pass_motif</text:p>
          </table:table-cell>
          <table:table-cell table:style-name="ce6" office:value-type="string" calcext:value-type="string">
            <text:p>pass q30 pass motif</text:p>
          </table:table-cell>
          <table:table-cell table:style-name="ce6" office:value-type="string" calcext:value-type="string">
            <text:p>q30p100_krill_rotifer</text:p>
          </table:table-cell>
          <table:table-cell table:style-name="ce22"/>
          <table:table-cell table:formula="of:=100-[.H718]" office:value-type="float" office:value="94.288405847565" calcext:value-type="float">
            <text:p>94.29</text:p>
          </table:table-cell>
          <table:table-cell table:formula="of:=([.G718]/[.O718])*100" office:value-type="float" office:value="43.4811956071714" calcext:value-type="float">
            <text:p>43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8781667" calcext:value-type="float">
            <text:p>8781667</text:p>
          </table:table-cell>
          <table:table-cell office:value-type="float" office:value="8783876" calcext:value-type="float">
            <text:p>8783876</text:p>
          </table:table-cell>
          <table:table-cell office:value-type="float" office:value="8783033" calcext:value-type="float">
            <text:p>8783033</text:p>
          </table:table-cell>
          <table:table-cell table:formula="of:=AVERAGE([.P718:.R718])" office:value-type="float" office:value="8782858.66666667" calcext:value-type="float">
            <text:p>8782858.66666667</text:p>
          </table:table-cell>
          <table:table-cell table:formula="of:=SQRT(AVERAGE(([.P718]-[.S718])^2;([.Q718]-[.S718])^2;([.R718]-[.S718])^2))" office:value-type="float" office:value="910.206692033311" calcext:value-type="float">
            <text:p>910.206692033311</text:p>
          </table:table-cell>
          <table:table-cell table:formula="of:=(([.S718]-[.F718])/[.G718])*100" office:value-type="float" office:value="7.19755749374447" calcext:value-type="float">
            <text:p>7.19755749374447</text:p>
          </table:table-cell>
          <table:table-cell table:number-columns-repeated="3"/>
        </table:table-row>
        <table:table-row table:style-name="ro1">
          <table:table-cell table:style-name="ce6" office:value-type="float" office:value="718" calcext:value-type="float">
            <text:p>718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213751" calcext:value-type="float">
            <text:p>213751</text:p>
          </table:table-cell>
          <table:table-cell table:style-name="ce6" office:value-type="float" office:value="340279" calcext:value-type="float">
            <text:p>340279</text:p>
          </table:table-cell>
          <table:table-cell table:formula="of:=([.F719]/[.G719])*100" office:value-type="float" office:value="62.8163947819289" calcext:value-type="float">
            <text:p>62.82</text:p>
          </table:table-cell>
          <table:table-cell table:style-name="ce6" office:value-type="string" calcext:value-type="string">
            <text:p>pass_no_motif</text:p>
          </table:table-cell>
          <table:table-cell table:style-name="ce6" office:value-type="string" calcext:value-type="string">
            <text:p>pass q30 fail motif</text:p>
          </table:table-cell>
          <table:table-cell table:style-name="ce6" office:value-type="string" calcext:value-type="string">
            <text:p>q30p100_krill_rotifer</text:p>
          </table:table-cell>
          <table:table-cell table:style-name="ce22"/>
          <table:table-cell table:formula="of:=100-[.H719]" office:value-type="float" office:value="37.1836052180711" calcext:value-type="float">
            <text:p>37.18</text:p>
          </table:table-cell>
          <table:table-cell table:formula="of:=([.G719]/[.O719])*100" office:value-type="float" office:value="0.217469538916761" calcext:value-type="float">
            <text:p>0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94153" calcext:value-type="float">
            <text:p>194153</text:p>
          </table:table-cell>
          <table:table-cell office:value-type="float" office:value="194082" calcext:value-type="float">
            <text:p>194082</text:p>
          </table:table-cell>
          <table:table-cell office:value-type="float" office:value="194352" calcext:value-type="float">
            <text:p>194352</text:p>
          </table:table-cell>
          <table:table-cell table:formula="of:=AVERAGE([.P719:.R719])" office:value-type="float" office:value="194195.666666667" calcext:value-type="float">
            <text:p>194195.666666667</text:p>
          </table:table-cell>
          <table:table-cell table:formula="of:=SQRT(AVERAGE(([.P719]-[.S719])^2;([.Q719]-[.S719])^2;([.R719]-[.S719])^2))" office:value-type="float" office:value="114.281329280956" calcext:value-type="float">
            <text:p>114.281329280956</text:p>
          </table:table-cell>
          <table:table-cell table:formula="of:=(([.S719]-[.F719])/[.G719])*100" office:value-type="float" office:value="-5.74685282763066" calcext:value-type="float">
            <text:p>-5.74685282763066</text:p>
          </table:table-cell>
          <table:table-cell table:number-columns-repeated="3"/>
        </table:table-row>
        <table:table-row table:style-name="ro1">
          <table:table-cell table:style-name="ce6" office:value-type="float" office:value="719" calcext:value-type="float">
            <text:p>719</text:p>
          </table:table-cell>
          <table:table-cell table:style-name="ce6" office:value-type="string" calcext:value-type="string">
            <text:p>hiseq125(high_output)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3798060" calcext:value-type="float">
            <text:p>13798060</text:p>
          </table:table-cell>
          <table:table-cell table:style-name="ce6" office:value-type="float" office:value="86745049" calcext:value-type="float">
            <text:p>86745049</text:p>
          </table:table-cell>
          <table:table-cell table:formula="of:=([.F720]/[.G720])*100" office:value-type="float" office:value="15.9064524823774" calcext:value-type="float">
            <text:p>15.91</text:p>
          </table:table-cell>
          <table:table-cell table:style-name="ce6" office:value-type="string" calcext:value-type="string">
            <text:p>fail_motif</text:p>
          </table:table-cell>
          <table:table-cell table:style-name="ce6" office:value-type="string" calcext:value-type="string">
            <text:p>fail q30 pass motif</text:p>
          </table:table-cell>
          <table:table-cell table:style-name="ce6" office:value-type="string" calcext:value-type="string">
            <text:p>q30p100_krill_rotifer</text:p>
          </table:table-cell>
          <table:table-cell table:style-name="ce22"/>
          <table:table-cell table:formula="of:=100-[.H720]" office:value-type="float" office:value="84.0935475176226" calcext:value-type="float">
            <text:p>84.09</text:p>
          </table:table-cell>
          <table:table-cell table:formula="of:=([.G720]/[.O720])*100" office:value-type="float" office:value="55.438054682604" calcext:value-type="float">
            <text:p>55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10732417" calcext:value-type="float">
            <text:p>10732417</text:p>
          </table:table-cell>
          <table:table-cell office:value-type="float" office:value="10734972" calcext:value-type="float">
            <text:p>10734972</text:p>
          </table:table-cell>
          <table:table-cell office:value-type="float" office:value="10734468" calcext:value-type="float">
            <text:p>10734468</text:p>
          </table:table-cell>
          <table:table-cell table:formula="of:=AVERAGE([.P720:.R720])" office:value-type="float" office:value="10733952.3333333" calcext:value-type="float">
            <text:p>10733952.3333333</text:p>
          </table:table-cell>
          <table:table-cell table:formula="of:=SQRT(AVERAGE(([.P720]-[.S720])^2;([.Q720]-[.S720])^2;([.R720]-[.S720])^2))" office:value-type="float" office:value="1104.97068839957" calcext:value-type="float">
            <text:p>1104.97068839957</text:p>
          </table:table-cell>
          <table:table-cell table:formula="of:=(([.S720]-[.F720])/[.G720])*100" office:value-type="float" office:value="-3.53231418045157" calcext:value-type="float">
            <text:p>-3.53231418045157</text:p>
          </table:table-cell>
          <table:table-cell table:number-columns-repeated="3"/>
        </table:table-row>
        <table:table-row table:style-name="ro1"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hiseq125(high_output)</text:p>
          </table:table-cell>
          <table:table-cell table:number-columns-repeated="2" table:style-name="ce6" office:value-type="string" calcext:value-type="string">
            <text:p>fail</text:p>
          </table:table-cell>
          <table:table-cell table:style-name="ce6" office:value-type="string" calcext:value-type="string">
            <text:p>R2</text:p>
          </table:table-cell>
          <table:table-cell table:style-name="ce6" office:value-type="float" office:value="1132066" calcext:value-type="float">
            <text:p>1132066</text:p>
          </table:table-cell>
          <table:table-cell table:style-name="ce6" office:value-type="float" office:value="1350792" calcext:value-type="float">
            <text:p>1350792</text:p>
          </table:table-cell>
          <table:table-cell table:formula="of:=([.F721]/[.G721])*100" office:value-type="float" office:value="83.8075736308773" calcext:value-type="float">
            <text:p>83.81</text:p>
          </table:table-cell>
          <table:table-cell table:style-name="ce6" office:value-type="string" calcext:value-type="string">
            <text:p>fail_no_motif</text:p>
          </table:table-cell>
          <table:table-cell table:style-name="ce6" office:value-type="string" calcext:value-type="string">
            <text:p>fail q30 fail motif</text:p>
          </table:table-cell>
          <table:table-cell table:style-name="ce6" office:value-type="string" calcext:value-type="string">
            <text:p>q30p100_krill_rotifer</text:p>
          </table:table-cell>
          <table:table-cell table:style-name="ce22"/>
          <table:table-cell table:formula="of:=100-[.H721]" office:value-type="float" office:value="16.1924263691227" calcext:value-type="float">
            <text:p>16.19</text:p>
          </table:table-cell>
          <table:table-cell table:formula="of:=([.G721]/[.O721])*100" office:value-type="float" office:value="0.863280171307806" calcext:value-type="float">
            <text:p>1</text:p>
          </table:table-cell>
          <table:table-cell table:style-name="ce6" office:value-type="float" office:value="156472029" calcext:value-type="float">
            <text:p>156472029</text:p>
          </table:table-cell>
          <table:table-cell office:value-type="float" office:value="506616" calcext:value-type="float">
            <text:p>506616</text:p>
          </table:table-cell>
          <table:table-cell office:value-type="float" office:value="506747" calcext:value-type="float">
            <text:p>506747</text:p>
          </table:table-cell>
          <table:table-cell office:value-type="float" office:value="506147" calcext:value-type="float">
            <text:p>506147</text:p>
          </table:table-cell>
          <table:table-cell table:formula="of:=AVERAGE([.P721:.R721])" office:value-type="float" office:value="506503.333333333" calcext:value-type="float">
            <text:p>506503.333333333</text:p>
          </table:table-cell>
          <table:table-cell table:formula="of:=SQRT(AVERAGE(([.P721]-[.S721])^2;([.Q721]-[.S721])^2;([.R721]-[.S721])^2))" office:value-type="float" office:value="257.578898376573" calcext:value-type="float">
            <text:p>257.578898376573</text:p>
          </table:table-cell>
          <table:table-cell table:formula="of:=(([.S721]-[.F721])/[.G721])*100" office:value-type="float" office:value="-46.310806302278" calcext:value-type="float">
            <text:p>-46.310806302278</text:p>
          </table:table-cell>
          <table:table-cell table:number-columns-repeated="3"/>
        </table:table-row>
        <table:table-row table:style-name="ro1">
          <table:table-cell table:style-name="ce7" office:value-type="float" office:value="721" calcext:value-type="float">
            <text:p>72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783383" calcext:value-type="float">
            <text:p>11783383</text:p>
          </table:table-cell>
          <table:table-cell table:style-name="ce7" office:value-type="float" office:value="47118735" calcext:value-type="float">
            <text:p>47118735</text:p>
          </table:table-cell>
          <table:table-cell table:formula="of:=([.F722]/[.G722])*100" office:value-type="float" office:value="25.0078509111079" calcext:value-type="float">
            <text:p>25.0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22]" office:value-type="float" office:value="74.9921490888921" calcext:value-type="float">
            <text:p>74.99</text:p>
          </table:table-cell>
          <table:table-cell table:formula="of:=([.G722]/[.O722])*100" office:value-type="float" office:value="4.99995915140177" calcext:value-type="float">
            <text:p>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2" calcext:value-type="float">
            <text:p>72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782147" calcext:value-type="float">
            <text:p>11782147</text:p>
          </table:table-cell>
          <table:table-cell table:style-name="ce7" office:value-type="float" office:value="47113415" calcext:value-type="float">
            <text:p>47113415</text:p>
          </table:table-cell>
          <table:table-cell table:formula="of:=([.F723]/[.G723])*100" office:value-type="float" office:value="25.0080513161697" calcext:value-type="float">
            <text:p>25.0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23]" office:value-type="float" office:value="74.9919486838303" calcext:value-type="float">
            <text:p>74.99</text:p>
          </table:table-cell>
          <table:table-cell table:formula="of:=([.G723]/[.O723])*100" office:value-type="float" office:value="4.99939462472919" calcext:value-type="float">
            <text:p>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3" calcext:value-type="float">
            <text:p>72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783875" calcext:value-type="float">
            <text:p>11783875</text:p>
          </table:table-cell>
          <table:table-cell table:style-name="ce7" office:value-type="float" office:value="47114859" calcext:value-type="float">
            <text:p>47114859</text:p>
          </table:table-cell>
          <table:table-cell table:formula="of:=([.F724]/[.G724])*100" office:value-type="float" office:value="25.010952489532" calcext:value-type="float">
            <text:p>25.0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24]" office:value-type="float" office:value="74.989047510468" calcext:value-type="float">
            <text:p>74.99</text:p>
          </table:table-cell>
          <table:table-cell table:formula="of:=([.G724]/[.O724])*100" office:value-type="float" office:value="4.99954785339746" calcext:value-type="float">
            <text:p>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4" calcext:value-type="float">
            <text:p>72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1344730" calcext:value-type="float">
            <text:p>21344730</text:p>
          </table:table-cell>
          <table:table-cell table:style-name="ce7" office:value-type="float" office:value="94238310" calcext:value-type="float">
            <text:p>94238310</text:p>
          </table:table-cell>
          <table:table-cell table:formula="of:=([.F725]/[.G725])*100" office:value-type="float" office:value="22.6497376703805" calcext:value-type="float">
            <text:p>22.6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25]" office:value-type="float" office:value="77.3502623296195" calcext:value-type="float">
            <text:p>77.35</text:p>
          </table:table-cell>
          <table:table-cell table:formula="of:=([.G725]/[.O725])*100" office:value-type="float" office:value="10.0000074385939" calcext:value-type="float">
            <text:p>1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5" calcext:value-type="float">
            <text:p>72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1341229" calcext:value-type="float">
            <text:p>21341229</text:p>
          </table:table-cell>
          <table:table-cell table:style-name="ce7" office:value-type="float" office:value="94236298" calcext:value-type="float">
            <text:p>94236298</text:p>
          </table:table-cell>
          <table:table-cell table:formula="of:=([.F726]/[.G726])*100" office:value-type="float" office:value="22.6465061265458" calcext:value-type="float">
            <text:p>22.6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26]" office:value-type="float" office:value="77.3534938734542" calcext:value-type="float">
            <text:p>77.35</text:p>
          </table:table-cell>
          <table:table-cell table:formula="of:=([.G726]/[.O726])*100" office:value-type="float" office:value="9.99979393715311" calcext:value-type="float">
            <text:p>1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6" calcext:value-type="float">
            <text:p>72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1349234" calcext:value-type="float">
            <text:p>21349234</text:p>
          </table:table-cell>
          <table:table-cell table:style-name="ce7" office:value-type="float" office:value="94243165" calcext:value-type="float">
            <text:p>94243165</text:p>
          </table:table-cell>
          <table:table-cell table:formula="of:=([.F727]/[.G727])*100" office:value-type="float" office:value="22.6533499803408" calcext:value-type="float">
            <text:p>22.6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27]" office:value-type="float" office:value="77.3466500196593" calcext:value-type="float">
            <text:p>77.35</text:p>
          </table:table-cell>
          <table:table-cell table:formula="of:=([.G727]/[.O727])*100" office:value-type="float" office:value="10.0005226222397" calcext:value-type="float">
            <text:p>1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7" calcext:value-type="float">
            <text:p>72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0179711" calcext:value-type="float">
            <text:p>30179711</text:p>
          </table:table-cell>
          <table:table-cell table:style-name="ce7" office:value-type="float" office:value="141359939" calcext:value-type="float">
            <text:p>141359939</text:p>
          </table:table-cell>
          <table:table-cell table:formula="of:=([.F728]/[.G728])*100" office:value-type="float" office:value="21.3495501013197" calcext:value-type="float">
            <text:p>21.3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28]" office:value-type="float" office:value="78.6504498986803" calcext:value-type="float">
            <text:p>78.65</text:p>
          </table:table-cell>
          <table:table-cell table:formula="of:=([.G728]/[.O728])*100" office:value-type="float" office:value="15.0002736840165" calcext:value-type="float">
            <text:p>1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8" calcext:value-type="float">
            <text:p>72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0181767" calcext:value-type="float">
            <text:p>30181767</text:p>
          </table:table-cell>
          <table:table-cell table:style-name="ce7" office:value-type="float" office:value="141366103" calcext:value-type="float">
            <text:p>141366103</text:p>
          </table:table-cell>
          <table:table-cell table:formula="of:=([.F729]/[.G729])*100" office:value-type="float" office:value="21.3500735745683" calcext:value-type="float">
            <text:p>21.3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29]" office:value-type="float" office:value="78.6499264254317" calcext:value-type="float">
            <text:p>78.65</text:p>
          </table:table-cell>
          <table:table-cell table:formula="of:=([.G729]/[.O729])*100" office:value-type="float" office:value="15.0009277709356" calcext:value-type="float">
            <text:p>1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29" calcext:value-type="float">
            <text:p>72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0178306" calcext:value-type="float">
            <text:p>30178306</text:p>
          </table:table-cell>
          <table:table-cell table:style-name="ce7" office:value-type="float" office:value="141358919" calcext:value-type="float">
            <text:p>141358919</text:p>
          </table:table-cell>
          <table:table-cell table:formula="of:=([.F730]/[.G730])*100" office:value-type="float" office:value="21.3487102288891" calcext:value-type="float">
            <text:p>21.3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30]" office:value-type="float" office:value="78.6512897711109" calcext:value-type="float">
            <text:p>78.65</text:p>
          </table:table-cell>
          <table:table-cell table:formula="of:=([.G730]/[.O730])*100" office:value-type="float" office:value="15.0001654476995" calcext:value-type="float">
            <text:p>1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0" calcext:value-type="float">
            <text:p>73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8537073" calcext:value-type="float">
            <text:p>38537073</text:p>
          </table:table-cell>
          <table:table-cell table:style-name="ce7" office:value-type="float" office:value="188468384" calcext:value-type="float">
            <text:p>188468384</text:p>
          </table:table-cell>
          <table:table-cell table:formula="of:=([.F731]/[.G731])*100" office:value-type="float" office:value="20.4475000963557" calcext:value-type="float">
            <text:p>20.4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31]" office:value-type="float" office:value="79.5524999036443" calcext:value-type="float">
            <text:p>79.55</text:p>
          </table:table-cell>
          <table:table-cell table:formula="of:=([.G731]/[.O731])*100" office:value-type="float" office:value="19.9991409219858" calcext:value-type="float">
            <text:p>2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1" calcext:value-type="float">
            <text:p>73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8531012" calcext:value-type="float">
            <text:p>38531012</text:p>
          </table:table-cell>
          <table:table-cell table:style-name="ce7" office:value-type="float" office:value="188465707" calcext:value-type="float">
            <text:p>188465707</text:p>
          </table:table-cell>
          <table:table-cell table:formula="of:=([.F732]/[.G732])*100" office:value-type="float" office:value="20.444574566555" calcext:value-type="float">
            <text:p>20.4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32]" office:value-type="float" office:value="79.555425433445" calcext:value-type="float">
            <text:p>79.56</text:p>
          </table:table-cell>
          <table:table-cell table:formula="of:=([.G732]/[.O732])*100" office:value-type="float" office:value="19.9988568547108" calcext:value-type="float">
            <text:p>2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2" calcext:value-type="float">
            <text:p>73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8538755" calcext:value-type="float">
            <text:p>38538755</text:p>
          </table:table-cell>
          <table:table-cell table:style-name="ce7" office:value-type="float" office:value="188494339" calcext:value-type="float">
            <text:p>188494339</text:p>
          </table:table-cell>
          <table:table-cell table:formula="of:=([.F733]/[.G733])*100" office:value-type="float" office:value="20.4455768828156" calcext:value-type="float">
            <text:p>20.4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33]" office:value-type="float" office:value="79.5544231171844" calcext:value-type="float">
            <text:p>79.55</text:p>
          </table:table-cell>
          <table:table-cell table:formula="of:=([.G733]/[.O733])*100" office:value-type="float" office:value="20.0018951117953" calcext:value-type="float">
            <text:p>2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3" calcext:value-type="float">
            <text:p>73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46532781" calcext:value-type="float">
            <text:p>46532781</text:p>
          </table:table-cell>
          <table:table-cell table:style-name="ce7" office:value-type="float" office:value="235592866" calcext:value-type="float">
            <text:p>235592866</text:p>
          </table:table-cell>
          <table:table-cell table:formula="of:=([.F734]/[.G734])*100" office:value-type="float" office:value="19.7513540159573" calcext:value-type="float">
            <text:p>19.7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34]" office:value-type="float" office:value="80.2486459840427" calcext:value-type="float">
            <text:p>80.25</text:p>
          </table:table-cell>
          <table:table-cell table:formula="of:=([.G734]/[.O734])*100" office:value-type="float" office:value="24.9997099107535" calcext:value-type="float">
            <text:p>2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4" calcext:value-type="float">
            <text:p>73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46523445" calcext:value-type="float">
            <text:p>46523445</text:p>
          </table:table-cell>
          <table:table-cell table:style-name="ce7" office:value-type="float" office:value="235593240" calcext:value-type="float">
            <text:p>235593240</text:p>
          </table:table-cell>
          <table:table-cell table:formula="of:=([.F735]/[.G735])*100" office:value-type="float" office:value="19.7473598987815" calcext:value-type="float">
            <text:p>19.7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35]" office:value-type="float" office:value="80.2526401012185" calcext:value-type="float">
            <text:p>80.25</text:p>
          </table:table-cell>
          <table:table-cell table:formula="of:=([.G735]/[.O735])*100" office:value-type="float" office:value="24.9997495974031" calcext:value-type="float">
            <text:p>2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5" calcext:value-type="float">
            <text:p>73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46527970" calcext:value-type="float">
            <text:p>46527970</text:p>
          </table:table-cell>
          <table:table-cell table:style-name="ce7" office:value-type="float" office:value="235592488" calcext:value-type="float">
            <text:p>235592488</text:p>
          </table:table-cell>
          <table:table-cell table:formula="of:=([.F736]/[.G736])*100" office:value-type="float" office:value="19.7493436208374" calcext:value-type="float">
            <text:p>19.7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36]" office:value-type="float" office:value="80.2506563791627" calcext:value-type="float">
            <text:p>80.25</text:p>
          </table:table-cell>
          <table:table-cell table:formula="of:=([.G736]/[.O736])*100" office:value-type="float" office:value="24.9996697996479" calcext:value-type="float">
            <text:p>2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6" calcext:value-type="float">
            <text:p>73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54232896" calcext:value-type="float">
            <text:p>54232896</text:p>
          </table:table-cell>
          <table:table-cell table:style-name="ce7" office:value-type="float" office:value="282698553" calcext:value-type="float">
            <text:p>282698553</text:p>
          </table:table-cell>
          <table:table-cell table:formula="of:=([.F737]/[.G737])*100" office:value-type="float" office:value="19.1840019782485" calcext:value-type="float">
            <text:p>19.18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37]" office:value-type="float" office:value="80.8159980217515" calcext:value-type="float">
            <text:p>80.82</text:p>
          </table:table-cell>
          <table:table-cell table:formula="of:=([.G737]/[.O737])*100" office:value-type="float" office:value="29.998284486211" calcext:value-type="float">
            <text:p>3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7" calcext:value-type="float">
            <text:p>73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54240366" calcext:value-type="float">
            <text:p>54240366</text:p>
          </table:table-cell>
          <table:table-cell table:style-name="ce7" office:value-type="float" office:value="282705889" calcext:value-type="float">
            <text:p>282705889</text:p>
          </table:table-cell>
          <table:table-cell table:formula="of:=([.F738]/[.G738])*100" office:value-type="float" office:value="19.1861464902134" calcext:value-type="float">
            <text:p>19.1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38]" office:value-type="float" office:value="80.8138535097866" calcext:value-type="float">
            <text:p>80.81</text:p>
          </table:table-cell>
          <table:table-cell table:formula="of:=([.G738]/[.O738])*100" office:value-type="float" office:value="29.9990629387805" calcext:value-type="float">
            <text:p>3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8" calcext:value-type="float">
            <text:p>73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54240529" calcext:value-type="float">
            <text:p>54240529</text:p>
          </table:table-cell>
          <table:table-cell table:style-name="ce7" office:value-type="float" office:value="282731630" calcext:value-type="float">
            <text:p>282731630</text:p>
          </table:table-cell>
          <table:table-cell table:formula="of:=([.F739]/[.G739])*100" office:value-type="float" office:value="19.1844573597938" calcext:value-type="float">
            <text:p>19.18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39]" office:value-type="float" office:value="80.8155426402062" calcext:value-type="float">
            <text:p>80.82</text:p>
          </table:table-cell>
          <table:table-cell table:formula="of:=([.G739]/[.O739])*100" office:value-type="float" office:value="30.0017944201863" calcext:value-type="float">
            <text:p>3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39" calcext:value-type="float">
            <text:p>73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1711794" calcext:value-type="float">
            <text:p>61711794</text:p>
          </table:table-cell>
          <table:table-cell table:style-name="ce7" office:value-type="float" office:value="329830600" calcext:value-type="float">
            <text:p>329830600</text:p>
          </table:table-cell>
          <table:table-cell table:formula="of:=([.F740]/[.G740])*100" office:value-type="float" office:value="18.7101481790956" calcext:value-type="float">
            <text:p>18.7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40]" office:value-type="float" office:value="81.2898518209044" calcext:value-type="float">
            <text:p>81.29</text:p>
          </table:table-cell>
          <table:table-cell table:formula="of:=([.G740]/[.O740])*100" office:value-type="float" office:value="34.9996562276626" calcext:value-type="float">
            <text:p>3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0" calcext:value-type="float">
            <text:p>74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1712528" calcext:value-type="float">
            <text:p>61712528</text:p>
          </table:table-cell>
          <table:table-cell table:style-name="ce7" office:value-type="float" office:value="329844661" calcext:value-type="float">
            <text:p>329844661</text:p>
          </table:table-cell>
          <table:table-cell table:formula="of:=([.F741]/[.G741])*100" office:value-type="float" office:value="18.7095731102345" calcext:value-type="float">
            <text:p>18.7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41]" office:value-type="float" office:value="81.2904268897655" calcext:value-type="float">
            <text:p>81.29</text:p>
          </table:table-cell>
          <table:table-cell table:formula="of:=([.G741]/[.O741])*100" office:value-type="float" office:value="35.0011482971256" calcext:value-type="float">
            <text:p>3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1" calcext:value-type="float">
            <text:p>74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1701430" calcext:value-type="float">
            <text:p>61701430</text:p>
          </table:table-cell>
          <table:table-cell table:style-name="ce7" office:value-type="float" office:value="329831069" calcext:value-type="float">
            <text:p>329831069</text:p>
          </table:table-cell>
          <table:table-cell table:formula="of:=([.F742]/[.G742])*100" office:value-type="float" office:value="18.7069793597886" calcext:value-type="float">
            <text:p>18.71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42]" office:value-type="float" office:value="81.2930206402114" calcext:value-type="float">
            <text:p>81.29</text:p>
          </table:table-cell>
          <table:table-cell table:formula="of:=([.G742]/[.O742])*100" office:value-type="float" office:value="34.9997059951456" calcext:value-type="float">
            <text:p>3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2" calcext:value-type="float">
            <text:p>74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8992838" calcext:value-type="float">
            <text:p>68992838</text:p>
          </table:table-cell>
          <table:table-cell table:style-name="ce7" office:value-type="float" office:value="376963704" calcext:value-type="float">
            <text:p>376963704</text:p>
          </table:table-cell>
          <table:table-cell table:formula="of:=([.F743]/[.G743])*100" office:value-type="float" office:value="18.3022495980143" calcext:value-type="float">
            <text:p>18.30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43]" office:value-type="float" office:value="81.6977504019856" calcext:value-type="float">
            <text:p>81.70</text:p>
          </table:table-cell>
          <table:table-cell table:formula="of:=([.G743]/[.O743])*100" office:value-type="float" office:value="40.0011401316505" calcext:value-type="float">
            <text:p>4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3" calcext:value-type="float">
            <text:p>74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8981381" calcext:value-type="float">
            <text:p>68981381</text:p>
          </table:table-cell>
          <table:table-cell table:style-name="ce7" office:value-type="float" office:value="376945741" calcext:value-type="float">
            <text:p>376945741</text:p>
          </table:table-cell>
          <table:table-cell table:formula="of:=([.F744]/[.G744])*100" office:value-type="float" office:value="18.3000823452731" calcext:value-type="float">
            <text:p>18.30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44]" office:value-type="float" office:value="81.6999176547269" calcext:value-type="float">
            <text:p>81.70</text:p>
          </table:table-cell>
          <table:table-cell table:formula="of:=([.G744]/[.O744])*100" office:value-type="float" office:value="39.9992340052183" calcext:value-type="float">
            <text:p>4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4" calcext:value-type="float">
            <text:p>74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8995013" calcext:value-type="float">
            <text:p>68995013</text:p>
          </table:table-cell>
          <table:table-cell table:style-name="ce7" office:value-type="float" office:value="376947588" calcext:value-type="float">
            <text:p>376947588</text:p>
          </table:table-cell>
          <table:table-cell table:formula="of:=([.F745]/[.G745])*100" office:value-type="float" office:value="18.3036090948538" calcext:value-type="float">
            <text:p>18.30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45]" office:value-type="float" office:value="81.6963909051462" calcext:value-type="float">
            <text:p>81.70</text:p>
          </table:table-cell>
          <table:table-cell table:formula="of:=([.G745]/[.O745])*100" office:value-type="float" office:value="39.9994299978432" calcext:value-type="float">
            <text:p>4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5" calcext:value-type="float">
            <text:p>74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76095954" calcext:value-type="float">
            <text:p>76095954</text:p>
          </table:table-cell>
          <table:table-cell table:style-name="ce7" office:value-type="float" office:value="424072771" calcext:value-type="float">
            <text:p>424072771</text:p>
          </table:table-cell>
          <table:table-cell table:formula="of:=([.F746]/[.G746])*100" office:value-type="float" office:value="17.9440792250253" calcext:value-type="float">
            <text:p>17.9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46]" office:value-type="float" office:value="82.0559207749747" calcext:value-type="float">
            <text:p>82.06</text:p>
          </table:table-cell>
          <table:table-cell table:formula="of:=([.G746]/[.O746])*100" office:value-type="float" office:value="45.0000733725503" calcext:value-type="float">
            <text:p>4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6" calcext:value-type="float">
            <text:p>74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76091586" calcext:value-type="float">
            <text:p>76091586</text:p>
          </table:table-cell>
          <table:table-cell table:style-name="ce7" office:value-type="float" office:value="424049411" calcext:value-type="float">
            <text:p>424049411</text:p>
          </table:table-cell>
          <table:table-cell table:formula="of:=([.F747]/[.G747])*100" office:value-type="float" office:value="17.9440376583851" calcext:value-type="float">
            <text:p>17.9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47]" office:value-type="float" office:value="82.055962341615" calcext:value-type="float">
            <text:p>82.06</text:p>
          </table:table-cell>
          <table:table-cell table:formula="of:=([.G747]/[.O747])*100" office:value-type="float" office:value="44.9975945486647" calcext:value-type="float">
            <text:p>4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7" calcext:value-type="float">
            <text:p>74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76110210" calcext:value-type="float">
            <text:p>76110210</text:p>
          </table:table-cell>
          <table:table-cell table:style-name="ce7" office:value-type="float" office:value="424087869" calcext:value-type="float">
            <text:p>424087869</text:p>
          </table:table-cell>
          <table:table-cell table:formula="of:=([.F748]/[.G748])*100" office:value-type="float" office:value="17.946801963345" calcext:value-type="float">
            <text:p>17.9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48]" office:value-type="float" office:value="82.053198036655" calcext:value-type="float">
            <text:p>82.05</text:p>
          </table:table-cell>
          <table:table-cell table:formula="of:=([.G748]/[.O748])*100" office:value-type="float" office:value="45.0016754822689" calcext:value-type="float">
            <text:p>4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8" calcext:value-type="float">
            <text:p>74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3057774" calcext:value-type="float">
            <text:p>83057774</text:p>
          </table:table-cell>
          <table:table-cell table:style-name="ce7" office:value-type="float" office:value="471176162" calcext:value-type="float">
            <text:p>471176162</text:p>
          </table:table-cell>
          <table:table-cell table:formula="of:=([.F749]/[.G749])*100" office:value-type="float" office:value="17.627753842097" calcext:value-type="float">
            <text:p>17.6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49]" office:value-type="float" office:value="82.372246157903" calcext:value-type="float">
            <text:p>82.37</text:p>
          </table:table-cell>
          <table:table-cell table:formula="of:=([.G749]/[.O749])*100" office:value-type="float" office:value="49.9984043101807" calcext:value-type="float">
            <text:p>5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49" calcext:value-type="float">
            <text:p>74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3073981" calcext:value-type="float">
            <text:p>83073981</text:p>
          </table:table-cell>
          <table:table-cell table:style-name="ce7" office:value-type="float" office:value="471206324" calcext:value-type="float">
            <text:p>471206324</text:p>
          </table:table-cell>
          <table:table-cell table:formula="of:=([.F750]/[.G750])*100" office:value-type="float" office:value="17.6300649564287" calcext:value-type="float">
            <text:p>17.6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50]" office:value-type="float" office:value="82.3699350435713" calcext:value-type="float">
            <text:p>82.37</text:p>
          </table:table-cell>
          <table:table-cell table:formula="of:=([.G750]/[.O750])*100" office:value-type="float" office:value="50.0016049217405" calcext:value-type="float">
            <text:p>5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0" calcext:value-type="float">
            <text:p>75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3064764" calcext:value-type="float">
            <text:p>83064764</text:p>
          </table:table-cell>
          <table:table-cell table:style-name="ce7" office:value-type="float" office:value="471204631" calcext:value-type="float">
            <text:p>471204631</text:p>
          </table:table-cell>
          <table:table-cell table:formula="of:=([.F751]/[.G751])*100" office:value-type="float" office:value="17.6281722494361" calcext:value-type="float">
            <text:p>17.6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51]" office:value-type="float" office:value="82.3718277505639" calcext:value-type="float">
            <text:p>82.37</text:p>
          </table:table-cell>
          <table:table-cell table:formula="of:=([.G751]/[.O751])*100" office:value-type="float" office:value="50.0014252706772" calcext:value-type="float">
            <text:p>5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1" calcext:value-type="float">
            <text:p>75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9905331" calcext:value-type="float">
            <text:p>89905331</text:p>
          </table:table-cell>
          <table:table-cell table:style-name="ce7" office:value-type="float" office:value="518322820" calcext:value-type="float">
            <text:p>518322820</text:p>
          </table:table-cell>
          <table:table-cell table:formula="of:=([.F752]/[.G752])*100" office:value-type="float" office:value="17.3454317523585" calcext:value-type="float">
            <text:p>17.3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52]" office:value-type="float" office:value="82.6545682476415" calcext:value-type="float">
            <text:p>82.65</text:p>
          </table:table-cell>
          <table:table-cell table:formula="of:=([.G752]/[.O752])*100" office:value-type="float" office:value="55.0013264838152" calcext:value-type="float">
            <text:p>5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2" calcext:value-type="float">
            <text:p>75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9899003" calcext:value-type="float">
            <text:p>89899003</text:p>
          </table:table-cell>
          <table:table-cell table:style-name="ce7" office:value-type="float" office:value="518314961" calcext:value-type="float">
            <text:p>518314961</text:p>
          </table:table-cell>
          <table:table-cell table:formula="of:=([.F753]/[.G753])*100" office:value-type="float" office:value="17.3444738748338" calcext:value-type="float">
            <text:p>17.3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53]" office:value-type="float" office:value="82.6555261251662" calcext:value-type="float">
            <text:p>82.66</text:p>
          </table:table-cell>
          <table:table-cell table:formula="of:=([.G753]/[.O753])*100" office:value-type="float" office:value="55.0004925336047" calcext:value-type="float">
            <text:p>5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3" calcext:value-type="float">
            <text:p>75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9897667" calcext:value-type="float">
            <text:p>89897667</text:p>
          </table:table-cell>
          <table:table-cell table:style-name="ce7" office:value-type="float" office:value="518290453" calcext:value-type="float">
            <text:p>518290453</text:p>
          </table:table-cell>
          <table:table-cell table:formula="of:=([.F754]/[.G754])*100" office:value-type="float" office:value="17.3450362590414" calcext:value-type="float">
            <text:p>17.3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54]" office:value-type="float" office:value="82.6549637409586" calcext:value-type="float">
            <text:p>82.65</text:p>
          </table:table-cell>
          <table:table-cell table:formula="of:=([.G754]/[.O754])*100" office:value-type="float" office:value="54.9978918908056" calcext:value-type="float">
            <text:p>5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4" calcext:value-type="float">
            <text:p>75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96630791" calcext:value-type="float">
            <text:p>96630791</text:p>
          </table:table-cell>
          <table:table-cell table:style-name="ce7" office:value-type="float" office:value="565435513" calcext:value-type="float">
            <text:p>565435513</text:p>
          </table:table-cell>
          <table:table-cell table:formula="of:=([.F755]/[.G755])*100" office:value-type="float" office:value="17.0896218540133" calcext:value-type="float">
            <text:p>17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55]" office:value-type="float" office:value="82.9103781459867" calcext:value-type="float">
            <text:p>82.91</text:p>
          </table:table-cell>
          <table:table-cell table:formula="of:=([.G755]/[.O755])*100" office:value-type="float" office:value="60.0006444942103" calcext:value-type="float">
            <text:p>6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5" calcext:value-type="float">
            <text:p>75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96622035" calcext:value-type="float">
            <text:p>96622035</text:p>
          </table:table-cell>
          <table:table-cell table:style-name="ce7" office:value-type="float" office:value="565440538" calcext:value-type="float">
            <text:p>565440538</text:p>
          </table:table-cell>
          <table:table-cell table:formula="of:=([.F756]/[.G756])*100" office:value-type="float" office:value="17.0879214535552" calcext:value-type="float">
            <text:p>17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56]" office:value-type="float" office:value="82.9120785464448" calcext:value-type="float">
            <text:p>82.91</text:p>
          </table:table-cell>
          <table:table-cell table:formula="of:=([.G756]/[.O756])*100" office:value-type="float" office:value="60.0011777172422" calcext:value-type="float">
            <text:p>6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6" calcext:value-type="float">
            <text:p>75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96625085" calcext:value-type="float">
            <text:p>96625085</text:p>
          </table:table-cell>
          <table:table-cell table:style-name="ce7" office:value-type="float" office:value="565423548" calcext:value-type="float">
            <text:p>565423548</text:p>
          </table:table-cell>
          <table:table-cell table:formula="of:=([.F757]/[.G757])*100" office:value-type="float" office:value="17.0889743346876" calcext:value-type="float">
            <text:p>17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57]" office:value-type="float" office:value="82.9110256653124" calcext:value-type="float">
            <text:p>82.91</text:p>
          </table:table-cell>
          <table:table-cell table:formula="of:=([.G757]/[.O757])*100" office:value-type="float" office:value="59.9993748397671" calcext:value-type="float">
            <text:p>6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7" calcext:value-type="float">
            <text:p>75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3248270" calcext:value-type="float">
            <text:p>103248270</text:p>
          </table:table-cell>
          <table:table-cell table:style-name="ce7" office:value-type="float" office:value="612542613" calcext:value-type="float">
            <text:p>612542613</text:p>
          </table:table-cell>
          <table:table-cell table:formula="of:=([.F758]/[.G758])*100" office:value-type="float" office:value="16.8556877201293" calcext:value-type="float">
            <text:p>16.86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58]" office:value-type="float" office:value="83.1443122798707" calcext:value-type="float">
            <text:p>83.14</text:p>
          </table:table-cell>
          <table:table-cell table:formula="of:=([.G758]/[.O758])*100" office:value-type="float" office:value="64.9993690088009" calcext:value-type="float">
            <text:p>6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8" calcext:value-type="float">
            <text:p>75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3239868" calcext:value-type="float">
            <text:p>103239868</text:p>
          </table:table-cell>
          <table:table-cell table:style-name="ce7" office:value-type="float" office:value="612534235" calcext:value-type="float">
            <text:p>612534235</text:p>
          </table:table-cell>
          <table:table-cell table:formula="of:=([.F759]/[.G759])*100" office:value-type="float" office:value="16.8545465870981" calcext:value-type="float">
            <text:p>16.8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59]" office:value-type="float" office:value="83.1454534129019" calcext:value-type="float">
            <text:p>83.15</text:p>
          </table:table-cell>
          <table:table-cell table:formula="of:=([.G759]/[.O759])*100" office:value-type="float" office:value="64.9984799854056" calcext:value-type="float">
            <text:p>6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59" calcext:value-type="float">
            <text:p>75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3240587" calcext:value-type="float">
            <text:p>103240587</text:p>
          </table:table-cell>
          <table:table-cell table:style-name="ce7" office:value-type="float" office:value="612547688" calcext:value-type="float">
            <text:p>612547688</text:p>
          </table:table-cell>
          <table:table-cell table:formula="of:=([.F760]/[.G760])*100" office:value-type="float" office:value="16.8542937998976" calcext:value-type="float">
            <text:p>16.85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60]" office:value-type="float" office:value="83.1457062001024" calcext:value-type="float">
            <text:p>83.15</text:p>
          </table:table-cell>
          <table:table-cell table:formula="of:=([.G760]/[.O760])*100" office:value-type="float" office:value="64.9999075375346" calcext:value-type="float">
            <text:p>6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0" calcext:value-type="float">
            <text:p>76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9786373" calcext:value-type="float">
            <text:p>109786373</text:p>
          </table:table-cell>
          <table:table-cell table:style-name="ce7" office:value-type="float" office:value="659674311" calcext:value-type="float">
            <text:p>659674311</text:p>
          </table:table-cell>
          <table:table-cell table:formula="of:=([.F761]/[.G761])*100" office:value-type="float" office:value="16.6425114892794" calcext:value-type="float">
            <text:p>16.6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61]" office:value-type="float" office:value="83.3574885107206" calcext:value-type="float">
            <text:p>83.36</text:p>
          </table:table-cell>
          <table:table-cell table:formula="of:=([.G761]/[.O761])*100" office:value-type="float" office:value="70.0007037164539" calcext:value-type="float">
            <text:p>7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9775021" calcext:value-type="float">
            <text:p>109775021</text:p>
          </table:table-cell>
          <table:table-cell table:style-name="ce7" office:value-type="float" office:value="659659839" calcext:value-type="float">
            <text:p>659659839</text:p>
          </table:table-cell>
          <table:table-cell table:formula="of:=([.F762]/[.G762])*100" office:value-type="float" office:value="16.641155715408" calcext:value-type="float">
            <text:p>16.6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62]" office:value-type="float" office:value="83.358844284592" calcext:value-type="float">
            <text:p>83.36</text:p>
          </table:table-cell>
          <table:table-cell table:formula="of:=([.G762]/[.O762])*100" office:value-type="float" office:value="69.999168034122" calcext:value-type="float">
            <text:p>7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2" calcext:value-type="float">
            <text:p>76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09774099" calcext:value-type="float">
            <text:p>109774099</text:p>
          </table:table-cell>
          <table:table-cell table:style-name="ce7" office:value-type="float" office:value="659662380" calcext:value-type="float">
            <text:p>659662380</text:p>
          </table:table-cell>
          <table:table-cell table:formula="of:=([.F763]/[.G763])*100" office:value-type="float" office:value="16.6409518457002" calcext:value-type="float">
            <text:p>16.6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63]" office:value-type="float" office:value="83.3590481542998" calcext:value-type="float">
            <text:p>83.36</text:p>
          </table:table-cell>
          <table:table-cell table:formula="of:=([.G763]/[.O763])*100" office:value-type="float" office:value="69.999437669888" calcext:value-type="float">
            <text:p>7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6230909" calcext:value-type="float">
            <text:p>116230909</text:p>
          </table:table-cell>
          <table:table-cell table:style-name="ce7" office:value-type="float" office:value="706796594" calcext:value-type="float">
            <text:p>706796594</text:p>
          </table:table-cell>
          <table:table-cell table:formula="of:=([.F764]/[.G764])*100" office:value-type="float" office:value="16.4447466197043" calcext:value-type="float">
            <text:p>16.4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64]" office:value-type="float" office:value="83.5552533802957" calcext:value-type="float">
            <text:p>83.56</text:p>
          </table:table-cell>
          <table:table-cell table:formula="of:=([.G764]/[.O764])*100" office:value-type="float" office:value="75.0010393604561" calcext:value-type="float">
            <text:p>7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4" calcext:value-type="float">
            <text:p>76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6224674" calcext:value-type="float">
            <text:p>116224674</text:p>
          </table:table-cell>
          <table:table-cell table:style-name="ce7" office:value-type="float" office:value="706792242" calcext:value-type="float">
            <text:p>706792242</text:p>
          </table:table-cell>
          <table:table-cell table:formula="of:=([.F765]/[.G765])*100" office:value-type="float" office:value="16.4439657219667" calcext:value-type="float">
            <text:p>16.4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65]" office:value-type="float" office:value="83.5560342780333" calcext:value-type="float">
            <text:p>83.56</text:p>
          </table:table-cell>
          <table:table-cell table:formula="of:=([.G765]/[.O765])*100" office:value-type="float" office:value="75.0005775521705" calcext:value-type="float">
            <text:p>7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6222849" calcext:value-type="float">
            <text:p>116222849</text:p>
          </table:table-cell>
          <table:table-cell table:style-name="ce7" office:value-type="float" office:value="706790671" calcext:value-type="float">
            <text:p>706790671</text:p>
          </table:table-cell>
          <table:table-cell table:formula="of:=([.F766]/[.G766])*100" office:value-type="float" office:value="16.4437440629434" calcext:value-type="float">
            <text:p>16.4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66]" office:value-type="float" office:value="83.5562559370566" calcext:value-type="float">
            <text:p>83.56</text:p>
          </table:table-cell>
          <table:table-cell table:formula="of:=([.G766]/[.O766])*100" office:value-type="float" office:value="75.0004108470197" calcext:value-type="float">
            <text:p>7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6" calcext:value-type="float">
            <text:p>76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2596133" calcext:value-type="float">
            <text:p>122596133</text:p>
          </table:table-cell>
          <table:table-cell table:style-name="ce7" office:value-type="float" office:value="753905331" calcext:value-type="float">
            <text:p>753905331</text:p>
          </table:table-cell>
          <table:table-cell table:formula="of:=([.F767]/[.G767])*100" office:value-type="float" office:value="16.2614758059059" calcext:value-type="float">
            <text:p>16.26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67]" office:value-type="float" office:value="83.7385241940941" calcext:value-type="float">
            <text:p>83.74</text:p>
          </table:table-cell>
          <table:table-cell table:formula="of:=([.G767]/[.O767])*100" office:value-type="float" office:value="79.9999375837239" calcext:value-type="float">
            <text:p>8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2599018" calcext:value-type="float">
            <text:p>122599018</text:p>
          </table:table-cell>
          <table:table-cell table:style-name="ce7" office:value-type="float" office:value="753899175" calcext:value-type="float">
            <text:p>753899175</text:p>
          </table:table-cell>
          <table:table-cell table:formula="of:=([.F768]/[.G768])*100" office:value-type="float" office:value="16.2619912669357" calcext:value-type="float">
            <text:p>16.26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68]" office:value-type="float" office:value="83.7380087330643" calcext:value-type="float">
            <text:p>83.74</text:p>
          </table:table-cell>
          <table:table-cell table:formula="of:=([.G768]/[.O768])*100" office:value-type="float" office:value="79.9992843457171" calcext:value-type="float">
            <text:p>8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2595709" calcext:value-type="float">
            <text:p>122595709</text:p>
          </table:table-cell>
          <table:table-cell table:style-name="ce7" office:value-type="float" office:value="753913854" calcext:value-type="float">
            <text:p>753913854</text:p>
          </table:table-cell>
          <table:table-cell table:formula="of:=([.F769]/[.G769])*100" office:value-type="float" office:value="16.261235729991" calcext:value-type="float">
            <text:p>16.26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69]" office:value-type="float" office:value="83.738764270009" calcext:value-type="float">
            <text:p>83.74</text:p>
          </table:table-cell>
          <table:table-cell table:formula="of:=([.G769]/[.O769])*100" office:value-type="float" office:value="80.0008419936544" calcext:value-type="float">
            <text:p>8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69" calcext:value-type="float">
            <text:p>76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8890313" calcext:value-type="float">
            <text:p>128890313</text:p>
          </table:table-cell>
          <table:table-cell table:style-name="ce7" office:value-type="float" office:value="801017557" calcext:value-type="float">
            <text:p>801017557</text:p>
          </table:table-cell>
          <table:table-cell table:formula="of:=([.F770]/[.G770])*100" office:value-type="float" office:value="16.0908224637079" calcext:value-type="float">
            <text:p>16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70]" office:value-type="float" office:value="83.9091775362921" calcext:value-type="float">
            <text:p>83.91</text:p>
          </table:table-cell>
          <table:table-cell table:formula="of:=([.G770]/[.O770])*100" office:value-type="float" office:value="84.9992060388641" calcext:value-type="float">
            <text:p>8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0" calcext:value-type="float">
            <text:p>77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8903040" calcext:value-type="float">
            <text:p>128903040</text:p>
          </table:table-cell>
          <table:table-cell table:style-name="ce7" office:value-type="float" office:value="801023705" calcext:value-type="float">
            <text:p>801023705</text:p>
          </table:table-cell>
          <table:table-cell table:formula="of:=([.F771]/[.G771])*100" office:value-type="float" office:value="16.0922878056399" calcext:value-type="float">
            <text:p>16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71]" office:value-type="float" office:value="83.9077121943601" calcext:value-type="float">
            <text:p>83.91</text:p>
          </table:table-cell>
          <table:table-cell table:formula="of:=([.G771]/[.O771])*100" office:value-type="float" office:value="84.9998584279586" calcext:value-type="float">
            <text:p>8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1" calcext:value-type="float">
            <text:p>77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8899018" calcext:value-type="float">
            <text:p>128899018</text:p>
          </table:table-cell>
          <table:table-cell table:style-name="ce7" office:value-type="float" office:value="801025687" calcext:value-type="float">
            <text:p>801025687</text:p>
          </table:table-cell>
          <table:table-cell table:formula="of:=([.F772]/[.G772])*100" office:value-type="float" office:value="16.0917458818022" calcext:value-type="float">
            <text:p>16.0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72]" office:value-type="float" office:value="83.9082541181978" calcext:value-type="float">
            <text:p>83.91</text:p>
          </table:table-cell>
          <table:table-cell table:formula="of:=([.G772]/[.O772])*100" office:value-type="float" office:value="85.0000687459784" calcext:value-type="float">
            <text:p>8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2" calcext:value-type="float">
            <text:p>77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35133256" calcext:value-type="float">
            <text:p>135133256</text:p>
          </table:table-cell>
          <table:table-cell table:style-name="ce7" office:value-type="float" office:value="848139632" calcext:value-type="float">
            <text:p>848139632</text:p>
          </table:table-cell>
          <table:table-cell table:formula="of:=([.F773]/[.G773])*100" office:value-type="float" office:value="15.9329019540499" calcext:value-type="float">
            <text:p>15.9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73]" office:value-type="float" office:value="84.0670980459501" calcext:value-type="float">
            <text:p>84.07</text:p>
          </table:table-cell>
          <table:table-cell table:formula="of:=([.G773]/[.O773])*100" office:value-type="float" office:value="89.9995196111467" calcext:value-type="float">
            <text:p>9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3" calcext:value-type="float">
            <text:p>77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35129615" calcext:value-type="float">
            <text:p>135129615</text:p>
          </table:table-cell>
          <table:table-cell table:style-name="ce7" office:value-type="float" office:value="848143059" calcext:value-type="float">
            <text:p>848143059</text:p>
          </table:table-cell>
          <table:table-cell table:formula="of:=([.F774]/[.G774])*100" office:value-type="float" office:value="15.9324082849094" calcext:value-type="float">
            <text:p>15.9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74]" office:value-type="float" office:value="84.0675917150906" calcext:value-type="float">
            <text:p>84.07</text:p>
          </table:table-cell>
          <table:table-cell table:formula="of:=([.G774]/[.O774])*100" office:value-type="float" office:value="89.9998832639488" calcext:value-type="float">
            <text:p>9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4" calcext:value-type="float">
            <text:p>77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35132780" calcext:value-type="float">
            <text:p>135132780</text:p>
          </table:table-cell>
          <table:table-cell table:style-name="ce7" office:value-type="float" office:value="848142093" calcext:value-type="float">
            <text:p>848142093</text:p>
          </table:table-cell>
          <table:table-cell table:formula="of:=([.F775]/[.G775])*100" office:value-type="float" office:value="15.9327995998897" calcext:value-type="float">
            <text:p>15.93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75]" office:value-type="float" office:value="84.0672004001103" calcext:value-type="float">
            <text:p>84.07</text:p>
          </table:table-cell>
          <table:table-cell table:formula="of:=([.G775]/[.O775])*100" office:value-type="float" office:value="89.9997807577898" calcext:value-type="float">
            <text:p>9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5" calcext:value-type="float">
            <text:p>77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1317600" calcext:value-type="float">
            <text:p>141317600</text:p>
          </table:table-cell>
          <table:table-cell table:style-name="ce7" office:value-type="float" office:value="895258021" calcext:value-type="float">
            <text:p>895258021</text:p>
          </table:table-cell>
          <table:table-cell table:formula="of:=([.F776]/[.G776])*100" office:value-type="float" office:value="15.7851252583192" calcext:value-type="float">
            <text:p>15.79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1" calcext:value-type="float">
            <text:p>1</text:p>
          </table:table-cell>
          <table:table-cell table:style-name="ce23"/>
          <table:table-cell table:formula="of:=100-[.H776]" office:value-type="float" office:value="84.2148747416808" calcext:value-type="float">
            <text:p>84.21</text:p>
          </table:table-cell>
          <table:table-cell table:formula="of:=([.G776]/[.O776])*100" office:value-type="float" office:value="94.999442047092" calcext:value-type="float">
            <text:p>9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6" calcext:value-type="float">
            <text:p>77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1314387" calcext:value-type="float">
            <text:p>141314387</text:p>
          </table:table-cell>
          <table:table-cell table:style-name="ce7" office:value-type="float" office:value="895267786" calcext:value-type="float">
            <text:p>895267786</text:p>
          </table:table-cell>
          <table:table-cell table:formula="of:=([.F777]/[.G777])*100" office:value-type="float" office:value="15.7845941973835" calcext:value-type="float">
            <text:p>15.78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2" calcext:value-type="float">
            <text:p>2</text:p>
          </table:table-cell>
          <table:table-cell table:style-name="ce23"/>
          <table:table-cell table:formula="of:=100-[.H777]" office:value-type="float" office:value="84.2154058026165" calcext:value-type="float">
            <text:p>84.22</text:p>
          </table:table-cell>
          <table:table-cell table:formula="of:=([.G777]/[.O777])*100" office:value-type="float" office:value="95.0004782506554" calcext:value-type="float">
            <text:p>9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7" calcext:value-type="float">
            <text:p>77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subsampling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1308532" calcext:value-type="float">
            <text:p>141308532</text:p>
          </table:table-cell>
          <table:table-cell table:style-name="ce7" office:value-type="float" office:value="895264026" calcext:value-type="float">
            <text:p>895264026</text:p>
          </table:table-cell>
          <table:table-cell table:formula="of:=([.F778]/[.G778])*100" office:value-type="float" office:value="15.7840064937447" calcext:value-type="float">
            <text:p>15.78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formula="of:=100-[.H778]" office:value-type="float" office:value="84.2159935062553" calcext:value-type="float">
            <text:p>84.22</text:p>
          </table:table-cell>
          <table:table-cell table:formula="of:=([.G778]/[.O778])*100" office:value-type="float" office:value="95.0000792618793" calcext:value-type="float">
            <text:p>95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8" calcext:value-type="float">
            <text:p>778</text:p>
          </table:table-cell>
          <table:table-cell table:style-name="ce7" office:value-type="string" calcext:value-type="string">
            <text:p>novaseq</text:p>
          </table:table-cell>
          <table:table-cell table:style-name="ce7" table:number-columns-repeated="2"/>
          <table:table-cell table:style-name="ce7" office:value-type="string" calcext:value-type="string">
            <text:p>R1</text:p>
          </table:table-cell>
          <table:table-cell table:style-name="ce7" office:value-type="float" office:value="147431528" calcext:value-type="float">
            <text:p>147431528</text:p>
          </table:table-cell>
          <table:table-cell table:style-name="ce7" office:value-type="float" office:value="942382399" calcext:value-type="float">
            <text:p>942382399</text:p>
          </table:table-cell>
          <table:table-cell table:formula="of:=([.F779]/[.G779])*100" office:value-type="float" office:value="15.6445544989428" calcext:value-type="float">
            <text:p>15.64</text:p>
          </table:table-cell>
          <table:table-cell table:number-columns-repeated="2" table:style-name="ce7" office:value-type="string" calcext:value-type="string">
            <text:p>subsampling</text:p>
          </table:table-cell>
          <table:table-cell table:style-name="ce7" office:value-type="string" calcext:value-type="string">
            <text:p>raw</text:p>
          </table:table-cell>
          <table:table-cell table:style-name="ce23"/>
          <table:table-cell table:formula="of:=100-[.H779]" office:value-type="float" office:value="84.3554455010571" calcext:value-type="float">
            <text:p>84.36</text:p>
          </table:table-cell>
          <table:table-cell table:formula="of:=([.G779]/[.O779])*100" office:value-type="float" office:value="100" calcext:value-type="float">
            <text:p>100</text:p>
          </table:table-cell>
          <table:table-cell table:style-name="ce7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7" office:value-type="float" office:value="779" calcext:value-type="float">
            <text:p>77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23739773" calcext:value-type="float">
            <text:p>123739773</text:p>
          </table:table-cell>
          <table:table-cell table:style-name="ce7" office:value-type="float" office:value="866962853" calcext:value-type="float">
            <text:p>866962853</text:p>
          </table:table-cell>
          <table:table-cell table:formula="of:=([.F780]/[.G780])*100" office:value-type="float" office:value="14.2727883405634" calcext:value-type="float">
            <text:p>14.27</text:p>
          </table:table-cell>
          <table:table-cell table:style-name="ce7" office:value-type="string" calcext:value-type="string">
            <text:p>motif</text:p>
          </table:table-cell>
          <table:table-cell table:style-name="ce7" office:value-type="string" calcext:value-type="string">
            <text:p>pass motif</text:p>
          </table:table-cell>
          <table:table-cell table:style-name="ce7" office:value-type="string" calcext:value-type="string">
            <text:p>rotifer_uniq</text:p>
          </table:table-cell>
          <table:table-cell table:style-name="ce23"/>
          <table:table-cell table:formula="of:=100-[.H780]" office:value-type="float" office:value="85.7272116594366" calcext:value-type="float">
            <text:p>85.73</text:p>
          </table:table-cell>
          <table:table-cell table:formula="of:=([.G780]/[.O780])*100" office:value-type="float" office:value="91.9969275657068" calcext:value-type="float">
            <text:p>9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7606973" calcext:value-type="float">
            <text:p>137606973</text:p>
          </table:table-cell>
          <table:table-cell office:value-type="float" office:value="137605702" calcext:value-type="float">
            <text:p>137605702</text:p>
          </table:table-cell>
          <table:table-cell office:value-type="float" office:value="137607474" calcext:value-type="float">
            <text:p>137607474</text:p>
          </table:table-cell>
          <table:table-cell table:formula="of:=AVERAGE([.P780:.R780])" office:value-type="float" office:value="137606716.333333" calcext:value-type="float">
            <text:p>137606716.333333</text:p>
          </table:table-cell>
          <table:table-cell table:formula="of:=SQRT(AVERAGE(([.P780]-[.S780])^2;([.Q780]-[.S780])^2;([.R780]-[.S780])^2))" office:value-type="float" office:value="745.834804467823" calcext:value-type="float">
            <text:p>745.834804467823</text:p>
          </table:table-cell>
          <table:table-cell table:formula="of:=(([.S780]-[.F780])/[.G780])*100" office:value-type="float" office:value="1.59948529344121" calcext:value-type="float">
            <text:p>1.59948529344121</text:p>
          </table:table-cell>
          <table:table-cell table:number-columns-repeated="3"/>
        </table:table-row>
        <table:table-row table:style-name="ro1">
          <table:table-cell table:style-name="ce7" office:value-type="float" office:value="780" calcext:value-type="float">
            <text:p>78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3691755" calcext:value-type="float">
            <text:p>23691755</text:p>
          </table:table-cell>
          <table:table-cell table:style-name="ce7" office:value-type="float" office:value="75419546" calcext:value-type="float">
            <text:p>75419546</text:p>
          </table:table-cell>
          <table:table-cell table:formula="of:=([.F781]/[.G781])*100" office:value-type="float" office:value="31.413282440072" calcext:value-type="float">
            <text:p>31.41</text:p>
          </table:table-cell>
          <table:table-cell table:style-name="ce7" office:value-type="string" calcext:value-type="string">
            <text:p>no_motif</text:p>
          </table:table-cell>
          <table:table-cell table:style-name="ce7" office:value-type="string" calcext:value-type="string">
            <text:p>fail motif</text:p>
          </table:table-cell>
          <table:table-cell table:style-name="ce7" office:value-type="string" calcext:value-type="string">
            <text:p>rotifer_uniq</text:p>
          </table:table-cell>
          <table:table-cell table:style-name="ce23"/>
          <table:table-cell table:formula="of:=100-[.H781]" office:value-type="float" office:value="68.586717559928" calcext:value-type="float">
            <text:p>68.59</text:p>
          </table:table-cell>
          <table:table-cell table:formula="of:=([.G781]/[.O781])*100" office:value-type="float" office:value="8.0030724342932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636516" calcext:value-type="float">
            <text:p>17636516</text:p>
          </table:table-cell>
          <table:table-cell office:value-type="float" office:value="17628033" calcext:value-type="float">
            <text:p>17628033</text:p>
          </table:table-cell>
          <table:table-cell office:value-type="float" office:value="17637317" calcext:value-type="float">
            <text:p>17637317</text:p>
          </table:table-cell>
          <table:table-cell table:formula="of:=AVERAGE([.P781:.R781])" office:value-type="float" office:value="17633955.3333333" calcext:value-type="float">
            <text:p>17633955.3333333</text:p>
          </table:table-cell>
          <table:table-cell table:formula="of:=SQRT(AVERAGE(([.P781]-[.S781])^2;([.Q781]-[.S781])^2;([.R781]-[.S781])^2))" office:value-type="float" office:value="4200.47015886979" calcext:value-type="float">
            <text:p>4200.47015886979</text:p>
          </table:table-cell>
          <table:table-cell table:formula="of:=(([.S781]-[.F781])/[.G781])*100" office:value-type="float" office:value="-8.03213488803906" calcext:value-type="float">
            <text:p>-8.03213488803906</text:p>
          </table:table-cell>
          <table:table-cell office:value-type="float" office:value="22602870" calcext:value-type="float">
            <text:p>22602870</text:p>
          </table:table-cell>
          <table:table-cell table:formula="of:=(1-([.V781]/[.G781]))*100" office:value-type="float" office:value="70.0304878525787" calcext:value-type="float">
            <text:p>70.0304878525787</text:p>
          </table:table-cell>
          <table:table-cell table:formula="of:=(([.S781]-[.V781])/[.G781])*100" office:value-type="float" office:value="-6.5883645953884" calcext:value-type="float">
            <text:p>-6.5883645953884</text:p>
          </table:table-cell>
        </table:table-row>
        <table:table-row table:style-name="ro1">
          <table:table-cell table:style-name="ce7" office:value-type="float" office:value="781" calcext:value-type="float">
            <text:p>78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7408100" calcext:value-type="float">
            <text:p>147408100</text:p>
          </table:table-cell>
          <table:table-cell table:style-name="ce7" office:value-type="float" office:value="942358966" calcext:value-type="float">
            <text:p>942358966</text:p>
          </table:table-cell>
          <table:table-cell table:formula="of:=([.F782]/[.G782])*100" office:value-type="float" office:value="15.6424574199891" calcext:value-type="float">
            <text:p>15.64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10_krill</text:p>
          </table:table-cell>
          <table:table-cell table:style-name="ce23" office:value-type="string" calcext:value-type="string">
            <text:p>p10</text:p>
          </table:table-cell>
          <table:table-cell table:formula="of:=100-[.H782]" office:value-type="float" office:value="84.3575425800109" calcext:value-type="float">
            <text:p>84.36</text:p>
          </table:table-cell>
          <table:table-cell table:formula="of:=([.G782]/[.O782])*100" office:value-type="float" office:value="99.9975134297898" calcext:value-type="float">
            <text:p>10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7428484" calcext:value-type="float">
            <text:p>147428484</text:p>
          </table:table-cell>
          <table:table-cell office:value-type="float" office:value="147428478" calcext:value-type="float">
            <text:p>147428478</text:p>
          </table:table-cell>
          <table:table-cell office:value-type="float" office:value="147428443" calcext:value-type="float">
            <text:p>147428443</text:p>
          </table:table-cell>
          <table:table-cell table:formula="of:=AVERAGE([.P782:.R782])" office:value-type="float" office:value="147428468.333333" calcext:value-type="float">
            <text:p>147428468.333333</text:p>
          </table:table-cell>
          <table:table-cell table:formula="of:=SQRT(AVERAGE(([.P782]-[.S782])^2;([.Q782]-[.S782])^2;([.R782]-[.S782])^2))" office:value-type="float" office:value="18.0800688297608" calcext:value-type="float">
            <text:p>18.0800688297608</text:p>
          </table:table-cell>
          <table:table-cell table:formula="of:=(([.S782]-[.F782])/[.G782])*100" office:value-type="float" office:value="0.0021614198058517" calcext:value-type="float">
            <text:p>0.002161419805852</text:p>
          </table:table-cell>
          <table:table-cell table:number-columns-repeated="3"/>
        </table:table-row>
        <table:table-row table:style-name="ro1">
          <table:table-cell table:style-name="ce7" office:value-type="float" office:value="782" calcext:value-type="float">
            <text:p>78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3432" calcext:value-type="float">
            <text:p>23432</text:p>
          </table:table-cell>
          <table:table-cell table:style-name="ce7" office:value-type="float" office:value="23433" calcext:value-type="float">
            <text:p>23433</text:p>
          </table:table-cell>
          <table:table-cell table:formula="of:=([.F783]/[.G783])*100" office:value-type="float" office:value="99.995732513976" calcext:value-type="float">
            <text:p>100.00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10_krill</text:p>
          </table:table-cell>
          <table:table-cell table:style-name="ce23" office:value-type="string" calcext:value-type="string">
            <text:p>p10</text:p>
          </table:table-cell>
          <table:table-cell table:formula="of:=100-[.H783]" office:value-type="float" office:value="0.00426748602397709" calcext:value-type="float">
            <text:p>0.00</text:p>
          </table:table-cell>
          <table:table-cell table:formula="of:=([.G783]/[.O783])*100" office:value-type="float" office:value="0.00248657021023161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0853" calcext:value-type="float">
            <text:p>20853</text:p>
          </table:table-cell>
          <table:table-cell office:value-type="float" office:value="20837" calcext:value-type="float">
            <text:p>20837</text:p>
          </table:table-cell>
          <table:table-cell office:value-type="float" office:value="20714" calcext:value-type="float">
            <text:p>20714</text:p>
          </table:table-cell>
          <table:table-cell table:formula="of:=AVERAGE([.P783:.R783])" office:value-type="float" office:value="20801.3333333333" calcext:value-type="float">
            <text:p>20801.3333333333</text:p>
          </table:table-cell>
          <table:table-cell table:formula="of:=SQRT(AVERAGE(([.P783]-[.S783])^2;([.Q783]-[.S783])^2;([.R783]-[.S783])^2))" office:value-type="float" office:value="62.0984880832233" calcext:value-type="float">
            <text:p>62.0984880832233</text:p>
          </table:table-cell>
          <table:table-cell table:formula="of:=(([.S783]-[.F783])/[.G783])*100" office:value-type="float" office:value="-11.2263332337587" calcext:value-type="float">
            <text:p>-11.2263332337587</text:p>
          </table:table-cell>
          <table:table-cell table:number-columns-repeated="3"/>
        </table:table-row>
        <table:table-row table:style-name="ro1">
          <table:table-cell table:style-name="ce7" office:value-type="float" office:value="783" calcext:value-type="float">
            <text:p>783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3781771" calcext:value-type="float">
            <text:p>123781771</text:p>
          </table:table-cell>
          <table:table-cell table:style-name="ce7" office:value-type="float" office:value="867039155" calcext:value-type="float">
            <text:p>867039155</text:p>
          </table:table-cell>
          <table:table-cell table:formula="of:=([.F784]/[.G784])*100" office:value-type="float" office:value="14.2763761343627" calcext:value-type="float">
            <text:p>14.28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10_krill_rotifer</text:p>
          </table:table-cell>
          <table:table-cell table:style-name="ce23"/>
          <table:table-cell table:formula="of:=100-[.H784]" office:value-type="float" office:value="85.7236238656373" calcext:value-type="float">
            <text:p>85.72</text:p>
          </table:table-cell>
          <table:table-cell table:formula="of:=([.G784]/[.O784])*100" office:value-type="float" office:value="92.0050242788968" calcext:value-type="float">
            <text:p>9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7618825" calcext:value-type="float">
            <text:p>137618825</text:p>
          </table:table-cell>
          <table:table-cell office:value-type="float" office:value="137612043" calcext:value-type="float">
            <text:p>137612043</text:p>
          </table:table-cell>
          <table:table-cell office:value-type="float" office:value="137619941" calcext:value-type="float">
            <text:p>137619941</text:p>
          </table:table-cell>
          <table:table-cell table:formula="of:=AVERAGE([.P784:.R784])" office:value-type="float" office:value="137616936.333333" calcext:value-type="float">
            <text:p>137616936.333333</text:p>
          </table:table-cell>
          <table:table-cell table:formula="of:=SQRT(AVERAGE(([.P784]-[.S784])^2;([.Q784]-[.S784])^2;([.R784]-[.S784])^2))" office:value-type="float" office:value="3489.97586747467" calcext:value-type="float">
            <text:p>3489.97586747467</text:p>
          </table:table-cell>
          <table:table-cell table:formula="of:=(([.S784]-[.F784])/[.G784])*100" office:value-type="float" office:value="1.59567941696166" calcext:value-type="float">
            <text:p>1.59567941696166</text:p>
          </table:table-cell>
          <table:table-cell table:number-columns-repeated="3"/>
        </table:table-row>
        <table:table-row table:style-name="ro1">
          <table:table-cell table:style-name="ce7" office:value-type="float" office:value="784" calcext:value-type="float">
            <text:p>78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3626329" calcext:value-type="float">
            <text:p>23626329</text:p>
          </table:table-cell>
          <table:table-cell table:style-name="ce7" office:value-type="float" office:value="75319811" calcext:value-type="float">
            <text:p>75319811</text:p>
          </table:table-cell>
          <table:table-cell table:formula="of:=([.F785]/[.G785])*100" office:value-type="float" office:value="31.3680141868651" calcext:value-type="float">
            <text:p>31.37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10_krill_rotifer</text:p>
          </table:table-cell>
          <table:table-cell table:style-name="ce23"/>
          <table:table-cell table:formula="of:=100-[.H785]" office:value-type="float" office:value="68.6319858131349" calcext:value-type="float">
            <text:p>68.63</text:p>
          </table:table-cell>
          <table:table-cell table:formula="of:=([.G785]/[.O785])*100" office:value-type="float" office:value="7.99248915089298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618362" calcext:value-type="float">
            <text:p>17618362</text:p>
          </table:table-cell>
          <table:table-cell office:value-type="float" office:value="17611061" calcext:value-type="float">
            <text:p>17611061</text:p>
          </table:table-cell>
          <table:table-cell office:value-type="float" office:value="17616686" calcext:value-type="float">
            <text:p>17616686</text:p>
          </table:table-cell>
          <table:table-cell table:formula="of:=AVERAGE([.P785:.R785])" office:value-type="float" office:value="17615369.6666667" calcext:value-type="float">
            <text:p>17615369.6666667</text:p>
          </table:table-cell>
          <table:table-cell table:formula="of:=SQRT(AVERAGE(([.P785]-[.S785])^2;([.Q785]-[.S785])^2;([.R785]-[.S785])^2))" office:value-type="float" office:value="3122.57376036002" calcext:value-type="float">
            <text:p>3122.57376036002</text:p>
          </table:table-cell>
          <table:table-cell table:formula="of:=(([.S785]-[.F785])/[.G785])*100" office:value-type="float" office:value="-7.98058207200405" calcext:value-type="float">
            <text:p>-7.98058207200405</text:p>
          </table:table-cell>
          <table:table-cell table:number-columns-repeated="3"/>
        </table:table-row>
        <table:table-row table:style-name="ro1">
          <table:table-cell table:style-name="ce7" office:value-type="float" office:value="785" calcext:value-type="float">
            <text:p>78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5979" calcext:value-type="float">
            <text:p>15979</text:p>
          </table:table-cell>
          <table:table-cell table:style-name="ce7" office:value-type="float" office:value="15980" calcext:value-type="float">
            <text:p>15980</text:p>
          </table:table-cell>
          <table:table-cell table:formula="of:=([.F786]/[.G786])*100" office:value-type="float" office:value="99.9937421777222" calcext:value-type="float">
            <text:p>99.99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10_krill_rotifer</text:p>
          </table:table-cell>
          <table:table-cell table:style-name="ce23"/>
          <table:table-cell table:formula="of:=100-[.H786]" office:value-type="float" office:value="0.00625782227784555" calcext:value-type="float">
            <text:p>0.01</text:p>
          </table:table-cell>
          <table:table-cell table:formula="of:=([.G786]/[.O786])*100" office:value-type="float" office:value="0.00169570229844668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376" calcext:value-type="float">
            <text:p>14376</text:p>
          </table:table-cell>
          <table:table-cell office:value-type="float" office:value="14404" calcext:value-type="float">
            <text:p>14404</text:p>
          </table:table-cell>
          <table:table-cell office:value-type="float" office:value="14458" calcext:value-type="float">
            <text:p>14458</text:p>
          </table:table-cell>
          <table:table-cell table:formula="of:=AVERAGE([.P786:.R786])" office:value-type="float" office:value="14412.6666666667" calcext:value-type="float">
            <text:p>14412.6666666667</text:p>
          </table:table-cell>
          <table:table-cell table:formula="of:=SQRT(AVERAGE(([.P786]-[.S786])^2;([.Q786]-[.S786])^2;([.R786]-[.S786])^2))" office:value-type="float" office:value="34.0326640482672" calcext:value-type="float">
            <text:p>34.0326640482672</text:p>
          </table:table-cell>
          <table:table-cell table:formula="of:=(([.S786]-[.F786])/[.G786])*100" office:value-type="float" office:value="-9.80183562786817" calcext:value-type="float">
            <text:p>-9.80183562786817</text:p>
          </table:table-cell>
          <table:table-cell table:number-columns-repeated="3"/>
        </table:table-row>
        <table:table-row table:style-name="ro1">
          <table:table-cell table:style-name="ce7" office:value-type="float" office:value="786" calcext:value-type="float">
            <text:p>786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number-columns-repeated="2" table:style-name="ce7" office:value-type="float" office:value="7453" calcext:value-type="float">
            <text:p>7453</text:p>
          </table:table-cell>
          <table:table-cell table:formula="of:=([.F787]/[.G787])*100" office:value-type="float" office:value="100" calcext:value-type="float">
            <text:p>100.00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10_krill_rotifer</text:p>
          </table:table-cell>
          <table:table-cell table:style-name="ce23"/>
          <table:table-cell table:formula="of:=100-[.H787]" office:value-type="float" office:value="0" calcext:value-type="float">
            <text:p>0.00</text:p>
          </table:table-cell>
          <table:table-cell table:formula="of:=([.G787]/[.O787])*100" office:value-type="float" office:value="0.000790867911784927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6871" calcext:value-type="float">
            <text:p>6871</text:p>
          </table:table-cell>
          <table:table-cell office:value-type="float" office:value="6877" calcext:value-type="float">
            <text:p>6877</text:p>
          </table:table-cell>
          <table:table-cell office:value-type="float" office:value="6872" calcext:value-type="float">
            <text:p>6872</text:p>
          </table:table-cell>
          <table:table-cell table:formula="of:=AVERAGE([.P787:.R787])" office:value-type="float" office:value="6873.33333333333" calcext:value-type="float">
            <text:p>6873.33333333333</text:p>
          </table:table-cell>
          <table:table-cell table:formula="of:=SQRT(AVERAGE(([.P787]-[.S787])^2;([.Q787]-[.S787])^2;([.R787]-[.S787])^2))" office:value-type="float" office:value="2.62466929133727" calcext:value-type="float">
            <text:p>2.62466929133727</text:p>
          </table:table-cell>
          <table:table-cell table:formula="of:=(([.S787]-[.F787])/[.G787])*100" office:value-type="float" office:value="-7.77762869537994" calcext:value-type="float">
            <text:p>-7.77762869537994</text:p>
          </table:table-cell>
          <table:table-cell table:number-columns-repeated="3"/>
        </table:table-row>
        <table:table-row table:style-name="ro1">
          <table:table-cell table:style-name="ce7" office:value-type="float" office:value="787" calcext:value-type="float">
            <text:p>78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7036711" calcext:value-type="float">
            <text:p>147036711</text:p>
          </table:table-cell>
          <table:table-cell table:style-name="ce7" office:value-type="float" office:value="941987464" calcext:value-type="float">
            <text:p>941987464</text:p>
          </table:table-cell>
          <table:table-cell table:formula="of:=([.F788]/[.G788])*100" office:value-type="float" office:value="15.6092004001446" calcext:value-type="float">
            <text:p>15.61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20_krill</text:p>
          </table:table-cell>
          <table:table-cell table:style-name="ce23" office:value-type="string" calcext:value-type="string">
            <text:p>p20</text:p>
          </table:table-cell>
          <table:table-cell table:formula="of:=100-[.H788]" office:value-type="float" office:value="84.3907995998554" calcext:value-type="float">
            <text:p>84.39</text:p>
          </table:table-cell>
          <table:table-cell table:formula="of:=([.G788]/[.O788])*100" office:value-type="float" office:value="99.9580918531141" calcext:value-type="float">
            <text:p>10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7380350" calcext:value-type="float">
            <text:p>147380350</text:p>
          </table:table-cell>
          <table:table-cell office:value-type="float" office:value="147380287" calcext:value-type="float">
            <text:p>147380287</text:p>
          </table:table-cell>
          <table:table-cell office:value-type="float" office:value="147380256" calcext:value-type="float">
            <text:p>147380256</text:p>
          </table:table-cell>
          <table:table-cell table:formula="of:=AVERAGE([.P788:.R788])" office:value-type="float" office:value="147380297.666667" calcext:value-type="float">
            <text:p>147380297.666667</text:p>
          </table:table-cell>
          <table:table-cell table:formula="of:=SQRT(AVERAGE(([.P788]-[.S788])^2;([.Q788]-[.S788])^2;([.R788]-[.S788])^2))" office:value-type="float" office:value="39.1095327964367" calcext:value-type="float">
            <text:p>39.1095327964367</text:p>
          </table:table-cell>
          <table:table-cell table:formula="of:=(([.S788]-[.F788])/[.G788])*100" office:value-type="float" office:value="0.0364746538353781" calcext:value-type="float">
            <text:p>0.036474653835378</text:p>
          </table:table-cell>
          <table:table-cell table:number-columns-repeated="3"/>
        </table:table-row>
        <table:table-row table:style-name="ro1">
          <table:table-cell table:style-name="ce7" office:value-type="float" office:value="788" calcext:value-type="float">
            <text:p>78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94839" calcext:value-type="float">
            <text:p>394839</text:p>
          </table:table-cell>
          <table:table-cell table:style-name="ce7" office:value-type="float" office:value="394935" calcext:value-type="float">
            <text:p>394935</text:p>
          </table:table-cell>
          <table:table-cell table:formula="of:=([.F789]/[.G789])*100" office:value-type="float" office:value="99.9756922025143" calcext:value-type="float">
            <text:p>99.98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20_krill</text:p>
          </table:table-cell>
          <table:table-cell table:style-name="ce23" office:value-type="string" calcext:value-type="string">
            <text:p>p20</text:p>
          </table:table-cell>
          <table:table-cell table:formula="of:=100-[.H789]" office:value-type="float" office:value="0.0243077974856618" calcext:value-type="float">
            <text:p>0.02</text:p>
          </table:table-cell>
          <table:table-cell table:formula="of:=([.G789]/[.O789])*100" office:value-type="float" office:value="0.0419081468859225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57679" calcext:value-type="float">
            <text:p>257679</text:p>
          </table:table-cell>
          <table:table-cell office:value-type="float" office:value="258324" calcext:value-type="float">
            <text:p>258324</text:p>
          </table:table-cell>
          <table:table-cell office:value-type="float" office:value="257999" calcext:value-type="float">
            <text:p>257999</text:p>
          </table:table-cell>
          <table:table-cell table:formula="of:=AVERAGE([.P789:.R789])" office:value-type="float" office:value="258000.666666667" calcext:value-type="float">
            <text:p>258000.666666667</text:p>
          </table:table-cell>
          <table:table-cell table:formula="of:=SQRT(AVERAGE(([.P789]-[.S789])^2;([.Q789]-[.S789])^2;([.R789]-[.S789])^2))" office:value-type="float" office:value="263.322784598843" calcext:value-type="float">
            <text:p>263.322784598843</text:p>
          </table:table-cell>
          <table:table-cell table:formula="of:=(([.S789]-[.F789])/[.G789])*100" office:value-type="float" office:value="-34.648317655648" calcext:value-type="float">
            <text:p>-34.648317655648</text:p>
          </table:table-cell>
          <table:table-cell table:number-columns-repeated="3"/>
        </table:table-row>
        <table:table-row table:style-name="ro1">
          <table:table-cell table:style-name="ce7" office:value-type="float" office:value="789" calcext:value-type="float">
            <text:p>789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3470953" calcext:value-type="float">
            <text:p>123470953</text:p>
          </table:table-cell>
          <table:table-cell table:style-name="ce7" office:value-type="float" office:value="866728227" calcext:value-type="float">
            <text:p>866728227</text:p>
          </table:table-cell>
          <table:table-cell table:formula="of:=([.F790]/[.G790])*100" office:value-type="float" office:value="14.2456365390763" calcext:value-type="float">
            <text:p>14.25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20_krill_rotifer</text:p>
          </table:table-cell>
          <table:table-cell table:style-name="ce23"/>
          <table:table-cell table:formula="of:=100-[.H790]" office:value-type="float" office:value="85.7543634609237" calcext:value-type="float">
            <text:p>85.75</text:p>
          </table:table-cell>
          <table:table-cell table:formula="of:=([.G790]/[.O790])*100" office:value-type="float" office:value="91.9720304538498" calcext:value-type="float">
            <text:p>9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7571792" calcext:value-type="float">
            <text:p>137571792</text:p>
          </table:table-cell>
          <table:table-cell office:value-type="float" office:value="137577553" calcext:value-type="float">
            <text:p>137577553</text:p>
          </table:table-cell>
          <table:table-cell office:value-type="float" office:value="137572236" calcext:value-type="float">
            <text:p>137572236</text:p>
          </table:table-cell>
          <table:table-cell table:formula="of:=AVERAGE([.P790:.R790])" office:value-type="float" office:value="137573860.333333" calcext:value-type="float">
            <text:p>137573860.333333</text:p>
          </table:table-cell>
          <table:table-cell table:formula="of:=SQRT(AVERAGE(([.P790]-[.S790])^2;([.Q790]-[.S790])^2;([.R790]-[.S790])^2))" office:value-type="float" office:value="2617.39365697167" calcext:value-type="float">
            <text:p>2617.39365697167</text:p>
          </table:table-cell>
          <table:table-cell table:formula="of:=(([.S790]-[.F790])/[.G790])*100" office:value-type="float" office:value="1.62714296061957" calcext:value-type="float">
            <text:p>1.62714296061957</text:p>
          </table:table-cell>
          <table:table-cell table:number-columns-repeated="3"/>
        </table:table-row>
        <table:table-row table:style-name="ro1">
          <table:table-cell table:style-name="ce7" office:value-type="float" office:value="790" calcext:value-type="float">
            <text:p>79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3565758" calcext:value-type="float">
            <text:p>23565758</text:p>
          </table:table-cell>
          <table:table-cell table:style-name="ce7" office:value-type="float" office:value="75259237" calcext:value-type="float">
            <text:p>75259237</text:p>
          </table:table-cell>
          <table:table-cell table:formula="of:=([.F791]/[.G791])*100" office:value-type="float" office:value="31.3127782573719" calcext:value-type="float">
            <text:p>31.31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20_krill_rotifer</text:p>
          </table:table-cell>
          <table:table-cell table:style-name="ce23"/>
          <table:table-cell table:formula="of:=100-[.H791]" office:value-type="float" office:value="68.6872217426281" calcext:value-type="float">
            <text:p>68.69</text:p>
          </table:table-cell>
          <table:table-cell table:formula="of:=([.G791]/[.O791])*100" office:value-type="float" office:value="7.98606139926431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601030" calcext:value-type="float">
            <text:p>17601030</text:p>
          </table:table-cell>
          <table:table-cell office:value-type="float" office:value="17602788" calcext:value-type="float">
            <text:p>17602788</text:p>
          </table:table-cell>
          <table:table-cell office:value-type="float" office:value="17602238" calcext:value-type="float">
            <text:p>17602238</text:p>
          </table:table-cell>
          <table:table-cell table:formula="of:=AVERAGE([.P791:.R791])" office:value-type="float" office:value="17602018.6666667" calcext:value-type="float">
            <text:p>17602018.6666667</text:p>
          </table:table-cell>
          <table:table-cell table:formula="of:=SQRT(AVERAGE(([.P791]-[.S791])^2;([.Q791]-[.S791])^2;([.R791]-[.S791])^2))" office:value-type="float" office:value="734.266678772471" calcext:value-type="float">
            <text:p>734.266678772471</text:p>
          </table:table-cell>
          <table:table-cell table:formula="of:=(([.S791]-[.F791])/[.G791])*100" office:value-type="float" office:value="-7.92426228468584" calcext:value-type="float">
            <text:p>-7.92426228468584</text:p>
          </table:table-cell>
          <table:table-cell table:number-columns-repeated="3"/>
        </table:table-row>
        <table:table-row table:style-name="ro1">
          <table:table-cell table:style-name="ce7" office:value-type="float" office:value="791" calcext:value-type="float">
            <text:p>79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326813" calcext:value-type="float">
            <text:p>326813</text:p>
          </table:table-cell>
          <table:table-cell table:style-name="ce7" office:value-type="float" office:value="326908" calcext:value-type="float">
            <text:p>326908</text:p>
          </table:table-cell>
          <table:table-cell table:formula="of:=([.F792]/[.G792])*100" office:value-type="float" office:value="99.9709398362842" calcext:value-type="float">
            <text:p>99.97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20_krill_rotifer</text:p>
          </table:table-cell>
          <table:table-cell table:style-name="ce23"/>
          <table:table-cell table:formula="of:=100-[.H792]" office:value-type="float" office:value="0.0290601637157835" calcext:value-type="float">
            <text:p>0.03</text:p>
          </table:table-cell>
          <table:table-cell table:formula="of:=([.G792]/[.O792])*100" office:value-type="float" office:value="0.0346895273454699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20894" calcext:value-type="float">
            <text:p>220894</text:p>
          </table:table-cell>
          <table:table-cell office:value-type="float" office:value="221043" calcext:value-type="float">
            <text:p>221043</text:p>
          </table:table-cell>
          <table:table-cell office:value-type="float" office:value="221127" calcext:value-type="float">
            <text:p>221127</text:p>
          </table:table-cell>
          <table:table-cell table:formula="of:=AVERAGE([.P792:.R792])" office:value-type="float" office:value="221021.333333333" calcext:value-type="float">
            <text:p>221021.333333333</text:p>
          </table:table-cell>
          <table:table-cell table:formula="of:=SQRT(AVERAGE(([.P792]-[.S792])^2;([.Q792]-[.S792])^2;([.R792]-[.S792])^2))" office:value-type="float" office:value="96.3477497863281" calcext:value-type="float">
            <text:p>96.3477497863281</text:p>
          </table:table-cell>
          <table:table-cell table:formula="of:=(([.S792]-[.F792])/[.G792])*100" office:value-type="float" office:value="-32.361296348412" calcext:value-type="float">
            <text:p>-32.361296348412</text:p>
          </table:table-cell>
          <table:table-cell table:number-columns-repeated="3"/>
        </table:table-row>
        <table:table-row table:style-name="ro1">
          <table:table-cell table:style-name="ce7" office:value-type="float" office:value="792" calcext:value-type="float">
            <text:p>792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68026" calcext:value-type="float">
            <text:p>68026</text:p>
          </table:table-cell>
          <table:table-cell table:style-name="ce7" office:value-type="float" office:value="68027" calcext:value-type="float">
            <text:p>68027</text:p>
          </table:table-cell>
          <table:table-cell table:formula="of:=([.F793]/[.G793])*100" office:value-type="float" office:value="99.998529995443" calcext:value-type="float">
            <text:p>100.00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20_krill_rotifer</text:p>
          </table:table-cell>
          <table:table-cell table:style-name="ce23"/>
          <table:table-cell table:formula="of:=100-[.H793]" office:value-type="float" office:value="0.00147000455700663" calcext:value-type="float">
            <text:p>0.00</text:p>
          </table:table-cell>
          <table:table-cell table:formula="of:=([.G793]/[.O793])*100" office:value-type="float" office:value="0.0072186195404526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56616" calcext:value-type="float">
            <text:p>56616</text:p>
          </table:table-cell>
          <table:table-cell office:value-type="float" office:value="56723" calcext:value-type="float">
            <text:p>56723</text:p>
          </table:table-cell>
          <table:table-cell office:value-type="float" office:value="56596" calcext:value-type="float">
            <text:p>56596</text:p>
          </table:table-cell>
          <table:table-cell table:formula="of:=AVERAGE([.P793:.R793])" office:value-type="float" office:value="56645" calcext:value-type="float">
            <text:p>56645</text:p>
          </table:table-cell>
          <table:table-cell table:formula="of:=SQRT(AVERAGE(([.P793]-[.S793])^2;([.Q793]-[.S793])^2;([.R793]-[.S793])^2))" office:value-type="float" office:value="55.7554182718296" calcext:value-type="float">
            <text:p>55.7554182718296</text:p>
          </table:table-cell>
          <table:table-cell table:formula="of:=(([.S793]-[.F793])/[.G793])*100" office:value-type="float" office:value="-16.7301218633778" calcext:value-type="float">
            <text:p>-16.7301218633778</text:p>
          </table:table-cell>
          <table:table-cell table:number-columns-repeated="3"/>
        </table:table-row>
        <table:table-row table:style-name="ro1">
          <table:table-cell table:style-name="ce7" office:value-type="float" office:value="793" calcext:value-type="float">
            <text:p>79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6032521" calcext:value-type="float">
            <text:p>146032521</text:p>
          </table:table-cell>
          <table:table-cell table:style-name="ce7" office:value-type="float" office:value="940982540" calcext:value-type="float">
            <text:p>940982540</text:p>
          </table:table-cell>
          <table:table-cell table:formula="of:=([.F794]/[.G794])*100" office:value-type="float" office:value="15.5191530971446" calcext:value-type="float">
            <text:p>15.52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30_krill</text:p>
          </table:table-cell>
          <table:table-cell table:style-name="ce23" office:value-type="string" calcext:value-type="string">
            <text:p>p30</text:p>
          </table:table-cell>
          <table:table-cell table:formula="of:=100-[.H794]" office:value-type="float" office:value="84.4808469028554" calcext:value-type="float">
            <text:p>84.48</text:p>
          </table:table-cell>
          <table:table-cell table:formula="of:=([.G794]/[.O794])*100" office:value-type="float" office:value="99.8514553114017" calcext:value-type="float">
            <text:p>10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7250194" calcext:value-type="float">
            <text:p>147250194</text:p>
          </table:table-cell>
          <table:table-cell office:value-type="float" office:value="147250268" calcext:value-type="float">
            <text:p>147250268</text:p>
          </table:table-cell>
          <table:table-cell office:value-type="float" office:value="147250186" calcext:value-type="float">
            <text:p>147250186</text:p>
          </table:table-cell>
          <table:table-cell table:formula="of:=AVERAGE([.P794:.R794])" office:value-type="float" office:value="147250216" calcext:value-type="float">
            <text:p>147250216</text:p>
          </table:table-cell>
          <table:table-cell table:formula="of:=SQRT(AVERAGE(([.P794]-[.S794])^2;([.Q794]-[.S794])^2;([.R794]-[.S794])^2))" office:value-type="float" office:value="36.9143151997523" calcext:value-type="float">
            <text:p>36.9143151997523</text:p>
          </table:table-cell>
          <table:table-cell table:formula="of:=(([.S794]-[.F794])/[.G794])*100" office:value-type="float" office:value="0.12940675817428" calcext:value-type="float">
            <text:p>0.12940675817428</text:p>
          </table:table-cell>
          <table:table-cell table:number-columns-repeated="3"/>
        </table:table-row>
        <table:table-row table:style-name="ro1">
          <table:table-cell table:style-name="ce7" office:value-type="float" office:value="794" calcext:value-type="float">
            <text:p>79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399587" calcext:value-type="float">
            <text:p>1399587</text:p>
          </table:table-cell>
          <table:table-cell table:style-name="ce7" office:value-type="float" office:value="1399859" calcext:value-type="float">
            <text:p>1399859</text:p>
          </table:table-cell>
          <table:table-cell table:formula="of:=([.F795]/[.G795])*100" office:value-type="float" office:value="99.9805694716396" calcext:value-type="float">
            <text:p>99.98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30_krill</text:p>
          </table:table-cell>
          <table:table-cell table:style-name="ce23" office:value-type="string" calcext:value-type="string">
            <text:p>p30</text:p>
          </table:table-cell>
          <table:table-cell table:formula="of:=100-[.H795]" office:value-type="float" office:value="0.0194305283603597" calcext:value-type="float">
            <text:p>0.02</text:p>
          </table:table-cell>
          <table:table-cell table:formula="of:=([.G795]/[.O795])*100" office:value-type="float" office:value="0.148544688598328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691018" calcext:value-type="float">
            <text:p>691018</text:p>
          </table:table-cell>
          <table:table-cell office:value-type="float" office:value="691135" calcext:value-type="float">
            <text:p>691135</text:p>
          </table:table-cell>
          <table:table-cell office:value-type="float" office:value="691143" calcext:value-type="float">
            <text:p>691143</text:p>
          </table:table-cell>
          <table:table-cell table:formula="of:=AVERAGE([.P795:.R795])" office:value-type="float" office:value="691098.666666667" calcext:value-type="float">
            <text:p>691098.666666667</text:p>
          </table:table-cell>
          <table:table-cell table:formula="of:=SQRT(AVERAGE(([.P795]-[.S795])^2;([.Q795]-[.S795])^2;([.R795]-[.S795])^2))" office:value-type="float" office:value="57.1333722286915" calcext:value-type="float">
            <text:p>57.1333722286915</text:p>
          </table:table-cell>
          <table:table-cell table:formula="of:=(([.S795]-[.F795])/[.G795])*100" office:value-type="float" office:value="-50.6114068154959" calcext:value-type="float">
            <text:p>-50.6114068154959</text:p>
          </table:table-cell>
          <table:table-cell table:number-columns-repeated="3"/>
        </table:table-row>
        <table:table-row table:style-name="ro1">
          <table:table-cell table:style-name="ce7" office:value-type="float" office:value="795" calcext:value-type="float">
            <text:p>795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2606566" calcext:value-type="float">
            <text:p>122606566</text:p>
          </table:table-cell>
          <table:table-cell table:style-name="ce7" office:value-type="float" office:value="865863123" calcext:value-type="float">
            <text:p>865863123</text:p>
          </table:table-cell>
          <table:table-cell table:formula="of:=([.F796]/[.G796])*100" office:value-type="float" office:value="14.1600401660714" calcext:value-type="float">
            <text:p>14.16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30_krill_rotifer</text:p>
          </table:table-cell>
          <table:table-cell table:style-name="ce23"/>
          <table:table-cell table:formula="of:=100-[.H796]" office:value-type="float" office:value="85.8399598339286" calcext:value-type="float">
            <text:p>85.84</text:p>
          </table:table-cell>
          <table:table-cell table:formula="of:=([.G796]/[.O796])*100" office:value-type="float" office:value="91.8802307766786" calcext:value-type="float">
            <text:p>9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7465918" calcext:value-type="float">
            <text:p>137465918</text:p>
          </table:table-cell>
          <table:table-cell office:value-type="float" office:value="137462517" calcext:value-type="float">
            <text:p>137462517</text:p>
          </table:table-cell>
          <table:table-cell office:value-type="float" office:value="137468165" calcext:value-type="float">
            <text:p>137468165</text:p>
          </table:table-cell>
          <table:table-cell table:formula="of:=AVERAGE([.P796:.R796])" office:value-type="float" office:value="137465533.333333" calcext:value-type="float">
            <text:p>137465533.333333</text:p>
          </table:table-cell>
          <table:table-cell table:formula="of:=SQRT(AVERAGE(([.P796]-[.S796])^2;([.Q796]-[.S796])^2;([.R796]-[.S796])^2))" office:value-type="float" office:value="2321.77408222439" calcext:value-type="float">
            <text:p>2321.77408222439</text:p>
          </table:table-cell>
          <table:table-cell table:formula="of:=(([.S796]-[.F796])/[.G796])*100" office:value-type="float" office:value="1.71608732819695" calcext:value-type="float">
            <text:p>1.71608732819695</text:p>
          </table:table-cell>
          <table:table-cell table:number-columns-repeated="3"/>
        </table:table-row>
        <table:table-row table:style-name="ro1">
          <table:table-cell table:style-name="ce7" office:value-type="float" office:value="796" calcext:value-type="float">
            <text:p>79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3425955" calcext:value-type="float">
            <text:p>23425955</text:p>
          </table:table-cell>
          <table:table-cell table:style-name="ce7" office:value-type="float" office:value="75119417" calcext:value-type="float">
            <text:p>75119417</text:p>
          </table:table-cell>
          <table:table-cell table:formula="of:=([.F797]/[.G797])*100" office:value-type="float" office:value="31.1849531526583" calcext:value-type="float">
            <text:p>31.18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30_krill_rotifer</text:p>
          </table:table-cell>
          <table:table-cell table:style-name="ce23"/>
          <table:table-cell table:formula="of:=100-[.H797]" office:value-type="float" office:value="68.8150468473418" calcext:value-type="float">
            <text:p>68.82</text:p>
          </table:table-cell>
          <table:table-cell table:formula="of:=([.G797]/[.O797])*100" office:value-type="float" office:value="7.97122453472309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575585" calcext:value-type="float">
            <text:p>17575585</text:p>
          </table:table-cell>
          <table:table-cell office:value-type="float" office:value="17572541" calcext:value-type="float">
            <text:p>17572541</text:p>
          </table:table-cell>
          <table:table-cell office:value-type="float" office:value="17573562" calcext:value-type="float">
            <text:p>17573562</text:p>
          </table:table-cell>
          <table:table-cell table:formula="of:=AVERAGE([.P797:.R797])" office:value-type="float" office:value="17573896" calcext:value-type="float">
            <text:p>17573896</text:p>
          </table:table-cell>
          <table:table-cell table:formula="of:=SQRT(AVERAGE(([.P797]-[.S797])^2;([.Q797]-[.S797])^2;([.R797]-[.S797])^2))" office:value-type="float" office:value="1264.95085543537" calcext:value-type="float">
            <text:p>1264.95085543537</text:p>
          </table:table-cell>
          <table:table-cell table:formula="of:=(([.S797]-[.F797])/[.G797])*100" office:value-type="float" office:value="-7.79034134410282" calcext:value-type="float">
            <text:p>-7.79034134410282</text:p>
          </table:table-cell>
          <table:table-cell table:number-columns-repeated="3"/>
        </table:table-row>
        <table:table-row table:style-name="ro1">
          <table:table-cell table:style-name="ce7" office:value-type="float" office:value="797" calcext:value-type="float">
            <text:p>79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191743" calcext:value-type="float">
            <text:p>1191743</text:p>
          </table:table-cell>
          <table:table-cell table:style-name="ce7" office:value-type="float" office:value="1192012" calcext:value-type="float">
            <text:p>1192012</text:p>
          </table:table-cell>
          <table:table-cell table:formula="of:=([.F798]/[.G798])*100" office:value-type="float" office:value="99.9774331130895" calcext:value-type="float">
            <text:p>99.98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30_krill_rotifer</text:p>
          </table:table-cell>
          <table:table-cell table:style-name="ce23"/>
          <table:table-cell table:formula="of:=100-[.H798]" office:value-type="float" office:value="0.0225668869105391" calcext:value-type="float">
            <text:p>0.02</text:p>
          </table:table-cell>
          <table:table-cell table:formula="of:=([.G798]/[.O798])*100" office:value-type="float" office:value="0.126489204516648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610445" calcext:value-type="float">
            <text:p>610445</text:p>
          </table:table-cell>
          <table:table-cell office:value-type="float" office:value="610732" calcext:value-type="float">
            <text:p>610732</text:p>
          </table:table-cell>
          <table:table-cell office:value-type="float" office:value="611261" calcext:value-type="float">
            <text:p>611261</text:p>
          </table:table-cell>
          <table:table-cell table:formula="of:=AVERAGE([.P798:.R798])" office:value-type="float" office:value="610812.666666667" calcext:value-type="float">
            <text:p>610812.666666667</text:p>
          </table:table-cell>
          <table:table-cell table:formula="of:=SQRT(AVERAGE(([.P798]-[.S798])^2;([.Q798]-[.S798])^2;([.R798]-[.S798])^2))" office:value-type="float" office:value="337.978631803189" calcext:value-type="float">
            <text:p>337.978631803189</text:p>
          </table:table-cell>
          <table:table-cell table:formula="of:=(([.S798]-[.F798])/[.G798])*100" office:value-type="float" office:value="-48.7352755956596" calcext:value-type="float">
            <text:p>-48.7352755956596</text:p>
          </table:table-cell>
          <table:table-cell table:number-columns-repeated="3"/>
        </table:table-row>
        <table:table-row table:style-name="ro1">
          <table:table-cell table:style-name="ce7" office:value-type="float" office:value="798" calcext:value-type="float">
            <text:p>798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07844" calcext:value-type="float">
            <text:p>207844</text:p>
          </table:table-cell>
          <table:table-cell table:style-name="ce7" office:value-type="float" office:value="207847" calcext:value-type="float">
            <text:p>207847</text:p>
          </table:table-cell>
          <table:table-cell table:formula="of:=([.F799]/[.G799])*100" office:value-type="float" office:value="99.9985566305985" calcext:value-type="float">
            <text:p>100.00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30_krill_rotifer</text:p>
          </table:table-cell>
          <table:table-cell table:style-name="ce23"/>
          <table:table-cell table:formula="of:=100-[.H799]" office:value-type="float" office:value="0.00144336940152812" calcext:value-type="float">
            <text:p>0.00</text:p>
          </table:table-cell>
          <table:table-cell table:formula="of:=([.G799]/[.O799])*100" office:value-type="float" office:value="0.0220554840816801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1889" calcext:value-type="float">
            <text:p>151889</text:p>
          </table:table-cell>
          <table:table-cell office:value-type="float" office:value="151983" calcext:value-type="float">
            <text:p>151983</text:p>
          </table:table-cell>
          <table:table-cell table:formula="of:=AVERAGE([.P799:.R799])" office:value-type="float" office:value="152046.666666667" calcext:value-type="float">
            <text:p>152046.666666667</text:p>
          </table:table-cell>
          <table:table-cell table:formula="of:=SQRT(AVERAGE(([.P799]-[.S799])^2;([.Q799]-[.S799])^2;([.R799]-[.S799])^2))" office:value-type="float" office:value="161.142449059486" calcext:value-type="float">
            <text:p>161.142449059486</text:p>
          </table:table-cell>
          <table:table-cell table:formula="of:=(([.S799]-[.F799])/[.G799])*100" office:value-type="float" office:value="-26.8453878734518" calcext:value-type="float">
            <text:p>-26.8453878734518</text:p>
          </table:table-cell>
          <table:table-cell table:number-columns-repeated="3"/>
        </table:table-row>
        <table:table-row table:style-name="ro1">
          <table:table-cell table:style-name="ce7" office:value-type="float" office:value="799" calcext:value-type="float">
            <text:p>79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4464097" calcext:value-type="float">
            <text:p>144464097</text:p>
          </table:table-cell>
          <table:table-cell table:style-name="ce7" office:value-type="float" office:value="939408423" calcext:value-type="float">
            <text:p>939408423</text:p>
          </table:table-cell>
          <table:table-cell table:formula="of:=([.F800]/[.G800])*100" office:value-type="float" office:value="15.3781990306893" calcext:value-type="float">
            <text:p>15.38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40_krill</text:p>
          </table:table-cell>
          <table:table-cell table:style-name="ce23" office:value-type="string" calcext:value-type="string">
            <text:p>p40</text:p>
          </table:table-cell>
          <table:table-cell table:formula="of:=100-[.H800]" office:value-type="float" office:value="84.6218009693107" calcext:value-type="float">
            <text:p>84.62</text:p>
          </table:table-cell>
          <table:table-cell table:formula="of:=([.G800]/[.O800])*100" office:value-type="float" office:value="99.6844194030835" calcext:value-type="float">
            <text:p>10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7046946" calcext:value-type="float">
            <text:p>147046946</text:p>
          </table:table-cell>
          <table:table-cell office:value-type="float" office:value="147047276" calcext:value-type="float">
            <text:p>147047276</text:p>
          </table:table-cell>
          <table:table-cell office:value-type="float" office:value="147046287" calcext:value-type="float">
            <text:p>147046287</text:p>
          </table:table-cell>
          <table:table-cell table:formula="of:=AVERAGE([.P800:.R800])" office:value-type="float" office:value="147046836.333333" calcext:value-type="float">
            <text:p>147046836.333333</text:p>
          </table:table-cell>
          <table:table-cell table:formula="of:=SQRT(AVERAGE(([.P800]-[.S800])^2;([.Q800]-[.S800])^2;([.R800]-[.S800])^2))" office:value-type="float" office:value="411.136906097659" calcext:value-type="float">
            <text:p>411.136906097659</text:p>
          </table:table-cell>
          <table:table-cell table:formula="of:=(([.S800]-[.F800])/[.G800])*100" office:value-type="float" office:value="0.274932528823338" calcext:value-type="float">
            <text:p>0.274932528823338</text:p>
          </table:table-cell>
          <table:table-cell table:number-columns-repeated="3"/>
        </table:table-row>
        <table:table-row table:style-name="ro1"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2972711" calcext:value-type="float">
            <text:p>2972711</text:p>
          </table:table-cell>
          <table:table-cell table:style-name="ce7" office:value-type="float" office:value="2973976" calcext:value-type="float">
            <text:p>2973976</text:p>
          </table:table-cell>
          <table:table-cell table:formula="of:=([.F801]/[.G801])*100" office:value-type="float" office:value="99.9574643507547" calcext:value-type="float">
            <text:p>99.96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40_krill</text:p>
          </table:table-cell>
          <table:table-cell table:style-name="ce23" office:value-type="string" calcext:value-type="string">
            <text:p>p40</text:p>
          </table:table-cell>
          <table:table-cell table:formula="of:=100-[.H801]" office:value-type="float" office:value="0.0425356492453233" calcext:value-type="float">
            <text:p>0.04</text:p>
          </table:table-cell>
          <table:table-cell table:formula="of:=([.G801]/[.O801])*100" office:value-type="float" office:value="0.315580596916475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227181" calcext:value-type="float">
            <text:p>1227181</text:p>
          </table:table-cell>
          <table:table-cell office:value-type="float" office:value="1228085" calcext:value-type="float">
            <text:p>1228085</text:p>
          </table:table-cell>
          <table:table-cell office:value-type="float" office:value="1227734" calcext:value-type="float">
            <text:p>1227734</text:p>
          </table:table-cell>
          <table:table-cell table:formula="of:=AVERAGE([.P801:.R801])" office:value-type="float" office:value="1227666.66666667" calcext:value-type="float">
            <text:p>1227666.66666667</text:p>
          </table:table-cell>
          <table:table-cell table:formula="of:=SQRT(AVERAGE(([.P801]-[.S801])^2;([.Q801]-[.S801])^2;([.R801]-[.S801])^2))" office:value-type="float" office:value="372.114976258086" calcext:value-type="float">
            <text:p>372.114976258086</text:p>
          </table:table-cell>
          <table:table-cell table:formula="of:=(([.S801]-[.F801])/[.G801])*100" office:value-type="float" office:value="-58.6771491543084" calcext:value-type="float">
            <text:p>-58.6771491543084</text:p>
          </table:table-cell>
          <table:table-cell table:number-columns-repeated="3"/>
        </table:table-row>
        <table:table-row table:style-name="ro1">
          <table:table-cell table:style-name="ce7" office:value-type="float" office:value="801" calcext:value-type="float">
            <text:p>801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1259155" calcext:value-type="float">
            <text:p>121259155</text:p>
          </table:table-cell>
          <table:table-cell table:style-name="ce7" office:value-type="float" office:value="864510341" calcext:value-type="float">
            <text:p>864510341</text:p>
          </table:table-cell>
          <table:table-cell table:formula="of:=([.F802]/[.G802])*100" office:value-type="float" office:value="14.0263394489575" calcext:value-type="float">
            <text:p>14.03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40_krill_rotifer</text:p>
          </table:table-cell>
          <table:table-cell table:style-name="ce23"/>
          <table:table-cell table:formula="of:=100-[.H802]" office:value-type="float" office:value="85.9736605510425" calcext:value-type="float">
            <text:p>85.97</text:p>
          </table:table-cell>
          <table:table-cell table:formula="of:=([.G802]/[.O802])*100" office:value-type="float" office:value="91.7366816185624" calcext:value-type="float">
            <text:p>9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7283375" calcext:value-type="float">
            <text:p>137283375</text:p>
          </table:table-cell>
          <table:table-cell office:value-type="float" office:value="137287968" calcext:value-type="float">
            <text:p>137287968</text:p>
          </table:table-cell>
          <table:table-cell office:value-type="float" office:value="137284927" calcext:value-type="float">
            <text:p>137284927</text:p>
          </table:table-cell>
          <table:table-cell table:formula="of:=AVERAGE([.P802:.R802])" office:value-type="float" office:value="137285423.333333" calcext:value-type="float">
            <text:p>137285423.333333</text:p>
          </table:table-cell>
          <table:table-cell table:formula="of:=SQRT(AVERAGE(([.P802]-[.S802])^2;([.Q802]-[.S802])^2;([.R802]-[.S802])^2))" office:value-type="float" office:value="1907.64642659191" calcext:value-type="float">
            <text:p>1907.64642659191</text:p>
          </table:table-cell>
          <table:table-cell table:formula="of:=(([.S802]-[.F802])/[.G802])*100" office:value-type="float" office:value="1.85379718128014" calcext:value-type="float">
            <text:p>1.85379718128014</text:p>
          </table:table-cell>
          <table:table-cell table:number-columns-repeated="3"/>
        </table:table-row>
        <table:table-row table:style-name="ro1">
          <table:table-cell table:style-name="ce7" office:value-type="float" office:value="802" calcext:value-type="float">
            <text:p>80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3204942" calcext:value-type="float">
            <text:p>23204942</text:p>
          </table:table-cell>
          <table:table-cell table:style-name="ce7" office:value-type="float" office:value="74898082" calcext:value-type="float">
            <text:p>74898082</text:p>
          </table:table-cell>
          <table:table-cell table:formula="of:=([.F803]/[.G803])*100" office:value-type="float" office:value="30.9820243460974" calcext:value-type="float">
            <text:p>30.98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40_krill_rotifer</text:p>
          </table:table-cell>
          <table:table-cell table:style-name="ce23"/>
          <table:table-cell table:formula="of:=100-[.H803]" office:value-type="float" office:value="69.0179756539026" calcext:value-type="float">
            <text:p>69.02</text:p>
          </table:table-cell>
          <table:table-cell table:formula="of:=([.G803]/[.O803])*100" office:value-type="float" office:value="7.94773778452116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529358" calcext:value-type="float">
            <text:p>17529358</text:p>
          </table:table-cell>
          <table:table-cell office:value-type="float" office:value="17530949" calcext:value-type="float">
            <text:p>17530949</text:p>
          </table:table-cell>
          <table:table-cell office:value-type="float" office:value="17530716" calcext:value-type="float">
            <text:p>17530716</text:p>
          </table:table-cell>
          <table:table-cell table:formula="of:=AVERAGE([.P803:.R803])" office:value-type="float" office:value="17530341" calcext:value-type="float">
            <text:p>17530341</text:p>
          </table:table-cell>
          <table:table-cell table:formula="of:=SQRT(AVERAGE(([.P803]-[.S803])^2;([.Q803]-[.S803])^2;([.R803]-[.S803])^2))" office:value-type="float" office:value="701.56444227645" calcext:value-type="float">
            <text:p>701.56444227645</text:p>
          </table:table-cell>
          <table:table-cell table:formula="of:=(([.S803]-[.F803])/[.G803])*100" office:value-type="float" office:value="-7.5764303283494" calcext:value-type="float">
            <text:p>-7.5764303283494</text:p>
          </table:table-cell>
          <table:table-cell table:number-columns-repeated="3"/>
        </table:table-row>
        <table:table-row table:style-name="ro1">
          <table:table-cell table:style-name="ce7" office:value-type="float" office:value="803" calcext:value-type="float">
            <text:p>80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543547" calcext:value-type="float">
            <text:p>2543547</text:p>
          </table:table-cell>
          <table:table-cell table:style-name="ce7" office:value-type="float" office:value="2544794" calcext:value-type="float">
            <text:p>2544794</text:p>
          </table:table-cell>
          <table:table-cell table:formula="of:=([.F804]/[.G804])*100" office:value-type="float" office:value="99.9509979982663" calcext:value-type="float">
            <text:p>99.95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40_krill_rotifer</text:p>
          </table:table-cell>
          <table:table-cell table:style-name="ce23"/>
          <table:table-cell table:formula="of:=100-[.H804]" office:value-type="float" office:value="0.04900200173374" calcext:value-type="float">
            <text:p>0.05</text:p>
          </table:table-cell>
          <table:table-cell table:formula="of:=([.G804]/[.O804])*100" office:value-type="float" office:value="0.270038362632874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089071" calcext:value-type="float">
            <text:p>1089071</text:p>
          </table:table-cell>
          <table:table-cell office:value-type="float" office:value="1089991" calcext:value-type="float">
            <text:p>1089991</text:p>
          </table:table-cell>
          <table:table-cell office:value-type="float" office:value="1089457" calcext:value-type="float">
            <text:p>1089457</text:p>
          </table:table-cell>
          <table:table-cell table:formula="of:=AVERAGE([.P804:.R804])" office:value-type="float" office:value="1089506.33333333" calcext:value-type="float">
            <text:p>1089506.33333333</text:p>
          </table:table-cell>
          <table:table-cell table:formula="of:=SQRT(AVERAGE(([.P804]-[.S804])^2;([.Q804]-[.S804])^2;([.R804]-[.S804])^2))" office:value-type="float" office:value="377.204925147532" calcext:value-type="float">
            <text:p>377.204925147532</text:p>
          </table:table-cell>
          <table:table-cell table:formula="of:=(([.S804]-[.F804])/[.G804])*100" office:value-type="float" office:value="-57.13785346345" calcext:value-type="float">
            <text:p>-57.13785346345</text:p>
          </table:table-cell>
          <table:table-cell table:number-columns-repeated="3"/>
        </table:table-row>
        <table:table-row table:style-name="ro1">
          <table:table-cell table:style-name="ce7" office:value-type="float" office:value="804" calcext:value-type="float">
            <text:p>804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429164" calcext:value-type="float">
            <text:p>429164</text:p>
          </table:table-cell>
          <table:table-cell table:style-name="ce7" office:value-type="float" office:value="429182" calcext:value-type="float">
            <text:p>429182</text:p>
          </table:table-cell>
          <table:table-cell table:formula="of:=([.F805]/[.G805])*100" office:value-type="float" office:value="99.9958059750875" calcext:value-type="float">
            <text:p>100.00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40_krill_rotifer</text:p>
          </table:table-cell>
          <table:table-cell table:style-name="ce23"/>
          <table:table-cell table:formula="of:=100-[.H805]" office:value-type="float" office:value="0.00419402491250764" calcext:value-type="float">
            <text:p>0.00</text:p>
          </table:table-cell>
          <table:table-cell table:formula="of:=([.G805]/[.O805])*100" office:value-type="float" office:value="0.045542234283601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74897" calcext:value-type="float">
            <text:p>274897</text:p>
          </table:table-cell>
          <table:table-cell office:value-type="float" office:value="275727" calcext:value-type="float">
            <text:p>275727</text:p>
          </table:table-cell>
          <table:table-cell office:value-type="float" office:value="275108" calcext:value-type="float">
            <text:p>275108</text:p>
          </table:table-cell>
          <table:table-cell table:formula="of:=AVERAGE([.P805:.R805])" office:value-type="float" office:value="275244" calcext:value-type="float">
            <text:p>275244</text:p>
          </table:table-cell>
          <table:table-cell table:formula="of:=SQRT(AVERAGE(([.P805]-[.S805])^2;([.Q805]-[.S805])^2;([.R805]-[.S805])^2))" office:value-type="float" office:value="352.228145761617" calcext:value-type="float">
            <text:p>352.228145761617</text:p>
          </table:table-cell>
          <table:table-cell table:formula="of:=(([.S805]-[.F805])/[.G805])*100" office:value-type="float" office:value="-35.8635730296238" calcext:value-type="float">
            <text:p>-35.8635730296238</text:p>
          </table:table-cell>
          <table:table-cell table:number-columns-repeated="3"/>
        </table:table-row>
        <table:table-row table:style-name="ro1">
          <table:table-cell table:style-name="ce7" office:value-type="float" office:value="805" calcext:value-type="float">
            <text:p>80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0617151" calcext:value-type="float">
            <text:p>140617151</text:p>
          </table:table-cell>
          <table:table-cell table:style-name="ce7" office:value-type="float" office:value="935519816" calcext:value-type="float">
            <text:p>935519816</text:p>
          </table:table-cell>
          <table:table-cell table:formula="of:=([.F806]/[.G806])*100" office:value-type="float" office:value="15.0309110074479" calcext:value-type="float">
            <text:p>15.03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50_krill</text:p>
          </table:table-cell>
          <table:table-cell table:style-name="ce23" office:value-type="string" calcext:value-type="string">
            <text:p>p50</text:p>
          </table:table-cell>
          <table:table-cell table:formula="of:=100-[.H806]" office:value-type="float" office:value="84.9690889925521" calcext:value-type="float">
            <text:p>84.97</text:p>
          </table:table-cell>
          <table:table-cell table:formula="of:=([.G806]/[.O806])*100" office:value-type="float" office:value="99.2717836191251" calcext:value-type="float">
            <text:p>99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6544297" calcext:value-type="float">
            <text:p>146544297</text:p>
          </table:table-cell>
          <table:table-cell office:value-type="float" office:value="146544230" calcext:value-type="float">
            <text:p>146544230</text:p>
          </table:table-cell>
          <table:table-cell office:value-type="float" office:value="146541830" calcext:value-type="float">
            <text:p>146541830</text:p>
          </table:table-cell>
          <table:table-cell table:formula="of:=AVERAGE([.P806:.R806])" office:value-type="float" office:value="146543452.333333" calcext:value-type="float">
            <text:p>146543452.333333</text:p>
          </table:table-cell>
          <table:table-cell table:formula="of:=SQRT(AVERAGE(([.P806]-[.S806])^2;([.Q806]-[.S806])^2;([.R806]-[.S806])^2))" office:value-type="float" office:value="1147.48894935371" calcext:value-type="float">
            <text:p>1147.48894935371</text:p>
          </table:table-cell>
          <table:table-cell table:formula="of:=(([.S806]-[.F806])/[.G806])*100" office:value-type="float" office:value="0.633476836297537" calcext:value-type="float">
            <text:p>0.633476836297537</text:p>
          </table:table-cell>
          <table:table-cell table:number-columns-repeated="3"/>
        </table:table-row>
        <table:table-row table:style-name="ro1">
          <table:table-cell table:style-name="ce7" office:value-type="float" office:value="806" calcext:value-type="float">
            <text:p>80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854616" calcext:value-type="float">
            <text:p>6854616</text:p>
          </table:table-cell>
          <table:table-cell table:style-name="ce7" office:value-type="float" office:value="6862583" calcext:value-type="float">
            <text:p>6862583</text:p>
          </table:table-cell>
          <table:table-cell table:formula="of:=([.F807]/[.G807])*100" office:value-type="float" office:value="99.8839066864474" calcext:value-type="float">
            <text:p>99.88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50_krill</text:p>
          </table:table-cell>
          <table:table-cell table:style-name="ce23" office:value-type="string" calcext:value-type="string">
            <text:p>p50</text:p>
          </table:table-cell>
          <table:table-cell table:formula="of:=100-[.H807]" office:value-type="float" office:value="0.116093313552639" calcext:value-type="float">
            <text:p>0.12</text:p>
          </table:table-cell>
          <table:table-cell table:formula="of:=([.G807]/[.O807])*100" office:value-type="float" office:value="0.728216380874915" calcext:value-type="float">
            <text:p>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366864" calcext:value-type="float">
            <text:p>2366864</text:p>
          </table:table-cell>
          <table:table-cell office:value-type="float" office:value="2363961" calcext:value-type="float">
            <text:p>2363961</text:p>
          </table:table-cell>
          <table:table-cell office:value-type="float" office:value="2364118" calcext:value-type="float">
            <text:p>2364118</text:p>
          </table:table-cell>
          <table:table-cell table:formula="of:=AVERAGE([.P807:.R807])" office:value-type="float" office:value="2364981" calcext:value-type="float">
            <text:p>2364981</text:p>
          </table:table-cell>
          <table:table-cell table:formula="of:=SQRT(AVERAGE(([.P807]-[.S807])^2;([.Q807]-[.S807])^2;([.R807]-[.S807])^2))" office:value-type="float" office:value="1333.02388075633" calcext:value-type="float">
            <text:p>1333.02388075633</text:p>
          </table:table-cell>
          <table:table-cell table:formula="of:=(([.S807]-[.F807])/[.G807])*100" office:value-type="float" office:value="-65.4219409805317" calcext:value-type="float">
            <text:p>-65.4219409805317</text:p>
          </table:table-cell>
          <table:table-cell table:number-columns-repeated="3"/>
        </table:table-row>
        <table:table-row table:style-name="ro1">
          <table:table-cell table:style-name="ce7" office:value-type="float" office:value="807" calcext:value-type="float">
            <text:p>807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17981157" calcext:value-type="float">
            <text:p>117981157</text:p>
          </table:table-cell>
          <table:table-cell table:style-name="ce7" office:value-type="float" office:value="861192892" calcext:value-type="float">
            <text:p>861192892</text:p>
          </table:table-cell>
          <table:table-cell table:formula="of:=([.F808]/[.G808])*100" office:value-type="float" office:value="13.69973650456" calcext:value-type="float">
            <text:p>13.70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50_krill_rotifer</text:p>
          </table:table-cell>
          <table:table-cell table:style-name="ce23"/>
          <table:table-cell table:formula="of:=100-[.H808]" office:value-type="float" office:value="86.30026349544" calcext:value-type="float">
            <text:p>86.30</text:p>
          </table:table-cell>
          <table:table-cell table:formula="of:=([.G808]/[.O808])*100" office:value-type="float" office:value="91.3846537152908" calcext:value-type="float">
            <text:p>9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6845251" calcext:value-type="float">
            <text:p>136845251</text:p>
          </table:table-cell>
          <table:table-cell office:value-type="float" office:value="136851831" calcext:value-type="float">
            <text:p>136851831</text:p>
          </table:table-cell>
          <table:table-cell office:value-type="float" office:value="136848591" calcext:value-type="float">
            <text:p>136848591</text:p>
          </table:table-cell>
          <table:table-cell table:formula="of:=AVERAGE([.P808:.R808])" office:value-type="float" office:value="136848557.666667" calcext:value-type="float">
            <text:p>136848557.666667</text:p>
          </table:table-cell>
          <table:table-cell table:formula="of:=SQRT(AVERAGE(([.P808]-[.S808])^2;([.Q808]-[.S808])^2;([.R808]-[.S808])^2))" office:value-type="float" office:value="2686.37715561725" calcext:value-type="float">
            <text:p>2686.37715561725</text:p>
          </table:table-cell>
          <table:table-cell table:formula="of:=(([.S808]-[.F808])/[.G808])*100" office:value-type="float" office:value="2.19084491313552" calcext:value-type="float">
            <text:p>2.19084491313552</text:p>
          </table:table-cell>
          <table:table-cell table:number-columns-repeated="3"/>
        </table:table-row>
        <table:table-row table:style-name="ro1">
          <table:table-cell table:style-name="ce7" office:value-type="float" office:value="808" calcext:value-type="float">
            <text:p>80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2635994" calcext:value-type="float">
            <text:p>22635994</text:p>
          </table:table-cell>
          <table:table-cell table:style-name="ce7" office:value-type="float" office:value="74326924" calcext:value-type="float">
            <text:p>74326924</text:p>
          </table:table-cell>
          <table:table-cell table:formula="of:=([.F809]/[.G809])*100" office:value-type="float" office:value="30.4546357925427" calcext:value-type="float">
            <text:p>30.45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50_krill_rotifer</text:p>
          </table:table-cell>
          <table:table-cell table:style-name="ce23"/>
          <table:table-cell table:formula="of:=100-[.H809]" office:value-type="float" office:value="69.5453642074573" calcext:value-type="float">
            <text:p>69.55</text:p>
          </table:table-cell>
          <table:table-cell table:formula="of:=([.G809]/[.O809])*100" office:value-type="float" office:value="7.88712990383429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417573" calcext:value-type="float">
            <text:p>17417573</text:p>
          </table:table-cell>
          <table:table-cell office:value-type="float" office:value="17416569" calcext:value-type="float">
            <text:p>17416569</text:p>
          </table:table-cell>
          <table:table-cell office:value-type="float" office:value="17412081" calcext:value-type="float">
            <text:p>17412081</text:p>
          </table:table-cell>
          <table:table-cell table:formula="of:=AVERAGE([.P809:.R809])" office:value-type="float" office:value="17415407.6666667" calcext:value-type="float">
            <text:p>17415407.6666667</text:p>
          </table:table-cell>
          <table:table-cell table:formula="of:=SQRT(AVERAGE(([.P809]-[.S809])^2;([.Q809]-[.S809])^2;([.R809]-[.S809])^2))" office:value-type="float" office:value="2387.75170866282" calcext:value-type="float">
            <text:p>2387.75170866282</text:p>
          </table:table-cell>
          <table:table-cell table:formula="of:=(([.S809]-[.F809])/[.G809])*100" office:value-type="float" office:value="-7.02381593691854" calcext:value-type="float">
            <text:p>-7.02381593691854</text:p>
          </table:table-cell>
          <table:table-cell table:number-columns-repeated="3"/>
        </table:table-row>
        <table:table-row table:style-name="ro1">
          <table:table-cell table:style-name="ce7" office:value-type="float" office:value="809" calcext:value-type="float">
            <text:p>80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5854516" calcext:value-type="float">
            <text:p>5854516</text:p>
          </table:table-cell>
          <table:table-cell table:style-name="ce7" office:value-type="float" office:value="5862243" calcext:value-type="float">
            <text:p>5862243</text:p>
          </table:table-cell>
          <table:table-cell table:formula="of:=([.F810]/[.G810])*100" office:value-type="float" office:value="99.8681903837831" calcext:value-type="float">
            <text:p>99.87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50_krill_rotifer</text:p>
          </table:table-cell>
          <table:table-cell table:style-name="ce23"/>
          <table:table-cell table:formula="of:=100-[.H810]" office:value-type="float" office:value="0.131809616216856" calcext:value-type="float">
            <text:p>0.13</text:p>
          </table:table-cell>
          <table:table-cell table:formula="of:=([.G810]/[.O810])*100" office:value-type="float" office:value="0.622066265904442" calcext:value-type="float">
            <text:p>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087097" calcext:value-type="float">
            <text:p>2087097</text:p>
          </table:table-cell>
          <table:table-cell office:value-type="float" office:value="2086145" calcext:value-type="float">
            <text:p>2086145</text:p>
          </table:table-cell>
          <table:table-cell office:value-type="float" office:value="2087272" calcext:value-type="float">
            <text:p>2087272</text:p>
          </table:table-cell>
          <table:table-cell table:formula="of:=AVERAGE([.P810:.R810])" office:value-type="float" office:value="2086838" calcext:value-type="float">
            <text:p>2086838</text:p>
          </table:table-cell>
          <table:table-cell table:formula="of:=SQRT(AVERAGE(([.P810]-[.S810])^2;([.Q810]-[.S810])^2;([.R810]-[.S810])^2))" office:value-type="float" office:value="495.205681173658" calcext:value-type="float">
            <text:p>495.205681173658</text:p>
          </table:table-cell>
          <table:table-cell table:formula="of:=(([.S810]-[.F810])/[.G810])*100" office:value-type="float" office:value="-64.27024604746" calcext:value-type="float">
            <text:p>-64.27024604746</text:p>
          </table:table-cell>
          <table:table-cell table:number-columns-repeated="3"/>
        </table:table-row>
        <table:table-row table:style-name="ro1">
          <table:table-cell table:style-name="ce7" office:value-type="float" office:value="810" calcext:value-type="float">
            <text:p>810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000100" calcext:value-type="float">
            <text:p>1000100</text:p>
          </table:table-cell>
          <table:table-cell table:style-name="ce7" office:value-type="float" office:value="1000340" calcext:value-type="float">
            <text:p>1000340</text:p>
          </table:table-cell>
          <table:table-cell table:formula="of:=([.F811]/[.G811])*100" office:value-type="float" office:value="99.9760081572265" calcext:value-type="float">
            <text:p>99.98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50_krill_rotifer</text:p>
          </table:table-cell>
          <table:table-cell table:style-name="ce23"/>
          <table:table-cell table:formula="of:=100-[.H811]" office:value-type="float" office:value="0.0239918427734551" calcext:value-type="float">
            <text:p>0.02</text:p>
          </table:table-cell>
          <table:table-cell table:formula="of:=([.G811]/[.O811])*100" office:value-type="float" office:value="0.106150114970473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533929" calcext:value-type="float">
            <text:p>533929</text:p>
          </table:table-cell>
          <table:table-cell office:value-type="float" office:value="533847" calcext:value-type="float">
            <text:p>533847</text:p>
          </table:table-cell>
          <table:table-cell office:value-type="float" office:value="533910" calcext:value-type="float">
            <text:p>533910</text:p>
          </table:table-cell>
          <table:table-cell table:formula="of:=AVERAGE([.P811:.R811])" office:value-type="float" office:value="533895.333333333" calcext:value-type="float">
            <text:p>533895.333333333</text:p>
          </table:table-cell>
          <table:table-cell table:formula="of:=SQRT(AVERAGE(([.P811]-[.S811])^2;([.Q811]-[.S811])^2;([.R811]-[.S811])^2))" office:value-type="float" office:value="35.0460015154685" calcext:value-type="float">
            <text:p>35.0460015154685</text:p>
          </table:table-cell>
          <table:table-cell table:formula="of:=(([.S811]-[.F811])/[.G811])*100" office:value-type="float" office:value="-46.6046210954942" calcext:value-type="float">
            <text:p>-46.6046210954942</text:p>
          </table:table-cell>
          <table:table-cell table:number-columns-repeated="3"/>
        </table:table-row>
        <table:table-row table:style-name="ro1">
          <table:table-cell table:style-name="ce7" office:value-type="float" office:value="811" calcext:value-type="float">
            <text:p>81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31969340" calcext:value-type="float">
            <text:p>131969340</text:p>
          </table:table-cell>
          <table:table-cell table:style-name="ce7" office:value-type="float" office:value="926473401" calcext:value-type="float">
            <text:p>926473401</text:p>
          </table:table-cell>
          <table:table-cell table:formula="of:=([.F812]/[.G812])*100" office:value-type="float" office:value="14.2442664686927" calcext:value-type="float">
            <text:p>14.24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60_krill</text:p>
          </table:table-cell>
          <table:table-cell table:style-name="ce23" office:value-type="string" calcext:value-type="string">
            <text:p>p60</text:p>
          </table:table-cell>
          <table:table-cell table:formula="of:=100-[.H812]" office:value-type="float" office:value="85.7557335313073" calcext:value-type="float">
            <text:p>85.76</text:p>
          </table:table-cell>
          <table:table-cell table:formula="of:=([.G812]/[.O812])*100" office:value-type="float" office:value="98.3118320103515" calcext:value-type="float">
            <text:p>9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5368874" calcext:value-type="float">
            <text:p>145368874</text:p>
          </table:table-cell>
          <table:table-cell office:value-type="float" office:value="145372253" calcext:value-type="float">
            <text:p>145372253</text:p>
          </table:table-cell>
          <table:table-cell office:value-type="float" office:value="145371352" calcext:value-type="float">
            <text:p>145371352</text:p>
          </table:table-cell>
          <table:table-cell table:formula="of:=AVERAGE([.P812:.R812])" office:value-type="float" office:value="145370826.333333" calcext:value-type="float">
            <text:p>145370826.333333</text:p>
          </table:table-cell>
          <table:table-cell table:formula="of:=SQRT(AVERAGE(([.P812]-[.S812])^2;([.Q812]-[.S812])^2;([.R812]-[.S812])^2))" office:value-type="float" office:value="1428.67172187626" calcext:value-type="float">
            <text:p>1428.67172187626</text:p>
          </table:table-cell>
          <table:table-cell table:formula="of:=(([.S812]-[.F812])/[.G812])*100" office:value-type="float" office:value="1.44650524438892" calcext:value-type="float">
            <text:p>1.44650524438892</text:p>
          </table:table-cell>
          <table:table-cell table:number-columns-repeated="3"/>
        </table:table-row>
        <table:table-row table:style-name="ro1">
          <table:table-cell table:style-name="ce7" office:value-type="float" office:value="812" calcext:value-type="float">
            <text:p>81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5793967" calcext:value-type="float">
            <text:p>15793967</text:p>
          </table:table-cell>
          <table:table-cell table:style-name="ce7" office:value-type="float" office:value="15908998" calcext:value-type="float">
            <text:p>15908998</text:p>
          </table:table-cell>
          <table:table-cell table:formula="of:=([.F813]/[.G813])*100" office:value-type="float" office:value="99.2769437773517" calcext:value-type="float">
            <text:p>99.28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60_krill</text:p>
          </table:table-cell>
          <table:table-cell table:style-name="ce23" office:value-type="string" calcext:value-type="string">
            <text:p>p60</text:p>
          </table:table-cell>
          <table:table-cell table:formula="of:=100-[.H813]" office:value-type="float" office:value="0.723056222648339" calcext:value-type="float">
            <text:p>0.72</text:p>
          </table:table-cell>
          <table:table-cell table:formula="of:=([.G813]/[.O813])*100" office:value-type="float" office:value="1.68816798964854" calcext:value-type="float">
            <text:p>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4702949" calcext:value-type="float">
            <text:p>4702949</text:p>
          </table:table-cell>
          <table:table-cell office:value-type="float" office:value="4700529" calcext:value-type="float">
            <text:p>4700529</text:p>
          </table:table-cell>
          <table:table-cell office:value-type="float" office:value="4699401" calcext:value-type="float">
            <text:p>4699401</text:p>
          </table:table-cell>
          <table:table-cell table:formula="of:=AVERAGE([.P813:.R813])" office:value-type="float" office:value="4700959.66666667" calcext:value-type="float">
            <text:p>4700959.66666667</text:p>
          </table:table-cell>
          <table:table-cell table:formula="of:=SQRT(AVERAGE(([.P813]-[.S813])^2;([.Q813]-[.S813])^2;([.R813]-[.S813])^2))" office:value-type="float" office:value="1480.13092513992" calcext:value-type="float">
            <text:p>1480.13092513992</text:p>
          </table:table-cell>
          <table:table-cell table:formula="of:=(([.S813]-[.F813])/[.G813])*100" office:value-type="float" office:value="-69.7278818774968" calcext:value-type="float">
            <text:p>-69.7278818774968</text:p>
          </table:table-cell>
          <table:table-cell table:number-columns-repeated="3"/>
        </table:table-row>
        <table:table-row table:style-name="ro1">
          <table:table-cell table:style-name="ce7" office:value-type="float" office:value="813" calcext:value-type="float">
            <text:p>813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10476889" calcext:value-type="float">
            <text:p>110476889</text:p>
          </table:table-cell>
          <table:table-cell table:style-name="ce7" office:value-type="float" office:value="853308619" calcext:value-type="float">
            <text:p>853308619</text:p>
          </table:table-cell>
          <table:table-cell table:formula="of:=([.F814]/[.G814])*100" office:value-type="float" office:value="12.9468853987985" calcext:value-type="float">
            <text:p>12.95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60_krill_rotifer</text:p>
          </table:table-cell>
          <table:table-cell table:style-name="ce23"/>
          <table:table-cell table:formula="of:=100-[.H814]" office:value-type="float" office:value="87.0531146012015" calcext:value-type="float">
            <text:p>87.05</text:p>
          </table:table-cell>
          <table:table-cell table:formula="of:=([.G814]/[.O814])*100" office:value-type="float" office:value="90.5480216847726" calcext:value-type="float">
            <text:p>9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5813681" calcext:value-type="float">
            <text:p>135813681</text:p>
          </table:table-cell>
          <table:table-cell office:value-type="float" office:value="135814066" calcext:value-type="float">
            <text:p>135814066</text:p>
          </table:table-cell>
          <table:table-cell office:value-type="float" office:value="135814278" calcext:value-type="float">
            <text:p>135814278</text:p>
          </table:table-cell>
          <table:table-cell table:formula="of:=AVERAGE([.P814:.R814])" office:value-type="float" office:value="135814008.333333" calcext:value-type="float">
            <text:p>135814008.333333</text:p>
          </table:table-cell>
          <table:table-cell table:formula="of:=SQRT(AVERAGE(([.P814]-[.S814])^2;([.Q814]-[.S814])^2;([.R814]-[.S814])^2))" office:value-type="float" office:value="247.111760590673" calcext:value-type="float">
            <text:p>247.111760590673</text:p>
          </table:table-cell>
          <table:table-cell table:formula="of:=(([.S814]-[.F814])/[.G814])*100" office:value-type="float" office:value="2.96927966847752" calcext:value-type="float">
            <text:p>2.96927966847752</text:p>
          </table:table-cell>
          <table:table-cell table:number-columns-repeated="3"/>
        </table:table-row>
        <table:table-row table:style-name="ro1">
          <table:table-cell table:style-name="ce7" office:value-type="float" office:value="814" calcext:value-type="float">
            <text:p>81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1492451" calcext:value-type="float">
            <text:p>21492451</text:p>
          </table:table-cell>
          <table:table-cell table:style-name="ce7" office:value-type="float" office:value="73164782" calcext:value-type="float">
            <text:p>73164782</text:p>
          </table:table-cell>
          <table:table-cell table:formula="of:=([.F815]/[.G815])*100" office:value-type="float" office:value="29.3754049591783" calcext:value-type="float">
            <text:p>29.38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60_krill_rotifer</text:p>
          </table:table-cell>
          <table:table-cell table:style-name="ce23"/>
          <table:table-cell table:formula="of:=100-[.H815]" office:value-type="float" office:value="70.6245950408217" calcext:value-type="float">
            <text:p>70.62</text:p>
          </table:table-cell>
          <table:table-cell table:formula="of:=([.G815]/[.O815])*100" office:value-type="float" office:value="7.76381032557889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179721" calcext:value-type="float">
            <text:p>17179721</text:p>
          </table:table-cell>
          <table:table-cell office:value-type="float" office:value="17181110" calcext:value-type="float">
            <text:p>17181110</text:p>
          </table:table-cell>
          <table:table-cell office:value-type="float" office:value="17179091" calcext:value-type="float">
            <text:p>17179091</text:p>
          </table:table-cell>
          <table:table-cell table:formula="of:=AVERAGE([.P815:.R815])" office:value-type="float" office:value="17179974" calcext:value-type="float">
            <text:p>17179974</text:p>
          </table:table-cell>
          <table:table-cell table:formula="of:=SQRT(AVERAGE(([.P815]-[.S815])^2;([.Q815]-[.S815])^2;([.R815]-[.S815])^2))" office:value-type="float" office:value="843.444129744229" calcext:value-type="float">
            <text:p>843.444129744229</text:p>
          </table:table-cell>
          <table:table-cell table:formula="of:=(([.S815]-[.F815])/[.G815])*100" office:value-type="float" office:value="-5.89419783961087" calcext:value-type="float">
            <text:p>-5.89419783961087</text:p>
          </table:table-cell>
          <table:table-cell table:number-columns-repeated="3"/>
        </table:table-row>
        <table:table-row table:style-name="ro1">
          <table:table-cell table:style-name="ce7" office:value-type="float" office:value="815" calcext:value-type="float">
            <text:p>81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3634287" calcext:value-type="float">
            <text:p>13634287</text:p>
          </table:table-cell>
          <table:table-cell table:style-name="ce7" office:value-type="float" office:value="13746516" calcext:value-type="float">
            <text:p>13746516</text:p>
          </table:table-cell>
          <table:table-cell table:formula="of:=([.F816]/[.G816])*100" office:value-type="float" office:value="99.183582225489" calcext:value-type="float">
            <text:p>99.18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60_krill_rotifer</text:p>
          </table:table-cell>
          <table:table-cell table:style-name="ce23"/>
          <table:table-cell table:formula="of:=100-[.H816]" office:value-type="float" office:value="0.81641777451101" calcext:value-type="float">
            <text:p>0.82</text:p>
          </table:table-cell>
          <table:table-cell table:formula="of:=([.G816]/[.O816])*100" office:value-type="float" office:value="1.45869829642266" calcext:value-type="float">
            <text:p>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4162723" calcext:value-type="float">
            <text:p>4162723</text:p>
          </table:table-cell>
          <table:table-cell office:value-type="float" office:value="4161793" calcext:value-type="float">
            <text:p>4161793</text:p>
          </table:table-cell>
          <table:table-cell office:value-type="float" office:value="4163231" calcext:value-type="float">
            <text:p>4163231</text:p>
          </table:table-cell>
          <table:table-cell table:formula="of:=AVERAGE([.P816:.R816])" office:value-type="float" office:value="4162582.33333333" calcext:value-type="float">
            <text:p>4162582.33333333</text:p>
          </table:table-cell>
          <table:table-cell table:formula="of:=SQRT(AVERAGE(([.P816]-[.S816])^2;([.Q816]-[.S816])^2;([.R816]-[.S816])^2))" office:value-type="float" office:value="595.427764067332" calcext:value-type="float">
            <text:p>595.427764067332</text:p>
          </table:table-cell>
          <table:table-cell table:formula="of:=(([.S816]-[.F816])/[.G816])*100" office:value-type="float" office:value="-68.9025835103721" calcext:value-type="float">
            <text:p>-68.9025835103721</text:p>
          </table:table-cell>
          <table:table-cell table:number-columns-repeated="3"/>
        </table:table-row>
        <table:table-row table:style-name="ro1">
          <table:table-cell table:style-name="ce7" office:value-type="float" office:value="816" calcext:value-type="float">
            <text:p>816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159680" calcext:value-type="float">
            <text:p>2159680</text:p>
          </table:table-cell>
          <table:table-cell table:style-name="ce7" office:value-type="float" office:value="2162482" calcext:value-type="float">
            <text:p>2162482</text:p>
          </table:table-cell>
          <table:table-cell table:formula="of:=([.F817]/[.G817])*100" office:value-type="float" office:value="99.8704266671353" calcext:value-type="float">
            <text:p>99.87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60_krill_rotifer</text:p>
          </table:table-cell>
          <table:table-cell table:style-name="ce23"/>
          <table:table-cell table:formula="of:=100-[.H817]" office:value-type="float" office:value="0.129573332864737" calcext:value-type="float">
            <text:p>0.13</text:p>
          </table:table-cell>
          <table:table-cell table:formula="of:=([.G817]/[.O817])*100" office:value-type="float" office:value="0.229469693225881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962177" calcext:value-type="float">
            <text:p>962177</text:p>
          </table:table-cell>
          <table:table-cell office:value-type="float" office:value="962284" calcext:value-type="float">
            <text:p>962284</text:p>
          </table:table-cell>
          <table:table-cell office:value-type="float" office:value="961551" calcext:value-type="float">
            <text:p>961551</text:p>
          </table:table-cell>
          <table:table-cell table:formula="of:=AVERAGE([.P817:.R817])" office:value-type="float" office:value="962004" calcext:value-type="float">
            <text:p>962004</text:p>
          </table:table-cell>
          <table:table-cell table:formula="of:=SQRT(AVERAGE(([.P817]-[.S817])^2;([.Q817]-[.S817])^2;([.R817]-[.S817])^2))" office:value-type="float" office:value="323.284188705026" calcext:value-type="float">
            <text:p>323.284188705026</text:p>
          </table:table-cell>
          <table:table-cell table:formula="of:=(([.S817]-[.F817])/[.G817])*100" office:value-type="float" office:value="-55.3843222741276" calcext:value-type="float">
            <text:p>-55.3843222741276</text:p>
          </table:table-cell>
          <table:table-cell table:number-columns-repeated="3"/>
        </table:table-row>
        <table:table-row table:style-name="ro1">
          <table:table-cell table:style-name="ce7" office:value-type="float" office:value="817" calcext:value-type="float">
            <text:p>81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15454616" calcext:value-type="float">
            <text:p>115454616</text:p>
          </table:table-cell>
          <table:table-cell table:style-name="ce7" office:value-type="float" office:value="905955028" calcext:value-type="float">
            <text:p>905955028</text:p>
          </table:table-cell>
          <table:table-cell table:formula="of:=([.F818]/[.G818])*100" office:value-type="float" office:value="12.7439676840118" calcext:value-type="float">
            <text:p>12.74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70_krill</text:p>
          </table:table-cell>
          <table:table-cell table:style-name="ce23" office:value-type="string" calcext:value-type="string">
            <text:p>p70</text:p>
          </table:table-cell>
          <table:table-cell table:formula="of:=100-[.H818]" office:value-type="float" office:value="87.2560323159882" calcext:value-type="float">
            <text:p>87.26</text:p>
          </table:table-cell>
          <table:table-cell table:formula="of:=([.G818]/[.O818])*100" office:value-type="float" office:value="96.134544635102" calcext:value-type="float">
            <text:p>96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2703297" calcext:value-type="float">
            <text:p>142703297</text:p>
          </table:table-cell>
          <table:table-cell office:value-type="float" office:value="142705374" calcext:value-type="float">
            <text:p>142705374</text:p>
          </table:table-cell>
          <table:table-cell office:value-type="float" office:value="142706712" calcext:value-type="float">
            <text:p>142706712</text:p>
          </table:table-cell>
          <table:table-cell table:formula="of:=AVERAGE([.P818:.R818])" office:value-type="float" office:value="142705127.666667" calcext:value-type="float">
            <text:p>142705127.666667</text:p>
          </table:table-cell>
          <table:table-cell table:formula="of:=SQRT(AVERAGE(([.P818]-[.S818])^2;([.Q818]-[.S818])^2;([.R818]-[.S818])^2))" office:value-type="float" office:value="1405.00684063182" calcext:value-type="float">
            <text:p>1405.00684063182</text:p>
          </table:table-cell>
          <table:table-cell table:formula="of:=(([.S818]-[.F818])/[.G818])*100" office:value-type="float" office:value="3.00793205230345" calcext:value-type="float">
            <text:p>3.00793205230345</text:p>
          </table:table-cell>
          <table:table-cell table:number-columns-repeated="3"/>
        </table:table-row>
        <table:table-row table:style-name="ro1">
          <table:table-cell table:style-name="ce7" office:value-type="float" office:value="818" calcext:value-type="float">
            <text:p>81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34219707" calcext:value-type="float">
            <text:p>34219707</text:p>
          </table:table-cell>
          <table:table-cell table:style-name="ce7" office:value-type="float" office:value="36427371" calcext:value-type="float">
            <text:p>36427371</text:p>
          </table:table-cell>
          <table:table-cell table:formula="of:=([.F819]/[.G819])*100" office:value-type="float" office:value="93.9395461725745" calcext:value-type="float">
            <text:p>93.94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70_krill</text:p>
          </table:table-cell>
          <table:table-cell table:style-name="ce23" office:value-type="string" calcext:value-type="string">
            <text:p>p70</text:p>
          </table:table-cell>
          <table:table-cell table:formula="of:=100-[.H819]" office:value-type="float" office:value="6.06045382742553" calcext:value-type="float">
            <text:p>6.06</text:p>
          </table:table-cell>
          <table:table-cell table:formula="of:=([.G819]/[.O819])*100" office:value-type="float" office:value="3.865455364898" calcext:value-type="float">
            <text:p>4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9459122" calcext:value-type="float">
            <text:p>9459122</text:p>
          </table:table-cell>
          <table:table-cell office:value-type="float" office:value="9458178" calcext:value-type="float">
            <text:p>9458178</text:p>
          </table:table-cell>
          <table:table-cell office:value-type="float" office:value="9455695" calcext:value-type="float">
            <text:p>9455695</text:p>
          </table:table-cell>
          <table:table-cell table:formula="of:=AVERAGE([.P819:.R819])" office:value-type="float" office:value="9457665" calcext:value-type="float">
            <text:p>9457665</text:p>
          </table:table-cell>
          <table:table-cell table:formula="of:=SQRT(AVERAGE(([.P819]-[.S819])^2;([.Q819]-[.S819])^2;([.R819]-[.S819])^2))" office:value-type="float" office:value="1445.32787514345" calcext:value-type="float">
            <text:p>1445.32787514345</text:p>
          </table:table-cell>
          <table:table-cell table:formula="of:=(([.S819]-[.F819])/[.G819])*100" office:value-type="float" office:value="-67.9764729658915" calcext:value-type="float">
            <text:p>-67.9764729658915</text:p>
          </table:table-cell>
          <table:table-cell table:number-columns-repeated="3"/>
        </table:table-row>
        <table:table-row table:style-name="ro1">
          <table:table-cell table:style-name="ce7" office:value-type="float" office:value="819" calcext:value-type="float">
            <text:p>819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95896234" calcext:value-type="float">
            <text:p>95896234</text:p>
          </table:table-cell>
          <table:table-cell table:style-name="ce7" office:value-type="float" office:value="834914702" calcext:value-type="float">
            <text:p>834914702</text:p>
          </table:table-cell>
          <table:table-cell table:formula="of:=([.F820]/[.G820])*100" office:value-type="float" office:value="11.4857522295733" calcext:value-type="float">
            <text:p>11.49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70_krill_rotifer</text:p>
          </table:table-cell>
          <table:table-cell table:style-name="ce23"/>
          <table:table-cell table:formula="of:=100-[.H820]" office:value-type="float" office:value="88.5142477704267" calcext:value-type="float">
            <text:p>88.51</text:p>
          </table:table-cell>
          <table:table-cell table:formula="of:=([.G820]/[.O820])*100" office:value-type="float" office:value="88.5961689104085" calcext:value-type="float">
            <text:p>89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3391173" calcext:value-type="float">
            <text:p>133391173</text:p>
          </table:table-cell>
          <table:table-cell office:value-type="float" office:value="133391757" calcext:value-type="float">
            <text:p>133391757</text:p>
          </table:table-cell>
          <table:table-cell office:value-type="float" office:value="133393458" calcext:value-type="float">
            <text:p>133393458</text:p>
          </table:table-cell>
          <table:table-cell table:formula="of:=AVERAGE([.P820:.R820])" office:value-type="float" office:value="133392129.333333" calcext:value-type="float">
            <text:p>133392129.333333</text:p>
          </table:table-cell>
          <table:table-cell table:formula="of:=SQRT(AVERAGE(([.P820]-[.S820])^2;([.Q820]-[.S820])^2;([.R820]-[.S820])^2))" office:value-type="float" office:value="969.288513406727" calcext:value-type="float">
            <text:p>969.288513406727</text:p>
          </table:table-cell>
          <table:table-cell table:formula="of:=(([.S820]-[.F820])/[.G820])*100" office:value-type="float" office:value="4.49098515614992" calcext:value-type="float">
            <text:p>4.49098515614992</text:p>
          </table:table-cell>
          <table:table-cell table:number-columns-repeated="3"/>
        </table:table-row>
        <table:table-row table:style-name="ro1">
          <table:table-cell table:style-name="ce7" office:value-type="float" office:value="820" calcext:value-type="float">
            <text:p>82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9558382" calcext:value-type="float">
            <text:p>19558382</text:p>
          </table:table-cell>
          <table:table-cell table:style-name="ce7" office:value-type="float" office:value="71040326" calcext:value-type="float">
            <text:p>71040326</text:p>
          </table:table-cell>
          <table:table-cell table:formula="of:=([.F821]/[.G821])*100" office:value-type="float" office:value="27.5313798531837" calcext:value-type="float">
            <text:p>27.53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70_krill_rotifer</text:p>
          </table:table-cell>
          <table:table-cell table:style-name="ce23"/>
          <table:table-cell table:formula="of:=100-[.H821]" office:value-type="float" office:value="72.4686201468163" calcext:value-type="float">
            <text:p>72.47</text:p>
          </table:table-cell>
          <table:table-cell table:formula="of:=([.G821]/[.O821])*100" office:value-type="float" office:value="7.53837572469347" calcext:value-type="float">
            <text:p>8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6746961" calcext:value-type="float">
            <text:p>16746961</text:p>
          </table:table-cell>
          <table:table-cell office:value-type="float" office:value="16750314" calcext:value-type="float">
            <text:p>16750314</text:p>
          </table:table-cell>
          <table:table-cell office:value-type="float" office:value="16750860" calcext:value-type="float">
            <text:p>16750860</text:p>
          </table:table-cell>
          <table:table-cell table:formula="of:=AVERAGE([.P821:.R821])" office:value-type="float" office:value="16749378.3333333" calcext:value-type="float">
            <text:p>16749378.3333333</text:p>
          </table:table-cell>
          <table:table-cell table:formula="of:=SQRT(AVERAGE(([.P821]-[.S821])^2;([.Q821]-[.S821])^2;([.R821]-[.S821])^2))" office:value-type="float" office:value="1723.78543392797" calcext:value-type="float">
            <text:p>1723.78543392797</text:p>
          </table:table-cell>
          <table:table-cell table:formula="of:=(([.S821]-[.F821])/[.G821])*100" office:value-type="float" office:value="-3.9540973765614" calcext:value-type="float">
            <text:p>-3.9540973765614</text:p>
          </table:table-cell>
          <table:table-cell table:number-columns-repeated="3"/>
        </table:table-row>
        <table:table-row table:style-name="ro1">
          <table:table-cell table:style-name="ce7" office:value-type="float" office:value="821" calcext:value-type="float">
            <text:p>821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9980259" calcext:value-type="float">
            <text:p>29980259</text:p>
          </table:table-cell>
          <table:table-cell table:style-name="ce7" office:value-type="float" office:value="32140433" calcext:value-type="float">
            <text:p>32140433</text:p>
          </table:table-cell>
          <table:table-cell table:formula="of:=([.F822]/[.G822])*100" office:value-type="float" office:value="93.2789517801456" calcext:value-type="float">
            <text:p>93.28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70_krill_rotifer</text:p>
          </table:table-cell>
          <table:table-cell table:style-name="ce23"/>
          <table:table-cell table:formula="of:=100-[.H822]" office:value-type="float" office:value="6.72104821985441" calcext:value-type="float">
            <text:p>6.72</text:p>
          </table:table-cell>
          <table:table-cell table:formula="of:=([.G822]/[.O822])*100" office:value-type="float" office:value="3.41055107078671" calcext:value-type="float">
            <text:p>3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8499121" calcext:value-type="float">
            <text:p>8499121</text:p>
          </table:table-cell>
          <table:table-cell office:value-type="float" office:value="8498375" calcext:value-type="float">
            <text:p>8498375</text:p>
          </table:table-cell>
          <table:table-cell office:value-type="float" office:value="8496392" calcext:value-type="float">
            <text:p>8496392</text:p>
          </table:table-cell>
          <table:table-cell table:formula="of:=AVERAGE([.P822:.R822])" office:value-type="float" office:value="8497962.66666667" calcext:value-type="float">
            <text:p>8497962.66666667</text:p>
          </table:table-cell>
          <table:table-cell table:formula="of:=SQRT(AVERAGE(([.P822]-[.S822])^2;([.Q822]-[.S822])^2;([.R822]-[.S822])^2))" office:value-type="float" office:value="1151.62908766475" calcext:value-type="float">
            <text:p>1151.62908766475</text:p>
          </table:table-cell>
          <table:table-cell table:formula="of:=(([.S822]-[.F822])/[.G822])*100" office:value-type="float" office:value="-66.8388516524757" calcext:value-type="float">
            <text:p>-66.8388516524757</text:p>
          </table:table-cell>
          <table:table-cell table:number-columns-repeated="3"/>
        </table:table-row>
        <table:table-row table:style-name="ro1">
          <table:table-cell table:style-name="ce7" office:value-type="float" office:value="822" calcext:value-type="float">
            <text:p>822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4239448" calcext:value-type="float">
            <text:p>4239448</text:p>
          </table:table-cell>
          <table:table-cell table:style-name="ce7" office:value-type="float" office:value="4286938" calcext:value-type="float">
            <text:p>4286938</text:p>
          </table:table-cell>
          <table:table-cell table:formula="of:=([.F823]/[.G823])*100" office:value-type="float" office:value="98.8922163091699" calcext:value-type="float">
            <text:p>98.89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70_krill_rotifer</text:p>
          </table:table-cell>
          <table:table-cell table:style-name="ce23"/>
          <table:table-cell table:formula="of:=100-[.H823]" office:value-type="float" office:value="1.10778369083015" calcext:value-type="float">
            <text:p>1.11</text:p>
          </table:table-cell>
          <table:table-cell table:formula="of:=([.G823]/[.O823])*100" office:value-type="float" office:value="0.454904294111291" calcext:value-type="float">
            <text:p>0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630106" calcext:value-type="float">
            <text:p>1630106</text:p>
          </table:table-cell>
          <table:table-cell office:value-type="float" office:value="1631526" calcext:value-type="float">
            <text:p>1631526</text:p>
          </table:table-cell>
          <table:table-cell office:value-type="float" office:value="1632540" calcext:value-type="float">
            <text:p>1632540</text:p>
          </table:table-cell>
          <table:table-cell table:formula="of:=AVERAGE([.P823:.R823])" office:value-type="float" office:value="1631390.66666667" calcext:value-type="float">
            <text:p>1631390.66666667</text:p>
          </table:table-cell>
          <table:table-cell table:formula="of:=SQRT(AVERAGE(([.P823]-[.S823])^2;([.Q823]-[.S823])^2;([.R823]-[.S823])^2))" office:value-type="float" office:value="998.273620918745" calcext:value-type="float">
            <text:p>998.273620918745</text:p>
          </table:table-cell>
          <table:table-cell table:formula="of:=(([.S823]-[.F823])/[.G823])*100" office:value-type="float" office:value="-60.8373000340414" calcext:value-type="float">
            <text:p>-60.8373000340414</text:p>
          </table:table-cell>
          <table:table-cell table:number-columns-repeated="3"/>
        </table:table-row>
        <table:table-row table:style-name="ro1">
          <table:table-cell table:style-name="ce7" office:value-type="float" office:value="823" calcext:value-type="float">
            <text:p>82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98263719" calcext:value-type="float">
            <text:p>98263719</text:p>
          </table:table-cell>
          <table:table-cell table:style-name="ce7" office:value-type="float" office:value="873036062" calcext:value-type="float">
            <text:p>873036062</text:p>
          </table:table-cell>
          <table:table-cell table:formula="of:=([.F824]/[.G824])*100" office:value-type="float" office:value="11.255402070665" calcext:value-type="float">
            <text:p>11.26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80_krill</text:p>
          </table:table-cell>
          <table:table-cell table:style-name="ce23" office:value-type="string" calcext:value-type="string">
            <text:p>p80</text:p>
          </table:table-cell>
          <table:table-cell table:formula="of:=100-[.H824]" office:value-type="float" office:value="88.744597929335" calcext:value-type="float">
            <text:p>88.74</text:p>
          </table:table-cell>
          <table:table-cell table:formula="of:=([.G824]/[.O824])*100" office:value-type="float" office:value="92.6413802853718" calcext:value-type="float">
            <text:p>93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8405762" calcext:value-type="float">
            <text:p>138405762</text:p>
          </table:table-cell>
          <table:table-cell office:value-type="float" office:value="138404240" calcext:value-type="float">
            <text:p>138404240</text:p>
          </table:table-cell>
          <table:table-cell office:value-type="float" office:value="138405015" calcext:value-type="float">
            <text:p>138405015</text:p>
          </table:table-cell>
          <table:table-cell table:formula="of:=AVERAGE([.P824:.R824])" office:value-type="float" office:value="138405005.666667" calcext:value-type="float">
            <text:p>138405005.666667</text:p>
          </table:table-cell>
          <table:table-cell table:formula="of:=SQRT(AVERAGE(([.P824]-[.S824])^2;([.Q824]-[.S824])^2;([.R824]-[.S824])^2))" office:value-type="float" office:value="621.388946009037" calcext:value-type="float">
            <text:p>621.388946009037</text:p>
          </table:table-cell>
          <table:table-cell table:formula="of:=(([.S824]-[.F824])/[.G824])*100" office:value-type="float" office:value="4.59789559834547" calcext:value-type="float">
            <text:p>4.59789559834547</text:p>
          </table:table-cell>
          <table:table-cell table:number-columns-repeated="3"/>
        </table:table-row>
        <table:table-row table:style-name="ro1">
          <table:table-cell table:style-name="ce7" office:value-type="float" office:value="824" calcext:value-type="float">
            <text:p>824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54984017" calcext:value-type="float">
            <text:p>54984017</text:p>
          </table:table-cell>
          <table:table-cell table:style-name="ce7" office:value-type="float" office:value="69346337" calcext:value-type="float">
            <text:p>69346337</text:p>
          </table:table-cell>
          <table:table-cell table:formula="of:=([.F825]/[.G825])*100" office:value-type="float" office:value="79.2889997924476" calcext:value-type="float">
            <text:p>79.29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80_krill</text:p>
          </table:table-cell>
          <table:table-cell table:style-name="ce23" office:value-type="string" calcext:value-type="string">
            <text:p>p80</text:p>
          </table:table-cell>
          <table:table-cell table:formula="of:=100-[.H825]" office:value-type="float" office:value="20.7110002075524" calcext:value-type="float">
            <text:p>20.71</text:p>
          </table:table-cell>
          <table:table-cell table:formula="of:=([.G825]/[.O825])*100" office:value-type="float" office:value="7.35861971462818" calcext:value-type="float">
            <text:p>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6407043" calcext:value-type="float">
            <text:p>16407043</text:p>
          </table:table-cell>
          <table:table-cell office:value-type="float" office:value="16417119" calcext:value-type="float">
            <text:p>16417119</text:p>
          </table:table-cell>
          <table:table-cell office:value-type="float" office:value="16407510" calcext:value-type="float">
            <text:p>16407510</text:p>
          </table:table-cell>
          <table:table-cell table:formula="of:=AVERAGE([.P825:.R825])" office:value-type="float" office:value="16410557.3333333" calcext:value-type="float">
            <text:p>16410557.3333333</text:p>
          </table:table-cell>
          <table:table-cell table:formula="of:=SQRT(AVERAGE(([.P825]-[.S825])^2;([.Q825]-[.S825])^2;([.R825]-[.S825])^2))" office:value-type="float" office:value="4643.71434186997" calcext:value-type="float">
            <text:p>4643.71434186997</text:p>
          </table:table-cell>
          <table:table-cell table:formula="of:=(([.S825]-[.F825])/[.G825])*100" office:value-type="float" office:value="-55.6243650860271" calcext:value-type="float">
            <text:p>-55.6243650860271</text:p>
          </table:table-cell>
          <table:table-cell table:number-columns-repeated="3"/>
        </table:table-row>
        <table:table-row table:style-name="ro1">
          <table:table-cell table:style-name="ce7" office:value-type="float" office:value="825" calcext:value-type="float">
            <text:p>825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80827820" calcext:value-type="float">
            <text:p>80827820</text:p>
          </table:table-cell>
          <table:table-cell table:style-name="ce7" office:value-type="float" office:value="804997719" calcext:value-type="float">
            <text:p>804997719</text:p>
          </table:table-cell>
          <table:table-cell table:formula="of:=([.F826]/[.G826])*100" office:value-type="float" office:value="10.040751432241" calcext:value-type="float">
            <text:p>10.04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80_krill_rotifer</text:p>
          </table:table-cell>
          <table:table-cell table:style-name="ce23"/>
          <table:table-cell table:formula="of:=100-[.H826]" office:value-type="float" office:value="89.959248567759" calcext:value-type="float">
            <text:p>89.96</text:p>
          </table:table-cell>
          <table:table-cell table:formula="of:=([.G826]/[.O826])*100" office:value-type="float" office:value="85.4215570934066" calcext:value-type="float">
            <text:p>85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29432453" calcext:value-type="float">
            <text:p>129432453</text:p>
          </table:table-cell>
          <table:table-cell office:value-type="float" office:value="129421333" calcext:value-type="float">
            <text:p>129421333</text:p>
          </table:table-cell>
          <table:table-cell office:value-type="float" office:value="129430414" calcext:value-type="float">
            <text:p>129430414</text:p>
          </table:table-cell>
          <table:table-cell table:formula="of:=AVERAGE([.P826:.R826])" office:value-type="float" office:value="129428066.666667" calcext:value-type="float">
            <text:p>129428066.666667</text:p>
          </table:table-cell>
          <table:table-cell table:formula="of:=SQRT(AVERAGE(([.P826]-[.S826])^2;([.Q826]-[.S826])^2;([.R826]-[.S826])^2))" office:value-type="float" office:value="4833.63771455366" calcext:value-type="float">
            <text:p>4833.63771455366</text:p>
          </table:table-cell>
          <table:table-cell table:formula="of:=(([.S826]-[.F826])/[.G826])*100" office:value-type="float" office:value="6.0373148295426" calcext:value-type="float">
            <text:p>6.0373148295426</text:p>
          </table:table-cell>
          <table:table-cell table:number-columns-repeated="3"/>
        </table:table-row>
        <table:table-row table:style-name="ro1">
          <table:table-cell table:style-name="ce7" office:value-type="float" office:value="826" calcext:value-type="float">
            <text:p>82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7435899" calcext:value-type="float">
            <text:p>17435899</text:p>
          </table:table-cell>
          <table:table-cell table:style-name="ce7" office:value-type="float" office:value="68038343" calcext:value-type="float">
            <text:p>68038343</text:p>
          </table:table-cell>
          <table:table-cell table:formula="of:=([.F827]/[.G827])*100" office:value-type="float" office:value="25.6265779429696" calcext:value-type="float">
            <text:p>25.63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80_krill_rotifer</text:p>
          </table:table-cell>
          <table:table-cell table:style-name="ce23"/>
          <table:table-cell table:formula="of:=100-[.H827]" office:value-type="float" office:value="74.3734220570304" calcext:value-type="float">
            <text:p>74.37</text:p>
          </table:table-cell>
          <table:table-cell table:formula="of:=([.G827]/[.O827])*100" office:value-type="float" office:value="7.2198231919652" calcext:value-type="float">
            <text:p>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6143271" calcext:value-type="float">
            <text:p>16143271</text:p>
          </table:table-cell>
          <table:table-cell office:value-type="float" office:value="16149072" calcext:value-type="float">
            <text:p>16149072</text:p>
          </table:table-cell>
          <table:table-cell office:value-type="float" office:value="16143118" calcext:value-type="float">
            <text:p>16143118</text:p>
          </table:table-cell>
          <table:table-cell table:formula="of:=AVERAGE([.P827:.R827])" office:value-type="float" office:value="16145153.6666667" calcext:value-type="float">
            <text:p>16145153.6666667</text:p>
          </table:table-cell>
          <table:table-cell table:formula="of:=SQRT(AVERAGE(([.P827]-[.S827])^2;([.Q827]-[.S827])^2;([.R827]-[.S827])^2))" office:value-type="float" office:value="2771.38405053424" calcext:value-type="float">
            <text:p>2771.38405053424</text:p>
          </table:table-cell>
          <table:table-cell table:formula="of:=(([.S827]-[.F827])/[.G827])*100" office:value-type="float" office:value="-1.89708519699449" calcext:value-type="float">
            <text:p>-1.89708519699449</text:p>
          </table:table-cell>
          <table:table-cell table:number-columns-repeated="3"/>
        </table:table-row>
        <table:table-row table:style-name="ro1">
          <table:table-cell table:style-name="ce7" office:value-type="float" office:value="827" calcext:value-type="float">
            <text:p>827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48105133" calcext:value-type="float">
            <text:p>48105133</text:p>
          </table:table-cell>
          <table:table-cell table:style-name="ce7" office:value-type="float" office:value="62057416" calcext:value-type="float">
            <text:p>62057416</text:p>
          </table:table-cell>
          <table:table-cell table:formula="of:=([.F828]/[.G828])*100" office:value-type="float" office:value="77.5171383223562" calcext:value-type="float">
            <text:p>77.52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80_krill_rotifer</text:p>
          </table:table-cell>
          <table:table-cell table:style-name="ce23"/>
          <table:table-cell table:formula="of:=100-[.H828]" office:value-type="float" office:value="22.4828616776438" calcext:value-type="float">
            <text:p>22.48</text:p>
          </table:table-cell>
          <table:table-cell table:formula="of:=([.G828]/[.O828])*100" office:value-type="float" office:value="6.58516288778861" calcext:value-type="float">
            <text:p>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918648" calcext:value-type="float">
            <text:p>14918648</text:p>
          </table:table-cell>
          <table:table-cell office:value-type="float" office:value="14919100" calcext:value-type="float">
            <text:p>14919100</text:p>
          </table:table-cell>
          <table:table-cell office:value-type="float" office:value="14920134" calcext:value-type="float">
            <text:p>14920134</text:p>
          </table:table-cell>
          <table:table-cell table:formula="of:=AVERAGE([.P828:.R828])" office:value-type="float" office:value="14919294" calcext:value-type="float">
            <text:p>14919294</text:p>
          </table:table-cell>
          <table:table-cell table:formula="of:=SQRT(AVERAGE(([.P828]-[.S828])^2;([.Q828]-[.S828])^2;([.R828]-[.S828])^2))" office:value-type="float" office:value="621.973204138785" calcext:value-type="float">
            <text:p>621.973204138785</text:p>
          </table:table-cell>
          <table:table-cell table:formula="of:=(([.S828]-[.F828])/[.G828])*100" office:value-type="float" office:value="-53.4760245254169" calcext:value-type="float">
            <text:p>-53.4760245254169</text:p>
          </table:table-cell>
          <table:table-cell table:number-columns-repeated="3"/>
        </table:table-row>
        <table:table-row table:style-name="ro1">
          <table:table-cell table:style-name="ce7" office:value-type="float" office:value="828" calcext:value-type="float">
            <text:p>828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6878884" calcext:value-type="float">
            <text:p>6878884</text:p>
          </table:table-cell>
          <table:table-cell table:style-name="ce7" office:value-type="float" office:value="7288921" calcext:value-type="float">
            <text:p>7288921</text:p>
          </table:table-cell>
          <table:table-cell table:formula="of:=([.F829]/[.G829])*100" office:value-type="float" office:value="94.3745171610448" calcext:value-type="float">
            <text:p>94.37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80_krill_rotifer</text:p>
          </table:table-cell>
          <table:table-cell table:style-name="ce23"/>
          <table:table-cell table:formula="of:=100-[.H829]" office:value-type="float" office:value="5.62548283895518" calcext:value-type="float">
            <text:p>5.63</text:p>
          </table:table-cell>
          <table:table-cell table:formula="of:=([.G829]/[.O829])*100" office:value-type="float" office:value="0.773456826839568" calcext:value-type="float">
            <text:p>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481883" calcext:value-type="float">
            <text:p>2481883</text:p>
          </table:table-cell>
          <table:table-cell office:value-type="float" office:value="2484445" calcext:value-type="float">
            <text:p>2484445</text:p>
          </table:table-cell>
          <table:table-cell office:value-type="float" office:value="2484025" calcext:value-type="float">
            <text:p>2484025</text:p>
          </table:table-cell>
          <table:table-cell table:formula="of:=AVERAGE([.P829:.R829])" office:value-type="float" office:value="2483451" calcext:value-type="float">
            <text:p>2483451</text:p>
          </table:table-cell>
          <table:table-cell table:formula="of:=SQRT(AVERAGE(([.P829]-[.S829])^2;([.Q829]-[.S829])^2;([.R829]-[.S829])^2))" office:value-type="float" office:value="1121.92334854035" calcext:value-type="float">
            <text:p>1121.92334854035</text:p>
          </table:table-cell>
          <table:table-cell table:formula="of:=(([.S829]-[.F829])/[.G829])*100" office:value-type="float" office:value="-60.3029309825144" calcext:value-type="float">
            <text:p>-60.3029309825144</text:p>
          </table:table-cell>
          <table:table-cell table:number-columns-repeated="3"/>
        </table:table-row>
        <table:table-row table:style-name="ro1">
          <table:table-cell table:style-name="ce7" office:value-type="float" office:value="829" calcext:value-type="float">
            <text:p>82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70065925" calcext:value-type="float">
            <text:p>70065925</text:p>
          </table:table-cell>
          <table:table-cell table:style-name="ce7" office:value-type="float" office:value="788749601" calcext:value-type="float">
            <text:p>788749601</text:p>
          </table:table-cell>
          <table:table-cell table:formula="of:=([.F830]/[.G830])*100" office:value-type="float" office:value="8.88316455706201" calcext:value-type="float">
            <text:p>8.88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90_krill</text:p>
          </table:table-cell>
          <table:table-cell table:style-name="ce23" office:value-type="string" calcext:value-type="string">
            <text:p>p90</text:p>
          </table:table-cell>
          <table:table-cell table:formula="of:=100-[.H830]" office:value-type="float" office:value="91.116835442938" calcext:value-type="float">
            <text:p>91.12</text:p>
          </table:table-cell>
          <table:table-cell table:formula="of:=([.G830]/[.O830])*100" office:value-type="float" office:value="83.6974037118026" calcext:value-type="float">
            <text:p>84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27273102" calcext:value-type="float">
            <text:p>127273102</text:p>
          </table:table-cell>
          <table:table-cell office:value-type="float" office:value="127261192" calcext:value-type="float">
            <text:p>127261192</text:p>
          </table:table-cell>
          <table:table-cell office:value-type="float" office:value="127261561" calcext:value-type="float">
            <text:p>127261561</text:p>
          </table:table-cell>
          <table:table-cell table:formula="of:=AVERAGE([.P830:.R830])" office:value-type="float" office:value="127265285" calcext:value-type="float">
            <text:p>127265285</text:p>
          </table:table-cell>
          <table:table-cell table:formula="of:=SQRT(AVERAGE(([.P830]-[.S830])^2;([.Q830]-[.S830])^2;([.R830]-[.S830])^2))" office:value-type="float" office:value="5529.50612622863" calcext:value-type="float">
            <text:p>5529.50612622863</text:p>
          </table:table-cell>
          <table:table-cell table:formula="of:=(([.S830]-[.F830])/[.G830])*100" office:value-type="float" office:value="7.2519035099962" calcext:value-type="float">
            <text:p>7.2519035099962</text:p>
          </table:table-cell>
          <table:table-cell table:number-columns-repeated="3"/>
        </table:table-row>
        <table:table-row table:style-name="ro1">
          <table:table-cell table:style-name="ce7" office:value-type="float" office:value="830" calcext:value-type="float">
            <text:p>830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87554270" calcext:value-type="float">
            <text:p>87554270</text:p>
          </table:table-cell>
          <table:table-cell table:style-name="ce7" office:value-type="float" office:value="153632798" calcext:value-type="float">
            <text:p>153632798</text:p>
          </table:table-cell>
          <table:table-cell table:formula="of:=([.F831]/[.G831])*100" office:value-type="float" office:value="56.9893090146025" calcext:value-type="float">
            <text:p>56.99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90_krill</text:p>
          </table:table-cell>
          <table:table-cell table:style-name="ce23" office:value-type="string" calcext:value-type="string">
            <text:p>p90</text:p>
          </table:table-cell>
          <table:table-cell table:formula="of:=100-[.H831]" office:value-type="float" office:value="43.0106909853975" calcext:value-type="float">
            <text:p>43.01</text:p>
          </table:table-cell>
          <table:table-cell table:formula="of:=([.G831]/[.O831])*100" office:value-type="float" office:value="16.3025962881974" calcext:value-type="float">
            <text:p>16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32393480" calcext:value-type="float">
            <text:p>32393480</text:p>
          </table:table-cell>
          <table:table-cell office:value-type="float" office:value="32397785" calcext:value-type="float">
            <text:p>32397785</text:p>
          </table:table-cell>
          <table:table-cell office:value-type="float" office:value="32398685" calcext:value-type="float">
            <text:p>32398685</text:p>
          </table:table-cell>
          <table:table-cell table:formula="of:=AVERAGE([.P831:.R831])" office:value-type="float" office:value="32396650" calcext:value-type="float">
            <text:p>32396650</text:p>
          </table:table-cell>
          <table:table-cell table:formula="of:=SQRT(AVERAGE(([.P831]-[.S831])^2;([.Q831]-[.S831])^2;([.R831]-[.S831])^2))" office:value-type="float" office:value="2271.44227309434" calcext:value-type="float">
            <text:p>2271.44227309434</text:p>
          </table:table-cell>
          <table:table-cell table:formula="of:=(([.S831]-[.F831])/[.G831])*100" office:value-type="float" office:value="-35.9022426969012" calcext:value-type="float">
            <text:p>-35.9022426969012</text:p>
          </table:table-cell>
          <table:table-cell table:number-columns-repeated="3"/>
        </table:table-row>
        <table:table-row table:style-name="ro1">
          <table:table-cell table:style-name="ce7" office:value-type="float" office:value="831" calcext:value-type="float">
            <text:p>831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56551565" calcext:value-type="float">
            <text:p>56551565</text:p>
          </table:table-cell>
          <table:table-cell table:style-name="ce7" office:value-type="float" office:value="728368000" calcext:value-type="float">
            <text:p>728368000</text:p>
          </table:table-cell>
          <table:table-cell table:formula="of:=([.F832]/[.G832])*100" office:value-type="float" office:value="7.7641473815434" calcext:value-type="float">
            <text:p>7.76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90_krill_rotifer</text:p>
          </table:table-cell>
          <table:table-cell table:style-name="ce23"/>
          <table:table-cell table:formula="of:=100-[.H832]" office:value-type="float" office:value="92.2358526184566" calcext:value-type="float">
            <text:p>92.24</text:p>
          </table:table-cell>
          <table:table-cell table:formula="of:=([.G832]/[.O832])*100" office:value-type="float" office:value="77.2900683175854" calcext:value-type="float">
            <text:p>7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19155137" calcext:value-type="float">
            <text:p>119155137</text:p>
          </table:table-cell>
          <table:table-cell office:value-type="float" office:value="119149781" calcext:value-type="float">
            <text:p>119149781</text:p>
          </table:table-cell>
          <table:table-cell office:value-type="float" office:value="119156286" calcext:value-type="float">
            <text:p>119156286</text:p>
          </table:table-cell>
          <table:table-cell table:formula="of:=AVERAGE([.P832:.R832])" office:value-type="float" office:value="119153734.666667" calcext:value-type="float">
            <text:p>119153734.666667</text:p>
          </table:table-cell>
          <table:table-cell table:formula="of:=SQRT(AVERAGE(([.P832]-[.S832])^2;([.Q832]-[.S832])^2;([.R832]-[.S832])^2))" office:value-type="float" office:value="2834.74400176728" calcext:value-type="float">
            <text:p>2834.74400176728</text:p>
          </table:table-cell>
          <table:table-cell table:formula="of:=(([.S832]-[.F832])/[.G832])*100" office:value-type="float" office:value="8.59485447832232" calcext:value-type="float">
            <text:p>8.59485447832232</text:p>
          </table:table-cell>
          <table:table-cell table:number-columns-repeated="3"/>
        </table:table-row>
        <table:table-row table:style-name="ro1">
          <table:table-cell table:style-name="ce7" office:value-type="float" office:value="832" calcext:value-type="float">
            <text:p>832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3514360" calcext:value-type="float">
            <text:p>13514360</text:p>
          </table:table-cell>
          <table:table-cell table:style-name="ce7" office:value-type="float" office:value="60381601" calcext:value-type="float">
            <text:p>60381601</text:p>
          </table:table-cell>
          <table:table-cell table:formula="of:=([.F833]/[.G833])*100" office:value-type="float" office:value="22.3815860728834" calcext:value-type="float">
            <text:p>22.38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90_krill_rotifer</text:p>
          </table:table-cell>
          <table:table-cell table:style-name="ce23"/>
          <table:table-cell table:formula="of:=100-[.H833]" office:value-type="float" office:value="77.6184139271166" calcext:value-type="float">
            <text:p>77.62</text:p>
          </table:table-cell>
          <table:table-cell table:formula="of:=([.G833]/[.O833])*100" office:value-type="float" office:value="6.40733539421718" calcext:value-type="float">
            <text:p>6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573488" calcext:value-type="float">
            <text:p>14573488</text:p>
          </table:table-cell>
          <table:table-cell office:value-type="float" office:value="14570249" calcext:value-type="float">
            <text:p>14570249</text:p>
          </table:table-cell>
          <table:table-cell office:value-type="float" office:value="14573462" calcext:value-type="float">
            <text:p>14573462</text:p>
          </table:table-cell>
          <table:table-cell table:formula="of:=AVERAGE([.P833:.R833])" office:value-type="float" office:value="14572399.6666667" calcext:value-type="float">
            <text:p>14572399.6666667</text:p>
          </table:table-cell>
          <table:table-cell table:formula="of:=SQRT(AVERAGE(([.P833]-[.S833])^2;([.Q833]-[.S833])^2;([.R833]-[.S833])^2))" office:value-type="float" office:value="1520.7880267224" calcext:value-type="float">
            <text:p>1520.7880267224</text:p>
          </table:table-cell>
          <table:table-cell table:formula="of:=(([.S833]-[.F833])/[.G833])*100" office:value-type="float" office:value="1.75225507297606" calcext:value-type="float">
            <text:p>1.75225507297606</text:p>
          </table:table-cell>
          <table:table-cell table:number-columns-repeated="3"/>
        </table:table-row>
        <table:table-row table:style-name="ro1">
          <table:table-cell table:style-name="ce7" office:value-type="float" office:value="833" calcext:value-type="float">
            <text:p>833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75471874" calcext:value-type="float">
            <text:p>75471874</text:p>
          </table:table-cell>
          <table:table-cell table:style-name="ce7" office:value-type="float" office:value="138687135" calcext:value-type="float">
            <text:p>138687135</text:p>
          </table:table-cell>
          <table:table-cell table:formula="of:=([.F834]/[.G834])*100" office:value-type="float" office:value="54.4187995519556" calcext:value-type="float">
            <text:p>54.42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90_krill_rotifer</text:p>
          </table:table-cell>
          <table:table-cell table:style-name="ce23"/>
          <table:table-cell table:formula="of:=100-[.H834]" office:value-type="float" office:value="45.5812004480445" calcext:value-type="float">
            <text:p>45.58</text:p>
          </table:table-cell>
          <table:table-cell table:formula="of:=([.G834]/[.O834])*100" office:value-type="float" office:value="14.7166516636099" calcext:value-type="float">
            <text:p>15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29694162" calcext:value-type="float">
            <text:p>29694162</text:p>
          </table:table-cell>
          <table:table-cell office:value-type="float" office:value="29698629" calcext:value-type="float">
            <text:p>29698629</text:p>
          </table:table-cell>
          <table:table-cell office:value-type="float" office:value="29687386" calcext:value-type="float">
            <text:p>29687386</text:p>
          </table:table-cell>
          <table:table-cell table:formula="of:=AVERAGE([.P834:.R834])" office:value-type="float" office:value="29693392.3333333" calcext:value-type="float">
            <text:p>29693392.3333333</text:p>
          </table:table-cell>
          <table:table-cell table:formula="of:=SQRT(AVERAGE(([.P834]-[.S834])^2;([.Q834]-[.S834])^2;([.R834]-[.S834])^2))" office:value-type="float" office:value="4622.08844090586" calcext:value-type="float">
            <text:p>4622.08844090586</text:p>
          </table:table-cell>
          <table:table-cell table:formula="of:=(([.S834]-[.F834])/[.G834])*100" office:value-type="float" office:value="-33.0084558071422" calcext:value-type="float">
            <text:p>-33.0084558071422</text:p>
          </table:table-cell>
          <table:table-cell table:number-columns-repeated="3"/>
        </table:table-row>
        <table:table-row table:style-name="ro1">
          <table:table-cell table:style-name="ce7" office:value-type="float" office:value="834" calcext:value-type="float">
            <text:p>834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082396" calcext:value-type="float">
            <text:p>12082396</text:p>
          </table:table-cell>
          <table:table-cell table:style-name="ce7" office:value-type="float" office:value="14945663" calcext:value-type="float">
            <text:p>14945663</text:p>
          </table:table-cell>
          <table:table-cell table:formula="of:=([.F835]/[.G835])*100" office:value-type="float" office:value="80.8421546772465" calcext:value-type="float">
            <text:p>80.84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90_krill_rotifer</text:p>
          </table:table-cell>
          <table:table-cell table:style-name="ce23"/>
          <table:table-cell table:formula="of:=100-[.H835]" office:value-type="float" office:value="19.1578453227535" calcext:value-type="float">
            <text:p>19.16</text:p>
          </table:table-cell>
          <table:table-cell table:formula="of:=([.G835]/[.O835])*100" office:value-type="float" office:value="1.58594462458758" calcext:value-type="float">
            <text:p>2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4460799" calcext:value-type="float">
            <text:p>4460799</text:p>
          </table:table-cell>
          <table:table-cell office:value-type="float" office:value="4462899" calcext:value-type="float">
            <text:p>4462899</text:p>
          </table:table-cell>
          <table:table-cell office:value-type="float" office:value="4464564" calcext:value-type="float">
            <text:p>4464564</text:p>
          </table:table-cell>
          <table:table-cell table:formula="of:=AVERAGE([.P835:.R835])" office:value-type="float" office:value="4462754" calcext:value-type="float">
            <text:p>4462754</text:p>
          </table:table-cell>
          <table:table-cell table:formula="of:=SQRT(AVERAGE(([.P835]-[.S835])^2;([.Q835]-[.S835])^2;([.R835]-[.S835])^2))" office:value-type="float" office:value="1540.47070728398" calcext:value-type="float">
            <text:p>1540.47070728398</text:p>
          </table:table-cell>
          <table:table-cell table:formula="of:=(([.S835]-[.F835])/[.G835])*100" office:value-type="float" office:value="-50.9822949975521" calcext:value-type="float">
            <text:p>-50.9822949975521</text:p>
          </table:table-cell>
          <table:table-cell table:number-columns-repeated="3"/>
        </table:table-row>
        <table:table-row table:style-name="ro1">
          <table:table-cell table:style-name="ce7" office:value-type="float" office:value="835" calcext:value-type="float">
            <text:p>835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6531936" calcext:value-type="float">
            <text:p>6531936</text:p>
          </table:table-cell>
          <table:table-cell table:style-name="ce7" office:value-type="float" office:value="61919015" calcext:value-type="float">
            <text:p>61919015</text:p>
          </table:table-cell>
          <table:table-cell table:formula="of:=([.F836]/[.G836])*100" office:value-type="float" office:value="10.5491600601205" calcext:value-type="float">
            <text:p>10.55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pass q30</text:p>
          </table:table-cell>
          <table:table-cell table:style-name="ce7" office:value-type="string" calcext:value-type="string">
            <text:p>q30p100_krill</text:p>
          </table:table-cell>
          <table:table-cell table:style-name="ce23" office:value-type="string" calcext:value-type="string">
            <text:p>p100</text:p>
          </table:table-cell>
          <table:table-cell table:formula="of:=100-[.H836]" office:value-type="float" office:value="89.4508399398795" calcext:value-type="float">
            <text:p>89.45</text:p>
          </table:table-cell>
          <table:table-cell table:formula="of:=([.G836]/[.O836])*100" office:value-type="float" office:value="6.57047659906475" calcext:value-type="float">
            <text:p>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4884745" calcext:value-type="float">
            <text:p>14884745</text:p>
          </table:table-cell>
          <table:table-cell office:value-type="float" office:value="14886232" calcext:value-type="float">
            <text:p>14886232</text:p>
          </table:table-cell>
          <table:table-cell office:value-type="float" office:value="14895267" calcext:value-type="float">
            <text:p>14895267</text:p>
          </table:table-cell>
          <table:table-cell table:formula="of:=AVERAGE([.P836:.R836])" office:value-type="float" office:value="14888748" calcext:value-type="float">
            <text:p>14888748</text:p>
          </table:table-cell>
          <table:table-cell table:formula="of:=SQRT(AVERAGE(([.P836]-[.S836])^2;([.Q836]-[.S836])^2;([.R836]-[.S836])^2))" office:value-type="float" office:value="4649.43100461408" calcext:value-type="float">
            <text:p>4649.43100461408</text:p>
          </table:table-cell>
          <table:table-cell table:formula="of:=(([.S836]-[.F836])/[.G836])*100" office:value-type="float" office:value="13.4963581058258" calcext:value-type="float">
            <text:p>13.4963581058258</text:p>
          </table:table-cell>
          <table:table-cell table:number-columns-repeated="3"/>
        </table:table-row>
        <table:table-row table:style-name="ro1">
          <table:table-cell table:style-name="ce7" office:value-type="float" office:value="836" calcext:value-type="float">
            <text:p>836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/>
          <table:table-cell table:style-name="ce7" office:value-type="string" calcext:value-type="string">
            <text:p>R1</text:p>
          </table:table-cell>
          <table:table-cell table:style-name="ce7" office:value-type="float" office:value="145955103" calcext:value-type="float">
            <text:p>145955103</text:p>
          </table:table-cell>
          <table:table-cell table:style-name="ce7" office:value-type="float" office:value="880463384" calcext:value-type="float">
            <text:p>880463384</text:p>
          </table:table-cell>
          <table:table-cell table:formula="of:=([.F837]/[.G837])*100" office:value-type="float" office:value="16.5770781218541" calcext:value-type="float">
            <text:p>16.58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fail q30</text:p>
          </table:table-cell>
          <table:table-cell table:style-name="ce7" office:value-type="string" calcext:value-type="string">
            <text:p>q30p100_krill</text:p>
          </table:table-cell>
          <table:table-cell table:style-name="ce23" office:value-type="string" calcext:value-type="string">
            <text:p>p100</text:p>
          </table:table-cell>
          <table:table-cell table:formula="of:=100-[.H837]" office:value-type="float" office:value="83.4229218781459" calcext:value-type="float">
            <text:p>83.42</text:p>
          </table:table-cell>
          <table:table-cell table:formula="of:=([.G837]/[.O837])*100" office:value-type="float" office:value="93.4295234009353" calcext:value-type="float">
            <text:p>93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9374011" calcext:value-type="float">
            <text:p>139374011</text:p>
          </table:table-cell>
          <table:table-cell office:value-type="float" office:value="139379478" calcext:value-type="float">
            <text:p>139379478</text:p>
          </table:table-cell>
          <table:table-cell office:value-type="float" office:value="139375943" calcext:value-type="float">
            <text:p>139375943</text:p>
          </table:table-cell>
          <table:table-cell table:formula="of:=AVERAGE([.P837:.R837])" office:value-type="float" office:value="139376477.333333" calcext:value-type="float">
            <text:p>139376477.333333</text:p>
          </table:table-cell>
          <table:table-cell table:formula="of:=SQRT(AVERAGE(([.P837]-[.S837])^2;([.Q837]-[.S837])^2;([.R837]-[.S837])^2))" office:value-type="float" office:value="2263.64843167446" calcext:value-type="float">
            <text:p>2263.64843167446</text:p>
          </table:table-cell>
          <table:table-cell table:formula="of:=(([.S837]-[.F837])/[.G837])*100" office:value-type="float" office:value="-0.747177655109239" calcext:value-type="float">
            <text:p>-0.747177655109239</text:p>
          </table:table-cell>
          <table:table-cell table:number-columns-repeated="3"/>
        </table:table-row>
        <table:table-row table:style-name="ro1">
          <table:table-cell table:style-name="ce7" office:value-type="float" office:value="837" calcext:value-type="float">
            <text:p>837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4496066" calcext:value-type="float">
            <text:p>4496066</text:p>
          </table:table-cell>
          <table:table-cell table:style-name="ce7" office:value-type="float" office:value="57140051" calcext:value-type="float">
            <text:p>57140051</text:p>
          </table:table-cell>
          <table:table-cell table:formula="of:=([.F838]/[.G838])*100" office:value-type="float" office:value="7.86850190245717" calcext:value-type="float">
            <text:p>7.87</text:p>
          </table:table-cell>
          <table:table-cell table:style-name="ce7" office:value-type="string" calcext:value-type="string">
            <text:p>pass_motif</text:p>
          </table:table-cell>
          <table:table-cell table:style-name="ce7" office:value-type="string" calcext:value-type="string">
            <text:p>pass q30 pass motif</text:p>
          </table:table-cell>
          <table:table-cell table:style-name="ce7" office:value-type="string" calcext:value-type="string">
            <text:p>q30p100_krill_rotifer</text:p>
          </table:table-cell>
          <table:table-cell table:style-name="ce23"/>
          <table:table-cell table:formula="of:=100-[.H838]" office:value-type="float" office:value="92.1314980975428" calcext:value-type="float">
            <text:p>92.13</text:p>
          </table:table-cell>
          <table:table-cell table:formula="of:=([.G838]/[.O838])*100" office:value-type="float" office:value="6.06336144017902" calcext:value-type="float">
            <text:p>6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893845" calcext:value-type="float">
            <text:p>13893845</text:p>
          </table:table-cell>
          <table:table-cell office:value-type="float" office:value="13895733" calcext:value-type="float">
            <text:p>13895733</text:p>
          </table:table-cell>
          <table:table-cell office:value-type="float" office:value="13895654" calcext:value-type="float">
            <text:p>13895654</text:p>
          </table:table-cell>
          <table:table-cell table:formula="of:=AVERAGE([.P838:.R838])" office:value-type="float" office:value="13895077.3333333" calcext:value-type="float">
            <text:p>13895077.3333333</text:p>
          </table:table-cell>
          <table:table-cell table:formula="of:=SQRT(AVERAGE(([.P838]-[.S838])^2;([.Q838]-[.S838])^2;([.R838]-[.S838])^2))" office:value-type="float" office:value="871.987894921076" calcext:value-type="float">
            <text:p>871.987894921076</text:p>
          </table:table-cell>
          <table:table-cell table:formula="of:=(([.S838]-[.F838])/[.G838])*100" office:value-type="float" office:value="16.4490776064119" calcext:value-type="float">
            <text:p>16.4490776064119</text:p>
          </table:table-cell>
          <table:table-cell table:number-columns-repeated="3"/>
        </table:table-row>
        <table:table-row table:style-name="ro1">
          <table:table-cell table:style-name="ce7" office:value-type="float" office:value="838" calcext:value-type="float">
            <text:p>838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035870" calcext:value-type="float">
            <text:p>2035870</text:p>
          </table:table-cell>
          <table:table-cell table:style-name="ce7" office:value-type="float" office:value="4778964" calcext:value-type="float">
            <text:p>4778964</text:p>
          </table:table-cell>
          <table:table-cell table:formula="of:=([.F839]/[.G839])*100" office:value-type="float" office:value="42.6006557069691" calcext:value-type="float">
            <text:p>42.60</text:p>
          </table:table-cell>
          <table:table-cell table:style-name="ce7" office:value-type="string" calcext:value-type="string">
            <text:p>pass_no_motif</text:p>
          </table:table-cell>
          <table:table-cell table:style-name="ce7" office:value-type="string" calcext:value-type="string">
            <text:p>pass q30 fail motif</text:p>
          </table:table-cell>
          <table:table-cell table:style-name="ce7" office:value-type="string" calcext:value-type="string">
            <text:p>q30p100_krill_rotifer</text:p>
          </table:table-cell>
          <table:table-cell table:style-name="ce23"/>
          <table:table-cell table:formula="of:=100-[.H839]" office:value-type="float" office:value="57.3993442930309" calcext:value-type="float">
            <text:p>57.40</text:p>
          </table:table-cell>
          <table:table-cell table:formula="of:=([.G839]/[.O839])*100" office:value-type="float" office:value="0.50711515888573" calcext:value-type="float">
            <text:p>1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776358" calcext:value-type="float">
            <text:p>1776358</text:p>
          </table:table-cell>
          <table:table-cell office:value-type="float" office:value="1775905" calcext:value-type="float">
            <text:p>1775905</text:p>
          </table:table-cell>
          <table:table-cell office:value-type="float" office:value="1776525" calcext:value-type="float">
            <text:p>1776525</text:p>
          </table:table-cell>
          <table:table-cell table:formula="of:=AVERAGE([.P839:.R839])" office:value-type="float" office:value="1776262.66666667" calcext:value-type="float">
            <text:p>1776262.66666667</text:p>
          </table:table-cell>
          <table:table-cell table:formula="of:=SQRT(AVERAGE(([.P839]-[.S839])^2;([.Q839]-[.S839])^2;([.R839]-[.S839])^2))" office:value-type="float" office:value="261.936803234843" calcext:value-type="float">
            <text:p>261.936803234843</text:p>
          </table:table-cell>
          <table:table-cell table:formula="of:=(([.S839]-[.F839])/[.G839])*100" office:value-type="float" office:value="-5.43229313577866" calcext:value-type="float">
            <text:p>-5.43229313577866</text:p>
          </table:table-cell>
          <table:table-cell table:number-columns-repeated="3"/>
        </table:table-row>
        <table:table-row table:style-name="ro1">
          <table:table-cell table:style-name="ce7" office:value-type="float" office:value="839" calcext:value-type="float">
            <text:p>839</text:p>
          </table:table-cell>
          <table:table-cell table:style-name="ce7" office:value-type="string" calcext:value-type="string">
            <text:p>novaseq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pass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122636794" calcext:value-type="float">
            <text:p>122636794</text:p>
          </table:table-cell>
          <table:table-cell table:style-name="ce7" office:value-type="float" office:value="809915084" calcext:value-type="float">
            <text:p>809915084</text:p>
          </table:table-cell>
          <table:table-cell table:formula="of:=([.F840]/[.G840])*100" office:value-type="float" office:value="15.1419323362053" calcext:value-type="float">
            <text:p>15.14</text:p>
          </table:table-cell>
          <table:table-cell table:style-name="ce7" office:value-type="string" calcext:value-type="string">
            <text:p>fail_motif</text:p>
          </table:table-cell>
          <table:table-cell table:style-name="ce7" office:value-type="string" calcext:value-type="string">
            <text:p>fail q30 pass motif</text:p>
          </table:table-cell>
          <table:table-cell table:style-name="ce7" office:value-type="string" calcext:value-type="string">
            <text:p>q30p100_krill_rotifer</text:p>
          </table:table-cell>
          <table:table-cell table:style-name="ce23"/>
          <table:table-cell table:formula="of:=100-[.H840]" office:value-type="float" office:value="84.8580676637947" calcext:value-type="float">
            <text:p>84.86</text:p>
          </table:table-cell>
          <table:table-cell table:formula="of:=([.G840]/[.O840])*100" office:value-type="float" office:value="85.9433585410162" calcext:value-type="float">
            <text:p>86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30078496" calcext:value-type="float">
            <text:p>130078496</text:p>
          </table:table-cell>
          <table:table-cell office:value-type="float" office:value="130079981" calcext:value-type="float">
            <text:p>130079981</text:p>
          </table:table-cell>
          <table:table-cell office:value-type="float" office:value="130073997" calcext:value-type="float">
            <text:p>130073997</text:p>
          </table:table-cell>
          <table:table-cell table:formula="of:=AVERAGE([.P840:.R840])" office:value-type="float" office:value="130077491.333333" calcext:value-type="float">
            <text:p>130077491.333333</text:p>
          </table:table-cell>
          <table:table-cell table:formula="of:=SQRT(AVERAGE(([.P840]-[.S840])^2;([.Q840]-[.S840])^2;([.R840]-[.S840])^2))" office:value-type="float" office:value="2544.15412705721" calcext:value-type="float">
            <text:p>2544.15412705721</text:p>
          </table:table-cell>
          <table:table-cell table:formula="of:=(([.S840]-[.F840])/[.G840])*100" office:value-type="float" office:value="0.918700920667546" calcext:value-type="float">
            <text:p>0.918700920667546</text:p>
          </table:table-cell>
          <table:table-cell table:number-columns-repeated="3"/>
        </table:table-row>
        <table:table-row table:style-name="ro1">
          <table:table-cell table:style-name="ce7" office:value-type="float" office:value="840" calcext:value-type="float">
            <text:p>840</text:p>
          </table:table-cell>
          <table:table-cell table:style-name="ce7" office:value-type="string" calcext:value-type="string">
            <text:p>novaseq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office:value-type="string" calcext:value-type="string">
            <text:p>R1</text:p>
          </table:table-cell>
          <table:table-cell table:style-name="ce7" office:value-type="float" office:value="23318309" calcext:value-type="float">
            <text:p>23318309</text:p>
          </table:table-cell>
          <table:table-cell table:style-name="ce7" office:value-type="float" office:value="70548300" calcext:value-type="float">
            <text:p>70548300</text:p>
          </table:table-cell>
          <table:table-cell table:formula="of:=([.F841]/[.G841])*100" office:value-type="float" office:value="33.0529708015643" calcext:value-type="float">
            <text:p>33.05</text:p>
          </table:table-cell>
          <table:table-cell table:style-name="ce7" office:value-type="string" calcext:value-type="string">
            <text:p>fail_no_motif</text:p>
          </table:table-cell>
          <table:table-cell table:style-name="ce7" office:value-type="string" calcext:value-type="string">
            <text:p>fail q30 fail motif</text:p>
          </table:table-cell>
          <table:table-cell table:style-name="ce7" office:value-type="string" calcext:value-type="string">
            <text:p>q30p100_krill_rotifer</text:p>
          </table:table-cell>
          <table:table-cell table:style-name="ce23"/>
          <table:table-cell table:formula="of:=100-[.H841]" office:value-type="float" office:value="66.9470291984357" calcext:value-type="float">
            <text:p>66.95</text:p>
          </table:table-cell>
          <table:table-cell table:formula="of:=([.G841]/[.O841])*100" office:value-type="float" office:value="7.48616485991904" calcext:value-type="float">
            <text:p>7</text:p>
          </table:table-cell>
          <table:table-cell table:style-name="ce7" office:value-type="float" office:value="942382399" calcext:value-type="float">
            <text:p>942382399</text:p>
          </table:table-cell>
          <table:table-cell office:value-type="float" office:value="16650796" calcext:value-type="float">
            <text:p>16650796</text:p>
          </table:table-cell>
          <table:table-cell office:value-type="float" office:value="16660776" calcext:value-type="float">
            <text:p>16660776</text:p>
          </table:table-cell>
          <table:table-cell office:value-type="float" office:value="16654984" calcext:value-type="float">
            <text:p>16654984</text:p>
          </table:table-cell>
          <table:table-cell table:formula="of:=AVERAGE([.P841:.R841])" office:value-type="float" office:value="16655518.6666667" calcext:value-type="float">
            <text:p>16655518.6666667</text:p>
          </table:table-cell>
          <table:table-cell table:formula="of:=SQRT(AVERAGE(([.P841]-[.S841])^2;([.Q841]-[.S841])^2;([.R841]-[.S841])^2))" office:value-type="float" office:value="4091.82121907701" calcext:value-type="float">
            <text:p>4091.82121907701</text:p>
          </table:table-cell>
          <table:table-cell table:formula="of:=(([.S841]-[.F841])/[.G841])*100" office:value-type="float" office:value="-9.44429608273103" calcext:value-type="float">
            <text:p>-9.44429608273103</text:p>
          </table:table-cell>
          <table:table-cell table:number-columns-repeated="3"/>
        </table:table-row>
        <table:table-row table:style-name="ro1">
          <table:table-cell table:style-name="ce8" office:value-type="float" office:value="841" calcext:value-type="float">
            <text:p>84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607308" calcext:value-type="float">
            <text:p>14607308</text:p>
          </table:table-cell>
          <table:table-cell table:style-name="ce8" office:value-type="float" office:value="47123027" calcext:value-type="float">
            <text:p>47123027</text:p>
          </table:table-cell>
          <table:table-cell table:formula="of:=([.F842]/[.G842])*100" office:value-type="float" office:value="30.9982378678687" calcext:value-type="float">
            <text:p>31.00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42]" office:value-type="float" office:value="69.0017621321313" calcext:value-type="float">
            <text:p>69.00</text:p>
          </table:table-cell>
          <table:table-cell table:formula="of:=([.G842]/[.O842])*100" office:value-type="float" office:value="5.00041459284513" calcext:value-type="float">
            <text:p>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2" calcext:value-type="float">
            <text:p>84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608050" calcext:value-type="float">
            <text:p>14608050</text:p>
          </table:table-cell>
          <table:table-cell table:style-name="ce8" office:value-type="float" office:value="47111517" calcext:value-type="float">
            <text:p>47111517</text:p>
          </table:table-cell>
          <table:table-cell table:formula="of:=([.F843]/[.G843])*100" office:value-type="float" office:value="31.0073861557037" calcext:value-type="float">
            <text:p>31.0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43]" office:value-type="float" office:value="68.9926138442963" calcext:value-type="float">
            <text:p>68.99</text:p>
          </table:table-cell>
          <table:table-cell table:formula="of:=([.G843]/[.O843])*100" office:value-type="float" office:value="4.99919322028849" calcext:value-type="float">
            <text:p>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3" calcext:value-type="float">
            <text:p>84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601037" calcext:value-type="float">
            <text:p>14601037</text:p>
          </table:table-cell>
          <table:table-cell table:style-name="ce8" office:value-type="float" office:value="47115359" calcext:value-type="float">
            <text:p>47115359</text:p>
          </table:table-cell>
          <table:table-cell table:formula="of:=([.F844]/[.G844])*100" office:value-type="float" office:value="30.9899729300588" calcext:value-type="float">
            <text:p>30.99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44]" office:value-type="float" office:value="69.0100270699412" calcext:value-type="float">
            <text:p>69.01</text:p>
          </table:table-cell>
          <table:table-cell table:formula="of:=([.G844]/[.O844])*100" office:value-type="float" office:value="4.99960091041556" calcext:value-type="float">
            <text:p>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4" calcext:value-type="float">
            <text:p>84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26423802" calcext:value-type="float">
            <text:p>26423802</text:p>
          </table:table-cell>
          <table:table-cell table:style-name="ce8" office:value-type="float" office:value="94245372" calcext:value-type="float">
            <text:p>94245372</text:p>
          </table:table-cell>
          <table:table-cell table:formula="of:=([.F845]/[.G845])*100" office:value-type="float" office:value="28.0372409161906" calcext:value-type="float">
            <text:p>28.0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45]" office:value-type="float" office:value="71.9627590838094" calcext:value-type="float">
            <text:p>71.96</text:p>
          </table:table-cell>
          <table:table-cell table:formula="of:=([.G845]/[.O845])*100" office:value-type="float" office:value="10.0007568159176" calcext:value-type="float">
            <text:p>1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5" calcext:value-type="float">
            <text:p>84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26424035" calcext:value-type="float">
            <text:p>26424035</text:p>
          </table:table-cell>
          <table:table-cell table:style-name="ce8" office:value-type="float" office:value="94238501" calcext:value-type="float">
            <text:p>94238501</text:p>
          </table:table-cell>
          <table:table-cell table:formula="of:=([.F846]/[.G846])*100" office:value-type="float" office:value="28.0395323775364" calcext:value-type="float">
            <text:p>28.0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46]" office:value-type="float" office:value="71.9604676224636" calcext:value-type="float">
            <text:p>71.96</text:p>
          </table:table-cell>
          <table:table-cell table:formula="of:=([.G846]/[.O846])*100" office:value-type="float" office:value="10.0000277063749" calcext:value-type="float">
            <text:p>1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6" calcext:value-type="float">
            <text:p>84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26426333" calcext:value-type="float">
            <text:p>26426333</text:p>
          </table:table-cell>
          <table:table-cell table:style-name="ce8" office:value-type="float" office:value="94237447" calcext:value-type="float">
            <text:p>94237447</text:p>
          </table:table-cell>
          <table:table-cell table:formula="of:=([.F847]/[.G847])*100" office:value-type="float" office:value="28.0422845071344" calcext:value-type="float">
            <text:p>28.0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47]" office:value-type="float" office:value="71.9577154928656" calcext:value-type="float">
            <text:p>71.96</text:p>
          </table:table-cell>
          <table:table-cell table:formula="of:=([.G847]/[.O847])*100" office:value-type="float" office:value="9.9999158621807" calcext:value-type="float">
            <text:p>1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7" calcext:value-type="float">
            <text:p>84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37394808" calcext:value-type="float">
            <text:p>37394808</text:p>
          </table:table-cell>
          <table:table-cell table:style-name="ce8" office:value-type="float" office:value="141358425" calcext:value-type="float">
            <text:p>141358425</text:p>
          </table:table-cell>
          <table:table-cell table:formula="of:=([.F848]/[.G848])*100" office:value-type="float" office:value="26.4538940639725" calcext:value-type="float">
            <text:p>26.4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48]" office:value-type="float" office:value="73.5461059360275" calcext:value-type="float">
            <text:p>73.55</text:p>
          </table:table-cell>
          <table:table-cell table:formula="of:=([.G848]/[.O848])*100" office:value-type="float" office:value="15.0001130273657" calcext:value-type="float">
            <text:p>1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8" calcext:value-type="float">
            <text:p>84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37390191" calcext:value-type="float">
            <text:p>37390191</text:p>
          </table:table-cell>
          <table:table-cell table:style-name="ce8" office:value-type="float" office:value="141353174" calcext:value-type="float">
            <text:p>141353174</text:p>
          </table:table-cell>
          <table:table-cell table:formula="of:=([.F849]/[.G849])*100" office:value-type="float" office:value="26.4516104887747" calcext:value-type="float">
            <text:p>26.4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49]" office:value-type="float" office:value="73.5483895112253" calcext:value-type="float">
            <text:p>73.55</text:p>
          </table:table-cell>
          <table:table-cell table:formula="of:=([.G849]/[.O849])*100" office:value-type="float" office:value="14.9995558225616" calcext:value-type="float">
            <text:p>1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49" calcext:value-type="float">
            <text:p>84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37385738" calcext:value-type="float">
            <text:p>37385738</text:p>
          </table:table-cell>
          <table:table-cell table:style-name="ce8" office:value-type="float" office:value="141347348" calcext:value-type="float">
            <text:p>141347348</text:p>
          </table:table-cell>
          <table:table-cell table:formula="of:=([.F850]/[.G850])*100" office:value-type="float" office:value="26.4495503658123" calcext:value-type="float">
            <text:p>26.4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50]" office:value-type="float" office:value="73.5504496341877" calcext:value-type="float">
            <text:p>73.55</text:p>
          </table:table-cell>
          <table:table-cell table:formula="of:=([.G850]/[.O850])*100" office:value-type="float" office:value="14.9989376021867" calcext:value-type="float">
            <text:p>1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0" calcext:value-type="float">
            <text:p>85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47802586" calcext:value-type="float">
            <text:p>47802586</text:p>
          </table:table-cell>
          <table:table-cell table:style-name="ce8" office:value-type="float" office:value="188488905" calcext:value-type="float">
            <text:p>188488905</text:p>
          </table:table-cell>
          <table:table-cell table:formula="of:=([.F851]/[.G851])*100" office:value-type="float" office:value="25.3609547999655" calcext:value-type="float">
            <text:p>25.36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51]" office:value-type="float" office:value="74.6390452000344" calcext:value-type="float">
            <text:p>74.64</text:p>
          </table:table-cell>
          <table:table-cell table:formula="of:=([.G851]/[.O851])*100" office:value-type="float" office:value="20.0013184881226" calcext:value-type="float">
            <text:p>2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1" calcext:value-type="float">
            <text:p>85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47808186" calcext:value-type="float">
            <text:p>47808186</text:p>
          </table:table-cell>
          <table:table-cell table:style-name="ce8" office:value-type="float" office:value="188469359" calcext:value-type="float">
            <text:p>188469359</text:p>
          </table:table-cell>
          <table:table-cell table:formula="of:=([.F852]/[.G852])*100" office:value-type="float" office:value="25.3665562687036" calcext:value-type="float">
            <text:p>25.37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52]" office:value-type="float" office:value="74.6334437312964" calcext:value-type="float">
            <text:p>74.63</text:p>
          </table:table-cell>
          <table:table-cell table:formula="of:=([.G852]/[.O852])*100" office:value-type="float" office:value="19.999244383171" calcext:value-type="float">
            <text:p>2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2" calcext:value-type="float">
            <text:p>85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47800796" calcext:value-type="float">
            <text:p>47800796</text:p>
          </table:table-cell>
          <table:table-cell table:style-name="ce8" office:value-type="float" office:value="188469269" calcext:value-type="float">
            <text:p>188469269</text:p>
          </table:table-cell>
          <table:table-cell table:formula="of:=([.F853]/[.G853])*100" office:value-type="float" office:value="25.3626473183806" calcext:value-type="float">
            <text:p>25.36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53]" office:value-type="float" office:value="74.6373526816194" calcext:value-type="float">
            <text:p>74.64</text:p>
          </table:table-cell>
          <table:table-cell table:formula="of:=([.G853]/[.O853])*100" office:value-type="float" office:value="19.9992348329078" calcext:value-type="float">
            <text:p>2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3" calcext:value-type="float">
            <text:p>85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57815379" calcext:value-type="float">
            <text:p>57815379</text:p>
          </table:table-cell>
          <table:table-cell table:style-name="ce8" office:value-type="float" office:value="235595038" calcext:value-type="float">
            <text:p>235595038</text:p>
          </table:table-cell>
          <table:table-cell table:formula="of:=([.F854]/[.G854])*100" office:value-type="float" office:value="24.5401513931715" calcext:value-type="float">
            <text:p>24.5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54]" office:value-type="float" office:value="75.4598486068285" calcext:value-type="float">
            <text:p>75.46</text:p>
          </table:table-cell>
          <table:table-cell table:formula="of:=([.G854]/[.O854])*100" office:value-type="float" office:value="24.9999403904402" calcext:value-type="float">
            <text:p>2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4" calcext:value-type="float">
            <text:p>85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57813326" calcext:value-type="float">
            <text:p>57813326</text:p>
          </table:table-cell>
          <table:table-cell table:style-name="ce8" office:value-type="float" office:value="235602453" calcext:value-type="float">
            <text:p>235602453</text:p>
          </table:table-cell>
          <table:table-cell table:formula="of:=([.F855]/[.G855])*100" office:value-type="float" office:value="24.538507669952" calcext:value-type="float">
            <text:p>24.5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55]" office:value-type="float" office:value="75.461492330048" calcext:value-type="float">
            <text:p>75.46</text:p>
          </table:table-cell>
          <table:table-cell table:formula="of:=([.G855]/[.O855])*100" office:value-type="float" office:value="25.0007272260186" calcext:value-type="float">
            <text:p>2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5" calcext:value-type="float">
            <text:p>85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57809292" calcext:value-type="float">
            <text:p>57809292</text:p>
          </table:table-cell>
          <table:table-cell table:style-name="ce8" office:value-type="float" office:value="235599092" calcext:value-type="float">
            <text:p>235599092</text:p>
          </table:table-cell>
          <table:table-cell table:formula="of:=([.F856]/[.G856])*100" office:value-type="float" office:value="24.5371454996949" calcext:value-type="float">
            <text:p>24.5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56]" office:value-type="float" office:value="75.4628545003051" calcext:value-type="float">
            <text:p>75.46</text:p>
          </table:table-cell>
          <table:table-cell table:formula="of:=([.G856]/[.O856])*100" office:value-type="float" office:value="25.0003705767429" calcext:value-type="float">
            <text:p>2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6" calcext:value-type="float">
            <text:p>85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67480607" calcext:value-type="float">
            <text:p>67480607</text:p>
          </table:table-cell>
          <table:table-cell table:style-name="ce8" office:value-type="float" office:value="282713941" calcext:value-type="float">
            <text:p>282713941</text:p>
          </table:table-cell>
          <table:table-cell table:formula="of:=([.F857]/[.G857])*100" office:value-type="float" office:value="23.8688643231782" calcext:value-type="float">
            <text:p>23.87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57]" office:value-type="float" office:value="76.1311356768218" calcext:value-type="float">
            <text:p>76.13</text:p>
          </table:table-cell>
          <table:table-cell table:formula="of:=([.G857]/[.O857])*100" office:value-type="float" office:value="29.999917369" calcext:value-type="float">
            <text:p>3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7" calcext:value-type="float">
            <text:p>85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67489915" calcext:value-type="float">
            <text:p>67489915</text:p>
          </table:table-cell>
          <table:table-cell table:style-name="ce8" office:value-type="float" office:value="282721330" calcext:value-type="float">
            <text:p>282721330</text:p>
          </table:table-cell>
          <table:table-cell table:formula="of:=([.F858]/[.G858])*100" office:value-type="float" office:value="23.8715327916716" calcext:value-type="float">
            <text:p>23.87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58]" office:value-type="float" office:value="76.1284672083284" calcext:value-type="float">
            <text:p>76.13</text:p>
          </table:table-cell>
          <table:table-cell table:formula="of:=([.G858]/[.O858])*100" office:value-type="float" office:value="30.0007014456135" calcext:value-type="float">
            <text:p>3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8" calcext:value-type="float">
            <text:p>85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67490418" calcext:value-type="float">
            <text:p>67490418</text:p>
          </table:table-cell>
          <table:table-cell table:style-name="ce8" office:value-type="float" office:value="282718755" calcext:value-type="float">
            <text:p>282718755</text:p>
          </table:table-cell>
          <table:table-cell table:formula="of:=([.F859]/[.G859])*100" office:value-type="float" office:value="23.8719281287158" calcext:value-type="float">
            <text:p>23.87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59]" office:value-type="float" office:value="76.1280718712842" calcext:value-type="float">
            <text:p>76.13</text:p>
          </table:table-cell>
          <table:table-cell table:formula="of:=([.G859]/[.O859])*100" office:value-type="float" office:value="30.0004282019703" calcext:value-type="float">
            <text:p>3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59" calcext:value-type="float">
            <text:p>85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76889507" calcext:value-type="float">
            <text:p>76889507</text:p>
          </table:table-cell>
          <table:table-cell table:style-name="ce8" office:value-type="float" office:value="329829240" calcext:value-type="float">
            <text:p>329829240</text:p>
          </table:table-cell>
          <table:table-cell table:formula="of:=([.F860]/[.G860])*100" office:value-type="float" office:value="23.3119134616446" calcext:value-type="float">
            <text:p>23.3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60]" office:value-type="float" office:value="76.6880865383554" calcext:value-type="float">
            <text:p>76.69</text:p>
          </table:table-cell>
          <table:table-cell table:formula="of:=([.G860]/[.O860])*100" office:value-type="float" office:value="34.9995119125734" calcext:value-type="float">
            <text:p>3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0" calcext:value-type="float">
            <text:p>86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76899255" calcext:value-type="float">
            <text:p>76899255</text:p>
          </table:table-cell>
          <table:table-cell table:style-name="ce8" office:value-type="float" office:value="329823543" calcext:value-type="float">
            <text:p>329823543</text:p>
          </table:table-cell>
          <table:table-cell table:formula="of:=([.F861]/[.G861])*100" office:value-type="float" office:value="23.3152716451172" calcext:value-type="float">
            <text:p>23.32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61]" office:value-type="float" office:value="76.6847283548828" calcext:value-type="float">
            <text:p>76.68</text:p>
          </table:table-cell>
          <table:table-cell table:formula="of:=([.G861]/[.O861])*100" office:value-type="float" office:value="34.9989073809092" calcext:value-type="float">
            <text:p>3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1" calcext:value-type="float">
            <text:p>86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76898301" calcext:value-type="float">
            <text:p>76898301</text:p>
          </table:table-cell>
          <table:table-cell table:style-name="ce8" office:value-type="float" office:value="329826104" calcext:value-type="float">
            <text:p>329826104</text:p>
          </table:table-cell>
          <table:table-cell table:formula="of:=([.F862]/[.G862])*100" office:value-type="float" office:value="23.3148013657524" calcext:value-type="float">
            <text:p>23.3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62]" office:value-type="float" office:value="76.6851986342476" calcext:value-type="float">
            <text:p>76.69</text:p>
          </table:table-cell>
          <table:table-cell table:formula="of:=([.G862]/[.O862])*100" office:value-type="float" office:value="34.9991791389559" calcext:value-type="float">
            <text:p>3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2" calcext:value-type="float">
            <text:p>86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86075433" calcext:value-type="float">
            <text:p>86075433</text:p>
          </table:table-cell>
          <table:table-cell table:style-name="ce8" office:value-type="float" office:value="376940209" calcext:value-type="float">
            <text:p>376940209</text:p>
          </table:table-cell>
          <table:table-cell table:formula="of:=([.F863]/[.G863])*100" office:value-type="float" office:value="22.835301446973" calcext:value-type="float">
            <text:p>22.8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63]" office:value-type="float" office:value="77.164698553027" calcext:value-type="float">
            <text:p>77.16</text:p>
          </table:table-cell>
          <table:table-cell table:formula="of:=([.G863]/[.O863])*100" office:value-type="float" office:value="39.99864698237" calcext:value-type="float">
            <text:p>4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3" calcext:value-type="float">
            <text:p>86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86077060" calcext:value-type="float">
            <text:p>86077060</text:p>
          </table:table-cell>
          <table:table-cell table:style-name="ce8" office:value-type="float" office:value="376947450" calcext:value-type="float">
            <text:p>376947450</text:p>
          </table:table-cell>
          <table:table-cell table:formula="of:=([.F864]/[.G864])*100" office:value-type="float" office:value="22.835294415707" calcext:value-type="float">
            <text:p>22.8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64]" office:value-type="float" office:value="77.164705584293" calcext:value-type="float">
            <text:p>77.16</text:p>
          </table:table-cell>
          <table:table-cell table:formula="of:=([.G864]/[.O864])*100" office:value-type="float" office:value="39.9994153541062" calcext:value-type="float">
            <text:p>4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4" calcext:value-type="float">
            <text:p>86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86068500" calcext:value-type="float">
            <text:p>86068500</text:p>
          </table:table-cell>
          <table:table-cell table:style-name="ce8" office:value-type="float" office:value="376941800" calcext:value-type="float">
            <text:p>376941800</text:p>
          </table:table-cell>
          <table:table-cell table:formula="of:=([.F865]/[.G865])*100" office:value-type="float" office:value="22.8333657875035" calcext:value-type="float">
            <text:p>22.83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65]" office:value-type="float" office:value="77.1666342124965" calcext:value-type="float">
            <text:p>77.17</text:p>
          </table:table-cell>
          <table:table-cell table:formula="of:=([.G865]/[.O865])*100" office:value-type="float" office:value="39.9988158098016" calcext:value-type="float">
            <text:p>4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5" calcext:value-type="float">
            <text:p>86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95052610" calcext:value-type="float">
            <text:p>95052610</text:p>
          </table:table-cell>
          <table:table-cell table:style-name="ce8" office:value-type="float" office:value="424062520" calcext:value-type="float">
            <text:p>424062520</text:p>
          </table:table-cell>
          <table:table-cell table:formula="of:=([.F866]/[.G866])*100" office:value-type="float" office:value="22.4147632759434" calcext:value-type="float">
            <text:p>22.4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66]" office:value-type="float" office:value="77.5852367240566" calcext:value-type="float">
            <text:p>77.59</text:p>
          </table:table-cell>
          <table:table-cell table:formula="of:=([.G866]/[.O866])*100" office:value-type="float" office:value="44.9989855975653" calcext:value-type="float">
            <text:p>4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6" calcext:value-type="float">
            <text:p>86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95059134" calcext:value-type="float">
            <text:p>95059134</text:p>
          </table:table-cell>
          <table:table-cell table:style-name="ce8" office:value-type="float" office:value="424069507" calcext:value-type="float">
            <text:p>424069507</text:p>
          </table:table-cell>
          <table:table-cell table:formula="of:=([.F867]/[.G867])*100" office:value-type="float" office:value="22.415932395724" calcext:value-type="float">
            <text:p>22.42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67]" office:value-type="float" office:value="77.584067604276" calcext:value-type="float">
            <text:p>77.58</text:p>
          </table:table-cell>
          <table:table-cell table:formula="of:=([.G867]/[.O867])*100" office:value-type="float" office:value="44.9997270163362" calcext:value-type="float">
            <text:p>4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7" calcext:value-type="float">
            <text:p>86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95060813" calcext:value-type="float">
            <text:p>95060813</text:p>
          </table:table-cell>
          <table:table-cell table:style-name="ce8" office:value-type="float" office:value="424056432" calcext:value-type="float">
            <text:p>424056432</text:p>
          </table:table-cell>
          <table:table-cell table:formula="of:=([.F868]/[.G868])*100" office:value-type="float" office:value="22.4170194876327" calcext:value-type="float">
            <text:p>22.42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68]" office:value-type="float" office:value="77.5829805123673" calcext:value-type="float">
            <text:p>77.58</text:p>
          </table:table-cell>
          <table:table-cell table:formula="of:=([.G868]/[.O868])*100" office:value-type="float" office:value="44.9983395753129" calcext:value-type="float">
            <text:p>4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8" calcext:value-type="float">
            <text:p>86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03862296" calcext:value-type="float">
            <text:p>103862296</text:p>
          </table:table-cell>
          <table:table-cell table:style-name="ce8" office:value-type="float" office:value="471180377" calcext:value-type="float">
            <text:p>471180377</text:p>
          </table:table-cell>
          <table:table-cell table:formula="of:=([.F869]/[.G869])*100" office:value-type="float" office:value="22.0430011668334" calcext:value-type="float">
            <text:p>22.0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69]" office:value-type="float" office:value="77.9569988331666" calcext:value-type="float">
            <text:p>77.96</text:p>
          </table:table-cell>
          <table:table-cell table:formula="of:=([.G869]/[.O869])*100" office:value-type="float" office:value="49.9988515808432" calcext:value-type="float">
            <text:p>5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69" calcext:value-type="float">
            <text:p>86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03880070" calcext:value-type="float">
            <text:p>103880070</text:p>
          </table:table-cell>
          <table:table-cell table:style-name="ce8" office:value-type="float" office:value="471197061" calcext:value-type="float">
            <text:p>471197061</text:p>
          </table:table-cell>
          <table:table-cell table:formula="of:=([.F870]/[.G870])*100" office:value-type="float" office:value="22.0459927698912" calcext:value-type="float">
            <text:p>22.0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70]" office:value-type="float" office:value="77.9540072301088" calcext:value-type="float">
            <text:p>77.95</text:p>
          </table:table-cell>
          <table:table-cell table:formula="of:=([.G870]/[.O870])*100" office:value-type="float" office:value="50.0006219874232" calcext:value-type="float">
            <text:p>5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0" calcext:value-type="float">
            <text:p>87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03882719" calcext:value-type="float">
            <text:p>103882719</text:p>
          </table:table-cell>
          <table:table-cell table:style-name="ce8" office:value-type="float" office:value="471201770" calcext:value-type="float">
            <text:p>471201770</text:p>
          </table:table-cell>
          <table:table-cell table:formula="of:=([.F871]/[.G871])*100" office:value-type="float" office:value="22.046334630704" calcext:value-type="float">
            <text:p>22.0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71]" office:value-type="float" office:value="77.953665369296" calcext:value-type="float">
            <text:p>77.95</text:p>
          </table:table-cell>
          <table:table-cell table:formula="of:=([.G871]/[.O871])*100" office:value-type="float" office:value="50.0011216784196" calcext:value-type="float">
            <text:p>5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1" calcext:value-type="float">
            <text:p>87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12544628" calcext:value-type="float">
            <text:p>112544628</text:p>
          </table:table-cell>
          <table:table-cell table:style-name="ce8" office:value-type="float" office:value="518319218" calcext:value-type="float">
            <text:p>518319218</text:p>
          </table:table-cell>
          <table:table-cell table:formula="of:=([.F872]/[.G872])*100" office:value-type="float" office:value="21.7133812699957" calcext:value-type="float">
            <text:p>21.7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72]" office:value-type="float" office:value="78.2866187300043" calcext:value-type="float">
            <text:p>78.29</text:p>
          </table:table-cell>
          <table:table-cell table:formula="of:=([.G872]/[.O872])*100" office:value-type="float" office:value="55.0009442610568" calcext:value-type="float">
            <text:p>5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2" calcext:value-type="float">
            <text:p>87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12536576" calcext:value-type="float">
            <text:p>112536576</text:p>
          </table:table-cell>
          <table:table-cell table:style-name="ce8" office:value-type="float" office:value="518306341" calcext:value-type="float">
            <text:p>518306341</text:p>
          </table:table-cell>
          <table:table-cell table:formula="of:=([.F873]/[.G873])*100" office:value-type="float" office:value="21.7123672040894" calcext:value-type="float">
            <text:p>21.7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73]" office:value-type="float" office:value="78.2876327959106" calcext:value-type="float">
            <text:p>78.29</text:p>
          </table:table-cell>
          <table:table-cell table:formula="of:=([.G873]/[.O873])*100" office:value-type="float" office:value="54.9995778306127" calcext:value-type="float">
            <text:p>5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3" calcext:value-type="float">
            <text:p>87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12533606" calcext:value-type="float">
            <text:p>112533606</text:p>
          </table:table-cell>
          <table:table-cell table:style-name="ce8" office:value-type="float" office:value="518293744" calcext:value-type="float">
            <text:p>518293744</text:p>
          </table:table-cell>
          <table:table-cell table:formula="of:=([.F874]/[.G874])*100" office:value-type="float" office:value="21.7123218836305" calcext:value-type="float">
            <text:p>21.7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74]" office:value-type="float" office:value="78.2876781163695" calcext:value-type="float">
            <text:p>78.29</text:p>
          </table:table-cell>
          <table:table-cell table:formula="of:=([.G874]/[.O874])*100" office:value-type="float" office:value="54.9982411120987" calcext:value-type="float">
            <text:p>5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4" calcext:value-type="float">
            <text:p>87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1074222" calcext:value-type="float">
            <text:p>121074222</text:p>
          </table:table-cell>
          <table:table-cell table:style-name="ce8" office:value-type="float" office:value="565436252" calcext:value-type="float">
            <text:p>565436252</text:p>
          </table:table-cell>
          <table:table-cell table:formula="of:=([.F875]/[.G875])*100" office:value-type="float" office:value="21.4125326368356" calcext:value-type="float">
            <text:p>21.4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75]" office:value-type="float" office:value="78.5874673631644" calcext:value-type="float">
            <text:p>78.59</text:p>
          </table:table-cell>
          <table:table-cell table:formula="of:=([.G875]/[.O875])*100" office:value-type="float" office:value="60.000722912483" calcext:value-type="float">
            <text:p>6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1089692" calcext:value-type="float">
            <text:p>121089692</text:p>
          </table:table-cell>
          <table:table-cell table:style-name="ce8" office:value-type="float" office:value="565441309" calcext:value-type="float">
            <text:p>565441309</text:p>
          </table:table-cell>
          <table:table-cell table:formula="of:=([.F876]/[.G876])*100" office:value-type="float" office:value="21.4150770509057" calcext:value-type="float">
            <text:p>21.42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76]" office:value-type="float" office:value="78.5849229490943" calcext:value-type="float">
            <text:p>78.58</text:p>
          </table:table-cell>
          <table:table-cell table:formula="of:=([.G876]/[.O876])*100" office:value-type="float" office:value="60.0012595311641" calcext:value-type="float">
            <text:p>6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6" calcext:value-type="float">
            <text:p>87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1068579" calcext:value-type="float">
            <text:p>121068579</text:p>
          </table:table-cell>
          <table:table-cell table:style-name="ce8" office:value-type="float" office:value="565430482" calcext:value-type="float">
            <text:p>565430482</text:p>
          </table:table-cell>
          <table:table-cell table:formula="of:=([.F877]/[.G877])*100" office:value-type="float" office:value="21.4117531428028" calcext:value-type="float">
            <text:p>21.4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77]" office:value-type="float" office:value="78.5882468571972" calcext:value-type="float">
            <text:p>78.59</text:p>
          </table:table-cell>
          <table:table-cell table:formula="of:=([.G877]/[.O877])*100" office:value-type="float" office:value="60.0001106344941" calcext:value-type="float">
            <text:p>6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7" calcext:value-type="float">
            <text:p>87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9484849" calcext:value-type="float">
            <text:p>129484849</text:p>
          </table:table-cell>
          <table:table-cell table:style-name="ce8" office:value-type="float" office:value="612545562" calcext:value-type="float">
            <text:p>612545562</text:p>
          </table:table-cell>
          <table:table-cell table:formula="of:=([.F878]/[.G878])*100" office:value-type="float" office:value="21.1388110587601" calcext:value-type="float">
            <text:p>21.1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78]" office:value-type="float" office:value="78.8611889412399" calcext:value-type="float">
            <text:p>78.86</text:p>
          </table:table-cell>
          <table:table-cell table:formula="of:=([.G878]/[.O878])*100" office:value-type="float" office:value="64.9996819390936" calcext:value-type="float">
            <text:p>6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8" calcext:value-type="float">
            <text:p>87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9479282" calcext:value-type="float">
            <text:p>129479282</text:p>
          </table:table-cell>
          <table:table-cell table:style-name="ce8" office:value-type="float" office:value="612535409" calcext:value-type="float">
            <text:p>612535409</text:p>
          </table:table-cell>
          <table:table-cell table:formula="of:=([.F879]/[.G879])*100" office:value-type="float" office:value="21.1382525969205" calcext:value-type="float">
            <text:p>21.1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79]" office:value-type="float" office:value="78.8617474030795" calcext:value-type="float">
            <text:p>78.86</text:p>
          </table:table-cell>
          <table:table-cell table:formula="of:=([.G879]/[.O879])*100" office:value-type="float" office:value="64.9986045632841" calcext:value-type="float">
            <text:p>6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79" calcext:value-type="float">
            <text:p>87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9473993" calcext:value-type="float">
            <text:p>129473993</text:p>
          </table:table-cell>
          <table:table-cell table:style-name="ce8" office:value-type="float" office:value="612547535" calcext:value-type="float">
            <text:p>612547535</text:p>
          </table:table-cell>
          <table:table-cell table:formula="of:=([.F880]/[.G880])*100" office:value-type="float" office:value="21.1369707005678" calcext:value-type="float">
            <text:p>21.1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80]" office:value-type="float" office:value="78.8630292994322" calcext:value-type="float">
            <text:p>78.86</text:p>
          </table:table-cell>
          <table:table-cell table:formula="of:=([.G880]/[.O880])*100" office:value-type="float" office:value="64.999891302087" calcext:value-type="float">
            <text:p>6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0" calcext:value-type="float">
            <text:p>88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37782248" calcext:value-type="float">
            <text:p>137782248</text:p>
          </table:table-cell>
          <table:table-cell table:style-name="ce8" office:value-type="float" office:value="659677023" calcext:value-type="float">
            <text:p>659677023</text:p>
          </table:table-cell>
          <table:table-cell table:formula="of:=([.F881]/[.G881])*100" office:value-type="float" office:value="20.8863190919415" calcext:value-type="float">
            <text:p>20.89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81]" office:value-type="float" office:value="79.1136809080585" calcext:value-type="float">
            <text:p>79.11</text:p>
          </table:table-cell>
          <table:table-cell table:formula="of:=([.G881]/[.O881])*100" office:value-type="float" office:value="70.00099149772" calcext:value-type="float">
            <text:p>7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1" calcext:value-type="float">
            <text:p>88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37787626" calcext:value-type="float">
            <text:p>137787626</text:p>
          </table:table-cell>
          <table:table-cell table:style-name="ce8" office:value-type="float" office:value="659666697" calcext:value-type="float">
            <text:p>659666697</text:p>
          </table:table-cell>
          <table:table-cell table:formula="of:=([.F882]/[.G882])*100" office:value-type="float" office:value="20.8874612931991" calcext:value-type="float">
            <text:p>20.89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82]" office:value-type="float" office:value="79.1125387068009" calcext:value-type="float">
            <text:p>79.11</text:p>
          </table:table-cell>
          <table:table-cell table:formula="of:=([.G882]/[.O882])*100" office:value-type="float" office:value="69.9998957641822" calcext:value-type="float">
            <text:p>7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2" calcext:value-type="float">
            <text:p>88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37773600" calcext:value-type="float">
            <text:p>137773600</text:p>
          </table:table-cell>
          <table:table-cell table:style-name="ce8" office:value-type="float" office:value="659661787" calcext:value-type="float">
            <text:p>659661787</text:p>
          </table:table-cell>
          <table:table-cell table:formula="of:=([.F883]/[.G883])*100" office:value-type="float" office:value="20.8854905218271" calcext:value-type="float">
            <text:p>20.89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83]" office:value-type="float" office:value="79.114509478173" calcext:value-type="float">
            <text:p>79.11</text:p>
          </table:table-cell>
          <table:table-cell table:formula="of:=([.G883]/[.O883])*100" office:value-type="float" office:value="69.9993747442645" calcext:value-type="float">
            <text:p>7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3" calcext:value-type="float">
            <text:p>88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5996742" calcext:value-type="float">
            <text:p>145996742</text:p>
          </table:table-cell>
          <table:table-cell table:style-name="ce8" office:value-type="float" office:value="706791214" calcext:value-type="float">
            <text:p>706791214</text:p>
          </table:table-cell>
          <table:table-cell table:formula="of:=([.F884]/[.G884])*100" office:value-type="float" office:value="20.6562757301055" calcext:value-type="float">
            <text:p>20.66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84]" office:value-type="float" office:value="79.3437242698945" calcext:value-type="float">
            <text:p>79.34</text:p>
          </table:table-cell>
          <table:table-cell table:formula="of:=([.G884]/[.O884])*100" office:value-type="float" office:value="75.0004684669413" calcext:value-type="float">
            <text:p>7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4" calcext:value-type="float">
            <text:p>88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5985147" calcext:value-type="float">
            <text:p>145985147</text:p>
          </table:table-cell>
          <table:table-cell table:style-name="ce8" office:value-type="float" office:value="706791705" calcext:value-type="float">
            <text:p>706791705</text:p>
          </table:table-cell>
          <table:table-cell table:formula="of:=([.F885]/[.G885])*100" office:value-type="float" office:value="20.6546208688174" calcext:value-type="float">
            <text:p>20.6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85]" office:value-type="float" office:value="79.3453791311826" calcext:value-type="float">
            <text:p>79.35</text:p>
          </table:table-cell>
          <table:table-cell table:formula="of:=([.G885]/[.O885])*100" office:value-type="float" office:value="75.0005205689331" calcext:value-type="float">
            <text:p>7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5" calcext:value-type="float">
            <text:p>88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5989705" calcext:value-type="float">
            <text:p>145989705</text:p>
          </table:table-cell>
          <table:table-cell table:style-name="ce8" office:value-type="float" office:value="706789757" calcext:value-type="float">
            <text:p>706789757</text:p>
          </table:table-cell>
          <table:table-cell table:formula="of:=([.F886]/[.G886])*100" office:value-type="float" office:value="20.655322683178" calcext:value-type="float">
            <text:p>20.66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86]" office:value-type="float" office:value="79.344677316822" calcext:value-type="float">
            <text:p>79.34</text:p>
          </table:table-cell>
          <table:table-cell table:formula="of:=([.G886]/[.O886])*100" office:value-type="float" office:value="75.0003138587906" calcext:value-type="float">
            <text:p>7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6" calcext:value-type="float">
            <text:p>88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54098504" calcext:value-type="float">
            <text:p>154098504</text:p>
          </table:table-cell>
          <table:table-cell table:style-name="ce8" office:value-type="float" office:value="753909062" calcext:value-type="float">
            <text:p>753909062</text:p>
          </table:table-cell>
          <table:table-cell table:formula="of:=([.F887]/[.G887])*100" office:value-type="float" office:value="20.4399325816832" calcext:value-type="float">
            <text:p>20.4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87]" office:value-type="float" office:value="79.5600674183168" calcext:value-type="float">
            <text:p>79.56</text:p>
          </table:table-cell>
          <table:table-cell table:formula="of:=([.G887]/[.O887])*100" office:value-type="float" office:value="80.000333495193" calcext:value-type="float">
            <text:p>8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7" calcext:value-type="float">
            <text:p>88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54103008" calcext:value-type="float">
            <text:p>154103008</text:p>
          </table:table-cell>
          <table:table-cell table:style-name="ce8" office:value-type="float" office:value="753888944" calcext:value-type="float">
            <text:p>753888944</text:p>
          </table:table-cell>
          <table:table-cell table:formula="of:=([.F888]/[.G888])*100" office:value-type="float" office:value="20.4410754695986" calcext:value-type="float">
            <text:p>20.4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88]" office:value-type="float" office:value="79.5589245304014" calcext:value-type="float">
            <text:p>79.56</text:p>
          </table:table-cell>
          <table:table-cell table:formula="of:=([.G888]/[.O888])*100" office:value-type="float" office:value="79.9981986930127" calcext:value-type="float">
            <text:p>8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8" calcext:value-type="float">
            <text:p>88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54109223" calcext:value-type="float">
            <text:p>154109223</text:p>
          </table:table-cell>
          <table:table-cell table:style-name="ce8" office:value-type="float" office:value="753900993" calcext:value-type="float">
            <text:p>753900993</text:p>
          </table:table-cell>
          <table:table-cell table:formula="of:=([.F889]/[.G889])*100" office:value-type="float" office:value="20.4415731549514" calcext:value-type="float">
            <text:p>20.4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89]" office:value-type="float" office:value="79.5584268450486" calcext:value-type="float">
            <text:p>79.56</text:p>
          </table:table-cell>
          <table:table-cell table:formula="of:=([.G889]/[.O889])*100" office:value-type="float" office:value="79.9994772610349" calcext:value-type="float">
            <text:p>8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89" calcext:value-type="float">
            <text:p>88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62135911" calcext:value-type="float">
            <text:p>162135911</text:p>
          </table:table-cell>
          <table:table-cell table:style-name="ce8" office:value-type="float" office:value="801026245" calcext:value-type="float">
            <text:p>801026245</text:p>
          </table:table-cell>
          <table:table-cell table:formula="of:=([.F890]/[.G890])*100" office:value-type="float" office:value="20.2410235634664" calcext:value-type="float">
            <text:p>20.2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90]" office:value-type="float" office:value="79.7589764365336" calcext:value-type="float">
            <text:p>79.76</text:p>
          </table:table-cell>
          <table:table-cell table:formula="of:=([.G890]/[.O890])*100" office:value-type="float" office:value="85.0001279576106" calcext:value-type="float">
            <text:p>8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0" calcext:value-type="float">
            <text:p>89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62135931" calcext:value-type="float">
            <text:p>162135931</text:p>
          </table:table-cell>
          <table:table-cell table:style-name="ce8" office:value-type="float" office:value="801028141" calcext:value-type="float">
            <text:p>801028141</text:p>
          </table:table-cell>
          <table:table-cell table:formula="of:=([.F891]/[.G891])*100" office:value-type="float" office:value="20.2409781506041" calcext:value-type="float">
            <text:p>20.2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91]" office:value-type="float" office:value="79.7590218493959" calcext:value-type="float">
            <text:p>79.76</text:p>
          </table:table-cell>
          <table:table-cell table:formula="of:=([.G891]/[.O891])*100" office:value-type="float" office:value="85.0003291498232" calcext:value-type="float">
            <text:p>8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1" calcext:value-type="float">
            <text:p>89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62132984" calcext:value-type="float">
            <text:p>162132984</text:p>
          </table:table-cell>
          <table:table-cell table:style-name="ce8" office:value-type="float" office:value="801021507" calcext:value-type="float">
            <text:p>801021507</text:p>
          </table:table-cell>
          <table:table-cell table:formula="of:=([.F892]/[.G892])*100" office:value-type="float" office:value="20.2407778796381" calcext:value-type="float">
            <text:p>20.24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92]" office:value-type="float" office:value="79.7592221203619" calcext:value-type="float">
            <text:p>79.76</text:p>
          </table:table-cell>
          <table:table-cell table:formula="of:=([.G892]/[.O892])*100" office:value-type="float" office:value="84.999625189307" calcext:value-type="float">
            <text:p>8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2" calcext:value-type="float">
            <text:p>89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0080767" calcext:value-type="float">
            <text:p>170080767</text:p>
          </table:table-cell>
          <table:table-cell table:style-name="ce8" office:value-type="float" office:value="848137808" calcext:value-type="float">
            <text:p>848137808</text:p>
          </table:table-cell>
          <table:table-cell table:formula="of:=([.F893]/[.G893])*100" office:value-type="float" office:value="20.0534353492705" calcext:value-type="float">
            <text:p>20.0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93]" office:value-type="float" office:value="79.9465646507295" calcext:value-type="float">
            <text:p>79.95</text:p>
          </table:table-cell>
          <table:table-cell table:formula="of:=([.G893]/[.O893])*100" office:value-type="float" office:value="89.9993260591447" calcext:value-type="float">
            <text:p>9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3" calcext:value-type="float">
            <text:p>89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0082927" calcext:value-type="float">
            <text:p>170082927</text:p>
          </table:table-cell>
          <table:table-cell table:style-name="ce8" office:value-type="float" office:value="848148005" calcext:value-type="float">
            <text:p>848148005</text:p>
          </table:table-cell>
          <table:table-cell table:formula="of:=([.F894]/[.G894])*100" office:value-type="float" office:value="20.0534489260515" calcext:value-type="float">
            <text:p>20.0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94]" office:value-type="float" office:value="79.9465510739485" calcext:value-type="float">
            <text:p>79.95</text:p>
          </table:table-cell>
          <table:table-cell table:formula="of:=([.G894]/[.O894])*100" office:value-type="float" office:value="90.0004081039718" calcext:value-type="float">
            <text:p>9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4" calcext:value-type="float">
            <text:p>89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0084381" calcext:value-type="float">
            <text:p>170084381</text:p>
          </table:table-cell>
          <table:table-cell table:style-name="ce8" office:value-type="float" office:value="848136477" calcext:value-type="float">
            <text:p>848136477</text:p>
          </table:table-cell>
          <table:table-cell table:formula="of:=([.F895]/[.G895])*100" office:value-type="float" office:value="20.053892930253" calcext:value-type="float">
            <text:p>20.05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95]" office:value-type="float" office:value="79.946107069747" calcext:value-type="float">
            <text:p>79.95</text:p>
          </table:table-cell>
          <table:table-cell table:formula="of:=([.G895]/[.O895])*100" office:value-type="float" office:value="89.9991848213625" calcext:value-type="float">
            <text:p>9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5" calcext:value-type="float">
            <text:p>89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7970257" calcext:value-type="float">
            <text:p>177970257</text:p>
          </table:table-cell>
          <table:table-cell table:style-name="ce8" office:value-type="float" office:value="895265206" calcext:value-type="float">
            <text:p>895265206</text:p>
          </table:table-cell>
          <table:table-cell table:formula="of:=([.F896]/[.G896])*100" office:value-type="float" office:value="19.8790543636966" calcext:value-type="float">
            <text:p>19.88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formula="of:=100-[.H896]" office:value-type="float" office:value="80.1209456363035" calcext:value-type="float">
            <text:p>80.12</text:p>
          </table:table-cell>
          <table:table-cell table:formula="of:=([.G896]/[.O896])*100" office:value-type="float" office:value="95.0002044764421" calcext:value-type="float">
            <text:p>9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6" calcext:value-type="float">
            <text:p>89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7972779" calcext:value-type="float">
            <text:p>177972779</text:p>
          </table:table-cell>
          <table:table-cell table:style-name="ce8" office:value-type="float" office:value="895266357" calcext:value-type="float">
            <text:p>895266357</text:p>
          </table:table-cell>
          <table:table-cell table:formula="of:=([.F897]/[.G897])*100" office:value-type="float" office:value="19.8793105100452" calcext:value-type="float">
            <text:p>19.88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2" calcext:value-type="float">
            <text:p>2</text:p>
          </table:table-cell>
          <table:table-cell table:style-name="ce24"/>
          <table:table-cell table:formula="of:=100-[.H897]" office:value-type="float" office:value="80.1206894899548" calcext:value-type="float">
            <text:p>80.12</text:p>
          </table:table-cell>
          <table:table-cell table:formula="of:=([.G897]/[.O897])*100" office:value-type="float" office:value="95.0003266136977" calcext:value-type="float">
            <text:p>9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7" calcext:value-type="float">
            <text:p>89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subsampling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7966425" calcext:value-type="float">
            <text:p>177966425</text:p>
          </table:table-cell>
          <table:table-cell table:style-name="ce8" office:value-type="float" office:value="895268404" calcext:value-type="float">
            <text:p>895268404</text:p>
          </table:table-cell>
          <table:table-cell table:formula="of:=([.F898]/[.G898])*100" office:value-type="float" office:value="19.8785553254038" calcext:value-type="float">
            <text:p>19.88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float" office:value="3" calcext:value-type="float">
            <text:p>3</text:p>
          </table:table-cell>
          <table:table-cell table:style-name="ce24"/>
          <table:table-cell table:formula="of:=100-[.H898]" office:value-type="float" office:value="80.1214446745962" calcext:value-type="float">
            <text:p>80.12</text:p>
          </table:table-cell>
          <table:table-cell table:formula="of:=([.G898]/[.O898])*100" office:value-type="float" office:value="95.0005438291298" calcext:value-type="float">
            <text:p>95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8" calcext:value-type="float">
            <text:p>898</text:p>
          </table:table-cell>
          <table:table-cell table:style-name="ce8" office:value-type="string" calcext:value-type="string">
            <text:p>novaseq</text:p>
          </table:table-cell>
          <table:table-cell table:style-name="ce8" table:number-columns-repeated="2"/>
          <table:table-cell table:style-name="ce8" office:value-type="string" calcext:value-type="string">
            <text:p>R2</text:p>
          </table:table-cell>
          <table:table-cell table:style-name="ce8" office:value-type="float" office:value="185785665" calcext:value-type="float">
            <text:p>185785665</text:p>
          </table:table-cell>
          <table:table-cell table:style-name="ce8" office:value-type="float" office:value="942382399" calcext:value-type="float">
            <text:p>942382399</text:p>
          </table:table-cell>
          <table:table-cell table:formula="of:=([.F899]/[.G899])*100" office:value-type="float" office:value="19.7144667809102" calcext:value-type="float">
            <text:p>19.71</text:p>
          </table:table-cell>
          <table:table-cell table:number-columns-repeated="2" table:style-name="ce8" office:value-type="string" calcext:value-type="string">
            <text:p>subsampling</text:p>
          </table:table-cell>
          <table:table-cell table:style-name="ce8" office:value-type="string" calcext:value-type="string">
            <text:p>raw</text:p>
          </table:table-cell>
          <table:table-cell table:style-name="ce24"/>
          <table:table-cell table:formula="of:=100-[.H899]" office:value-type="float" office:value="80.2855332190898" calcext:value-type="float">
            <text:p>80.29</text:p>
          </table:table-cell>
          <table:table-cell table:formula="of:=([.G899]/[.O899])*100" office:value-type="float" office:value="100" calcext:value-type="float">
            <text:p>100</text:p>
          </table:table-cell>
          <table:table-cell table:style-name="ce8" office:value-type="float" office:value="942382399" calcext:value-type="float">
            <text:p>942382399</text:p>
          </table:table-cell>
          <table:table-cell table:number-columns-repeated="9"/>
        </table:table-row>
        <table:table-row table:style-name="ro1">
          <table:table-cell table:style-name="ce8" office:value-type="float" office:value="899" calcext:value-type="float">
            <text:p>89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30065414" calcext:value-type="float">
            <text:p>130065414</text:p>
          </table:table-cell>
          <table:table-cell table:style-name="ce8" office:value-type="float" office:value="738345380" calcext:value-type="float">
            <text:p>738345380</text:p>
          </table:table-cell>
          <table:table-cell table:formula="of:=([.F900]/[.G900])*100" office:value-type="float" office:value="17.6157957404704" calcext:value-type="float">
            <text:p>17.62</text:p>
          </table:table-cell>
          <table:table-cell table:style-name="ce8" office:value-type="string" calcext:value-type="string">
            <text:p>motif</text:p>
          </table:table-cell>
          <table:table-cell table:style-name="ce8" office:value-type="string" calcext:value-type="string">
            <text:p>pass motif</text:p>
          </table:table-cell>
          <table:table-cell table:style-name="ce8" office:value-type="string" calcext:value-type="string">
            <text:p>rotifer_uniq</text:p>
          </table:table-cell>
          <table:table-cell table:style-name="ce24"/>
          <table:table-cell table:formula="of:=100-[.H900]" office:value-type="float" office:value="82.3842042595296" calcext:value-type="float">
            <text:p>82.38</text:p>
          </table:table-cell>
          <table:table-cell table:formula="of:=([.G900]/[.O900])*100" office:value-type="float" office:value="78.3488083800682" calcext:value-type="float">
            <text:p>7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1434990" calcext:value-type="float">
            <text:p>151434990</text:p>
          </table:table-cell>
          <table:table-cell office:value-type="float" office:value="151424957" calcext:value-type="float">
            <text:p>151424957</text:p>
          </table:table-cell>
          <table:table-cell office:value-type="float" office:value="151425126" calcext:value-type="float">
            <text:p>151425126</text:p>
          </table:table-cell>
          <table:table-cell table:formula="of:=AVERAGE([.P900:.R900])" office:value-type="float" office:value="151428357.666667" calcext:value-type="float">
            <text:p>151428357.666667</text:p>
          </table:table-cell>
          <table:table-cell table:formula="of:=SQRT(AVERAGE(([.P900]-[.S900])^2;([.Q900]-[.S900])^2;([.R900]-[.S900])^2))" office:value-type="float" office:value="4690.2753532057" calcext:value-type="float">
            <text:p>4690.2753532057</text:p>
          </table:table-cell>
          <table:table-cell table:formula="of:=(([.S900]-[.F900])/[.G900])*100" office:value-type="float" office:value="2.89335374004327" calcext:value-type="float">
            <text:p>2.89335374004327</text:p>
          </table:table-cell>
          <table:table-cell table:number-columns-repeated="3"/>
        </table:table-row>
        <table:table-row table:style-name="ro1"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55720251" calcext:value-type="float">
            <text:p>55720251</text:p>
          </table:table-cell>
          <table:table-cell table:style-name="ce8" office:value-type="float" office:value="204037019" calcext:value-type="float">
            <text:p>204037019</text:p>
          </table:table-cell>
          <table:table-cell table:formula="of:=([.F901]/[.G901])*100" office:value-type="float" office:value="27.3088929024198" calcext:value-type="float">
            <text:p>27.31</text:p>
          </table:table-cell>
          <table:table-cell table:style-name="ce8" office:value-type="string" calcext:value-type="string">
            <text:p>no_motif</text:p>
          </table:table-cell>
          <table:table-cell table:style-name="ce8" office:value-type="string" calcext:value-type="string">
            <text:p>fail motif</text:p>
          </table:table-cell>
          <table:table-cell table:style-name="ce8" office:value-type="string" calcext:value-type="string">
            <text:p>rotifer_uniq</text:p>
          </table:table-cell>
          <table:table-cell table:style-name="ce24"/>
          <table:table-cell table:formula="of:=100-[.H901]" office:value-type="float" office:value="72.6911070975802" calcext:value-type="float">
            <text:p>72.69</text:p>
          </table:table-cell>
          <table:table-cell table:formula="of:=([.G901]/[.O901])*100" office:value-type="float" office:value="21.6511916199318" calcext:value-type="float">
            <text:p>22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1151453" calcext:value-type="float">
            <text:p>51151453</text:p>
          </table:table-cell>
          <table:table-cell office:value-type="float" office:value="51161148" calcext:value-type="float">
            <text:p>51161148</text:p>
          </table:table-cell>
          <table:table-cell office:value-type="float" office:value="51145979" calcext:value-type="float">
            <text:p>51145979</text:p>
          </table:table-cell>
          <table:table-cell table:formula="of:=AVERAGE([.P901:.R901])" office:value-type="float" office:value="51152860" calcext:value-type="float">
            <text:p>51152860</text:p>
          </table:table-cell>
          <table:table-cell table:formula="of:=SQRT(AVERAGE(([.P901]-[.S901])^2;([.Q901]-[.S901])^2;([.R901]-[.S901])^2))" office:value-type="float" office:value="6272.12760286864" calcext:value-type="float">
            <text:p>6272.12760286864</text:p>
          </table:table-cell>
          <table:table-cell table:formula="of:=(([.S901]-[.F901])/[.G901])*100" office:value-type="float" office:value="-2.23851094393807" calcext:value-type="float">
            <text:p>-2.23851094393807</text:p>
          </table:table-cell>
          <table:table-cell office:value-type="float" office:value="52488595" calcext:value-type="float">
            <text:p>52488595</text:p>
          </table:table-cell>
          <table:table-cell table:formula="of:=(1-([.V901]/[.G901]))*100" office:value-type="float" office:value="74.2749647797981" calcext:value-type="float">
            <text:p>74.2749647797981</text:p>
          </table:table-cell>
          <table:table-cell table:formula="of:=(([.S901]-[.V901])/[.G901])*100" office:value-type="float" office:value="-0.65465326172012" calcext:value-type="float">
            <text:p>-0.65465326172012</text:p>
          </table:table-cell>
        </table:table-row>
        <table:table-row table:style-name="ro1">
          <table:table-cell table:style-name="ce8" office:value-type="float" office:value="901" calcext:value-type="float">
            <text:p>90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85763170" calcext:value-type="float">
            <text:p>185763170</text:p>
          </table:table-cell>
          <table:table-cell table:style-name="ce8" office:value-type="float" office:value="942359853" calcext:value-type="float">
            <text:p>942359853</text:p>
          </table:table-cell>
          <table:table-cell table:formula="of:=([.F902]/[.G902])*100" office:value-type="float" office:value="19.7125513580214" calcext:value-type="float">
            <text:p>19.71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10_krill</text:p>
          </table:table-cell>
          <table:table-cell table:style-name="ce24" office:value-type="string" calcext:value-type="string">
            <text:p>p10</text:p>
          </table:table-cell>
          <table:table-cell table:formula="of:=100-[.H902]" office:value-type="float" office:value="80.2874486419786" calcext:value-type="float">
            <text:p>80.29</text:p>
          </table:table-cell>
          <table:table-cell table:formula="of:=([.G902]/[.O902])*100" office:value-type="float" office:value="99.9976075529399" calcext:value-type="float">
            <text:p>10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5781862" calcext:value-type="float">
            <text:p>185781862</text:p>
          </table:table-cell>
          <table:table-cell office:value-type="float" office:value="185781927" calcext:value-type="float">
            <text:p>185781927</text:p>
          </table:table-cell>
          <table:table-cell office:value-type="float" office:value="185781958" calcext:value-type="float">
            <text:p>185781958</text:p>
          </table:table-cell>
          <table:table-cell table:formula="of:=AVERAGE([.P902:.R902])" office:value-type="float" office:value="185781915.666667" calcext:value-type="float">
            <text:p>185781915.666667</text:p>
          </table:table-cell>
          <table:table-cell table:formula="of:=SQRT(AVERAGE(([.P902]-[.S902])^2;([.Q902]-[.S902])^2;([.R902]-[.S902])^2))" office:value-type="float" office:value="40.0027776813339" calcext:value-type="float">
            <text:p>40.0027776813339</text:p>
          </table:table-cell>
          <table:table-cell table:formula="of:=(([.S902]-[.F902])/[.G902])*100" office:value-type="float" office:value="0.00198922594240193" calcext:value-type="float">
            <text:p>0.001989225942402</text:p>
          </table:table-cell>
          <table:table-cell table:number-columns-repeated="3"/>
        </table:table-row>
        <table:table-row table:style-name="ro1">
          <table:table-cell table:style-name="ce8" office:value-type="float" office:value="902" calcext:value-type="float">
            <text:p>90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22518" calcext:value-type="float">
            <text:p>22518</text:p>
          </table:table-cell>
          <table:table-cell table:style-name="ce8" office:value-type="float" office:value="22546" calcext:value-type="float">
            <text:p>22546</text:p>
          </table:table-cell>
          <table:table-cell table:formula="of:=([.F903]/[.G903])*100" office:value-type="float" office:value="99.8758094562228" calcext:value-type="float">
            <text:p>99.88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10_krill</text:p>
          </table:table-cell>
          <table:table-cell table:style-name="ce24" office:value-type="string" calcext:value-type="string">
            <text:p>p10</text:p>
          </table:table-cell>
          <table:table-cell table:formula="of:=100-[.H903]" office:value-type="float" office:value="0.124190543777175" calcext:value-type="float">
            <text:p>0.12</text:p>
          </table:table-cell>
          <table:table-cell table:formula="of:=([.G903]/[.O903])*100" office:value-type="float" office:value="0.00239244706012384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20565" calcext:value-type="float">
            <text:p>20565</text:p>
          </table:table-cell>
          <table:table-cell office:value-type="float" office:value="20402" calcext:value-type="float">
            <text:p>20402</text:p>
          </table:table-cell>
          <table:table-cell office:value-type="float" office:value="20615" calcext:value-type="float">
            <text:p>20615</text:p>
          </table:table-cell>
          <table:table-cell table:formula="of:=AVERAGE([.P903:.R903])" office:value-type="float" office:value="20527.3333333333" calcext:value-type="float">
            <text:p>20527.3333333333</text:p>
          </table:table-cell>
          <table:table-cell table:formula="of:=SQRT(AVERAGE(([.P903]-[.S903])^2;([.Q903]-[.S903])^2;([.R903]-[.S903])^2))" office:value-type="float" office:value="90.9444274757332" calcext:value-type="float">
            <text:p>90.9444274757332</text:p>
          </table:table-cell>
          <table:table-cell table:formula="of:=(([.S903]-[.F903])/[.G903])*100" office:value-type="float" office:value="-8.82935627901476" calcext:value-type="float">
            <text:p>-8.82935627901476</text:p>
          </table:table-cell>
          <table:table-cell table:number-columns-repeated="3"/>
        </table:table-row>
        <table:table-row table:style-name="ro1">
          <table:table-cell table:style-name="ce8" office:value-type="float" office:value="903" calcext:value-type="float">
            <text:p>903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30822733" calcext:value-type="float">
            <text:p>130822733</text:p>
          </table:table-cell>
          <table:table-cell table:style-name="ce8" office:value-type="float" office:value="739791376" calcext:value-type="float">
            <text:p>739791376</text:p>
          </table:table-cell>
          <table:table-cell table:formula="of:=([.F904]/[.G904])*100" office:value-type="float" office:value="17.6837331772302" calcext:value-type="float">
            <text:p>17.68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10_krill_rotifer</text:p>
          </table:table-cell>
          <table:table-cell table:style-name="ce24"/>
          <table:table-cell table:formula="of:=100-[.H904]" office:value-type="float" office:value="82.3162668227698" calcext:value-type="float">
            <text:p>82.32</text:p>
          </table:table-cell>
          <table:table-cell table:formula="of:=([.G904]/[.O904])*100" office:value-type="float" office:value="78.5022488519546" calcext:value-type="float">
            <text:p>79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1685349" calcext:value-type="float">
            <text:p>151685349</text:p>
          </table:table-cell>
          <table:table-cell office:value-type="float" office:value="151681436" calcext:value-type="float">
            <text:p>151681436</text:p>
          </table:table-cell>
          <table:table-cell office:value-type="float" office:value="151682666" calcext:value-type="float">
            <text:p>151682666</text:p>
          </table:table-cell>
          <table:table-cell table:formula="of:=AVERAGE([.P904:.R904])" office:value-type="float" office:value="151683150.333333" calcext:value-type="float">
            <text:p>151683150.333333</text:p>
          </table:table-cell>
          <table:table-cell table:formula="of:=SQRT(AVERAGE(([.P904]-[.S904])^2;([.Q904]-[.S904])^2;([.R904]-[.S904])^2))" office:value-type="float" office:value="1633.77402218163" calcext:value-type="float">
            <text:p>1633.77402218163</text:p>
          </table:table-cell>
          <table:table-cell table:formula="of:=(([.S904]-[.F904])/[.G904])*100" office:value-type="float" office:value="2.81977027714545" calcext:value-type="float">
            <text:p>2.81977027714545</text:p>
          </table:table-cell>
          <table:table-cell table:number-columns-repeated="3"/>
        </table:table-row>
        <table:table-row table:style-name="ro1">
          <table:table-cell table:style-name="ce8" office:value-type="float" office:value="904" calcext:value-type="float">
            <text:p>90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4940437" calcext:value-type="float">
            <text:p>54940437</text:p>
          </table:table-cell>
          <table:table-cell table:style-name="ce8" office:value-type="float" office:value="202568477" calcext:value-type="float">
            <text:p>202568477</text:p>
          </table:table-cell>
          <table:table-cell table:formula="of:=([.F905]/[.G905])*100" office:value-type="float" office:value="27.1219085089927" calcext:value-type="float">
            <text:p>27.12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10_krill_rotifer</text:p>
          </table:table-cell>
          <table:table-cell table:style-name="ce24"/>
          <table:table-cell table:formula="of:=100-[.H905]" office:value-type="float" office:value="72.8780914910073" calcext:value-type="float">
            <text:p>72.88</text:p>
          </table:table-cell>
          <table:table-cell table:formula="of:=([.G905]/[.O905])*100" office:value-type="float" office:value="21.4953587009852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835731" calcext:value-type="float">
            <text:p>50835731</text:p>
          </table:table-cell>
          <table:table-cell office:value-type="float" office:value="50836742" calcext:value-type="float">
            <text:p>50836742</text:p>
          </table:table-cell>
          <table:table-cell office:value-type="float" office:value="50828105" calcext:value-type="float">
            <text:p>50828105</text:p>
          </table:table-cell>
          <table:table-cell table:formula="of:=AVERAGE([.P905:.R905])" office:value-type="float" office:value="50833526" calcext:value-type="float">
            <text:p>50833526</text:p>
          </table:table-cell>
          <table:table-cell table:formula="of:=SQRT(AVERAGE(([.P905]-[.S905])^2;([.Q905]-[.S905])^2;([.R905]-[.S905])^2))" office:value-type="float" office:value="3855.38247129905" calcext:value-type="float">
            <text:p>3855.38247129905</text:p>
          </table:table-cell>
          <table:table-cell table:formula="of:=(([.S905]-[.F905])/[.G905])*100" office:value-type="float" office:value="-2.0274186096586" calcext:value-type="float">
            <text:p>-2.0274186096586</text:p>
          </table:table-cell>
          <table:table-cell table:number-columns-repeated="3"/>
        </table:table-row>
        <table:table-row table:style-name="ro1">
          <table:table-cell table:style-name="ce8" office:value-type="float" office:value="905" calcext:value-type="float">
            <text:p>90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9187" calcext:value-type="float">
            <text:p>9187</text:p>
          </table:table-cell>
          <table:table-cell table:style-name="ce8" office:value-type="float" office:value="9188" calcext:value-type="float">
            <text:p>9188</text:p>
          </table:table-cell>
          <table:table-cell table:formula="of:=([.F906]/[.G906])*100" office:value-type="float" office:value="99.9891162385721" calcext:value-type="float">
            <text:p>99.99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10_krill_rotifer</text:p>
          </table:table-cell>
          <table:table-cell table:style-name="ce24"/>
          <table:table-cell table:formula="of:=100-[.H906]" office:value-type="float" office:value="0.010883761427948" calcext:value-type="float">
            <text:p>0.01</text:p>
          </table:table-cell>
          <table:table-cell table:formula="of:=([.G906]/[.O906])*100" office:value-type="float" office:value="0.000974975764588744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8511" calcext:value-type="float">
            <text:p>8511</text:p>
          </table:table-cell>
          <table:table-cell office:value-type="float" office:value="8558" calcext:value-type="float">
            <text:p>8558</text:p>
          </table:table-cell>
          <table:table-cell office:value-type="float" office:value="8532" calcext:value-type="float">
            <text:p>8532</text:p>
          </table:table-cell>
          <table:table-cell table:formula="of:=AVERAGE([.P906:.R906])" office:value-type="float" office:value="8533.66666666667" calcext:value-type="float">
            <text:p>8533.66666666667</text:p>
          </table:table-cell>
          <table:table-cell table:formula="of:=SQRT(AVERAGE(([.P906]-[.S906])^2;([.Q906]-[.S906])^2;([.R906]-[.S906])^2))" office:value-type="float" office:value="19.2238278070616" calcext:value-type="float">
            <text:p>19.2238278070616</text:p>
          </table:table-cell>
          <table:table-cell table:formula="of:=(([.S906]-[.F906])/[.G906])*100" office:value-type="float" office:value="-7.11072413292701" calcext:value-type="float">
            <text:p>-7.11072413292701</text:p>
          </table:table-cell>
          <table:table-cell table:number-columns-repeated="3"/>
        </table:table-row>
        <table:table-row table:style-name="ro1">
          <table:table-cell table:style-name="ce8" office:value-type="float" office:value="906" calcext:value-type="float">
            <text:p>906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3331" calcext:value-type="float">
            <text:p>13331</text:p>
          </table:table-cell>
          <table:table-cell table:style-name="ce8" office:value-type="float" office:value="13358" calcext:value-type="float">
            <text:p>13358</text:p>
          </table:table-cell>
          <table:table-cell table:formula="of:=([.F907]/[.G907])*100" office:value-type="float" office:value="99.7978739332235" calcext:value-type="float">
            <text:p>99.80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10_krill_rotifer</text:p>
          </table:table-cell>
          <table:table-cell table:style-name="ce24"/>
          <table:table-cell table:formula="of:=100-[.H907]" office:value-type="float" office:value="0.202126066776458" calcext:value-type="float">
            <text:p>0.20</text:p>
          </table:table-cell>
          <table:table-cell table:formula="of:=([.G907]/[.O907])*100" office:value-type="float" office:value="0.00141747129553509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2205" calcext:value-type="float">
            <text:p>12205</text:p>
          </table:table-cell>
          <table:table-cell office:value-type="float" office:value="12302" calcext:value-type="float">
            <text:p>12302</text:p>
          </table:table-cell>
          <table:table-cell office:value-type="float" office:value="12199" calcext:value-type="float">
            <text:p>12199</text:p>
          </table:table-cell>
          <table:table-cell table:formula="of:=AVERAGE([.P907:.R907])" office:value-type="float" office:value="12235.3333333333" calcext:value-type="float">
            <text:p>12235.3333333333</text:p>
          </table:table-cell>
          <table:table-cell table:formula="of:=SQRT(AVERAGE(([.P907]-[.S907])^2;([.Q907]-[.S907])^2;([.R907]-[.S907])^2))" office:value-type="float" office:value="47.2040487905669" calcext:value-type="float">
            <text:p>47.2040487905669</text:p>
          </table:table-cell>
          <table:table-cell table:formula="of:=(([.S907]-[.F907])/[.G907])*100" office:value-type="float" office:value="-8.2023256974597" calcext:value-type="float">
            <text:p>-8.2023256974597</text:p>
          </table:table-cell>
          <table:table-cell table:number-columns-repeated="3"/>
        </table:table-row>
        <table:table-row table:style-name="ro1">
          <table:table-cell table:style-name="ce8" office:value-type="float" office:value="907" calcext:value-type="float">
            <text:p>90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85579187" calcext:value-type="float">
            <text:p>185579187</text:p>
          </table:table-cell>
          <table:table-cell table:style-name="ce8" office:value-type="float" office:value="942175740" calcext:value-type="float">
            <text:p>942175740</text:p>
          </table:table-cell>
          <table:table-cell table:formula="of:=([.F908]/[.G908])*100" office:value-type="float" office:value="19.6968759777236" calcext:value-type="float">
            <text:p>19.70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20_krill</text:p>
          </table:table-cell>
          <table:table-cell table:style-name="ce24" office:value-type="string" calcext:value-type="string">
            <text:p>p20</text:p>
          </table:table-cell>
          <table:table-cell table:formula="of:=100-[.H908]" office:value-type="float" office:value="80.3031240222763" calcext:value-type="float">
            <text:p>80.30</text:p>
          </table:table-cell>
          <table:table-cell table:formula="of:=([.G908]/[.O908])*100" office:value-type="float" office:value="99.9780705793933" calcext:value-type="float">
            <text:p>10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5751630" calcext:value-type="float">
            <text:p>185751630</text:p>
          </table:table-cell>
          <table:table-cell office:value-type="float" office:value="185751612" calcext:value-type="float">
            <text:p>185751612</text:p>
          </table:table-cell>
          <table:table-cell office:value-type="float" office:value="185751405" calcext:value-type="float">
            <text:p>185751405</text:p>
          </table:table-cell>
          <table:table-cell table:formula="of:=AVERAGE([.P908:.R908])" office:value-type="float" office:value="185751549" calcext:value-type="float">
            <text:p>185751549</text:p>
          </table:table-cell>
          <table:table-cell table:formula="of:=SQRT(AVERAGE(([.P908]-[.S908])^2;([.Q908]-[.S908])^2;([.R908]-[.S908])^2))" office:value-type="float" office:value="102.088197163041" calcext:value-type="float">
            <text:p>102.088197163041</text:p>
          </table:table-cell>
          <table:table-cell table:formula="of:=(([.S908]-[.F908])/[.G908])*100" office:value-type="float" office:value="0.0182940392840087" calcext:value-type="float">
            <text:p>0.018294039284009</text:p>
          </table:table-cell>
          <table:table-cell table:number-columns-repeated="3"/>
        </table:table-row>
        <table:table-row table:style-name="ro1">
          <table:table-cell table:style-name="ce8" office:value-type="float" office:value="908" calcext:value-type="float">
            <text:p>90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206574" calcext:value-type="float">
            <text:p>206574</text:p>
          </table:table-cell>
          <table:table-cell table:style-name="ce8" office:value-type="float" office:value="206659" calcext:value-type="float">
            <text:p>206659</text:p>
          </table:table-cell>
          <table:table-cell table:formula="of:=([.F909]/[.G909])*100" office:value-type="float" office:value="99.9588694419309" calcext:value-type="float">
            <text:p>99.96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20_krill</text:p>
          </table:table-cell>
          <table:table-cell table:style-name="ce24" office:value-type="string" calcext:value-type="string">
            <text:p>p20</text:p>
          </table:table-cell>
          <table:table-cell table:formula="of:=100-[.H909]" office:value-type="float" office:value="0.0411305580690851" calcext:value-type="float">
            <text:p>0.04</text:p>
          </table:table-cell>
          <table:table-cell table:formula="of:=([.G909]/[.O909])*100" office:value-type="float" office:value="0.0219294206066767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63914" calcext:value-type="float">
            <text:p>163914</text:p>
          </table:table-cell>
          <table:table-cell office:value-type="float" office:value="163998" calcext:value-type="float">
            <text:p>163998</text:p>
          </table:table-cell>
          <table:table-cell office:value-type="float" office:value="163734" calcext:value-type="float">
            <text:p>163734</text:p>
          </table:table-cell>
          <table:table-cell table:formula="of:=AVERAGE([.P909:.R909])" office:value-type="float" office:value="163882" calcext:value-type="float">
            <text:p>163882</text:p>
          </table:table-cell>
          <table:table-cell table:formula="of:=SQRT(AVERAGE(([.P909]-[.S909])^2;([.Q909]-[.S909])^2;([.R909]-[.S909])^2))" office:value-type="float" office:value="110.12719918349" calcext:value-type="float">
            <text:p>110.12719918349</text:p>
          </table:table-cell>
          <table:table-cell table:formula="of:=(([.S909]-[.F909])/[.G909])*100" office:value-type="float" office:value="-20.6581857068891" calcext:value-type="float">
            <text:p>-20.6581857068891</text:p>
          </table:table-cell>
          <table:table-cell table:number-columns-repeated="3"/>
        </table:table-row>
        <table:table-row table:style-name="ro1">
          <table:table-cell table:style-name="ce8" office:value-type="float" office:value="909" calcext:value-type="float">
            <text:p>909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30724342" calcext:value-type="float">
            <text:p>130724342</text:p>
          </table:table-cell>
          <table:table-cell table:style-name="ce8" office:value-type="float" office:value="739692946" calcext:value-type="float">
            <text:p>739692946</text:p>
          </table:table-cell>
          <table:table-cell table:formula="of:=([.F910]/[.G910])*100" office:value-type="float" office:value="17.6727847287055" calcext:value-type="float">
            <text:p>17.67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20_krill_rotifer</text:p>
          </table:table-cell>
          <table:table-cell table:style-name="ce24"/>
          <table:table-cell table:formula="of:=100-[.H910]" office:value-type="float" office:value="82.3272152712945" calcext:value-type="float">
            <text:p>82.33</text:p>
          </table:table-cell>
          <table:table-cell table:formula="of:=([.G910]/[.O910])*100" office:value-type="float" office:value="78.4918040473716" calcext:value-type="float">
            <text:p>7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1664301" calcext:value-type="float">
            <text:p>151664301</text:p>
          </table:table-cell>
          <table:table-cell office:value-type="float" office:value="151657639" calcext:value-type="float">
            <text:p>151657639</text:p>
          </table:table-cell>
          <table:table-cell office:value-type="float" office:value="151662315" calcext:value-type="float">
            <text:p>151662315</text:p>
          </table:table-cell>
          <table:table-cell table:formula="of:=AVERAGE([.P910:.R910])" office:value-type="float" office:value="151661418.333333" calcext:value-type="float">
            <text:p>151661418.333333</text:p>
          </table:table-cell>
          <table:table-cell table:formula="of:=SQRT(AVERAGE(([.P910]-[.S910])^2;([.Q910]-[.S910])^2;([.R910]-[.S910])^2))" office:value-type="float" office:value="2792.67724992027" calcext:value-type="float">
            <text:p>2792.67724992027</text:p>
          </table:table-cell>
          <table:table-cell table:formula="of:=(([.S910]-[.F910])/[.G910])*100" office:value-type="float" office:value="2.83050912497594" calcext:value-type="float">
            <text:p>2.83050912497594</text:p>
          </table:table-cell>
          <table:table-cell table:number-columns-repeated="3"/>
        </table:table-row>
        <table:table-row table:style-name="ro1">
          <table:table-cell table:style-name="ce8" office:value-type="float" office:value="910" calcext:value-type="float">
            <text:p>91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4854845" calcext:value-type="float">
            <text:p>54854845</text:p>
          </table:table-cell>
          <table:table-cell table:style-name="ce8" office:value-type="float" office:value="202482794" calcext:value-type="float">
            <text:p>202482794</text:p>
          </table:table-cell>
          <table:table-cell table:formula="of:=([.F911]/[.G911])*100" office:value-type="float" office:value="27.0911142207965" calcext:value-type="float">
            <text:p>27.09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20_krill_rotifer</text:p>
          </table:table-cell>
          <table:table-cell table:style-name="ce24"/>
          <table:table-cell table:formula="of:=100-[.H911]" office:value-type="float" office:value="72.9088857792035" calcext:value-type="float">
            <text:p>72.91</text:p>
          </table:table-cell>
          <table:table-cell table:formula="of:=([.G911]/[.O911])*100" office:value-type="float" office:value="21.4862665320217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824157" calcext:value-type="float">
            <text:p>50824157</text:p>
          </table:table-cell>
          <table:table-cell office:value-type="float" office:value="50822080" calcext:value-type="float">
            <text:p>50822080</text:p>
          </table:table-cell>
          <table:table-cell office:value-type="float" office:value="50815826" calcext:value-type="float">
            <text:p>50815826</text:p>
          </table:table-cell>
          <table:table-cell table:formula="of:=AVERAGE([.P911:.R911])" office:value-type="float" office:value="50820687.6666667" calcext:value-type="float">
            <text:p>50820687.6666667</text:p>
          </table:table-cell>
          <table:table-cell table:formula="of:=SQRT(AVERAGE(([.P911]-[.S911])^2;([.Q911]-[.S911])^2;([.R911]-[.S911])^2))" office:value-type="float" office:value="3540.74703354469" calcext:value-type="float">
            <text:p>3540.74703354469</text:p>
          </table:table-cell>
          <table:table-cell table:formula="of:=(([.S911]-[.F911])/[.G911])*100" office:value-type="float" office:value="-1.99234574634195" calcext:value-type="float">
            <text:p>-1.99234574634195</text:p>
          </table:table-cell>
          <table:table-cell table:number-columns-repeated="3"/>
        </table:table-row>
        <table:table-row table:style-name="ro1">
          <table:table-cell table:style-name="ce8" office:value-type="float" office:value="911" calcext:value-type="float">
            <text:p>91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07608" calcext:value-type="float">
            <text:p>107608</text:p>
          </table:table-cell>
          <table:table-cell table:style-name="ce8" office:value-type="float" office:value="107618" calcext:value-type="float">
            <text:p>107618</text:p>
          </table:table-cell>
          <table:table-cell table:formula="of:=([.F912]/[.G912])*100" office:value-type="float" office:value="99.9907078741474" calcext:value-type="float">
            <text:p>99.99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20_krill_rotifer</text:p>
          </table:table-cell>
          <table:table-cell table:style-name="ce24"/>
          <table:table-cell table:formula="of:=100-[.H912]" office:value-type="float" office:value="0.00929212585255357" calcext:value-type="float">
            <text:p>0.01</text:p>
          </table:table-cell>
          <table:table-cell table:formula="of:=([.G912]/[.O912])*100" office:value-type="float" office:value="0.0114197803475742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90797" calcext:value-type="float">
            <text:p>90797</text:p>
          </table:table-cell>
          <table:table-cell office:value-type="float" office:value="90720" calcext:value-type="float">
            <text:p>90720</text:p>
          </table:table-cell>
          <table:table-cell office:value-type="float" office:value="90878" calcext:value-type="float">
            <text:p>90878</text:p>
          </table:table-cell>
          <table:table-cell table:formula="of:=AVERAGE([.P912:.R912])" office:value-type="float" office:value="90798.3333333333" calcext:value-type="float">
            <text:p>90798.3333333333</text:p>
          </table:table-cell>
          <table:table-cell table:formula="of:=SQRT(AVERAGE(([.P912]-[.S912])^2;([.Q912]-[.S912])^2;([.R912]-[.S912])^2))" office:value-type="float" office:value="64.5101197918246" calcext:value-type="float">
            <text:p>64.5101197918246</text:p>
          </table:table-cell>
          <table:table-cell table:formula="of:=(([.S912]-[.F912])/[.G912])*100" office:value-type="float" office:value="-15.6197538206124" calcext:value-type="float">
            <text:p>-15.6197538206124</text:p>
          </table:table-cell>
          <table:table-cell table:number-columns-repeated="3"/>
        </table:table-row>
        <table:table-row table:style-name="ro1">
          <table:table-cell table:style-name="ce8" office:value-type="float" office:value="912" calcext:value-type="float">
            <text:p>912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98966" calcext:value-type="float">
            <text:p>98966</text:p>
          </table:table-cell>
          <table:table-cell table:style-name="ce8" office:value-type="float" office:value="99041" calcext:value-type="float">
            <text:p>99041</text:p>
          </table:table-cell>
          <table:table-cell table:formula="of:=([.F913]/[.G913])*100" office:value-type="float" office:value="99.924273785604" calcext:value-type="float">
            <text:p>99.92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20_krill_rotifer</text:p>
          </table:table-cell>
          <table:table-cell table:style-name="ce24"/>
          <table:table-cell table:formula="of:=100-[.H913]" office:value-type="float" office:value="0.075726214396056" calcext:value-type="float">
            <text:p>0.08</text:p>
          </table:table-cell>
          <table:table-cell table:formula="of:=([.G913]/[.O913])*100" office:value-type="float" office:value="0.0105096402591025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84104" calcext:value-type="float">
            <text:p>84104</text:p>
          </table:table-cell>
          <table:table-cell office:value-type="float" office:value="83942" calcext:value-type="float">
            <text:p>83942</text:p>
          </table:table-cell>
          <table:table-cell office:value-type="float" office:value="84087" calcext:value-type="float">
            <text:p>84087</text:p>
          </table:table-cell>
          <table:table-cell table:formula="of:=AVERAGE([.P913:.R913])" office:value-type="float" office:value="84044.3333333333" calcext:value-type="float">
            <text:p>84044.3333333333</text:p>
          </table:table-cell>
          <table:table-cell table:formula="of:=SQRT(AVERAGE(([.P913]-[.S913])^2;([.Q913]-[.S913])^2;([.R913]-[.S913])^2))" office:value-type="float" office:value="72.692655902933" calcext:value-type="float">
            <text:p>72.692655902933</text:p>
          </table:table-cell>
          <table:table-cell table:formula="of:=(([.S913]-[.F913])/[.G913])*100" office:value-type="float" office:value="-15.0661510552869" calcext:value-type="float">
            <text:p>-15.0661510552869</text:p>
          </table:table-cell>
          <table:table-cell table:number-columns-repeated="3"/>
        </table:table-row>
        <table:table-row table:style-name="ro1">
          <table:table-cell table:style-name="ce8" office:value-type="float" office:value="913" calcext:value-type="float">
            <text:p>91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84732974" calcext:value-type="float">
            <text:p>184732974</text:p>
          </table:table-cell>
          <table:table-cell table:style-name="ce8" office:value-type="float" office:value="941328834" calcext:value-type="float">
            <text:p>941328834</text:p>
          </table:table-cell>
          <table:table-cell table:formula="of:=([.F914]/[.G914])*100" office:value-type="float" office:value="19.6247015206165" calcext:value-type="float">
            <text:p>19.62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30_krill</text:p>
          </table:table-cell>
          <table:table-cell table:style-name="ce24" office:value-type="string" calcext:value-type="string">
            <text:p>p30</text:p>
          </table:table-cell>
          <table:table-cell table:formula="of:=100-[.H914]" office:value-type="float" office:value="80.3752984793834" calcext:value-type="float">
            <text:p>80.38</text:p>
          </table:table-cell>
          <table:table-cell table:formula="of:=([.G914]/[.O914])*100" office:value-type="float" office:value="99.8882019654529" calcext:value-type="float">
            <text:p>10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5611484" calcext:value-type="float">
            <text:p>185611484</text:p>
          </table:table-cell>
          <table:table-cell office:value-type="float" office:value="185610983" calcext:value-type="float">
            <text:p>185610983</text:p>
          </table:table-cell>
          <table:table-cell office:value-type="float" office:value="185611522" calcext:value-type="float">
            <text:p>185611522</text:p>
          </table:table-cell>
          <table:table-cell table:formula="of:=AVERAGE([.P914:.R914])" office:value-type="float" office:value="185611329.666667" calcext:value-type="float">
            <text:p>185611329.666667</text:p>
          </table:table-cell>
          <table:table-cell table:formula="of:=SQRT(AVERAGE(([.P914]-[.S914])^2;([.Q914]-[.S914])^2;([.R914]-[.S914])^2))" office:value-type="float" office:value="245.620755547156" calcext:value-type="float">
            <text:p>245.620755547156</text:p>
          </table:table-cell>
          <table:table-cell table:formula="of:=(([.S914]-[.F914])/[.G914])*100" office:value-type="float" office:value="0.0933101839592281" calcext:value-type="float">
            <text:p>0.093310183959228</text:p>
          </table:table-cell>
          <table:table-cell table:number-columns-repeated="3"/>
        </table:table-row>
        <table:table-row table:style-name="ro1">
          <table:table-cell table:style-name="ce8" office:value-type="float" office:value="914" calcext:value-type="float">
            <text:p>91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053406" calcext:value-type="float">
            <text:p>1053406</text:p>
          </table:table-cell>
          <table:table-cell table:style-name="ce8" office:value-type="float" office:value="1053565" calcext:value-type="float">
            <text:p>1053565</text:p>
          </table:table-cell>
          <table:table-cell table:formula="of:=([.F915]/[.G915])*100" office:value-type="float" office:value="99.9849083824918" calcext:value-type="float">
            <text:p>99.98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30_krill</text:p>
          </table:table-cell>
          <table:table-cell table:style-name="ce24" office:value-type="string" calcext:value-type="string">
            <text:p>p30</text:p>
          </table:table-cell>
          <table:table-cell table:formula="of:=100-[.H915]" office:value-type="float" office:value="0.0150916175081761" calcext:value-type="float">
            <text:p>0.02</text:p>
          </table:table-cell>
          <table:table-cell table:formula="of:=([.G915]/[.O915])*100" office:value-type="float" office:value="0.11179803454712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654653" calcext:value-type="float">
            <text:p>654653</text:p>
          </table:table-cell>
          <table:table-cell office:value-type="float" office:value="654712" calcext:value-type="float">
            <text:p>654712</text:p>
          </table:table-cell>
          <table:table-cell office:value-type="float" office:value="656361" calcext:value-type="float">
            <text:p>656361</text:p>
          </table:table-cell>
          <table:table-cell table:formula="of:=AVERAGE([.P915:.R915])" office:value-type="float" office:value="655242" calcext:value-type="float">
            <text:p>655242</text:p>
          </table:table-cell>
          <table:table-cell table:formula="of:=SQRT(AVERAGE(([.P915]-[.S915])^2;([.Q915]-[.S915])^2;([.R915]-[.S915])^2))" office:value-type="float" office:value="791.619016109812" calcext:value-type="float">
            <text:p>791.619016109812</text:p>
          </table:table-cell>
          <table:table-cell table:formula="of:=(([.S915]-[.F915])/[.G915])*100" office:value-type="float" office:value="-37.792067883804" calcext:value-type="float">
            <text:p>-37.792067883804</text:p>
          </table:table-cell>
          <table:table-cell table:number-columns-repeated="3"/>
        </table:table-row>
        <table:table-row table:style-name="ro1">
          <table:table-cell table:style-name="ce8" office:value-type="float" office:value="915" calcext:value-type="float">
            <text:p>915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30273840" calcext:value-type="float">
            <text:p>130273840</text:p>
          </table:table-cell>
          <table:table-cell table:style-name="ce8" office:value-type="float" office:value="739242075" calcext:value-type="float">
            <text:p>739242075</text:p>
          </table:table-cell>
          <table:table-cell table:formula="of:=([.F916]/[.G916])*100" office:value-type="float" office:value="17.6226224677485" calcext:value-type="float">
            <text:p>17.62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30_krill_rotifer</text:p>
          </table:table-cell>
          <table:table-cell table:style-name="ce24"/>
          <table:table-cell table:formula="of:=100-[.H916]" office:value-type="float" office:value="82.3773775322515" calcext:value-type="float">
            <text:p>82.38</text:p>
          </table:table-cell>
          <table:table-cell table:formula="of:=([.G916]/[.O916])*100" office:value-type="float" office:value="78.4439603057569" calcext:value-type="float">
            <text:p>7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1584198" calcext:value-type="float">
            <text:p>151584198</text:p>
          </table:table-cell>
          <table:table-cell office:value-type="float" office:value="151580191" calcext:value-type="float">
            <text:p>151580191</text:p>
          </table:table-cell>
          <table:table-cell office:value-type="float" office:value="151595428" calcext:value-type="float">
            <text:p>151595428</text:p>
          </table:table-cell>
          <table:table-cell table:formula="of:=AVERAGE([.P916:.R916])" office:value-type="float" office:value="151586605.666667" calcext:value-type="float">
            <text:p>151586605.666667</text:p>
          </table:table-cell>
          <table:table-cell table:formula="of:=SQRT(AVERAGE(([.P916]-[.S916])^2;([.Q916]-[.S916])^2;([.R916]-[.S916])^2))" office:value-type="float" office:value="6449.24731181003" calcext:value-type="float">
            <text:p>6449.24731181003</text:p>
          </table:table-cell>
          <table:table-cell table:formula="of:=(([.S916]-[.F916])/[.G916])*100" office:value-type="float" office:value="2.88305636102581" calcext:value-type="float">
            <text:p>2.88305636102581</text:p>
          </table:table-cell>
          <table:table-cell table:number-columns-repeated="3"/>
        </table:table-row>
        <table:table-row table:style-name="ro1">
          <table:table-cell table:style-name="ce8" office:value-type="float" office:value="916" calcext:value-type="float">
            <text:p>91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4459134" calcext:value-type="float">
            <text:p>54459134</text:p>
          </table:table-cell>
          <table:table-cell table:style-name="ce8" office:value-type="float" office:value="202086759" calcext:value-type="float">
            <text:p>202086759</text:p>
          </table:table-cell>
          <table:table-cell table:formula="of:=([.F917]/[.G917])*100" office:value-type="float" office:value="26.9483929919426" calcext:value-type="float">
            <text:p>26.95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30_krill_rotifer</text:p>
          </table:table-cell>
          <table:table-cell table:style-name="ce24"/>
          <table:table-cell table:formula="of:=100-[.H917]" office:value-type="float" office:value="73.0516070080574" calcext:value-type="float">
            <text:p>73.05</text:p>
          </table:table-cell>
          <table:table-cell table:formula="of:=([.G917]/[.O917])*100" office:value-type="float" office:value="21.4442416596959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736496" calcext:value-type="float">
            <text:p>50736496</text:p>
          </table:table-cell>
          <table:table-cell office:value-type="float" office:value="50732487" calcext:value-type="float">
            <text:p>50732487</text:p>
          </table:table-cell>
          <table:table-cell office:value-type="float" office:value="50729977" calcext:value-type="float">
            <text:p>50729977</text:p>
          </table:table-cell>
          <table:table-cell table:formula="of:=AVERAGE([.P917:.R917])" office:value-type="float" office:value="50732986.6666667" calcext:value-type="float">
            <text:p>50732986.6666667</text:p>
          </table:table-cell>
          <table:table-cell table:formula="of:=SQRT(AVERAGE(([.P917]-[.S917])^2;([.Q917]-[.S917])^2;([.R917]-[.S917])^2))" office:value-type="float" office:value="2684.72100764472" calcext:value-type="float">
            <text:p>2684.72100764472</text:p>
          </table:table-cell>
          <table:table-cell table:formula="of:=(([.S917]-[.F917])/[.G917])*100" office:value-type="float" office:value="-1.84383546540688" calcext:value-type="float">
            <text:p>-1.84383546540688</text:p>
          </table:table-cell>
          <table:table-cell table:number-columns-repeated="3"/>
        </table:table-row>
        <table:table-row table:style-name="ro1">
          <table:table-cell table:style-name="ce8" office:value-type="float" office:value="917" calcext:value-type="float">
            <text:p>91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58473" calcext:value-type="float">
            <text:p>558473</text:p>
          </table:table-cell>
          <table:table-cell table:style-name="ce8" office:value-type="float" office:value="558489" calcext:value-type="float">
            <text:p>558489</text:p>
          </table:table-cell>
          <table:table-cell table:formula="of:=([.F918]/[.G918])*100" office:value-type="float" office:value="99.9971351271019" calcext:value-type="float">
            <text:p>100.00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30_krill_rotifer</text:p>
          </table:table-cell>
          <table:table-cell table:style-name="ce24"/>
          <table:table-cell table:formula="of:=100-[.H918]" office:value-type="float" office:value="0.00286487289812953" calcext:value-type="float">
            <text:p>0.00</text:p>
          </table:table-cell>
          <table:table-cell table:formula="of:=([.G918]/[.O918])*100" office:value-type="float" office:value="0.0592635219622772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387291" calcext:value-type="float">
            <text:p>387291</text:p>
          </table:table-cell>
          <table:table-cell office:value-type="float" office:value="388335" calcext:value-type="float">
            <text:p>388335</text:p>
          </table:table-cell>
          <table:table-cell office:value-type="float" office:value="387513" calcext:value-type="float">
            <text:p>387513</text:p>
          </table:table-cell>
          <table:table-cell table:formula="of:=AVERAGE([.P918:.R918])" office:value-type="float" office:value="387713" calcext:value-type="float">
            <text:p>387713</text:p>
          </table:table-cell>
          <table:table-cell table:formula="of:=SQRT(AVERAGE(([.P918]-[.S918])^2;([.Q918]-[.S918])^2;([.R918]-[.S918])^2))" office:value-type="float" office:value="449.061243039299" calcext:value-type="float">
            <text:p>449.061243039299</text:p>
          </table:table-cell>
          <table:table-cell table:formula="of:=(([.S918]-[.F918])/[.G918])*100" office:value-type="float" office:value="-30.5753560052212" calcext:value-type="float">
            <text:p>-30.5753560052212</text:p>
          </table:table-cell>
          <table:table-cell table:number-columns-repeated="3"/>
        </table:table-row>
        <table:table-row table:style-name="ro1">
          <table:table-cell table:style-name="ce8" office:value-type="float" office:value="918" calcext:value-type="float">
            <text:p>918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494933" calcext:value-type="float">
            <text:p>494933</text:p>
          </table:table-cell>
          <table:table-cell table:style-name="ce8" office:value-type="float" office:value="495076" calcext:value-type="float">
            <text:p>495076</text:p>
          </table:table-cell>
          <table:table-cell table:formula="of:=([.F919]/[.G919])*100" office:value-type="float" office:value="99.971115545896" calcext:value-type="float">
            <text:p>99.97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30_krill_rotifer</text:p>
          </table:table-cell>
          <table:table-cell table:style-name="ce24"/>
          <table:table-cell table:formula="of:=100-[.H919]" office:value-type="float" office:value="0.0288844541040163" calcext:value-type="float">
            <text:p>0.03</text:p>
          </table:table-cell>
          <table:table-cell table:formula="of:=([.G919]/[.O919])*100" office:value-type="float" office:value="0.052534512584843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350221" calcext:value-type="float">
            <text:p>350221</text:p>
          </table:table-cell>
          <table:table-cell office:value-type="float" office:value="349967" calcext:value-type="float">
            <text:p>349967</text:p>
          </table:table-cell>
          <table:table-cell office:value-type="float" office:value="350231" calcext:value-type="float">
            <text:p>350231</text:p>
          </table:table-cell>
          <table:table-cell table:formula="of:=AVERAGE([.P919:.R919])" office:value-type="float" office:value="350139.666666667" calcext:value-type="float">
            <text:p>350139.666666667</text:p>
          </table:table-cell>
          <table:table-cell table:formula="of:=SQRT(AVERAGE(([.P919]-[.S919])^2;([.Q919]-[.S919])^2;([.R919]-[.S919])^2))" office:value-type="float" office:value="122.162005368099" calcext:value-type="float">
            <text:p>122.162005368099</text:p>
          </table:table-cell>
          <table:table-cell table:formula="of:=(([.S919]-[.F919])/[.G919])*100" office:value-type="float" office:value="-29.2466880505889" calcext:value-type="float">
            <text:p>-29.2466880505889</text:p>
          </table:table-cell>
          <table:table-cell table:number-columns-repeated="3"/>
        </table:table-row>
        <table:table-row table:style-name="ro1">
          <table:table-cell table:style-name="ce8" office:value-type="float" office:value="919" calcext:value-type="float">
            <text:p>91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82624988" calcext:value-type="float">
            <text:p>182624988</text:p>
          </table:table-cell>
          <table:table-cell table:style-name="ce8" office:value-type="float" office:value="939216702" calcext:value-type="float">
            <text:p>939216702</text:p>
          </table:table-cell>
          <table:table-cell table:formula="of:=([.F920]/[.G920])*100" office:value-type="float" office:value="19.4443931428298" calcext:value-type="float">
            <text:p>19.44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40_krill</text:p>
          </table:table-cell>
          <table:table-cell table:style-name="ce24" office:value-type="string" calcext:value-type="string">
            <text:p>p40</text:p>
          </table:table-cell>
          <table:table-cell table:formula="of:=100-[.H920]" office:value-type="float" office:value="80.5556068571702" calcext:value-type="float">
            <text:p>80.56</text:p>
          </table:table-cell>
          <table:table-cell table:formula="of:=([.G920]/[.O920])*100" office:value-type="float" office:value="99.6640751139496" calcext:value-type="float">
            <text:p>10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5263426" calcext:value-type="float">
            <text:p>185263426</text:p>
          </table:table-cell>
          <table:table-cell office:value-type="float" office:value="185262271" calcext:value-type="float">
            <text:p>185262271</text:p>
          </table:table-cell>
          <table:table-cell office:value-type="float" office:value="185263195" calcext:value-type="float">
            <text:p>185263195</text:p>
          </table:table-cell>
          <table:table-cell table:formula="of:=AVERAGE([.P920:.R920])" office:value-type="float" office:value="185262964" calcext:value-type="float">
            <text:p>185262964</text:p>
          </table:table-cell>
          <table:table-cell table:formula="of:=SQRT(AVERAGE(([.P920]-[.S920])^2;([.Q920]-[.S920])^2;([.R920]-[.S920])^2))" office:value-type="float" office:value="499.017033777405" calcext:value-type="float">
            <text:p>499.017033777405</text:p>
          </table:table-cell>
          <table:table-cell table:formula="of:=(([.S920]-[.F920])/[.G920])*100" office:value-type="float" office:value="0.28086979228357" calcext:value-type="float">
            <text:p>0.28086979228357</text:p>
          </table:table-cell>
          <table:table-cell table:number-columns-repeated="3"/>
        </table:table-row>
        <table:table-row table:style-name="ro1">
          <table:table-cell table:style-name="ce8" office:value-type="float" office:value="920" calcext:value-type="float">
            <text:p>92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3165238" calcext:value-type="float">
            <text:p>3165238</text:p>
          </table:table-cell>
          <table:table-cell table:style-name="ce8" office:value-type="float" office:value="3165697" calcext:value-type="float">
            <text:p>3165697</text:p>
          </table:table-cell>
          <table:table-cell table:formula="of:=([.F921]/[.G921])*100" office:value-type="float" office:value="99.9855008233574" calcext:value-type="float">
            <text:p>99.99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40_krill</text:p>
          </table:table-cell>
          <table:table-cell table:style-name="ce24" office:value-type="string" calcext:value-type="string">
            <text:p>p40</text:p>
          </table:table-cell>
          <table:table-cell table:formula="of:=100-[.H921]" office:value-type="float" office:value="0.0144991766426159" calcext:value-type="float">
            <text:p>0.01</text:p>
          </table:table-cell>
          <table:table-cell table:formula="of:=([.G921]/[.O921])*100" office:value-type="float" office:value="0.335924886050424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82494" calcext:value-type="float">
            <text:p>1582494</text:p>
          </table:table-cell>
          <table:table-cell office:value-type="float" office:value="1582233" calcext:value-type="float">
            <text:p>1582233</text:p>
          </table:table-cell>
          <table:table-cell office:value-type="float" office:value="1582906" calcext:value-type="float">
            <text:p>1582906</text:p>
          </table:table-cell>
          <table:table-cell table:formula="of:=AVERAGE([.P921:.R921])" office:value-type="float" office:value="1582544.33333333" calcext:value-type="float">
            <text:p>1582544.33333333</text:p>
          </table:table-cell>
          <table:table-cell table:formula="of:=SQRT(AVERAGE(([.P921]-[.S921])^2;([.Q921]-[.S921])^2;([.R921]-[.S921])^2))" office:value-type="float" office:value="277.046726905208" calcext:value-type="float">
            <text:p>277.046726905208</text:p>
          </table:table-cell>
          <table:table-cell table:formula="of:=(([.S921]-[.F921])/[.G921])*100" office:value-type="float" office:value="-49.9951090286489" calcext:value-type="float">
            <text:p>-49.9951090286489</text:p>
          </table:table-cell>
          <table:table-cell table:number-columns-repeated="3"/>
        </table:table-row>
        <table:table-row table:style-name="ro1">
          <table:table-cell table:style-name="ce8" office:value-type="float" office:value="921" calcext:value-type="float">
            <text:p>921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29130217" calcext:value-type="float">
            <text:p>129130217</text:p>
          </table:table-cell>
          <table:table-cell table:style-name="ce8" office:value-type="float" office:value="738095646" calcext:value-type="float">
            <text:p>738095646</text:p>
          </table:table-cell>
          <table:table-cell table:formula="of:=([.F922]/[.G922])*100" office:value-type="float" office:value="17.4950519895087" calcext:value-type="float">
            <text:p>17.50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40_krill_rotifer</text:p>
          </table:table-cell>
          <table:table-cell table:style-name="ce24"/>
          <table:table-cell table:formula="of:=100-[.H922]" office:value-type="float" office:value="82.5049480104913" calcext:value-type="float">
            <text:p>82.50</text:p>
          </table:table-cell>
          <table:table-cell table:formula="of:=([.G922]/[.O922])*100" office:value-type="float" office:value="78.3223080973523" calcext:value-type="float">
            <text:p>7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1394357" calcext:value-type="float">
            <text:p>151394357</text:p>
          </table:table-cell>
          <table:table-cell office:value-type="float" office:value="151391069" calcext:value-type="float">
            <text:p>151391069</text:p>
          </table:table-cell>
          <table:table-cell office:value-type="float" office:value="151390670" calcext:value-type="float">
            <text:p>151390670</text:p>
          </table:table-cell>
          <table:table-cell table:formula="of:=AVERAGE([.P922:.R922])" office:value-type="float" office:value="151392032" calcext:value-type="float">
            <text:p>151392032</text:p>
          </table:table-cell>
          <table:table-cell table:formula="of:=SQRT(AVERAGE(([.P922]-[.S922])^2;([.Q922]-[.S922])^2;([.R922]-[.S922])^2))" office:value-type="float" office:value="1652.07324292841" calcext:value-type="float">
            <text:p>1652.07324292841</text:p>
          </table:table-cell>
          <table:table-cell table:formula="of:=(([.S922]-[.F922])/[.G922])*100" office:value-type="float" office:value="3.01611520412627" calcext:value-type="float">
            <text:p>3.01611520412627</text:p>
          </table:table-cell>
          <table:table-cell table:number-columns-repeated="3"/>
        </table:table-row>
        <table:table-row table:style-name="ro1">
          <table:table-cell table:style-name="ce8" office:value-type="float" office:value="922" calcext:value-type="float">
            <text:p>92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3494771" calcext:value-type="float">
            <text:p>53494771</text:p>
          </table:table-cell>
          <table:table-cell table:style-name="ce8" office:value-type="float" office:value="201121056" calcext:value-type="float">
            <text:p>201121056</text:p>
          </table:table-cell>
          <table:table-cell table:formula="of:=([.F923]/[.G923])*100" office:value-type="float" office:value="26.5982946111818" calcext:value-type="float">
            <text:p>26.60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40_krill_rotifer</text:p>
          </table:table-cell>
          <table:table-cell table:style-name="ce24"/>
          <table:table-cell table:formula="of:=100-[.H923]" office:value-type="float" office:value="73.4017053888182" calcext:value-type="float">
            <text:p>73.40</text:p>
          </table:table-cell>
          <table:table-cell table:formula="of:=([.G923]/[.O923])*100" office:value-type="float" office:value="21.3417670165973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526115" calcext:value-type="float">
            <text:p>50526115</text:p>
          </table:table-cell>
          <table:table-cell office:value-type="float" office:value="50532791" calcext:value-type="float">
            <text:p>50532791</text:p>
          </table:table-cell>
          <table:table-cell office:value-type="float" office:value="50542761" calcext:value-type="float">
            <text:p>50542761</text:p>
          </table:table-cell>
          <table:table-cell table:formula="of:=AVERAGE([.P923:.R923])" office:value-type="float" office:value="50533889" calcext:value-type="float">
            <text:p>50533889</text:p>
          </table:table-cell>
          <table:table-cell table:formula="of:=SQRT(AVERAGE(([.P923]-[.S923])^2;([.Q923]-[.S923])^2;([.R923]-[.S923])^2))" office:value-type="float" office:value="6839.90896625581" calcext:value-type="float">
            <text:p>6839.90896625581</text:p>
          </table:table-cell>
          <table:table-cell table:formula="of:=(([.S923]-[.F923])/[.G923])*100" office:value-type="float" office:value="-1.47218896861799" calcext:value-type="float">
            <text:p>-1.47218896861799</text:p>
          </table:table-cell>
          <table:table-cell table:number-columns-repeated="3"/>
        </table:table-row>
        <table:table-row table:style-name="ro1">
          <table:table-cell table:style-name="ce8" office:value-type="float" office:value="923" calcext:value-type="float">
            <text:p>92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704720" calcext:value-type="float">
            <text:p>1704720</text:p>
          </table:table-cell>
          <table:table-cell table:style-name="ce8" office:value-type="float" office:value="1704918" calcext:value-type="float">
            <text:p>1704918</text:p>
          </table:table-cell>
          <table:table-cell table:formula="of:=([.F924]/[.G924])*100" office:value-type="float" office:value="99.9883865382382" calcext:value-type="float">
            <text:p>99.99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40_krill_rotifer</text:p>
          </table:table-cell>
          <table:table-cell table:style-name="ce24"/>
          <table:table-cell table:formula="of:=100-[.H924]" office:value-type="float" office:value="0.0116134617617973" calcext:value-type="float">
            <text:p>0.01</text:p>
          </table:table-cell>
          <table:table-cell table:formula="of:=([.G924]/[.O924])*100" office:value-type="float" office:value="0.180915730366904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965383" calcext:value-type="float">
            <text:p>965383</text:p>
          </table:table-cell>
          <table:table-cell office:value-type="float" office:value="965777" calcext:value-type="float">
            <text:p>965777</text:p>
          </table:table-cell>
          <table:table-cell office:value-type="float" office:value="966088" calcext:value-type="float">
            <text:p>966088</text:p>
          </table:table-cell>
          <table:table-cell table:formula="of:=AVERAGE([.P924:.R924])" office:value-type="float" office:value="965749.333333333" calcext:value-type="float">
            <text:p>965749.333333333</text:p>
          </table:table-cell>
          <table:table-cell table:formula="of:=SQRT(AVERAGE(([.P924]-[.S924])^2;([.Q924]-[.S924])^2;([.R924]-[.S924])^2))" office:value-type="float" office:value="288.479153878096" calcext:value-type="float">
            <text:p>288.479153878096</text:p>
          </table:table-cell>
          <table:table-cell table:formula="of:=(([.S924]-[.F924])/[.G924])*100" office:value-type="float" office:value="-43.3434726284001" calcext:value-type="float">
            <text:p>-43.3434726284001</text:p>
          </table:table-cell>
          <table:table-cell table:number-columns-repeated="3"/>
        </table:table-row>
        <table:table-row table:style-name="ro1">
          <table:table-cell table:style-name="ce8" office:value-type="float" office:value="924" calcext:value-type="float">
            <text:p>924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460518" calcext:value-type="float">
            <text:p>1460518</text:p>
          </table:table-cell>
          <table:table-cell table:style-name="ce8" office:value-type="float" office:value="1460779" calcext:value-type="float">
            <text:p>1460779</text:p>
          </table:table-cell>
          <table:table-cell table:formula="of:=([.F925]/[.G925])*100" office:value-type="float" office:value="99.9821328209127" calcext:value-type="float">
            <text:p>99.98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40_krill_rotifer</text:p>
          </table:table-cell>
          <table:table-cell table:style-name="ce24"/>
          <table:table-cell table:formula="of:=100-[.H925]" office:value-type="float" office:value="0.0178671790873324" calcext:value-type="float">
            <text:p>0.02</text:p>
          </table:table-cell>
          <table:table-cell table:formula="of:=([.G925]/[.O925])*100" office:value-type="float" office:value="0.15500915568352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853307" calcext:value-type="float">
            <text:p>853307</text:p>
          </table:table-cell>
          <table:table-cell office:value-type="float" office:value="853241" calcext:value-type="float">
            <text:p>853241</text:p>
          </table:table-cell>
          <table:table-cell office:value-type="float" office:value="854237" calcext:value-type="float">
            <text:p>854237</text:p>
          </table:table-cell>
          <table:table-cell table:formula="of:=AVERAGE([.P925:.R925])" office:value-type="float" office:value="853595" calcext:value-type="float">
            <text:p>853595</text:p>
          </table:table-cell>
          <table:table-cell table:formula="of:=SQRT(AVERAGE(([.P925]-[.S925])^2;([.Q925]-[.S925])^2;([.R925]-[.S925])^2))" office:value-type="float" office:value="454.76147594096" calcext:value-type="float">
            <text:p>454.76147594096</text:p>
          </table:table-cell>
          <table:table-cell table:formula="of:=(([.S925]-[.F925])/[.G925])*100" office:value-type="float" office:value="-41.5479001272609" calcext:value-type="float">
            <text:p>-41.5479001272609</text:p>
          </table:table-cell>
          <table:table-cell table:number-columns-repeated="3"/>
        </table:table-row>
        <table:table-row table:style-name="ro1">
          <table:table-cell table:style-name="ce8" office:value-type="float" office:value="925" calcext:value-type="float">
            <text:p>92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77285474" calcext:value-type="float">
            <text:p>177285474</text:p>
          </table:table-cell>
          <table:table-cell table:style-name="ce8" office:value-type="float" office:value="933847800" calcext:value-type="float">
            <text:p>933847800</text:p>
          </table:table-cell>
          <table:table-cell table:formula="of:=([.F926]/[.G926])*100" office:value-type="float" office:value="18.984407737535" calcext:value-type="float">
            <text:p>18.98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50_krill</text:p>
          </table:table-cell>
          <table:table-cell table:style-name="ce24" office:value-type="string" calcext:value-type="string">
            <text:p>p50</text:p>
          </table:table-cell>
          <table:table-cell table:formula="of:=100-[.H926]" office:value-type="float" office:value="81.015592262465" calcext:value-type="float">
            <text:p>81.02</text:p>
          </table:table-cell>
          <table:table-cell table:formula="of:=([.G926]/[.O926])*100" office:value-type="float" office:value="99.0943592527772" calcext:value-type="float">
            <text:p>99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4373123" calcext:value-type="float">
            <text:p>184373123</text:p>
          </table:table-cell>
          <table:table-cell office:value-type="float" office:value="184373190" calcext:value-type="float">
            <text:p>184373190</text:p>
          </table:table-cell>
          <table:table-cell office:value-type="float" office:value="184375909" calcext:value-type="float">
            <text:p>184375909</text:p>
          </table:table-cell>
          <table:table-cell table:formula="of:=AVERAGE([.P926:.R926])" office:value-type="float" office:value="184374074" calcext:value-type="float">
            <text:p>184374074</text:p>
          </table:table-cell>
          <table:table-cell table:formula="of:=SQRT(AVERAGE(([.P926]-[.S926])^2;([.Q926]-[.S926])^2;([.R926]-[.S926])^2))" office:value-type="float" office:value="1297.82921321207" calcext:value-type="float">
            <text:p>1297.82921321207</text:p>
          </table:table-cell>
          <table:table-cell table:formula="of:=(([.S926]-[.F926])/[.G926])*100" office:value-type="float" office:value="0.759074444465147" calcext:value-type="float">
            <text:p>0.759074444465147</text:p>
          </table:table-cell>
          <table:table-cell table:number-columns-repeated="3"/>
        </table:table-row>
        <table:table-row table:style-name="ro1">
          <table:table-cell table:style-name="ce8" office:value-type="float" office:value="926" calcext:value-type="float">
            <text:p>92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8530815" calcext:value-type="float">
            <text:p>8530815</text:p>
          </table:table-cell>
          <table:table-cell table:style-name="ce8" office:value-type="float" office:value="8534599" calcext:value-type="float">
            <text:p>8534599</text:p>
          </table:table-cell>
          <table:table-cell table:formula="of:=([.F927]/[.G927])*100" office:value-type="float" office:value="99.9556628261035" calcext:value-type="float">
            <text:p>99.96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50_krill</text:p>
          </table:table-cell>
          <table:table-cell table:style-name="ce24" office:value-type="string" calcext:value-type="string">
            <text:p>p50</text:p>
          </table:table-cell>
          <table:table-cell table:formula="of:=100-[.H927]" office:value-type="float" office:value="0.0443371738965084" calcext:value-type="float">
            <text:p>0.04</text:p>
          </table:table-cell>
          <table:table-cell table:formula="of:=([.G927]/[.O927])*100" office:value-type="float" office:value="0.905640747222827" calcext:value-type="float">
            <text:p>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3512589" calcext:value-type="float">
            <text:p>3512589</text:p>
          </table:table-cell>
          <table:table-cell office:value-type="float" office:value="3513461" calcext:value-type="float">
            <text:p>3513461</text:p>
          </table:table-cell>
          <table:table-cell office:value-type="float" office:value="3513322" calcext:value-type="float">
            <text:p>3513322</text:p>
          </table:table-cell>
          <table:table-cell table:formula="of:=AVERAGE([.P927:.R927])" office:value-type="float" office:value="3513124" calcext:value-type="float">
            <text:p>3513124</text:p>
          </table:table-cell>
          <table:table-cell table:formula="of:=SQRT(AVERAGE(([.P927]-[.S927])^2;([.Q927]-[.S927])^2;([.R927]-[.S927])^2))" office:value-type="float" office:value="382.534530031822" calcext:value-type="float">
            <text:p>382.534530031822</text:p>
          </table:table-cell>
          <table:table-cell table:formula="of:=(([.S927]-[.F927])/[.G927])*100" office:value-type="float" office:value="-58.7923463070731" calcext:value-type="float">
            <text:p>-58.7923463070731</text:p>
          </table:table-cell>
          <table:table-cell table:number-columns-repeated="3"/>
        </table:table-row>
        <table:table-row table:style-name="ro1">
          <table:table-cell table:style-name="ce8" office:value-type="float" office:value="927" calcext:value-type="float">
            <text:p>927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25891708" calcext:value-type="float">
            <text:p>125891708</text:p>
          </table:table-cell>
          <table:table-cell table:style-name="ce8" office:value-type="float" office:value="734834866" calcext:value-type="float">
            <text:p>734834866</text:p>
          </table:table-cell>
          <table:table-cell table:formula="of:=([.F928]/[.G928])*100" office:value-type="float" office:value="17.1319726138308" calcext:value-type="float">
            <text:p>17.13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50_krill_rotifer</text:p>
          </table:table-cell>
          <table:table-cell table:style-name="ce24"/>
          <table:table-cell table:formula="of:=100-[.H928]" office:value-type="float" office:value="82.8680273861692" calcext:value-type="float">
            <text:p>82.87</text:p>
          </table:table-cell>
          <table:table-cell table:formula="of:=([.G928]/[.O928])*100" office:value-type="float" office:value="77.9762935703981" calcext:value-type="float">
            <text:p>7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50832185" calcext:value-type="float">
            <text:p>150832185</text:p>
          </table:table-cell>
          <table:table-cell office:value-type="float" office:value="150832881" calcext:value-type="float">
            <text:p>150832881</text:p>
          </table:table-cell>
          <table:table-cell office:value-type="float" office:value="150829036" calcext:value-type="float">
            <text:p>150829036</text:p>
          </table:table-cell>
          <table:table-cell table:formula="of:=AVERAGE([.P928:.R928])" office:value-type="float" office:value="150831367.333333" calcext:value-type="float">
            <text:p>150831367.333333</text:p>
          </table:table-cell>
          <table:table-cell table:formula="of:=SQRT(AVERAGE(([.P928]-[.S928])^2;([.Q928]-[.S928])^2;([.R928]-[.S928])^2))" office:value-type="float" office:value="1672.81007755081" calcext:value-type="float">
            <text:p>1672.81007755081</text:p>
          </table:table-cell>
          <table:table-cell table:formula="of:=(([.S928]-[.F928])/[.G928])*100" office:value-type="float" office:value="3.39391344739668" calcext:value-type="float">
            <text:p>3.39391344739668</text:p>
          </table:table-cell>
          <table:table-cell table:number-columns-repeated="3"/>
        </table:table-row>
        <table:table-row table:style-name="ro1">
          <table:table-cell table:style-name="ce8" office:value-type="float" office:value="928" calcext:value-type="float">
            <text:p>92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1393766" calcext:value-type="float">
            <text:p>51393766</text:p>
          </table:table-cell>
          <table:table-cell table:style-name="ce8" office:value-type="float" office:value="199012934" calcext:value-type="float">
            <text:p>199012934</text:p>
          </table:table-cell>
          <table:table-cell table:formula="of:=([.F929]/[.G929])*100" office:value-type="float" office:value="25.8243346133473" calcext:value-type="float">
            <text:p>25.82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50_krill_rotifer</text:p>
          </table:table-cell>
          <table:table-cell table:style-name="ce24"/>
          <table:table-cell table:formula="of:=100-[.H929]" office:value-type="float" office:value="74.1756653866527" calcext:value-type="float">
            <text:p>74.18</text:p>
          </table:table-cell>
          <table:table-cell table:formula="of:=([.G929]/[.O929])*100" office:value-type="float" office:value="21.1180656823791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075002" calcext:value-type="float">
            <text:p>50075002</text:p>
          </table:table-cell>
          <table:table-cell office:value-type="float" office:value="50074801" calcext:value-type="float">
            <text:p>50074801</text:p>
          </table:table-cell>
          <table:table-cell office:value-type="float" office:value="50077076" calcext:value-type="float">
            <text:p>50077076</text:p>
          </table:table-cell>
          <table:table-cell table:formula="of:=AVERAGE([.P929:.R929])" office:value-type="float" office:value="50075626.3333333" calcext:value-type="float">
            <text:p>50075626.3333333</text:p>
          </table:table-cell>
          <table:table-cell table:formula="of:=SQRT(AVERAGE(([.P929]-[.S929])^2;([.Q929]-[.S929])^2;([.R929]-[.S929])^2))" office:value-type="float" office:value="1028.34829810829" calcext:value-type="float">
            <text:p>1028.34829810829</text:p>
          </table:table-cell>
          <table:table-cell table:formula="of:=(([.S929]-[.F929])/[.G929])*100" office:value-type="float" office:value="-0.662338693356817" calcext:value-type="float">
            <text:p>-0.662338693356817</text:p>
          </table:table-cell>
          <table:table-cell table:number-columns-repeated="3"/>
        </table:table-row>
        <table:table-row table:style-name="ro1">
          <table:table-cell table:style-name="ce8" office:value-type="float" office:value="929" calcext:value-type="float">
            <text:p>92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4962924" calcext:value-type="float">
            <text:p>4962924</text:p>
          </table:table-cell>
          <table:table-cell table:style-name="ce8" office:value-type="float" office:value="4965698" calcext:value-type="float">
            <text:p>4965698</text:p>
          </table:table-cell>
          <table:table-cell table:formula="of:=([.F930]/[.G930])*100" office:value-type="float" office:value="99.9441367557995" calcext:value-type="float">
            <text:p>99.94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50_krill_rotifer</text:p>
          </table:table-cell>
          <table:table-cell table:style-name="ce24"/>
          <table:table-cell table:formula="of:=100-[.H930]" office:value-type="float" office:value="0.0558632442005091" calcext:value-type="float">
            <text:p>0.06</text:p>
          </table:table-cell>
          <table:table-cell table:formula="of:=([.G930]/[.O930])*100" office:value-type="float" office:value="0.526930257321158" calcext:value-type="float">
            <text:p>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2269284" calcext:value-type="float">
            <text:p>2269284</text:p>
          </table:table-cell>
          <table:table-cell office:value-type="float" office:value="2269360" calcext:value-type="float">
            <text:p>2269360</text:p>
          </table:table-cell>
          <table:table-cell office:value-type="float" office:value="2268819" calcext:value-type="float">
            <text:p>2268819</text:p>
          </table:table-cell>
          <table:table-cell table:formula="of:=AVERAGE([.P930:.R930])" office:value-type="float" office:value="2269154.33333333" calcext:value-type="float">
            <text:p>2269154.33333333</text:p>
          </table:table-cell>
          <table:table-cell table:formula="of:=SQRT(AVERAGE(([.P930]-[.S930])^2;([.Q930]-[.S930])^2;([.R930]-[.S930])^2))" office:value-type="float" office:value="239.137803136369" calcext:value-type="float">
            <text:p>239.137803136369</text:p>
          </table:table-cell>
          <table:table-cell table:formula="of:=(([.S930]-[.F930])/[.G930])*100" office:value-type="float" office:value="-54.2475532476334" calcext:value-type="float">
            <text:p>-54.2475532476334</text:p>
          </table:table-cell>
          <table:table-cell table:number-columns-repeated="3"/>
        </table:table-row>
        <table:table-row table:style-name="ro1">
          <table:table-cell table:style-name="ce8" office:value-type="float" office:value="930" calcext:value-type="float">
            <text:p>930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3567891" calcext:value-type="float">
            <text:p>3567891</text:p>
          </table:table-cell>
          <table:table-cell table:style-name="ce8" office:value-type="float" office:value="3568901" calcext:value-type="float">
            <text:p>3568901</text:p>
          </table:table-cell>
          <table:table-cell table:formula="of:=([.F931]/[.G931])*100" office:value-type="float" office:value="99.9716999715038" calcext:value-type="float">
            <text:p>99.97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50_krill_rotifer</text:p>
          </table:table-cell>
          <table:table-cell table:style-name="ce24"/>
          <table:table-cell table:formula="of:=100-[.H931]" office:value-type="float" office:value="0.0283000284961616" calcext:value-type="float">
            <text:p>0.03</text:p>
          </table:table-cell>
          <table:table-cell table:formula="of:=([.G931]/[.O931])*100" office:value-type="float" office:value="0.378710489901669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740181" calcext:value-type="float">
            <text:p>1740181</text:p>
          </table:table-cell>
          <table:table-cell office:value-type="float" office:value="1740848" calcext:value-type="float">
            <text:p>1740848</text:p>
          </table:table-cell>
          <table:table-cell office:value-type="float" office:value="1742286" calcext:value-type="float">
            <text:p>1742286</text:p>
          </table:table-cell>
          <table:table-cell table:formula="of:=AVERAGE([.P931:.R931])" office:value-type="float" office:value="1741105" calcext:value-type="float">
            <text:p>1741105</text:p>
          </table:table-cell>
          <table:table-cell table:formula="of:=SQRT(AVERAGE(([.P931]-[.S931])^2;([.Q931]-[.S931])^2;([.R931]-[.S931])^2))" office:value-type="float" office:value="878.367045526337" calcext:value-type="float">
            <text:p>878.367045526337</text:p>
          </table:table-cell>
          <table:table-cell table:formula="of:=(([.S931]-[.F931])/[.G931])*100" office:value-type="float" office:value="-51.1862335211876" calcext:value-type="float">
            <text:p>-51.1862335211876</text:p>
          </table:table-cell>
          <table:table-cell table:number-columns-repeated="3"/>
        </table:table-row>
        <table:table-row table:style-name="ro1">
          <table:table-cell table:style-name="ce8" office:value-type="float" office:value="931" calcext:value-type="float">
            <text:p>93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66860139" calcext:value-type="float">
            <text:p>166860139</text:p>
          </table:table-cell>
          <table:table-cell table:style-name="ce8" office:value-type="float" office:value="923163642" calcext:value-type="float">
            <text:p>923163642</text:p>
          </table:table-cell>
          <table:table-cell table:formula="of:=([.F932]/[.G932])*100" office:value-type="float" office:value="18.0748170106119" calcext:value-type="float">
            <text:p>18.07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60_krill</text:p>
          </table:table-cell>
          <table:table-cell table:style-name="ce24" office:value-type="string" calcext:value-type="string">
            <text:p>p60</text:p>
          </table:table-cell>
          <table:table-cell table:formula="of:=100-[.H932]" office:value-type="float" office:value="81.9251829893881" calcext:value-type="float">
            <text:p>81.93</text:p>
          </table:table-cell>
          <table:table-cell table:formula="of:=([.G932]/[.O932])*100" office:value-type="float" office:value="97.9606201240182" calcext:value-type="float">
            <text:p>98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2605030" calcext:value-type="float">
            <text:p>182605030</text:p>
          </table:table-cell>
          <table:table-cell office:value-type="float" office:value="182605627" calcext:value-type="float">
            <text:p>182605627</text:p>
          </table:table-cell>
          <table:table-cell office:value-type="float" office:value="182606342" calcext:value-type="float">
            <text:p>182606342</text:p>
          </table:table-cell>
          <table:table-cell table:formula="of:=AVERAGE([.P932:.R932])" office:value-type="float" office:value="182605666.333333" calcext:value-type="float">
            <text:p>182605666.333333</text:p>
          </table:table-cell>
          <table:table-cell table:formula="of:=SQRT(AVERAGE(([.P932]-[.S932])^2;([.Q932]-[.S932])^2;([.R932]-[.S932])^2))" office:value-type="float" office:value="536.343380887862" calcext:value-type="float">
            <text:p>536.343380887862</text:p>
          </table:table-cell>
          <table:table-cell table:formula="of:=(([.S932]-[.F932])/[.G932])*100" office:value-type="float" office:value="1.70560522717524" calcext:value-type="float">
            <text:p>1.70560522717524</text:p>
          </table:table-cell>
          <table:table-cell table:number-columns-repeated="3"/>
        </table:table-row>
        <table:table-row table:style-name="ro1">
          <table:table-cell table:style-name="ce8" office:value-type="float" office:value="932" calcext:value-type="float">
            <text:p>93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9161687" calcext:value-type="float">
            <text:p>19161687</text:p>
          </table:table-cell>
          <table:table-cell table:style-name="ce8" office:value-type="float" office:value="19218757" calcext:value-type="float">
            <text:p>19218757</text:p>
          </table:table-cell>
          <table:table-cell table:formula="of:=([.F933]/[.G933])*100" office:value-type="float" office:value="99.7030505146613" calcext:value-type="float">
            <text:p>99.70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60_krill</text:p>
          </table:table-cell>
          <table:table-cell table:style-name="ce24" office:value-type="string" calcext:value-type="string">
            <text:p>p60</text:p>
          </table:table-cell>
          <table:table-cell table:formula="of:=100-[.H933]" office:value-type="float" office:value="0.296949485338729" calcext:value-type="float">
            <text:p>0.30</text:p>
          </table:table-cell>
          <table:table-cell table:formula="of:=([.G933]/[.O933])*100" office:value-type="float" office:value="2.03937987598175" calcext:value-type="float">
            <text:p>2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6853243" calcext:value-type="float">
            <text:p>6853243</text:p>
          </table:table-cell>
          <table:table-cell office:value-type="float" office:value="6854591" calcext:value-type="float">
            <text:p>6854591</text:p>
          </table:table-cell>
          <table:table-cell office:value-type="float" office:value="6853599" calcext:value-type="float">
            <text:p>6853599</text:p>
          </table:table-cell>
          <table:table-cell table:formula="of:=AVERAGE([.P933:.R933])" office:value-type="float" office:value="6853811" calcext:value-type="float">
            <text:p>6853811</text:p>
          </table:table-cell>
          <table:table-cell table:formula="of:=SQRT(AVERAGE(([.P933]-[.S933])^2;([.Q933]-[.S933])^2;([.R933]-[.S933])^2))" office:value-type="float" office:value="570.370639730576" calcext:value-type="float">
            <text:p>570.370639730576</text:p>
          </table:table-cell>
          <table:table-cell table:formula="of:=(([.S933]-[.F933])/[.G933])*100" office:value-type="float" office:value="-64.0409574875212" calcext:value-type="float">
            <text:p>-64.0409574875212</text:p>
          </table:table-cell>
          <table:table-cell table:number-columns-repeated="3"/>
        </table:table-row>
        <table:table-row table:style-name="ro1">
          <table:table-cell table:style-name="ce8" office:value-type="float" office:value="933" calcext:value-type="float">
            <text:p>933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18722431" calcext:value-type="float">
            <text:p>118722431</text:p>
          </table:table-cell>
          <table:table-cell table:style-name="ce8" office:value-type="float" office:value="727450829" calcext:value-type="float">
            <text:p>727450829</text:p>
          </table:table-cell>
          <table:table-cell table:formula="of:=([.F934]/[.G934])*100" office:value-type="float" office:value="16.3203375770708" calcext:value-type="float">
            <text:p>16.32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60_krill_rotifer</text:p>
          </table:table-cell>
          <table:table-cell table:style-name="ce24"/>
          <table:table-cell table:formula="of:=100-[.H934]" office:value-type="float" office:value="83.6796624229292" calcext:value-type="float">
            <text:p>83.68</text:p>
          </table:table-cell>
          <table:table-cell table:formula="of:=([.G934]/[.O934])*100" office:value-type="float" office:value="77.1927436008915" calcext:value-type="float">
            <text:p>77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49554945" calcext:value-type="float">
            <text:p>149554945</text:p>
          </table:table-cell>
          <table:table-cell office:value-type="float" office:value="149548005" calcext:value-type="float">
            <text:p>149548005</text:p>
          </table:table-cell>
          <table:table-cell office:value-type="float" office:value="149555814" calcext:value-type="float">
            <text:p>149555814</text:p>
          </table:table-cell>
          <table:table-cell table:formula="of:=AVERAGE([.P934:.R934])" office:value-type="float" office:value="149552921.333333" calcext:value-type="float">
            <text:p>149552921.333333</text:p>
          </table:table-cell>
          <table:table-cell table:formula="of:=SQRT(AVERAGE(([.P934]-[.S934])^2;([.Q934]-[.S934])^2;([.R934]-[.S934])^2))" office:value-type="float" office:value="3494.42797735035" calcext:value-type="float">
            <text:p>3494.42797735035</text:p>
          </table:table-cell>
          <table:table-cell table:formula="of:=(([.S934]-[.F934])/[.G934])*100" office:value-type="float" office:value="4.23815453969788" calcext:value-type="float">
            <text:p>4.23815453969788</text:p>
          </table:table-cell>
          <table:table-cell table:number-columns-repeated="3"/>
        </table:table-row>
        <table:table-row table:style-name="ro1">
          <table:table-cell table:style-name="ce8" office:value-type="float" office:value="934" calcext:value-type="float">
            <text:p>93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48137708" calcext:value-type="float">
            <text:p>48137708</text:p>
          </table:table-cell>
          <table:table-cell table:style-name="ce8" office:value-type="float" office:value="195712813" calcext:value-type="float">
            <text:p>195712813</text:p>
          </table:table-cell>
          <table:table-cell table:formula="of:=([.F935]/[.G935])*100" office:value-type="float" office:value="24.5960942782014" calcext:value-type="float">
            <text:p>24.60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60_krill_rotifer</text:p>
          </table:table-cell>
          <table:table-cell table:style-name="ce24"/>
          <table:table-cell table:formula="of:=100-[.H935]" office:value-type="float" office:value="75.4039057217986" calcext:value-type="float">
            <text:p>75.40</text:p>
          </table:table-cell>
          <table:table-cell table:formula="of:=([.G935]/[.O935])*100" office:value-type="float" office:value="20.7678765231268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9367393" calcext:value-type="float">
            <text:p>49367393</text:p>
          </table:table-cell>
          <table:table-cell office:value-type="float" office:value="49361958" calcext:value-type="float">
            <text:p>49361958</text:p>
          </table:table-cell>
          <table:table-cell office:value-type="float" office:value="49369251" calcext:value-type="float">
            <text:p>49369251</text:p>
          </table:table-cell>
          <table:table-cell table:formula="of:=AVERAGE([.P935:.R935])" office:value-type="float" office:value="49366200.6666667" calcext:value-type="float">
            <text:p>49366200.6666667</text:p>
          </table:table-cell>
          <table:table-cell table:formula="of:=SQRT(AVERAGE(([.P935]-[.S935])^2;([.Q935]-[.S935])^2;([.R935]-[.S935])^2))" office:value-type="float" office:value="3094.42577692355" calcext:value-type="float">
            <text:p>3094.42577692355</text:p>
          </table:table-cell>
          <table:table-cell table:formula="of:=(([.S935]-[.F935])/[.G935])*100" office:value-type="float" office:value="0.627701706309164" calcext:value-type="float">
            <text:p>0.627701706309164</text:p>
          </table:table-cell>
          <table:table-cell table:number-columns-repeated="3"/>
        </table:table-row>
        <table:table-row table:style-name="ro1">
          <table:table-cell table:style-name="ce8" office:value-type="float" office:value="935" calcext:value-type="float">
            <text:p>93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2300511" calcext:value-type="float">
            <text:p>12300511</text:p>
          </table:table-cell>
          <table:table-cell table:style-name="ce8" office:value-type="float" office:value="12349735" calcext:value-type="float">
            <text:p>12349735</text:p>
          </table:table-cell>
          <table:table-cell table:formula="of:=([.F936]/[.G936])*100" office:value-type="float" office:value="99.6014165486142" calcext:value-type="float">
            <text:p>99.60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60_krill_rotifer</text:p>
          </table:table-cell>
          <table:table-cell table:style-name="ce24"/>
          <table:table-cell table:formula="of:=100-[.H936]" office:value-type="float" office:value="0.398583451385804" calcext:value-type="float">
            <text:p>0.40</text:p>
          </table:table-cell>
          <table:table-cell table:formula="of:=([.G936]/[.O936])*100" office:value-type="float" office:value="1.31048022682775" calcext:value-type="float">
            <text:p>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750931" calcext:value-type="float">
            <text:p>4750931</text:p>
          </table:table-cell>
          <table:table-cell office:value-type="float" office:value="4750420" calcext:value-type="float">
            <text:p>4750420</text:p>
          </table:table-cell>
          <table:table-cell office:value-type="float" office:value="4752951" calcext:value-type="float">
            <text:p>4752951</text:p>
          </table:table-cell>
          <table:table-cell table:formula="of:=AVERAGE([.P936:.R936])" office:value-type="float" office:value="4751434" calcext:value-type="float">
            <text:p>4751434</text:p>
          </table:table-cell>
          <table:table-cell table:formula="of:=SQRT(AVERAGE(([.P936]-[.S936])^2;([.Q936]-[.S936])^2;([.R936]-[.S936])^2))" office:value-type="float" office:value="1092.77841608748" calcext:value-type="float">
            <text:p>1092.77841608748</text:p>
          </table:table-cell>
          <table:table-cell table:formula="of:=(([.S936]-[.F936])/[.G936])*100" office:value-type="float" office:value="-61.1274411961066" calcext:value-type="float">
            <text:p>-61.1274411961066</text:p>
          </table:table-cell>
          <table:table-cell table:number-columns-repeated="3"/>
        </table:table-row>
        <table:table-row table:style-name="ro1">
          <table:table-cell table:style-name="ce8" office:value-type="float" office:value="936" calcext:value-type="float">
            <text:p>936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6861176" calcext:value-type="float">
            <text:p>6861176</text:p>
          </table:table-cell>
          <table:table-cell table:style-name="ce8" office:value-type="float" office:value="6869022" calcext:value-type="float">
            <text:p>6869022</text:p>
          </table:table-cell>
          <table:table-cell table:formula="of:=([.F937]/[.G937])*100" office:value-type="float" office:value="99.8857770436607" calcext:value-type="float">
            <text:p>99.89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60_krill_rotifer</text:p>
          </table:table-cell>
          <table:table-cell table:style-name="ce24"/>
          <table:table-cell table:formula="of:=100-[.H937]" office:value-type="float" office:value="0.114222956339347" calcext:value-type="float">
            <text:p>0.11</text:p>
          </table:table-cell>
          <table:table-cell table:formula="of:=([.G937]/[.O937])*100" office:value-type="float" office:value="0.728899649153995" calcext:value-type="float">
            <text:p>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2942174" calcext:value-type="float">
            <text:p>2942174</text:p>
          </table:table-cell>
          <table:table-cell office:value-type="float" office:value="2948870" calcext:value-type="float">
            <text:p>2948870</text:p>
          </table:table-cell>
          <table:table-cell office:value-type="float" office:value="2946542" calcext:value-type="float">
            <text:p>2946542</text:p>
          </table:table-cell>
          <table:table-cell table:formula="of:=AVERAGE([.P937:.R937])" office:value-type="float" office:value="2945862" calcext:value-type="float">
            <text:p>2945862</text:p>
          </table:table-cell>
          <table:table-cell table:formula="of:=SQRT(AVERAGE(([.P937]-[.S937])^2;([.Q937]-[.S937])^2;([.R937]-[.S937])^2))" office:value-type="float" office:value="2775.59651246358" calcext:value-type="float">
            <text:p>2775.59651246358</text:p>
          </table:table-cell>
          <table:table-cell table:formula="of:=(([.S937]-[.F937])/[.G937])*100" office:value-type="float" office:value="-56.9995845114486" calcext:value-type="float">
            <text:p>-56.9995845114486</text:p>
          </table:table-cell>
          <table:table-cell table:number-columns-repeated="3"/>
        </table:table-row>
        <table:table-row table:style-name="ro1">
          <table:table-cell table:style-name="ce8" office:value-type="float" office:value="937" calcext:value-type="float">
            <text:p>93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47547271" calcext:value-type="float">
            <text:p>147547271</text:p>
          </table:table-cell>
          <table:table-cell table:style-name="ce8" office:value-type="float" office:value="900959991" calcext:value-type="float">
            <text:p>900959991</text:p>
          </table:table-cell>
          <table:table-cell table:formula="of:=([.F938]/[.G938])*100" office:value-type="float" office:value="16.3766729348584" calcext:value-type="float">
            <text:p>16.38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70_krill</text:p>
          </table:table-cell>
          <table:table-cell table:style-name="ce24" office:value-type="string" calcext:value-type="string">
            <text:p>p70</text:p>
          </table:table-cell>
          <table:table-cell table:formula="of:=100-[.H938]" office:value-type="float" office:value="83.6233270651416" calcext:value-type="float">
            <text:p>83.62</text:p>
          </table:table-cell>
          <table:table-cell table:formula="of:=([.G938]/[.O938])*100" office:value-type="float" office:value="95.6045010980728" calcext:value-type="float">
            <text:p>96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78917812" calcext:value-type="float">
            <text:p>178917812</text:p>
          </table:table-cell>
          <table:table-cell office:value-type="float" office:value="178914737" calcext:value-type="float">
            <text:p>178914737</text:p>
          </table:table-cell>
          <table:table-cell office:value-type="float" office:value="178913789" calcext:value-type="float">
            <text:p>178913789</text:p>
          </table:table-cell>
          <table:table-cell table:formula="of:=AVERAGE([.P938:.R938])" office:value-type="float" office:value="178915446" calcext:value-type="float">
            <text:p>178915446</text:p>
          </table:table-cell>
          <table:table-cell table:formula="of:=SQRT(AVERAGE(([.P938]-[.S938])^2;([.Q938]-[.S938])^2;([.R938]-[.S938])^2))" office:value-type="float" office:value="1717.19597017929" calcext:value-type="float">
            <text:p>1717.19597017929</text:p>
          </table:table-cell>
          <table:table-cell table:formula="of:=(([.S938]-[.F938])/[.G938])*100" office:value-type="float" office:value="3.48163906425896" calcext:value-type="float">
            <text:p>3.48163906425896</text:p>
          </table:table-cell>
          <table:table-cell table:number-columns-repeated="3"/>
        </table:table-row>
        <table:table-row table:style-name="ro1">
          <table:table-cell table:style-name="ce8" office:value-type="float" office:value="938" calcext:value-type="float">
            <text:p>93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40104164" calcext:value-type="float">
            <text:p>40104164</text:p>
          </table:table-cell>
          <table:table-cell table:style-name="ce8" office:value-type="float" office:value="41422408" calcext:value-type="float">
            <text:p>41422408</text:p>
          </table:table-cell>
          <table:table-cell table:formula="of:=([.F939]/[.G939])*100" office:value-type="float" office:value="96.8175582645992" calcext:value-type="float">
            <text:p>96.82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70_krill</text:p>
          </table:table-cell>
          <table:table-cell table:style-name="ce24" office:value-type="string" calcext:value-type="string">
            <text:p>p70</text:p>
          </table:table-cell>
          <table:table-cell table:formula="of:=100-[.H939]" office:value-type="float" office:value="3.1824417354008" calcext:value-type="float">
            <text:p>3.18</text:p>
          </table:table-cell>
          <table:table-cell table:formula="of:=([.G939]/[.O939])*100" office:value-type="float" office:value="4.39549890192718" calcext:value-type="float">
            <text:p>4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3082850" calcext:value-type="float">
            <text:p>13082850</text:p>
          </table:table-cell>
          <table:table-cell office:value-type="float" office:value="13088892" calcext:value-type="float">
            <text:p>13088892</text:p>
          </table:table-cell>
          <table:table-cell office:value-type="float" office:value="13089094" calcext:value-type="float">
            <text:p>13089094</text:p>
          </table:table-cell>
          <table:table-cell table:formula="of:=AVERAGE([.P939:.R939])" office:value-type="float" office:value="13086945.3333333" calcext:value-type="float">
            <text:p>13086945.3333333</text:p>
          </table:table-cell>
          <table:table-cell table:formula="of:=SQRT(AVERAGE(([.P939]-[.S939])^2;([.Q939]-[.S939])^2;([.R939]-[.S939])^2))" office:value-type="float" office:value="2897.01194720046" calcext:value-type="float">
            <text:p>2897.01194720046</text:p>
          </table:table-cell>
          <table:table-cell table:formula="of:=(([.S939]-[.F939])/[.G939])*100" office:value-type="float" office:value="-65.223679576201" calcext:value-type="float">
            <text:p>-65.223679576201</text:p>
          </table:table-cell>
          <table:table-cell table:number-columns-repeated="3"/>
        </table:table-row>
        <table:table-row table:style-name="ro1">
          <table:table-cell table:style-name="ce8" office:value-type="float" office:value="939" calcext:value-type="float">
            <text:p>939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04763485" calcext:value-type="float">
            <text:p>104763485</text:p>
          </table:table-cell>
          <table:table-cell table:style-name="ce8" office:value-type="float" office:value="711077566" calcext:value-type="float">
            <text:p>711077566</text:p>
          </table:table-cell>
          <table:table-cell table:formula="of:=([.F940]/[.G940])*100" office:value-type="float" office:value="14.7330600780056" calcext:value-type="float">
            <text:p>14.73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70_krill_rotifer</text:p>
          </table:table-cell>
          <table:table-cell table:style-name="ce24"/>
          <table:table-cell table:formula="of:=100-[.H940]" office:value-type="float" office:value="85.2669399219944" calcext:value-type="float">
            <text:p>85.27</text:p>
          </table:table-cell>
          <table:table-cell table:formula="of:=([.G940]/[.O940])*100" office:value-type="float" office:value="75.4553105782274" calcext:value-type="float">
            <text:p>75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46725780" calcext:value-type="float">
            <text:p>146725780</text:p>
          </table:table-cell>
          <table:table-cell office:value-type="float" office:value="146731176" calcext:value-type="float">
            <text:p>146731176</text:p>
          </table:table-cell>
          <table:table-cell office:value-type="float" office:value="146731069" calcext:value-type="float">
            <text:p>146731069</text:p>
          </table:table-cell>
          <table:table-cell table:formula="of:=AVERAGE([.P940:.R940])" office:value-type="float" office:value="146729341.666667" calcext:value-type="float">
            <text:p>146729341.666667</text:p>
          </table:table-cell>
          <table:table-cell table:formula="of:=SQRT(AVERAGE(([.P940]-[.S940])^2;([.Q940]-[.S940])^2;([.R940]-[.S940])^2))" office:value-type="float" office:value="2518.85745704057" calcext:value-type="float">
            <text:p>2518.85745704057</text:p>
          </table:table-cell>
          <table:table-cell table:formula="of:=(([.S940]-[.F940])/[.G940])*100" office:value-type="float" office:value="5.90172699481095" calcext:value-type="float">
            <text:p>5.90172699481095</text:p>
          </table:table-cell>
          <table:table-cell table:number-columns-repeated="3"/>
        </table:table-row>
        <table:table-row table:style-name="ro1">
          <table:table-cell table:style-name="ce8" office:value-type="float" office:value="940" calcext:value-type="float">
            <text:p>94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42783786" calcext:value-type="float">
            <text:p>42783786</text:p>
          </table:table-cell>
          <table:table-cell table:style-name="ce8" office:value-type="float" office:value="189882425" calcext:value-type="float">
            <text:p>189882425</text:p>
          </table:table-cell>
          <table:table-cell table:formula="of:=([.F941]/[.G941])*100" office:value-type="float" office:value="22.5317250925145" calcext:value-type="float">
            <text:p>22.53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70_krill_rotifer</text:p>
          </table:table-cell>
          <table:table-cell table:style-name="ce24"/>
          <table:table-cell table:formula="of:=100-[.H941]" office:value-type="float" office:value="77.4682749074855" calcext:value-type="float">
            <text:p>77.47</text:p>
          </table:table-cell>
          <table:table-cell table:formula="of:=([.G941]/[.O941])*100" office:value-type="float" office:value="20.1491905198454" calcext:value-type="float">
            <text:p>2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8103694" calcext:value-type="float">
            <text:p>48103694</text:p>
          </table:table-cell>
          <table:table-cell office:value-type="float" office:value="48104769" calcext:value-type="float">
            <text:p>48104769</text:p>
          </table:table-cell>
          <table:table-cell office:value-type="float" office:value="48114234" calcext:value-type="float">
            <text:p>48114234</text:p>
          </table:table-cell>
          <table:table-cell table:formula="of:=AVERAGE([.P941:.R941])" office:value-type="float" office:value="48107565.6666667" calcext:value-type="float">
            <text:p>48107565.6666667</text:p>
          </table:table-cell>
          <table:table-cell table:formula="of:=SQRT(AVERAGE(([.P941]-[.S941])^2;([.Q941]-[.S941])^2;([.R941]-[.S941])^2))" office:value-type="float" office:value="4735.60332892113" calcext:value-type="float">
            <text:p>4735.60332892113</text:p>
          </table:table-cell>
          <table:table-cell table:formula="of:=(([.S941]-[.F941])/[.G941])*100" office:value-type="float" office:value="2.8037242871038" calcext:value-type="float">
            <text:p>2.8037242871038</text:p>
          </table:table-cell>
          <table:table-cell table:number-columns-repeated="3"/>
        </table:table-row>
        <table:table-row table:style-name="ro1">
          <table:table-cell table:style-name="ce8" office:value-type="float" office:value="941" calcext:value-type="float">
            <text:p>941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27566569" calcext:value-type="float">
            <text:p>27566569</text:p>
          </table:table-cell>
          <table:table-cell table:style-name="ce8" office:value-type="float" office:value="28722998" calcext:value-type="float">
            <text:p>28722998</text:p>
          </table:table-cell>
          <table:table-cell table:formula="of:=([.F942]/[.G942])*100" office:value-type="float" office:value="95.9738569072769" calcext:value-type="float">
            <text:p>95.97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70_krill_rotifer</text:p>
          </table:table-cell>
          <table:table-cell table:style-name="ce24"/>
          <table:table-cell table:formula="of:=100-[.H942]" office:value-type="float" office:value="4.02614309272312" calcext:value-type="float">
            <text:p>4.03</text:p>
          </table:table-cell>
          <table:table-cell table:formula="of:=([.G942]/[.O942])*100" office:value-type="float" office:value="3.04791324949183" calcext:value-type="float">
            <text:p>3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9601509" calcext:value-type="float">
            <text:p>9601509</text:p>
          </table:table-cell>
          <table:table-cell office:value-type="float" office:value="9596046" calcext:value-type="float">
            <text:p>9596046</text:p>
          </table:table-cell>
          <table:table-cell office:value-type="float" office:value="9596798" calcext:value-type="float">
            <text:p>9596798</text:p>
          </table:table-cell>
          <table:table-cell table:formula="of:=AVERAGE([.P942:.R942])" office:value-type="float" office:value="9598117.66666667" calcext:value-type="float">
            <text:p>9598117.66666667</text:p>
          </table:table-cell>
          <table:table-cell table:formula="of:=SQRT(AVERAGE(([.P942]-[.S942])^2;([.Q942]-[.S942])^2;([.R942]-[.S942])^2))" office:value-type="float" office:value="2417.60657584222" calcext:value-type="float">
            <text:p>2417.60657584222</text:p>
          </table:table-cell>
          <table:table-cell table:formula="of:=(([.S942]-[.F942])/[.G942])*100" office:value-type="float" office:value="-62.5577153656918" calcext:value-type="float">
            <text:p>-62.5577153656918</text:p>
          </table:table-cell>
          <table:table-cell table:number-columns-repeated="3"/>
        </table:table-row>
        <table:table-row table:style-name="ro1">
          <table:table-cell table:style-name="ce8" office:value-type="float" office:value="942" calcext:value-type="float">
            <text:p>942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2537595" calcext:value-type="float">
            <text:p>12537595</text:p>
          </table:table-cell>
          <table:table-cell table:style-name="ce8" office:value-type="float" office:value="12699410" calcext:value-type="float">
            <text:p>12699410</text:p>
          </table:table-cell>
          <table:table-cell table:formula="of:=([.F943]/[.G943])*100" office:value-type="float" office:value="98.7258069469369" calcext:value-type="float">
            <text:p>98.73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70_krill_rotifer</text:p>
          </table:table-cell>
          <table:table-cell table:style-name="ce24"/>
          <table:table-cell table:formula="of:=100-[.H943]" office:value-type="float" office:value="1.2741930530631" calcext:value-type="float">
            <text:p>1.27</text:p>
          </table:table-cell>
          <table:table-cell table:formula="of:=([.G943]/[.O943])*100" office:value-type="float" office:value="1.34758565243534" calcext:value-type="float">
            <text:p>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862469" calcext:value-type="float">
            <text:p>4862469</text:p>
          </table:table-cell>
          <table:table-cell office:value-type="float" office:value="4859601" calcext:value-type="float">
            <text:p>4859601</text:p>
          </table:table-cell>
          <table:table-cell office:value-type="float" office:value="4863132" calcext:value-type="float">
            <text:p>4863132</text:p>
          </table:table-cell>
          <table:table-cell table:formula="of:=AVERAGE([.P943:.R943])" office:value-type="float" office:value="4861734" calcext:value-type="float">
            <text:p>4861734</text:p>
          </table:table-cell>
          <table:table-cell table:formula="of:=SQRT(AVERAGE(([.P943]-[.S943])^2;([.Q943]-[.S943])^2;([.R943]-[.S943])^2))" office:value-type="float" office:value="1532.35309246923" calcext:value-type="float">
            <text:p>1532.35309246923</text:p>
          </table:table-cell>
          <table:table-cell table:formula="of:=(([.S943]-[.F943])/[.G943])*100" office:value-type="float" office:value="-60.4426583597191" calcext:value-type="float">
            <text:p>-60.4426583597191</text:p>
          </table:table-cell>
          <table:table-cell table:number-columns-repeated="3"/>
        </table:table-row>
        <table:table-row table:style-name="ro1">
          <table:table-cell table:style-name="ce8" office:value-type="float" office:value="943" calcext:value-type="float">
            <text:p>94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0577918" calcext:value-type="float">
            <text:p>120577918</text:p>
          </table:table-cell>
          <table:table-cell table:style-name="ce8" office:value-type="float" office:value="859145121" calcext:value-type="float">
            <text:p>859145121</text:p>
          </table:table-cell>
          <table:table-cell table:formula="of:=([.F944]/[.G944])*100" office:value-type="float" office:value="14.0346392073616" calcext:value-type="float">
            <text:p>14.03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80_krill</text:p>
          </table:table-cell>
          <table:table-cell table:style-name="ce24" office:value-type="string" calcext:value-type="string">
            <text:p>p80</text:p>
          </table:table-cell>
          <table:table-cell table:formula="of:=100-[.H944]" office:value-type="float" office:value="85.9653607926384" calcext:value-type="float">
            <text:p>85.97</text:p>
          </table:table-cell>
          <table:table-cell table:formula="of:=([.G944]/[.O944])*100" office:value-type="float" office:value="91.1673564692712" calcext:value-type="float">
            <text:p>9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71938854" calcext:value-type="float">
            <text:p>171938854</text:p>
          </table:table-cell>
          <table:table-cell office:value-type="float" office:value="171934490" calcext:value-type="float">
            <text:p>171934490</text:p>
          </table:table-cell>
          <table:table-cell office:value-type="float" office:value="171936344" calcext:value-type="float">
            <text:p>171936344</text:p>
          </table:table-cell>
          <table:table-cell table:formula="of:=AVERAGE([.P944:.R944])" office:value-type="float" office:value="171936562.666667" calcext:value-type="float">
            <text:p>171936562.666667</text:p>
          </table:table-cell>
          <table:table-cell table:formula="of:=SQRT(AVERAGE(([.P944]-[.S944])^2;([.Q944]-[.S944])^2;([.R944]-[.S944])^2))" office:value-type="float" office:value="1788.29254380323" calcext:value-type="float">
            <text:p>1788.29254380323</text:p>
          </table:table-cell>
          <table:table-cell table:formula="of:=(([.S944]-[.F944])/[.G944])*100" office:value-type="float" office:value="5.97787770788803" calcext:value-type="float">
            <text:p>5.97787770788803</text:p>
          </table:table-cell>
          <table:table-cell table:number-columns-repeated="3"/>
        </table:table-row>
        <table:table-row table:style-name="ro1">
          <table:table-cell table:style-name="ce8" office:value-type="float" office:value="944" calcext:value-type="float">
            <text:p>944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71437528" calcext:value-type="float">
            <text:p>71437528</text:p>
          </table:table-cell>
          <table:table-cell table:style-name="ce8" office:value-type="float" office:value="83237278" calcext:value-type="float">
            <text:p>83237278</text:p>
          </table:table-cell>
          <table:table-cell table:formula="of:=([.F945]/[.G945])*100" office:value-type="float" office:value="85.823959788786" calcext:value-type="float">
            <text:p>85.82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80_krill</text:p>
          </table:table-cell>
          <table:table-cell table:style-name="ce24" office:value-type="string" calcext:value-type="string">
            <text:p>p80</text:p>
          </table:table-cell>
          <table:table-cell table:formula="of:=100-[.H945]" office:value-type="float" office:value="14.176040211214" calcext:value-type="float">
            <text:p>14.18</text:p>
          </table:table-cell>
          <table:table-cell table:formula="of:=([.G945]/[.O945])*100" office:value-type="float" office:value="8.83264353072876" calcext:value-type="float">
            <text:p>9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23753017" calcext:value-type="float">
            <text:p>23753017</text:p>
          </table:table-cell>
          <table:table-cell office:value-type="float" office:value="23755872" calcext:value-type="float">
            <text:p>23755872</text:p>
          </table:table-cell>
          <table:table-cell office:value-type="float" office:value="23753346" calcext:value-type="float">
            <text:p>23753346</text:p>
          </table:table-cell>
          <table:table-cell table:formula="of:=AVERAGE([.P945:.R945])" office:value-type="float" office:value="23754078.3333333" calcext:value-type="float">
            <text:p>23754078.3333333</text:p>
          </table:table-cell>
          <table:table-cell table:formula="of:=SQRT(AVERAGE(([.P945]-[.S945])^2;([.Q945]-[.S945])^2;([.R945]-[.S945])^2))" office:value-type="float" office:value="1275.40590488763" calcext:value-type="float">
            <text:p>1275.40590488763</text:p>
          </table:table-cell>
          <table:table-cell table:formula="of:=(([.S945]-[.F945])/[.G945])*100" office:value-type="float" office:value="-57.2861713073638" calcext:value-type="float">
            <text:p>-57.2861713073638</text:p>
          </table:table-cell>
          <table:table-cell table:number-columns-repeated="3"/>
        </table:table-row>
        <table:table-row table:style-name="ro1">
          <table:table-cell table:style-name="ce8" office:value-type="float" office:value="945" calcext:value-type="float">
            <text:p>945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85629482" calcext:value-type="float">
            <text:p>85629482</text:p>
          </table:table-cell>
          <table:table-cell table:style-name="ce8" office:value-type="float" office:value="679957879" calcext:value-type="float">
            <text:p>679957879</text:p>
          </table:table-cell>
          <table:table-cell table:formula="of:=([.F946]/[.G946])*100" office:value-type="float" office:value="12.593350947846" calcext:value-type="float">
            <text:p>12.59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80_krill_rotifer</text:p>
          </table:table-cell>
          <table:table-cell table:style-name="ce24"/>
          <table:table-cell table:formula="of:=100-[.H946]" office:value-type="float" office:value="87.406649052154" calcext:value-type="float">
            <text:p>87.41</text:p>
          </table:table-cell>
          <table:table-cell table:formula="of:=([.G946]/[.O946])*100" office:value-type="float" office:value="72.1530749854338" calcext:value-type="float">
            <text:p>72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41333426" calcext:value-type="float">
            <text:p>141333426</text:p>
          </table:table-cell>
          <table:table-cell office:value-type="float" office:value="141329533" calcext:value-type="float">
            <text:p>141329533</text:p>
          </table:table-cell>
          <table:table-cell office:value-type="float" office:value="141327266" calcext:value-type="float">
            <text:p>141327266</text:p>
          </table:table-cell>
          <table:table-cell table:formula="of:=AVERAGE([.P946:.R946])" office:value-type="float" office:value="141330075" calcext:value-type="float">
            <text:p>141330075</text:p>
          </table:table-cell>
          <table:table-cell table:formula="of:=SQRT(AVERAGE(([.P946]-[.S946])^2;([.Q946]-[.S946])^2;([.R946]-[.S946])^2))" office:value-type="float" office:value="2543.84525210687" calcext:value-type="float">
            <text:p>2543.84525210687</text:p>
          </table:table-cell>
          <table:table-cell table:formula="of:=(([.S946]-[.F946])/[.G946])*100" office:value-type="float" office:value="8.1917710964564" calcext:value-type="float">
            <text:p>8.1917710964564</text:p>
          </table:table-cell>
          <table:table-cell table:number-columns-repeated="3"/>
        </table:table-row>
        <table:table-row table:style-name="ro1">
          <table:table-cell table:style-name="ce8" office:value-type="float" office:value="946" calcext:value-type="float">
            <text:p>94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34948436" calcext:value-type="float">
            <text:p>34948436</text:p>
          </table:table-cell>
          <table:table-cell table:style-name="ce8" office:value-type="float" office:value="179187242" calcext:value-type="float">
            <text:p>179187242</text:p>
          </table:table-cell>
          <table:table-cell table:formula="of:=([.F947]/[.G947])*100" office:value-type="float" office:value="19.5038640083539" calcext:value-type="float">
            <text:p>19.50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80_krill_rotifer</text:p>
          </table:table-cell>
          <table:table-cell table:style-name="ce24"/>
          <table:table-cell table:formula="of:=100-[.H947]" office:value-type="float" office:value="80.4961359916461" calcext:value-type="float">
            <text:p>80.50</text:p>
          </table:table-cell>
          <table:table-cell table:formula="of:=([.G947]/[.O947])*100" office:value-type="float" office:value="19.0142814838374" calcext:value-type="float">
            <text:p>19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5788963" calcext:value-type="float">
            <text:p>45788963</text:p>
          </table:table-cell>
          <table:table-cell office:value-type="float" office:value="45783831" calcext:value-type="float">
            <text:p>45783831</text:p>
          </table:table-cell>
          <table:table-cell office:value-type="float" office:value="45792462" calcext:value-type="float">
            <text:p>45792462</text:p>
          </table:table-cell>
          <table:table-cell table:formula="of:=AVERAGE([.P947:.R947])" office:value-type="float" office:value="45788418.6666667" calcext:value-type="float">
            <text:p>45788418.6666667</text:p>
          </table:table-cell>
          <table:table-cell table:formula="of:=SQRT(AVERAGE(([.P947]-[.S947])^2;([.Q947]-[.S947])^2;([.R947]-[.S947])^2))" office:value-type="float" office:value="3544.55115478517" calcext:value-type="float">
            <text:p>3544.55115478517</text:p>
          </table:table-cell>
          <table:table-cell table:formula="of:=(([.S947]-[.F947])/[.G947])*100" office:value-type="float" office:value="6.04952816153433" calcext:value-type="float">
            <text:p>6.04952816153433</text:p>
          </table:table-cell>
          <table:table-cell table:number-columns-repeated="3"/>
        </table:table-row>
        <table:table-row table:style-name="ro1">
          <table:table-cell table:style-name="ce8" office:value-type="float" office:value="947" calcext:value-type="float">
            <text:p>947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49961988" calcext:value-type="float">
            <text:p>49961988</text:p>
          </table:table-cell>
          <table:table-cell table:style-name="ce8" office:value-type="float" office:value="59842685" calcext:value-type="float">
            <text:p>59842685</text:p>
          </table:table-cell>
          <table:table-cell table:formula="of:=([.F948]/[.G948])*100" office:value-type="float" office:value="83.4888808882823" calcext:value-type="float">
            <text:p>83.49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80_krill_rotifer</text:p>
          </table:table-cell>
          <table:table-cell table:style-name="ce24"/>
          <table:table-cell table:formula="of:=100-[.H948]" office:value-type="float" office:value="16.5111191117177" calcext:value-type="float">
            <text:p>16.51</text:p>
          </table:table-cell>
          <table:table-cell table:formula="of:=([.G948]/[.O948])*100" office:value-type="float" office:value="6.35014884228541" calcext:value-type="float">
            <text:p>6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7909578" calcext:value-type="float">
            <text:p>17909578</text:p>
          </table:table-cell>
          <table:table-cell office:value-type="float" office:value="17911733" calcext:value-type="float">
            <text:p>17911733</text:p>
          </table:table-cell>
          <table:table-cell office:value-type="float" office:value="17912866" calcext:value-type="float">
            <text:p>17912866</text:p>
          </table:table-cell>
          <table:table-cell table:formula="of:=AVERAGE([.P948:.R948])" office:value-type="float" office:value="17911392.3333333" calcext:value-type="float">
            <text:p>17911392.3333333</text:p>
          </table:table-cell>
          <table:table-cell table:formula="of:=SQRT(AVERAGE(([.P948]-[.S948])^2;([.Q948]-[.S948])^2;([.R948]-[.S948])^2))" office:value-type="float" office:value="1363.76350181726" calcext:value-type="float">
            <text:p>1363.76350181726</text:p>
          </table:table-cell>
          <table:table-cell table:formula="of:=(([.S948]-[.F948])/[.G948])*100" office:value-type="float" office:value="-53.5580842782483" calcext:value-type="float">
            <text:p>-53.5580842782483</text:p>
          </table:table-cell>
          <table:table-cell table:number-columns-repeated="3"/>
        </table:table-row>
        <table:table-row table:style-name="ro1">
          <table:table-cell table:style-name="ce8" office:value-type="float" office:value="948" calcext:value-type="float">
            <text:p>948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21475540" calcext:value-type="float">
            <text:p>21475540</text:p>
          </table:table-cell>
          <table:table-cell table:style-name="ce8" office:value-type="float" office:value="23394593" calcext:value-type="float">
            <text:p>23394593</text:p>
          </table:table-cell>
          <table:table-cell table:formula="of:=([.F949]/[.G949])*100" office:value-type="float" office:value="91.7970233549265" calcext:value-type="float">
            <text:p>91.80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80_krill_rotifer</text:p>
          </table:table-cell>
          <table:table-cell table:style-name="ce24"/>
          <table:table-cell table:formula="of:=100-[.H949]" office:value-type="float" office:value="8.20297664507351" calcext:value-type="float">
            <text:p>8.20</text:p>
          </table:table-cell>
          <table:table-cell table:formula="of:=([.G949]/[.O949])*100" office:value-type="float" office:value="2.48249468844335" calcext:value-type="float">
            <text:p>2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8076012" calcext:value-type="float">
            <text:p>8076012</text:p>
          </table:table-cell>
          <table:table-cell office:value-type="float" office:value="8075319" calcext:value-type="float">
            <text:p>8075319</text:p>
          </table:table-cell>
          <table:table-cell office:value-type="float" office:value="8078348" calcext:value-type="float">
            <text:p>8078348</text:p>
          </table:table-cell>
          <table:table-cell table:formula="of:=AVERAGE([.P949:.R949])" office:value-type="float" office:value="8076559.66666667" calcext:value-type="float">
            <text:p>8076559.66666667</text:p>
          </table:table-cell>
          <table:table-cell table:formula="of:=SQRT(AVERAGE(([.P949]-[.S949])^2;([.Q949]-[.S949])^2;([.R949]-[.S949])^2))" office:value-type="float" office:value="1295.80459775213" calcext:value-type="float">
            <text:p>1295.80459775213</text:p>
          </table:table-cell>
          <table:table-cell table:formula="of:=(([.S949]-[.F949])/[.G949])*100" office:value-type="float" office:value="-57.2738338868872" calcext:value-type="float">
            <text:p>-57.2738338868872</text:p>
          </table:table-cell>
          <table:table-cell table:number-columns-repeated="3"/>
        </table:table-row>
        <table:table-row table:style-name="ro1">
          <table:table-cell table:style-name="ce8" office:value-type="float" office:value="949" calcext:value-type="float">
            <text:p>94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72039862" calcext:value-type="float">
            <text:p>72039862</text:p>
          </table:table-cell>
          <table:table-cell table:style-name="ce8" office:value-type="float" office:value="724528926" calcext:value-type="float">
            <text:p>724528926</text:p>
          </table:table-cell>
          <table:table-cell table:formula="of:=([.F950]/[.G950])*100" office:value-type="float" office:value="9.94299322150183" calcext:value-type="float">
            <text:p>9.94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90_krill</text:p>
          </table:table-cell>
          <table:table-cell table:style-name="ce24" office:value-type="string" calcext:value-type="string">
            <text:p>p90</text:p>
          </table:table-cell>
          <table:table-cell table:formula="of:=100-[.H950]" office:value-type="float" office:value="90.0570067784982" calcext:value-type="float">
            <text:p>90.06</text:p>
          </table:table-cell>
          <table:table-cell table:formula="of:=([.G950]/[.O950])*100" office:value-type="float" office:value="76.8826886801819" calcext:value-type="float">
            <text:p>77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49059253" calcext:value-type="float">
            <text:p>149059253</text:p>
          </table:table-cell>
          <table:table-cell office:value-type="float" office:value="149054403" calcext:value-type="float">
            <text:p>149054403</text:p>
          </table:table-cell>
          <table:table-cell office:value-type="float" office:value="149045605" calcext:value-type="float">
            <text:p>149045605</text:p>
          </table:table-cell>
          <table:table-cell table:formula="of:=AVERAGE([.P950:.R950])" office:value-type="float" office:value="149053087" calcext:value-type="float">
            <text:p>149053087</text:p>
          </table:table-cell>
          <table:table-cell table:formula="of:=SQRT(AVERAGE(([.P950]-[.S950])^2;([.Q950]-[.S950])^2;([.R950]-[.S950])^2))" office:value-type="float" office:value="5648.94491623583" calcext:value-type="float">
            <text:p>5648.94491623583</text:p>
          </table:table-cell>
          <table:table-cell table:formula="of:=(([.S950]-[.F950])/[.G950])*100" office:value-type="float" office:value="10.6294203359384" calcext:value-type="float">
            <text:p>10.6294203359384</text:p>
          </table:table-cell>
          <table:table-cell table:number-columns-repeated="3"/>
        </table:table-row>
        <table:table-row table:style-name="ro1">
          <table:table-cell table:style-name="ce8" office:value-type="float" office:value="950" calcext:value-type="float">
            <text:p>950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27721468" calcext:value-type="float">
            <text:p>127721468</text:p>
          </table:table-cell>
          <table:table-cell table:style-name="ce8" office:value-type="float" office:value="217853473" calcext:value-type="float">
            <text:p>217853473</text:p>
          </table:table-cell>
          <table:table-cell table:formula="of:=([.F951]/[.G951])*100" office:value-type="float" office:value="58.6272351967508" calcext:value-type="float">
            <text:p>58.63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90_krill</text:p>
          </table:table-cell>
          <table:table-cell table:style-name="ce24" office:value-type="string" calcext:value-type="string">
            <text:p>p90</text:p>
          </table:table-cell>
          <table:table-cell table:formula="of:=100-[.H951]" office:value-type="float" office:value="41.3727648032492" calcext:value-type="float">
            <text:p>41.37</text:p>
          </table:table-cell>
          <table:table-cell table:formula="of:=([.G951]/[.O951])*100" office:value-type="float" office:value="23.1173113198181" calcext:value-type="float">
            <text:p>23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4081590" calcext:value-type="float">
            <text:p>54081590</text:p>
          </table:table-cell>
          <table:table-cell office:value-type="float" office:value="54089842" calcext:value-type="float">
            <text:p>54089842</text:p>
          </table:table-cell>
          <table:table-cell office:value-type="float" office:value="54085884" calcext:value-type="float">
            <text:p>54085884</text:p>
          </table:table-cell>
          <table:table-cell table:formula="of:=AVERAGE([.P951:.R951])" office:value-type="float" office:value="54085772" calcext:value-type="float">
            <text:p>54085772</text:p>
          </table:table-cell>
          <table:table-cell table:formula="of:=SQRT(AVERAGE(([.P951]-[.S951])^2;([.Q951]-[.S951])^2;([.R951]-[.S951])^2))" office:value-type="float" office:value="3369.7956416772" calcext:value-type="float">
            <text:p>3369.7956416772</text:p>
          </table:table-cell>
          <table:table-cell table:formula="of:=(([.S951]-[.F951])/[.G951])*100" office:value-type="float" office:value="-33.8005609853188" calcext:value-type="float">
            <text:p>-33.8005609853188</text:p>
          </table:table-cell>
          <table:table-cell table:number-columns-repeated="3"/>
        </table:table-row>
        <table:table-row table:style-name="ro1">
          <table:table-cell table:style-name="ce8" office:value-type="float" office:value="951" calcext:value-type="float">
            <text:p>951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1541612" calcext:value-type="float">
            <text:p>51541612</text:p>
          </table:table-cell>
          <table:table-cell table:style-name="ce8" office:value-type="float" office:value="579331590" calcext:value-type="float">
            <text:p>579331590</text:p>
          </table:table-cell>
          <table:table-cell table:formula="of:=([.F952]/[.G952])*100" office:value-type="float" office:value="8.89673770422221" calcext:value-type="float">
            <text:p>8.90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90_krill_rotifer</text:p>
          </table:table-cell>
          <table:table-cell table:style-name="ce24"/>
          <table:table-cell table:formula="of:=100-[.H952]" office:value-type="float" office:value="91.1032622957778" calcext:value-type="float">
            <text:p>91.10</text:p>
          </table:table-cell>
          <table:table-cell table:formula="of:=([.G952]/[.O952])*100" office:value-type="float" office:value="61.4752133120007" calcext:value-type="float">
            <text:p>6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23562451" calcext:value-type="float">
            <text:p>123562451</text:p>
          </table:table-cell>
          <table:table-cell office:value-type="float" office:value="123560713" calcext:value-type="float">
            <text:p>123560713</text:p>
          </table:table-cell>
          <table:table-cell office:value-type="float" office:value="123563405" calcext:value-type="float">
            <text:p>123563405</text:p>
          </table:table-cell>
          <table:table-cell table:formula="of:=AVERAGE([.P952:.R952])" office:value-type="float" office:value="123562189.666667" calcext:value-type="float">
            <text:p>123562189.666667</text:p>
          </table:table-cell>
          <table:table-cell table:formula="of:=SQRT(AVERAGE(([.P952]-[.S952])^2;([.Q952]-[.S952])^2;([.R952]-[.S952])^2))" office:value-type="float" office:value="1114.43179343656" calcext:value-type="float">
            <text:p>1114.43179343656</text:p>
          </table:table-cell>
          <table:table-cell table:formula="of:=(([.S952]-[.F952])/[.G952])*100" office:value-type="float" office:value="12.4316676165832" calcext:value-type="float">
            <text:p>12.4316676165832</text:p>
          </table:table-cell>
          <table:table-cell table:number-columns-repeated="3"/>
        </table:table-row>
        <table:table-row table:style-name="ro1">
          <table:table-cell table:style-name="ce8" office:value-type="float" office:value="952" calcext:value-type="float">
            <text:p>952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20498250" calcext:value-type="float">
            <text:p>20498250</text:p>
          </table:table-cell>
          <table:table-cell table:style-name="ce8" office:value-type="float" office:value="145197336" calcext:value-type="float">
            <text:p>145197336</text:p>
          </table:table-cell>
          <table:table-cell table:formula="of:=([.F953]/[.G953])*100" office:value-type="float" office:value="14.1175110816083" calcext:value-type="float">
            <text:p>14.12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90_krill_rotifer</text:p>
          </table:table-cell>
          <table:table-cell table:style-name="ce24"/>
          <table:table-cell table:formula="of:=100-[.H953]" office:value-type="float" office:value="85.8824889183917" calcext:value-type="float">
            <text:p>85.88</text:p>
          </table:table-cell>
          <table:table-cell table:formula="of:=([.G953]/[.O953])*100" office:value-type="float" office:value="15.4074753681812" calcext:value-type="float">
            <text:p>15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38257554" calcext:value-type="float">
            <text:p>38257554</text:p>
          </table:table-cell>
          <table:table-cell office:value-type="float" office:value="38251851" calcext:value-type="float">
            <text:p>38251851</text:p>
          </table:table-cell>
          <table:table-cell office:value-type="float" office:value="38249788" calcext:value-type="float">
            <text:p>38249788</text:p>
          </table:table-cell>
          <table:table-cell table:formula="of:=AVERAGE([.P953:.R953])" office:value-type="float" office:value="38253064.3333333" calcext:value-type="float">
            <text:p>38253064.3333333</text:p>
          </table:table-cell>
          <table:table-cell table:formula="of:=SQRT(AVERAGE(([.P953]-[.S953])^2;([.Q953]-[.S953])^2;([.R953]-[.S953])^2))" office:value-type="float" office:value="3284.49106492247" calcext:value-type="float">
            <text:p>3284.49106492247</text:p>
          </table:table-cell>
          <table:table-cell table:formula="of:=(([.S953]-[.F953])/[.G953])*100" office:value-type="float" office:value="12.228057912394" calcext:value-type="float">
            <text:p>12.228057912394</text:p>
          </table:table-cell>
          <table:table-cell table:number-columns-repeated="3"/>
        </table:table-row>
        <table:table-row table:style-name="ro1">
          <table:table-cell table:style-name="ce8" office:value-type="float" office:value="953" calcext:value-type="float">
            <text:p>953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89437666" calcext:value-type="float">
            <text:p>89437666</text:p>
          </table:table-cell>
          <table:table-cell table:style-name="ce8" office:value-type="float" office:value="160468974" calcext:value-type="float">
            <text:p>160468974</text:p>
          </table:table-cell>
          <table:table-cell table:formula="of:=([.F954]/[.G954])*100" office:value-type="float" office:value="55.7351765706435" calcext:value-type="float">
            <text:p>55.74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90_krill_rotifer</text:p>
          </table:table-cell>
          <table:table-cell table:style-name="ce24"/>
          <table:table-cell table:formula="of:=100-[.H954]" office:value-type="float" office:value="44.2648234293565" calcext:value-type="float">
            <text:p>44.26</text:p>
          </table:table-cell>
          <table:table-cell table:formula="of:=([.G954]/[.O954])*100" office:value-type="float" office:value="17.0280105157185" calcext:value-type="float">
            <text:p>17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41679138" calcext:value-type="float">
            <text:p>41679138</text:p>
          </table:table-cell>
          <table:table-cell office:value-type="float" office:value="41674550" calcext:value-type="float">
            <text:p>41674550</text:p>
          </table:table-cell>
          <table:table-cell office:value-type="float" office:value="41679583" calcext:value-type="float">
            <text:p>41679583</text:p>
          </table:table-cell>
          <table:table-cell table:formula="of:=AVERAGE([.P954:.R954])" office:value-type="float" office:value="41677757" calcext:value-type="float">
            <text:p>41677757</text:p>
          </table:table-cell>
          <table:table-cell table:formula="of:=SQRT(AVERAGE(([.P954]-[.S954])^2;([.Q954]-[.S954])^2;([.R954]-[.S954])^2))" office:value-type="float" office:value="2274.95684940762" calcext:value-type="float">
            <text:p>2274.95684940762</text:p>
          </table:table-cell>
          <table:table-cell table:formula="of:=(([.S954]-[.F954])/[.G954])*100" office:value-type="float" office:value="-29.7627060293911" calcext:value-type="float">
            <text:p>-29.7627060293911</text:p>
          </table:table-cell>
          <table:table-cell table:number-columns-repeated="3"/>
        </table:table-row>
        <table:table-row table:style-name="ro1">
          <table:table-cell table:style-name="ce8" office:value-type="float" office:value="954" calcext:value-type="float">
            <text:p>954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38283802" calcext:value-type="float">
            <text:p>38283802</text:p>
          </table:table-cell>
          <table:table-cell table:style-name="ce8" office:value-type="float" office:value="57384499" calcext:value-type="float">
            <text:p>57384499</text:p>
          </table:table-cell>
          <table:table-cell table:formula="of:=([.F955]/[.G955])*100" office:value-type="float" office:value="66.7145355751908" calcext:value-type="float">
            <text:p>66.71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90_krill_rotifer</text:p>
          </table:table-cell>
          <table:table-cell table:style-name="ce24"/>
          <table:table-cell table:formula="of:=100-[.H955]" office:value-type="float" office:value="33.2854644248092" calcext:value-type="float">
            <text:p>33.29</text:p>
          </table:table-cell>
          <table:table-cell table:formula="of:=([.G955]/[.O955])*100" office:value-type="float" office:value="6.08930080409959" calcext:value-type="float">
            <text:p>6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7279337" calcext:value-type="float">
            <text:p>17279337</text:p>
          </table:table-cell>
          <table:table-cell office:value-type="float" office:value="17276693" calcext:value-type="float">
            <text:p>17276693</text:p>
          </table:table-cell>
          <table:table-cell office:value-type="float" office:value="17282009" calcext:value-type="float">
            <text:p>17282009</text:p>
          </table:table-cell>
          <table:table-cell table:formula="of:=AVERAGE([.P955:.R955])" office:value-type="float" office:value="17279346.3333333" calcext:value-type="float">
            <text:p>17279346.3333333</text:p>
          </table:table-cell>
          <table:table-cell table:formula="of:=SQRT(AVERAGE(([.P955]-[.S955])^2;([.Q955]-[.S955])^2;([.R955]-[.S955])^2))" office:value-type="float" office:value="2170.25794677857" calcext:value-type="float">
            <text:p>2170.25794677857</text:p>
          </table:table-cell>
          <table:table-cell table:formula="of:=(([.S955]-[.F955])/[.G955])*100" office:value-type="float" office:value="-36.6030130657177" calcext:value-type="float">
            <text:p>-36.6030130657177</text:p>
          </table:table-cell>
          <table:table-cell table:number-columns-repeated="3"/>
        </table:table-row>
        <table:table-row table:style-name="ro1">
          <table:table-cell table:style-name="ce8" office:value-type="float" office:value="955" calcext:value-type="float">
            <text:p>955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4649967" calcext:value-type="float">
            <text:p>4649967</text:p>
          </table:table-cell>
          <table:table-cell table:style-name="ce8" office:value-type="float" office:value="30504208" calcext:value-type="float">
            <text:p>30504208</text:p>
          </table:table-cell>
          <table:table-cell table:formula="of:=([.F956]/[.G956])*100" office:value-type="float" office:value="15.2436903131529" calcext:value-type="float">
            <text:p>15.24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pass q30</text:p>
          </table:table-cell>
          <table:table-cell table:style-name="ce8" office:value-type="string" calcext:value-type="string">
            <text:p>q30p100_krill</text:p>
          </table:table-cell>
          <table:table-cell table:style-name="ce24" office:value-type="string" calcext:value-type="string">
            <text:p>p100</text:p>
          </table:table-cell>
          <table:table-cell table:formula="of:=100-[.H956]" office:value-type="float" office:value="84.7563096868472" calcext:value-type="float">
            <text:p>84.76</text:p>
          </table:table-cell>
          <table:table-cell table:formula="of:=([.G956]/[.O956])*100" office:value-type="float" office:value="3.23692463190837" calcext:value-type="float">
            <text:p>3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0104855" calcext:value-type="float">
            <text:p>10104855</text:p>
          </table:table-cell>
          <table:table-cell office:value-type="float" office:value="10098614" calcext:value-type="float">
            <text:p>10098614</text:p>
          </table:table-cell>
          <table:table-cell office:value-type="float" office:value="10095846" calcext:value-type="float">
            <text:p>10095846</text:p>
          </table:table-cell>
          <table:table-cell table:formula="of:=AVERAGE([.P956:.R956])" office:value-type="float" office:value="10099771.6666667" calcext:value-type="float">
            <text:p>10099771.6666667</text:p>
          </table:table-cell>
          <table:table-cell table:formula="of:=SQRT(AVERAGE(([.P956]-[.S956])^2;([.Q956]-[.S956])^2;([.R956]-[.S956])^2))" office:value-type="float" office:value="3767.90519460821" calcext:value-type="float">
            <text:p>3767.90519460821</text:p>
          </table:table-cell>
          <table:table-cell table:formula="of:=(([.S956]-[.F956])/[.G956])*100" office:value-type="float" office:value="17.8657471345156" calcext:value-type="float">
            <text:p>17.8657471345156</text:p>
          </table:table-cell>
          <table:table-cell table:number-columns-repeated="3"/>
        </table:table-row>
        <table:table-row table:style-name="ro1">
          <table:table-cell table:style-name="ce8" office:value-type="float" office:value="956" calcext:value-type="float">
            <text:p>956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/>
          <table:table-cell table:style-name="ce8" office:value-type="string" calcext:value-type="string">
            <text:p>R2</text:p>
          </table:table-cell>
          <table:table-cell table:style-name="ce8" office:value-type="float" office:value="184982154" calcext:value-type="float">
            <text:p>184982154</text:p>
          </table:table-cell>
          <table:table-cell table:style-name="ce8" office:value-type="float" office:value="911878191" calcext:value-type="float">
            <text:p>911878191</text:p>
          </table:table-cell>
          <table:table-cell table:formula="of:=([.F957]/[.G957])*100" office:value-type="float" office:value="20.2858403486042" calcext:value-type="float">
            <text:p>20.29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fail q30</text:p>
          </table:table-cell>
          <table:table-cell table:style-name="ce8" office:value-type="string" calcext:value-type="string">
            <text:p>q30p100_krill</text:p>
          </table:table-cell>
          <table:table-cell table:style-name="ce24" office:value-type="string" calcext:value-type="string">
            <text:p>p100</text:p>
          </table:table-cell>
          <table:table-cell table:formula="of:=100-[.H957]" office:value-type="float" office:value="79.7141596513958" calcext:value-type="float">
            <text:p>79.71</text:p>
          </table:table-cell>
          <table:table-cell table:formula="of:=([.G957]/[.O957])*100" office:value-type="float" office:value="96.7630753680916" calcext:value-type="float">
            <text:p>97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80732942" calcext:value-type="float">
            <text:p>180732942</text:p>
          </table:table-cell>
          <table:table-cell office:value-type="float" office:value="180732152" calcext:value-type="float">
            <text:p>180732152</text:p>
          </table:table-cell>
          <table:table-cell office:value-type="float" office:value="180729947" calcext:value-type="float">
            <text:p>180729947</text:p>
          </table:table-cell>
          <table:table-cell table:formula="of:=AVERAGE([.P957:.R957])" office:value-type="float" office:value="180731680.333333" calcext:value-type="float">
            <text:p>180731680.333333</text:p>
          </table:table-cell>
          <table:table-cell table:formula="of:=SQRT(AVERAGE(([.P957]-[.S957])^2;([.Q957]-[.S957])^2;([.R957]-[.S957])^2))" office:value-type="float" office:value="1267.37480205695" calcext:value-type="float">
            <text:p>1267.37480205695</text:p>
          </table:table-cell>
          <table:table-cell table:formula="of:=(([.S957]-[.F957])/[.G957])*100" office:value-type="float" office:value="-0.466122965612921" calcext:value-type="float">
            <text:p>-0.466122965612921</text:p>
          </table:table-cell>
          <table:table-cell table:number-columns-repeated="3"/>
        </table:table-row>
        <table:table-row table:style-name="ro1">
          <table:table-cell table:style-name="ce8" office:value-type="float" office:value="957" calcext:value-type="float">
            <text:p>957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3951622" calcext:value-type="float">
            <text:p>3951622</text:p>
          </table:table-cell>
          <table:table-cell table:style-name="ce8" office:value-type="float" office:value="28880059" calcext:value-type="float">
            <text:p>28880059</text:p>
          </table:table-cell>
          <table:table-cell table:formula="of:=([.F958]/[.G958])*100" office:value-type="float" office:value="13.6828737088106" calcext:value-type="float">
            <text:p>13.68</text:p>
          </table:table-cell>
          <table:table-cell table:style-name="ce8" office:value-type="string" calcext:value-type="string">
            <text:p>pass_motif</text:p>
          </table:table-cell>
          <table:table-cell table:style-name="ce8" office:value-type="string" calcext:value-type="string">
            <text:p>pass q30 pass motif</text:p>
          </table:table-cell>
          <table:table-cell table:style-name="ce8" office:value-type="string" calcext:value-type="string">
            <text:p>q30p100_krill_rotifer</text:p>
          </table:table-cell>
          <table:table-cell table:style-name="ce24"/>
          <table:table-cell table:formula="of:=100-[.H958]" office:value-type="float" office:value="86.3171262911894" calcext:value-type="float">
            <text:p>86.32</text:p>
          </table:table-cell>
          <table:table-cell table:formula="of:=([.G958]/[.O958])*100" office:value-type="float" office:value="3.06457962613115" calcext:value-type="float">
            <text:p>3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9643882" calcext:value-type="float">
            <text:p>9643882</text:p>
          </table:table-cell>
          <table:table-cell office:value-type="float" office:value="9641524" calcext:value-type="float">
            <text:p>9641524</text:p>
          </table:table-cell>
          <table:table-cell office:value-type="float" office:value="9646540" calcext:value-type="float">
            <text:p>9646540</text:p>
          </table:table-cell>
          <table:table-cell table:formula="of:=AVERAGE([.P958:.R958])" office:value-type="float" office:value="9643982" calcext:value-type="float">
            <text:p>9643982</text:p>
          </table:table-cell>
          <table:table-cell table:formula="of:=SQRT(AVERAGE(([.P958]-[.S958])^2;([.Q958]-[.S958])^2;([.R958]-[.S958])^2))" office:value-type="float" office:value="2048.99389945407" calcext:value-type="float">
            <text:p>2048.99389945407</text:p>
          </table:table-cell>
          <table:table-cell table:formula="of:=(([.S958]-[.F958])/[.G958])*100" office:value-type="float" office:value="19.7103475446501" calcext:value-type="float">
            <text:p>19.7103475446501</text:p>
          </table:table-cell>
          <table:table-cell table:number-columns-repeated="3"/>
        </table:table-row>
        <table:table-row table:style-name="ro1">
          <table:table-cell table:style-name="ce8" office:value-type="float" office:value="958" calcext:value-type="float">
            <text:p>958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698345" calcext:value-type="float">
            <text:p>698345</text:p>
          </table:table-cell>
          <table:table-cell table:style-name="ce8" office:value-type="float" office:value="1624149" calcext:value-type="float">
            <text:p>1624149</text:p>
          </table:table-cell>
          <table:table-cell table:formula="of:=([.F959]/[.G959])*100" office:value-type="float" office:value="42.9975944325305" calcext:value-type="float">
            <text:p>43.00</text:p>
          </table:table-cell>
          <table:table-cell table:style-name="ce8" office:value-type="string" calcext:value-type="string">
            <text:p>pass_no_motif</text:p>
          </table:table-cell>
          <table:table-cell table:style-name="ce8" office:value-type="string" calcext:value-type="string">
            <text:p>pass q30 fail motif</text:p>
          </table:table-cell>
          <table:table-cell table:style-name="ce8" office:value-type="string" calcext:value-type="string">
            <text:p>q30p100_krill_rotifer</text:p>
          </table:table-cell>
          <table:table-cell table:style-name="ce24"/>
          <table:table-cell table:formula="of:=100-[.H959]" office:value-type="float" office:value="57.0024055674695" calcext:value-type="float">
            <text:p>57.00</text:p>
          </table:table-cell>
          <table:table-cell table:formula="of:=([.G959]/[.O959])*100" office:value-type="float" office:value="0.172345005777214" calcext:value-type="float">
            <text:p>0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928848" calcext:value-type="float">
            <text:p>928848</text:p>
          </table:table-cell>
          <table:table-cell office:value-type="float" office:value="929159" calcext:value-type="float">
            <text:p>929159</text:p>
          </table:table-cell>
          <table:table-cell office:value-type="float" office:value="928653" calcext:value-type="float">
            <text:p>928653</text:p>
          </table:table-cell>
          <table:table-cell table:formula="of:=AVERAGE([.P959:.R959])" office:value-type="float" office:value="928886.666666667" calcext:value-type="float">
            <text:p>928886.666666667</text:p>
          </table:table-cell>
          <table:table-cell table:formula="of:=SQRT(AVERAGE(([.P959]-[.S959])^2;([.Q959]-[.S959])^2;([.R959]-[.S959])^2))" office:value-type="float" office:value="208.375195794083" calcext:value-type="float">
            <text:p>208.375195794083</text:p>
          </table:table-cell>
          <table:table-cell table:formula="of:=(([.S959]-[.F959])/[.G959])*100" office:value-type="float" office:value="14.194613096869" calcext:value-type="float">
            <text:p>14.194613096869</text:p>
          </table:table-cell>
          <table:table-cell table:number-columns-repeated="3"/>
        </table:table-row>
        <table:table-row table:style-name="ro1">
          <table:table-cell table:style-name="ce8" office:value-type="float" office:value="959" calcext:value-type="float">
            <text:p>959</text:p>
          </table:table-cell>
          <table:table-cell table:style-name="ce8" office:value-type="string" calcext:value-type="string">
            <text:p>novaseq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pass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130123151" calcext:value-type="float">
            <text:p>130123151</text:p>
          </table:table-cell>
          <table:table-cell table:style-name="ce8" office:value-type="float" office:value="710920505" calcext:value-type="float">
            <text:p>710920505</text:p>
          </table:table-cell>
          <table:table-cell table:formula="of:=([.F960]/[.G960])*100" office:value-type="float" office:value="18.3034741697315" calcext:value-type="float">
            <text:p>18.30</text:p>
          </table:table-cell>
          <table:table-cell table:style-name="ce8" office:value-type="string" calcext:value-type="string">
            <text:p>fail_motif</text:p>
          </table:table-cell>
          <table:table-cell table:style-name="ce8" office:value-type="string" calcext:value-type="string">
            <text:p>fail q30 pass motif</text:p>
          </table:table-cell>
          <table:table-cell table:style-name="ce8" office:value-type="string" calcext:value-type="string">
            <text:p>q30p100_krill_rotifer</text:p>
          </table:table-cell>
          <table:table-cell table:style-name="ce24"/>
          <table:table-cell table:formula="of:=100-[.H960]" office:value-type="float" office:value="81.6965258302685" calcext:value-type="float">
            <text:p>81.70</text:p>
          </table:table-cell>
          <table:table-cell table:formula="of:=([.G960]/[.O960])*100" office:value-type="float" office:value="75.4386442015881" calcext:value-type="float">
            <text:p>75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146704484" calcext:value-type="float">
            <text:p>146704484</text:p>
          </table:table-cell>
          <table:table-cell office:value-type="float" office:value="146711601" calcext:value-type="float">
            <text:p>146711601</text:p>
          </table:table-cell>
          <table:table-cell office:value-type="float" office:value="146706402" calcext:value-type="float">
            <text:p>146706402</text:p>
          </table:table-cell>
          <table:table-cell table:formula="of:=AVERAGE([.P960:.R960])" office:value-type="float" office:value="146707495.666667" calcext:value-type="float">
            <text:p>146707495.666667</text:p>
          </table:table-cell>
          <table:table-cell table:formula="of:=SQRT(AVERAGE(([.P960]-[.S960])^2;([.Q960]-[.S960])^2;([.R960]-[.S960])^2))" office:value-type="float" office:value="3006.65953435961" calcext:value-type="float">
            <text:p>3006.65953435961</text:p>
          </table:table-cell>
          <table:table-cell table:formula="of:=(([.S960]-[.F960])/[.G960])*100" office:value-type="float" office:value="2.33279875176292" calcext:value-type="float">
            <text:p>2.33279875176292</text:p>
          </table:table-cell>
          <table:table-cell table:number-columns-repeated="3"/>
        </table:table-row>
        <table:table-row table:style-name="ro1">
          <table:table-cell table:style-name="ce8" office:value-type="float" office:value="960" calcext:value-type="float">
            <text:p>960</text:p>
          </table:table-cell>
          <table:table-cell table:style-name="ce8" office:value-type="string" calcext:value-type="string">
            <text:p>novaseq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R2</text:p>
          </table:table-cell>
          <table:table-cell table:style-name="ce8" office:value-type="float" office:value="54859003" calcext:value-type="float">
            <text:p>54859003</text:p>
          </table:table-cell>
          <table:table-cell table:style-name="ce8" office:value-type="float" office:value="200957686" calcext:value-type="float">
            <text:p>200957686</text:p>
          </table:table-cell>
          <table:table-cell table:formula="of:=([.F961]/[.G961])*100" office:value-type="float" office:value="27.2987831876209" calcext:value-type="float">
            <text:p>27.30</text:p>
          </table:table-cell>
          <table:table-cell table:style-name="ce8" office:value-type="string" calcext:value-type="string">
            <text:p>fail_no_motif</text:p>
          </table:table-cell>
          <table:table-cell table:style-name="ce8" office:value-type="string" calcext:value-type="string">
            <text:p>fail q30 fail motif</text:p>
          </table:table-cell>
          <table:table-cell table:style-name="ce8" office:value-type="string" calcext:value-type="string">
            <text:p>q30p100_krill_rotifer</text:p>
          </table:table-cell>
          <table:table-cell table:style-name="ce24"/>
          <table:table-cell table:formula="of:=100-[.H961]" office:value-type="float" office:value="72.7012168123791" calcext:value-type="float">
            <text:p>72.70</text:p>
          </table:table-cell>
          <table:table-cell table:formula="of:=([.G961]/[.O961])*100" office:value-type="float" office:value="21.3244311665036" calcext:value-type="float">
            <text:p>21</text:p>
          </table:table-cell>
          <table:table-cell table:style-name="ce8" office:value-type="float" office:value="942382399" calcext:value-type="float">
            <text:p>942382399</text:p>
          </table:table-cell>
          <table:table-cell office:value-type="float" office:value="50484494" calcext:value-type="float">
            <text:p>50484494</text:p>
          </table:table-cell>
          <table:table-cell office:value-type="float" office:value="50490689" calcext:value-type="float">
            <text:p>50490689</text:p>
          </table:table-cell>
          <table:table-cell office:value-type="float" office:value="50491630" calcext:value-type="float">
            <text:p>50491630</text:p>
          </table:table-cell>
          <table:table-cell table:formula="of:=AVERAGE([.P961:.R961])" office:value-type="float" office:value="50488937.6666667" calcext:value-type="float">
            <text:p>50488937.6666667</text:p>
          </table:table-cell>
          <table:table-cell table:formula="of:=SQRT(AVERAGE(([.P961]-[.S961])^2;([.Q961]-[.S961])^2;([.R961]-[.S961])^2))" office:value-type="float" office:value="3165.54369562148" calcext:value-type="float">
            <text:p>3165.54369562148</text:p>
          </table:table-cell>
          <table:table-cell table:formula="of:=(([.S961]-[.F961])/[.G961])*100" office:value-type="float" office:value="-2.17461965268317" calcext:value-type="float">
            <text:p>-2.17461965268317</text:p>
          </table:table-cell>
          <table:table-cell table:number-columns-repeated="3"/>
        </table:table-row>
        <table:table-row table:style-name="ro1" table:number-rows-repeated="104761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7:47:43.391638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5T07:51:02.335786358</dc:date>
    <meta:editing-duration>PT6H6M39S</meta:editing-duration>
    <meta:editing-cycles>45</meta:editing-cycles>
    <meta:document-statistic meta:table-count="1" meta:cell-count="15972" meta:object-count="0"/>
  </office:meta>
</office:document-meta>
</file>